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.7449in" svg:height="8.1882in" svg:x="3.7291in" svg:y="176.0386in">
            <draw:object draw:notify-on-update-of-ranges="Sheet1.B2:Sheet1.B1013 Sheet1.C2:Sheet1.C1013 Sheet1.B2:Sheet1.B1013 Sheet1.D2:Sheet1.D1013 Sheet1.B2:Sheet1.B1013 Sheet1.E2:Sheet1.E1013 Sheet1.B2:Sheet1.B1013 Sheet1.F2:Sheet1.F1013 Sheet1.B2:Sheet1.B1013 Sheet1.G2:Sheet1.G10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14.902" calcext:value-type="float">
            <text:p>14.902</text:p>
          </table:table-cell>
          <table:table-cell office:value-type="float" office:value="50" calcext:value-type="float">
            <text:p>50</text:p>
          </table:table-cell>
          <table:table-cell office:value-type="float" office:value="46.66667" calcext:value-type="float">
            <text:p>46.66667</text:p>
          </table:table-cell>
          <table:table-cell office:value-type="float" office:value="1.333333" calcext:value-type="float">
            <text:p>1.333333</text:p>
          </table:table-cell>
          <table:table-cell office:value-type="float" office:value="6.904213" calcext:value-type="float">
            <text:p>6.904213</text:p>
          </table:table-cell>
          <table:table-cell office:value-type="float" office:value="-0.02447928" calcext:value-type="float">
            <text:p>-0.02447928</text:p>
          </table:table-cell>
        </table:table-row>
        <table:table-row table:style-name="ro1">
          <table:table-cell/>
          <table:table-cell office:value-type="float" office:value="14.91" calcext:value-type="float">
            <text:p>14.91</text:p>
          </table:table-cell>
          <table:table-cell office:value-type="float" office:value="50" calcext:value-type="float">
            <text:p>50</text:p>
          </table:table-cell>
          <table:table-cell office:value-type="float" office:value="49.4" calcext:value-type="float">
            <text:p>49.4</text:p>
          </table:table-cell>
          <table:table-cell office:value-type="float" office:value="0.2399994" calcext:value-type="float">
            <text:p>0.2399994</text:p>
          </table:table-cell>
          <table:table-cell office:value-type="float" office:value="6.904796" calcext:value-type="float">
            <text:p>6.904796</text:p>
          </table:table-cell>
          <table:table-cell office:value-type="float" office:value="0.01943406" calcext:value-type="float">
            <text:p>0.01943406</text:p>
          </table:table-cell>
        </table:table-row>
        <table:table-row table:style-name="ro1">
          <table:table-cell/>
          <table:table-cell office:value-type="float" office:value="14.919" calcext:value-type="float">
            <text:p>14.919</text:p>
          </table:table-cell>
          <table:table-cell office:value-type="float" office:value="50" calcext:value-type="float">
            <text:p>50</text:p>
          </table:table-cell>
          <table:table-cell office:value-type="float" office:value="49.43334" calcext:value-type="float">
            <text:p>49.43334</text:p>
          </table:table-cell>
          <table:table-cell office:value-type="float" office:value="0.2266663" calcext:value-type="float">
            <text:p>0.2266663</text:p>
          </table:table-cell>
          <table:table-cell office:value-type="float" office:value="6.905278" calcext:value-type="float">
            <text:p>6.905278</text:p>
          </table:table-cell>
          <table:table-cell office:value-type="float" office:value="0.01365525" calcext:value-type="float">
            <text:p>0.01365525</text:p>
          </table:table-cell>
        </table:table-row>
        <table:table-row table:style-name="ro1">
          <table:table-cell/>
          <table:table-cell office:value-type="float" office:value="14.928" calcext:value-type="float">
            <text:p>14.928</text:p>
          </table:table-cell>
          <table:table-cell office:value-type="float" office:value="50" calcext:value-type="float">
            <text:p>50</text:p>
          </table:table-cell>
          <table:table-cell office:value-type="float" office:value="49.66667" calcext:value-type="float">
            <text:p>49.66667</text:p>
          </table:table-cell>
          <table:table-cell office:value-type="float" office:value="0.1333328" calcext:value-type="float">
            <text:p>0.1333328</text:p>
          </table:table-cell>
          <table:table-cell office:value-type="float" office:value="6.905641" calcext:value-type="float">
            <text:p>6.905641</text:p>
          </table:table-cell>
          <table:table-cell office:value-type="float" office:value="0.01209237" calcext:value-type="float">
            <text:p>0.01209237</text:p>
          </table:table-cell>
        </table:table-row>
        <table:table-row table:style-name="ro1">
          <table:table-cell/>
          <table:table-cell office:value-type="float" office:value="14.937" calcext:value-type="float">
            <text:p>14.937</text:p>
          </table:table-cell>
          <table:table-cell office:value-type="float" office:value="50" calcext:value-type="float">
            <text:p>50</text:p>
          </table:table-cell>
          <table:table-cell office:value-type="float" office:value="48.93333" calcext:value-type="float">
            <text:p>48.93333</text:p>
          </table:table-cell>
          <table:table-cell office:value-type="float" office:value="0.4266663" calcext:value-type="float">
            <text:p>0.4266663</text:p>
          </table:table-cell>
          <table:table-cell office:value-type="float" office:value="6.90602" calcext:value-type="float">
            <text:p>6.90602</text:p>
          </table:table-cell>
          <table:table-cell office:value-type="float" office:value="-0.001699227" calcext:value-type="float">
            <text:p>-0.001699227</text:p>
          </table:table-cell>
        </table:table-row>
        <table:table-row table:style-name="ro1">
          <table:table-cell/>
          <table:table-cell office:value-type="float" office:value="14.946" calcext:value-type="float">
            <text:p>14.946</text:p>
          </table:table-cell>
          <table:table-cell office:value-type="float" office:value="50" calcext:value-type="float">
            <text:p>50</text:p>
          </table:table-cell>
          <table:table-cell office:value-type="float" office:value="50.43334" calcext:value-type="float">
            <text:p>50.43334</text:p>
          </table:table-cell>
          <table:table-cell office:value-type="float" office:value="-0.1733337" calcext:value-type="float">
            <text:p>-0.1733337</text:p>
          </table:table-cell>
          <table:table-cell office:value-type="float" office:value="6.906211" calcext:value-type="float">
            <text:p>6.906211</text:p>
          </table:table-cell>
          <table:table-cell office:value-type="float" office:value="0.01867863" calcext:value-type="float">
            <text:p>0.01867863</text:p>
          </table:table-cell>
        </table:table-row>
        <table:table-row table:style-name="ro1">
          <table:table-cell/>
          <table:table-cell office:value-type="float" office:value="14.955" calcext:value-type="float">
            <text:p>14.955</text:p>
          </table:table-cell>
          <table:table-cell office:value-type="float" office:value="50" calcext:value-type="float">
            <text:p>50</text:p>
          </table:table-cell>
          <table:table-cell office:value-type="float" office:value="48.63334" calcext:value-type="float">
            <text:p>48.63334</text:p>
          </table:table-cell>
          <table:table-cell office:value-type="float" office:value="0.546666" calcext:value-type="float">
            <text:p>0.546666</text:p>
          </table:table-cell>
          <table:table-cell office:value-type="float" office:value="6.906555" calcext:value-type="float">
            <text:p>6.906555</text:p>
          </table:table-cell>
          <table:table-cell office:value-type="float" office:value="-0.01217927" calcext:value-type="float">
            <text:p>-0.01217927</text:p>
          </table:table-cell>
        </table:table-row>
        <table:table-row table:style-name="ro1">
          <table:table-cell/>
          <table:table-cell office:value-type="float" office:value="14.963" calcext:value-type="float">
            <text:p>14.963</text:p>
          </table:table-cell>
          <table:table-cell office:value-type="float" office:value="50" calcext:value-type="float">
            <text:p>50</text:p>
          </table:table-cell>
          <table:table-cell office:value-type="float" office:value="48.5" calcext:value-type="float">
            <text:p>48.5</text:p>
          </table:table-cell>
          <table:table-cell office:value-type="float" office:value="0.6" calcext:value-type="float">
            <text:p>0.6</text:p>
          </table:table-cell>
          <table:table-cell office:value-type="float" office:value="6.906954" calcext:value-type="float">
            <text:p>6.906954</text:p>
          </table:table-cell>
          <table:table-cell office:value-type="float" office:value="-0.009311087" calcext:value-type="float">
            <text:p>-0.009311087</text:p>
          </table:table-cell>
        </table:table-row>
        <table:table-row table:style-name="ro1">
          <table:table-cell/>
          <table:table-cell office:value-type="float" office:value="14.972" calcext:value-type="float">
            <text:p>14.972</text:p>
          </table:table-cell>
          <table:table-cell office:value-type="float" office:value="50" calcext:value-type="float">
            <text:p>50</text:p>
          </table:table-cell>
          <table:table-cell office:value-type="float" office:value="48.03333" calcext:value-type="float">
            <text:p>48.03333</text:p>
          </table:table-cell>
          <table:table-cell office:value-type="float" office:value="0.7866669" calcext:value-type="float">
            <text:p>0.7866669</text:p>
          </table:table-cell>
          <table:table-cell office:value-type="float" office:value="6.907476" calcext:value-type="float">
            <text:p>6.907476</text:p>
          </table:table-cell>
          <table:table-cell office:value-type="float" office:value="-0.01230534" calcext:value-type="float">
            <text:p>-0.01230534</text:p>
          </table:table-cell>
        </table:table-row>
        <table:table-row table:style-name="ro1">
          <table:table-cell/>
          <table:table-cell office:value-type="float" office:value="14.98" calcext:value-type="float">
            <text:p>14.98</text:p>
          </table:table-cell>
          <table:table-cell office:value-type="float" office:value="50" calcext:value-type="float">
            <text:p>50</text:p>
          </table:table-cell>
          <table:table-cell office:value-type="float" office:value="50.13334" calcext:value-type="float">
            <text:p>50.13334</text:p>
          </table:table-cell>
          <table:table-cell office:value-type="float" office:value="-0.05333405" calcext:value-type="float">
            <text:p>-0.05333405</text:p>
          </table:table-cell>
          <table:table-cell office:value-type="float" office:value="6.907804" calcext:value-type="float">
            <text:p>6.907804</text:p>
          </table:table-cell>
          <table:table-cell office:value-type="float" office:value="0.01959844" calcext:value-type="float">
            <text:p>0.01959844</text:p>
          </table:table-cell>
        </table:table-row>
        <table:table-row table:style-name="ro1">
          <table:table-cell/>
          <table:table-cell office:value-type="float" office:value="14.993" calcext:value-type="float">
            <text:p>14.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80001" calcext:value-type="float">
            <text:p>-28.8000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14.994" calcext:value-type="float">
            <text:p>14.994</text:p>
          </table:table-cell>
          <table:table-cell office:value-type="float" office:value="50" calcext:value-type="float">
            <text:p>50</text:p>
          </table:table-cell>
          <table:table-cell office:value-type="float" office:value="48.83333" calcext:value-type="float">
            <text:p>48.83333</text:p>
          </table:table-cell>
          <table:table-cell office:value-type="float" office:value="0.4666672" calcext:value-type="float">
            <text:p>0.4666672</text:p>
          </table:table-cell>
          <table:table-cell office:value-type="float" office:value="6.908149" calcext:value-type="float">
            <text:p>6.908149</text:p>
          </table:table-cell>
          <table:table-cell office:value-type="float" office:value="-0.00422507" calcext:value-type="float">
            <text:p>-0.00422507</text:p>
          </table:table-cell>
        </table:table-row>
        <table:table-row table:style-name="ro1">
          <table:table-cell/>
          <table:table-cell office:value-type="float" office:value="15.003" calcext:value-type="float">
            <text:p>15.003</text:p>
          </table:table-cell>
          <table:table-cell office:value-type="float" office:value="50" calcext:value-type="float">
            <text:p>50</text:p>
          </table:table-cell>
          <table:table-cell office:value-type="float" office:value="47.8" calcext:value-type="float">
            <text:p>47.8</text:p>
          </table:table-cell>
          <table:table-cell office:value-type="float" office:value="0.8800003" calcext:value-type="float">
            <text:p>0.8800003</text:p>
          </table:table-cell>
          <table:table-cell office:value-type="float" office:value="6.908898" calcext:value-type="float">
            <text:p>6.908898</text:p>
          </table:table-cell>
          <table:table-cell office:value-type="float" office:value="-0.01651305" calcext:value-type="float">
            <text:p>-0.01651305</text:p>
          </table:table-cell>
        </table:table-row>
        <table:table-row table:style-name="ro1">
          <table:table-cell/>
          <table:table-cell office:value-type="float" office:value="15.012" calcext:value-type="float">
            <text:p>15.012</text:p>
          </table:table-cell>
          <table:table-cell office:value-type="float" office:value="50" calcext:value-type="float">
            <text:p>50</text:p>
          </table:table-cell>
          <table:table-cell office:value-type="float" office:value="49.4" calcext:value-type="float">
            <text:p>49.4</text:p>
          </table:table-cell>
          <table:table-cell office:value-type="float" office:value="0.2399994" calcext:value-type="float">
            <text:p>0.2399994</text:p>
          </table:table-cell>
          <table:table-cell office:value-type="float" office:value="6.909481" calcext:value-type="float">
            <text:p>6.909481</text:p>
          </table:table-cell>
          <table:table-cell office:value-type="float" office:value="0.01187245" calcext:value-type="float">
            <text:p>0.01187245</text:p>
          </table:table-cell>
        </table:table-row>
        <table:table-row table:style-name="ro1">
          <table:table-cell/>
          <table:table-cell office:value-type="float" office:value="15.02" calcext:value-type="float">
            <text:p>15.02</text:p>
          </table:table-cell>
          <table:table-cell office:value-type="float" office:value="50" calcext:value-type="float">
            <text:p>50</text:p>
          </table:table-cell>
          <table:table-cell office:value-type="float" office:value="50.2" calcext:value-type="float">
            <text:p>50.2</text:p>
          </table:table-cell>
          <table:table-cell office:value-type="float" office:value="-0.08000031" calcext:value-type="float">
            <text:p>-0.08000031</text:p>
          </table:table-cell>
          <table:table-cell office:value-type="float" office:value="6.90973" calcext:value-type="float">
            <text:p>6.90973</text:p>
          </table:table-cell>
          <table:table-cell office:value-type="float" office:value="0.01673375" calcext:value-type="float">
            <text:p>0.01673375</text:p>
          </table:table-cell>
        </table:table-row>
        <table:table-row table:style-name="ro1">
          <table:table-cell/>
          <table:table-cell office:value-type="float" office:value="15.028" calcext:value-type="float">
            <text:p>15.028</text:p>
          </table:table-cell>
          <table:table-cell office:value-type="float" office:value="50" calcext:value-type="float">
            <text:p>50</text:p>
          </table:table-cell>
          <table:table-cell office:value-type="float" office:value="49.1" calcext:value-type="float">
            <text:p>49.1</text:p>
          </table:table-cell>
          <table:table-cell office:value-type="float" office:value="0.3600006" calcext:value-type="float">
            <text:p>0.3600006</text:p>
          </table:table-cell>
          <table:table-cell office:value-type="float" office:value="6.909986" calcext:value-type="float">
            <text:p>6.909986</text:p>
          </table:table-cell>
          <table:table-cell office:value-type="float" office:value="-0.003810745" calcext:value-type="float">
            <text:p>-0.003810745</text:p>
          </table:table-cell>
        </table:table-row>
        <table:table-row table:style-name="ro1">
          <table:table-cell/>
          <table:table-cell office:value-type="float" office:value="15.036" calcext:value-type="float">
            <text:p>15.036</text:p>
          </table:table-cell>
          <table:table-cell office:value-type="float" office:value="50" calcext:value-type="float">
            <text:p>50</text:p>
          </table:table-cell>
          <table:table-cell office:value-type="float" office:value="47.36667" calcext:value-type="float">
            <text:p>47.36667</text:p>
          </table:table-cell>
          <table:table-cell office:value-type="float" office:value="1.053334" calcext:value-type="float">
            <text:p>1.053334</text:p>
          </table:table-cell>
          <table:table-cell office:value-type="float" office:value="6.910467" calcext:value-type="float">
            <text:p>6.910467</text:p>
          </table:table-cell>
          <table:table-cell office:value-type="float" office:value="-0.02547127" calcext:value-type="float">
            <text:p>-0.02547127</text:p>
          </table:table-cell>
        </table:table-row>
        <table:table-row table:style-name="ro1">
          <table:table-cell/>
          <table:table-cell office:value-type="float" office:value="15.044" calcext:value-type="float">
            <text:p>15.044</text:p>
          </table:table-cell>
          <table:table-cell office:value-type="float" office:value="50" calcext:value-type="float">
            <text:p>50</text:p>
          </table:table-cell>
          <table:table-cell office:value-type="float" office:value="50.76667" calcext:value-type="float">
            <text:p>50.76667</text:p>
          </table:table-cell>
          <table:table-cell office:value-type="float" office:value="-0.3066666" calcext:value-type="float">
            <text:p>-0.3066666</text:p>
          </table:table-cell>
          <table:table-cell office:value-type="float" office:value="6.910705" calcext:value-type="float">
            <text:p>6.910705</text:p>
          </table:table-cell>
          <table:table-cell office:value-type="float" office:value="0.0275595" calcext:value-type="float">
            <text:p>0.0275595</text:p>
          </table:table-cell>
        </table:table-row>
        <table:table-row table:style-name="ro1">
          <table:table-cell/>
          <table:table-cell office:value-type="float" office:value="15.052" calcext:value-type="float">
            <text:p>15.052</text:p>
          </table:table-cell>
          <table:table-cell office:value-type="float" office:value="50" calcext:value-type="float">
            <text:p>50</text:p>
          </table:table-cell>
          <table:table-cell office:value-type="float" office:value="50.43334" calcext:value-type="float">
            <text:p>50.43334</text:p>
          </table:table-cell>
          <table:table-cell office:value-type="float" office:value="-0.1733337" calcext:value-type="float">
            <text:p>-0.1733337</text:p>
          </table:table-cell>
          <table:table-cell office:value-type="float" office:value="6.910816" calcext:value-type="float">
            <text:p>6.910816</text:p>
          </table:table-cell>
          <table:table-cell office:value-type="float" office:value="0.01434006" calcext:value-type="float">
            <text:p>0.01434006</text:p>
          </table:table-cell>
        </table:table-row>
        <table:table-row table:style-name="ro1">
          <table:table-cell/>
          <table:table-cell office:value-type="float" office:value="15.061" calcext:value-type="float">
            <text:p>15.061</text:p>
          </table:table-cell>
          <table:table-cell office:value-type="float" office:value="50" calcext:value-type="float">
            <text:p>50</text:p>
          </table:table-cell>
          <table:table-cell office:value-type="float" office:value="49.63334" calcext:value-type="float">
            <text:p>49.63334</text:p>
          </table:table-cell>
          <table:table-cell office:value-type="float" office:value="0.146666" calcext:value-type="float">
            <text:p>0.146666</text:p>
          </table:table-cell>
          <table:table-cell office:value-type="float" office:value="6.910934" calcext:value-type="float">
            <text:p>6.910934</text:p>
          </table:table-cell>
          <table:table-cell office:value-type="float" office:value="-0.0008088216" calcext:value-type="float">
            <text:p>-0.0008088216</text:p>
          </table:table-cell>
        </table:table-row>
        <table:table-row table:style-name="ro1">
          <table:table-cell/>
          <table:table-cell office:value-type="float" office:value="15.07" calcext:value-type="float">
            <text:p>15.07</text:p>
          </table:table-cell>
          <table:table-cell office:value-type="float" office:value="50" calcext:value-type="float">
            <text:p>50</text:p>
          </table:table-cell>
          <table:table-cell office:value-type="float" office:value="47.23333" calcext:value-type="float">
            <text:p>47.23333</text:p>
          </table:table-cell>
          <table:table-cell office:value-type="float" office:value="1.106667" calcext:value-type="float">
            <text:p>1.106667</text:p>
          </table:table-cell>
          <table:table-cell office:value-type="float" office:value="6.91138" calcext:value-type="float">
            <text:p>6.91138</text:p>
          </table:table-cell>
          <table:table-cell office:value-type="float" office:value="-0.03222989" calcext:value-type="float">
            <text:p>-0.03222989</text:p>
          </table:table-cell>
        </table:table-row>
        <table:table-row table:style-name="ro1">
          <table:table-cell/>
          <table:table-cell office:value-type="float" office:value="15.079" calcext:value-type="float">
            <text:p>15.079</text:p>
          </table:table-cell>
          <table:table-cell office:value-type="float" office:value="50" calcext:value-type="float">
            <text:p>50</text:p>
          </table:table-cell>
          <table:table-cell office:value-type="float" office:value="50.1" calcext:value-type="float">
            <text:p>50.1</text:p>
          </table:table-cell>
          <table:table-cell office:value-type="float" office:value="-0.03999939" calcext:value-type="float">
            <text:p>-0.03999939</text:p>
          </table:table-cell>
          <table:table-cell office:value-type="float" office:value="6.911673" calcext:value-type="float">
            <text:p>6.911673</text:p>
          </table:table-cell>
          <table:table-cell office:value-type="float" office:value="0.01656841" calcext:value-type="float">
            <text:p>0.01656841</text:p>
          </table:table-cell>
        </table:table-row>
        <table:table-row table:style-name="ro1">
          <table:table-cell/>
          <table:table-cell office:value-type="float" office:value="15.087" calcext:value-type="float">
            <text:p>15.087</text:p>
          </table:table-cell>
          <table:table-cell office:value-type="float" office:value="50" calcext:value-type="float">
            <text:p>50</text:p>
          </table:table-cell>
          <table:table-cell office:value-type="float" office:value="49.9" calcext:value-type="float">
            <text:p>49.9</text:p>
          </table:table-cell>
          <table:table-cell office:value-type="float" office:value="0.03999939" calcext:value-type="float">
            <text:p>0.03999939</text:p>
          </table:table-cell>
          <table:table-cell office:value-type="float" office:value="6.911865" calcext:value-type="float">
            <text:p>6.911865</text:p>
          </table:table-cell>
          <table:table-cell office:value-type="float" office:value="0.007632417" calcext:value-type="float">
            <text:p>0.007632417</text:p>
          </table:table-cell>
        </table:table-row>
        <table:table-row table:style-name="ro1">
          <table:table-cell/>
          <table:table-cell office:value-type="float" office:value="15.095" calcext:value-type="float">
            <text:p>15.095</text:p>
          </table:table-cell>
          <table:table-cell office:value-type="float" office:value="50" calcext:value-type="float">
            <text:p>50</text:p>
          </table:table-cell>
          <table:table-cell office:value-type="float" office:value="49.63334" calcext:value-type="float">
            <text:p>49.63334</text:p>
          </table:table-cell>
          <table:table-cell office:value-type="float" office:value="0.146666" calcext:value-type="float">
            <text:p>0.146666</text:p>
          </table:table-cell>
          <table:table-cell office:value-type="float" office:value="6.912024" calcext:value-type="float">
            <text:p>6.912024</text:p>
          </table:table-cell>
          <table:table-cell office:value-type="float" office:value="0.001364768" calcext:value-type="float">
            <text:p>0.001364768</text:p>
          </table:table-cell>
        </table:table-row>
        <table:table-row table:style-name="ro1">
          <table:table-cell/>
          <table:table-cell office:value-type="float" office:value="15.103" calcext:value-type="float">
            <text:p>15.103</text:p>
          </table:table-cell>
          <table:table-cell office:value-type="float" office:value="50" calcext:value-type="float">
            <text:p>50</text:p>
          </table:table-cell>
          <table:table-cell office:value-type="float" office:value="47.86666" calcext:value-type="float">
            <text:p>47.86666</text:p>
          </table:table-cell>
          <table:table-cell office:value-type="float" office:value="0.853334" calcext:value-type="float">
            <text:p>0.853334</text:p>
          </table:table-cell>
          <table:table-cell office:value-type="float" office:value="6.91238" calcext:value-type="float">
            <text:p>6.91238</text:p>
          </table:table-cell>
          <table:table-cell office:value-type="float" office:value="-0.02239208" calcext:value-type="float">
            <text:p>-0.02239208</text:p>
          </table:table-cell>
        </table:table-row>
        <table:table-row table:style-name="ro1">
          <table:table-cell/>
          <table:table-cell office:value-type="float" office:value="15.111" calcext:value-type="float">
            <text:p>15.111</text:p>
          </table:table-cell>
          <table:table-cell office:value-type="float" office:value="50" calcext:value-type="float">
            <text:p>50</text:p>
          </table:table-cell>
          <table:table-cell office:value-type="float" office:value="50.56667" calcext:value-type="float">
            <text:p>50.56667</text:p>
          </table:table-cell>
          <table:table-cell office:value-type="float" office:value="-0.2266663" calcext:value-type="float">
            <text:p>-0.2266663</text:p>
          </table:table-cell>
          <table:table-cell office:value-type="float" office:value="6.912557" calcext:value-type="float">
            <text:p>6.912557</text:p>
          </table:table-cell>
          <table:table-cell office:value-type="float" office:value="0.0204133" calcext:value-type="float">
            <text:p>0.0204133</text:p>
          </table:table-cell>
        </table:table-row>
        <table:table-row table:style-name="ro1">
          <table:table-cell/>
          <table:table-cell office:value-type="float" office:value="15.119" calcext:value-type="float">
            <text:p>15.119</text:p>
          </table:table-cell>
          <table:table-cell office:value-type="float" office:value="50" calcext:value-type="float">
            <text:p>50</text:p>
          </table:table-cell>
          <table:table-cell office:value-type="float" office:value="50.86667" calcext:value-type="float">
            <text:p>50.86667</text:p>
          </table:table-cell>
          <table:table-cell office:value-type="float" office:value="-0.346666" calcext:value-type="float">
            <text:p>-0.346666</text:p>
          </table:table-cell>
          <table:table-cell office:value-type="float" office:value="6.912576" calcext:value-type="float">
            <text:p>6.912576</text:p>
          </table:table-cell>
          <table:table-cell office:value-type="float" office:value="0.01784116" calcext:value-type="float">
            <text:p>0.01784116</text:p>
          </table:table-cell>
        </table:table-row>
        <table:table-row table:style-name="ro1">
          <table:table-cell/>
          <table:table-cell office:value-type="float" office:value="15.128" calcext:value-type="float">
            <text:p>15.128</text:p>
          </table:table-cell>
          <table:table-cell office:value-type="float" office:value="50" calcext:value-type="float">
            <text:p>50</text:p>
          </table:table-cell>
          <table:table-cell office:value-type="float" office:value="48.36667" calcext:value-type="float">
            <text:p>48.36667</text:p>
          </table:table-cell>
          <table:table-cell office:value-type="float" office:value="0.6533341" calcext:value-type="float">
            <text:p>0.6533341</text:p>
          </table:table-cell>
          <table:table-cell office:value-type="float" office:value="6.912779" calcext:value-type="float">
            <text:p>6.912779</text:p>
          </table:table-cell>
          <table:table-cell office:value-type="float" office:value="-0.02086823" calcext:value-type="float">
            <text:p>-0.02086823</text:p>
          </table:table-cell>
        </table:table-row>
        <table:table-row table:style-name="ro1">
          <table:table-cell/>
          <table:table-cell office:value-type="float" office:value="15.137" calcext:value-type="float">
            <text:p>15.137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1.2" calcext:value-type="float">
            <text:p>1.2</text:p>
          </table:table-cell>
          <table:table-cell office:value-type="float" office:value="6.913315" calcext:value-type="float">
            <text:p>6.913315</text:p>
          </table:table-cell>
          <table:table-cell office:value-type="float" office:value="-0.03223048" calcext:value-type="float">
            <text:p>-0.03223048</text:p>
          </table:table-cell>
        </table:table-row>
        <table:table-row table:style-name="ro1">
          <table:table-cell/>
          <table:table-cell office:value-type="float" office:value="15.152" calcext:value-type="float">
            <text:p>15.152</text:p>
          </table:table-cell>
          <table:table-cell office:value-type="float" office:value="50" calcext:value-type="float">
            <text:p>50</text:p>
          </table:table-cell>
          <table:table-cell office:value-type="float" office:value="51.36667" calcext:value-type="float">
            <text:p>51.36667</text:p>
          </table:table-cell>
          <table:table-cell office:value-type="float" office:value="-0.546666" calcext:value-type="float">
            <text:p>-0.546666</text:p>
          </table:table-cell>
          <table:table-cell office:value-type="float" office:value="6.913477" calcext:value-type="float">
            <text:p>6.913477</text:p>
          </table:table-cell>
          <table:table-cell office:value-type="float" office:value="0.03636794" calcext:value-type="float">
            <text:p>0.03636794</text:p>
          </table:table-cell>
        </table:table-row>
        <table:table-row table:style-name="ro1">
          <table:table-cell/>
          <table:table-cell office:value-type="float" office:value="15.16" calcext:value-type="float">
            <text:p>15.16</text:p>
          </table:table-cell>
          <table:table-cell office:value-type="float" office:value="50" calcext:value-type="float">
            <text:p>50</text:p>
          </table:table-cell>
          <table:table-cell office:value-type="float" office:value="47.8" calcext:value-type="float">
            <text:p>47.8</text:p>
          </table:table-cell>
          <table:table-cell office:value-type="float" office:value="0.8800003" calcext:value-type="float">
            <text:p>0.8800003</text:p>
          </table:table-cell>
          <table:table-cell office:value-type="float" office:value="6.914166" calcext:value-type="float">
            <text:p>6.914166</text:p>
          </table:table-cell>
          <table:table-cell office:value-type="float" office:value="-0.0238049" calcext:value-type="float">
            <text:p>-0.0238049</text:p>
          </table:table-cell>
        </table:table-row>
        <table:table-row table:style-name="ro1">
          <table:table-cell/>
          <table:table-cell office:value-type="float" office:value="15.168" calcext:value-type="float">
            <text:p>15.168</text:p>
          </table:table-cell>
          <table:table-cell office:value-type="float" office:value="50" calcext:value-type="float">
            <text:p>50</text:p>
          </table:table-cell>
          <table:table-cell office:value-type="float" office:value="47.56667" calcext:value-type="float">
            <text:p>47.56667</text:p>
          </table:table-cell>
          <table:table-cell office:value-type="float" office:value="0.9733337" calcext:value-type="float">
            <text:p>0.9733337</text:p>
          </table:table-cell>
          <table:table-cell office:value-type="float" office:value="6.915107" calcext:value-type="float">
            <text:p>6.915107</text:p>
          </table:table-cell>
          <table:table-cell office:value-type="float" office:value="-0.01545895" calcext:value-type="float">
            <text:p>-0.01545895</text:p>
          </table:table-cell>
        </table:table-row>
        <table:table-row table:style-name="ro1">
          <table:table-cell/>
          <table:table-cell office:value-type="float" office:value="15.176" calcext:value-type="float">
            <text:p>15.176</text:p>
          </table:table-cell>
          <table:table-cell office:value-type="float" office:value="50" calcext:value-type="float">
            <text:p>50</text:p>
          </table:table-cell>
          <table:table-cell office:value-type="float" office:value="49.36666" calcext:value-type="float">
            <text:p>49.36666</text:p>
          </table:table-cell>
          <table:table-cell office:value-type="float" office:value="0.253334" calcext:value-type="float">
            <text:p>0.253334</text:p>
          </table:table-cell>
          <table:table-cell office:value-type="float" office:value="6.915626" calcext:value-type="float">
            <text:p>6.915626</text:p>
          </table:table-cell>
          <table:table-cell office:value-type="float" office:value="0.01541201" calcext:value-type="float">
            <text:p>0.01541201</text:p>
          </table:table-cell>
        </table:table-row>
        <table:table-row table:style-name="ro1">
          <table:table-cell/>
          <table:table-cell office:value-type="float" office:value="15.184" calcext:value-type="float">
            <text:p>15.184</text:p>
          </table:table-cell>
          <table:table-cell office:value-type="float" office:value="50" calcext:value-type="float">
            <text:p>50</text:p>
          </table:table-cell>
          <table:table-cell office:value-type="float" office:value="53.1" calcext:value-type="float">
            <text:p>53.1</text:p>
          </table:table-cell>
          <table:table-cell office:value-type="float" office:value="-1.239999" calcext:value-type="float">
            <text:p>-1.239999</text:p>
          </table:table-cell>
          <table:table-cell office:value-type="float" office:value="6.915618" calcext:value-type="float">
            <text:p>6.915618</text:p>
          </table:table-cell>
          <table:table-cell office:value-type="float" office:value="0.05975995" calcext:value-type="float">
            <text:p>0.05975995</text:p>
          </table:table-cell>
        </table:table-row>
        <table:table-row table:style-name="ro1">
          <table:table-cell/>
          <table:table-cell office:value-type="float" office:value="15.194" calcext:value-type="float">
            <text:p>15.194</text:p>
          </table:table-cell>
          <table:table-cell office:value-type="float" office:value="50" calcext:value-type="float">
            <text:p>50</text:p>
          </table:table-cell>
          <table:table-cell office:value-type="float" office:value="50.3" calcext:value-type="float">
            <text:p>50.3</text:p>
          </table:table-cell>
          <table:table-cell office:value-type="float" office:value="-0.1199997" calcext:value-type="float">
            <text:p>-0.1199997</text:p>
          </table:table-cell>
          <table:table-cell office:value-type="float" office:value="6.915578" calcext:value-type="float">
            <text:p>6.915578</text:p>
          </table:table-cell>
          <table:table-cell office:value-type="float" office:value="0.003677148" calcext:value-type="float">
            <text:p>0.003677148</text:p>
          </table:table-cell>
        </table:table-row>
        <table:table-row table:style-name="ro1">
          <table:table-cell/>
          <table:table-cell office:value-type="float" office:value="15.203" calcext:value-type="float">
            <text:p>15.203</text:p>
          </table:table-cell>
          <table:table-cell office:value-type="float" office:value="50" calcext:value-type="float">
            <text:p>50</text:p>
          </table:table-cell>
          <table:table-cell office:value-type="float" office:value="48.36667" calcext:value-type="float">
            <text:p>48.36667</text:p>
          </table:table-cell>
          <table:table-cell office:value-type="float" office:value="0.6533341" calcext:value-type="float">
            <text:p>0.6533341</text:p>
          </table:table-cell>
          <table:table-cell office:value-type="float" office:value="6.91579" calcext:value-type="float">
            <text:p>6.91579</text:p>
          </table:table-cell>
          <table:table-cell office:value-type="float" office:value="-0.02301954" calcext:value-type="float">
            <text:p>-0.02301954</text:p>
          </table:table-cell>
        </table:table-row>
        <table:table-row table:style-name="ro1">
          <table:table-cell/>
          <table:table-cell office:value-type="float" office:value="15.211" calcext:value-type="float">
            <text:p>15.211</text:p>
          </table:table-cell>
          <table:table-cell office:value-type="float" office:value="50" calcext:value-type="float">
            <text:p>50</text:p>
          </table:table-cell>
          <table:table-cell office:value-type="float" office:value="48.4" calcext:value-type="float">
            <text:p>48.4</text:p>
          </table:table-cell>
          <table:table-cell office:value-type="float" office:value="0.6399994" calcext:value-type="float">
            <text:p>0.6399994</text:p>
          </table:table-cell>
          <table:table-cell office:value-type="float" office:value="6.916191" calcext:value-type="float">
            <text:p>6.916191</text:p>
          </table:table-cell>
          <table:table-cell office:value-type="float" office:value="-0.01429228" calcext:value-type="float">
            <text:p>-0.01429228</text:p>
          </table:table-cell>
        </table:table-row>
        <table:table-row table:style-name="ro1">
          <table:table-cell/>
          <table:table-cell office:value-type="float" office:value="15.219" calcext:value-type="float">
            <text:p>15.219</text:p>
          </table:table-cell>
          <table:table-cell office:value-type="float" office:value="50" calcext:value-type="float">
            <text:p>50</text:p>
          </table:table-cell>
          <table:table-cell office:value-type="float" office:value="50.36666" calcext:value-type="float">
            <text:p>50.36666</text:p>
          </table:table-cell>
          <table:table-cell office:value-type="float" office:value="-0.146666" calcext:value-type="float">
            <text:p>-0.146666</text:p>
          </table:table-cell>
          <table:table-cell office:value-type="float" office:value="6.91638" calcext:value-type="float">
            <text:p>6.91638</text:p>
          </table:table-cell>
          <table:table-cell office:value-type="float" office:value="0.01709876" calcext:value-type="float">
            <text:p>0.01709876</text:p>
          </table:table-cell>
        </table:table-row>
        <table:table-row table:style-name="ro1">
          <table:table-cell/>
          <table:table-cell office:value-type="float" office:value="15.227" calcext:value-type="float">
            <text:p>15.227</text:p>
          </table:table-cell>
          <table:table-cell office:value-type="float" office:value="50" calcext:value-type="float">
            <text:p>50</text:p>
          </table:table-cell>
          <table:table-cell office:value-type="float" office:value="48.76667" calcext:value-type="float">
            <text:p>48.76667</text:p>
          </table:table-cell>
          <table:table-cell office:value-type="float" office:value="0.4933334" calcext:value-type="float">
            <text:p>0.4933334</text:p>
          </table:table-cell>
          <table:table-cell office:value-type="float" office:value="6.916644" calcext:value-type="float">
            <text:p>6.916644</text:p>
          </table:table-cell>
          <table:table-cell office:value-type="float" office:value="-0.00983442" calcext:value-type="float">
            <text:p>-0.00983442</text:p>
          </table:table-cell>
        </table:table-row>
        <table:table-row table:style-name="ro1">
          <table:table-cell/>
          <table:table-cell office:value-type="float" office:value="15.235" calcext:value-type="float">
            <text:p>15.235</text:p>
          </table:table-cell>
          <table:table-cell office:value-type="float" office:value="50" calcext:value-type="float">
            <text:p>50</text:p>
          </table:table-cell>
          <table:table-cell office:value-type="float" office:value="48.93333" calcext:value-type="float">
            <text:p>48.93333</text:p>
          </table:table-cell>
          <table:table-cell office:value-type="float" office:value="0.4266663" calcext:value-type="float">
            <text:p>0.4266663</text:p>
          </table:table-cell>
          <table:table-cell office:value-type="float" office:value="6.916948" calcext:value-type="float">
            <text:p>6.916948</text:p>
          </table:table-cell>
          <table:table-cell office:value-type="float" office:value="-0.004487433" calcext:value-type="float">
            <text:p>-0.004487433</text:p>
          </table:table-cell>
        </table:table-row>
        <table:table-row table:style-name="ro1">
          <table:table-cell/>
          <table:table-cell office:value-type="float" office:value="15.243" calcext:value-type="float">
            <text:p>15.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80001" calcext:value-type="float">
            <text:p>-28.8000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15.243" calcext:value-type="float">
            <text:p>15.243</text:p>
          </table:table-cell>
          <table:table-cell office:value-type="float" office:value="50" calcext:value-type="float">
            <text:p>50</text:p>
          </table:table-cell>
          <table:table-cell office:value-type="float" office:value="49.63334" calcext:value-type="float">
            <text:p>49.63334</text:p>
          </table:table-cell>
          <table:table-cell office:value-type="float" office:value="0.146666" calcext:value-type="float">
            <text:p>0.146666</text:p>
          </table:table-cell>
          <table:table-cell office:value-type="float" office:value="6.917197" calcext:value-type="float">
            <text:p>6.917197</text:p>
          </table:table-cell>
          <table:table-cell office:value-type="float" office:value="0.006188429" calcext:value-type="float">
            <text:p>0.006188429</text:p>
          </table:table-cell>
        </table:table-row>
        <table:table-row table:style-name="ro1">
          <table:table-cell/>
          <table:table-cell office:value-type="float" office:value="15.253" calcext:value-type="float">
            <text:p>15.253</text:p>
          </table:table-cell>
          <table:table-cell office:value-type="float" office:value="50" calcext:value-type="float">
            <text:p>50</text:p>
          </table:table-cell>
          <table:table-cell office:value-type="float" office:value="52.9" calcext:value-type="float">
            <text:p>52.9</text:p>
          </table:table-cell>
          <table:table-cell office:value-type="float" office:value="-1.160001" calcext:value-type="float">
            <text:p>-1.160001</text:p>
          </table:table-cell>
          <table:table-cell office:value-type="float" office:value="6.91695" calcext:value-type="float">
            <text:p>6.91695</text:p>
          </table:table-cell>
          <table:table-cell office:value-type="float" office:value="0.04732823" calcext:value-type="float">
            <text:p>0.04732823</text:p>
          </table:table-cell>
        </table:table-row>
        <table:table-row table:style-name="ro1">
          <table:table-cell/>
          <table:table-cell office:value-type="float" office:value="15.262" calcext:value-type="float">
            <text:p>15.262</text:p>
          </table:table-cell>
          <table:table-cell office:value-type="float" office:value="50" calcext:value-type="float">
            <text:p>50</text:p>
          </table:table-cell>
          <table:table-cell office:value-type="float" office:value="48.8" calcext:value-type="float">
            <text:p>48.8</text:p>
          </table:table-cell>
          <table:table-cell office:value-type="float" office:value="0.4800003" calcext:value-type="float">
            <text:p>0.4800003</text:p>
          </table:table-cell>
          <table:table-cell office:value-type="float" office:value="6.916985" calcext:value-type="float">
            <text:p>6.916985</text:p>
          </table:table-cell>
          <table:table-cell office:value-type="float" office:value="-0.02382957" calcext:value-type="float">
            <text:p>-0.02382957</text:p>
          </table:table-cell>
        </table:table-row>
        <table:table-row table:style-name="ro1">
          <table:table-cell/>
          <table:table-cell office:value-type="float" office:value="15.271" calcext:value-type="float">
            <text:p>15.271</text:p>
          </table:table-cell>
          <table:table-cell office:value-type="float" office:value="50" calcext:value-type="float">
            <text:p>50</text:p>
          </table:table-cell>
          <table:table-cell office:value-type="float" office:value="47.33333" calcext:value-type="float">
            <text:p>47.33333</text:p>
          </table:table-cell>
          <table:table-cell office:value-type="float" office:value="1.066667" calcext:value-type="float">
            <text:p>1.066667</text:p>
          </table:table-cell>
          <table:table-cell office:value-type="float" office:value="6.917356" calcext:value-type="float">
            <text:p>6.917356</text:p>
          </table:table-cell>
          <table:table-cell office:value-type="float" office:value="-0.03413428" calcext:value-type="float">
            <text:p>-0.03413428</text:p>
          </table:table-cell>
        </table:table-row>
        <table:table-row table:style-name="ro1">
          <table:table-cell/>
          <table:table-cell office:value-type="float" office:value="15.279" calcext:value-type="float">
            <text:p>15.279</text:p>
          </table:table-cell>
          <table:table-cell office:value-type="float" office:value="50" calcext:value-type="float">
            <text:p>50</text:p>
          </table:table-cell>
          <table:table-cell office:value-type="float" office:value="50.56667" calcext:value-type="float">
            <text:p>50.56667</text:p>
          </table:table-cell>
          <table:table-cell office:value-type="float" office:value="-0.2266663" calcext:value-type="float">
            <text:p>-0.2266663</text:p>
          </table:table-cell>
          <table:table-cell office:value-type="float" office:value="6.917526" calcext:value-type="float">
            <text:p>6.917526</text:p>
          </table:table-cell>
          <table:table-cell office:value-type="float" office:value="0.02015144" calcext:value-type="float">
            <text:p>0.02015144</text:p>
          </table:table-cell>
        </table:table-row>
        <table:table-row table:style-name="ro1">
          <table:table-cell/>
          <table:table-cell office:value-type="float" office:value="15.287" calcext:value-type="float">
            <text:p>15.287</text:p>
          </table:table-cell>
          <table:table-cell office:value-type="float" office:value="50" calcext:value-type="float">
            <text:p>50</text:p>
          </table:table-cell>
          <table:table-cell office:value-type="float" office:value="52.1" calcext:value-type="float">
            <text:p>52.1</text:p>
          </table:table-cell>
          <table:table-cell office:value-type="float" office:value="-0.8399994" calcext:value-type="float">
            <text:p>-0.8399994</text:p>
          </table:table-cell>
          <table:table-cell office:value-type="float" office:value="6.91739" calcext:value-type="float">
            <text:p>6.91739</text:p>
          </table:table-cell>
          <table:table-cell office:value-type="float" office:value="0.03353997" calcext:value-type="float">
            <text:p>0.03353997</text:p>
          </table:table-cell>
        </table:table-row>
        <table:table-row table:style-name="ro1">
          <table:table-cell/>
          <table:table-cell office:value-type="float" office:value="15.296" calcext:value-type="float">
            <text:p>15.296</text:p>
          </table:table-cell>
          <table:table-cell office:value-type="float" office:value="50" calcext:value-type="float">
            <text:p>50</text:p>
          </table:table-cell>
          <table:table-cell office:value-type="float" office:value="48.9" calcext:value-type="float">
            <text:p>48.9</text:p>
          </table:table-cell>
          <table:table-cell office:value-type="float" office:value="0.4399994" calcext:value-type="float">
            <text:p>0.4399994</text:p>
          </table:table-cell>
          <table:table-cell office:value-type="float" office:value="6.91744" calcext:value-type="float">
            <text:p>6.91744</text:p>
          </table:table-cell>
          <table:table-cell office:value-type="float" office:value="-0.01943272" calcext:value-type="float">
            <text:p>-0.01943272</text:p>
          </table:table-cell>
        </table:table-row>
        <table:table-row table:style-name="ro1">
          <table:table-cell/>
          <table:table-cell office:value-type="float" office:value="15.304" calcext:value-type="float">
            <text:p>15.304</text:p>
          </table:table-cell>
          <table:table-cell office:value-type="float" office:value="50" calcext:value-type="float">
            <text:p>50</text:p>
          </table:table-cell>
          <table:table-cell office:value-type="float" office:value="47.33333" calcext:value-type="float">
            <text:p>47.33333</text:p>
          </table:table-cell>
          <table:table-cell office:value-type="float" office:value="1.066667" calcext:value-type="float">
            <text:p>1.066667</text:p>
          </table:table-cell>
          <table:table-cell office:value-type="float" office:value="6.917823" calcext:value-type="float">
            <text:p>6.917823</text:p>
          </table:table-cell>
          <table:table-cell office:value-type="float" office:value="-0.03350561" calcext:value-type="float">
            <text:p>-0.03350561</text:p>
          </table:table-cell>
        </table:table-row>
        <table:table-row table:style-name="ro1">
          <table:table-cell/>
          <table:table-cell office:value-type="float" office:value="15.312" calcext:value-type="float">
            <text:p>15.312</text:p>
          </table:table-cell>
          <table:table-cell office:value-type="float" office:value="50" calcext:value-type="float">
            <text:p>50</text:p>
          </table:table-cell>
          <table:table-cell office:value-type="float" office:value="48.23333" calcext:value-type="float">
            <text:p>48.23333</text:p>
          </table:table-cell>
          <table:table-cell office:value-type="float" office:value="0.7066666" calcext:value-type="float">
            <text:p>0.7066666</text:p>
          </table:table-cell>
          <table:table-cell office:value-type="float" office:value="6.918273" calcext:value-type="float">
            <text:p>6.918273</text:p>
          </table:table-cell>
          <table:table-cell office:value-type="float" office:value="-0.01023348" calcext:value-type="float">
            <text:p>-0.01023348</text:p>
          </table:table-cell>
        </table:table-row>
        <table:table-row table:style-name="ro1">
          <table:table-cell/>
          <table:table-cell office:value-type="float" office:value="15.32" calcext:value-type="float">
            <text:p>15.32</text:p>
          </table:table-cell>
          <table:table-cell office:value-type="float" office:value="50" calcext:value-type="float">
            <text:p>50</text:p>
          </table:table-cell>
          <table:table-cell office:value-type="float" office:value="53.3" calcext:value-type="float">
            <text:p>53.3</text:p>
          </table:table-cell>
          <table:table-cell office:value-type="float" office:value="-1.32" calcext:value-type="float">
            <text:p>-1.32</text:p>
          </table:table-cell>
          <table:table-cell office:value-type="float" office:value="6.918196" calcext:value-type="float">
            <text:p>6.918196</text:p>
          </table:table-cell>
          <table:table-cell office:value-type="float" office:value="0.05992125" calcext:value-type="float">
            <text:p>0.05992125</text:p>
          </table:table-cell>
        </table:table-row>
        <table:table-row table:style-name="ro1">
          <table:table-cell/>
          <table:table-cell office:value-type="float" office:value="15.328" calcext:value-type="float">
            <text:p>15.328</text:p>
          </table:table-cell>
          <table:table-cell office:value-type="float" office:value="50" calcext:value-type="float">
            <text:p>50</text:p>
          </table:table-cell>
          <table:table-cell office:value-type="float" office:value="49.53333" calcext:value-type="float">
            <text:p>49.53333</text:p>
          </table:table-cell>
          <table:table-cell office:value-type="float" office:value="0.1866669" calcext:value-type="float">
            <text:p>0.1866669</text:p>
          </table:table-cell>
          <table:table-cell office:value-type="float" office:value="6.918197" calcext:value-type="float">
            <text:p>6.918197</text:p>
          </table:table-cell>
          <table:table-cell office:value-type="float" office:value="-0.008973513" calcext:value-type="float">
            <text:p>-0.008973513</text:p>
          </table:table-cell>
        </table:table-row>
        <table:table-row table:style-name="ro1">
          <table:table-cell/>
          <table:table-cell office:value-type="float" office:value="15.338" calcext:value-type="float">
            <text:p>15.338</text:p>
          </table:table-cell>
          <table:table-cell office:value-type="float" office:value="50" calcext:value-type="float">
            <text:p>50</text:p>
          </table:table-cell>
          <table:table-cell office:value-type="float" office:value="48.96667" calcext:value-type="float">
            <text:p>48.96667</text:p>
          </table:table-cell>
          <table:table-cell office:value-type="float" office:value="0.4133331" calcext:value-type="float">
            <text:p>0.4133331</text:p>
          </table:table-cell>
          <table:table-cell office:value-type="float" office:value="6.918334" calcext:value-type="float">
            <text:p>6.918334</text:p>
          </table:table-cell>
          <table:table-cell office:value-type="float" office:value="-0.01358194" calcext:value-type="float">
            <text:p>-0.01358194</text:p>
          </table:table-cell>
        </table:table-row>
        <table:table-row table:style-name="ro1">
          <table:table-cell/>
          <table:table-cell office:value-type="float" office:value="15.346" calcext:value-type="float">
            <text:p>15.346</text:p>
          </table:table-cell>
          <table:table-cell office:value-type="float" office:value="50" calcext:value-type="float">
            <text:p>50</text:p>
          </table:table-cell>
          <table:table-cell office:value-type="float" office:value="48.7" calcext:value-type="float">
            <text:p>48.7</text:p>
          </table:table-cell>
          <table:table-cell office:value-type="float" office:value="0.5199997" calcext:value-type="float">
            <text:p>0.5199997</text:p>
          </table:table-cell>
          <table:table-cell office:value-type="float" office:value="6.918618" calcext:value-type="float">
            <text:p>6.918618</text:p>
          </table:table-cell>
          <table:table-cell office:value-type="float" office:value="-0.01248398" calcext:value-type="float">
            <text:p>-0.01248398</text:p>
          </table:table-cell>
        </table:table-row>
        <table:table-row table:style-name="ro1">
          <table:table-cell/>
          <table:table-cell office:value-type="float" office:value="15.352" calcext:value-type="float">
            <text:p>15.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80001" calcext:value-type="float">
            <text:p>-28.8000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15.354" calcext:value-type="float">
            <text:p>15.354</text:p>
          </table:table-cell>
          <table:table-cell office:value-type="float" office:value="50" calcext:value-type="float">
            <text:p>50</text:p>
          </table:table-cell>
          <table:table-cell office:value-type="float" office:value="51.86666" calcext:value-type="float">
            <text:p>51.86666</text:p>
          </table:table-cell>
          <table:table-cell office:value-type="float" office:value="-0.746666" calcext:value-type="float">
            <text:p>-0.746666</text:p>
          </table:table-cell>
          <table:table-cell office:value-type="float" office:value="6.91855" calcext:value-type="float">
            <text:p>6.91855</text:p>
          </table:table-cell>
          <table:table-cell office:value-type="float" office:value="0.0338101" calcext:value-type="float">
            <text:p>0.0338101</text:p>
          </table:table-cell>
        </table:table-row>
        <table:table-row table:style-name="ro1">
          <table:table-cell/>
          <table:table-cell office:value-type="float" office:value="15.362" calcext:value-type="float">
            <text:p>15.362</text:p>
          </table:table-cell>
          <table:table-cell office:value-type="float" office:value="50" calcext:value-type="float">
            <text:p>50</text:p>
          </table:table-cell>
          <table:table-cell office:value-type="float" office:value="49.33333" calcext:value-type="float">
            <text:p>49.33333</text:p>
          </table:table-cell>
          <table:table-cell office:value-type="float" office:value="0.2666672" calcext:value-type="float">
            <text:p>0.2666672</text:p>
          </table:table-cell>
          <table:table-cell office:value-type="float" office:value="6.918584" calcext:value-type="float">
            <text:p>6.918584</text:p>
          </table:table-cell>
          <table:table-cell office:value-type="float" office:value="-0.01112551" calcext:value-type="float">
            <text:p>-0.01112551</text:p>
          </table:table-cell>
        </table:table-row>
        <table:table-row table:style-name="ro1">
          <table:table-cell/>
          <table:table-cell office:value-type="float" office:value="15.371" calcext:value-type="float">
            <text:p>15.371</text:p>
          </table:table-cell>
          <table:table-cell office:value-type="float" office:value="50" calcext:value-type="float">
            <text:p>50</text:p>
          </table:table-cell>
          <table:table-cell office:value-type="float" office:value="47.7" calcext:value-type="float">
            <text:p>47.7</text:p>
          </table:table-cell>
          <table:table-cell office:value-type="float" office:value="0.9199997" calcext:value-type="float">
            <text:p>0.9199997</text:p>
          </table:table-cell>
          <table:table-cell office:value-type="float" office:value="6.91891" calcext:value-type="float">
            <text:p>6.91891</text:p>
          </table:table-cell>
          <table:table-cell office:value-type="float" office:value="-0.02912501" calcext:value-type="float">
            <text:p>-0.02912501</text:p>
          </table:table-cell>
        </table:table-row>
        <table:table-row table:style-name="ro1">
          <table:table-cell/>
          <table:table-cell office:value-type="float" office:value="15.379" calcext:value-type="float">
            <text:p>15.379</text:p>
          </table:table-cell>
          <table:table-cell office:value-type="float" office:value="50" calcext:value-type="float">
            <text:p>50</text:p>
          </table:table-cell>
          <table:table-cell office:value-type="float" office:value="50.43334" calcext:value-type="float">
            <text:p>50.43334</text:p>
          </table:table-cell>
          <table:table-cell office:value-type="float" office:value="-0.1733337" calcext:value-type="float">
            <text:p>-0.1733337</text:p>
          </table:table-cell>
          <table:table-cell office:value-type="float" office:value="6.919068" calcext:value-type="float">
            <text:p>6.919068</text:p>
          </table:table-cell>
          <table:table-cell office:value-type="float" office:value="0.01685764" calcext:value-type="float">
            <text:p>0.01685764</text:p>
          </table:table-cell>
        </table:table-row>
        <table:table-row table:style-name="ro1">
          <table:table-cell/>
          <table:table-cell office:value-type="float" office:value="15.39" calcext:value-type="float">
            <text:p>15.39</text:p>
          </table:table-cell>
          <table:table-cell office:value-type="float" office:value="50" calcext:value-type="float">
            <text:p>50</text:p>
          </table:table-cell>
          <table:table-cell office:value-type="float" office:value="51.9" calcext:value-type="float">
            <text:p>51.9</text:p>
          </table:table-cell>
          <table:table-cell office:value-type="float" office:value="-0.7600007" calcext:value-type="float">
            <text:p>-0.7600007</text:p>
          </table:table-cell>
          <table:table-cell office:value-type="float" office:value="6.918949" calcext:value-type="float">
            <text:p>6.918949</text:p>
          </table:table-cell>
          <table:table-cell office:value-type="float" office:value="0.03048628" calcext:value-type="float">
            <text:p>0.03048628</text:p>
          </table:table-cell>
        </table:table-row>
        <table:table-row table:style-name="ro1">
          <table:table-cell/>
          <table:table-cell office:value-type="float" office:value="15.399" calcext:value-type="float">
            <text:p>15.399</text:p>
          </table:table-cell>
          <table:table-cell office:value-type="float" office:value="50" calcext:value-type="float">
            <text:p>50</text:p>
          </table:table-cell>
          <table:table-cell office:value-type="float" office:value="48.03333" calcext:value-type="float">
            <text:p>48.03333</text:p>
          </table:table-cell>
          <table:table-cell office:value-type="float" office:value="0.7866669" calcext:value-type="float">
            <text:p>0.7866669</text:p>
          </table:table-cell>
          <table:table-cell office:value-type="float" office:value="6.919216" calcext:value-type="float">
            <text:p>6.919216</text:p>
          </table:table-cell>
          <table:table-cell office:value-type="float" office:value="-0.03030927" calcext:value-type="float">
            <text:p>-0.03030927</text:p>
          </table:table-cell>
        </table:table-row>
        <table:table-row table:style-name="ro1">
          <table:table-cell/>
          <table:table-cell office:value-type="float" office:value="15.407" calcext:value-type="float">
            <text:p>15.407</text:p>
          </table:table-cell>
          <table:table-cell office:value-type="float" office:value="50" calcext:value-type="float">
            <text:p>50</text:p>
          </table:table-cell>
          <table:table-cell office:value-type="float" office:value="47.4" calcext:value-type="float">
            <text:p>47.4</text:p>
          </table:table-cell>
          <table:table-cell office:value-type="float" office:value="1.039999" calcext:value-type="float">
            <text:p>1.039999</text:p>
          </table:table-cell>
          <table:table-cell office:value-type="float" office:value="6.919849" calcext:value-type="float">
            <text:p>6.919849</text:p>
          </table:table-cell>
          <table:table-cell office:value-type="float" office:value="-0.02654527" calcext:value-type="float">
            <text:p>-0.02654527</text:p>
          </table:table-cell>
        </table:table-row>
        <table:table-row table:style-name="ro1">
          <table:table-cell/>
          <table:table-cell office:value-type="float" office:value="15.416" calcext:value-type="float">
            <text:p>15.416</text:p>
          </table:table-cell>
          <table:table-cell office:value-type="float" office:value="50" calcext:value-type="float">
            <text:p>50</text:p>
          </table:table-cell>
          <table:table-cell office:value-type="float" office:value="49.36666" calcext:value-type="float">
            <text:p>49.36666</text:p>
          </table:table-cell>
          <table:table-cell office:value-type="float" office:value="0.253334" calcext:value-type="float">
            <text:p>0.253334</text:p>
          </table:table-cell>
          <table:table-cell office:value-type="float" office:value="6.920288" calcext:value-type="float">
            <text:p>6.920288</text:p>
          </table:table-cell>
          <table:table-cell office:value-type="float" office:value="0.01003307" calcext:value-type="float">
            <text:p>0.01003307</text:p>
          </table:table-cell>
        </table:table-row>
        <table:table-row table:style-name="ro1">
          <table:table-cell/>
          <table:table-cell office:value-type="float" office:value="15.424" calcext:value-type="float">
            <text:p>15.424</text:p>
          </table:table-cell>
          <table:table-cell office:value-type="float" office:value="50" calcext:value-type="float">
            <text:p>50</text:p>
          </table:table-cell>
          <table:table-cell office:value-type="float" office:value="48.93333" calcext:value-type="float">
            <text:p>48.93333</text:p>
          </table:table-cell>
          <table:table-cell office:value-type="float" office:value="0.4266663" calcext:value-type="float">
            <text:p>0.4266663</text:p>
          </table:table-cell>
          <table:table-cell office:value-type="float" office:value="6.920718" calcext:value-type="float">
            <text:p>6.920718</text:p>
          </table:table-cell>
          <table:table-cell office:value-type="float" office:value="0.0009018209" calcext:value-type="float">
            <text:p>0.0009018209</text:p>
          </table:table-cell>
        </table:table-row>
        <table:table-row table:style-name="ro1">
          <table:table-cell/>
          <table:table-cell office:value-type="float" office:value="15.432" calcext:value-type="float">
            <text:p>15.432</text:p>
          </table:table-cell>
          <table:table-cell office:value-type="float" office:value="50" calcext:value-type="float">
            <text:p>50</text:p>
          </table:table-cell>
          <table:table-cell office:value-type="float" office:value="49.66667" calcext:value-type="float">
            <text:p>49.66667</text:p>
          </table:table-cell>
          <table:table-cell office:value-type="float" office:value="0.1333328" calcext:value-type="float">
            <text:p>0.1333328</text:p>
          </table:table-cell>
          <table:table-cell office:value-type="float" office:value="6.921031" calcext:value-type="float">
            <text:p>6.921031</text:p>
          </table:table-cell>
          <table:table-cell office:value-type="float" office:value="0.01027518" calcext:value-type="float">
            <text:p>0.01027518</text:p>
          </table:table-cell>
        </table:table-row>
        <table:table-row table:style-name="ro1">
          <table:table-cell/>
          <table:table-cell office:value-type="float" office:value="15.44" calcext:value-type="float">
            <text:p>15.44</text:p>
          </table:table-cell>
          <table:table-cell office:value-type="float" office:value="50" calcext:value-type="float">
            <text:p>50</text:p>
          </table:table-cell>
          <table:table-cell office:value-type="float" office:value="48.83333" calcext:value-type="float">
            <text:p>48.83333</text:p>
          </table:table-cell>
          <table:table-cell office:value-type="float" office:value="0.4666672" calcext:value-type="float">
            <text:p>0.4666672</text:p>
          </table:table-cell>
          <table:table-cell office:value-type="float" office:value="6.921381" calcext:value-type="float">
            <text:p>6.921381</text:p>
          </table:table-cell>
          <table:table-cell office:value-type="float" office:value="-0.004012869" calcext:value-type="float">
            <text:p>-0.004012869</text:p>
          </table:table-cell>
        </table:table-row>
        <table:table-row table:style-name="ro1">
          <table:table-cell/>
          <table:table-cell office:value-type="float" office:value="15.449" calcext:value-type="float">
            <text:p>15.449</text:p>
          </table:table-cell>
          <table:table-cell office:value-type="float" office:value="50" calcext:value-type="float">
            <text:p>50</text:p>
          </table:table-cell>
          <table:table-cell office:value-type="float" office:value="51.3" calcext:value-type="float">
            <text:p>51.3</text:p>
          </table:table-cell>
          <table:table-cell office:value-type="float" office:value="-0.5199997" calcext:value-type="float">
            <text:p>-0.5199997</text:p>
          </table:table-cell>
          <table:table-cell office:value-type="float" office:value="6.921454" calcext:value-type="float">
            <text:p>6.921454</text:p>
          </table:table-cell>
          <table:table-cell office:value-type="float" office:value="0.02983129" calcext:value-type="float">
            <text:p>0.02983129</text:p>
          </table:table-cell>
        </table:table-row>
        <table:table-row table:style-name="ro1">
          <table:table-cell/>
          <table:table-cell office:value-type="float" office:value="15.461" calcext:value-type="float">
            <text:p>15.461</text:p>
          </table:table-cell>
          <table:table-cell office:value-type="float" office:value="50" calcext:value-type="float">
            <text:p>50</text:p>
          </table:table-cell>
          <table:table-cell office:value-type="float" office:value="51.36667" calcext:value-type="float">
            <text:p>51.36667</text:p>
          </table:table-cell>
          <table:table-cell office:value-type="float" office:value="-0.546666" calcext:value-type="float">
            <text:p>-0.546666</text:p>
          </table:table-cell>
          <table:table-cell office:value-type="float" office:value="6.921324" calcext:value-type="float">
            <text:p>6.921324</text:p>
          </table:table-cell>
          <table:table-cell office:value-type="float" office:value="0.0205686" calcext:value-type="float">
            <text:p>0.0205686</text:p>
          </table:table-cell>
        </table:table-row>
        <table:table-row table:style-name="ro1">
          <table:table-cell/>
          <table:table-cell office:value-type="float" office:value="15.47" calcext:value-type="float">
            <text:p>15.47</text:p>
          </table:table-cell>
          <table:table-cell office:value-type="float" office:value="50" calcext:value-type="float">
            <text:p>50</text:p>
          </table:table-cell>
          <table:table-cell office:value-type="float" office:value="48.9" calcext:value-type="float">
            <text:p>48.9</text:p>
          </table:table-cell>
          <table:table-cell office:value-type="float" office:value="0.4399994" calcext:value-type="float">
            <text:p>0.4399994</text:p>
          </table:table-cell>
          <table:table-cell office:value-type="float" office:value="6.921432" calcext:value-type="float">
            <text:p>6.921432</text:p>
          </table:table-cell>
          <table:table-cell office:value-type="float" office:value="-0.01898443" calcext:value-type="float">
            <text:p>-0.01898443</text:p>
          </table:table-cell>
        </table:table-row>
        <table:table-row table:style-name="ro1">
          <table:table-cell/>
          <table:table-cell office:value-type="float" office:value="15.478" calcext:value-type="float">
            <text:p>15.478</text:p>
          </table:table-cell>
          <table:table-cell office:value-type="float" office:value="50" calcext:value-type="float">
            <text:p>50</text:p>
          </table:table-cell>
          <table:table-cell office:value-type="float" office:value="46.5" calcext:value-type="float">
            <text:p>46.5</text:p>
          </table:table-cell>
          <table:table-cell office:value-type="float" office:value="1.4" calcext:value-type="float">
            <text:p>1.4</text:p>
          </table:table-cell>
          <table:table-cell office:value-type="float" office:value="6.922199" calcext:value-type="float">
            <text:p>6.922199</text:p>
          </table:table-cell>
          <table:table-cell office:value-type="float" office:value="-0.04307084" calcext:value-type="float">
            <text:p>-0.04307084</text:p>
          </table:table-cell>
        </table:table-row>
        <table:table-row table:style-name="ro1">
          <table:table-cell/>
          <table:table-cell office:value-type="float" office:value="15.486" calcext:value-type="float">
            <text:p>15.486</text:p>
          </table:table-cell>
          <table:table-cell office:value-type="float" office:value="50" calcext:value-type="float">
            <text:p>50</text:p>
          </table:table-cell>
          <table:table-cell office:value-type="float" office:value="49.9" calcext:value-type="float">
            <text:p>49.9</text:p>
          </table:table-cell>
          <table:table-cell office:value-type="float" office:value="0.03999939" calcext:value-type="float">
            <text:p>0.03999939</text:p>
          </table:table-cell>
          <table:table-cell office:value-type="float" office:value="6.922622" calcext:value-type="float">
            <text:p>6.922622</text:p>
          </table:table-cell>
          <table:table-cell office:value-type="float" office:value="0.01989893" calcext:value-type="float">
            <text:p>0.01989893</text:p>
          </table:table-cell>
        </table:table-row>
        <table:table-row table:style-name="ro1">
          <table:table-cell/>
          <table:table-cell office:value-type="float" office:value="15.494" calcext:value-type="float">
            <text:p>15.494</text:p>
          </table:table-cell>
          <table:table-cell office:value-type="float" office:value="50" calcext:value-type="float">
            <text:p>50</text:p>
          </table:table-cell>
          <table:table-cell office:value-type="float" office:value="48.46667" calcext:value-type="float">
            <text:p>48.46667</text:p>
          </table:table-cell>
          <table:table-cell office:value-type="float" office:value="0.6133332" calcext:value-type="float">
            <text:p>0.6133332</text:p>
          </table:table-cell>
          <table:table-cell office:value-type="float" office:value="6.923071" calcext:value-type="float">
            <text:p>6.923071</text:p>
          </table:table-cell>
          <table:table-cell office:value-type="float" office:value="-0.00578682" calcext:value-type="float">
            <text:p>-0.00578682</text:p>
          </table:table-cell>
        </table:table-row>
        <table:table-row table:style-name="ro1">
          <table:table-cell/>
          <table:table-cell office:value-type="float" office:value="15.502" calcext:value-type="float">
            <text:p>15.502</text:p>
          </table:table-cell>
          <table:table-cell office:value-type="float" office:value="50" calcext:value-type="float">
            <text:p>50</text:p>
          </table:table-cell>
          <table:table-cell office:value-type="float" office:value="50.33333" calcext:value-type="float">
            <text:p>50.33333</text:p>
          </table:table-cell>
          <table:table-cell office:value-type="float" office:value="-0.1333328" calcext:value-type="float">
            <text:p>-0.1333328</text:p>
          </table:table-cell>
          <table:table-cell office:value-type="float" office:value="6.923337" calcext:value-type="float">
            <text:p>6.923337</text:p>
          </table:table-cell>
          <table:table-cell office:value-type="float" office:value="0.02070504" calcext:value-type="float">
            <text:p>0.02070504</text:p>
          </table:table-cell>
        </table:table-row>
        <table:table-row table:style-name="ro1">
          <table:table-cell/>
          <table:table-cell office:value-type="float" office:value="15.51" calcext:value-type="float">
            <text:p>15.51</text:p>
          </table:table-cell>
          <table:table-cell office:value-type="float" office:value="50" calcext:value-type="float">
            <text:p>50</text:p>
          </table:table-cell>
          <table:table-cell office:value-type="float" office:value="49.66667" calcext:value-type="float">
            <text:p>49.66667</text:p>
          </table:table-cell>
          <table:table-cell office:value-type="float" office:value="0.1333328" calcext:value-type="float">
            <text:p>0.1333328</text:p>
          </table:table-cell>
          <table:table-cell office:value-type="float" office:value="6.923558" calcext:value-type="float">
            <text:p>6.923558</text:p>
          </table:table-cell>
          <table:table-cell office:value-type="float" office:value="0.00527937" calcext:value-type="float">
            <text:p>0.00527937</text:p>
          </table:table-cell>
        </table:table-row>
        <table:table-row table:style-name="ro1">
          <table:table-cell/>
          <table:table-cell office:value-type="float" office:value="15.518" calcext:value-type="float">
            <text:p>15.518</text:p>
          </table:table-cell>
          <table:table-cell office:value-type="float" office:value="50" calcext:value-type="float">
            <text:p>50</text:p>
          </table:table-cell>
          <table:table-cell office:value-type="float" office:value="52.7" calcext:value-type="float">
            <text:p>52.7</text:p>
          </table:table-cell>
          <table:table-cell office:value-type="float" office:value="-1.08" calcext:value-type="float">
            <text:p>-1.08</text:p>
          </table:table-cell>
          <table:table-cell office:value-type="float" office:value="6.923393" calcext:value-type="float">
            <text:p>6.923393</text:p>
          </table:table-cell>
          <table:table-cell office:value-type="float" office:value="0.04363002" calcext:value-type="float">
            <text:p>0.04363002</text:p>
          </table:table-cell>
        </table:table-row>
        <table:table-row table:style-name="ro1">
          <table:table-cell/>
          <table:table-cell office:value-type="float" office:value="15.528" calcext:value-type="float">
            <text:p>15.528</text:p>
          </table:table-cell>
          <table:table-cell office:value-type="float" office:value="50" calcext:value-type="float">
            <text:p>50</text:p>
          </table:table-cell>
          <table:table-cell office:value-type="float" office:value="49.16667" calcext:value-type="float">
            <text:p>49.16667</text:p>
          </table:table-cell>
          <table:table-cell office:value-type="float" office:value="0.3333328" calcext:value-type="float">
            <text:p>0.3333328</text:p>
          </table:table-cell>
          <table:table-cell office:value-type="float" office:value="6.923388" calcext:value-type="float">
            <text:p>6.923388</text:p>
          </table:table-cell>
          <table:table-cell office:value-type="float" office:value="-0.01697221" calcext:value-type="float">
            <text:p>-0.01697221</text:p>
          </table:table-cell>
        </table:table-row>
        <table:table-row table:style-name="ro1">
          <table:table-cell/>
          <table:table-cell office:value-type="float" office:value="15.537" calcext:value-type="float">
            <text:p>15.537</text:p>
          </table:table-cell>
          <table:table-cell office:value-type="float" office:value="50" calcext:value-type="float">
            <text:p>50</text:p>
          </table:table-cell>
          <table:table-cell office:value-type="float" office:value="48.16667" calcext:value-type="float">
            <text:p>48.16667</text:p>
          </table:table-cell>
          <table:table-cell office:value-type="float" office:value="0.7333328" calcext:value-type="float">
            <text:p>0.7333328</text:p>
          </table:table-cell>
          <table:table-cell office:value-type="float" office:value="6.923654" calcext:value-type="float">
            <text:p>6.923654</text:p>
          </table:table-cell>
          <table:table-cell office:value-type="float" office:value="-0.02440161" calcext:value-type="float">
            <text:p>-0.02440161</text:p>
          </table:table-cell>
        </table:table-row>
        <table:table-row table:style-name="ro1">
          <table:table-cell/>
          <table:table-cell office:value-type="float" office:value="15.545" calcext:value-type="float">
            <text:p>15.545</text:p>
          </table:table-cell>
          <table:table-cell office:value-type="float" office:value="50" calcext:value-type="float">
            <text:p>50</text:p>
          </table:table-cell>
          <table:table-cell office:value-type="float" office:value="48.53333" calcext:value-type="float">
            <text:p>48.53333</text:p>
          </table:table-cell>
          <table:table-cell office:value-type="float" office:value="0.5866669" calcext:value-type="float">
            <text:p>0.5866669</text:p>
          </table:table-cell>
          <table:table-cell office:value-type="float" office:value="6.92404" calcext:value-type="float">
            <text:p>6.92404</text:p>
          </table:table-cell>
          <table:table-cell office:value-type="float" office:value="-0.01077708" calcext:value-type="float">
            <text:p>-0.01077708</text:p>
          </table:table-cell>
        </table:table-row>
        <table:table-row table:style-name="ro1">
          <table:table-cell/>
          <table:table-cell office:value-type="float" office:value="15.553" calcext:value-type="float">
            <text:p>15.553</text:p>
          </table:table-cell>
          <table:table-cell office:value-type="float" office:value="50" calcext:value-type="float">
            <text:p>50</text:p>
          </table:table-cell>
          <table:table-cell office:value-type="float" office:value="49.96667" calcext:value-type="float">
            <text:p>49.96667</text:p>
          </table:table-cell>
          <table:table-cell office:value-type="float" office:value="0.01333313" calcext:value-type="float">
            <text:p>0.01333313</text:p>
          </table:table-cell>
          <table:table-cell office:value-type="float" office:value="6.924285" calcext:value-type="float">
            <text:p>6.924285</text:p>
          </table:table-cell>
          <table:table-cell office:value-type="float" office:value="0.01202247" calcext:value-type="float">
            <text:p>0.01202247</text:p>
          </table:table-cell>
        </table:table-row>
        <table:table-row table:style-name="ro1">
          <table:table-cell/>
          <table:table-cell office:value-type="float" office:value="15.561" calcext:value-type="float">
            <text:p>15.561</text:p>
          </table:table-cell>
          <table:table-cell office:value-type="float" office:value="50" calcext:value-type="float">
            <text:p>50</text:p>
          </table:table-cell>
          <table:table-cell office:value-type="float" office:value="48.96667" calcext:value-type="float">
            <text:p>48.96667</text:p>
          </table:table-cell>
          <table:table-cell office:value-type="float" office:value="0.4133331" calcext:value-type="float">
            <text:p>0.4133331</text:p>
          </table:table-cell>
          <table:table-cell office:value-type="float" office:value="6.924562" calcext:value-type="float">
            <text:p>6.924562</text:p>
          </table:table-cell>
          <table:table-cell office:value-type="float" office:value="-0.005265208" calcext:value-type="float">
            <text:p>-0.005265208</text:p>
          </table:table-cell>
        </table:table-row>
        <table:table-row table:style-name="ro1">
          <table:table-cell/>
          <table:table-cell office:value-type="float" office:value="15.569" calcext:value-type="float">
            <text:p>15.569</text:p>
          </table:table-cell>
          <table:table-cell office:value-type="float" office:value="50" calcext:value-type="float">
            <text:p>50</text:p>
          </table:table-cell>
          <table:table-cell office:value-type="float" office:value="49.76667" calcext:value-type="float">
            <text:p>49.76667</text:p>
          </table:table-cell>
          <table:table-cell office:value-type="float" office:value="0.09333344" calcext:value-type="float">
            <text:p>0.09333344</text:p>
          </table:table-cell>
          <table:table-cell office:value-type="float" office:value="6.924778" calcext:value-type="float">
            <text:p>6.924778</text:p>
          </table:table-cell>
          <table:table-cell office:value-type="float" office:value="0.006979728" calcext:value-type="float">
            <text:p>0.006979728</text:p>
          </table:table-cell>
        </table:table-row>
        <table:table-row table:style-name="ro1">
          <table:table-cell/>
          <table:table-cell office:value-type="float" office:value="15.577" calcext:value-type="float">
            <text:p>15.577</text:p>
          </table:table-cell>
          <table:table-cell office:value-type="float" office:value="50" calcext:value-type="float">
            <text:p>50</text:p>
          </table:table-cell>
          <table:table-cell office:value-type="float" office:value="47.5" calcext:value-type="float">
            <text:p>47.5</text:p>
          </table:table-cell>
          <table:table-cell office:value-type="float" office:value="1" calcext:value-type="float">
            <text:p>1</text:p>
          </table:table-cell>
          <table:table-cell office:value-type="float" office:value="6.925215" calcext:value-type="float">
            <text:p>6.925215</text:p>
          </table:table-cell>
          <table:table-cell office:value-type="float" office:value="-0.02517362" calcext:value-type="float">
            <text:p>-0.02517362</text:p>
          </table:table-cell>
        </table:table-row>
        <table:table-row table:style-name="ro1">
          <table:table-cell/>
          <table:table-cell office:value-type="float" office:value="15.585" calcext:value-type="float">
            <text:p>15.585</text:p>
          </table:table-cell>
          <table:table-cell office:value-type="float" office:value="50" calcext:value-type="float">
            <text:p>50</text:p>
          </table:table-cell>
          <table:table-cell office:value-type="float" office:value="49.33333" calcext:value-type="float">
            <text:p>49.33333</text:p>
          </table:table-cell>
          <table:table-cell office:value-type="float" office:value="0.2666672" calcext:value-type="float">
            <text:p>0.2666672</text:p>
          </table:table-cell>
          <table:table-cell office:value-type="float" office:value="6.925591" calcext:value-type="float">
            <text:p>6.925591</text:p>
          </table:table-cell>
          <table:table-cell office:value-type="float" office:value="0.007082274" calcext:value-type="float">
            <text:p>0.007082274</text:p>
          </table:table-cell>
        </table:table-row>
        <table:table-row table:style-name="ro1">
          <table:table-cell/>
          <table:table-cell office:value-type="float" office:value="15.594" calcext:value-type="float">
            <text:p>15.594</text:p>
          </table:table-cell>
          <table:table-cell office:value-type="float" office:value="50" calcext:value-type="float">
            <text:p>50</text:p>
          </table:table-cell>
          <table:table-cell office:value-type="float" office:value="51.76667" calcext:value-type="float">
            <text:p>51.76667</text:p>
          </table:table-cell>
          <table:table-cell office:value-type="float" office:value="-0.7066666" calcext:value-type="float">
            <text:p>-0.7066666</text:p>
          </table:table-cell>
          <table:table-cell office:value-type="float" office:value="6.92564" calcext:value-type="float">
            <text:p>6.92564</text:p>
          </table:table-cell>
          <table:table-cell office:value-type="float" office:value="0.03693576" calcext:value-type="float">
            <text:p>0.03693576</text:p>
          </table:table-cell>
        </table:table-row>
        <table:table-row table:style-name="ro1">
          <table:table-cell/>
          <table:table-cell office:value-type="float" office:value="15.601" calcext:value-type="float">
            <text:p>15.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80001" calcext:value-type="float">
            <text:p>-28.8000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15.603" calcext:value-type="float">
            <text:p>15.603</text:p>
          </table:table-cell>
          <table:table-cell office:value-type="float" office:value="50" calcext:value-type="float">
            <text:p>50</text:p>
          </table:table-cell>
          <table:table-cell office:value-type="float" office:value="48.56667" calcext:value-type="float">
            <text:p>48.56667</text:p>
          </table:table-cell>
          <table:table-cell office:value-type="float" office:value="0.5733337" calcext:value-type="float">
            <text:p>0.5733337</text:p>
          </table:table-cell>
          <table:table-cell office:value-type="float" office:value="6.925863" calcext:value-type="float">
            <text:p>6.925863</text:p>
          </table:table-cell>
          <table:table-cell office:value-type="float" office:value="-0.01712283" calcext:value-type="float">
            <text:p>-0.01712283</text:p>
          </table:table-cell>
        </table:table-row>
        <table:table-row table:style-name="ro1">
          <table:table-cell/>
          <table:table-cell office:value-type="float" office:value="15.612" calcext:value-type="float">
            <text:p>15.612</text:p>
          </table:table-cell>
          <table:table-cell office:value-type="float" office:value="50" calcext:value-type="float">
            <text:p>50</text:p>
          </table:table-cell>
          <table:table-cell office:value-type="float" office:value="48.96667" calcext:value-type="float">
            <text:p>48.96667</text:p>
          </table:table-cell>
          <table:table-cell office:value-type="float" office:value="0.4133331" calcext:value-type="float">
            <text:p>0.4133331</text:p>
          </table:table-cell>
          <table:table-cell office:value-type="float" office:value="6.926188" calcext:value-type="float">
            <text:p>6.926188</text:p>
          </table:table-cell>
          <table:table-cell office:value-type="float" office:value="-0.00602096" calcext:value-type="float">
            <text:p>-0.00602096</text:p>
          </table:table-cell>
        </table:table-row>
        <table:table-row table:style-name="ro1">
          <table:table-cell/>
          <table:table-cell office:value-type="float" office:value="15.62" calcext:value-type="float">
            <text:p>15.62</text:p>
          </table:table-cell>
          <table:table-cell office:value-type="float" office:value="50" calcext:value-type="float">
            <text:p>50</text:p>
          </table:table-cell>
          <table:table-cell office:value-type="float" office:value="52.46667" calcext:value-type="float">
            <text:p>52.46667</text:p>
          </table:table-cell>
          <table:table-cell office:value-type="float" office:value="-0.9866669" calcext:value-type="float">
            <text:p>-0.9866669</text:p>
          </table:table-cell>
          <table:table-cell office:value-type="float" office:value="6.926021" calcext:value-type="float">
            <text:p>6.926021</text:p>
          </table:table-cell>
          <table:table-cell office:value-type="float" office:value="0.04246716" calcext:value-type="float">
            <text:p>0.04246716</text:p>
          </table:table-cell>
        </table:table-row>
        <table:table-row table:style-name="ro1">
          <table:table-cell/>
          <table:table-cell office:value-type="float" office:value="15.628" calcext:value-type="float">
            <text:p>15.628</text:p>
          </table:table-cell>
          <table:table-cell office:value-type="float" office:value="50" calcext:value-type="float">
            <text:p>50</text:p>
          </table:table-cell>
          <table:table-cell office:value-type="float" office:value="49.3" calcext:value-type="float">
            <text:p>49.3</text:p>
          </table:table-cell>
          <table:table-cell office:value-type="float" office:value="0.2800003" calcext:value-type="float">
            <text:p>0.2800003</text:p>
          </table:table-cell>
          <table:table-cell office:value-type="float" office:value="6.926001" calcext:value-type="float">
            <text:p>6.926001</text:p>
          </table:table-cell>
          <table:table-cell office:value-type="float" office:value="-0.01462071" calcext:value-type="float">
            <text:p>-0.01462071</text:p>
          </table:table-cell>
        </table:table-row>
        <table:table-row table:style-name="ro1">
          <table:table-cell/>
          <table:table-cell office:value-type="float" office:value="15.636" calcext:value-type="float">
            <text:p>15.636</text:p>
          </table:table-cell>
          <table:table-cell office:value-type="float" office:value="50" calcext:value-type="float">
            <text:p>50</text:p>
          </table:table-cell>
          <table:table-cell office:value-type="float" office:value="50.03334" calcext:value-type="float">
            <text:p>50.03334</text:p>
          </table:table-cell>
          <table:table-cell office:value-type="float" office:value="-0.01333313" calcext:value-type="float">
            <text:p>-0.01333313</text:p>
          </table:table-cell>
          <table:table-cell office:value-type="float" office:value="6.925984" calcext:value-type="float">
            <text:p>6.925984</text:p>
          </table:table-cell>
          <table:table-cell office:value-type="float" office:value="-0.000262458" calcext:value-type="float">
            <text:p>-0.000262458</text:p>
          </table:table-cell>
        </table:table-row>
        <table:table-row table:style-name="ro1">
          <table:table-cell/>
          <table:table-cell office:value-type="float" office:value="15.644" calcext:value-type="float">
            <text:p>15.644</text:p>
          </table:table-cell>
          <table:table-cell office:value-type="float" office:value="50" calcext:value-type="float">
            <text:p>50</text:p>
          </table:table-cell>
          <table:table-cell office:value-type="float" office:value="48.43334" calcext:value-type="float">
            <text:p>48.43334</text:p>
          </table:table-cell>
          <table:table-cell office:value-type="float" office:value="0.6266663" calcext:value-type="float">
            <text:p>0.6266663</text:p>
          </table:table-cell>
          <table:table-cell office:value-type="float" office:value="6.926155" calcext:value-type="float">
            <text:p>6.926155</text:p>
          </table:table-cell>
          <table:table-cell office:value-type="float" office:value="-0.02129843" calcext:value-type="float">
            <text:p>-0.02129843</text:p>
          </table:table-cell>
        </table:table-row>
        <table:table-row table:style-name="ro1">
          <table:table-cell/>
          <table:table-cell office:value-type="float" office:value="15.653" calcext:value-type="float">
            <text:p>15.653</text:p>
          </table:table-cell>
          <table:table-cell office:value-type="float" office:value="50" calcext:value-type="float">
            <text:p>50</text:p>
          </table:table-cell>
          <table:table-cell office:value-type="float" office:value="50.13334" calcext:value-type="float">
            <text:p>50.13334</text:p>
          </table:table-cell>
          <table:table-cell office:value-type="float" office:value="-0.05333405" calcext:value-type="float">
            <text:p>-0.05333405</text:p>
          </table:table-cell>
          <table:table-cell office:value-type="float" office:value="6.926257" calcext:value-type="float">
            <text:p>6.926257</text:p>
          </table:table-cell>
          <table:table-cell office:value-type="float" office:value="0.007957321" calcext:value-type="float">
            <text:p>0.007957321</text:p>
          </table:table-cell>
        </table:table-row>
        <table:table-row table:style-name="ro1">
          <table:table-cell/>
          <table:table-cell office:value-type="float" office:value="15.661" calcext:value-type="float">
            <text:p>15.661</text:p>
          </table:table-cell>
          <table:table-cell office:value-type="float" office:value="50" calcext:value-type="float">
            <text:p>50</text:p>
          </table:table-cell>
          <table:table-cell office:value-type="float" office:value="48.83333" calcext:value-type="float">
            <text:p>48.83333</text:p>
          </table:table-cell>
          <table:table-cell office:value-type="float" office:value="0.4666672" calcext:value-type="float">
            <text:p>0.4666672</text:p>
          </table:table-cell>
          <table:table-cell office:value-type="float" office:value="6.926477" calcext:value-type="float">
            <text:p>6.926477</text:p>
          </table:table-cell>
          <table:table-cell office:value-type="float" office:value="-0.01190814" calcext:value-type="float">
            <text:p>-0.01190814</text:p>
          </table:table-cell>
        </table:table-row>
        <table:table-row table:style-name="ro1">
          <table:table-cell/>
          <table:table-cell office:value-type="float" office:value="15.671" calcext:value-type="float">
            <text:p>15.671</text:p>
          </table:table-cell>
          <table:table-cell office:value-type="float" office:value="50" calcext:value-type="float">
            <text:p>50</text:p>
          </table:table-cell>
          <table:table-cell office:value-type="float" office:value="48.33333" calcext:value-type="float">
            <text:p>48.33333</text:p>
          </table:table-cell>
          <table:table-cell office:value-type="float" office:value="0.6666672" calcext:value-type="float">
            <text:p>0.6666672</text:p>
          </table:table-cell>
          <table:table-cell office:value-type="float" office:value="6.926813" calcext:value-type="float">
            <text:p>6.926813</text:p>
          </table:table-cell>
          <table:table-cell office:value-type="float" office:value="-0.01445941" calcext:value-type="float">
            <text:p>-0.01445941</text:p>
          </table:table-cell>
        </table:table-row>
        <table:table-row table:style-name="ro1">
          <table:table-cell/>
          <table:table-cell office:value-type="float" office:value="15.679" calcext:value-type="float">
            <text:p>15.679</text:p>
          </table:table-cell>
          <table:table-cell office:value-type="float" office:value="50" calcext:value-type="float">
            <text:p>50</text:p>
          </table:table-cell>
          <table:table-cell office:value-type="float" office:value="48.93333" calcext:value-type="float">
            <text:p>48.93333</text:p>
          </table:table-cell>
          <table:table-cell office:value-type="float" office:value="0.4266663" calcext:value-type="float">
            <text:p>0.4266663</text:p>
          </table:table-cell>
          <table:table-cell office:value-type="float" office:value="6.927211" calcext:value-type="float">
            <text:p>6.927211</text:p>
          </table:table-cell>
          <table:table-cell office:value-type="float" office:value="-0.00191265" calcext:value-type="float">
            <text:p>-0.00191265</text:p>
          </table:table-cell>
        </table:table-row>
        <table:table-row table:style-name="ro1">
          <table:table-cell/>
          <table:table-cell office:value-type="float" office:value="15.687" calcext:value-type="float">
            <text:p>15.687</text:p>
          </table:table-cell>
          <table:table-cell office:value-type="float" office:value="50" calcext:value-type="float">
            <text:p>50</text:p>
          </table:table-cell>
          <table:table-cell office:value-type="float" office:value="50.83333" calcext:value-type="float">
            <text:p>50.83333</text:p>
          </table:table-cell>
          <table:table-cell office:value-type="float" office:value="-0.3333328" calcext:value-type="float">
            <text:p>-0.3333328</text:p>
          </table:table-cell>
          <table:table-cell office:value-type="float" office:value="6.927343" calcext:value-type="float">
            <text:p>6.927343</text:p>
          </table:table-cell>
          <table:table-cell office:value-type="float" office:value="0.02385595" calcext:value-type="float">
            <text:p>0.02385595</text:p>
          </table:table-cell>
        </table:table-row>
        <table:table-row table:style-name="ro1">
          <table:table-cell/>
          <table:table-cell office:value-type="float" office:value="15.695" calcext:value-type="float">
            <text:p>15.695</text:p>
          </table:table-cell>
          <table:table-cell office:value-type="float" office:value="50" calcext:value-type="float">
            <text:p>50</text:p>
          </table:table-cell>
          <table:table-cell office:value-type="float" office:value="49.23334" calcext:value-type="float">
            <text:p>49.23334</text:p>
          </table:table-cell>
          <table:table-cell office:value-type="float" office:value="0.3066666" calcext:value-type="float">
            <text:p>0.3066666</text:p>
          </table:table-cell>
          <table:table-cell office:value-type="float" office:value="6.927513" calcext:value-type="float">
            <text:p>6.927513</text:p>
          </table:table-cell>
          <table:table-cell office:value-type="float" office:value="-0.00585212" calcext:value-type="float">
            <text:p>-0.00585212</text:p>
          </table:table-cell>
        </table:table-row>
        <table:table-row table:style-name="ro1">
          <table:table-cell/>
          <table:table-cell office:value-type="float" office:value="15.703" calcext:value-type="float">
            <text:p>15.703</text:p>
          </table:table-cell>
          <table:table-cell office:value-type="float" office:value="50" calcext:value-type="float">
            <text:p>50</text:p>
          </table:table-cell>
          <table:table-cell office:value-type="float" office:value="48.96667" calcext:value-type="float">
            <text:p>48.96667</text:p>
          </table:table-cell>
          <table:table-cell office:value-type="float" office:value="0.4133331" calcext:value-type="float">
            <text:p>0.4133331</text:p>
          </table:table-cell>
          <table:table-cell office:value-type="float" office:value="6.927748" calcext:value-type="float">
            <text:p>6.927748</text:p>
          </table:table-cell>
          <table:table-cell office:value-type="float" office:value="-0.007499249" calcext:value-type="float">
            <text:p>-0.007499249</text:p>
          </table:table-cell>
        </table:table-row>
        <table:table-row table:style-name="ro1">
          <table:table-cell/>
          <table:table-cell office:value-type="float" office:value="15.705" calcext:value-type="float">
            <text:p>15.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80001" calcext:value-type="float">
            <text:p>-28.8000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15.711" calcext:value-type="float">
            <text:p>15.711</text:p>
          </table:table-cell>
          <table:table-cell office:value-type="float" office:value="50" calcext:value-type="float">
            <text:p>50</text:p>
          </table:table-cell>
          <table:table-cell office:value-type="float" office:value="48.06667" calcext:value-type="float">
            <text:p>48.06667</text:p>
          </table:table-cell>
          <table:table-cell office:value-type="float" office:value="0.7733337" calcext:value-type="float">
            <text:p>0.7733337</text:p>
          </table:table-cell>
          <table:table-cell office:value-type="float" office:value="6.928133" calcext:value-type="float">
            <text:p>6.928133</text:p>
          </table:table-cell>
          <table:table-cell office:value-type="float" office:value="-0.0169795" calcext:value-type="float">
            <text:p>-0.0169795</text:p>
          </table:table-cell>
        </table:table-row>
        <table:table-row table:style-name="ro1">
          <table:table-cell/>
          <table:table-cell office:value-type="float" office:value="15.719" calcext:value-type="float">
            <text:p>15.719</text:p>
          </table:table-cell>
          <table:table-cell office:value-type="float" office:value="50" calcext:value-type="float">
            <text:p>50</text:p>
          </table:table-cell>
          <table:table-cell office:value-type="float" office:value="51.8" calcext:value-type="float">
            <text:p>51.8</text:p>
          </table:table-cell>
          <table:table-cell office:value-type="float" office:value="-0.7199997" calcext:value-type="float">
            <text:p>-0.7199997</text:p>
          </table:table-cell>
          <table:table-cell office:value-type="float" office:value="6.928185" calcext:value-type="float">
            <text:p>6.928185</text:p>
          </table:table-cell>
          <table:table-cell office:value-type="float" office:value="0.03773353" calcext:value-type="float">
            <text:p>0.03773353</text:p>
          </table:table-cell>
        </table:table-row>
        <table:table-row table:style-name="ro1">
          <table:table-cell/>
          <table:table-cell office:value-type="float" office:value="15.728" calcext:value-type="float">
            <text:p>15.728</text:p>
          </table:table-cell>
          <table:table-cell office:value-type="float" office:value="50" calcext:value-type="float">
            <text:p>50</text:p>
          </table:table-cell>
          <table:table-cell office:value-type="float" office:value="51.2" calcext:value-type="float">
            <text:p>51.2</text:p>
          </table:table-cell>
          <table:table-cell office:value-type="float" office:value="-0.4800003" calcext:value-type="float">
            <text:p>-0.4800003</text:p>
          </table:table-cell>
          <table:table-cell office:value-type="float" office:value="6.928081" calcext:value-type="float">
            <text:p>6.928081</text:p>
          </table:table-cell>
          <table:table-cell office:value-type="float" office:value="0.01773826" calcext:value-type="float">
            <text:p>0.01773826</text:p>
          </table:table-cell>
        </table:table-row>
        <table:table-row table:style-name="ro1">
          <table:table-cell/>
          <table:table-cell office:value-type="float" office:value="15.738" calcext:value-type="float">
            <text:p>15.738</text:p>
          </table:table-cell>
          <table:table-cell office:value-type="float" office:value="50" calcext:value-type="float">
            <text:p>50</text:p>
          </table:table-cell>
          <table:table-cell office:value-type="float" office:value="50.4" calcext:value-type="float">
            <text:p>50.4</text:p>
          </table:table-cell>
          <table:table-cell office:value-type="float" office:value="-0.1600006" calcext:value-type="float">
            <text:p>-0.1600006</text:p>
          </table:table-cell>
          <table:table-cell office:value-type="float" office:value="6.927956" calcext:value-type="float">
            <text:p>6.927956</text:p>
          </table:table-cell>
          <table:table-cell office:value-type="float" office:value="0.001501716" calcext:value-type="float">
            <text:p>0.001501716</text:p>
          </table:table-cell>
        </table:table-row>
        <table:table-row table:style-name="ro1">
          <table:table-cell/>
          <table:table-cell office:value-type="float" office:value="15.746" calcext:value-type="float">
            <text:p>15.746</text:p>
          </table:table-cell>
          <table:table-cell office:value-type="float" office:value="50" calcext:value-type="float">
            <text:p>50</text:p>
          </table:table-cell>
          <table:table-cell office:value-type="float" office:value="49.63334" calcext:value-type="float">
            <text:p>49.63334</text:p>
          </table:table-cell>
          <table:table-cell office:value-type="float" office:value="0.146666" calcext:value-type="float">
            <text:p>0.146666</text:p>
          </table:table-cell>
          <table:table-cell office:value-type="float" office:value="6.927929" calcext:value-type="float">
            <text:p>6.927929</text:p>
          </table:table-cell>
          <table:table-cell office:value-type="float" office:value="-0.009128685" calcext:value-type="float">
            <text:p>-0.009128685</text:p>
          </table:table-cell>
        </table:table-row>
        <table:table-row table:style-name="ro1">
          <table:table-cell/>
          <table:table-cell office:value-type="float" office:value="15.754" calcext:value-type="float">
            <text:p>15.754</text:p>
          </table:table-cell>
          <table:table-cell office:value-type="float" office:value="50" calcext:value-type="float">
            <text:p>50</text:p>
          </table:table-cell>
          <table:table-cell office:value-type="float" office:value="48.73333" calcext:value-type="float">
            <text:p>48.73333</text:p>
          </table:table-cell>
          <table:table-cell office:value-type="float" office:value="0.5066666" calcext:value-type="float">
            <text:p>0.5066666</text:p>
          </table:table-cell>
          <table:table-cell office:value-type="float" office:value="6.928099" calcext:value-type="float">
            <text:p>6.928099</text:p>
          </table:table-cell>
          <table:table-cell office:value-type="float" office:value="-0.01754004" calcext:value-type="float">
            <text:p>-0.01754004</text:p>
          </table:table-cell>
        </table:table-row>
        <table:table-row table:style-name="ro1">
          <table:table-cell/>
          <table:table-cell office:value-type="float" office:value="15.762" calcext:value-type="float">
            <text:p>15.762</text:p>
          </table:table-cell>
          <table:table-cell office:value-type="float" office:value="50" calcext:value-type="float">
            <text:p>50</text:p>
          </table:table-cell>
          <table:table-cell office:value-type="float" office:value="49.1" calcext:value-type="float">
            <text:p>49.1</text:p>
          </table:table-cell>
          <table:table-cell office:value-type="float" office:value="0.3600006" calcext:value-type="float">
            <text:p>0.3600006</text:p>
          </table:table-cell>
          <table:table-cell office:value-type="float" office:value="6.928307" calcext:value-type="float">
            <text:p>6.928307</text:p>
          </table:table-cell>
          <table:table-cell office:value-type="float" office:value="-0.006385848" calcext:value-type="float">
            <text:p>-0.006385848</text:p>
          </table:table-cell>
        </table:table-row>
        <table:table-row table:style-name="ro1">
          <table:table-cell/>
          <table:table-cell office:value-type="float" office:value="15.77" calcext:value-type="float">
            <text:p>15.77</text:p>
          </table:table-cell>
          <table:table-cell office:value-type="float" office:value="50" calcext:value-type="float">
            <text:p>50</text:p>
          </table:table-cell>
          <table:table-cell office:value-type="float" office:value="47.8" calcext:value-type="float">
            <text:p>47.8</text:p>
          </table:table-cell>
          <table:table-cell office:value-type="float" office:value="0.8800003" calcext:value-type="float">
            <text:p>0.8800003</text:p>
          </table:table-cell>
          <table:table-cell office:value-type="float" office:value="6.928704" calcext:value-type="float">
            <text:p>6.928704</text:p>
          </table:table-cell>
          <table:table-cell office:value-type="float" office:value="-0.02150224" calcext:value-type="float">
            <text:p>-0.02150224</text:p>
          </table:table-cell>
        </table:table-row>
        <table:table-row table:style-name="ro1">
          <table:table-cell/>
          <table:table-cell office:value-type="float" office:value="15.779" calcext:value-type="float">
            <text:p>15.779</text:p>
          </table:table-cell>
          <table:table-cell office:value-type="float" office:value="50" calcext:value-type="float">
            <text:p>50</text:p>
          </table:table-cell>
          <table:table-cell office:value-type="float" office:value="48.46667" calcext:value-type="float">
            <text:p>48.46667</text:p>
          </table:table-cell>
          <table:table-cell office:value-type="float" office:value="0.6133332" calcext:value-type="float">
            <text:p>0.6133332</text:p>
          </table:table-cell>
          <table:table-cell office:value-type="float" office:value="6.929184" calcext:value-type="float">
            <text:p>6.929184</text:p>
          </table:table-cell>
          <table:table-cell office:value-type="float" office:value="-0.00582204" calcext:value-type="float">
            <text:p>-0.00582204</text:p>
          </table:table-cell>
        </table:table-row>
        <table:table-row table:style-name="ro1">
          <table:table-cell/>
          <table:table-cell office:value-type="float" office:value="15.79" calcext:value-type="float">
            <text:p>15.79</text:p>
          </table:table-cell>
          <table:table-cell office:value-type="float" office:value="50" calcext:value-type="float">
            <text:p>50</text:p>
          </table:table-cell>
          <table:table-cell office:value-type="float" office:value="51.56667" calcext:value-type="float">
            <text:p>51.56667</text:p>
          </table:table-cell>
          <table:table-cell office:value-type="float" office:value="-0.6266663" calcext:value-type="float">
            <text:p>-0.6266663</text:p>
          </table:table-cell>
          <table:table-cell office:value-type="float" office:value="6.929295" calcext:value-type="float">
            <text:p>6.929295</text:p>
          </table:table-cell>
          <table:table-cell office:value-type="float" office:value="0.03707759" calcext:value-type="float">
            <text:p>0.03707759</text:p>
          </table:table-cell>
        </table:table-row>
        <table:table-row table:style-name="ro1">
          <table:table-cell/>
          <table:table-cell office:value-type="float" office:value="15.8" calcext:value-type="float">
            <text:p>15.8</text:p>
          </table:table-cell>
          <table:table-cell office:value-type="float" office:value="50" calcext:value-type="float">
            <text:p>50</text:p>
          </table:table-cell>
          <table:table-cell office:value-type="float" office:value="48.73333" calcext:value-type="float">
            <text:p>48.73333</text:p>
          </table:table-cell>
          <table:table-cell office:value-type="float" office:value="0.5066666" calcext:value-type="float">
            <text:p>0.5066666</text:p>
          </table:table-cell>
          <table:table-cell office:value-type="float" office:value="6.929628" calcext:value-type="float">
            <text:p>6.929628</text:p>
          </table:table-cell>
          <table:table-cell office:value-type="float" office:value="-0.01292893" calcext:value-type="float">
            <text:p>-0.01292893</text:p>
          </table:table-cell>
        </table:table-row>
        <table:table-row table:style-name="ro1">
          <table:table-cell/>
          <table:table-cell office:value-type="float" office:value="15.808" calcext:value-type="float">
            <text:p>15.808</text:p>
          </table:table-cell>
          <table:table-cell office:value-type="float" office:value="50" calcext:value-type="float">
            <text:p>50</text:p>
          </table:table-cell>
          <table:table-cell office:value-type="float" office:value="48.73333" calcext:value-type="float">
            <text:p>48.73333</text:p>
          </table:table-cell>
          <table:table-cell office:value-type="float" office:value="0.5066666" calcext:value-type="float">
            <text:p>0.5066666</text:p>
          </table:table-cell>
          <table:table-cell office:value-type="float" office:value="6.930076" calcext:value-type="float">
            <text:p>6.930076</text:p>
          </table:table-cell>
          <table:table-cell office:value-type="float" office:value="-0.007498942" calcext:value-type="float">
            <text:p>-0.007498942</text:p>
          </table:table-cell>
        </table:table-row>
        <table:table-row table:style-name="ro1">
          <table:table-cell/>
          <table:table-cell office:value-type="float" office:value="15.816" calcext:value-type="float">
            <text:p>15.816</text:p>
          </table:table-cell>
          <table:table-cell office:value-type="float" office:value="50" calcext:value-type="float">
            <text:p>50</text:p>
          </table:table-cell>
          <table:table-cell office:value-type="float" office:value="50.26667" calcext:value-type="float">
            <text:p>50.26667</text:p>
          </table:table-cell>
          <table:table-cell office:value-type="float" office:value="-0.1066666" calcext:value-type="float">
            <text:p>-0.1066666</text:p>
          </table:table-cell>
          <table:table-cell office:value-type="float" office:value="6.930276" calcext:value-type="float">
            <text:p>6.930276</text:p>
          </table:table-cell>
          <table:table-cell office:value-type="float" office:value="0.01589067" calcext:value-type="float">
            <text:p>0.01589067</text:p>
          </table:table-cell>
        </table:table-row>
        <table:table-row table:style-name="ro1">
          <table:table-cell/>
          <table:table-cell office:value-type="float" office:value="15.824" calcext:value-type="float">
            <text:p>15.824</text:p>
          </table:table-cell>
          <table:table-cell office:value-type="float" office:value="50" calcext:value-type="float">
            <text:p>50</text:p>
          </table:table-cell>
          <table:table-cell office:value-type="float" office:value="51.26667" calcext:value-type="float">
            <text:p>51.26667</text:p>
          </table:table-cell>
          <table:table-cell office:value-type="float" office:value="-0.5066666" calcext:value-type="float">
            <text:p>-0.5066666</text:p>
          </table:table-cell>
          <table:table-cell office:value-type="float" office:value="6.930265" calcext:value-type="float">
            <text:p>6.930265</text:p>
          </table:table-cell>
          <table:table-cell office:value-type="float" office:value="0.02400546" calcext:value-type="float">
            <text:p>0.02400546</text:p>
          </table:table-cell>
        </table:table-row>
        <table:table-row table:style-name="ro1">
          <table:table-cell/>
          <table:table-cell office:value-type="float" office:value="15.832" calcext:value-type="float">
            <text:p>15.832</text:p>
          </table:table-cell>
          <table:table-cell office:value-type="float" office:value="50" calcext:value-type="float">
            <text:p>50</text:p>
          </table:table-cell>
          <table:table-cell office:value-type="float" office:value="48.6" calcext:value-type="float">
            <text:p>48.6</text:p>
          </table:table-cell>
          <table:table-cell office:value-type="float" office:value="0.5600006" calcext:value-type="float">
            <text:p>0.5600006</text:p>
          </table:table-cell>
          <table:table-cell office:value-type="float" office:value="6.930421" calcext:value-type="float">
            <text:p>6.930421</text:p>
          </table:table-cell>
          <table:table-cell office:value-type="float" office:value="-0.01887672" calcext:value-type="float">
            <text:p>-0.01887672</text:p>
          </table:table-cell>
        </table:table-row>
        <table:table-row table:style-name="ro1">
          <table:table-cell/>
          <table:table-cell office:value-type="float" office:value="15.84" calcext:value-type="float">
            <text:p>15.84</text:p>
          </table:table-cell>
          <table:table-cell office:value-type="float" office:value="50" calcext:value-type="float">
            <text:p>50</text:p>
          </table:table-cell>
          <table:table-cell office:value-type="float" office:value="46.66667" calcext:value-type="float">
            <text:p>46.66667</text:p>
          </table:table-cell>
          <table:table-cell office:value-type="float" office:value="1.333333" calcext:value-type="float">
            <text:p>1.333333</text:p>
          </table:table-cell>
          <table:table-cell office:value-type="float" office:value="6.930914" calcext:value-type="float">
            <text:p>6.930914</text:p>
          </table:table-cell>
          <table:table-cell office:value-type="float" office:value="-0.03835647" calcext:value-type="float">
            <text:p>-0.03835647</text:p>
          </table:table-cell>
        </table:table-row>
        <table:table-row table:style-name="ro1">
          <table:table-cell/>
          <table:table-cell office:value-type="float" office:value="15.848" calcext:value-type="float">
            <text:p>15.848</text:p>
          </table:table-cell>
          <table:table-cell office:value-type="float" office:value="50" calcext:value-type="float">
            <text:p>50</text:p>
          </table:table-cell>
          <table:table-cell office:value-type="float" office:value="49.8" calcext:value-type="float">
            <text:p>49.8</text:p>
          </table:table-cell>
          <table:table-cell office:value-type="float" office:value="0.08000031" calcext:value-type="float">
            <text:p>0.08000031</text:p>
          </table:table-cell>
          <table:table-cell office:value-type="float" office:value="6.931273" calcext:value-type="float">
            <text:p>6.931273</text:p>
          </table:table-cell>
          <table:table-cell office:value-type="float" office:value="0.01527811" calcext:value-type="float">
            <text:p>0.01527811</text:p>
          </table:table-cell>
        </table:table-row>
        <table:table-row table:style-name="ro1">
          <table:table-cell/>
          <table:table-cell office:value-type="float" office:value="15.862" calcext:value-type="float">
            <text:p>15.862</text:p>
          </table:table-cell>
          <table:table-cell office:value-type="float" office:value="50" calcext:value-type="float">
            <text:p>50</text:p>
          </table:table-cell>
          <table:table-cell office:value-type="float" office:value="53.26667" calcext:value-type="float">
            <text:p>53.26667</text:p>
          </table:table-cell>
          <table:table-cell office:value-type="float" office:value="-1.306667" calcext:value-type="float">
            <text:p>-1.306667</text:p>
          </table:table-cell>
          <table:table-cell office:value-type="float" office:value="6.931138" calcext:value-type="float">
            <text:p>6.931138</text:p>
          </table:table-cell>
          <table:table-cell office:value-type="float" office:value="0.05614878" calcext:value-type="float">
            <text:p>0.05614878</text:p>
          </table:table-cell>
        </table:table-row>
        <table:table-row table:style-name="ro1">
          <table:table-cell/>
          <table:table-cell office:value-type="float" office:value="15.871" calcext:value-type="float">
            <text:p>15.871</text:p>
          </table:table-cell>
          <table:table-cell office:value-type="float" office:value="50" calcext:value-type="float">
            <text:p>50</text:p>
          </table:table-cell>
          <table:table-cell office:value-type="float" office:value="49.43334" calcext:value-type="float">
            <text:p>49.43334</text:p>
          </table:table-cell>
          <table:table-cell office:value-type="float" office:value="0.2266663" calcext:value-type="float">
            <text:p>0.2266663</text:p>
          </table:table-cell>
          <table:table-cell office:value-type="float" office:value="6.931158" calcext:value-type="float">
            <text:p>6.931158</text:p>
          </table:table-cell>
          <table:table-cell office:value-type="float" office:value="-0.01241743" calcext:value-type="float">
            <text:p>-0.01241743</text:p>
          </table:table-cell>
        </table:table-row>
        <table:table-row table:style-name="ro1">
          <table:table-cell/>
          <table:table-cell office:value-type="float" office:value="15.879" calcext:value-type="float">
            <text:p>15.879</text:p>
          </table:table-cell>
          <table:table-cell office:value-type="float" office:value="50" calcext:value-type="float">
            <text:p>50</text:p>
          </table:table-cell>
          <table:table-cell office:value-type="float" office:value="48.23333" calcext:value-type="float">
            <text:p>48.23333</text:p>
          </table:table-cell>
          <table:table-cell office:value-type="float" office:value="0.7066666" calcext:value-type="float">
            <text:p>0.7066666</text:p>
          </table:table-cell>
          <table:table-cell office:value-type="float" office:value="6.931594" calcext:value-type="float">
            <text:p>6.931594</text:p>
          </table:table-cell>
          <table:table-cell office:value-type="float" office:value="-0.022794" calcext:value-type="float">
            <text:p>-0.022794</text:p>
          </table:table-cell>
        </table:table-row>
        <table:table-row table:style-name="ro1">
          <table:table-cell/>
          <table:table-cell office:value-type="float" office:value="15.887" calcext:value-type="float">
            <text:p>15.887</text:p>
          </table:table-cell>
          <table:table-cell office:value-type="float" office:value="50" calcext:value-type="float">
            <text:p>50</text:p>
          </table:table-cell>
          <table:table-cell office:value-type="float" office:value="50.53333" calcext:value-type="float">
            <text:p>50.53333</text:p>
          </table:table-cell>
          <table:table-cell office:value-type="float" office:value="-0.2133331" calcext:value-type="float">
            <text:p>-0.2133331</text:p>
          </table:table-cell>
          <table:table-cell office:value-type="float" office:value="6.931738" calcext:value-type="float">
            <text:p>6.931738</text:p>
          </table:table-cell>
          <table:table-cell office:value-type="float" office:value="0.0180517" calcext:value-type="float">
            <text:p>0.0180517</text:p>
          </table:table-cell>
        </table:table-row>
        <table:table-row table:style-name="ro1">
          <table:table-cell/>
          <table:table-cell office:value-type="float" office:value="15.895" calcext:value-type="float">
            <text:p>15.895</text:p>
          </table:table-cell>
          <table:table-cell office:value-type="float" office:value="50" calcext:value-type="float">
            <text:p>50</text:p>
          </table:table-cell>
          <table:table-cell office:value-type="float" office:value="47.93334" calcext:value-type="float">
            <text:p>47.93334</text:p>
          </table:table-cell>
          <table:table-cell office:value-type="float" office:value="0.8266663" calcext:value-type="float">
            <text:p>0.8266663</text:p>
          </table:table-cell>
          <table:table-cell office:value-type="float" office:value="6.932076" calcext:value-type="float">
            <text:p>6.932076</text:p>
          </table:table-cell>
          <table:table-cell office:value-type="float" office:value="-0.02204516" calcext:value-type="float">
            <text:p>-0.02204516</text:p>
          </table:table-cell>
        </table:table-row>
        <table:table-row table:style-name="ro1">
          <table:table-cell/>
          <table:table-cell office:value-type="float" office:value="15.903" calcext:value-type="float">
            <text:p>15.903</text:p>
          </table:table-cell>
          <table:table-cell office:value-type="float" office:value="50" calcext:value-type="float">
            <text:p>50</text:p>
          </table:table-cell>
          <table:table-cell office:value-type="float" office:value="48.5" calcext:value-type="float">
            <text:p>48.5</text:p>
          </table:table-cell>
          <table:table-cell office:value-type="float" office:value="0.6" calcext:value-type="float">
            <text:p>0.6</text:p>
          </table:table-cell>
          <table:table-cell office:value-type="float" office:value="6.932481" calcext:value-type="float">
            <text:p>6.932481</text:p>
          </table:table-cell>
          <table:table-cell office:value-type="float" office:value="-0.007511207" calcext:value-type="float">
            <text:p>-0.007511207</text:p>
          </table:table-cell>
        </table:table-row>
        <table:table-row table:style-name="ro1">
          <table:table-cell/>
          <table:table-cell office:value-type="float" office:value="15.911" calcext:value-type="float">
            <text:p>15.911</text:p>
          </table:table-cell>
          <table:table-cell office:value-type="float" office:value="50" calcext:value-type="float">
            <text:p>50</text:p>
          </table:table-cell>
          <table:table-cell office:value-type="float" office:value="47.56667" calcext:value-type="float">
            <text:p>47.56667</text:p>
          </table:table-cell>
          <table:table-cell office:value-type="float" office:value="0.9733337" calcext:value-type="float">
            <text:p>0.9733337</text:p>
          </table:table-cell>
          <table:table-cell office:value-type="float" office:value="6.93304" calcext:value-type="float">
            <text:p>6.93304</text:p>
          </table:table-cell>
          <table:table-cell office:value-type="float" office:value="-0.01742749" calcext:value-type="float">
            <text:p>-0.01742749</text:p>
          </table:table-cell>
        </table:table-row>
        <table:table-row table:style-name="ro1">
          <table:table-cell/>
          <table:table-cell office:value-type="float" office:value="15.919" calcext:value-type="float">
            <text:p>15.919</text:p>
          </table:table-cell>
          <table:table-cell office:value-type="float" office:value="50" calcext:value-type="float">
            <text:p>50</text:p>
          </table:table-cell>
          <table:table-cell office:value-type="float" office:value="49.56666" calcext:value-type="float">
            <text:p>49.56666</text:p>
          </table:table-cell>
          <table:table-cell office:value-type="float" office:value="0.1733337" calcext:value-type="float">
            <text:p>0.1733337</text:p>
          </table:table-cell>
          <table:table-cell office:value-type="float" office:value="6.93347" calcext:value-type="float">
            <text:p>6.93347</text:p>
          </table:table-cell>
          <table:table-cell office:value-type="float" office:value="0.01454943" calcext:value-type="float">
            <text:p>0.01454943</text:p>
          </table:table-cell>
        </table:table-row>
        <table:table-row table:style-name="ro1">
          <table:table-cell/>
          <table:table-cell office:value-type="float" office:value="15.928" calcext:value-type="float">
            <text:p>15.928</text:p>
          </table:table-cell>
          <table:table-cell office:value-type="float" office:value="50" calcext:value-type="float">
            <text:p>50</text:p>
          </table:table-cell>
          <table:table-cell office:value-type="float" office:value="51.56667" calcext:value-type="float">
            <text:p>51.56667</text:p>
          </table:table-cell>
          <table:table-cell office:value-type="float" office:value="-0.6266663" calcext:value-type="float">
            <text:p>-0.6266663</text:p>
          </table:table-cell>
          <table:table-cell office:value-type="float" office:value="6.93358" calcext:value-type="float">
            <text:p>6.93358</text:p>
          </table:table-cell>
          <table:table-cell office:value-type="float" office:value="0.03629394" calcext:value-type="float">
            <text:p>0.03629394</text:p>
          </table:table-cell>
        </table:table-row>
        <table:table-row table:style-name="ro1">
          <table:table-cell/>
          <table:table-cell office:value-type="float" office:value="15.937" calcext:value-type="float">
            <text:p>15.937</text:p>
          </table:table-cell>
          <table:table-cell office:value-type="float" office:value="50" calcext:value-type="float">
            <text:p>50</text:p>
          </table:table-cell>
          <table:table-cell office:value-type="float" office:value="49.2" calcext:value-type="float">
            <text:p>49.2</text:p>
          </table:table-cell>
          <table:table-cell office:value-type="float" office:value="0.3199997" calcext:value-type="float">
            <text:p>0.3199997</text:p>
          </table:table-cell>
          <table:table-cell office:value-type="float" office:value="6.933762" calcext:value-type="float">
            <text:p>6.933762</text:p>
          </table:table-cell>
          <table:table-cell office:value-type="float" office:value="-0.006560606" calcext:value-type="float">
            <text:p>-0.006560606</text:p>
          </table:table-cell>
        </table:table-row>
        <table:table-row table:style-name="ro1">
          <table:table-cell/>
          <table:table-cell office:value-type="float" office:value="15.945" calcext:value-type="float">
            <text:p>15.945</text:p>
          </table:table-cell>
          <table:table-cell office:value-type="float" office:value="50" calcext:value-type="float">
            <text:p>50</text:p>
          </table:table-cell>
          <table:table-cell office:value-type="float" office:value="49.06667" calcext:value-type="float">
            <text:p>49.06667</text:p>
          </table:table-cell>
          <table:table-cell office:value-type="float" office:value="0.3733337" calcext:value-type="float">
            <text:p>0.3733337</text:p>
          </table:table-cell>
          <table:table-cell office:value-type="float" office:value="6.934023" calcext:value-type="float">
            <text:p>6.934023</text:p>
          </table:table-cell>
          <table:table-cell office:value-type="float" office:value="-0.006090016" calcext:value-type="float">
            <text:p>-0.006090016</text:p>
          </table:table-cell>
        </table:table-row>
        <table:table-row table:style-name="ro1">
          <table:table-cell/>
          <table:table-cell office:value-type="float" office:value="15.953" calcext:value-type="float">
            <text:p>15.953</text:p>
          </table:table-cell>
          <table:table-cell office:value-type="float" office:value="50" calcext:value-type="float">
            <text:p>50</text:p>
          </table:table-cell>
          <table:table-cell office:value-type="float" office:value="50.73333" calcext:value-type="float">
            <text:p>50.73333</text:p>
          </table:table-cell>
          <table:table-cell office:value-type="float" office:value="-0.2933334" calcext:value-type="float">
            <text:p>-0.2933334</text:p>
          </table:table-cell>
          <table:table-cell office:value-type="float" office:value="6.934089" calcext:value-type="float">
            <text:p>6.934089</text:p>
          </table:table-cell>
          <table:table-cell office:value-type="float" office:value="0.01810235" calcext:value-type="float">
            <text:p>0.01810235</text:p>
          </table:table-cell>
        </table:table-row>
        <table:table-row table:style-name="ro1">
          <table:table-cell/>
          <table:table-cell office:value-type="float" office:value="15.955" calcext:value-type="float">
            <text:p>15.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80001" calcext:value-type="float">
            <text:p>-28.8000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15.961" calcext:value-type="float">
            <text:p>15.961</text:p>
          </table:table-cell>
          <table:table-cell office:value-type="float" office:value="50" calcext:value-type="float">
            <text:p>50</text:p>
          </table:table-cell>
          <table:table-cell office:value-type="float" office:value="49.66667" calcext:value-type="float">
            <text:p>49.66667</text:p>
          </table:table-cell>
          <table:table-cell office:value-type="float" office:value="0.1333328" calcext:value-type="float">
            <text:p>0.1333328</text:p>
          </table:table-cell>
          <table:table-cell office:value-type="float" office:value="6.93417" calcext:value-type="float">
            <text:p>6.93417</text:p>
          </table:table-cell>
          <table:table-cell office:value-type="float" office:value="-0.002132489" calcext:value-type="float">
            <text:p>-0.002132489</text:p>
          </table:table-cell>
        </table:table-row>
        <table:table-row table:style-name="ro1">
          <table:table-cell/>
          <table:table-cell office:value-type="float" office:value="15.969" calcext:value-type="float">
            <text:p>15.969</text:p>
          </table:table-cell>
          <table:table-cell office:value-type="float" office:value="50" calcext:value-type="float">
            <text:p>50</text:p>
          </table:table-cell>
          <table:table-cell office:value-type="float" office:value="49.16667" calcext:value-type="float">
            <text:p>49.16667</text:p>
          </table:table-cell>
          <table:table-cell office:value-type="float" office:value="0.3333328" calcext:value-type="float">
            <text:p>0.3333328</text:p>
          </table:table-cell>
          <table:table-cell office:value-type="float" office:value="6.934322" calcext:value-type="float">
            <text:p>6.934322</text:p>
          </table:table-cell>
          <table:table-cell office:value-type="float" office:value="-0.008050127" calcext:value-type="float">
            <text:p>-0.008050127</text:p>
          </table:table-cell>
        </table:table-row>
        <table:table-row table:style-name="ro1">
          <table:table-cell/>
          <table:table-cell office:value-type="float" office:value="15.977" calcext:value-type="float">
            <text:p>15.977</text:p>
          </table:table-cell>
          <table:table-cell office:value-type="float" office:value="50" calcext:value-type="float">
            <text:p>50</text:p>
          </table:table-cell>
          <table:table-cell office:value-type="float" office:value="47.5" calcext:value-type="float">
            <text:p>47.5</text:p>
          </table:table-cell>
          <table:table-cell office:value-type="float" office:value="1" calcext:value-type="float">
            <text:p>1</text:p>
          </table:table-cell>
          <table:table-cell office:value-type="float" office:value="6.934717" calcext:value-type="float">
            <text:p>6.934717</text:p>
          </table:table-cell>
          <table:table-cell office:value-type="float" office:value="-0.02747391" calcext:value-type="float">
            <text:p>-0.02747391</text:p>
          </table:table-cell>
        </table:table-row>
        <table:table-row table:style-name="ro1">
          <table:table-cell/>
          <table:table-cell office:value-type="float" office:value="15.985" calcext:value-type="float">
            <text:p>15.985</text:p>
          </table:table-cell>
          <table:table-cell office:value-type="float" office:value="50" calcext:value-type="float">
            <text:p>50</text:p>
          </table:table-cell>
          <table:table-cell office:value-type="float" office:value="51.4" calcext:value-type="float">
            <text:p>51.4</text:p>
          </table:table-cell>
          <table:table-cell office:value-type="float" office:value="-0.5600006" calcext:value-type="float">
            <text:p>-0.5600006</text:p>
          </table:table-cell>
          <table:table-cell office:value-type="float" office:value="6.934822" calcext:value-type="float">
            <text:p>6.934822</text:p>
          </table:table-cell>
          <table:table-cell office:value-type="float" office:value="0.03279809" calcext:value-type="float">
            <text:p>0.03279809</text:p>
          </table:table-cell>
        </table:table-row>
        <table:table-row table:style-name="ro1">
          <table:table-cell/>
          <table:table-cell office:value-type="float" office:value="15.994" calcext:value-type="float">
            <text:p>15.994</text:p>
          </table:table-cell>
          <table:table-cell office:value-type="float" office:value="50" calcext:value-type="float">
            <text:p>50</text:p>
          </table:table-cell>
          <table:table-cell office:value-type="float" office:value="52.43333" calcext:value-type="float">
            <text:p>52.43333</text:p>
          </table:table-cell>
          <table:table-cell office:value-type="float" office:value="-0.9733337" calcext:value-type="float">
            <text:p>-0.9733337</text:p>
          </table:table-cell>
          <table:table-cell office:value-type="float" office:value="6.93461" calcext:value-type="float">
            <text:p>6.93461</text:p>
          </table:table-cell>
          <table:table-cell office:value-type="float" office:value="0.03594352" calcext:value-type="float">
            <text:p>0.03594352</text:p>
          </table:table-cell>
        </table:table-row>
        <table:table-row table:style-name="ro1">
          <table:table-cell/>
          <table:table-cell office:value-type="float" office:value="16.003" calcext:value-type="float">
            <text:p>16.003</text:p>
          </table:table-cell>
          <table:table-cell office:value-type="float" office:value="50" calcext:value-type="float">
            <text:p>50</text:p>
          </table:table-cell>
          <table:table-cell office:value-type="float" office:value="50.16667" calcext:value-type="float">
            <text:p>50.16667</text:p>
          </table:table-cell>
          <table:table-cell office:value-type="float" office:value="-0.06666718" calcext:value-type="float">
            <text:p>-0.06666718</text:p>
          </table:table-cell>
          <table:table-cell office:value-type="float" office:value="6.93444" calcext:value-type="float">
            <text:p>6.93444</text:p>
          </table:table-cell>
          <table:table-cell office:value-type="float" office:value="-0.005479044" calcext:value-type="float">
            <text:p>-0.005479044</text:p>
          </table:table-cell>
        </table:table-row>
        <table:table-row table:style-name="ro1">
          <table:table-cell/>
          <table:table-cell office:value-type="float" office:value="16.012" calcext:value-type="float">
            <text:p>16.012</text:p>
          </table:table-cell>
          <table:table-cell office:value-type="float" office:value="50" calcext:value-type="float">
            <text:p>50</text:p>
          </table:table-cell>
          <table:table-cell office:value-type="float" office:value="48.56667" calcext:value-type="float">
            <text:p>48.56667</text:p>
          </table:table-cell>
          <table:table-cell office:value-type="float" office:value="0.5733337" calcext:value-type="float">
            <text:p>0.5733337</text:p>
          </table:table-cell>
          <table:table-cell office:value-type="float" office:value="6.934557" calcext:value-type="float">
            <text:p>6.934557</text:p>
          </table:table-cell>
          <table:table-cell office:value-type="float" office:value="-0.02473612" calcext:value-type="float">
            <text:p>-0.02473612</text:p>
          </table:table-cell>
        </table:table-row>
        <table:table-row table:style-name="ro1">
          <table:table-cell/>
          <table:table-cell office:value-type="float" office:value="16.021" calcext:value-type="float">
            <text:p>16.021</text:p>
          </table:table-cell>
          <table:table-cell office:value-type="float" office:value="50" calcext:value-type="float">
            <text:p>50</text:p>
          </table:table-cell>
          <table:table-cell office:value-type="float" office:value="51.2" calcext:value-type="float">
            <text:p>51.2</text:p>
          </table:table-cell>
          <table:table-cell office:value-type="float" office:value="-0.4800003" calcext:value-type="float">
            <text:p>-0.4800003</text:p>
          </table:table-cell>
          <table:table-cell office:value-type="float" office:value="6.934433" calcext:value-type="float">
            <text:p>6.934433</text:p>
          </table:table-cell>
          <table:table-cell office:value-type="float" office:value="0.01942316" calcext:value-type="float">
            <text:p>0.01942316</text:p>
          </table:table-cell>
        </table:table-row>
        <table:table-row table:style-name="ro1">
          <table:table-cell/>
          <table:table-cell office:value-type="float" office:value="16.029" calcext:value-type="float">
            <text:p>16.029</text:p>
          </table:table-cell>
          <table:table-cell office:value-type="float" office:value="50" calcext:value-type="float">
            <text:p>50</text:p>
          </table:table-cell>
          <table:table-cell office:value-type="float" office:value="51.5" calcext:value-type="float">
            <text:p>51.5</text:p>
          </table:table-cell>
          <table:table-cell office:value-type="float" office:value="-0.6" calcext:value-type="float">
            <text:p>-0.6</text:p>
          </table:table-cell>
          <table:table-cell office:value-type="float" office:value="6.934163" calcext:value-type="float">
            <text:p>6.934163</text:p>
          </table:table-cell>
          <table:table-cell office:value-type="float" office:value="0.01600202" calcext:value-type="float">
            <text:p>0.01600202</text:p>
          </table:table-cell>
        </table:table-row>
        <table:table-row table:style-name="ro1">
          <table:table-cell/>
          <table:table-cell office:value-type="float" office:value="16.037" calcext:value-type="float">
            <text:p>16.037</text:p>
          </table:table-cell>
          <table:table-cell office:value-type="float" office:value="50" calcext:value-type="float">
            <text:p>50</text:p>
          </table:table-cell>
          <table:table-cell office:value-type="float" office:value="48.03333" calcext:value-type="float">
            <text:p>48.03333</text:p>
          </table:table-cell>
          <table:table-cell office:value-type="float" office:value="0.7866669" calcext:value-type="float">
            <text:p>0.7866669</text:p>
          </table:table-cell>
          <table:table-cell office:value-type="float" office:value="6.934218" calcext:value-type="float">
            <text:p>6.934218</text:p>
          </table:table-cell>
          <table:table-cell office:value-type="float" office:value="-0.03519874" calcext:value-type="float">
            <text:p>-0.03519874</text:p>
          </table:table-cell>
        </table:table-row>
        <table:table-row table:style-name="ro1">
          <table:table-cell/>
          <table:table-cell office:value-type="float" office:value="16.045" calcext:value-type="float">
            <text:p>16.045</text:p>
          </table:table-cell>
          <table:table-cell office:value-type="float" office:value="50" calcext:value-type="float">
            <text:p>50</text:p>
          </table:table-cell>
          <table:table-cell office:value-type="float" office:value="48.56667" calcext:value-type="float">
            <text:p>48.56667</text:p>
          </table:table-cell>
          <table:table-cell office:value-type="float" office:value="0.5733337" calcext:value-type="float">
            <text:p>0.5733337</text:p>
          </table:table-cell>
          <table:table-cell office:value-type="float" office:value="6.934423" calcext:value-type="float">
            <text:p>6.934423</text:p>
          </table:table-cell>
          <table:table-cell office:value-type="float" office:value="-0.01689613" calcext:value-type="float">
            <text:p>-0.01689613</text:p>
          </table:table-cell>
        </table:table-row>
        <table:table-row table:style-name="ro1">
          <table:table-cell/>
          <table:table-cell office:value-type="float" office:value="16.057" calcext:value-type="float">
            <text:p>16.057</text:p>
          </table:table-cell>
          <table:table-cell office:value-type="float" office:value="50" calcext:value-type="float">
            <text:p>50</text:p>
          </table:table-cell>
          <table:table-cell office:value-type="float" office:value="50.96667" calcext:value-type="float">
            <text:p>50.96667</text:p>
          </table:table-cell>
          <table:table-cell office:value-type="float" office:value="-0.3866669" calcext:value-type="float">
            <text:p>-0.3866669</text:p>
          </table:table-cell>
          <table:table-cell office:value-type="float" office:value="6.93444" calcext:value-type="float">
            <text:p>6.93444</text:p>
          </table:table-cell>
          <table:table-cell office:value-type="float" office:value="0.02019098" calcext:value-type="float">
            <text:p>0.02019098</text:p>
          </table:table-cell>
        </table:table-row>
        <table:table-row table:style-name="ro1">
          <table:table-cell/>
          <table:table-cell office:value-type="float" office:value="16.059" calcext:value-type="float">
            <text:p>16.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80001" calcext:value-type="float">
            <text:p>-28.8000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16.067" calcext:value-type="float">
            <text:p>16.067</text:p>
          </table:table-cell>
          <table:table-cell office:value-type="float" office:value="50" calcext:value-type="float">
            <text:p>50</text:p>
          </table:table-cell>
          <table:table-cell office:value-type="float" office:value="50.23334" calcext:value-type="float">
            <text:p>50.23334</text:p>
          </table:table-cell>
          <table:table-cell office:value-type="float" office:value="-0.09333344" calcext:value-type="float">
            <text:p>-0.09333344</text:p>
          </table:table-cell>
          <table:table-cell office:value-type="float" office:value="6.934401" calcext:value-type="float">
            <text:p>6.934401</text:p>
          </table:table-cell>
          <table:table-cell office:value-type="float" office:value="0.003646079" calcext:value-type="float">
            <text:p>0.003646079</text:p>
          </table:table-cell>
        </table:table-row>
        <table:table-row table:style-name="ro1">
          <table:table-cell/>
          <table:table-cell office:value-type="float" office:value="16.076" calcext:value-type="float">
            <text:p>16.076</text:p>
          </table:table-cell>
          <table:table-cell office:value-type="float" office:value="50" calcext:value-type="float">
            <text:p>50</text:p>
          </table:table-cell>
          <table:table-cell office:value-type="float" office:value="50.33333" calcext:value-type="float">
            <text:p>50.33333</text:p>
          </table:table-cell>
          <table:table-cell office:value-type="float" office:value="-0.1333328" calcext:value-type="float">
            <text:p>-0.1333328</text:p>
          </table:table-cell>
          <table:table-cell office:value-type="float" office:value="6.934305" calcext:value-type="float">
            <text:p>6.934305</text:p>
          </table:table-cell>
          <table:table-cell office:value-type="float" office:value="0.0033618" calcext:value-type="float">
            <text:p>0.0033618</text:p>
          </table:table-cell>
        </table:table-row>
        <table:table-row table:style-name="ro1">
          <table:table-cell/>
          <table:table-cell office:value-type="float" office:value="16.084" calcext:value-type="float">
            <text:p>16.084</text:p>
          </table:table-cell>
          <table:table-cell office:value-type="float" office:value="50" calcext:value-type="float">
            <text:p>50</text:p>
          </table:table-cell>
          <table:table-cell office:value-type="float" office:value="49.66667" calcext:value-type="float">
            <text:p>49.66667</text:p>
          </table:table-cell>
          <table:table-cell office:value-type="float" office:value="0.1333328" calcext:value-type="float">
            <text:p>0.1333328</text:p>
          </table:table-cell>
          <table:table-cell office:value-type="float" office:value="6.9343" calcext:value-type="float">
            <text:p>6.9343</text:p>
          </table:table-cell>
          <table:table-cell office:value-type="float" office:value="-0.006917374" calcext:value-type="float">
            <text:p>-0.006917374</text:p>
          </table:table-cell>
        </table:table-row>
        <table:table-row table:style-name="ro1">
          <table:table-cell/>
          <table:table-cell office:value-type="float" office:value="16.092" calcext:value-type="float">
            <text:p>16.092</text:p>
          </table:table-cell>
          <table:table-cell office:value-type="float" office:value="50" calcext:value-type="float">
            <text:p>50</text:p>
          </table:table-cell>
          <table:table-cell office:value-type="float" office:value="53.46667" calcext:value-type="float">
            <text:p>53.46667</text:p>
          </table:table-cell>
          <table:table-cell office:value-type="float" office:value="-1.386667" calcext:value-type="float">
            <text:p>-1.386667</text:p>
          </table:table-cell>
          <table:table-cell office:value-type="float" office:value="6.933894" calcext:value-type="float">
            <text:p>6.933894</text:p>
          </table:table-cell>
          <table:table-cell office:value-type="float" office:value="0.04559452" calcext:value-type="float">
            <text:p>0.04559452</text:p>
          </table:table-cell>
        </table:table-row>
        <table:table-row table:style-name="ro1">
          <table:table-cell/>
          <table:table-cell office:value-type="float" office:value="16.101" calcext:value-type="float">
            <text:p>16.101</text:p>
          </table:table-cell>
          <table:table-cell office:value-type="float" office:value="50" calcext:value-type="float">
            <text:p>50</text:p>
          </table:table-cell>
          <table:table-cell office:value-type="float" office:value="49.86667" calcext:value-type="float">
            <text:p>49.86667</text:p>
          </table:table-cell>
          <table:table-cell office:value-type="float" office:value="0.05333405" calcext:value-type="float">
            <text:p>0.05333405</text:p>
          </table:table-cell>
          <table:table-cell office:value-type="float" office:value="6.933626" calcext:value-type="float">
            <text:p>6.933626</text:p>
          </table:table-cell>
          <table:table-cell office:value-type="float" office:value="-0.01651637" calcext:value-type="float">
            <text:p>-0.01651637</text:p>
          </table:table-cell>
        </table:table-row>
        <table:table-row table:style-name="ro1">
          <table:table-cell/>
          <table:table-cell office:value-type="float" office:value="16.109" calcext:value-type="float">
            <text:p>16.109</text:p>
          </table:table-cell>
          <table:table-cell office:value-type="float" office:value="50" calcext:value-type="float">
            <text:p>50</text:p>
          </table:table-cell>
          <table:table-cell office:value-type="float" office:value="47.63334" calcext:value-type="float">
            <text:p>47.63334</text:p>
          </table:table-cell>
          <table:table-cell office:value-type="float" office:value="0.946666" calcext:value-type="float">
            <text:p>0.946666</text:p>
          </table:table-cell>
          <table:table-cell office:value-type="float" office:value="6.933761" calcext:value-type="float">
            <text:p>6.933761</text:p>
          </table:table-cell>
          <table:table-cell office:value-type="float" office:value="-0.04038077" calcext:value-type="float">
            <text:p>-0.04038077</text:p>
          </table:table-cell>
        </table:table-row>
        <table:table-row table:style-name="ro1">
          <table:table-cell/>
          <table:table-cell office:value-type="float" office:value="16.117" calcext:value-type="float">
            <text:p>16.117</text:p>
          </table:table-cell>
          <table:table-cell office:value-type="float" office:value="50" calcext:value-type="float">
            <text:p>50</text:p>
          </table:table-cell>
          <table:table-cell office:value-type="float" office:value="49.2" calcext:value-type="float">
            <text:p>49.2</text:p>
          </table:table-cell>
          <table:table-cell office:value-type="float" office:value="0.3199997" calcext:value-type="float">
            <text:p>0.3199997</text:p>
          </table:table-cell>
          <table:table-cell office:value-type="float" office:value="6.933939" calcext:value-type="float">
            <text:p>6.933939</text:p>
          </table:table-cell>
          <table:table-cell office:value-type="float" office:value="-0.005971159" calcext:value-type="float">
            <text:p>-0.005971159</text:p>
          </table:table-cell>
        </table:table-row>
        <table:table-row table:style-name="ro1">
          <table:table-cell/>
          <table:table-cell office:value-type="float" office:value="16.128" calcext:value-type="float">
            <text:p>16.128</text:p>
          </table:table-cell>
          <table:table-cell office:value-type="float" office:value="50" calcext:value-type="float">
            <text:p>50</text:p>
          </table:table-cell>
          <table:table-cell office:value-type="float" office:value="51.63333" calcext:value-type="float">
            <text:p>51.63333</text:p>
          </table:table-cell>
          <table:table-cell office:value-type="float" office:value="-0.6533341" calcext:value-type="float">
            <text:p>-0.6533341</text:p>
          </table:table-cell>
          <table:table-cell office:value-type="float" office:value="6.933871" calcext:value-type="float">
            <text:p>6.933871</text:p>
          </table:table-cell>
          <table:table-cell office:value-type="float" office:value="0.02805956" calcext:value-type="float">
            <text:p>0.02805956</text:p>
          </table:table-cell>
        </table:table-row>
        <table:table-row table:style-name="ro1">
          <table:table-cell/>
          <table:table-cell office:value-type="float" office:value="16.137" calcext:value-type="float">
            <text:p>16.137</text:p>
          </table:table-cell>
          <table:table-cell office:value-type="float" office:value="50" calcext:value-type="float">
            <text:p>50</text:p>
          </table:table-cell>
          <table:table-cell office:value-type="float" office:value="48.76667" calcext:value-type="float">
            <text:p>48.76667</text:p>
          </table:table-cell>
          <table:table-cell office:value-type="float" office:value="0.4933334" calcext:value-type="float">
            <text:p>0.4933334</text:p>
          </table:table-cell>
          <table:table-cell office:value-type="float" office:value="6.934023" calcext:value-type="float">
            <text:p>6.934023</text:p>
          </table:table-cell>
          <table:table-cell office:value-type="float" office:value="-0.01875985" calcext:value-type="float">
            <text:p>-0.01875985</text:p>
          </table:table-cell>
        </table:table-row>
        <table:table-row table:style-name="ro1">
          <table:table-cell/>
          <table:table-cell office:value-type="float" office:value="16.146" calcext:value-type="float">
            <text:p>16.146</text:p>
          </table:table-cell>
          <table:table-cell office:value-type="float" office:value="50" calcext:value-type="float">
            <text:p>50</text:p>
          </table:table-cell>
          <table:table-cell office:value-type="float" office:value="48.43334" calcext:value-type="float">
            <text:p>48.43334</text:p>
          </table:table-cell>
          <table:table-cell office:value-type="float" office:value="0.6266663" calcext:value-type="float">
            <text:p>0.6266663</text:p>
          </table:table-cell>
          <table:table-cell office:value-type="float" office:value="6.934435" calcext:value-type="float">
            <text:p>6.934435</text:p>
          </table:table-cell>
          <table:table-cell office:value-type="float" office:value="-0.01603087" calcext:value-type="float">
            <text:p>-0.01603087</text:p>
          </table:table-cell>
        </table:table-row>
        <table:table-row table:style-name="ro1">
          <table:table-cell/>
          <table:table-cell office:value-type="float" office:value="16.154" calcext:value-type="float">
            <text:p>16.154</text:p>
          </table:table-cell>
          <table:table-cell office:value-type="float" office:value="50" calcext:value-type="float">
            <text:p>50</text:p>
          </table:table-cell>
          <table:table-cell office:value-type="float" office:value="50.63334" calcext:value-type="float">
            <text:p>50.63334</text:p>
          </table:table-cell>
          <table:table-cell office:value-type="float" office:value="-0.253334" calcext:value-type="float">
            <text:p>-0.253334</text:p>
          </table:table-cell>
          <table:table-cell office:value-type="float" office:value="6.934567" calcext:value-type="float">
            <text:p>6.934567</text:p>
          </table:table-cell>
          <table:table-cell office:value-type="float" office:value="0.01974223" calcext:value-type="float">
            <text:p>0.01974223</text:p>
          </table:table-cell>
        </table:table-row>
        <table:table-row table:style-name="ro1">
          <table:table-cell/>
          <table:table-cell office:value-type="float" office:value="16.162" calcext:value-type="float">
            <text:p>16.162</text:p>
          </table:table-cell>
          <table:table-cell office:value-type="float" office:value="50" calcext:value-type="float">
            <text:p>50</text:p>
          </table:table-cell>
          <table:table-cell office:value-type="float" office:value="51.7" calcext:value-type="float">
            <text:p>51.7</text:p>
          </table:table-cell>
          <table:table-cell office:value-type="float" office:value="-0.6800003" calcext:value-type="float">
            <text:p>-0.6800003</text:p>
          </table:table-cell>
          <table:table-cell office:value-type="float" office:value="6.93445" calcext:value-type="float">
            <text:p>6.93445</text:p>
          </table:table-cell>
          <table:table-cell office:value-type="float" office:value="0.02671505" calcext:value-type="float">
            <text:p>0.02671505</text:p>
          </table:table-cell>
        </table:table-row>
        <table:table-row table:style-name="ro1">
          <table:table-cell/>
          <table:table-cell office:value-type="float" office:value="16.17" calcext:value-type="float">
            <text:p>16.17</text:p>
          </table:table-cell>
          <table:table-cell office:value-type="float" office:value="50" calcext:value-type="float">
            <text:p>50</text:p>
          </table:table-cell>
          <table:table-cell office:value-type="float" office:value="48.16667" calcext:value-type="float">
            <text:p>48.16667</text:p>
          </table:table-cell>
          <table:table-cell office:value-type="float" office:value="0.7333328" calcext:value-type="float">
            <text:p>0.7333328</text:p>
          </table:table-cell>
          <table:table-cell office:value-type="float" office:value="6.934583" calcext:value-type="float">
            <text:p>6.934583</text:p>
          </table:table-cell>
          <table:table-cell office:value-type="float" office:value="-0.02847307" calcext:value-type="float">
            <text:p>-0.02847307</text:p>
          </table:table-cell>
        </table:table-row>
        <table:table-row table:style-name="ro1">
          <table:table-cell/>
          <table:table-cell office:value-type="float" office:value="16.178" calcext:value-type="float">
            <text:p>16.178</text:p>
          </table:table-cell>
          <table:table-cell office:value-type="float" office:value="50" calcext:value-type="float">
            <text:p>50</text:p>
          </table:table-cell>
          <table:table-cell office:value-type="float" office:value="47.13334" calcext:value-type="float">
            <text:p>47.13334</text:p>
          </table:table-cell>
          <table:table-cell office:value-type="float" office:value="1.146666" calcext:value-type="float">
            <text:p>1.146666</text:p>
          </table:table-cell>
          <table:table-cell office:value-type="float" office:value="6.935008" calcext:value-type="float">
            <text:p>6.935008</text:p>
          </table:table-cell>
          <table:table-cell office:value-type="float" office:value="-0.03300126" calcext:value-type="float">
            <text:p>-0.03300126</text:p>
          </table:table-cell>
        </table:table-row>
        <table:table-row table:style-name="ro1">
          <table:table-cell/>
          <table:table-cell office:value-type="float" office:value="16.186" calcext:value-type="float">
            <text:p>16.186</text:p>
          </table:table-cell>
          <table:table-cell office:value-type="float" office:value="50" calcext:value-type="float">
            <text:p>50</text:p>
          </table:table-cell>
          <table:table-cell office:value-type="float" office:value="49.43334" calcext:value-type="float">
            <text:p>49.43334</text:p>
          </table:table-cell>
          <table:table-cell office:value-type="float" office:value="0.2266663" calcext:value-type="float">
            <text:p>0.2266663</text:p>
          </table:table-cell>
          <table:table-cell office:value-type="float" office:value="6.935362" calcext:value-type="float">
            <text:p>6.935362</text:p>
          </table:table-cell>
          <table:table-cell office:value-type="float" office:value="0.007919527" calcext:value-type="float">
            <text:p>0.007919527</text:p>
          </table:table-cell>
        </table:table-row>
        <table:table-row table:style-name="ro1">
          <table:table-cell/>
          <table:table-cell office:value-type="float" office:value="16.194" calcext:value-type="float">
            <text:p>16.194</text:p>
          </table:table-cell>
          <table:table-cell office:value-type="float" office:value="50" calcext:value-type="float">
            <text:p>50</text:p>
          </table:table-cell>
          <table:table-cell office:value-type="float" office:value="52.66667" calcext:value-type="float">
            <text:p>52.66667</text:p>
          </table:table-cell>
          <table:table-cell office:value-type="float" office:value="-1.066667" calcext:value-type="float">
            <text:p>-1.066667</text:p>
          </table:table-cell>
          <table:table-cell office:value-type="float" office:value="6.935293" calcext:value-type="float">
            <text:p>6.935293</text:p>
          </table:table-cell>
          <table:table-cell office:value-type="float" office:value="0.04806543" calcext:value-type="float">
            <text:p>0.04806543</text:p>
          </table:table-cell>
        </table:table-row>
        <table:table-row table:style-name="ro1">
          <table:table-cell/>
          <table:table-cell office:value-type="float" office:value="16.203" calcext:value-type="float">
            <text:p>16.203</text:p>
          </table:table-cell>
          <table:table-cell office:value-type="float" office:value="50" calcext:value-type="float">
            <text:p>50</text:p>
          </table:table-cell>
          <table:table-cell office:value-type="float" office:value="49.16667" calcext:value-type="float">
            <text:p>49.16667</text:p>
          </table:table-cell>
          <table:table-cell office:value-type="float" office:value="0.3333328" calcext:value-type="float">
            <text:p>0.3333328</text:p>
          </table:table-cell>
          <table:table-cell office:value-type="float" office:value="6.935343" calcext:value-type="float">
            <text:p>6.935343</text:p>
          </table:table-cell>
          <table:table-cell office:value-type="float" office:value="-0.01351423" calcext:value-type="float">
            <text:p>-0.01351423</text:p>
          </table:table-cell>
        </table:table-row>
        <table:table-row table:style-name="ro1">
          <table:table-cell/>
          <table:table-cell office:value-type="float" office:value="16.211" calcext:value-type="float">
            <text:p>16.211</text:p>
          </table:table-cell>
          <table:table-cell office:value-type="float" office:value="50" calcext:value-type="float">
            <text:p>50</text:p>
          </table:table-cell>
          <table:table-cell office:value-type="float" office:value="47.9" calcext:value-type="float">
            <text:p>47.9</text:p>
          </table:table-cell>
          <table:table-cell office:value-type="float" office:value="0.8399994" calcext:value-type="float">
            <text:p>0.8399994</text:p>
          </table:table-cell>
          <table:table-cell office:value-type="float" office:value="6.935654" calcext:value-type="float">
            <text:p>6.935654</text:p>
          </table:table-cell>
          <table:table-cell office:value-type="float" office:value="-0.0259095" calcext:value-type="float">
            <text:p>-0.0259095</text:p>
          </table:table-cell>
        </table:table-row>
        <table:table-row table:style-name="ro1">
          <table:table-cell/>
          <table:table-cell office:value-type="float" office:value="16.219" calcext:value-type="float">
            <text:p>16.219</text:p>
          </table:table-cell>
          <table:table-cell office:value-type="float" office:value="50" calcext:value-type="float">
            <text:p>50</text:p>
          </table:table-cell>
          <table:table-cell office:value-type="float" office:value="48.5" calcext:value-type="float">
            <text:p>48.5</text:p>
          </table:table-cell>
          <table:table-cell office:value-type="float" office:value="0.6" calcext:value-type="float">
            <text:p>0.6</text:p>
          </table:table-cell>
          <table:table-cell office:value-type="float" office:value="6.936056" calcext:value-type="float">
            <text:p>6.936056</text:p>
          </table:table-cell>
          <table:table-cell office:value-type="float" office:value="-0.009180168" calcext:value-type="float">
            <text:p>-0.009180168</text:p>
          </table:table-cell>
        </table:table-row>
        <table:table-row table:style-name="ro1">
          <table:table-cell/>
          <table:table-cell office:value-type="float" office:value="16.227" calcext:value-type="float">
            <text:p>16.227</text:p>
          </table:table-cell>
          <table:table-cell office:value-type="float" office:value="50" calcext:value-type="float">
            <text:p>50</text:p>
          </table:table-cell>
          <table:table-cell office:value-type="float" office:value="51.4" calcext:value-type="float">
            <text:p>51.4</text:p>
          </table:table-cell>
          <table:table-cell office:value-type="float" office:value="-0.5600006" calcext:value-type="float">
            <text:p>-0.5600006</text:p>
          </table:table-cell>
          <table:table-cell office:value-type="float" office:value="6.93615" calcext:value-type="float">
            <text:p>6.93615</text:p>
          </table:table-cell>
          <table:table-cell office:value-type="float" office:value="0.03222112" calcext:value-type="float">
            <text:p>0.03222112</text:p>
          </table:table-cell>
        </table:table-row>
        <table:table-row table:style-name="ro1">
          <table:table-cell/>
          <table:table-cell office:value-type="float" office:value="16.235" calcext:value-type="float">
            <text:p>16.235</text:p>
          </table:table-cell>
          <table:table-cell office:value-type="float" office:value="50" calcext:value-type="float">
            <text:p>50</text:p>
          </table:table-cell>
          <table:table-cell office:value-type="float" office:value="47.2" calcext:value-type="float">
            <text:p>47.2</text:p>
          </table:table-cell>
          <table:table-cell office:value-type="float" office:value="1.12" calcext:value-type="float">
            <text:p>1.12</text:p>
          </table:table-cell>
          <table:table-cell office:value-type="float" office:value="6.93654" calcext:value-type="float">
            <text:p>6.93654</text:p>
          </table:table-cell>
          <table:table-cell office:value-type="float" office:value="-0.03353017" calcext:value-type="float">
            <text:p>-0.03353017</text:p>
          </table:table-cell>
        </table:table-row>
        <table:table-row table:style-name="ro1">
          <table:table-cell/>
          <table:table-cell office:value-type="float" office:value="16.243" calcext:value-type="float">
            <text:p>16.243</text:p>
          </table:table-cell>
          <table:table-cell office:value-type="float" office:value="50" calcext:value-type="float">
            <text:p>50</text:p>
          </table:table-cell>
          <table:table-cell office:value-type="float" office:value="48.66667" calcext:value-type="float">
            <text:p>48.66667</text:p>
          </table:table-cell>
          <table:table-cell office:value-type="float" office:value="0.5333328" calcext:value-type="float">
            <text:p>0.5333328</text:p>
          </table:table-cell>
          <table:table-cell office:value-type="float" office:value="6.936961" calcext:value-type="float">
            <text:p>6.936961</text:p>
          </table:table-cell>
          <table:table-cell office:value-type="float" office:value="-0.003441221" calcext:value-type="float">
            <text:p>-0.003441221</text:p>
          </table:table-cell>
        </table:table-row>
        <table:table-row table:style-name="ro1">
          <table:table-cell/>
          <table:table-cell office:value-type="float" office:value="16.251" calcext:value-type="float">
            <text:p>16.251</text:p>
          </table:table-cell>
          <table:table-cell office:value-type="float" office:value="50" calcext:value-type="float">
            <text:p>50</text:p>
          </table:table-cell>
          <table:table-cell office:value-type="float" office:value="49.33333" calcext:value-type="float">
            <text:p>49.33333</text:p>
          </table:table-cell>
          <table:table-cell office:value-type="float" office:value="0.2666672" calcext:value-type="float">
            <text:p>0.2666672</text:p>
          </table:table-cell>
          <table:table-cell office:value-type="float" office:value="6.937324" calcext:value-type="float">
            <text:p>6.937324</text:p>
          </table:table-cell>
          <table:table-cell office:value-type="float" office:value="0.006459802" calcext:value-type="float">
            <text:p>0.006459802</text:p>
          </table:table-cell>
        </table:table-row>
        <table:table-row table:style-name="ro1">
          <table:table-cell/>
          <table:table-cell office:value-type="float" office:value="16.261" calcext:value-type="float">
            <text:p>16.261</text:p>
          </table:table-cell>
          <table:table-cell office:value-type="float" office:value="50" calcext:value-type="float">
            <text:p>50</text:p>
          </table:table-cell>
          <table:table-cell office:value-type="float" office:value="51.96667" calcext:value-type="float">
            <text:p>51.96667</text:p>
          </table:table-cell>
          <table:table-cell office:value-type="float" office:value="-0.7866669" calcext:value-type="float">
            <text:p>-0.7866669</text:p>
          </table:table-cell>
          <table:table-cell office:value-type="float" office:value="6.937342" calcext:value-type="float">
            <text:p>6.937342</text:p>
          </table:table-cell>
          <table:table-cell office:value-type="float" office:value="0.03915276" calcext:value-type="float">
            <text:p>0.03915276</text:p>
          </table:table-cell>
        </table:table-row>
        <table:table-row table:style-name="ro1">
          <table:table-cell/>
          <table:table-cell office:value-type="float" office:value="16.27" calcext:value-type="float">
            <text:p>16.27</text:p>
          </table:table-cell>
          <table:table-cell office:value-type="float" office:value="50" calcext:value-type="float">
            <text:p>50</text:p>
          </table:table-cell>
          <table:table-cell office:value-type="float" office:value="49.66667" calcext:value-type="float">
            <text:p>49.66667</text:p>
          </table:table-cell>
          <table:table-cell office:value-type="float" office:value="0.1333328" calcext:value-type="float">
            <text:p>0.1333328</text:p>
          </table:table-cell>
          <table:table-cell office:value-type="float" office:value="6.937405" calcext:value-type="float">
            <text:p>6.937405</text:p>
          </table:table-cell>
          <table:table-cell office:value-type="float" office:value="-0.003735221" calcext:value-type="float">
            <text:p>-0.003735221</text:p>
          </table:table-cell>
        </table:table-row>
        <table:table-row table:style-name="ro1">
          <table:table-cell/>
          <table:table-cell office:value-type="float" office:value="16.278" calcext:value-type="float">
            <text:p>16.278</text:p>
          </table:table-cell>
          <table:table-cell office:value-type="float" office:value="50" calcext:value-type="float">
            <text:p>50</text:p>
          </table:table-cell>
          <table:table-cell office:value-type="float" office:value="47.4" calcext:value-type="float">
            <text:p>47.4</text:p>
          </table:table-cell>
          <table:table-cell office:value-type="float" office:value="1.039999" calcext:value-type="float">
            <text:p>1.039999</text:p>
          </table:table-cell>
          <table:table-cell office:value-type="float" office:value="6.937872" calcext:value-type="float">
            <text:p>6.937872</text:p>
          </table:table-cell>
          <table:table-cell office:value-type="float" office:value="-0.03231058" calcext:value-type="float">
            <text:p>-0.03231058</text:p>
          </table:table-cell>
        </table:table-row>
        <table:table-row table:style-name="ro1">
          <table:table-cell/>
          <table:table-cell office:value-type="float" office:value="16.286" calcext:value-type="float">
            <text:p>16.286</text:p>
          </table:table-cell>
          <table:table-cell office:value-type="float" office:value="50" calcext:value-type="float">
            <text:p>50</text:p>
          </table:table-cell>
          <table:table-cell office:value-type="float" office:value="50.66667" calcext:value-type="float">
            <text:p>50.66667</text:p>
          </table:table-cell>
          <table:table-cell office:value-type="float" office:value="-0.2666672" calcext:value-type="float">
            <text:p>-0.2666672</text:p>
          </table:table-cell>
          <table:table-cell office:value-type="float" office:value="6.93806" calcext:value-type="float">
            <text:p>6.93806</text:p>
          </table:table-cell>
          <table:table-cell office:value-type="float" office:value="0.02308808" calcext:value-type="float">
            <text:p>0.02308808</text:p>
          </table:table-cell>
        </table:table-row>
        <table:table-row table:style-name="ro1">
          <table:table-cell/>
          <table:table-cell office:value-type="float" office:value="16.294" calcext:value-type="float">
            <text:p>16.294</text:p>
          </table:table-cell>
          <table:table-cell office:value-type="float" office:value="50" calcext:value-type="float">
            <text:p>50</text:p>
          </table:table-cell>
          <table:table-cell office:value-type="float" office:value="51.4" calcext:value-type="float">
            <text:p>51.4</text:p>
          </table:table-cell>
          <table:table-cell office:value-type="float" office:value="-0.5600006" calcext:value-type="float">
            <text:p>-0.5600006</text:p>
          </table:table-cell>
          <table:table-cell office:value-type="float" office:value="6.938018" calcext:value-type="float">
            <text:p>6.938018</text:p>
          </table:table-cell>
          <table:table-cell office:value-type="float" office:value="0.02491807" calcext:value-type="float">
            <text:p>0.02491807</text:p>
          </table:table-cell>
        </table:table-row>
        <table:table-row table:style-name="ro1">
          <table:table-cell/>
          <table:table-cell office:value-type="float" office:value="16.302" calcext:value-type="float">
            <text:p>16.302</text:p>
          </table:table-cell>
          <table:table-cell office:value-type="float" office:value="50" calcext:value-type="float">
            <text:p>50</text:p>
          </table:table-cell>
          <table:table-cell office:value-type="float" office:value="48.43334" calcext:value-type="float">
            <text:p>48.43334</text:p>
          </table:table-cell>
          <table:table-cell office:value-type="float" office:value="0.6266663" calcext:value-type="float">
            <text:p>0.6266663</text:p>
          </table:table-cell>
          <table:table-cell office:value-type="float" office:value="6.938171" calcext:value-type="float">
            <text:p>6.938171</text:p>
          </table:table-cell>
          <table:table-cell office:value-type="float" office:value="-0.02221515" calcext:value-type="float">
            <text:p>-0.02221515</text:p>
          </table:table-cell>
        </table:table-row>
        <table:table-row table:style-name="ro1">
          <table:table-cell/>
          <table:table-cell office:value-type="float" office:value="16.31" calcext:value-type="float">
            <text:p>16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80001" calcext:value-type="float">
            <text:p>-28.8000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16.31" calcext:value-type="float">
            <text:p>16.31</text:p>
          </table:table-cell>
          <table:table-cell office:value-type="float" office:value="50" calcext:value-type="float">
            <text:p>50</text:p>
          </table:table-cell>
          <table:table-cell office:value-type="float" office:value="49.36666" calcext:value-type="float">
            <text:p>49.36666</text:p>
          </table:table-cell>
          <table:table-cell office:value-type="float" office:value="0.253334" calcext:value-type="float">
            <text:p>0.253334</text:p>
          </table:table-cell>
          <table:table-cell office:value-type="float" office:value="6.93835" calcext:value-type="float">
            <text:p>6.93835</text:p>
          </table:table-cell>
          <table:table-cell office:value-type="float" office:value="-0.002786019" calcext:value-type="float">
            <text:p>-0.002786019</text:p>
          </table:table-cell>
        </table:table-row>
        <table:table-row table:style-name="ro1">
          <table:table-cell/>
          <table:table-cell office:value-type="float" office:value="16.319" calcext:value-type="float">
            <text:p>16.319</text:p>
          </table:table-cell>
          <table:table-cell office:value-type="float" office:value="50" calcext:value-type="float">
            <text:p>50</text:p>
          </table:table-cell>
          <table:table-cell office:value-type="float" office:value="49.66667" calcext:value-type="float">
            <text:p>49.66667</text:p>
          </table:table-cell>
          <table:table-cell office:value-type="float" office:value="0.1333328" calcext:value-type="float">
            <text:p>0.1333328</text:p>
          </table:table-cell>
          <table:table-cell office:value-type="float" office:value="6.938519" calcext:value-type="float">
            <text:p>6.938519</text:p>
          </table:table-cell>
          <table:table-cell office:value-type="float" office:value="0.00206561" calcext:value-type="float">
            <text:p>0.00206561</text:p>
          </table:table-cell>
        </table:table-row>
        <table:table-row table:style-name="ro1">
          <table:table-cell/>
          <table:table-cell office:value-type="float" office:value="16.328" calcext:value-type="float">
            <text:p>16.328</text:p>
          </table:table-cell>
          <table:table-cell office:value-type="float" office:value="50" calcext:value-type="float">
            <text:p>50</text:p>
          </table:table-cell>
          <table:table-cell office:value-type="float" office:value="52.5" calcext:value-type="float">
            <text:p>52.5</text:p>
          </table:table-cell>
          <table:table-cell office:value-type="float" office:value="-1" calcext:value-type="float">
            <text:p>-1</text:p>
          </table:table-cell>
          <table:table-cell office:value-type="float" office:value="6.938302" calcext:value-type="float">
            <text:p>6.938302</text:p>
          </table:table-cell>
          <table:table-cell office:value-type="float" office:value="0.03876324" calcext:value-type="float">
            <text:p>0.03876324</text:p>
          </table:table-cell>
        </table:table-row>
        <table:table-row table:style-name="ro1">
          <table:table-cell/>
          <table:table-cell office:value-type="float" office:value="16.337" calcext:value-type="float">
            <text:p>16.337</text:p>
          </table:table-cell>
          <table:table-cell office:value-type="float" office:value="50" calcext:value-type="float">
            <text:p>50</text:p>
          </table:table-cell>
          <table:table-cell office:value-type="float" office:value="49.36666" calcext:value-type="float">
            <text:p>49.36666</text:p>
          </table:table-cell>
          <table:table-cell office:value-type="float" office:value="0.253334" calcext:value-type="float">
            <text:p>0.253334</text:p>
          </table:table-cell>
          <table:table-cell office:value-type="float" office:value="6.938241" calcext:value-type="float">
            <text:p>6.938241</text:p>
          </table:table-cell>
          <table:table-cell office:value-type="float" office:value="-0.01577632" calcext:value-type="float">
            <text:p>-0.01577632</text:p>
          </table:table-cell>
        </table:table-row>
        <table:table-row table:style-name="ro1">
          <table:table-cell/>
          <table:table-cell office:value-type="float" office:value="16.346" calcext:value-type="float">
            <text:p>16.346</text:p>
          </table:table-cell>
          <table:table-cell office:value-type="float" office:value="50" calcext:value-type="float">
            <text:p>50</text:p>
          </table:table-cell>
          <table:table-cell office:value-type="float" office:value="48.03333" calcext:value-type="float">
            <text:p>48.03333</text:p>
          </table:table-cell>
          <table:table-cell office:value-type="float" office:value="0.7866669" calcext:value-type="float">
            <text:p>0.7866669</text:p>
          </table:table-cell>
          <table:table-cell office:value-type="float" office:value="6.938522" calcext:value-type="float">
            <text:p>6.938522</text:p>
          </table:table-cell>
          <table:table-cell office:value-type="float" office:value="-0.02801233" calcext:value-type="float">
            <text:p>-0.02801233</text:p>
          </table:table-cell>
        </table:table-row>
        <table:table-row table:style-name="ro1">
          <table:table-cell/>
          <table:table-cell office:value-type="float" office:value="16.354" calcext:value-type="float">
            <text:p>16.354</text:p>
          </table:table-cell>
          <table:table-cell office:value-type="float" office:value="50" calcext:value-type="float">
            <text:p>50</text:p>
          </table:table-cell>
          <table:table-cell office:value-type="float" office:value="48.6" calcext:value-type="float">
            <text:p>48.6</text:p>
          </table:table-cell>
          <table:table-cell office:value-type="float" office:value="0.5600006" calcext:value-type="float">
            <text:p>0.5600006</text:p>
          </table:table-cell>
          <table:table-cell office:value-type="float" office:value="6.938899" calcext:value-type="float">
            <text:p>6.938899</text:p>
          </table:table-cell>
          <table:table-cell office:value-type="float" office:value="-0.009888111" calcext:value-type="float">
            <text:p>-0.009888111</text:p>
          </table:table-cell>
        </table:table-row>
        <table:table-row table:style-name="ro1">
          <table:table-cell/>
          <table:table-cell office:value-type="float" office:value="16.362" calcext:value-type="float">
            <text:p>16.362</text:p>
          </table:table-cell>
          <table:table-cell office:value-type="float" office:value="50" calcext:value-type="float">
            <text:p>50</text:p>
          </table:table-cell>
          <table:table-cell office:value-type="float" office:value="50.83333" calcext:value-type="float">
            <text:p>50.83333</text:p>
          </table:table-cell>
          <table:table-cell office:value-type="float" office:value="-0.3333328" calcext:value-type="float">
            <text:p>-0.3333328</text:p>
          </table:table-cell>
          <table:table-cell office:value-type="float" office:value="6.93903" calcext:value-type="float">
            <text:p>6.93903</text:p>
          </table:table-cell>
          <table:table-cell office:value-type="float" office:value="0.02315185" calcext:value-type="float">
            <text:p>0.02315185</text:p>
          </table:table-cell>
        </table:table-row>
        <table:table-row table:style-name="ro1">
          <table:table-cell/>
          <table:table-cell office:value-type="float" office:value="16.37" calcext:value-type="float">
            <text:p>16.37</text:p>
          </table:table-cell>
          <table:table-cell office:value-type="float" office:value="50" calcext:value-type="float">
            <text:p>50</text:p>
          </table:table-cell>
          <table:table-cell office:value-type="float" office:value="49.13333" calcext:value-type="float">
            <text:p>49.13333</text:p>
          </table:table-cell>
          <table:table-cell office:value-type="float" office:value="0.346666" calcext:value-type="float">
            <text:p>0.346666</text:p>
          </table:table-cell>
          <table:table-cell office:value-type="float" office:value="6.939219" calcext:value-type="float">
            <text:p>6.939219</text:p>
          </table:table-cell>
          <table:table-cell office:value-type="float" office:value="-0.006697096" calcext:value-type="float">
            <text:p>-0.006697096</text:p>
          </table:table-cell>
        </table:table-row>
        <table:table-row table:style-name="ro1">
          <table:table-cell/>
          <table:table-cell office:value-type="float" office:value="16.378" calcext:value-type="float">
            <text:p>16.378</text:p>
          </table:table-cell>
          <table:table-cell office:value-type="float" office:value="50" calcext:value-type="float">
            <text:p>50</text:p>
          </table:table-cell>
          <table:table-cell office:value-type="float" office:value="48.1" calcext:value-type="float">
            <text:p>48.1</text:p>
          </table:table-cell>
          <table:table-cell office:value-type="float" office:value="0.7600007" calcext:value-type="float">
            <text:p>0.7600007</text:p>
          </table:table-cell>
          <table:table-cell office:value-type="float" office:value="6.939569" calcext:value-type="float">
            <text:p>6.939569</text:p>
          </table:table-cell>
          <table:table-cell office:value-type="float" office:value="-0.01819406" calcext:value-type="float">
            <text:p>-0.01819406</text:p>
          </table:table-cell>
        </table:table-row>
        <table:table-row table:style-name="ro1">
          <table:table-cell/>
          <table:table-cell office:value-type="float" office:value="16.386" calcext:value-type="float">
            <text:p>16.386</text:p>
          </table:table-cell>
          <table:table-cell office:value-type="float" office:value="50" calcext:value-type="float">
            <text:p>50</text:p>
          </table:table-cell>
          <table:table-cell office:value-type="float" office:value="47.66667" calcext:value-type="float">
            <text:p>47.66667</text:p>
          </table:table-cell>
          <table:table-cell office:value-type="float" office:value="0.9333328" calcext:value-type="float">
            <text:p>0.9333328</text:p>
          </table:table-cell>
          <table:table-cell office:value-type="float" office:value="6.940079" calcext:value-type="float">
            <text:p>6.940079</text:p>
          </table:table-cell>
          <table:table-cell office:value-type="float" office:value="-0.01809245" calcext:value-type="float">
            <text:p>-0.01809245</text:p>
          </table:table-cell>
        </table:table-row>
        <table:table-row table:style-name="ro1">
          <table:table-cell/>
          <table:table-cell office:value-type="float" office:value="16.395" calcext:value-type="float">
            <text:p>16.395</text:p>
          </table:table-cell>
          <table:table-cell office:value-type="float" office:value="50" calcext:value-type="float">
            <text:p>50</text:p>
          </table:table-cell>
          <table:table-cell office:value-type="float" office:value="52.13334" calcext:value-type="float">
            <text:p>52.13334</text:p>
          </table:table-cell>
          <table:table-cell office:value-type="float" office:value="-0.853334" calcext:value-type="float">
            <text:p>-0.853334</text:p>
          </table:table-cell>
          <table:table-cell office:value-type="float" office:value="6.940156" calcext:value-type="float">
            <text:p>6.940156</text:p>
          </table:table-cell>
          <table:table-cell office:value-type="float" office:value="0.04665733" calcext:value-type="float">
            <text:p>0.04665733</text:p>
          </table:table-cell>
        </table:table-row>
        <table:table-row table:style-name="ro1">
          <table:table-cell/>
          <table:table-cell office:value-type="float" office:value="16.404" calcext:value-type="float">
            <text:p>16.404</text:p>
          </table:table-cell>
          <table:table-cell office:value-type="float" office:value="50" calcext:value-type="float">
            <text:p>50</text:p>
          </table:table-cell>
          <table:table-cell office:value-type="float" office:value="47.43333" calcext:value-type="float">
            <text:p>47.43333</text:p>
          </table:table-cell>
          <table:table-cell office:value-type="float" office:value="1.026666" calcext:value-type="float">
            <text:p>1.026666</text:p>
          </table:table-cell>
          <table:table-cell office:value-type="float" office:value="6.940587" calcext:value-type="float">
            <text:p>6.940587</text:p>
          </table:table-cell>
          <table:table-cell office:value-type="float" office:value="-0.03124624" calcext:value-type="float">
            <text:p>-0.03124624</text:p>
          </table:table-cell>
        </table:table-row>
        <table:table-row table:style-name="ro1">
          <table:table-cell/>
          <table:table-cell office:value-type="float" office:value="16.413" calcext:value-type="float">
            <text:p>16.413</text:p>
          </table:table-cell>
          <table:table-cell office:value-type="float" office:value="50" calcext:value-type="float">
            <text:p>50</text:p>
          </table:table-cell>
          <table:table-cell office:value-type="float" office:value="46.43333" calcext:value-type="float">
            <text:p>46.43333</text:p>
          </table:table-cell>
          <table:table-cell office:value-type="float" office:value="1.426666" calcext:value-type="float">
            <text:p>1.426666</text:p>
          </table:table-cell>
          <table:table-cell office:value-type="float" office:value="6.941387" calcext:value-type="float">
            <text:p>6.941387</text:p>
          </table:table-cell>
          <table:table-cell office:value-type="float" office:value="-0.0331979" calcext:value-type="float">
            <text:p>-0.0331979</text:p>
          </table:table-cell>
        </table:table-row>
        <table:table-row table:style-name="ro1">
          <table:table-cell/>
          <table:table-cell office:value-type="float" office:value="16.419" calcext:value-type="float">
            <text:p>16.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80001" calcext:value-type="float">
            <text:p>-28.8000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16.421" calcext:value-type="float">
            <text:p>16.421</text:p>
          </table:table-cell>
          <table:table-cell office:value-type="float" office:value="50" calcext:value-type="float">
            <text:p>50</text:p>
          </table:table-cell>
          <table:table-cell office:value-type="float" office:value="49.1" calcext:value-type="float">
            <text:p>49.1</text:p>
          </table:table-cell>
          <table:table-cell office:value-type="float" office:value="0.3600006" calcext:value-type="float">
            <text:p>0.3600006</text:p>
          </table:table-cell>
          <table:table-cell office:value-type="float" office:value="6.942005" calcext:value-type="float">
            <text:p>6.942005</text:p>
          </table:table-cell>
          <table:table-cell office:value-type="float" office:value="0.01395441" calcext:value-type="float">
            <text:p>0.01395441</text:p>
          </table:table-cell>
        </table:table-row>
        <table:table-row table:style-name="ro1">
          <table:table-cell/>
          <table:table-cell office:value-type="float" office:value="16.429" calcext:value-type="float">
            <text:p>16.429</text:p>
          </table:table-cell>
          <table:table-cell office:value-type="float" office:value="50" calcext:value-type="float">
            <text:p>50</text:p>
          </table:table-cell>
          <table:table-cell office:value-type="float" office:value="53.43334" calcext:value-type="float">
            <text:p>53.43334</text:p>
          </table:table-cell>
          <table:table-cell office:value-type="float" office:value="-1.373334" calcext:value-type="float">
            <text:p>-1.373334</text:p>
          </table:table-cell>
          <table:table-cell office:value-type="float" office:value="6.942" calcext:value-type="float">
            <text:p>6.942</text:p>
          </table:table-cell>
          <table:table-cell office:value-type="float" office:value="0.06640994" calcext:value-type="float">
            <text:p>0.06640994</text:p>
          </table:table-cell>
        </table:table-row>
        <table:table-row table:style-name="ro1">
          <table:table-cell/>
          <table:table-cell office:value-type="float" office:value="16.438" calcext:value-type="float">
            <text:p>16.438</text:p>
          </table:table-cell>
          <table:table-cell office:value-type="float" office:value="50" calcext:value-type="float">
            <text:p>50</text:p>
          </table:table-cell>
          <table:table-cell office:value-type="float" office:value="50.03334" calcext:value-type="float">
            <text:p>50.03334</text:p>
          </table:table-cell>
          <table:table-cell office:value-type="float" office:value="-0.01333313" calcext:value-type="float">
            <text:p>-0.01333313</text:p>
          </table:table-cell>
          <table:table-cell office:value-type="float" office:value="6.941993" calcext:value-type="float">
            <text:p>6.941993</text:p>
          </table:table-cell>
          <table:table-cell office:value-type="float" office:value="0.0002802019" calcext:value-type="float">
            <text:p>0.0002802019</text:p>
          </table:table-cell>
        </table:table-row>
        <table:table-row table:style-name="ro1">
          <table:table-cell/>
          <table:table-cell office:value-type="float" office:value="16.446" calcext:value-type="float">
            <text:p>16.446</text:p>
          </table:table-cell>
          <table:table-cell office:value-type="float" office:value="50" calcext:value-type="float">
            <text:p>50</text:p>
          </table:table-cell>
          <table:table-cell office:value-type="float" office:value="46.86666" calcext:value-type="float">
            <text:p>46.86666</text:p>
          </table:table-cell>
          <table:table-cell office:value-type="float" office:value="1.253334" calcext:value-type="float">
            <text:p>1.253334</text:p>
          </table:table-cell>
          <table:table-cell office:value-type="float" office:value="6.9424" calcext:value-type="float">
            <text:p>6.9424</text:p>
          </table:table-cell>
          <table:table-cell office:value-type="float" office:value="-0.04161502" calcext:value-type="float">
            <text:p>-0.04161502</text:p>
          </table:table-cell>
        </table:table-row>
        <table:table-row table:style-name="ro1">
          <table:table-cell/>
          <table:table-cell office:value-type="float" office:value="16.464" calcext:value-type="float">
            <text:p>16.464</text:p>
          </table:table-cell>
          <table:table-cell office:value-type="float" office:value="50" calcext:value-type="float">
            <text:p>50</text:p>
          </table:table-cell>
          <table:table-cell office:value-type="float" office:value="50.16667" calcext:value-type="float">
            <text:p>50.16667</text:p>
          </table:table-cell>
          <table:table-cell office:value-type="float" office:value="-0.06666718" calcext:value-type="float">
            <text:p>-0.06666718</text:p>
          </table:table-cell>
          <table:table-cell office:value-type="float" office:value="6.94264" calcext:value-type="float">
            <text:p>6.94264</text:p>
          </table:table-cell>
          <table:table-cell office:value-type="float" office:value="0.01609431" calcext:value-type="float">
            <text:p>0.01609431</text:p>
          </table:table-cell>
        </table:table-row>
        <table:table-row table:style-name="ro1">
          <table:table-cell/>
          <table:table-cell office:value-type="float" office:value="16.474" calcext:value-type="float">
            <text:p>16.474</text:p>
          </table:table-cell>
          <table:table-cell office:value-type="float" office:value="50" calcext:value-type="float">
            <text:p>50</text:p>
          </table:table-cell>
          <table:table-cell office:value-type="float" office:value="48.56667" calcext:value-type="float">
            <text:p>48.56667</text:p>
          </table:table-cell>
          <table:table-cell office:value-type="float" office:value="0.5733337" calcext:value-type="float">
            <text:p>0.5733337</text:p>
          </table:table-cell>
          <table:table-cell office:value-type="float" office:value="6.943336" calcext:value-type="float">
            <text:p>6.943336</text:p>
          </table:table-cell>
          <table:table-cell office:value-type="float" office:value="-0.0101756" calcext:value-type="float">
            <text:p>-0.0101756</text:p>
          </table:table-cell>
        </table:table-row>
        <table:table-row table:style-name="ro1">
          <table:table-cell/>
          <table:table-cell office:value-type="float" office:value="16.482" calcext:value-type="float">
            <text:p>16.482</text:p>
          </table:table-cell>
          <table:table-cell office:value-type="float" office:value="50" calcext:value-type="float">
            <text:p>50</text:p>
          </table:table-cell>
          <table:table-cell office:value-type="float" office:value="46.8" calcext:value-type="float">
            <text:p>46.8</text:p>
          </table:table-cell>
          <table:table-cell office:value-type="float" office:value="1.28" calcext:value-type="float">
            <text:p>1.28</text:p>
          </table:table-cell>
          <table:table-cell office:value-type="float" office:value="6.944783" calcext:value-type="float">
            <text:p>6.944783</text:p>
          </table:table-cell>
          <table:table-cell office:value-type="float" office:value="-0.02779733" calcext:value-type="float">
            <text:p>-0.02779733</text:p>
          </table:table-cell>
        </table:table-row>
        <table:table-row table:style-name="ro1">
          <table:table-cell/>
          <table:table-cell office:value-type="float" office:value="16.49" calcext:value-type="float">
            <text:p>16.49</text:p>
          </table:table-cell>
          <table:table-cell office:value-type="float" office:value="50" calcext:value-type="float">
            <text:p>50</text:p>
          </table:table-cell>
          <table:table-cell office:value-type="float" office:value="50.23334" calcext:value-type="float">
            <text:p>50.23334</text:p>
          </table:table-cell>
          <table:table-cell office:value-type="float" office:value="-0.09333344" calcext:value-type="float">
            <text:p>-0.09333344</text:p>
          </table:table-cell>
          <table:table-cell office:value-type="float" office:value="6.945318" calcext:value-type="float">
            <text:p>6.945318</text:p>
          </table:table-cell>
          <table:table-cell office:value-type="float" office:value="0.03308921" calcext:value-type="float">
            <text:p>0.03308921</text:p>
          </table:table-cell>
        </table:table-row>
        <table:table-row table:style-name="ro1">
          <table:table-cell/>
          <table:table-cell office:value-type="float" office:value="16.498" calcext:value-type="float">
            <text:p>16.498</text:p>
          </table:table-cell>
          <table:table-cell office:value-type="float" office:value="50" calcext:value-type="float">
            <text:p>50</text:p>
          </table:table-cell>
          <table:table-cell office:value-type="float" office:value="51.56667" calcext:value-type="float">
            <text:p>51.56667</text:p>
          </table:table-cell>
          <table:table-cell office:value-type="float" office:value="-0.6266663" calcext:value-type="float">
            <text:p>-0.6266663</text:p>
          </table:table-cell>
          <table:table-cell office:value-type="float" office:value="6.9455" calcext:value-type="float">
            <text:p>6.9455</text:p>
          </table:table-cell>
          <table:table-cell office:value-type="float" office:value="0.04010005" calcext:value-type="float">
            <text:p>0.04010005</text:p>
          </table:table-cell>
        </table:table-row>
        <table:table-row table:style-name="ro1">
          <table:table-cell/>
          <table:table-cell office:value-type="float" office:value="16.506" calcext:value-type="float">
            <text:p>16.506</text:p>
          </table:table-cell>
          <table:table-cell office:value-type="float" office:value="50" calcext:value-type="float">
            <text:p>50</text:p>
          </table:table-cell>
          <table:table-cell office:value-type="float" office:value="48.03333" calcext:value-type="float">
            <text:p>48.03333</text:p>
          </table:table-cell>
          <table:table-cell office:value-type="float" office:value="0.7866669" calcext:value-type="float">
            <text:p>0.7866669</text:p>
          </table:table-cell>
          <table:table-cell office:value-type="float" office:value="6.945852" calcext:value-type="float">
            <text:p>6.945852</text:p>
          </table:table-cell>
          <table:table-cell office:value-type="float" office:value="-0.01937243" calcext:value-type="float">
            <text:p>-0.01937243</text:p>
          </table:table-cell>
        </table:table-row>
        <table:table-row table:style-name="ro1">
          <table:table-cell/>
          <table:table-cell office:value-type="float" office:value="16.514" calcext:value-type="float">
            <text:p>16.514</text:p>
          </table:table-cell>
          <table:table-cell office:value-type="float" office:value="50" calcext:value-type="float">
            <text:p>50</text:p>
          </table:table-cell>
          <table:table-cell office:value-type="float" office:value="47.1" calcext:value-type="float">
            <text:p>47.1</text:p>
          </table:table-cell>
          <table:table-cell office:value-type="float" office:value="1.160001" calcext:value-type="float">
            <text:p>1.160001</text:p>
          </table:table-cell>
          <table:table-cell office:value-type="float" office:value="6.946429" calcext:value-type="float">
            <text:p>6.946429</text:p>
          </table:table-cell>
          <table:table-cell office:value-type="float" office:value="-0.02549383" calcext:value-type="float">
            <text:p>-0.02549383</text:p>
          </table:table-cell>
        </table:table-row>
        <table:table-row table:style-name="ro1">
          <table:table-cell/>
          <table:table-cell office:value-type="float" office:value="16.527" calcext:value-type="float">
            <text:p>16.527</text:p>
          </table:table-cell>
          <table:table-cell office:value-type="float" office:value="50" calcext:value-type="float">
            <text:p>50</text:p>
          </table:table-cell>
          <table:table-cell office:value-type="float" office:value="48.83333" calcext:value-type="float">
            <text:p>48.83333</text:p>
          </table:table-cell>
          <table:table-cell office:value-type="float" office:value="0.4666672" calcext:value-type="float">
            <text:p>0.4666672</text:p>
          </table:table-cell>
          <table:table-cell office:value-type="float" office:value="6.946958" calcext:value-type="float">
            <text:p>6.946958</text:p>
          </table:table-cell>
          <table:table-cell office:value-type="float" office:value="0.005544661" calcext:value-type="float">
            <text:p>0.005544661</text:p>
          </table:table-cell>
        </table:table-row>
        <table:table-row table:style-name="ro1">
          <table:table-cell/>
          <table:table-cell office:value-type="float" office:value="16.537" calcext:value-type="float">
            <text:p>16.537</text:p>
          </table:table-cell>
          <table:table-cell office:value-type="float" office:value="50" calcext:value-type="float">
            <text:p>50</text:p>
          </table:table-cell>
          <table:table-cell office:value-type="float" office:value="52.2" calcext:value-type="float">
            <text:p>52.2</text:p>
          </table:table-cell>
          <table:table-cell office:value-type="float" office:value="-0.8800003" calcext:value-type="float">
            <text:p>-0.8800003</text:p>
          </table:table-cell>
          <table:table-cell office:value-type="float" office:value="6.94688" calcext:value-type="float">
            <text:p>6.94688</text:p>
          </table:table-cell>
          <table:table-cell office:value-type="float" office:value="0.04821033" calcext:value-type="float">
            <text:p>0.04821033</text:p>
          </table:table-cell>
        </table:table-row>
        <table:table-row table:style-name="ro1">
          <table:table-cell/>
          <table:table-cell office:value-type="float" office:value="16.545" calcext:value-type="float">
            <text:p>16.545</text:p>
          </table:table-cell>
          <table:table-cell office:value-type="float" office:value="50" calcext:value-type="float">
            <text:p>50</text:p>
          </table:table-cell>
          <table:table-cell office:value-type="float" office:value="49.33333" calcext:value-type="float">
            <text:p>49.33333</text:p>
          </table:table-cell>
          <table:table-cell office:value-type="float" office:value="0.2666672" calcext:value-type="float">
            <text:p>0.2666672</text:p>
          </table:table-cell>
          <table:table-cell office:value-type="float" office:value="6.946997" calcext:value-type="float">
            <text:p>6.946997</text:p>
          </table:table-cell>
          <table:table-cell office:value-type="float" office:value="-0.01084165" calcext:value-type="float">
            <text:p>-0.01084165</text:p>
          </table:table-cell>
        </table:table-row>
        <table:table-row table:style-name="ro1">
          <table:table-cell/>
          <table:table-cell office:value-type="float" office:value="16.553" calcext:value-type="float">
            <text:p>16.553</text:p>
          </table:table-cell>
          <table:table-cell office:value-type="float" office:value="50" calcext:value-type="float">
            <text:p>50</text:p>
          </table:table-cell>
          <table:table-cell office:value-type="float" office:value="46.96667" calcext:value-type="float">
            <text:p>46.96667</text:p>
          </table:table-cell>
          <table:table-cell office:value-type="float" office:value="1.213333" calcext:value-type="float">
            <text:p>1.213333</text:p>
          </table:table-cell>
          <table:table-cell office:value-type="float" office:value="6.947453" calcext:value-type="float">
            <text:p>6.947453</text:p>
          </table:table-cell>
          <table:table-cell office:value-type="float" office:value="-0.03709433" calcext:value-type="float">
            <text:p>-0.03709433</text:p>
          </table:table-cell>
        </table:table-row>
        <table:table-row table:style-name="ro1">
          <table:table-cell/>
          <table:table-cell office:value-type="float" office:value="16.561" calcext:value-type="float">
            <text:p>16.561</text:p>
          </table:table-cell>
          <table:table-cell office:value-type="float" office:value="50" calcext:value-type="float">
            <text:p>50</text:p>
          </table:table-cell>
          <table:table-cell office:value-type="float" office:value="51.43333" calcext:value-type="float">
            <text:p>51.43333</text:p>
          </table:table-cell>
          <table:table-cell office:value-type="float" office:value="-0.5733337" calcext:value-type="float">
            <text:p>-0.5733337</text:p>
          </table:table-cell>
          <table:table-cell office:value-type="float" office:value="6.947577" calcext:value-type="float">
            <text:p>6.947577</text:p>
          </table:table-cell>
          <table:table-cell office:value-type="float" office:value="0.03447783" calcext:value-type="float">
            <text:p>0.03447783</text:p>
          </table:table-cell>
        </table:table-row>
        <table:table-row table:style-name="ro1">
          <table:table-cell/>
          <table:table-cell office:value-type="float" office:value="16.569" calcext:value-type="float">
            <text:p>16.569</text:p>
          </table:table-cell>
          <table:table-cell office:value-type="float" office:value="50" calcext:value-type="float">
            <text:p>50</text:p>
          </table:table-cell>
          <table:table-cell office:value-type="float" office:value="48.6" calcext:value-type="float">
            <text:p>48.6</text:p>
          </table:table-cell>
          <table:table-cell office:value-type="float" office:value="0.5600006" calcext:value-type="float">
            <text:p>0.5600006</text:p>
          </table:table-cell>
          <table:table-cell office:value-type="float" office:value="6.947824" calcext:value-type="float">
            <text:p>6.947824</text:p>
          </table:table-cell>
          <table:table-cell office:value-type="float" office:value="-0.01395426" calcext:value-type="float">
            <text:p>-0.01395426</text:p>
          </table:table-cell>
        </table:table-row>
        <table:table-row table:style-name="ro1">
          <table:table-cell/>
          <table:table-cell office:value-type="float" office:value="16.577" calcext:value-type="float">
            <text:p>16.577</text:p>
          </table:table-cell>
          <table:table-cell office:value-type="float" office:value="50" calcext:value-type="float">
            <text:p>50</text:p>
          </table:table-cell>
          <table:table-cell office:value-type="float" office:value="50.26667" calcext:value-type="float">
            <text:p>50.26667</text:p>
          </table:table-cell>
          <table:table-cell office:value-type="float" office:value="-0.1066666" calcext:value-type="float">
            <text:p>-0.1066666</text:p>
          </table:table-cell>
          <table:table-cell office:value-type="float" office:value="6.947962" calcext:value-type="float">
            <text:p>6.947962</text:p>
          </table:table-cell>
          <table:table-cell office:value-type="float" office:value="0.01251081" calcext:value-type="float">
            <text:p>0.01251081</text:p>
          </table:table-cell>
        </table:table-row>
        <table:table-row table:style-name="ro1">
          <table:table-cell/>
          <table:table-cell office:value-type="float" office:value="16.585" calcext:value-type="float">
            <text:p>16.585</text:p>
          </table:table-cell>
          <table:table-cell office:value-type="float" office:value="50" calcext:value-type="float">
            <text:p>50</text:p>
          </table:table-cell>
          <table:table-cell office:value-type="float" office:value="48.96667" calcext:value-type="float">
            <text:p>48.96667</text:p>
          </table:table-cell>
          <table:table-cell office:value-type="float" office:value="0.4133331" calcext:value-type="float">
            <text:p>0.4133331</text:p>
          </table:table-cell>
          <table:table-cell office:value-type="float" office:value="6.948175" calcext:value-type="float">
            <text:p>6.948175</text:p>
          </table:table-cell>
          <table:table-cell office:value-type="float" office:value="-0.008652774" calcext:value-type="float">
            <text:p>-0.008652774</text:p>
          </table:table-cell>
        </table:table-row>
        <table:table-row table:style-name="ro1">
          <table:table-cell/>
          <table:table-cell office:value-type="float" office:value="16.594" calcext:value-type="float">
            <text:p>16.594</text:p>
          </table:table-cell>
          <table:table-cell office:value-type="float" office:value="50" calcext:value-type="float">
            <text:p>50</text:p>
          </table:table-cell>
          <table:table-cell office:value-type="float" office:value="52.56667" calcext:value-type="float">
            <text:p>52.56667</text:p>
          </table:table-cell>
          <table:table-cell office:value-type="float" office:value="-1.026666" calcext:value-type="float">
            <text:p>-1.026666</text:p>
          </table:table-cell>
          <table:table-cell office:value-type="float" office:value="6.948022" calcext:value-type="float">
            <text:p>6.948022</text:p>
          </table:table-cell>
          <table:table-cell office:value-type="float" office:value="0.04163618" calcext:value-type="float">
            <text:p>0.04163618</text:p>
          </table:table-cell>
        </table:table-row>
        <table:table-row table:style-name="ro1">
          <table:table-cell/>
          <table:table-cell office:value-type="float" office:value="16.603" calcext:value-type="float">
            <text:p>16.603</text:p>
          </table:table-cell>
          <table:table-cell office:value-type="float" office:value="50" calcext:value-type="float">
            <text:p>50</text:p>
          </table:table-cell>
          <table:table-cell office:value-type="float" office:value="50.13334" calcext:value-type="float">
            <text:p>50.13334</text:p>
          </table:table-cell>
          <table:table-cell office:value-type="float" office:value="-0.05333405" calcext:value-type="float">
            <text:p>-0.05333405</text:p>
          </table:table-cell>
          <table:table-cell office:value-type="float" office:value="6.947897" calcext:value-type="float">
            <text:p>6.947897</text:p>
          </table:table-cell>
          <table:table-cell office:value-type="float" office:value="-0.003806422" calcext:value-type="float">
            <text:p>-0.003806422</text:p>
          </table:table-cell>
        </table:table-row>
        <table:table-row table:style-name="ro1">
          <table:table-cell/>
          <table:table-cell office:value-type="float" office:value="16.612" calcext:value-type="float">
            <text:p>16.612</text:p>
          </table:table-cell>
          <table:table-cell office:value-type="float" office:value="50" calcext:value-type="float">
            <text:p>50</text:p>
          </table:table-cell>
          <table:table-cell office:value-type="float" office:value="47.8" calcext:value-type="float">
            <text:p>47.8</text:p>
          </table:table-cell>
          <table:table-cell office:value-type="float" office:value="0.8800003" calcext:value-type="float">
            <text:p>0.8800003</text:p>
          </table:table-cell>
          <table:table-cell office:value-type="float" office:value="6.948171" calcext:value-type="float">
            <text:p>6.948171</text:p>
          </table:table-cell>
          <table:table-cell office:value-type="float" office:value="-0.03331218" calcext:value-type="float">
            <text:p>-0.03331218</text:p>
          </table:table-cell>
        </table:table-row>
        <table:table-row table:style-name="ro1">
          <table:table-cell/>
          <table:table-cell office:value-type="float" office:value="16.62" calcext:value-type="float">
            <text:p>16.62</text:p>
          </table:table-cell>
          <table:table-cell office:value-type="float" office:value="50" calcext:value-type="float">
            <text:p>50</text:p>
          </table:table-cell>
          <table:table-cell office:value-type="float" office:value="48.8" calcext:value-type="float">
            <text:p>48.8</text:p>
          </table:table-cell>
          <table:table-cell office:value-type="float" office:value="0.4800003" calcext:value-type="float">
            <text:p>0.4800003</text:p>
          </table:table-cell>
          <table:table-cell office:value-type="float" office:value="6.948514" calcext:value-type="float">
            <text:p>6.948514</text:p>
          </table:table-cell>
          <table:table-cell office:value-type="float" office:value="-0.007452958" calcext:value-type="float">
            <text:p>-0.007452958</text:p>
          </table:table-cell>
        </table:table-row>
        <table:table-row table:style-name="ro1">
          <table:table-cell/>
          <table:table-cell office:value-type="float" office:value="16.629" calcext:value-type="float">
            <text:p>16.629</text:p>
          </table:table-cell>
          <table:table-cell office:value-type="float" office:value="50" calcext:value-type="float">
            <text:p>50</text:p>
          </table:table-cell>
          <table:table-cell office:value-type="float" office:value="51.56667" calcext:value-type="float">
            <text:p>51.56667</text:p>
          </table:table-cell>
          <table:table-cell office:value-type="float" office:value="-0.6266663" calcext:value-type="float">
            <text:p>-0.6266663</text:p>
          </table:table-cell>
          <table:table-cell office:value-type="float" office:value="6.948522" calcext:value-type="float">
            <text:p>6.948522</text:p>
          </table:table-cell>
          <table:table-cell office:value-type="float" office:value="0.03175005" calcext:value-type="float">
            <text:p>0.03175005</text:p>
          </table:table-cell>
        </table:table-row>
        <table:table-row table:style-name="ro1">
          <table:table-cell/>
          <table:table-cell office:value-type="float" office:value="16.637" calcext:value-type="float">
            <text:p>16.637</text:p>
          </table:table-cell>
          <table:table-cell office:value-type="float" office:value="50" calcext:value-type="float">
            <text:p>50</text:p>
          </table:table-cell>
          <table:table-cell office:value-type="float" office:value="49.63334" calcext:value-type="float">
            <text:p>49.63334</text:p>
          </table:table-cell>
          <table:table-cell office:value-type="float" office:value="0.146666" calcext:value-type="float">
            <text:p>0.146666</text:p>
          </table:table-cell>
          <table:table-cell office:value-type="float" office:value="6.948575" calcext:value-type="float">
            <text:p>6.948575</text:p>
          </table:table-cell>
          <table:table-cell office:value-type="float" office:value="-0.00456513" calcext:value-type="float">
            <text:p>-0.00456513</text:p>
          </table:table-cell>
        </table:table-row>
        <table:table-row table:style-name="ro1">
          <table:table-cell/>
          <table:table-cell office:value-type="float" office:value="16.645" calcext:value-type="float">
            <text:p>16.645</text:p>
          </table:table-cell>
          <table:table-cell office:value-type="float" office:value="50" calcext:value-type="float">
            <text:p>50</text:p>
          </table:table-cell>
          <table:table-cell office:value-type="float" office:value="49.73333" calcext:value-type="float">
            <text:p>49.73333</text:p>
          </table:table-cell>
          <table:table-cell office:value-type="float" office:value="0.1066666" calcext:value-type="float">
            <text:p>0.1066666</text:p>
          </table:table-cell>
          <table:table-cell office:value-type="float" office:value="6.948641" calcext:value-type="float">
            <text:p>6.948641</text:p>
          </table:table-cell>
          <table:table-cell office:value-type="float" office:value="-0.001692961" calcext:value-type="float">
            <text:p>-0.001692961</text:p>
          </table:table-cell>
        </table:table-row>
        <table:table-row table:style-name="ro1">
          <table:table-cell/>
          <table:table-cell office:value-type="float" office:value="16.653" calcext:value-type="float">
            <text:p>16.653</text:p>
          </table:table-cell>
          <table:table-cell office:value-type="float" office:value="50" calcext:value-type="float">
            <text:p>50</text:p>
          </table:table-cell>
          <table:table-cell office:value-type="float" office:value="49.2" calcext:value-type="float">
            <text:p>49.2</text:p>
          </table:table-cell>
          <table:table-cell office:value-type="float" office:value="0.3199997" calcext:value-type="float">
            <text:p>0.3199997</text:p>
          </table:table-cell>
          <table:table-cell office:value-type="float" office:value="6.948778" calcext:value-type="float">
            <text:p>6.948778</text:p>
          </table:table-cell>
          <table:table-cell office:value-type="float" office:value="-0.008191269" calcext:value-type="float">
            <text:p>-0.008191269</text:p>
          </table:table-cell>
        </table:table-row>
        <table:table-row table:style-name="ro1">
          <table:table-cell/>
          <table:table-cell office:value-type="float" office:value="16.661" calcext:value-type="float">
            <text:p>16.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80001" calcext:value-type="float">
            <text:p>-28.8000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16.661" calcext:value-type="float">
            <text:p>16.661</text:p>
          </table:table-cell>
          <table:table-cell office:value-type="float" office:value="50" calcext:value-type="float">
            <text:p>50</text:p>
          </table:table-cell>
          <table:table-cell office:value-type="float" office:value="49.73333" calcext:value-type="float">
            <text:p>49.73333</text:p>
          </table:table-cell>
          <table:table-cell office:value-type="float" office:value="0.1066666" calcext:value-type="float">
            <text:p>0.1066666</text:p>
          </table:table-cell>
          <table:table-cell office:value-type="float" office:value="6.948903" calcext:value-type="float">
            <text:p>6.948903</text:p>
          </table:table-cell>
          <table:table-cell office:value-type="float" office:value="0.001470111" calcext:value-type="float">
            <text:p>0.001470111</text:p>
          </table:table-cell>
        </table:table-row>
        <table:table-row table:style-name="ro1">
          <table:table-cell/>
          <table:table-cell office:value-type="float" office:value="16.672" calcext:value-type="float">
            <text:p>16.672</text:p>
          </table:table-cell>
          <table:table-cell office:value-type="float" office:value="50" calcext:value-type="float">
            <text:p>50</text:p>
          </table:table-cell>
          <table:table-cell office:value-type="float" office:value="47.36667" calcext:value-type="float">
            <text:p>47.36667</text:p>
          </table:table-cell>
          <table:table-cell office:value-type="float" office:value="1.053334" calcext:value-type="float">
            <text:p>1.053334</text:p>
          </table:table-cell>
          <table:table-cell office:value-type="float" office:value="6.949336" calcext:value-type="float">
            <text:p>6.949336</text:p>
          </table:table-cell>
          <table:table-cell office:value-type="float" office:value="-0.03024033" calcext:value-type="float">
            <text:p>-0.03024033</text:p>
          </table:table-cell>
        </table:table-row>
        <table:table-row table:style-name="ro1">
          <table:table-cell/>
          <table:table-cell office:value-type="float" office:value="16.68" calcext:value-type="float">
            <text:p>16.68</text:p>
          </table:table-cell>
          <table:table-cell office:value-type="float" office:value="50" calcext:value-type="float">
            <text:p>50</text:p>
          </table:table-cell>
          <table:table-cell office:value-type="float" office:value="48.43334" calcext:value-type="float">
            <text:p>48.43334</text:p>
          </table:table-cell>
          <table:table-cell office:value-type="float" office:value="0.6266663" calcext:value-type="float">
            <text:p>0.6266663</text:p>
          </table:table-cell>
          <table:table-cell office:value-type="float" office:value="6.949893" calcext:value-type="float">
            <text:p>6.949893</text:p>
          </table:table-cell>
          <table:table-cell office:value-type="float" office:value="-0.005878446" calcext:value-type="float">
            <text:p>-0.005878446</text:p>
          </table:table-cell>
        </table:table-row>
        <table:table-row table:style-name="ro1">
          <table:table-cell/>
          <table:table-cell office:value-type="float" office:value="16.688" calcext:value-type="float">
            <text:p>16.688</text:p>
          </table:table-cell>
          <table:table-cell office:value-type="float" office:value="50" calcext:value-type="float">
            <text:p>50</text:p>
          </table:table-cell>
          <table:table-cell office:value-type="float" office:value="48.7" calcext:value-type="float">
            <text:p>48.7</text:p>
          </table:table-cell>
          <table:table-cell office:value-type="float" office:value="0.5199997" calcext:value-type="float">
            <text:p>0.5199997</text:p>
          </table:table-cell>
          <table:table-cell office:value-type="float" office:value="6.950393" calcext:value-type="float">
            <text:p>6.950393</text:p>
          </table:table-cell>
          <table:table-cell office:value-type="float" office:value="-0.0001248468" calcext:value-type="float">
            <text:p>-0.0001248468</text:p>
          </table:table-cell>
        </table:table-row>
        <table:table-row table:style-name="ro1">
          <table:table-cell/>
          <table:table-cell office:value-type="float" office:value="16.696" calcext:value-type="float">
            <text:p>16.696</text:p>
          </table:table-cell>
          <table:table-cell office:value-type="float" office:value="50" calcext:value-type="float">
            <text:p>50</text:p>
          </table:table-cell>
          <table:table-cell office:value-type="float" office:value="51.46667" calcext:value-type="float">
            <text:p>51.46667</text:p>
          </table:table-cell>
          <table:table-cell office:value-type="float" office:value="-0.5866669" calcext:value-type="float">
            <text:p>-0.5866669</text:p>
          </table:table-cell>
          <table:table-cell office:value-type="float" office:value="6.950542" calcext:value-type="float">
            <text:p>6.950542</text:p>
          </table:table-cell>
          <table:table-cell office:value-type="float" office:value="0.0364376" calcext:value-type="float">
            <text:p>0.0364376</text:p>
          </table:table-cell>
        </table:table-row>
        <table:table-row table:style-name="ro1">
          <table:table-cell/>
          <table:table-cell office:value-type="float" office:value="16.704" calcext:value-type="float">
            <text:p>16.704</text:p>
          </table:table-cell>
          <table:table-cell office:value-type="float" office:value="50" calcext:value-type="float">
            <text:p>50</text:p>
          </table:table-cell>
          <table:table-cell office:value-type="float" office:value="49.6" calcext:value-type="float">
            <text:p>49.6</text:p>
          </table:table-cell>
          <table:table-cell office:value-type="float" office:value="0.1600006" calcext:value-type="float">
            <text:p>0.1600006</text:p>
          </table:table-cell>
          <table:table-cell office:value-type="float" office:value="6.95069" calcext:value-type="float">
            <text:p>6.95069</text:p>
          </table:table-cell>
          <table:table-cell office:value-type="float" office:value="0.0001370672" calcext:value-type="float">
            <text:p>0.0001370672</text:p>
          </table:table-cell>
        </table:table-row>
        <table:table-row table:style-name="ro1">
          <table:table-cell/>
          <table:table-cell office:value-type="float" office:value="16.713" calcext:value-type="float">
            <text:p>16.713</text:p>
          </table:table-cell>
          <table:table-cell office:value-type="float" office:value="50" calcext:value-type="float">
            <text:p>50</text:p>
          </table:table-cell>
          <table:table-cell office:value-type="float" office:value="47.93334" calcext:value-type="float">
            <text:p>47.93334</text:p>
          </table:table-cell>
          <table:table-cell office:value-type="float" office:value="0.8266663" calcext:value-type="float">
            <text:p>0.8266663</text:p>
          </table:table-cell>
          <table:table-cell office:value-type="float" office:value="6.951066" calcext:value-type="float">
            <text:p>6.951066</text:p>
          </table:table-cell>
          <table:table-cell office:value-type="float" office:value="-0.02190685" calcext:value-type="float">
            <text:p>-0.02190685</text:p>
          </table:table-cell>
        </table:table-row>
        <table:table-row table:style-name="ro1">
          <table:table-cell/>
          <table:table-cell office:value-type="float" office:value="16.724" calcext:value-type="float">
            <text:p>16.724</text:p>
          </table:table-cell>
          <table:table-cell office:value-type="float" office:value="50" calcext:value-type="float">
            <text:p>50</text:p>
          </table:table-cell>
          <table:table-cell office:value-type="float" office:value="47.93334" calcext:value-type="float">
            <text:p>47.93334</text:p>
          </table:table-cell>
          <table:table-cell office:value-type="float" office:value="0.8266663" calcext:value-type="float">
            <text:p>0.8266663</text:p>
          </table:table-cell>
          <table:table-cell office:value-type="float" office:value="6.951585" calcext:value-type="float">
            <text:p>6.951585</text:p>
          </table:table-cell>
          <table:table-cell office:value-type="float" office:value="-0.01445839" calcext:value-type="float">
            <text:p>-0.01445839</text:p>
          </table:table-cell>
        </table:table-row>
        <table:table-row table:style-name="ro1">
          <table:table-cell/>
          <table:table-cell office:value-type="float" office:value="16.733" calcext:value-type="float">
            <text:p>16.733</text:p>
          </table:table-cell>
          <table:table-cell office:value-type="float" office:value="50" calcext:value-type="float">
            <text:p>50</text:p>
          </table:table-cell>
          <table:table-cell office:value-type="float" office:value="52.36667" calcext:value-type="float">
            <text:p>52.36667</text:p>
          </table:table-cell>
          <table:table-cell office:value-type="float" office:value="-0.946666" calcext:value-type="float">
            <text:p>-0.946666</text:p>
          </table:table-cell>
          <table:table-cell office:value-type="float" office:value="6.951521" calcext:value-type="float">
            <text:p>6.951521</text:p>
          </table:table-cell>
          <table:table-cell office:value-type="float" office:value="0.04897758" calcext:value-type="float">
            <text:p>0.04897758</text:p>
          </table:table-cell>
        </table:table-row>
        <table:table-row table:style-name="ro1">
          <table:table-cell/>
          <table:table-cell office:value-type="float" office:value="16.741" calcext:value-type="float">
            <text:p>16.741</text:p>
          </table:table-cell>
          <table:table-cell office:value-type="float" office:value="50" calcext:value-type="float">
            <text:p>50</text:p>
          </table:table-cell>
          <table:table-cell office:value-type="float" office:value="48.5" calcext:value-type="float">
            <text:p>48.5</text:p>
          </table:table-cell>
          <table:table-cell office:value-type="float" office:value="0.6" calcext:value-type="float">
            <text:p>0.6</text:p>
          </table:table-cell>
          <table:table-cell office:value-type="float" office:value="6.951756" calcext:value-type="float">
            <text:p>6.951756</text:p>
          </table:table-cell>
          <table:table-cell office:value-type="float" office:value="-0.02165399" calcext:value-type="float">
            <text:p>-0.02165399</text:p>
          </table:table-cell>
        </table:table-row>
        <table:table-row table:style-name="ro1">
          <table:table-cell/>
          <table:table-cell office:value-type="float" office:value="16.749" calcext:value-type="float">
            <text:p>16.749</text:p>
          </table:table-cell>
          <table:table-cell office:value-type="float" office:value="50" calcext:value-type="float">
            <text:p>50</text:p>
          </table:table-cell>
          <table:table-cell office:value-type="float" office:value="46.86666" calcext:value-type="float">
            <text:p>46.86666</text:p>
          </table:table-cell>
          <table:table-cell office:value-type="float" office:value="1.253334" calcext:value-type="float">
            <text:p>1.253334</text:p>
          </table:table-cell>
          <table:table-cell office:value-type="float" office:value="6.952248" calcext:value-type="float">
            <text:p>6.952248</text:p>
          </table:table-cell>
          <table:table-cell office:value-type="float" office:value="-0.03455212" calcext:value-type="float">
            <text:p>-0.03455212</text:p>
          </table:table-cell>
        </table:table-row>
        <table:table-row table:style-name="ro1">
          <table:table-cell/>
          <table:table-cell office:value-type="float" office:value="16.758" calcext:value-type="float">
            <text:p>16.758</text:p>
          </table:table-cell>
          <table:table-cell office:value-type="float" office:value="50" calcext:value-type="float">
            <text:p>50</text:p>
          </table:table-cell>
          <table:table-cell office:value-type="float" office:value="49.33333" calcext:value-type="float">
            <text:p>49.33333</text:p>
          </table:table-cell>
          <table:table-cell office:value-type="float" office:value="0.2666672" calcext:value-type="float">
            <text:p>0.2666672</text:p>
          </table:table-cell>
          <table:table-cell office:value-type="float" office:value="6.95268" calcext:value-type="float">
            <text:p>6.95268</text:p>
          </table:table-cell>
          <table:table-cell office:value-type="float" office:value="0.009063763" calcext:value-type="float">
            <text:p>0.009063763</text:p>
          </table:table-cell>
        </table:table-row>
        <table:table-row table:style-name="ro1">
          <table:table-cell/>
          <table:table-cell office:value-type="float" office:value="16.766" calcext:value-type="float">
            <text:p>16.766</text:p>
          </table:table-cell>
          <table:table-cell office:value-type="float" office:value="50" calcext:value-type="float">
            <text:p>50</text:p>
          </table:table-cell>
          <table:table-cell office:value-type="float" office:value="53.1" calcext:value-type="float">
            <text:p>53.1</text:p>
          </table:table-cell>
          <table:table-cell office:value-type="float" office:value="-1.239999" calcext:value-type="float">
            <text:p>-1.239999</text:p>
          </table:table-cell>
          <table:table-cell office:value-type="float" office:value="6.952559" calcext:value-type="float">
            <text:p>6.952559</text:p>
          </table:table-cell>
          <table:table-cell office:value-type="float" office:value="0.05570198" calcext:value-type="float">
            <text:p>0.05570198</text:p>
          </table:table-cell>
        </table:table-row>
        <table:table-row table:style-name="ro1">
          <table:table-cell/>
          <table:table-cell office:value-type="float" office:value="16.772" calcext:value-type="float">
            <text:p>16.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80001" calcext:value-type="float">
            <text:p>-28.8000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16.774" calcext:value-type="float">
            <text:p>16.774</text:p>
          </table:table-cell>
          <table:table-cell office:value-type="float" office:value="50" calcext:value-type="float">
            <text:p>50</text:p>
          </table:table-cell>
          <table:table-cell office:value-type="float" office:value="50.16667" calcext:value-type="float">
            <text:p>50.16667</text:p>
          </table:table-cell>
          <table:table-cell office:value-type="float" office:value="-0.06666718" calcext:value-type="float">
            <text:p>-0.06666718</text:p>
          </table:table-cell>
          <table:table-cell office:value-type="float" office:value="6.952461" calcext:value-type="float">
            <text:p>6.952461</text:p>
          </table:table-cell>
          <table:table-cell office:value-type="float" office:value="-0.001956867" calcext:value-type="float">
            <text:p>-0.001956867</text:p>
          </table:table-cell>
        </table:table-row>
        <table:table-row table:style-name="ro1">
          <table:table-cell/>
          <table:table-cell office:value-type="float" office:value="16.782" calcext:value-type="float">
            <text:p>16.782</text:p>
          </table:table-cell>
          <table:table-cell office:value-type="float" office:value="50" calcext:value-type="float">
            <text:p>50</text:p>
          </table:table-cell>
          <table:table-cell office:value-type="float" office:value="46.8" calcext:value-type="float">
            <text:p>46.8</text:p>
          </table:table-cell>
          <table:table-cell office:value-type="float" office:value="1.28" calcext:value-type="float">
            <text:p>1.28</text:p>
          </table:table-cell>
          <table:table-cell office:value-type="float" office:value="6.952767" calcext:value-type="float">
            <text:p>6.952767</text:p>
          </table:table-cell>
          <table:table-cell office:value-type="float" office:value="-0.04577075" calcext:value-type="float">
            <text:p>-0.04577075</text:p>
          </table:table-cell>
        </table:table-row>
        <table:table-row table:style-name="ro1">
          <table:table-cell/>
          <table:table-cell office:value-type="float" office:value="16.794" calcext:value-type="float">
            <text:p>16.794</text:p>
          </table:table-cell>
          <table:table-cell office:value-type="float" office:value="50" calcext:value-type="float">
            <text:p>50</text:p>
          </table:table-cell>
          <table:table-cell office:value-type="float" office:value="50.13334" calcext:value-type="float">
            <text:p>50.13334</text:p>
          </table:table-cell>
          <table:table-cell office:value-type="float" office:value="-0.05333405" calcext:value-type="float">
            <text:p>-0.05333405</text:p>
          </table:table-cell>
          <table:table-cell office:value-type="float" office:value="6.952965" calcext:value-type="float">
            <text:p>6.952965</text:p>
          </table:table-cell>
          <table:table-cell office:value-type="float" office:value="0.01287655" calcext:value-type="float">
            <text:p>0.01287655</text:p>
          </table:table-cell>
        </table:table-row>
        <table:table-row table:style-name="ro1">
          <table:table-cell/>
          <table:table-cell office:value-type="float" office:value="16.803" calcext:value-type="float">
            <text:p>16.803</text:p>
          </table:table-cell>
          <table:table-cell office:value-type="float" office:value="50" calcext:value-type="float">
            <text:p>50</text:p>
          </table:table-cell>
          <table:table-cell office:value-type="float" office:value="50.3" calcext:value-type="float">
            <text:p>50.3</text:p>
          </table:table-cell>
          <table:table-cell office:value-type="float" office:value="-0.1199997" calcext:value-type="float">
            <text:p>-0.1199997</text:p>
          </table:table-cell>
          <table:table-cell office:value-type="float" office:value="6.95305" calcext:value-type="float">
            <text:p>6.95305</text:p>
          </table:table-cell>
          <table:table-cell office:value-type="float" office:value="0.0106986" calcext:value-type="float">
            <text:p>0.0106986</text:p>
          </table:table-cell>
        </table:table-row>
        <table:table-row table:style-name="ro1">
          <table:table-cell/>
          <table:table-cell office:value-type="float" office:value="16.812" calcext:value-type="float">
            <text:p>16.812</text:p>
          </table:table-cell>
          <table:table-cell office:value-type="float" office:value="50" calcext:value-type="float">
            <text:p>50</text:p>
          </table:table-cell>
          <table:table-cell office:value-type="float" office:value="50.06667" calcext:value-type="float">
            <text:p>50.06667</text:p>
          </table:table-cell>
          <table:table-cell office:value-type="float" office:value="-0.02666626" calcext:value-type="float">
            <text:p>-0.02666626</text:p>
          </table:table-cell>
          <table:table-cell office:value-type="float" office:value="6.953088" calcext:value-type="float">
            <text:p>6.953088</text:p>
          </table:table-cell>
          <table:table-cell office:value-type="float" office:value="0.003338964" calcext:value-type="float">
            <text:p>0.003338964</text:p>
          </table:table-cell>
        </table:table-row>
        <table:table-row table:style-name="ro1">
          <table:table-cell/>
          <table:table-cell office:value-type="float" office:value="16.82" calcext:value-type="float">
            <text:p>16.82</text:p>
          </table:table-cell>
          <table:table-cell office:value-type="float" office:value="50" calcext:value-type="float">
            <text:p>50</text:p>
          </table:table-cell>
          <table:table-cell office:value-type="float" office:value="48.83333" calcext:value-type="float">
            <text:p>48.83333</text:p>
          </table:table-cell>
          <table:table-cell office:value-type="float" office:value="0.4666672" calcext:value-type="float">
            <text:p>0.4666672</text:p>
          </table:table-cell>
          <table:table-cell office:value-type="float" office:value="6.95328" calcext:value-type="float">
            <text:p>6.95328</text:p>
          </table:table-cell>
          <table:table-cell office:value-type="float" office:value="-0.01434334" calcext:value-type="float">
            <text:p>-0.01434334</text:p>
          </table:table-cell>
        </table:table-row>
        <table:table-row table:style-name="ro1">
          <table:table-cell/>
          <table:table-cell office:value-type="float" office:value="16.828" calcext:value-type="float">
            <text:p>16.828</text:p>
          </table:table-cell>
          <table:table-cell office:value-type="float" office:value="50" calcext:value-type="float">
            <text:p>50</text:p>
          </table:table-cell>
          <table:table-cell office:value-type="float" office:value="49.7" calcext:value-type="float">
            <text:p>49.7</text:p>
          </table:table-cell>
          <table:table-cell office:value-type="float" office:value="0.1199997" calcext:value-type="float">
            <text:p>0.1199997</text:p>
          </table:table-cell>
          <table:table-cell office:value-type="float" office:value="6.953432" calcext:value-type="float">
            <text:p>6.953432</text:p>
          </table:table-cell>
          <table:table-cell office:value-type="float" office:value="0.00226016" calcext:value-type="float">
            <text:p>0.00226016</text:p>
          </table:table-cell>
        </table:table-row>
        <table:table-row table:style-name="ro1">
          <table:table-cell/>
          <table:table-cell office:value-type="float" office:value="16.836" calcext:value-type="float">
            <text:p>16.836</text:p>
          </table:table-cell>
          <table:table-cell office:value-type="float" office:value="50" calcext:value-type="float">
            <text:p>50</text:p>
          </table:table-cell>
          <table:table-cell office:value-type="float" office:value="48.53333" calcext:value-type="float">
            <text:p>48.53333</text:p>
          </table:table-cell>
          <table:table-cell office:value-type="float" office:value="0.5866669" calcext:value-type="float">
            <text:p>0.5866669</text:p>
          </table:table-cell>
          <table:table-cell office:value-type="float" office:value="6.953706" calcext:value-type="float">
            <text:p>6.953706</text:p>
          </table:table-cell>
          <table:table-cell office:value-type="float" office:value="-0.01386315" calcext:value-type="float">
            <text:p>-0.01386315</text:p>
          </table:table-cell>
        </table:table-row>
        <table:table-row table:style-name="ro1">
          <table:table-cell/>
          <table:table-cell office:value-type="float" office:value="16.844" calcext:value-type="float">
            <text:p>16.844</text:p>
          </table:table-cell>
          <table:table-cell office:value-type="float" office:value="50" calcext:value-type="float">
            <text:p>50</text:p>
          </table:table-cell>
          <table:table-cell office:value-type="float" office:value="49.4" calcext:value-type="float">
            <text:p>49.4</text:p>
          </table:table-cell>
          <table:table-cell office:value-type="float" office:value="0.2399994" calcext:value-type="float">
            <text:p>0.2399994</text:p>
          </table:table-cell>
          <table:table-cell office:value-type="float" office:value="6.953962" calcext:value-type="float">
            <text:p>6.953962</text:p>
          </table:table-cell>
          <table:table-cell office:value-type="float" office:value="0.002012807" calcext:value-type="float">
            <text:p>0.002012807</text:p>
          </table:table-cell>
        </table:table-row>
        <table:table-row table:style-name="ro1">
          <table:table-cell/>
          <table:table-cell office:value-type="float" office:value="16.852" calcext:value-type="float">
            <text:p>16.852</text:p>
          </table:table-cell>
          <table:table-cell office:value-type="float" office:value="50" calcext:value-type="float">
            <text:p>50</text:p>
          </table:table-cell>
          <table:table-cell office:value-type="float" office:value="48.53333" calcext:value-type="float">
            <text:p>48.53333</text:p>
          </table:table-cell>
          <table:table-cell office:value-type="float" office:value="0.5866669" calcext:value-type="float">
            <text:p>0.5866669</text:p>
          </table:table-cell>
          <table:table-cell office:value-type="float" office:value="6.954307" calcext:value-type="float">
            <text:p>6.954307</text:p>
          </table:table-cell>
          <table:table-cell office:value-type="float" office:value="-0.01007143" calcext:value-type="float">
            <text:p>-0.01007143</text:p>
          </table:table-cell>
        </table:table-row>
        <table:table-row table:style-name="ro1">
          <table:table-cell/>
          <table:table-cell office:value-type="float" office:value="16.861" calcext:value-type="float">
            <text:p>16.861</text:p>
          </table:table-cell>
          <table:table-cell office:value-type="float" office:value="50" calcext:value-type="float">
            <text:p>50</text:p>
          </table:table-cell>
          <table:table-cell office:value-type="float" office:value="51.1" calcext:value-type="float">
            <text:p>51.1</text:p>
          </table:table-cell>
          <table:table-cell office:value-type="float" office:value="-0.4399994" calcext:value-type="float">
            <text:p>-0.4399994</text:p>
          </table:table-cell>
          <table:table-cell office:value-type="float" office:value="6.954413" calcext:value-type="float">
            <text:p>6.954413</text:p>
          </table:table-cell>
          <table:table-cell office:value-type="float" office:value="0.02703167" calcext:value-type="float">
            <text:p>0.02703167</text:p>
          </table:table-cell>
        </table:table-row>
        <table:table-row table:style-name="ro1">
          <table:table-cell/>
          <table:table-cell office:value-type="float" office:value="16.871" calcext:value-type="float">
            <text:p>16.871</text:p>
          </table:table-cell>
          <table:table-cell office:value-type="float" office:value="50" calcext:value-type="float">
            <text:p>50</text:p>
          </table:table-cell>
          <table:table-cell office:value-type="float" office:value="49.66667" calcext:value-type="float">
            <text:p>49.66667</text:p>
          </table:table-cell>
          <table:table-cell office:value-type="float" office:value="0.1333328" calcext:value-type="float">
            <text:p>0.1333328</text:p>
          </table:table-cell>
          <table:table-cell office:value-type="float" office:value="6.954539" calcext:value-type="float">
            <text:p>6.954539</text:p>
          </table:table-cell>
          <table:table-cell office:value-type="float" office:value="-0.0005378192" calcext:value-type="float">
            <text:p>-0.0005378192</text:p>
          </table:table-cell>
        </table:table-row>
        <table:table-row table:style-name="ro1">
          <table:table-cell/>
          <table:table-cell office:value-type="float" office:value="16.879" calcext:value-type="float">
            <text:p>16.879</text:p>
          </table:table-cell>
          <table:table-cell office:value-type="float" office:value="50" calcext:value-type="float">
            <text:p>50</text:p>
          </table:table-cell>
          <table:table-cell office:value-type="float" office:value="49.03333" calcext:value-type="float">
            <text:p>49.03333</text:p>
          </table:table-cell>
          <table:table-cell office:value-type="float" office:value="0.3866669" calcext:value-type="float">
            <text:p>0.3866669</text:p>
          </table:table-cell>
          <table:table-cell office:value-type="float" office:value="6.95478" calcext:value-type="float">
            <text:p>6.95478</text:p>
          </table:table-cell>
          <table:table-cell office:value-type="float" office:value="-0.008704288" calcext:value-type="float">
            <text:p>-0.008704288</text:p>
          </table:table-cell>
        </table:table-row>
        <table:table-row table:style-name="ro1">
          <table:table-cell/>
          <table:table-cell office:value-type="float" office:value="16.887" calcext:value-type="float">
            <text:p>16.887</text:p>
          </table:table-cell>
          <table:table-cell office:value-type="float" office:value="50" calcext:value-type="float">
            <text:p>50</text:p>
          </table:table-cell>
          <table:table-cell office:value-type="float" office:value="48.03333" calcext:value-type="float">
            <text:p>48.03333</text:p>
          </table:table-cell>
          <table:table-cell office:value-type="float" office:value="0.7866669" calcext:value-type="float">
            <text:p>0.7866669</text:p>
          </table:table-cell>
          <table:table-cell office:value-type="float" office:value="6.955146" calcext:value-type="float">
            <text:p>6.955146</text:p>
          </table:table-cell>
          <table:table-cell office:value-type="float" office:value="-0.0185966" calcext:value-type="float">
            <text:p>-0.0185966</text:p>
          </table:table-cell>
        </table:table-row>
        <table:table-row table:style-name="ro1">
          <table:table-cell/>
          <table:table-cell office:value-type="float" office:value="16.895" calcext:value-type="float">
            <text:p>16.895</text:p>
          </table:table-cell>
          <table:table-cell office:value-type="float" office:value="50" calcext:value-type="float">
            <text:p>50</text:p>
          </table:table-cell>
          <table:table-cell office:value-type="float" office:value="52.06666" calcext:value-type="float">
            <text:p>52.06666</text:p>
          </table:table-cell>
          <table:table-cell office:value-type="float" office:value="-0.8266663" calcext:value-type="float">
            <text:p>-0.8266663</text:p>
          </table:table-cell>
          <table:table-cell office:value-type="float" office:value="6.955155" calcext:value-type="float">
            <text:p>6.955155</text:p>
          </table:table-cell>
          <table:table-cell office:value-type="float" office:value="0.04059472" calcext:value-type="float">
            <text:p>0.04059472</text:p>
          </table:table-cell>
        </table:table-row>
        <table:table-row table:style-name="ro1">
          <table:table-cell/>
          <table:table-cell office:value-type="float" office:value="16.904" calcext:value-type="float">
            <text:p>16.904</text:p>
          </table:table-cell>
          <table:table-cell office:value-type="float" office:value="50" calcext:value-type="float">
            <text:p>50</text:p>
          </table:table-cell>
          <table:table-cell office:value-type="float" office:value="51.23333" calcext:value-type="float">
            <text:p>51.23333</text:p>
          </table:table-cell>
          <table:table-cell office:value-type="float" office:value="-0.4933334" calcext:value-type="float">
            <text:p>-0.4933334</text:p>
          </table:table-cell>
          <table:table-cell office:value-type="float" office:value="6.954999" calcext:value-type="float">
            <text:p>6.954999</text:p>
          </table:table-cell>
          <table:table-cell office:value-type="float" office:value="0.01660537" calcext:value-type="float">
            <text:p>0.01660537</text:p>
          </table:table-cell>
        </table:table-row>
        <table:table-row table:style-name="ro1">
          <table:table-cell/>
          <table:table-cell office:value-type="float" office:value="16.912" calcext:value-type="float">
            <text:p>16.912</text:p>
          </table:table-cell>
          <table:table-cell office:value-type="float" office:value="50" calcext:value-type="float">
            <text:p>50</text:p>
          </table:table-cell>
          <table:table-cell office:value-type="float" office:value="50.33333" calcext:value-type="float">
            <text:p>50.33333</text:p>
          </table:table-cell>
          <table:table-cell office:value-type="float" office:value="-0.1333328" calcext:value-type="float">
            <text:p>-0.1333328</text:p>
          </table:table-cell>
          <table:table-cell office:value-type="float" office:value="6.954853" calcext:value-type="float">
            <text:p>6.954853</text:p>
          </table:table-cell>
          <table:table-cell office:value-type="float" office:value="-0.0009205789" calcext:value-type="float">
            <text:p>-0.0009205789</text:p>
          </table:table-cell>
        </table:table-row>
        <table:table-row table:style-name="ro1">
          <table:table-cell/>
          <table:table-cell office:value-type="float" office:value="16.92" calcext:value-type="float">
            <text:p>16.92</text:p>
          </table:table-cell>
          <table:table-cell office:value-type="float" office:value="50" calcext:value-type="float">
            <text:p>50</text:p>
          </table:table-cell>
          <table:table-cell office:value-type="float" office:value="49.43334" calcext:value-type="float">
            <text:p>49.43334</text:p>
          </table:table-cell>
          <table:table-cell office:value-type="float" office:value="0.2266663" calcext:value-type="float">
            <text:p>0.2266663</text:p>
          </table:table-cell>
          <table:table-cell office:value-type="float" office:value="6.954825" calcext:value-type="float">
            <text:p>6.954825</text:p>
          </table:table-cell>
          <table:table-cell office:value-type="float" office:value="-0.01248768" calcext:value-type="float">
            <text:p>-0.01248768</text:p>
          </table:table-cell>
        </table:table-row>
        <table:table-row table:style-name="ro1">
          <table:table-cell/>
          <table:table-cell office:value-type="float" office:value="16.928" calcext:value-type="float">
            <text:p>16.928</text:p>
          </table:table-cell>
          <table:table-cell office:value-type="float" office:value="50" calcext:value-type="float">
            <text:p>50</text:p>
          </table:table-cell>
          <table:table-cell office:value-type="float" office:value="49.76667" calcext:value-type="float">
            <text:p>49.76667</text:p>
          </table:table-cell>
          <table:table-cell office:value-type="float" office:value="0.09333344" calcext:value-type="float">
            <text:p>0.09333344</text:p>
          </table:table-cell>
          <table:table-cell office:value-type="float" office:value="6.954834" calcext:value-type="float">
            <text:p>6.954834</text:p>
          </table:table-cell>
          <table:table-cell office:value-type="float" office:value="-0.004091229" calcext:value-type="float">
            <text:p>-0.004091229</text:p>
          </table:table-cell>
        </table:table-row>
        <table:table-row table:style-name="ro1">
          <table:table-cell/>
          <table:table-cell office:value-type="float" office:value="16.937" calcext:value-type="float">
            <text:p>16.937</text:p>
          </table:table-cell>
          <table:table-cell office:value-type="float" office:value="50" calcext:value-type="float">
            <text:p>50</text:p>
          </table:table-cell>
          <table:table-cell office:value-type="float" office:value="51.33333" calcext:value-type="float">
            <text:p>51.33333</text:p>
          </table:table-cell>
          <table:table-cell office:value-type="float" office:value="-0.5333328" calcext:value-type="float">
            <text:p>-0.5333328</text:p>
          </table:table-cell>
          <table:table-cell office:value-type="float" office:value="6.954684" calcext:value-type="float">
            <text:p>6.954684</text:p>
          </table:table-cell>
          <table:table-cell office:value-type="float" office:value="0.0178979" calcext:value-type="float">
            <text:p>0.0178979</text:p>
          </table:table-cell>
        </table:table-row>
        <table:table-row table:style-name="ro1">
          <table:table-cell/>
          <table:table-cell office:value-type="float" office:value="16.945" calcext:value-type="float">
            <text:p>16.945</text:p>
          </table:table-cell>
          <table:table-cell office:value-type="float" office:value="50" calcext:value-type="float">
            <text:p>50</text:p>
          </table:table-cell>
          <table:table-cell office:value-type="float" office:value="47.43333" calcext:value-type="float">
            <text:p>47.43333</text:p>
          </table:table-cell>
          <table:table-cell office:value-type="float" office:value="1.026666" calcext:value-type="float">
            <text:p>1.026666</text:p>
          </table:table-cell>
          <table:table-cell office:value-type="float" office:value="6.954916" calcext:value-type="float">
            <text:p>6.954916</text:p>
          </table:table-cell>
          <table:table-cell office:value-type="float" office:value="-0.03930899" calcext:value-type="float">
            <text:p>-0.03930899</text:p>
          </table:table-cell>
        </table:table-row>
        <table:table-row table:style-name="ro1">
          <table:table-cell/>
          <table:table-cell office:value-type="float" office:value="16.953" calcext:value-type="float">
            <text:p>16.953</text:p>
          </table:table-cell>
          <table:table-cell office:value-type="float" office:value="50" calcext:value-type="float">
            <text:p>50</text:p>
          </table:table-cell>
          <table:table-cell office:value-type="float" office:value="48.53333" calcext:value-type="float">
            <text:p>48.53333</text:p>
          </table:table-cell>
          <table:table-cell office:value-type="float" office:value="0.5866669" calcext:value-type="float">
            <text:p>0.5866669</text:p>
          </table:table-cell>
          <table:table-cell office:value-type="float" office:value="6.955262" calcext:value-type="float">
            <text:p>6.955262</text:p>
          </table:table-cell>
          <table:table-cell office:value-type="float" office:value="-0.01142371" calcext:value-type="float">
            <text:p>-0.01142371</text:p>
          </table:table-cell>
        </table:table-row>
        <table:table-row table:style-name="ro1">
          <table:table-cell/>
          <table:table-cell office:value-type="float" office:value="16.961" calcext:value-type="float">
            <text:p>16.961</text:p>
          </table:table-cell>
          <table:table-cell office:value-type="float" office:value="50" calcext:value-type="float">
            <text:p>50</text:p>
          </table:table-cell>
          <table:table-cell office:value-type="float" office:value="51.5" calcext:value-type="float">
            <text:p>51.5</text:p>
          </table:table-cell>
          <table:table-cell office:value-type="float" office:value="-0.6" calcext:value-type="float">
            <text:p>-0.6</text:p>
          </table:table-cell>
          <table:table-cell office:value-type="float" office:value="6.955309" calcext:value-type="float">
            <text:p>6.955309</text:p>
          </table:table-cell>
          <table:table-cell office:value-type="float" office:value="0.03162035" calcext:value-type="float">
            <text:p>0.03162035</text:p>
          </table:table-cell>
        </table:table-row>
        <table:table-row table:style-name="ro1">
          <table:table-cell/>
          <table:table-cell office:value-type="float" office:value="16.969" calcext:value-type="float">
            <text:p>16.969</text:p>
          </table:table-cell>
          <table:table-cell office:value-type="float" office:value="50" calcext:value-type="float">
            <text:p>50</text:p>
          </table:table-cell>
          <table:table-cell office:value-type="float" office:value="50.86667" calcext:value-type="float">
            <text:p>50.86667</text:p>
          </table:table-cell>
          <table:table-cell office:value-type="float" office:value="-0.346666" calcext:value-type="float">
            <text:p>-0.346666</text:p>
          </table:table-cell>
          <table:table-cell office:value-type="float" office:value="6.95524" calcext:value-type="float">
            <text:p>6.95524</text:p>
          </table:table-cell>
          <table:table-cell office:value-type="float" office:value="0.01314241" calcext:value-type="float">
            <text:p>0.01314241</text:p>
          </table:table-cell>
        </table:table-row>
        <table:table-row table:style-name="ro1">
          <table:table-cell/>
          <table:table-cell office:value-type="float" office:value="16.977" calcext:value-type="float">
            <text:p>16.977</text:p>
          </table:table-cell>
          <table:table-cell office:value-type="float" office:value="50" calcext:value-type="float">
            <text:p>50</text:p>
          </table:table-cell>
          <table:table-cell office:value-type="float" office:value="48.13334" calcext:value-type="float">
            <text:p>48.13334</text:p>
          </table:table-cell>
          <table:table-cell office:value-type="float" office:value="0.746666" calcext:value-type="float">
            <text:p>0.746666</text:p>
          </table:table-cell>
          <table:table-cell office:value-type="float" office:value="6.95541" calcext:value-type="float">
            <text:p>6.95541</text:p>
          </table:table-cell>
          <table:table-cell office:value-type="float" office:value="-0.02714331" calcext:value-type="float">
            <text:p>-0.02714331</text:p>
          </table:table-cell>
        </table:table-row>
        <table:table-row table:style-name="ro1">
          <table:table-cell/>
          <table:table-cell office:value-type="float" office:value="16.985" calcext:value-type="float">
            <text:p>16.985</text:p>
          </table:table-cell>
          <table:table-cell office:value-type="float" office:value="50" calcext:value-type="float">
            <text:p>50</text:p>
          </table:table-cell>
          <table:table-cell office:value-type="float" office:value="48.06667" calcext:value-type="float">
            <text:p>48.06667</text:p>
          </table:table-cell>
          <table:table-cell office:value-type="float" office:value="0.7733337" calcext:value-type="float">
            <text:p>0.7733337</text:p>
          </table:table-cell>
          <table:table-cell office:value-type="float" office:value="6.955751" calcext:value-type="float">
            <text:p>6.955751</text:p>
          </table:table-cell>
          <table:table-cell office:value-type="float" office:value="-0.01933687" calcext:value-type="float">
            <text:p>-0.01933687</text:p>
          </table:table-cell>
        </table:table-row>
        <table:table-row table:style-name="ro1">
          <table:table-cell/>
          <table:table-cell office:value-type="float" office:value="16.994" calcext:value-type="float">
            <text:p>16.994</text:p>
          </table:table-cell>
          <table:table-cell office:value-type="float" office:value="50" calcext:value-type="float">
            <text:p>50</text:p>
          </table:table-cell>
          <table:table-cell office:value-type="float" office:value="50.2" calcext:value-type="float">
            <text:p>50.2</text:p>
          </table:table-cell>
          <table:table-cell office:value-type="float" office:value="-0.08000031" calcext:value-type="float">
            <text:p>-0.08000031</text:p>
          </table:table-cell>
          <table:table-cell office:value-type="float" office:value="6.955959" calcext:value-type="float">
            <text:p>6.955959</text:p>
          </table:table-cell>
          <table:table-cell office:value-type="float" office:value="0.01501045" calcext:value-type="float">
            <text:p>0.01501045</text:p>
          </table:table-cell>
        </table:table-row>
        <table:table-row table:style-name="ro1">
          <table:table-cell/>
          <table:table-cell office:value-type="float" office:value="17.003" calcext:value-type="float">
            <text:p>17.003</text:p>
          </table:table-cell>
          <table:table-cell office:value-type="float" office:value="50" calcext:value-type="float">
            <text:p>50</text:p>
          </table:table-cell>
          <table:table-cell office:value-type="float" office:value="51.16667" calcext:value-type="float">
            <text:p>51.16667</text:p>
          </table:table-cell>
          <table:table-cell office:value-type="float" office:value="-0.4666672" calcext:value-type="float">
            <text:p>-0.4666672</text:p>
          </table:table-cell>
          <table:table-cell office:value-type="float" office:value="6.955952" calcext:value-type="float">
            <text:p>6.955952</text:p>
          </table:table-cell>
          <table:table-cell office:value-type="float" office:value="0.02296679" calcext:value-type="float">
            <text:p>0.02296679</text:p>
          </table:table-cell>
        </table:table-row>
        <table:table-row table:style-name="ro1">
          <table:table-cell/>
          <table:table-cell office:value-type="float" office:value="17.011" calcext:value-type="float">
            <text:p>17.011</text:p>
          </table:table-cell>
          <table:table-cell office:value-type="float" office:value="50" calcext:value-type="float">
            <text:p>50</text:p>
          </table:table-cell>
          <table:table-cell office:value-type="float" office:value="49.8" calcext:value-type="float">
            <text:p>49.8</text:p>
          </table:table-cell>
          <table:table-cell office:value-type="float" office:value="0.08000031" calcext:value-type="float">
            <text:p>0.08000031</text:p>
          </table:table-cell>
          <table:table-cell office:value-type="float" office:value="6.955977" calcext:value-type="float">
            <text:p>6.955977</text:p>
          </table:table-cell>
          <table:table-cell office:value-type="float" office:value="-0.002881984" calcext:value-type="float">
            <text:p>-0.002881984</text:p>
          </table:table-cell>
        </table:table-row>
        <table:table-row table:style-name="ro1">
          <table:table-cell/>
          <table:table-cell office:value-type="float" office:value="17.019" calcext:value-type="float">
            <text:p>17.019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1.2" calcext:value-type="float">
            <text:p>1.2</text:p>
          </table:table-cell>
          <table:table-cell office:value-type="float" office:value="6.956387" calcext:value-type="float">
            <text:p>6.956387</text:p>
          </table:table-cell>
          <table:table-cell office:value-type="float" office:value="-0.03880441" calcext:value-type="float">
            <text:p>-0.03880441</text:p>
          </table:table-cell>
        </table:table-row>
        <table:table-row table:style-name="ro1">
          <table:table-cell/>
          <table:table-cell office:value-type="float" office:value="17.022" calcext:value-type="float">
            <text:p>17.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80001" calcext:value-type="float">
            <text:p>-28.8000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17.027" calcext:value-type="float">
            <text:p>17.02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.956649" calcext:value-type="float">
            <text:p>6.956649</text:p>
          </table:table-cell>
          <table:table-cell office:value-type="float" office:value="0.0139892" calcext:value-type="float">
            <text:p>0.0139892</text:p>
          </table:table-cell>
        </table:table-row>
        <table:table-row table:style-name="ro1">
          <table:table-cell/>
          <table:table-cell office:value-type="float" office:value="17.035" calcext:value-type="float">
            <text:p>17.035</text:p>
          </table:table-cell>
          <table:table-cell office:value-type="float" office:value="50" calcext:value-type="float">
            <text:p>50</text:p>
          </table:table-cell>
          <table:table-cell office:value-type="float" office:value="49.33333" calcext:value-type="float">
            <text:p>49.33333</text:p>
          </table:table-cell>
          <table:table-cell office:value-type="float" office:value="0.2666672" calcext:value-type="float">
            <text:p>0.2666672</text:p>
          </table:table-cell>
          <table:table-cell office:value-type="float" office:value="6.956904" calcext:value-type="float">
            <text:p>6.956904</text:p>
          </table:table-cell>
          <table:table-cell office:value-type="float" office:value="0.0007129478" calcext:value-type="float">
            <text:p>0.0007129478</text:p>
          </table:table-cell>
        </table:table-row>
        <table:table-row table:style-name="ro1">
          <table:table-cell/>
          <table:table-cell office:value-type="float" office:value="17.043" calcext:value-type="float">
            <text:p>17.043</text:p>
          </table:table-cell>
          <table:table-cell office:value-type="float" office:value="50" calcext:value-type="float">
            <text:p>50</text:p>
          </table:table-cell>
          <table:table-cell office:value-type="float" office:value="49.7" calcext:value-type="float">
            <text:p>49.7</text:p>
          </table:table-cell>
          <table:table-cell office:value-type="float" office:value="0.1199997" calcext:value-type="float">
            <text:p>0.1199997</text:p>
          </table:table-cell>
          <table:table-cell office:value-type="float" office:value="6.957113" calcext:value-type="float">
            <text:p>6.957113</text:p>
          </table:table-cell>
          <table:table-cell office:value-type="float" office:value="0.005324843" calcext:value-type="float">
            <text:p>0.005324843</text:p>
          </table:table-cell>
        </table:table-row>
        <table:table-row table:style-name="ro1">
          <table:table-cell/>
          <table:table-cell office:value-type="float" office:value="17.052" calcext:value-type="float">
            <text:p>17.052</text:p>
          </table:table-cell>
          <table:table-cell office:value-type="float" office:value="50" calcext:value-type="float">
            <text:p>50</text:p>
          </table:table-cell>
          <table:table-cell office:value-type="float" office:value="47.8" calcext:value-type="float">
            <text:p>47.8</text:p>
          </table:table-cell>
          <table:table-cell office:value-type="float" office:value="0.8800003" calcext:value-type="float">
            <text:p>0.8800003</text:p>
          </table:table-cell>
          <table:table-cell office:value-type="float" office:value="6.957549" calcext:value-type="float">
            <text:p>6.957549</text:p>
          </table:table-cell>
          <table:table-cell office:value-type="float" office:value="-0.02145915" calcext:value-type="float">
            <text:p>-0.02145915</text:p>
          </table:table-cell>
        </table:table-row>
        <table:table-row table:style-name="ro1">
          <table:table-cell/>
          <table:table-cell office:value-type="float" office:value="17.061" calcext:value-type="float">
            <text:p>17.061</text:p>
          </table:table-cell>
          <table:table-cell office:value-type="float" office:value="50" calcext:value-type="float">
            <text:p>50</text:p>
          </table:table-cell>
          <table:table-cell office:value-type="float" office:value="51.2" calcext:value-type="float">
            <text:p>51.2</text:p>
          </table:table-cell>
          <table:table-cell office:value-type="float" office:value="-0.4800003" calcext:value-type="float">
            <text:p>-0.4800003</text:p>
          </table:table-cell>
          <table:table-cell office:value-type="float" office:value="6.957678" calcext:value-type="float">
            <text:p>6.957678</text:p>
          </table:table-cell>
          <table:table-cell office:value-type="float" office:value="0.03071692" calcext:value-type="float">
            <text:p>0.03071692</text:p>
          </table:table-cell>
        </table:table-row>
        <table:table-row table:style-name="ro1">
          <table:table-cell/>
          <table:table-cell office:value-type="float" office:value="17.07" calcext:value-type="float">
            <text:p>17.07</text:p>
          </table:table-cell>
          <table:table-cell office:value-type="float" office:value="50" calcext:value-type="float">
            <text:p>50</text:p>
          </table:table-cell>
          <table:table-cell office:value-type="float" office:value="51.5" calcext:value-type="float">
            <text:p>51.5</text:p>
          </table:table-cell>
          <table:table-cell office:value-type="float" office:value="-0.6" calcext:value-type="float">
            <text:p>-0.6</text:p>
          </table:table-cell>
          <table:table-cell office:value-type="float" office:value="6.957567" calcext:value-type="float">
            <text:p>6.957567</text:p>
          </table:table-cell>
          <table:table-cell office:value-type="float" office:value="0.02423308" calcext:value-type="float">
            <text:p>0.02423308</text:p>
          </table:table-cell>
        </table:table-row>
        <table:table-row table:style-name="ro1">
          <table:table-cell/>
          <table:table-cell office:value-type="float" office:value="17.078" calcext:value-type="float">
            <text:p>17.078</text:p>
          </table:table-cell>
          <table:table-cell office:value-type="float" office:value="50" calcext:value-type="float">
            <text:p>50</text:p>
          </table:table-cell>
          <table:table-cell office:value-type="float" office:value="48.9" calcext:value-type="float">
            <text:p>48.9</text:p>
          </table:table-cell>
          <table:table-cell office:value-type="float" office:value="0.4399994" calcext:value-type="float">
            <text:p>0.4399994</text:p>
          </table:table-cell>
          <table:table-cell office:value-type="float" office:value="6.957653" calcext:value-type="float">
            <text:p>6.957653</text:p>
          </table:table-cell>
          <table:table-cell office:value-type="float" office:value="-0.0183253" calcext:value-type="float">
            <text:p>-0.0183253</text:p>
          </table:table-cell>
        </table:table-row>
        <table:table-row table:style-name="ro1">
          <table:table-cell/>
          <table:table-cell office:value-type="float" office:value="17.086" calcext:value-type="float">
            <text:p>17.086</text:p>
          </table:table-cell>
          <table:table-cell office:value-type="float" office:value="50" calcext:value-type="float">
            <text:p>50</text:p>
          </table:table-cell>
          <table:table-cell office:value-type="float" office:value="47.43333" calcext:value-type="float">
            <text:p>47.43333</text:p>
          </table:table-cell>
          <table:table-cell office:value-type="float" office:value="1.026666" calcext:value-type="float">
            <text:p>1.026666</text:p>
          </table:table-cell>
          <table:table-cell office:value-type="float" office:value="6.958044" calcext:value-type="float">
            <text:p>6.958044</text:p>
          </table:table-cell>
          <table:table-cell office:value-type="float" office:value="-0.03108835" calcext:value-type="float">
            <text:p>-0.03108835</text:p>
          </table:table-cell>
        </table:table-row>
        <table:table-row table:style-name="ro1">
          <table:table-cell/>
          <table:table-cell office:value-type="float" office:value="17.095" calcext:value-type="float">
            <text:p>17.095</text:p>
          </table:table-cell>
          <table:table-cell office:value-type="float" office:value="50" calcext:value-type="float">
            <text:p>50</text:p>
          </table:table-cell>
          <table:table-cell office:value-type="float" office:value="49.7" calcext:value-type="float">
            <text:p>49.7</text:p>
          </table:table-cell>
          <table:table-cell office:value-type="float" office:value="0.1199997" calcext:value-type="float">
            <text:p>0.1199997</text:p>
          </table:table-cell>
          <table:table-cell office:value-type="float" office:value="6.958342" calcext:value-type="float">
            <text:p>6.958342</text:p>
          </table:table-cell>
          <table:table-cell office:value-type="float" office:value="0.009401871" calcext:value-type="float">
            <text:p>0.009401871</text:p>
          </table:table-cell>
        </table:table-row>
        <table:table-row table:style-name="ro1">
          <table:table-cell/>
          <table:table-cell office:value-type="float" office:value="17.103" calcext:value-type="float">
            <text:p>17.103</text:p>
          </table:table-cell>
          <table:table-cell office:value-type="float" office:value="50" calcext:value-type="float">
            <text:p>50</text:p>
          </table:table-cell>
          <table:table-cell office:value-type="float" office:value="51.03333" calcext:value-type="float">
            <text:p>51.03333</text:p>
          </table:table-cell>
          <table:table-cell office:value-type="float" office:value="-0.4133331" calcext:value-type="float">
            <text:p>-0.4133331</text:p>
          </table:table-cell>
          <table:table-cell office:value-type="float" office:value="6.958402" calcext:value-type="float">
            <text:p>6.958402</text:p>
          </table:table-cell>
          <table:table-cell office:value-type="float" office:value="0.02380517" calcext:value-type="float">
            <text:p>0.02380517</text:p>
          </table:table-cell>
        </table:table-row>
        <table:table-row table:style-name="ro1">
          <table:table-cell/>
          <table:table-cell office:value-type="float" office:value="17.111" calcext:value-type="float">
            <text:p>17.111</text:p>
          </table:table-cell>
          <table:table-cell office:value-type="float" office:value="50" calcext:value-type="float">
            <text:p>50</text:p>
          </table:table-cell>
          <table:table-cell office:value-type="float" office:value="47.9" calcext:value-type="float">
            <text:p>47.9</text:p>
          </table:table-cell>
          <table:table-cell office:value-type="float" office:value="0.8399994" calcext:value-type="float">
            <text:p>0.8399994</text:p>
          </table:table-cell>
          <table:table-cell office:value-type="float" office:value="6.958685" calcext:value-type="float">
            <text:p>6.958685</text:p>
          </table:table-cell>
          <table:table-cell office:value-type="float" office:value="-0.02564866" calcext:value-type="float">
            <text:p>-0.02564866</text:p>
          </table:table-cell>
        </table:table-row>
        <table:table-row table:style-name="ro1">
          <table:table-cell/>
          <table:table-cell office:value-type="float" office:value="17.119" calcext:value-type="float">
            <text:p>17.119</text:p>
          </table:table-cell>
          <table:table-cell office:value-type="float" office:value="50" calcext:value-type="float">
            <text:p>50</text:p>
          </table:table-cell>
          <table:table-cell office:value-type="float" office:value="48.1" calcext:value-type="float">
            <text:p>48.1</text:p>
          </table:table-cell>
          <table:table-cell office:value-type="float" office:value="0.7600007" calcext:value-type="float">
            <text:p>0.7600007</text:p>
          </table:table-cell>
          <table:table-cell office:value-type="float" office:value="6.959099" calcext:value-type="float">
            <text:p>6.959099</text:p>
          </table:table-cell>
          <table:table-cell office:value-type="float" office:value="-0.01480071" calcext:value-type="float">
            <text:p>-0.01480071</text:p>
          </table:table-cell>
        </table:table-row>
        <table:table-row table:style-name="ro1">
          <table:table-cell/>
          <table:table-cell office:value-type="float" office:value="17.128" calcext:value-type="float">
            <text:p>17.128</text:p>
          </table:table-cell>
          <table:table-cell office:value-type="float" office:value="50" calcext:value-type="float">
            <text:p>50</text:p>
          </table:table-cell>
          <table:table-cell office:value-type="float" office:value="50.9" calcext:value-type="float">
            <text:p>50.9</text:p>
          </table:table-cell>
          <table:table-cell office:value-type="float" office:value="-0.3600006" calcext:value-type="float">
            <text:p>-0.3600006</text:p>
          </table:table-cell>
          <table:table-cell office:value-type="float" office:value="6.959271" calcext:value-type="float">
            <text:p>6.959271</text:p>
          </table:table-cell>
          <table:table-cell office:value-type="float" office:value="0.02689574" calcext:value-type="float">
            <text:p>0.02689574</text:p>
          </table:table-cell>
        </table:table-row>
        <table:table-row table:style-name="ro1">
          <table:table-cell/>
          <table:table-cell office:value-type="float" office:value="17.131" calcext:value-type="float">
            <text:p>17.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80001" calcext:value-type="float">
            <text:p>-28.8000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17.138" calcext:value-type="float">
            <text:p>17.138</text:p>
          </table:table-cell>
          <table:table-cell office:value-type="float" office:value="50" calcext:value-type="float">
            <text:p>50</text:p>
          </table:table-cell>
          <table:table-cell office:value-type="float" office:value="51.5" calcext:value-type="float">
            <text:p>51.5</text:p>
          </table:table-cell>
          <table:table-cell office:value-type="float" office:value="-0.6" calcext:value-type="float">
            <text:p>-0.6</text:p>
          </table:table-cell>
          <table:table-cell office:value-type="float" office:value="6.959167" calcext:value-type="float">
            <text:p>6.959167</text:p>
          </table:table-cell>
          <table:table-cell office:value-type="float" office:value="0.02567209" calcext:value-type="float">
            <text:p>0.02567209</text:p>
          </table:table-cell>
        </table:table-row>
        <table:table-row table:style-name="ro1">
          <table:table-cell/>
          <table:table-cell office:value-type="float" office:value="17.146" calcext:value-type="float">
            <text:p>17.146</text:p>
          </table:table-cell>
          <table:table-cell office:value-type="float" office:value="50" calcext:value-type="float">
            <text:p>50</text:p>
          </table:table-cell>
          <table:table-cell office:value-type="float" office:value="48.13334" calcext:value-type="float">
            <text:p>48.13334</text:p>
          </table:table-cell>
          <table:table-cell office:value-type="float" office:value="0.746666" calcext:value-type="float">
            <text:p>0.746666</text:p>
          </table:table-cell>
          <table:table-cell office:value-type="float" office:value="6.959374" calcext:value-type="float">
            <text:p>6.959374</text:p>
          </table:table-cell>
          <table:table-cell office:value-type="float" office:value="-0.02800965" calcext:value-type="float">
            <text:p>-0.02800965</text:p>
          </table:table-cell>
        </table:table-row>
        <table:table-row table:style-name="ro1">
          <table:table-cell/>
          <table:table-cell office:value-type="float" office:value="17.154" calcext:value-type="float">
            <text:p>17.154</text:p>
          </table:table-cell>
          <table:table-cell office:value-type="float" office:value="50" calcext:value-type="float">
            <text:p>50</text:p>
          </table:table-cell>
          <table:table-cell office:value-type="float" office:value="46.93334" calcext:value-type="float">
            <text:p>46.93334</text:p>
          </table:table-cell>
          <table:table-cell office:value-type="float" office:value="1.226666" calcext:value-type="float">
            <text:p>1.226666</text:p>
          </table:table-cell>
          <table:table-cell office:value-type="float" office:value="6.959907" calcext:value-type="float">
            <text:p>6.959907</text:p>
          </table:table-cell>
          <table:table-cell office:value-type="float" office:value="-0.03376537" calcext:value-type="float">
            <text:p>-0.03376537</text:p>
          </table:table-cell>
        </table:table-row>
        <table:table-row table:style-name="ro1">
          <table:table-cell/>
          <table:table-cell office:value-type="float" office:value="17.162" calcext:value-type="float">
            <text:p>17.16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.960248" calcext:value-type="float">
            <text:p>6.960248</text:p>
          </table:table-cell>
          <table:table-cell office:value-type="float" office:value="0.018195" calcext:value-type="float">
            <text:p>0.018195</text:p>
          </table:table-cell>
        </table:table-row>
        <table:table-row table:style-name="ro1">
          <table:table-cell/>
          <table:table-cell office:value-type="float" office:value="17.171" calcext:value-type="float">
            <text:p>17.171</text:p>
          </table:table-cell>
          <table:table-cell office:value-type="float" office:value="50" calcext:value-type="float">
            <text:p>50</text:p>
          </table:table-cell>
          <table:table-cell office:value-type="float" office:value="52.5" calcext:value-type="float">
            <text:p>52.5</text:p>
          </table:table-cell>
          <table:table-cell office:value-type="float" office:value="-1" calcext:value-type="float">
            <text:p>-1</text:p>
          </table:table-cell>
          <table:table-cell office:value-type="float" office:value="6.960159" calcext:value-type="float">
            <text:p>6.960159</text:p>
          </table:table-cell>
          <table:table-cell office:value-type="float" office:value="0.04537302" calcext:value-type="float">
            <text:p>0.04537302</text:p>
          </table:table-cell>
        </table:table-row>
        <table:table-row table:style-name="ro1">
          <table:table-cell/>
          <table:table-cell office:value-type="float" office:value="17.179" calcext:value-type="float">
            <text:p>17.179</text:p>
          </table:table-cell>
          <table:table-cell office:value-type="float" office:value="50" calcext:value-type="float">
            <text:p>50</text:p>
          </table:table-cell>
          <table:table-cell office:value-type="float" office:value="50.9" calcext:value-type="float">
            <text:p>50.9</text:p>
          </table:table-cell>
          <table:table-cell office:value-type="float" office:value="-0.3600006" calcext:value-type="float">
            <text:p>-0.3600006</text:p>
          </table:table-cell>
          <table:table-cell office:value-type="float" office:value="6.959981" calcext:value-type="float">
            <text:p>6.959981</text:p>
          </table:table-cell>
          <table:table-cell office:value-type="float" office:value="0.008826065" calcext:value-type="float">
            <text:p>0.008826065</text:p>
          </table:table-cell>
        </table:table-row>
        <table:table-row table:style-name="ro1">
          <table:table-cell/>
          <table:table-cell office:value-type="float" office:value="17.19" calcext:value-type="float">
            <text:p>17.19</text:p>
          </table:table-cell>
          <table:table-cell office:value-type="float" office:value="50" calcext:value-type="float">
            <text:p>50</text:p>
          </table:table-cell>
          <table:table-cell office:value-type="float" office:value="49.53333" calcext:value-type="float">
            <text:p>49.53333</text:p>
          </table:table-cell>
          <table:table-cell office:value-type="float" office:value="0.1866669" calcext:value-type="float">
            <text:p>0.1866669</text:p>
          </table:table-cell>
          <table:table-cell office:value-type="float" office:value="6.959922" calcext:value-type="float">
            <text:p>6.959922</text:p>
          </table:table-cell>
          <table:table-cell office:value-type="float" office:value="-0.01221488" calcext:value-type="float">
            <text:p>-0.01221488</text:p>
          </table:table-cell>
        </table:table-row>
        <table:table-row table:style-name="ro1">
          <table:table-cell/>
          <table:table-cell office:value-type="float" office:value="17.199" calcext:value-type="float">
            <text:p>17.199</text:p>
          </table:table-cell>
          <table:table-cell office:value-type="float" office:value="50" calcext:value-type="float">
            <text:p>50</text:p>
          </table:table-cell>
          <table:table-cell office:value-type="float" office:value="52.66667" calcext:value-type="float">
            <text:p>52.66667</text:p>
          </table:table-cell>
          <table:table-cell office:value-type="float" office:value="-1.066667" calcext:value-type="float">
            <text:p>-1.066667</text:p>
          </table:table-cell>
          <table:table-cell office:value-type="float" office:value="6.959393" calcext:value-type="float">
            <text:p>6.959393</text:p>
          </table:table-cell>
          <table:table-cell office:value-type="float" office:value="0.03305362" calcext:value-type="float">
            <text:p>0.03305362</text:p>
          </table:table-cell>
        </table:table-row>
        <table:table-row table:style-name="ro1">
          <table:table-cell/>
          <table:table-cell office:value-type="float" office:value="17.207" calcext:value-type="float">
            <text:p>17.207</text:p>
          </table:table-cell>
          <table:table-cell office:value-type="float" office:value="50" calcext:value-type="float">
            <text:p>50</text:p>
          </table:table-cell>
          <table:table-cell office:value-type="float" office:value="50.2" calcext:value-type="float">
            <text:p>50.2</text:p>
          </table:table-cell>
          <table:table-cell office:value-type="float" office:value="-0.08000031" calcext:value-type="float">
            <text:p>-0.08000031</text:p>
          </table:table-cell>
          <table:table-cell office:value-type="float" office:value="6.959039" calcext:value-type="float">
            <text:p>6.959039</text:p>
          </table:table-cell>
          <table:table-cell office:value-type="float" office:value="-0.01272819" calcext:value-type="float">
            <text:p>-0.01272819</text:p>
          </table:table-cell>
        </table:table-row>
        <table:table-row table:style-name="ro1">
          <table:table-cell/>
          <table:table-cell office:value-type="float" office:value="17.224" calcext:value-type="float">
            <text:p>17.224</text:p>
          </table:table-cell>
          <table:table-cell office:value-type="float" office:value="50" calcext:value-type="float">
            <text:p>50</text:p>
          </table:table-cell>
          <table:table-cell office:value-type="float" office:value="50.2" calcext:value-type="float">
            <text:p>50.2</text:p>
          </table:table-cell>
          <table:table-cell office:value-type="float" office:value="-0.08000031" calcext:value-type="float">
            <text:p>-0.08000031</text:p>
          </table:table-cell>
          <table:table-cell office:value-type="float" office:value="6.95864" calcext:value-type="float">
            <text:p>6.95864</text:p>
          </table:table-cell>
          <table:table-cell office:value-type="float" office:value="-0.005040228" calcext:value-type="float">
            <text:p>-0.005040228</text:p>
          </table:table-cell>
        </table:table-row>
        <table:table-row table:style-name="ro1">
          <table:table-cell/>
          <table:table-cell office:value-type="float" office:value="17.232" calcext:value-type="float">
            <text:p>17.232</text:p>
          </table:table-cell>
          <table:table-cell office:value-type="float" office:value="50" calcext:value-type="float">
            <text:p>50</text:p>
          </table:table-cell>
          <table:table-cell office:value-type="float" office:value="51.23333" calcext:value-type="float">
            <text:p>51.23333</text:p>
          </table:table-cell>
          <table:table-cell office:value-type="float" office:value="-0.4933334" calcext:value-type="float">
            <text:p>-0.4933334</text:p>
          </table:table-cell>
          <table:table-cell office:value-type="float" office:value="6.958385" calcext:value-type="float">
            <text:p>6.958385</text:p>
          </table:table-cell>
          <table:table-cell office:value-type="float" office:value="0.0103134" calcext:value-type="float">
            <text:p>0.0103134</text:p>
          </table:table-cell>
        </table:table-row>
        <table:table-row table:style-name="ro1">
          <table:table-cell/>
          <table:table-cell office:value-type="float" office:value="17.24" calcext:value-type="float">
            <text:p>17.24</text:p>
          </table:table-cell>
          <table:table-cell office:value-type="float" office:value="50" calcext:value-type="float">
            <text:p>50</text:p>
          </table:table-cell>
          <table:table-cell office:value-type="float" office:value="49.26667" calcext:value-type="float">
            <text:p>49.26667</text:p>
          </table:table-cell>
          <table:table-cell office:value-type="float" office:value="0.2933334" calcext:value-type="float">
            <text:p>0.2933334</text:p>
          </table:table-cell>
          <table:table-cell office:value-type="float" office:value="6.958297" calcext:value-type="float">
            <text:p>6.958297</text:p>
          </table:table-cell>
          <table:table-cell office:value-type="float" office:value="-0.01894654" calcext:value-type="float">
            <text:p>-0.01894654</text:p>
          </table:table-cell>
        </table:table-row>
        <table:table-row table:style-name="ro1">
          <table:table-cell/>
          <table:table-cell office:value-type="float" office:value="17.248" calcext:value-type="float">
            <text:p>17.248</text:p>
          </table:table-cell>
          <table:table-cell office:value-type="float" office:value="50" calcext:value-type="float">
            <text:p>50</text:p>
          </table:table-cell>
          <table:table-cell office:value-type="float" office:value="48.93333" calcext:value-type="float">
            <text:p>48.93333</text:p>
          </table:table-cell>
          <table:table-cell office:value-type="float" office:value="0.4266663" calcext:value-type="float">
            <text:p>0.4266663</text:p>
          </table:table-cell>
          <table:table-cell office:value-type="float" office:value="6.958361" calcext:value-type="float">
            <text:p>6.958361</text:p>
          </table:table-cell>
          <table:table-cell office:value-type="float" office:value="-0.01728352" calcext:value-type="float">
            <text:p>-0.01728352</text:p>
          </table:table-cell>
        </table:table-row>
        <table:table-row table:style-name="ro1">
          <table:table-cell/>
          <table:table-cell office:value-type="float" office:value="17.27" calcext:value-type="float">
            <text:p>17.27</text:p>
          </table:table-cell>
          <table:table-cell office:value-type="float" office:value="50" calcext:value-type="float">
            <text:p>50</text:p>
          </table:table-cell>
          <table:table-cell office:value-type="float" office:value="48.93333" calcext:value-type="float">
            <text:p>48.93333</text:p>
          </table:table-cell>
          <table:table-cell office:value-type="float" office:value="0.4266663" calcext:value-type="float">
            <text:p>0.4266663</text:p>
          </table:table-cell>
          <table:table-cell office:value-type="float" office:value="6.95887" calcext:value-type="float">
            <text:p>6.95887</text:p>
          </table:table-cell>
          <table:table-cell office:value-type="float" office:value="-0.007991934" calcext:value-type="float">
            <text:p>-0.007991934</text:p>
          </table:table-cell>
        </table:table-row>
        <table:table-row table:style-name="ro1">
          <table:table-cell/>
          <table:table-cell office:value-type="float" office:value="17.278" calcext:value-type="float">
            <text:p>17.278</text:p>
          </table:table-cell>
          <table:table-cell office:value-type="float" office:value="50" calcext:value-type="float">
            <text:p>50</text:p>
          </table:table-cell>
          <table:table-cell office:value-type="float" office:value="50.03334" calcext:value-type="float">
            <text:p>50.03334</text:p>
          </table:table-cell>
          <table:table-cell office:value-type="float" office:value="-0.01333313" calcext:value-type="float">
            <text:p>-0.01333313</text:p>
          </table:table-cell>
          <table:table-cell office:value-type="float" office:value="6.959063" calcext:value-type="float">
            <text:p>6.959063</text:p>
          </table:table-cell>
          <table:table-cell office:value-type="float" office:value="0.009884722" calcext:value-type="float">
            <text:p>0.009884722</text:p>
          </table:table-cell>
        </table:table-row>
        <table:table-row table:style-name="ro1">
          <table:table-cell/>
          <table:table-cell office:value-type="float" office:value="17.286" calcext:value-type="float">
            <text:p>17.286</text:p>
          </table:table-cell>
          <table:table-cell office:value-type="float" office:value="50" calcext:value-type="float">
            <text:p>50</text:p>
          </table:table-cell>
          <table:table-cell office:value-type="float" office:value="48.03333" calcext:value-type="float">
            <text:p>48.03333</text:p>
          </table:table-cell>
          <table:table-cell office:value-type="float" office:value="0.7866669" calcext:value-type="float">
            <text:p>0.7866669</text:p>
          </table:table-cell>
          <table:table-cell office:value-type="float" office:value="6.95942" calcext:value-type="float">
            <text:p>6.95942</text:p>
          </table:table-cell>
          <table:table-cell office:value-type="float" office:value="-0.02086483" calcext:value-type="float">
            <text:p>-0.02086483</text:p>
          </table:table-cell>
        </table:table-row>
        <table:table-row table:style-name="ro1">
          <table:table-cell/>
          <table:table-cell office:value-type="float" office:value="17.294" calcext:value-type="float">
            <text:p>17.294</text:p>
          </table:table-cell>
          <table:table-cell office:value-type="float" office:value="50" calcext:value-type="float">
            <text:p>50</text:p>
          </table:table-cell>
          <table:table-cell office:value-type="float" office:value="48.5" calcext:value-type="float">
            <text:p>48.5</text:p>
          </table:table-cell>
          <table:table-cell office:value-type="float" office:value="0.6" calcext:value-type="float">
            <text:p>0.6</text:p>
          </table:table-cell>
          <table:table-cell office:value-type="float" office:value="6.959823" calcext:value-type="float">
            <text:p>6.959823</text:p>
          </table:table-cell>
          <table:table-cell office:value-type="float" office:value="-0.007610772" calcext:value-type="float">
            <text:p>-0.007610772</text:p>
          </table:table-cell>
        </table:table-row>
        <table:table-row table:style-name="ro1">
          <table:table-cell/>
          <table:table-cell office:value-type="float" office:value="17.302" calcext:value-type="float">
            <text:p>17.302</text:p>
          </table:table-cell>
          <table:table-cell office:value-type="float" office:value="50" calcext:value-type="float">
            <text:p>50</text:p>
          </table:table-cell>
          <table:table-cell office:value-type="float" office:value="51.06667" calcext:value-type="float">
            <text:p>51.06667</text:p>
          </table:table-cell>
          <table:table-cell office:value-type="float" office:value="-0.4266663" calcext:value-type="float">
            <text:p>-0.4266663</text:p>
          </table:table-cell>
          <table:table-cell office:value-type="float" office:value="6.959972" calcext:value-type="float">
            <text:p>6.959972</text:p>
          </table:table-cell>
          <table:table-cell office:value-type="float" office:value="0.02870453" calcext:value-type="float">
            <text:p>0.02870453</text:p>
          </table:table-cell>
        </table:table-row>
        <table:table-row table:style-name="ro1">
          <table:table-cell/>
          <table:table-cell office:value-type="float" office:value="17.31" calcext:value-type="float">
            <text:p>17.31</text:p>
          </table:table-cell>
          <table:table-cell office:value-type="float" office:value="50" calcext:value-type="float">
            <text:p>50</text:p>
          </table:table-cell>
          <table:table-cell office:value-type="float" office:value="48.56667" calcext:value-type="float">
            <text:p>48.56667</text:p>
          </table:table-cell>
          <table:table-cell office:value-type="float" office:value="0.5733337" calcext:value-type="float">
            <text:p>0.5733337</text:p>
          </table:table-cell>
          <table:table-cell office:value-type="float" office:value="6.960241" calcext:value-type="float">
            <text:p>6.960241</text:p>
          </table:table-cell>
          <table:table-cell office:value-type="float" office:value="-0.01348134" calcext:value-type="float">
            <text:p>-0.01348134</text:p>
          </table:table-cell>
        </table:table-row>
        <table:table-row table:style-name="ro1">
          <table:table-cell/>
          <table:table-cell office:value-type="float" office:value="17.318" calcext:value-type="float">
            <text:p>17.318</text:p>
          </table:table-cell>
          <table:table-cell office:value-type="float" office:value="50" calcext:value-type="float">
            <text:p>50</text:p>
          </table:table-cell>
          <table:table-cell office:value-type="float" office:value="49.26667" calcext:value-type="float">
            <text:p>49.26667</text:p>
          </table:table-cell>
          <table:table-cell office:value-type="float" office:value="0.2933334" calcext:value-type="float">
            <text:p>0.2933334</text:p>
          </table:table-cell>
          <table:table-cell office:value-type="float" office:value="6.960509" calcext:value-type="float">
            <text:p>6.960509</text:p>
          </table:table-cell>
          <table:table-cell table:style-name="ce1" office:value-type="float" office:value="0.00007286123" calcext:value-type="float">
            <text:p>7.29E-05</text:p>
          </table:table-cell>
        </table:table-row>
        <table:table-row table:style-name="ro1">
          <table:table-cell/>
          <table:table-cell office:value-type="float" office:value="17.328" calcext:value-type="float">
            <text:p>17.328</text:p>
          </table:table-cell>
          <table:table-cell office:value-type="float" office:value="50" calcext:value-type="float">
            <text:p>50</text:p>
          </table:table-cell>
          <table:table-cell office:value-type="float" office:value="50.66667" calcext:value-type="float">
            <text:p>50.66667</text:p>
          </table:table-cell>
          <table:table-cell office:value-type="float" office:value="-0.2666672" calcext:value-type="float">
            <text:p>-0.2666672</text:p>
          </table:table-cell>
          <table:table-cell office:value-type="float" office:value="6.960614" calcext:value-type="float">
            <text:p>6.960614</text:p>
          </table:table-cell>
          <table:table-cell office:value-type="float" office:value="0.01852957" calcext:value-type="float">
            <text:p>0.01852957</text:p>
          </table:table-cell>
        </table:table-row>
        <table:table-row table:style-name="ro1">
          <table:table-cell/>
          <table:table-cell office:value-type="float" office:value="17.337" calcext:value-type="float">
            <text:p>17.337</text:p>
          </table:table-cell>
          <table:table-cell office:value-type="float" office:value="50" calcext:value-type="float">
            <text:p>50</text:p>
          </table:table-cell>
          <table:table-cell office:value-type="float" office:value="50.1" calcext:value-type="float">
            <text:p>50.1</text:p>
          </table:table-cell>
          <table:table-cell office:value-type="float" office:value="-0.03999939" calcext:value-type="float">
            <text:p>-0.03999939</text:p>
          </table:table-cell>
          <table:table-cell office:value-type="float" office:value="6.960674" calcext:value-type="float">
            <text:p>6.960674</text:p>
          </table:table-cell>
          <table:table-cell office:value-type="float" office:value="0.005120542" calcext:value-type="float">
            <text:p>0.005120542</text:p>
          </table:table-cell>
        </table:table-row>
        <table:table-row table:style-name="ro1">
          <table:table-cell/>
          <table:table-cell office:value-type="float" office:value="17.345" calcext:value-type="float">
            <text:p>17.345</text:p>
          </table:table-cell>
          <table:table-cell office:value-type="float" office:value="50" calcext:value-type="float">
            <text:p>50</text:p>
          </table:table-cell>
          <table:table-cell office:value-type="float" office:value="48.73333" calcext:value-type="float">
            <text:p>48.73333</text:p>
          </table:table-cell>
          <table:table-cell office:value-type="float" office:value="0.5066666" calcext:value-type="float">
            <text:p>0.5066666</text:p>
          </table:table-cell>
          <table:table-cell office:value-type="float" office:value="6.960922" calcext:value-type="float">
            <text:p>6.960922</text:p>
          </table:table-cell>
          <table:table-cell office:value-type="float" office:value="-0.01476288" calcext:value-type="float">
            <text:p>-0.01476288</text:p>
          </table:table-cell>
        </table:table-row>
        <table:table-row table:style-name="ro1">
          <table:table-cell/>
          <table:table-cell office:value-type="float" office:value="17.353" calcext:value-type="float">
            <text:p>17.353</text:p>
          </table:table-cell>
          <table:table-cell office:value-type="float" office:value="50" calcext:value-type="float">
            <text:p>50</text:p>
          </table:table-cell>
          <table:table-cell office:value-type="float" office:value="46.43333" calcext:value-type="float">
            <text:p>46.43333</text:p>
          </table:table-cell>
          <table:table-cell office:value-type="float" office:value="1.426666" calcext:value-type="float">
            <text:p>1.426666</text:p>
          </table:table-cell>
          <table:table-cell office:value-type="float" office:value="6.961536" calcext:value-type="float">
            <text:p>6.961536</text:p>
          </table:table-cell>
          <table:table-cell office:value-type="float" office:value="-0.03951262" calcext:value-type="float">
            <text:p>-0.03951262</text:p>
          </table:table-cell>
        </table:table-row>
        <table:table-row table:style-name="ro1">
          <table:table-cell/>
          <table:table-cell office:value-type="float" office:value="17.361" calcext:value-type="float">
            <text:p>17.361</text:p>
          </table:table-cell>
          <table:table-cell office:value-type="float" office:value="50" calcext:value-type="float">
            <text:p>50</text:p>
          </table:table-cell>
          <table:table-cell office:value-type="float" office:value="50.03334" calcext:value-type="float">
            <text:p>50.03334</text:p>
          </table:table-cell>
          <table:table-cell office:value-type="float" office:value="-0.01333313" calcext:value-type="float">
            <text:p>-0.01333313</text:p>
          </table:table-cell>
          <table:table-cell office:value-type="float" office:value="6.961926" calcext:value-type="float">
            <text:p>6.961926</text:p>
          </table:table-cell>
          <table:table-cell office:value-type="float" office:value="0.02144178" calcext:value-type="float">
            <text:p>0.02144178</text:p>
          </table:table-cell>
        </table:table-row>
        <table:table-row table:style-name="ro1">
          <table:table-cell/>
          <table:table-cell office:value-type="float" office:value="17.369" calcext:value-type="float">
            <text:p>17.369</text:p>
          </table:table-cell>
          <table:table-cell office:value-type="float" office:value="50" calcext:value-type="float">
            <text:p>50</text:p>
          </table:table-cell>
          <table:table-cell office:value-type="float" office:value="52.7" calcext:value-type="float">
            <text:p>52.7</text:p>
          </table:table-cell>
          <table:table-cell office:value-type="float" office:value="-1.08" calcext:value-type="float">
            <text:p>-1.08</text:p>
          </table:table-cell>
          <table:table-cell office:value-type="float" office:value="6.961877" calcext:value-type="float">
            <text:p>6.961877</text:p>
          </table:table-cell>
          <table:table-cell office:value-type="float" office:value="0.04978016" calcext:value-type="float">
            <text:p>0.04978016</text:p>
          </table:table-cell>
        </table:table-row>
        <table:table-row table:style-name="ro1">
          <table:table-cell/>
          <table:table-cell office:value-type="float" office:value="17.377" calcext:value-type="float">
            <text:p>17.377</text:p>
          </table:table-cell>
          <table:table-cell office:value-type="float" office:value="50" calcext:value-type="float">
            <text:p>50</text:p>
          </table:table-cell>
          <table:table-cell office:value-type="float" office:value="49.43334" calcext:value-type="float">
            <text:p>49.43334</text:p>
          </table:table-cell>
          <table:table-cell office:value-type="float" office:value="0.2266663" calcext:value-type="float">
            <text:p>0.2266663</text:p>
          </table:table-cell>
          <table:table-cell office:value-type="float" office:value="6.961909" calcext:value-type="float">
            <text:p>6.961909</text:p>
          </table:table-cell>
          <table:table-cell office:value-type="float" office:value="-0.009270214" calcext:value-type="float">
            <text:p>-0.009270214</text:p>
          </table:table-cell>
        </table:table-row>
        <table:table-row table:style-name="ro1">
          <table:table-cell/>
          <table:table-cell office:value-type="float" office:value="17.379" calcext:value-type="float">
            <text:p>17.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80001" calcext:value-type="float">
            <text:p>-28.8000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17.385" calcext:value-type="float">
            <text:p>17.385</text:p>
          </table:table-cell>
          <table:table-cell office:value-type="float" office:value="50" calcext:value-type="float">
            <text:p>50</text:p>
          </table:table-cell>
          <table:table-cell office:value-type="float" office:value="48.2" calcext:value-type="float">
            <text:p>48.2</text:p>
          </table:table-cell>
          <table:table-cell office:value-type="float" office:value="0.7199997" calcext:value-type="float">
            <text:p>0.7199997</text:p>
          </table:table-cell>
          <table:table-cell office:value-type="float" office:value="6.962141" calcext:value-type="float">
            <text:p>6.962141</text:p>
          </table:table-cell>
          <table:table-cell office:value-type="float" office:value="-0.02258399" calcext:value-type="float">
            <text:p>-0.02258399</text:p>
          </table:table-cell>
        </table:table-row>
        <table:table-row table:style-name="ro1">
          <table:table-cell/>
          <table:table-cell office:value-type="float" office:value="17.394" calcext:value-type="float">
            <text:p>17.394</text:p>
          </table:table-cell>
          <table:table-cell office:value-type="float" office:value="50" calcext:value-type="float">
            <text:p>50</text:p>
          </table:table-cell>
          <table:table-cell office:value-type="float" office:value="48.96667" calcext:value-type="float">
            <text:p>48.96667</text:p>
          </table:table-cell>
          <table:table-cell office:value-type="float" office:value="0.4133331" calcext:value-type="float">
            <text:p>0.4133331</text:p>
          </table:table-cell>
          <table:table-cell office:value-type="float" office:value="6.962418" calcext:value-type="float">
            <text:p>6.962418</text:p>
          </table:table-cell>
          <table:table-cell office:value-type="float" office:value="-0.005237673" calcext:value-type="float">
            <text:p>-0.005237673</text:p>
          </table:table-cell>
        </table:table-row>
        <table:table-row table:style-name="ro1">
          <table:table-cell/>
          <table:table-cell office:value-type="float" office:value="17.404" calcext:value-type="float">
            <text:p>17.404</text:p>
          </table:table-cell>
          <table:table-cell office:value-type="float" office:value="50" calcext:value-type="float">
            <text:p>50</text:p>
          </table:table-cell>
          <table:table-cell office:value-type="float" office:value="51.33333" calcext:value-type="float">
            <text:p>51.33333</text:p>
          </table:table-cell>
          <table:table-cell office:value-type="float" office:value="-0.5333328" calcext:value-type="float">
            <text:p>-0.5333328</text:p>
          </table:table-cell>
          <table:table-cell office:value-type="float" office:value="6.962438" calcext:value-type="float">
            <text:p>6.962438</text:p>
          </table:table-cell>
          <table:table-cell office:value-type="float" office:value="0.02767838" calcext:value-type="float">
            <text:p>0.02767838</text:p>
          </table:table-cell>
        </table:table-row>
        <table:table-row table:style-name="ro1">
          <table:table-cell/>
          <table:table-cell office:value-type="float" office:value="17.412" calcext:value-type="float">
            <text:p>17.412</text:p>
          </table:table-cell>
          <table:table-cell office:value-type="float" office:value="50" calcext:value-type="float">
            <text:p>50</text:p>
          </table:table-cell>
          <table:table-cell office:value-type="float" office:value="49.13333" calcext:value-type="float">
            <text:p>49.13333</text:p>
          </table:table-cell>
          <table:table-cell office:value-type="float" office:value="0.346666" calcext:value-type="float">
            <text:p>0.346666</text:p>
          </table:table-cell>
          <table:table-cell office:value-type="float" office:value="6.962594" calcext:value-type="float">
            <text:p>6.962594</text:p>
          </table:table-cell>
          <table:table-cell office:value-type="float" office:value="-0.01077229" calcext:value-type="float">
            <text:p>-0.01077229</text:p>
          </table:table-cell>
        </table:table-row>
        <table:table-row table:style-name="ro1">
          <table:table-cell/>
          <table:table-cell office:value-type="float" office:value="17.42" calcext:value-type="float">
            <text:p>17.42</text:p>
          </table:table-cell>
          <table:table-cell office:value-type="float" office:value="50" calcext:value-type="float">
            <text:p>50</text:p>
          </table:table-cell>
          <table:table-cell office:value-type="float" office:value="48.7" calcext:value-type="float">
            <text:p>48.7</text:p>
          </table:table-cell>
          <table:table-cell office:value-type="float" office:value="0.5199997" calcext:value-type="float">
            <text:p>0.5199997</text:p>
          </table:table-cell>
          <table:table-cell office:value-type="float" office:value="6.96288" calcext:value-type="float">
            <text:p>6.96288</text:p>
          </table:table-cell>
          <table:table-cell office:value-type="float" office:value="-0.01239902" calcext:value-type="float">
            <text:p>-0.01239902</text:p>
          </table:table-cell>
        </table:table-row>
        <table:table-row table:style-name="ro1">
          <table:table-cell/>
          <table:table-cell office:value-type="float" office:value="17.428" calcext:value-type="float">
            <text:p>17.428</text:p>
          </table:table-cell>
          <table:table-cell office:value-type="float" office:value="50" calcext:value-type="float">
            <text:p>50</text:p>
          </table:table-cell>
          <table:table-cell office:value-type="float" office:value="49.1" calcext:value-type="float">
            <text:p>49.1</text:p>
          </table:table-cell>
          <table:table-cell office:value-type="float" office:value="0.3600006" calcext:value-type="float">
            <text:p>0.3600006</text:p>
          </table:table-cell>
          <table:table-cell office:value-type="float" office:value="6.963157" calcext:value-type="float">
            <text:p>6.963157</text:p>
          </table:table-cell>
          <table:table-cell office:value-type="float" office:value="-0.002654948" calcext:value-type="float">
            <text:p>-0.002654948</text:p>
          </table:table-cell>
        </table:table-row>
        <table:table-row table:style-name="ro1">
          <table:table-cell/>
          <table:table-cell office:value-type="float" office:value="17.436" calcext:value-type="float">
            <text:p>17.436</text:p>
          </table:table-cell>
          <table:table-cell office:value-type="float" office:value="50" calcext:value-type="float">
            <text:p>50</text:p>
          </table:table-cell>
          <table:table-cell office:value-type="float" office:value="51.83333" calcext:value-type="float">
            <text:p>51.83333</text:p>
          </table:table-cell>
          <table:table-cell office:value-type="float" office:value="-0.7333328" calcext:value-type="float">
            <text:p>-0.7333328</text:p>
          </table:table-cell>
          <table:table-cell office:value-type="float" office:value="6.963132" calcext:value-type="float">
            <text:p>6.963132</text:p>
          </table:table-cell>
          <table:table-cell office:value-type="float" office:value="0.03427467" calcext:value-type="float">
            <text:p>0.03427467</text:p>
          </table:table-cell>
        </table:table-row>
        <table:table-row table:style-name="ro1">
          <table:table-cell/>
          <table:table-cell office:value-type="float" office:value="17.446" calcext:value-type="float">
            <text:p>17.446</text:p>
          </table:table-cell>
          <table:table-cell office:value-type="float" office:value="50" calcext:value-type="float">
            <text:p>50</text:p>
          </table:table-cell>
          <table:table-cell office:value-type="float" office:value="49.46667" calcext:value-type="float">
            <text:p>49.46667</text:p>
          </table:table-cell>
          <table:table-cell office:value-type="float" office:value="0.2133331" calcext:value-type="float">
            <text:p>0.2133331</text:p>
          </table:table-cell>
          <table:table-cell office:value-type="float" office:value="6.963193" calcext:value-type="float">
            <text:p>6.963193</text:p>
          </table:table-cell>
          <table:table-cell office:value-type="float" office:value="-0.007932587" calcext:value-type="float">
            <text:p>-0.007932587</text:p>
          </table:table-cell>
        </table:table-row>
        <table:table-row table:style-name="ro1">
          <table:table-cell/>
          <table:table-cell office:value-type="float" office:value="17.461" calcext:value-type="float">
            <text:p>17.461</text:p>
          </table:table-cell>
          <table:table-cell office:value-type="float" office:value="50" calcext:value-type="float">
            <text:p>50</text:p>
          </table:table-cell>
          <table:table-cell office:value-type="float" office:value="50.46667" calcext:value-type="float">
            <text:p>50.46667</text:p>
          </table:table-cell>
          <table:table-cell office:value-type="float" office:value="-0.1866669" calcext:value-type="float">
            <text:p>-0.1866669</text:p>
          </table:table-cell>
          <table:table-cell office:value-type="float" office:value="6.963157" calcext:value-type="float">
            <text:p>6.963157</text:p>
          </table:table-cell>
          <table:table-cell office:value-type="float" office:value="0.00812326" calcext:value-type="float">
            <text:p>0.00812326</text:p>
          </table:table-cell>
        </table:table-row>
        <table:table-row table:style-name="ro1">
          <table:table-cell/>
          <table:table-cell office:value-type="float" office:value="17.47" calcext:value-type="float">
            <text:p>17.47</text:p>
          </table:table-cell>
          <table:table-cell office:value-type="float" office:value="50" calcext:value-type="float">
            <text:p>50</text:p>
          </table:table-cell>
          <table:table-cell office:value-type="float" office:value="52.4" calcext:value-type="float">
            <text:p>52.4</text:p>
          </table:table-cell>
          <table:table-cell office:value-type="float" office:value="-0.9600006" calcext:value-type="float">
            <text:p>-0.9600006</text:p>
          </table:table-cell>
          <table:table-cell office:value-type="float" office:value="6.962555" calcext:value-type="float">
            <text:p>6.962555</text:p>
          </table:table-cell>
          <table:table-cell office:value-type="float" office:value="0.03055626" calcext:value-type="float">
            <text:p>0.03055626</text:p>
          </table:table-cell>
        </table:table-row>
        <table:table-row table:style-name="ro1">
          <table:table-cell/>
          <table:table-cell office:value-type="float" office:value="17.478" calcext:value-type="float">
            <text:p>17.478</text:p>
          </table:table-cell>
          <table:table-cell office:value-type="float" office:value="50" calcext:value-type="float">
            <text:p>50</text:p>
          </table:table-cell>
          <table:table-cell office:value-type="float" office:value="48.46667" calcext:value-type="float">
            <text:p>48.46667</text:p>
          </table:table-cell>
          <table:table-cell office:value-type="float" office:value="0.6133332" calcext:value-type="float">
            <text:p>0.6133332</text:p>
          </table:table-cell>
          <table:table-cell office:value-type="float" office:value="6.962599" calcext:value-type="float">
            <text:p>6.962599</text:p>
          </table:table-cell>
          <table:table-cell office:value-type="float" office:value="-0.03542018" calcext:value-type="float">
            <text:p>-0.03542018</text:p>
          </table:table-cell>
        </table:table-row>
        <table:table-row table:style-name="ro1">
          <table:table-cell/>
          <table:table-cell office:value-type="float" office:value="17.483" calcext:value-type="float">
            <text:p>17.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80001" calcext:value-type="float">
            <text:p>-28.8000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17.486" calcext:value-type="float">
            <text:p>17.486</text:p>
          </table:table-cell>
          <table:table-cell office:value-type="float" office:value="50" calcext:value-type="float">
            <text:p>50</text:p>
          </table:table-cell>
          <table:table-cell office:value-type="float" office:value="47.1" calcext:value-type="float">
            <text:p>47.1</text:p>
          </table:table-cell>
          <table:table-cell office:value-type="float" office:value="1.160001" calcext:value-type="float">
            <text:p>1.160001</text:p>
          </table:table-cell>
          <table:table-cell office:value-type="float" office:value="6.963002" calcext:value-type="float">
            <text:p>6.963002</text:p>
          </table:table-cell>
          <table:table-cell office:value-type="float" office:value="-0.03716763" calcext:value-type="float">
            <text:p>-0.03716763</text:p>
          </table:table-cell>
        </table:table-row>
        <table:table-row table:style-name="ro1">
          <table:table-cell/>
          <table:table-cell office:value-type="float" office:value="17.494" calcext:value-type="float">
            <text:p>17.494</text:p>
          </table:table-cell>
          <table:table-cell office:value-type="float" office:value="50" calcext:value-type="float">
            <text:p>50</text:p>
          </table:table-cell>
          <table:table-cell office:value-type="float" office:value="48.2" calcext:value-type="float">
            <text:p>48.2</text:p>
          </table:table-cell>
          <table:table-cell office:value-type="float" office:value="0.7199997" calcext:value-type="float">
            <text:p>0.7199997</text:p>
          </table:table-cell>
          <table:table-cell office:value-type="float" office:value="6.963469" calcext:value-type="float">
            <text:p>6.963469</text:p>
          </table:table-cell>
          <table:table-cell office:value-type="float" office:value="-0.01001054" calcext:value-type="float">
            <text:p>-0.01001054</text:p>
          </table:table-cell>
        </table:table-row>
        <table:table-row table:style-name="ro1">
          <table:table-cell/>
          <table:table-cell office:value-type="float" office:value="17.503" calcext:value-type="float">
            <text:p>17.503</text:p>
          </table:table-cell>
          <table:table-cell office:value-type="float" office:value="50" calcext:value-type="float">
            <text:p>50</text:p>
          </table:table-cell>
          <table:table-cell office:value-type="float" office:value="52.8" calcext:value-type="float">
            <text:p>52.8</text:p>
          </table:table-cell>
          <table:table-cell office:value-type="float" office:value="-1.12" calcext:value-type="float">
            <text:p>-1.12</text:p>
          </table:table-cell>
          <table:table-cell office:value-type="float" office:value="6.963428" calcext:value-type="float">
            <text:p>6.963428</text:p>
          </table:table-cell>
          <table:table-cell office:value-type="float" office:value="0.05391293" calcext:value-type="float">
            <text:p>0.05391293</text:p>
          </table:table-cell>
        </table:table-row>
        <table:table-row table:style-name="ro1">
          <table:table-cell/>
          <table:table-cell office:value-type="float" office:value="17.511" calcext:value-type="float">
            <text:p>17.511</text:p>
          </table:table-cell>
          <table:table-cell office:value-type="float" office:value="50" calcext:value-type="float">
            <text:p>50</text:p>
          </table:table-cell>
          <table:table-cell office:value-type="float" office:value="49.4" calcext:value-type="float">
            <text:p>49.4</text:p>
          </table:table-cell>
          <table:table-cell office:value-type="float" office:value="0.2399994" calcext:value-type="float">
            <text:p>0.2399994</text:p>
          </table:table-cell>
          <table:table-cell office:value-type="float" office:value="6.963481" calcext:value-type="float">
            <text:p>6.963481</text:p>
          </table:table-cell>
          <table:table-cell office:value-type="float" office:value="-0.009295536" calcext:value-type="float">
            <text:p>-0.009295536</text:p>
          </table:table-cell>
        </table:table-row>
        <table:table-row table:style-name="ro1">
          <table:table-cell/>
          <table:table-cell office:value-type="float" office:value="17.519" calcext:value-type="float">
            <text:p>17.519</text:p>
          </table:table-cell>
          <table:table-cell office:value-type="float" office:value="50" calcext:value-type="float">
            <text:p>50</text:p>
          </table:table-cell>
          <table:table-cell office:value-type="float" office:value="48.5" calcext:value-type="float">
            <text:p>48.5</text:p>
          </table:table-cell>
          <table:table-cell office:value-type="float" office:value="0.6" calcext:value-type="float">
            <text:p>0.6</text:p>
          </table:table-cell>
          <table:table-cell office:value-type="float" office:value="6.963689" calcext:value-type="float">
            <text:p>6.963689</text:p>
          </table:table-cell>
          <table:table-cell office:value-type="float" office:value="-0.01801503" calcext:value-type="float">
            <text:p>-0.01801503</text:p>
          </table:table-cell>
        </table:table-row>
        <table:table-row table:style-name="ro1">
          <table:table-cell/>
          <table:table-cell office:value-type="float" office:value="17.528" calcext:value-type="float">
            <text:p>17.528</text:p>
          </table:table-cell>
          <table:table-cell office:value-type="float" office:value="50" calcext:value-type="float">
            <text:p>50</text:p>
          </table:table-cell>
          <table:table-cell office:value-type="float" office:value="48.7" calcext:value-type="float">
            <text:p>48.7</text:p>
          </table:table-cell>
          <table:table-cell office:value-type="float" office:value="0.5199997" calcext:value-type="float">
            <text:p>0.5199997</text:p>
          </table:table-cell>
          <table:table-cell office:value-type="float" office:value="6.963982" calcext:value-type="float">
            <text:p>6.963982</text:p>
          </table:table-cell>
          <table:table-cell office:value-type="float" office:value="-0.009609971" calcext:value-type="float">
            <text:p>-0.009609971</text:p>
          </table:table-cell>
        </table:table-row>
        <table:table-row table:style-name="ro1">
          <table:table-cell/>
          <table:table-cell office:value-type="float" office:value="17.537" calcext:value-type="float">
            <text:p>17.537</text:p>
          </table:table-cell>
          <table:table-cell office:value-type="float" office:value="50" calcext:value-type="float">
            <text:p>50</text:p>
          </table:table-cell>
          <table:table-cell office:value-type="float" office:value="50.96667" calcext:value-type="float">
            <text:p>50.96667</text:p>
          </table:table-cell>
          <table:table-cell office:value-type="float" office:value="-0.3866669" calcext:value-type="float">
            <text:p>-0.3866669</text:p>
          </table:table-cell>
          <table:table-cell office:value-type="float" office:value="6.96406" calcext:value-type="float">
            <text:p>6.96406</text:p>
          </table:table-cell>
          <table:table-cell office:value-type="float" office:value="0.02338501" calcext:value-type="float">
            <text:p>0.02338501</text:p>
          </table:table-cell>
        </table:table-row>
        <table:table-row table:style-name="ro1">
          <table:table-cell/>
          <table:table-cell office:value-type="float" office:value="17.546" calcext:value-type="float">
            <text:p>17.546</text:p>
          </table:table-cell>
          <table:table-cell office:value-type="float" office:value="50" calcext:value-type="float">
            <text:p>50</text:p>
          </table:table-cell>
          <table:table-cell office:value-type="float" office:value="48.93333" calcext:value-type="float">
            <text:p>48.93333</text:p>
          </table:table-cell>
          <table:table-cell office:value-type="float" office:value="0.4266663" calcext:value-type="float">
            <text:p>0.4266663</text:p>
          </table:table-cell>
          <table:table-cell office:value-type="float" office:value="6.964289" calcext:value-type="float">
            <text:p>6.964289</text:p>
          </table:table-cell>
          <table:table-cell office:value-type="float" office:value="-0.0114059" calcext:value-type="float">
            <text:p>-0.0114059</text:p>
          </table:table-cell>
        </table:table-row>
        <table:table-row table:style-name="ro1">
          <table:table-cell/>
          <table:table-cell office:value-type="float" office:value="17.554" calcext:value-type="float">
            <text:p>17.554</text:p>
          </table:table-cell>
          <table:table-cell office:value-type="float" office:value="50" calcext:value-type="float">
            <text:p>50</text:p>
          </table:table-cell>
          <table:table-cell office:value-type="float" office:value="48.06667" calcext:value-type="float">
            <text:p>48.06667</text:p>
          </table:table-cell>
          <table:table-cell office:value-type="float" office:value="0.7733337" calcext:value-type="float">
            <text:p>0.7733337</text:p>
          </table:table-cell>
          <table:table-cell office:value-type="float" office:value="6.964713" calcext:value-type="float">
            <text:p>6.964713</text:p>
          </table:table-cell>
          <table:table-cell office:value-type="float" office:value="-0.01851161" calcext:value-type="float">
            <text:p>-0.01851161</text:p>
          </table:table-cell>
        </table:table-row>
        <table:table-row table:style-name="ro1">
          <table:table-cell/>
          <table:table-cell office:value-type="float" office:value="17.562" calcext:value-type="float">
            <text:p>17.562</text:p>
          </table:table-cell>
          <table:table-cell office:value-type="float" office:value="50" calcext:value-type="float">
            <text:p>50</text:p>
          </table:table-cell>
          <table:table-cell office:value-type="float" office:value="50.23334" calcext:value-type="float">
            <text:p>50.23334</text:p>
          </table:table-cell>
          <table:table-cell office:value-type="float" office:value="-0.09333344" calcext:value-type="float">
            <text:p>-0.09333344</text:p>
          </table:table-cell>
          <table:table-cell office:value-type="float" office:value="6.964942" calcext:value-type="float">
            <text:p>6.964942</text:p>
          </table:table-cell>
          <table:table-cell office:value-type="float" office:value="0.01675257" calcext:value-type="float">
            <text:p>0.01675257</text:p>
          </table:table-cell>
        </table:table-row>
        <table:table-row table:style-name="ro1">
          <table:table-cell/>
          <table:table-cell office:value-type="float" office:value="17.57" calcext:value-type="float">
            <text:p>17.57</text:p>
          </table:table-cell>
          <table:table-cell office:value-type="float" office:value="50" calcext:value-type="float">
            <text:p>50</text:p>
          </table:table-cell>
          <table:table-cell office:value-type="float" office:value="51.93334" calcext:value-type="float">
            <text:p>51.93334</text:p>
          </table:table-cell>
          <table:table-cell office:value-type="float" office:value="-0.7733337" calcext:value-type="float">
            <text:p>-0.7733337</text:p>
          </table:table-cell>
          <table:table-cell office:value-type="float" office:value="6.964873" calcext:value-type="float">
            <text:p>6.964873</text:p>
          </table:table-cell>
          <table:table-cell office:value-type="float" office:value="0.03383206" calcext:value-type="float">
            <text:p>0.03383206</text:p>
          </table:table-cell>
        </table:table-row>
        <table:table-row table:style-name="ro1">
          <table:table-cell/>
          <table:table-cell office:value-type="float" office:value="17.579" calcext:value-type="float">
            <text:p>17.579</text:p>
          </table:table-cell>
          <table:table-cell office:value-type="float" office:value="50" calcext:value-type="float">
            <text:p>50</text:p>
          </table:table-cell>
          <table:table-cell office:value-type="float" office:value="47.46667" calcext:value-type="float">
            <text:p>47.46667</text:p>
          </table:table-cell>
          <table:table-cell office:value-type="float" office:value="1.013333" calcext:value-type="float">
            <text:p>1.013333</text:p>
          </table:table-cell>
          <table:table-cell office:value-type="float" office:value="6.965157" calcext:value-type="float">
            <text:p>6.965157</text:p>
          </table:table-cell>
          <table:table-cell office:value-type="float" office:value="-0.03595471" calcext:value-type="float">
            <text:p>-0.03595471</text:p>
          </table:table-cell>
        </table:table-row>
        <table:table-row table:style-name="ro1">
          <table:table-cell/>
          <table:table-cell office:value-type="float" office:value="17.59" calcext:value-type="float">
            <text:p>17.59</text:p>
          </table:table-cell>
          <table:table-cell office:value-type="float" office:value="50" calcext:value-type="float">
            <text:p>50</text:p>
          </table:table-cell>
          <table:table-cell office:value-type="float" office:value="47.73334" calcext:value-type="float">
            <text:p>47.73334</text:p>
          </table:table-cell>
          <table:table-cell office:value-type="float" office:value="0.9066666" calcext:value-type="float">
            <text:p>0.9066666</text:p>
          </table:table-cell>
          <table:table-cell office:value-type="float" office:value="6.965642" calcext:value-type="float">
            <text:p>6.965642</text:p>
          </table:table-cell>
          <table:table-cell office:value-type="float" office:value="-0.02020993" calcext:value-type="float">
            <text:p>-0.02020993</text:p>
          </table:table-cell>
        </table:table-row>
        <table:table-row table:style-name="ro1">
          <table:table-cell/>
          <table:table-cell office:value-type="float" office:value="17.599" calcext:value-type="float">
            <text:p>17.599</text:p>
          </table:table-cell>
          <table:table-cell office:value-type="float" office:value="50" calcext:value-type="float">
            <text:p>50</text:p>
          </table:table-cell>
          <table:table-cell office:value-type="float" office:value="49.13333" calcext:value-type="float">
            <text:p>49.13333</text:p>
          </table:table-cell>
          <table:table-cell office:value-type="float" office:value="0.346666" calcext:value-type="float">
            <text:p>0.346666</text:p>
          </table:table-cell>
          <table:table-cell office:value-type="float" office:value="6.966143" calcext:value-type="float">
            <text:p>6.966143</text:p>
          </table:table-cell>
          <table:table-cell office:value-type="float" office:value="0.00514153" calcext:value-type="float">
            <text:p>0.00514153</text:p>
          </table:table-cell>
        </table:table-row>
        <table:table-row table:style-name="ro1">
          <table:table-cell/>
          <table:table-cell office:value-type="float" office:value="17.607" calcext:value-type="float">
            <text:p>17.607</text:p>
          </table:table-cell>
          <table:table-cell office:value-type="float" office:value="50" calcext:value-type="float">
            <text:p>50</text:p>
          </table:table-cell>
          <table:table-cell office:value-type="float" office:value="48.3" calcext:value-type="float">
            <text:p>48.3</text:p>
          </table:table-cell>
          <table:table-cell office:value-type="float" office:value="0.6800003" calcext:value-type="float">
            <text:p>0.6800003</text:p>
          </table:table-cell>
          <table:table-cell office:value-type="float" office:value="6.966752" calcext:value-type="float">
            <text:p>6.966752</text:p>
          </table:table-cell>
          <table:table-cell office:value-type="float" office:value="-0.00791509" calcext:value-type="float">
            <text:p>-0.00791509</text:p>
          </table:table-cell>
        </table:table-row>
        <table:table-row table:style-name="ro1">
          <table:table-cell/>
          <table:table-cell office:value-type="float" office:value="17.615" calcext:value-type="float">
            <text:p>17.615</text:p>
          </table:table-cell>
          <table:table-cell office:value-type="float" office:value="50" calcext:value-type="float">
            <text:p>50</text:p>
          </table:table-cell>
          <table:table-cell office:value-type="float" office:value="50.03334" calcext:value-type="float">
            <text:p>50.03334</text:p>
          </table:table-cell>
          <table:table-cell office:value-type="float" office:value="-0.01333313" calcext:value-type="float">
            <text:p>-0.01333313</text:p>
          </table:table-cell>
          <table:table-cell office:value-type="float" office:value="6.967079" calcext:value-type="float">
            <text:p>6.967079</text:p>
          </table:table-cell>
          <table:table-cell office:value-type="float" office:value="0.01813068" calcext:value-type="float">
            <text:p>0.01813068</text:p>
          </table:table-cell>
        </table:table-row>
        <table:table-row table:style-name="ro1">
          <table:table-cell/>
          <table:table-cell office:value-type="float" office:value="17.623" calcext:value-type="float">
            <text:p>17.623</text:p>
          </table:table-cell>
          <table:table-cell office:value-type="float" office:value="50" calcext:value-type="float">
            <text:p>50</text:p>
          </table:table-cell>
          <table:table-cell office:value-type="float" office:value="48.4" calcext:value-type="float">
            <text:p>48.4</text:p>
          </table:table-cell>
          <table:table-cell office:value-type="float" office:value="0.6399994" calcext:value-type="float">
            <text:p>0.6399994</text:p>
          </table:table-cell>
          <table:table-cell office:value-type="float" office:value="6.967488" calcext:value-type="float">
            <text:p>6.967488</text:p>
          </table:table-cell>
          <table:table-cell office:value-type="float" office:value="-0.009231346" calcext:value-type="float">
            <text:p>-0.009231346</text:p>
          </table:table-cell>
        </table:table-row>
        <table:table-row table:style-name="ro1">
          <table:table-cell/>
          <table:table-cell office:value-type="float" office:value="17.631" calcext:value-type="float">
            <text:p>17.631</text:p>
          </table:table-cell>
          <table:table-cell office:value-type="float" office:value="50" calcext:value-type="float">
            <text:p>50</text:p>
          </table:table-cell>
          <table:table-cell office:value-type="float" office:value="48.1" calcext:value-type="float">
            <text:p>48.1</text:p>
          </table:table-cell>
          <table:table-cell office:value-type="float" office:value="0.7600007" calcext:value-type="float">
            <text:p>0.7600007</text:p>
          </table:table-cell>
          <table:table-cell office:value-type="float" office:value="6.967988" calcext:value-type="float">
            <text:p>6.967988</text:p>
          </table:table-cell>
          <table:table-cell office:value-type="float" office:value="-0.01023724" calcext:value-type="float">
            <text:p>-0.01023724</text:p>
          </table:table-cell>
        </table:table-row>
        <table:table-row table:style-name="ro1">
          <table:table-cell/>
          <table:table-cell office:value-type="float" office:value="17.639" calcext:value-type="float">
            <text:p>17.639</text:p>
          </table:table-cell>
          <table:table-cell office:value-type="float" office:value="50" calcext:value-type="float">
            <text:p>50</text:p>
          </table:table-cell>
          <table:table-cell office:value-type="float" office:value="50.83333" calcext:value-type="float">
            <text:p>50.83333</text:p>
          </table:table-cell>
          <table:table-cell office:value-type="float" office:value="-0.3333328" calcext:value-type="float">
            <text:p>-0.3333328</text:p>
          </table:table-cell>
          <table:table-cell office:value-type="float" office:value="6.96823" calcext:value-type="float">
            <text:p>6.96823</text:p>
          </table:table-cell>
          <table:table-cell office:value-type="float" office:value="0.02911836" calcext:value-type="float">
            <text:p>0.02911836</text:p>
          </table:table-cell>
        </table:table-row>
        <table:table-row table:style-name="ro1">
          <table:table-cell/>
          <table:table-cell office:value-type="float" office:value="17.647" calcext:value-type="float">
            <text:p>17.647</text:p>
          </table:table-cell>
          <table:table-cell office:value-type="float" office:value="50" calcext:value-type="float">
            <text:p>50</text:p>
          </table:table-cell>
          <table:table-cell office:value-type="float" office:value="49.4" calcext:value-type="float">
            <text:p>49.4</text:p>
          </table:table-cell>
          <table:table-cell office:value-type="float" office:value="0.2399994" calcext:value-type="float">
            <text:p>0.2399994</text:p>
          </table:table-cell>
          <table:table-cell office:value-type="float" office:value="6.968464" calcext:value-type="float">
            <text:p>6.968464</text:p>
          </table:table-cell>
          <table:table-cell office:value-type="float" office:value="0.0008800524" calcext:value-type="float">
            <text:p>0.0008800524</text:p>
          </table:table-cell>
        </table:table-row>
        <table:table-row table:style-name="ro1">
          <table:table-cell/>
          <table:table-cell office:value-type="float" office:value="17.661" calcext:value-type="float">
            <text:p>17.661</text:p>
          </table:table-cell>
          <table:table-cell office:value-type="float" office:value="50" calcext:value-type="float">
            <text:p>50</text:p>
          </table:table-cell>
          <table:table-cell office:value-type="float" office:value="49.3" calcext:value-type="float">
            <text:p>49.3</text:p>
          </table:table-cell>
          <table:table-cell office:value-type="float" office:value="0.2800003" calcext:value-type="float">
            <text:p>0.2800003</text:p>
          </table:table-cell>
          <table:table-cell office:value-type="float" office:value="6.968705" calcext:value-type="float">
            <text:p>6.968705</text:p>
          </table:table-cell>
          <table:table-cell office:value-type="float" office:value="-0.0007215308" calcext:value-type="float">
            <text:p>-0.0007215308</text:p>
          </table:table-cell>
        </table:table-row>
        <table:table-row table:style-name="ro1">
          <table:table-cell/>
          <table:table-cell office:value-type="float" office:value="17.67" calcext:value-type="float">
            <text:p>17.67</text:p>
          </table:table-cell>
          <table:table-cell office:value-type="float" office:value="50" calcext:value-type="float">
            <text:p>50</text:p>
          </table:table-cell>
          <table:table-cell office:value-type="float" office:value="50.66667" calcext:value-type="float">
            <text:p>50.66667</text:p>
          </table:table-cell>
          <table:table-cell office:value-type="float" office:value="-0.2666672" calcext:value-type="float">
            <text:p>-0.2666672</text:p>
          </table:table-cell>
          <table:table-cell office:value-type="float" office:value="6.968744" calcext:value-type="float">
            <text:p>6.968744</text:p>
          </table:table-cell>
          <table:table-cell office:value-type="float" office:value="0.01754945" calcext:value-type="float">
            <text:p>0.01754945</text:p>
          </table:table-cell>
        </table:table-row>
        <table:table-row table:style-name="ro1">
          <table:table-cell/>
          <table:table-cell office:value-type="float" office:value="17.679" calcext:value-type="float">
            <text:p>17.679</text:p>
          </table:table-cell>
          <table:table-cell office:value-type="float" office:value="50" calcext:value-type="float">
            <text:p>50</text:p>
          </table:table-cell>
          <table:table-cell office:value-type="float" office:value="50.76667" calcext:value-type="float">
            <text:p>50.76667</text:p>
          </table:table-cell>
          <table:table-cell office:value-type="float" office:value="-0.3066666" calcext:value-type="float">
            <text:p>-0.3066666</text:p>
          </table:table-cell>
          <table:table-cell office:value-type="float" office:value="6.968565" calcext:value-type="float">
            <text:p>6.968565</text:p>
          </table:table-cell>
          <table:table-cell office:value-type="float" office:value="0.01114788" calcext:value-type="float">
            <text:p>0.01114788</text:p>
          </table:table-cell>
        </table:table-row>
        <table:table-row table:style-name="ro1">
          <table:table-cell/>
          <table:table-cell office:value-type="float" office:value="17.687" calcext:value-type="float">
            <text:p>17.687</text:p>
          </table:table-cell>
          <table:table-cell office:value-type="float" office:value="50" calcext:value-type="float">
            <text:p>50</text:p>
          </table:table-cell>
          <table:table-cell office:value-type="float" office:value="49.73333" calcext:value-type="float">
            <text:p>49.73333</text:p>
          </table:table-cell>
          <table:table-cell office:value-type="float" office:value="0.1066666" calcext:value-type="float">
            <text:p>0.1066666</text:p>
          </table:table-cell>
          <table:table-cell office:value-type="float" office:value="6.968519" calcext:value-type="float">
            <text:p>6.968519</text:p>
          </table:table-cell>
          <table:table-cell office:value-type="float" office:value="-0.007843349" calcext:value-type="float">
            <text:p>-0.007843349</text:p>
          </table:table-cell>
        </table:table-row>
        <table:table-row table:style-name="ro1">
          <table:table-cell/>
          <table:table-cell office:value-type="float" office:value="17.695" calcext:value-type="float">
            <text:p>17.695</text:p>
          </table:table-cell>
          <table:table-cell office:value-type="float" office:value="50" calcext:value-type="float">
            <text:p>50</text:p>
          </table:table-cell>
          <table:table-cell office:value-type="float" office:value="50.1" calcext:value-type="float">
            <text:p>50.1</text:p>
          </table:table-cell>
          <table:table-cell office:value-type="float" office:value="-0.03999939" calcext:value-type="float">
            <text:p>-0.03999939</text:p>
          </table:table-cell>
          <table:table-cell office:value-type="float" office:value="6.96848" calcext:value-type="float">
            <text:p>6.96848</text:p>
          </table:table-cell>
          <table:table-cell office:value-type="float" office:value="-0.0001796924" calcext:value-type="float">
            <text:p>-0.0001796924</text:p>
          </table:table-cell>
        </table:table-row>
        <table:table-row table:style-name="ro1">
          <table:table-cell/>
          <table:table-cell office:value-type="float" office:value="17.703" calcext:value-type="float">
            <text:p>17.703</text:p>
          </table:table-cell>
          <table:table-cell office:value-type="float" office:value="50" calcext:value-type="float">
            <text:p>50</text:p>
          </table:table-cell>
          <table:table-cell office:value-type="float" office:value="52.36667" calcext:value-type="float">
            <text:p>52.36667</text:p>
          </table:table-cell>
          <table:table-cell office:value-type="float" office:value="-0.946666" calcext:value-type="float">
            <text:p>-0.946666</text:p>
          </table:table-cell>
          <table:table-cell office:value-type="float" office:value="6.968177" calcext:value-type="float">
            <text:p>6.968177</text:p>
          </table:table-cell>
          <table:table-cell office:value-type="float" office:value="0.02979779" calcext:value-type="float">
            <text:p>0.02979779</text:p>
          </table:table-cell>
        </table:table-row>
        <table:table-row table:style-name="ro1">
          <table:table-cell/>
          <table:table-cell office:value-type="float" office:value="17.711" calcext:value-type="float">
            <text:p>17.711</text:p>
          </table:table-cell>
          <table:table-cell office:value-type="float" office:value="50" calcext:value-type="float">
            <text:p>50</text:p>
          </table:table-cell>
          <table:table-cell office:value-type="float" office:value="49.53333" calcext:value-type="float">
            <text:p>49.53333</text:p>
          </table:table-cell>
          <table:table-cell office:value-type="float" office:value="0.1866669" calcext:value-type="float">
            <text:p>0.1866669</text:p>
          </table:table-cell>
          <table:table-cell office:value-type="float" office:value="6.968026" calcext:value-type="float">
            <text:p>6.968026</text:p>
          </table:table-cell>
          <table:table-cell office:value-type="float" office:value="-0.01713781" calcext:value-type="float">
            <text:p>-0.01713781</text:p>
          </table:table-cell>
        </table:table-row>
        <table:table-row table:style-name="ro1">
          <table:table-cell/>
          <table:table-cell office:value-type="float" office:value="17.719" calcext:value-type="float">
            <text:p>17.719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0.8" calcext:value-type="float">
            <text:p>0.8</text:p>
          </table:table-cell>
          <table:table-cell office:value-type="float" office:value="6.968156" calcext:value-type="float">
            <text:p>6.968156</text:p>
          </table:table-cell>
          <table:table-cell office:value-type="float" office:value="-0.03189415" calcext:value-type="float">
            <text:p>-0.03189415</text:p>
          </table:table-cell>
        </table:table-row>
        <table:table-row table:style-name="ro1">
          <table:table-cell/>
          <table:table-cell office:value-type="float" office:value="17.728" calcext:value-type="float">
            <text:p>17.728</text:p>
          </table:table-cell>
          <table:table-cell office:value-type="float" office:value="50" calcext:value-type="float">
            <text:p>50</text:p>
          </table:table-cell>
          <table:table-cell office:value-type="float" office:value="48.16667" calcext:value-type="float">
            <text:p>48.16667</text:p>
          </table:table-cell>
          <table:table-cell office:value-type="float" office:value="0.7333328" calcext:value-type="float">
            <text:p>0.7333328</text:p>
          </table:table-cell>
          <table:table-cell office:value-type="float" office:value="6.968488" calcext:value-type="float">
            <text:p>6.968488</text:p>
          </table:table-cell>
          <table:table-cell office:value-type="float" office:value="-0.01948751" calcext:value-type="float">
            <text:p>-0.01948751</text:p>
          </table:table-cell>
        </table:table-row>
        <table:table-row table:style-name="ro1">
          <table:table-cell/>
          <table:table-cell office:value-type="float" office:value="17.732" calcext:value-type="float">
            <text:p>17.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80001" calcext:value-type="float">
            <text:p>-28.8000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17.737" calcext:value-type="float">
            <text:p>17.737</text:p>
          </table:table-cell>
          <table:table-cell office:value-type="float" office:value="50" calcext:value-type="float">
            <text:p>50</text:p>
          </table:table-cell>
          <table:table-cell office:value-type="float" office:value="51.03333" calcext:value-type="float">
            <text:p>51.03333</text:p>
          </table:table-cell>
          <table:table-cell office:value-type="float" office:value="-0.4133331" calcext:value-type="float">
            <text:p>-0.4133331</text:p>
          </table:table-cell>
          <table:table-cell office:value-type="float" office:value="6.968571" calcext:value-type="float">
            <text:p>6.968571</text:p>
          </table:table-cell>
          <table:table-cell office:value-type="float" office:value="0.02497825" calcext:value-type="float">
            <text:p>0.02497825</text:p>
          </table:table-cell>
        </table:table-row>
        <table:table-row table:style-name="ro1">
          <table:table-cell/>
          <table:table-cell office:value-type="float" office:value="17.745" calcext:value-type="float">
            <text:p>17.745</text:p>
          </table:table-cell>
          <table:table-cell office:value-type="float" office:value="50" calcext:value-type="float">
            <text:p>50</text:p>
          </table:table-cell>
          <table:table-cell office:value-type="float" office:value="49.33333" calcext:value-type="float">
            <text:p>49.33333</text:p>
          </table:table-cell>
          <table:table-cell office:value-type="float" office:value="0.2666672" calcext:value-type="float">
            <text:p>0.2666672</text:p>
          </table:table-cell>
          <table:table-cell office:value-type="float" office:value="6.968714" calcext:value-type="float">
            <text:p>6.968714</text:p>
          </table:table-cell>
          <table:table-cell office:value-type="float" office:value="-0.005954439" calcext:value-type="float">
            <text:p>-0.005954439</text:p>
          </table:table-cell>
        </table:table-row>
        <table:table-row table:style-name="ro1">
          <table:table-cell/>
          <table:table-cell office:value-type="float" office:value="17.753" calcext:value-type="float">
            <text:p>17.753</text:p>
          </table:table-cell>
          <table:table-cell office:value-type="float" office:value="50" calcext:value-type="float">
            <text:p>50</text:p>
          </table:table-cell>
          <table:table-cell office:value-type="float" office:value="50.43334" calcext:value-type="float">
            <text:p>50.43334</text:p>
          </table:table-cell>
          <table:table-cell office:value-type="float" office:value="-0.1733337" calcext:value-type="float">
            <text:p>-0.1733337</text:p>
          </table:table-cell>
          <table:table-cell office:value-type="float" office:value="6.968751" calcext:value-type="float">
            <text:p>6.968751</text:p>
          </table:table-cell>
          <table:table-cell office:value-type="float" office:value="0.01059007" calcext:value-type="float">
            <text:p>0.01059007</text:p>
          </table:table-cell>
        </table:table-row>
        <table:table-row table:style-name="ro1">
          <table:table-cell/>
          <table:table-cell office:value-type="float" office:value="17.762" calcext:value-type="float">
            <text:p>17.762</text:p>
          </table:table-cell>
          <table:table-cell office:value-type="float" office:value="50" calcext:value-type="float">
            <text:p>50</text:p>
          </table:table-cell>
          <table:table-cell office:value-type="float" office:value="49.1" calcext:value-type="float">
            <text:p>49.1</text:p>
          </table:table-cell>
          <table:table-cell office:value-type="float" office:value="0.3600006" calcext:value-type="float">
            <text:p>0.3600006</text:p>
          </table:table-cell>
          <table:table-cell office:value-type="float" office:value="6.968894" calcext:value-type="float">
            <text:p>6.968894</text:p>
          </table:table-cell>
          <table:table-cell office:value-type="float" office:value="-0.0106102" calcext:value-type="float">
            <text:p>-0.0106102</text:p>
          </table:table-cell>
        </table:table-row>
        <table:table-row table:style-name="ro1">
          <table:table-cell/>
          <table:table-cell office:value-type="float" office:value="17.77" calcext:value-type="float">
            <text:p>17.77</text:p>
          </table:table-cell>
          <table:table-cell office:value-type="float" office:value="50" calcext:value-type="float">
            <text:p>50</text:p>
          </table:table-cell>
          <table:table-cell office:value-type="float" office:value="49.5" calcext:value-type="float">
            <text:p>49.5</text:p>
          </table:table-cell>
          <table:table-cell office:value-type="float" office:value="0.2" calcext:value-type="float">
            <text:p>0.2</text:p>
          </table:table-cell>
          <table:table-cell office:value-type="float" office:value="6.969053" calcext:value-type="float">
            <text:p>6.969053</text:p>
          </table:table-cell>
          <table:table-cell office:value-type="float" office:value="-0.001722679" calcext:value-type="float">
            <text:p>-0.001722679</text:p>
          </table:table-cell>
        </table:table-row>
        <table:table-row table:style-name="ro1">
          <table:table-cell/>
          <table:table-cell office:value-type="float" office:value="17.785" calcext:value-type="float">
            <text:p>17.785</text:p>
          </table:table-cell>
          <table:table-cell office:value-type="float" office:value="50" calcext:value-type="float">
            <text:p>50</text:p>
          </table:table-cell>
          <table:table-cell office:value-type="float" office:value="47.2" calcext:value-type="float">
            <text:p>47.2</text:p>
          </table:table-cell>
          <table:table-cell office:value-type="float" office:value="1.12" calcext:value-type="float">
            <text:p>1.12</text:p>
          </table:table-cell>
          <table:table-cell office:value-type="float" office:value="6.969481" calcext:value-type="float">
            <text:p>6.969481</text:p>
          </table:table-cell>
          <table:table-cell office:value-type="float" office:value="-0.031497" calcext:value-type="float">
            <text:p>-0.031497</text:p>
          </table:table-cell>
        </table:table-row>
        <table:table-row table:style-name="ro1">
          <table:table-cell/>
          <table:table-cell office:value-type="float" office:value="17.794" calcext:value-type="float">
            <text:p>17.794</text:p>
          </table:table-cell>
          <table:table-cell office:value-type="float" office:value="50" calcext:value-type="float">
            <text:p>50</text:p>
          </table:table-cell>
          <table:table-cell office:value-type="float" office:value="49.03333" calcext:value-type="float">
            <text:p>49.03333</text:p>
          </table:table-cell>
          <table:table-cell office:value-type="float" office:value="0.3866669" calcext:value-type="float">
            <text:p>0.3866669</text:p>
          </table:table-cell>
          <table:table-cell office:value-type="float" office:value="6.970047" calcext:value-type="float">
            <text:p>6.970047</text:p>
          </table:table-cell>
          <table:table-cell office:value-type="float" office:value="0.002782519" calcext:value-type="float">
            <text:p>0.002782519</text:p>
          </table:table-cell>
        </table:table-row>
        <table:table-row table:style-name="ro1">
          <table:table-cell/>
          <table:table-cell office:value-type="float" office:value="17.803" calcext:value-type="float">
            <text:p>17.803</text:p>
          </table:table-cell>
          <table:table-cell office:value-type="float" office:value="50" calcext:value-type="float">
            <text:p>50</text:p>
          </table:table-cell>
          <table:table-cell office:value-type="float" office:value="52.83333" calcext:value-type="float">
            <text:p>52.83333</text:p>
          </table:table-cell>
          <table:table-cell office:value-type="float" office:value="-1.133333" calcext:value-type="float">
            <text:p>-1.133333</text:p>
          </table:table-cell>
          <table:table-cell office:value-type="float" office:value="6.969611" calcext:value-type="float">
            <text:p>6.969611</text:p>
          </table:table-cell>
          <table:table-cell office:value-type="float" office:value="0.05166253" calcext:value-type="float">
            <text:p>0.05166253</text:p>
          </table:table-cell>
        </table:table-row>
        <table:table-row table:style-name="ro1">
          <table:table-cell/>
          <table:table-cell office:value-type="float" office:value="17.811" calcext:value-type="float">
            <text:p>17.811</text:p>
          </table:table-cell>
          <table:table-cell office:value-type="float" office:value="50" calcext:value-type="float">
            <text:p>50</text:p>
          </table:table-cell>
          <table:table-cell office:value-type="float" office:value="49.5" calcext:value-type="float">
            <text:p>49.5</text:p>
          </table:table-cell>
          <table:table-cell office:value-type="float" office:value="0.2" calcext:value-type="float">
            <text:p>0.2</text:p>
          </table:table-cell>
          <table:table-cell office:value-type="float" office:value="6.969476" calcext:value-type="float">
            <text:p>6.969476</text:p>
          </table:table-cell>
          <table:table-cell office:value-type="float" office:value="-0.01713566" calcext:value-type="float">
            <text:p>-0.01713566</text:p>
          </table:table-cell>
        </table:table-row>
        <table:table-row table:style-name="ro1">
          <table:table-cell/>
          <table:table-cell office:value-type="float" office:value="17.819" calcext:value-type="float">
            <text:p>17.819</text:p>
          </table:table-cell>
          <table:table-cell office:value-type="float" office:value="50" calcext:value-type="float">
            <text:p>50</text:p>
          </table:table-cell>
          <table:table-cell office:value-type="float" office:value="49.53333" calcext:value-type="float">
            <text:p>49.53333</text:p>
          </table:table-cell>
          <table:table-cell office:value-type="float" office:value="0.1866669" calcext:value-type="float">
            <text:p>0.1866669</text:p>
          </table:table-cell>
          <table:table-cell office:value-type="float" office:value="6.969453" calcext:value-type="float">
            <text:p>6.969453</text:p>
          </table:table-cell>
          <table:table-cell office:value-type="float" office:value="-0.01052682" calcext:value-type="float">
            <text:p>-0.01052682</text:p>
          </table:table-cell>
        </table:table-row>
        <table:table-row table:style-name="ro1">
          <table:table-cell/>
          <table:table-cell office:value-type="float" office:value="17.828" calcext:value-type="float">
            <text:p>17.828</text:p>
          </table:table-cell>
          <table:table-cell office:value-type="float" office:value="50" calcext:value-type="float">
            <text:p>50</text:p>
          </table:table-cell>
          <table:table-cell office:value-type="float" office:value="48.5" calcext:value-type="float">
            <text:p>48.5</text:p>
          </table:table-cell>
          <table:table-cell office:value-type="float" office:value="0.6" calcext:value-type="float">
            <text:p>0.6</text:p>
          </table:table-cell>
          <table:table-cell office:value-type="float" office:value="6.969635" calcext:value-type="float">
            <text:p>6.969635</text:p>
          </table:table-cell>
          <table:table-cell office:value-type="float" office:value="-0.02058818" calcext:value-type="float">
            <text:p>-0.02058818</text:p>
          </table:table-cell>
        </table:table-row>
        <table:table-row table:style-name="ro1">
          <table:table-cell/>
          <table:table-cell office:value-type="float" office:value="17.836" calcext:value-type="float">
            <text:p>17.836</text:p>
          </table:table-cell>
          <table:table-cell office:value-type="float" office:value="50" calcext:value-type="float">
            <text:p>50</text:p>
          </table:table-cell>
          <table:table-cell office:value-type="float" office:value="50.46667" calcext:value-type="float">
            <text:p>50.46667</text:p>
          </table:table-cell>
          <table:table-cell office:value-type="float" office:value="-0.1866669" calcext:value-type="float">
            <text:p>-0.1866669</text:p>
          </table:table-cell>
          <table:table-cell office:value-type="float" office:value="6.969693" calcext:value-type="float">
            <text:p>6.969693</text:p>
          </table:table-cell>
          <table:table-cell office:value-type="float" office:value="0.01237198" calcext:value-type="float">
            <text:p>0.01237198</text:p>
          </table:table-cell>
        </table:table-row>
        <table:table-row table:style-name="ro1">
          <table:table-cell/>
          <table:table-cell office:value-type="float" office:value="17.841" calcext:value-type="float">
            <text:p>17.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80001" calcext:value-type="float">
            <text:p>-28.8000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17.844" calcext:value-type="float">
            <text:p>17.844</text:p>
          </table:table-cell>
          <table:table-cell office:value-type="float" office:value="50" calcext:value-type="float">
            <text:p>50</text:p>
          </table:table-cell>
          <table:table-cell office:value-type="float" office:value="49.23334" calcext:value-type="float">
            <text:p>49.23334</text:p>
          </table:table-cell>
          <table:table-cell office:value-type="float" office:value="0.3066666" calcext:value-type="float">
            <text:p>0.3066666</text:p>
          </table:table-cell>
          <table:table-cell office:value-type="float" office:value="6.96982" calcext:value-type="float">
            <text:p>6.96982</text:p>
          </table:table-cell>
          <table:table-cell office:value-type="float" office:value="-0.008114639" calcext:value-type="float">
            <text:p>-0.008114639</text:p>
          </table:table-cell>
        </table:table-row>
        <table:table-row table:style-name="ro1">
          <table:table-cell/>
          <table:table-cell office:value-type="float" office:value="17.852" calcext:value-type="float">
            <text:p>17.852</text:p>
          </table:table-cell>
          <table:table-cell office:value-type="float" office:value="50" calcext:value-type="float">
            <text:p>50</text:p>
          </table:table-cell>
          <table:table-cell office:value-type="float" office:value="48.1" calcext:value-type="float">
            <text:p>48.1</text:p>
          </table:table-cell>
          <table:table-cell office:value-type="float" office:value="0.7600007" calcext:value-type="float">
            <text:p>0.7600007</text:p>
          </table:table-cell>
          <table:table-cell office:value-type="float" office:value="6.970128" calcext:value-type="float">
            <text:p>6.970128</text:p>
          </table:table-cell>
          <table:table-cell office:value-type="float" office:value="-0.02047786" calcext:value-type="float">
            <text:p>-0.02047786</text:p>
          </table:table-cell>
        </table:table-row>
        <table:table-row table:style-name="ro1">
          <table:table-cell/>
          <table:table-cell office:value-type="float" office:value="17.861" calcext:value-type="float">
            <text:p>17.861</text:p>
          </table:table-cell>
          <table:table-cell office:value-type="float" office:value="50" calcext:value-type="float">
            <text:p>50</text:p>
          </table:table-cell>
          <table:table-cell office:value-type="float" office:value="47.86666" calcext:value-type="float">
            <text:p>47.86666</text:p>
          </table:table-cell>
          <table:table-cell office:value-type="float" office:value="0.853334" calcext:value-type="float">
            <text:p>0.853334</text:p>
          </table:table-cell>
          <table:table-cell office:value-type="float" office:value="6.970623" calcext:value-type="float">
            <text:p>6.970623</text:p>
          </table:table-cell>
          <table:table-cell office:value-type="float" office:value="-0.01700464" calcext:value-type="float">
            <text:p>-0.01700464</text:p>
          </table:table-cell>
        </table:table-row>
        <table:table-row table:style-name="ro1">
          <table:table-cell/>
          <table:table-cell office:value-type="float" office:value="17.871" calcext:value-type="float">
            <text:p>17.871</text:p>
          </table:table-cell>
          <table:table-cell office:value-type="float" office:value="50" calcext:value-type="float">
            <text:p>50</text:p>
          </table:table-cell>
          <table:table-cell office:value-type="float" office:value="51.03333" calcext:value-type="float">
            <text:p>51.03333</text:p>
          </table:table-cell>
          <table:table-cell office:value-type="float" office:value="-0.4133331" calcext:value-type="float">
            <text:p>-0.4133331</text:p>
          </table:table-cell>
          <table:table-cell office:value-type="float" office:value="6.970807" calcext:value-type="float">
            <text:p>6.970807</text:p>
          </table:table-cell>
          <table:table-cell office:value-type="float" office:value="0.03057694" calcext:value-type="float">
            <text:p>0.03057694</text:p>
          </table:table-cell>
        </table:table-row>
        <table:table-row table:style-name="ro1">
          <table:table-cell/>
          <table:table-cell office:value-type="float" office:value="17.879" calcext:value-type="float">
            <text:p>17.879</text:p>
          </table:table-cell>
          <table:table-cell office:value-type="float" office:value="50" calcext:value-type="float">
            <text:p>50</text:p>
          </table:table-cell>
          <table:table-cell office:value-type="float" office:value="49.2" calcext:value-type="float">
            <text:p>49.2</text:p>
          </table:table-cell>
          <table:table-cell office:value-type="float" office:value="0.3199997" calcext:value-type="float">
            <text:p>0.3199997</text:p>
          </table:table-cell>
          <table:table-cell office:value-type="float" office:value="6.971043" calcext:value-type="float">
            <text:p>6.971043</text:p>
          </table:table-cell>
          <table:table-cell office:value-type="float" office:value="-0.00463042" calcext:value-type="float">
            <text:p>-0.00463042</text:p>
          </table:table-cell>
        </table:table-row>
        <table:table-row table:style-name="ro1">
          <table:table-cell/>
          <table:table-cell office:value-type="float" office:value="17.887" calcext:value-type="float">
            <text:p>17.887</text:p>
          </table:table-cell>
          <table:table-cell office:value-type="float" office:value="50" calcext:value-type="float">
            <text:p>50</text:p>
          </table:table-cell>
          <table:table-cell office:value-type="float" office:value="48.1" calcext:value-type="float">
            <text:p>48.1</text:p>
          </table:table-cell>
          <table:table-cell office:value-type="float" office:value="0.7600007" calcext:value-type="float">
            <text:p>0.7600007</text:p>
          </table:table-cell>
          <table:table-cell office:value-type="float" office:value="6.971406" calcext:value-type="float">
            <text:p>6.971406</text:p>
          </table:table-cell>
          <table:table-cell office:value-type="float" office:value="-0.01748351" calcext:value-type="float">
            <text:p>-0.01748351</text:p>
          </table:table-cell>
        </table:table-row>
        <table:table-row table:style-name="ro1">
          <table:table-cell/>
          <table:table-cell office:value-type="float" office:value="17.895" calcext:value-type="float">
            <text:p>17.895</text:p>
          </table:table-cell>
          <table:table-cell office:value-type="float" office:value="50" calcext:value-type="float">
            <text:p>50</text:p>
          </table:table-cell>
          <table:table-cell office:value-type="float" office:value="48.4" calcext:value-type="float">
            <text:p>48.4</text:p>
          </table:table-cell>
          <table:table-cell office:value-type="float" office:value="0.6399994" calcext:value-type="float">
            <text:p>0.6399994</text:p>
          </table:table-cell>
          <table:table-cell office:value-type="float" office:value="6.971839" calcext:value-type="float">
            <text:p>6.971839</text:p>
          </table:table-cell>
          <table:table-cell office:value-type="float" office:value="-0.007928497" calcext:value-type="float">
            <text:p>-0.007928497</text:p>
          </table:table-cell>
        </table:table-row>
        <table:table-row table:style-name="ro1">
          <table:table-cell/>
          <table:table-cell office:value-type="float" office:value="17.904" calcext:value-type="float">
            <text:p>17.904</text:p>
          </table:table-cell>
          <table:table-cell office:value-type="float" office:value="50" calcext:value-type="float">
            <text:p>50</text:p>
          </table:table-cell>
          <table:table-cell office:value-type="float" office:value="52.43333" calcext:value-type="float">
            <text:p>52.43333</text:p>
          </table:table-cell>
          <table:table-cell office:value-type="float" office:value="-0.9733337" calcext:value-type="float">
            <text:p>-0.9733337</text:p>
          </table:table-cell>
          <table:table-cell office:value-type="float" office:value="6.971824" calcext:value-type="float">
            <text:p>6.971824</text:p>
          </table:table-cell>
          <table:table-cell office:value-type="float" office:value="0.04784848" calcext:value-type="float">
            <text:p>0.04784848</text:p>
          </table:table-cell>
        </table:table-row>
        <table:table-row table:style-name="ro1">
          <table:table-cell/>
          <table:table-cell office:value-type="float" office:value="17.912" calcext:value-type="float">
            <text:p>17.912</text:p>
          </table:table-cell>
          <table:table-cell office:value-type="float" office:value="50" calcext:value-type="float">
            <text:p>50</text:p>
          </table:table-cell>
          <table:table-cell office:value-type="float" office:value="47.7" calcext:value-type="float">
            <text:p>47.7</text:p>
          </table:table-cell>
          <table:table-cell office:value-type="float" office:value="0.9199997" calcext:value-type="float">
            <text:p>0.9199997</text:p>
          </table:table-cell>
          <table:table-cell office:value-type="float" office:value="6.972116" calcext:value-type="float">
            <text:p>6.972116</text:p>
          </table:table-cell>
          <table:table-cell office:value-type="float" office:value="-0.03090026" calcext:value-type="float">
            <text:p>-0.03090026</text:p>
          </table:table-cell>
        </table:table-row>
        <table:table-row table:style-name="ro1">
          <table:table-cell/>
          <table:table-cell office:value-type="float" office:value="17.92" calcext:value-type="float">
            <text:p>17.92</text:p>
          </table:table-cell>
          <table:table-cell office:value-type="float" office:value="50" calcext:value-type="float">
            <text:p>50</text:p>
          </table:table-cell>
          <table:table-cell office:value-type="float" office:value="50.4" calcext:value-type="float">
            <text:p>50.4</text:p>
          </table:table-cell>
          <table:table-cell office:value-type="float" office:value="-0.1600006" calcext:value-type="float">
            <text:p>-0.1600006</text:p>
          </table:table-cell>
          <table:table-cell office:value-type="float" office:value="6.972256" calcext:value-type="float">
            <text:p>6.972256</text:p>
          </table:table-cell>
          <table:table-cell office:value-type="float" office:value="0.01524601" calcext:value-type="float">
            <text:p>0.01524601</text:p>
          </table:table-cell>
        </table:table-row>
        <table:table-row table:style-name="ro1">
          <table:table-cell/>
          <table:table-cell office:value-type="float" office:value="17.929" calcext:value-type="float">
            <text:p>17.929</text:p>
          </table:table-cell>
          <table:table-cell office:value-type="float" office:value="50" calcext:value-type="float">
            <text:p>50</text:p>
          </table:table-cell>
          <table:table-cell office:value-type="float" office:value="49.1" calcext:value-type="float">
            <text:p>49.1</text:p>
          </table:table-cell>
          <table:table-cell office:value-type="float" office:value="0.3600006" calcext:value-type="float">
            <text:p>0.3600006</text:p>
          </table:table-cell>
          <table:table-cell office:value-type="float" office:value="6.972456" calcext:value-type="float">
            <text:p>6.972456</text:p>
          </table:table-cell>
          <table:table-cell office:value-type="float" office:value="-0.00679291" calcext:value-type="float">
            <text:p>-0.00679291</text:p>
          </table:table-cell>
        </table:table-row>
        <table:table-row table:style-name="ro1">
          <table:table-cell/>
          <table:table-cell office:value-type="float" office:value="17.938" calcext:value-type="float">
            <text:p>17.938</text:p>
          </table:table-cell>
          <table:table-cell office:value-type="float" office:value="50" calcext:value-type="float">
            <text:p>50</text:p>
          </table:table-cell>
          <table:table-cell office:value-type="float" office:value="49.2" calcext:value-type="float">
            <text:p>49.2</text:p>
          </table:table-cell>
          <table:table-cell office:value-type="float" office:value="0.3199997" calcext:value-type="float">
            <text:p>0.3199997</text:p>
          </table:table-cell>
          <table:table-cell office:value-type="float" office:value="6.972701" calcext:value-type="float">
            <text:p>6.972701</text:p>
          </table:table-cell>
          <table:table-cell office:value-type="float" office:value="-0.003299111" calcext:value-type="float">
            <text:p>-0.003299111</text:p>
          </table:table-cell>
        </table:table-row>
        <table:table-row table:style-name="ro1">
          <table:table-cell/>
          <table:table-cell office:value-type="float" office:value="17.946" calcext:value-type="float">
            <text:p>17.946</text:p>
          </table:table-cell>
          <table:table-cell office:value-type="float" office:value="50" calcext:value-type="float">
            <text:p>50</text:p>
          </table:table-cell>
          <table:table-cell office:value-type="float" office:value="48.26667" calcext:value-type="float">
            <text:p>48.26667</text:p>
          </table:table-cell>
          <table:table-cell office:value-type="float" office:value="0.6933334" calcext:value-type="float">
            <text:p>0.6933334</text:p>
          </table:table-cell>
          <table:table-cell office:value-type="float" office:value="6.973122" calcext:value-type="float">
            <text:p>6.973122</text:p>
          </table:table-cell>
          <table:table-cell office:value-type="float" office:value="-0.01449748" calcext:value-type="float">
            <text:p>-0.01449748</text:p>
          </table:table-cell>
        </table:table-row>
        <table:table-row table:style-name="ro1">
          <table:table-cell/>
          <table:table-cell office:value-type="float" office:value="17.954" calcext:value-type="float">
            <text:p>17.954</text:p>
          </table:table-cell>
          <table:table-cell office:value-type="float" office:value="50" calcext:value-type="float">
            <text:p>50</text:p>
          </table:table-cell>
          <table:table-cell office:value-type="float" office:value="47.56667" calcext:value-type="float">
            <text:p>47.56667</text:p>
          </table:table-cell>
          <table:table-cell office:value-type="float" office:value="0.9733337" calcext:value-type="float">
            <text:p>0.9733337</text:p>
          </table:table-cell>
          <table:table-cell office:value-type="float" office:value="6.973704" calcext:value-type="float">
            <text:p>6.973704</text:p>
          </table:table-cell>
          <table:table-cell office:value-type="float" office:value="-0.01851851" calcext:value-type="float">
            <text:p>-0.01851851</text:p>
          </table:table-cell>
        </table:table-row>
        <table:table-row table:style-name="ro1">
          <table:table-cell/>
          <table:table-cell office:value-type="float" office:value="17.962" calcext:value-type="float">
            <text:p>17.962</text:p>
          </table:table-cell>
          <table:table-cell office:value-type="float" office:value="50" calcext:value-type="float">
            <text:p>50</text:p>
          </table:table-cell>
          <table:table-cell office:value-type="float" office:value="48.3" calcext:value-type="float">
            <text:p>48.3</text:p>
          </table:table-cell>
          <table:table-cell office:value-type="float" office:value="0.6800003" calcext:value-type="float">
            <text:p>0.6800003</text:p>
          </table:table-cell>
          <table:table-cell office:value-type="float" office:value="6.974275" calcext:value-type="float">
            <text:p>6.974275</text:p>
          </table:table-cell>
          <table:table-cell office:value-type="float" office:value="-0.002542286" calcext:value-type="float">
            <text:p>-0.002542286</text:p>
          </table:table-cell>
        </table:table-row>
        <table:table-row table:style-name="ro1">
          <table:table-cell/>
          <table:table-cell office:value-type="float" office:value="17.97" calcext:value-type="float">
            <text:p>17.9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-0.8" calcext:value-type="float">
            <text:p>-0.8</text:p>
          </table:table-cell>
          <table:table-cell office:value-type="float" office:value="6.974431" calcext:value-type="float">
            <text:p>6.974431</text:p>
          </table:table-cell>
          <table:table-cell office:value-type="float" office:value="0.04711136" calcext:value-type="float">
            <text:p>0.04711136</text:p>
          </table:table-cell>
        </table:table-row>
        <table:table-row table:style-name="ro1">
          <table:table-cell/>
          <table:table-cell office:value-type="float" office:value="17.978" calcext:value-type="float">
            <text:p>17.978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6.974652" calcext:value-type="float">
            <text:p>6.974652</text:p>
          </table:table-cell>
          <table:table-cell office:value-type="float" office:value="-0.007564978" calcext:value-type="float">
            <text:p>-0.007564978</text:p>
          </table:table-cell>
        </table:table-row>
        <table:table-row table:style-name="ro1">
          <table:table-cell/>
          <table:table-cell office:value-type="float" office:value="17.986" calcext:value-type="float">
            <text:p>17.986</text:p>
          </table:table-cell>
          <table:table-cell office:value-type="float" office:value="50" calcext:value-type="float">
            <text:p>50</text:p>
          </table:table-cell>
          <table:table-cell office:value-type="float" office:value="49.16667" calcext:value-type="float">
            <text:p>49.16667</text:p>
          </table:table-cell>
          <table:table-cell office:value-type="float" office:value="0.3333328" calcext:value-type="float">
            <text:p>0.3333328</text:p>
          </table:table-cell>
          <table:table-cell office:value-type="float" office:value="6.9749" calcext:value-type="float">
            <text:p>6.9749</text:p>
          </table:table-cell>
          <table:table-cell office:value-type="float" office:value="-0.002944312" calcext:value-type="float">
            <text:p>-0.002944312</text:p>
          </table:table-cell>
        </table:table-row>
        <table:table-row table:style-name="ro1">
          <table:table-cell/>
          <table:table-cell office:value-type="float" office:value="17.995" calcext:value-type="float">
            <text:p>17.995</text:p>
          </table:table-cell>
          <table:table-cell office:value-type="float" office:value="50" calcext:value-type="float">
            <text:p>50</text:p>
          </table:table-cell>
          <table:table-cell office:value-type="float" office:value="46.7" calcext:value-type="float">
            <text:p>46.7</text:p>
          </table:table-cell>
          <table:table-cell office:value-type="float" office:value="1.32" calcext:value-type="float">
            <text:p>1.32</text:p>
          </table:table-cell>
          <table:table-cell office:value-type="float" office:value="6.975453" calcext:value-type="float">
            <text:p>6.975453</text:p>
          </table:table-cell>
          <table:table-cell office:value-type="float" office:value="-0.03456216" calcext:value-type="float">
            <text:p>-0.03456216</text:p>
          </table:table-cell>
        </table:table-row>
        <table:table-row table:style-name="ro1">
          <table:table-cell/>
          <table:table-cell office:value-type="float" office:value="18.004" calcext:value-type="float">
            <text:p>18.004</text:p>
          </table:table-cell>
          <table:table-cell office:value-type="float" office:value="50" calcext:value-type="float">
            <text:p>50</text:p>
          </table:table-cell>
          <table:table-cell office:value-type="float" office:value="51.93334" calcext:value-type="float">
            <text:p>51.93334</text:p>
          </table:table-cell>
          <table:table-cell office:value-type="float" office:value="-0.7733337" calcext:value-type="float">
            <text:p>-0.7733337</text:p>
          </table:table-cell>
          <table:table-cell office:value-type="float" office:value="6.975566" calcext:value-type="float">
            <text:p>6.975566</text:p>
          </table:table-cell>
          <table:table-cell office:value-type="float" office:value="0.04557839" calcext:value-type="float">
            <text:p>0.04557839</text:p>
          </table:table-cell>
        </table:table-row>
        <table:table-row table:style-name="ro1">
          <table:table-cell/>
          <table:table-cell office:value-type="float" office:value="18.013" calcext:value-type="float">
            <text:p>18.013</text:p>
          </table:table-cell>
          <table:table-cell office:value-type="float" office:value="50" calcext:value-type="float">
            <text:p>50</text:p>
          </table:table-cell>
          <table:table-cell office:value-type="float" office:value="48.43334" calcext:value-type="float">
            <text:p>48.43334</text:p>
          </table:table-cell>
          <table:table-cell office:value-type="float" office:value="0.6266663" calcext:value-type="float">
            <text:p>0.6266663</text:p>
          </table:table-cell>
          <table:table-cell office:value-type="float" office:value="6.975897" calcext:value-type="float">
            <text:p>6.975897</text:p>
          </table:table-cell>
          <table:table-cell office:value-type="float" office:value="-0.0170296" calcext:value-type="float">
            <text:p>-0.0170296</text:p>
          </table:table-cell>
        </table:table-row>
        <table:table-row table:style-name="ro1">
          <table:table-cell/>
          <table:table-cell office:value-type="float" office:value="18.021" calcext:value-type="float">
            <text:p>18.02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.976092" calcext:value-type="float">
            <text:p>6.976092</text:p>
          </table:table-cell>
          <table:table-cell office:value-type="float" office:value="0.01012133" calcext:value-type="float">
            <text:p>0.01012133</text:p>
          </table:table-cell>
        </table:table-row>
        <table:table-row table:style-name="ro1">
          <table:table-cell/>
          <table:table-cell office:value-type="float" office:value="18.029" calcext:value-type="float">
            <text:p>18.029</text:p>
          </table:table-cell>
          <table:table-cell office:value-type="float" office:value="50" calcext:value-type="float">
            <text:p>50</text:p>
          </table:table-cell>
          <table:table-cell office:value-type="float" office:value="49.8" calcext:value-type="float">
            <text:p>49.8</text:p>
          </table:table-cell>
          <table:table-cell office:value-type="float" office:value="0.08000031" calcext:value-type="float">
            <text:p>0.08000031</text:p>
          </table:table-cell>
          <table:table-cell office:value-type="float" office:value="6.976241" calcext:value-type="float">
            <text:p>6.976241</text:p>
          </table:table-cell>
          <table:table-cell office:value-type="float" office:value="0.004040091" calcext:value-type="float">
            <text:p>0.004040091</text:p>
          </table:table-cell>
        </table:table-row>
        <table:table-row table:style-name="ro1">
          <table:table-cell/>
          <table:table-cell office:value-type="float" office:value="18.037" calcext:value-type="float">
            <text:p>18.037</text:p>
          </table:table-cell>
          <table:table-cell office:value-type="float" office:value="50" calcext:value-type="float">
            <text:p>50</text:p>
          </table:table-cell>
          <table:table-cell office:value-type="float" office:value="52.93334" calcext:value-type="float">
            <text:p>52.93334</text:p>
          </table:table-cell>
          <table:table-cell office:value-type="float" office:value="-1.173334" calcext:value-type="float">
            <text:p>-1.173334</text:p>
          </table:table-cell>
          <table:table-cell office:value-type="float" office:value="6.976" calcext:value-type="float">
            <text:p>6.976</text:p>
          </table:table-cell>
          <table:table-cell office:value-type="float" office:value="0.04410717" calcext:value-type="float">
            <text:p>0.04410717</text:p>
          </table:table-cell>
        </table:table-row>
        <table:table-row table:style-name="ro1">
          <table:table-cell/>
          <table:table-cell office:value-type="float" office:value="18.045" calcext:value-type="float">
            <text:p>18.045</text:p>
          </table:table-cell>
          <table:table-cell office:value-type="float" office:value="50" calcext:value-type="float">
            <text:p>50</text:p>
          </table:table-cell>
          <table:table-cell office:value-type="float" office:value="49.33333" calcext:value-type="float">
            <text:p>49.33333</text:p>
          </table:table-cell>
          <table:table-cell office:value-type="float" office:value="0.2666672" calcext:value-type="float">
            <text:p>0.2666672</text:p>
          </table:table-cell>
          <table:table-cell office:value-type="float" office:value="6.975914" calcext:value-type="float">
            <text:p>6.975914</text:p>
          </table:table-cell>
          <table:table-cell office:value-type="float" office:value="-0.01752615" calcext:value-type="float">
            <text:p>-0.01752615</text:p>
          </table:table-cell>
        </table:table-row>
        <table:table-row table:style-name="ro1">
          <table:table-cell/>
          <table:table-cell office:value-type="float" office:value="18.053" calcext:value-type="float">
            <text:p>18.053</text:p>
          </table:table-cell>
          <table:table-cell office:value-type="float" office:value="50" calcext:value-type="float">
            <text:p>50</text:p>
          </table:table-cell>
          <table:table-cell office:value-type="float" office:value="47.96667" calcext:value-type="float">
            <text:p>47.96667</text:p>
          </table:table-cell>
          <table:table-cell office:value-type="float" office:value="0.8133331" calcext:value-type="float">
            <text:p>0.8133331</text:p>
          </table:table-cell>
          <table:table-cell office:value-type="float" office:value="6.976093" calcext:value-type="float">
            <text:p>6.976093</text:p>
          </table:table-cell>
          <table:table-cell office:value-type="float" office:value="-0.0299575" calcext:value-type="float">
            <text:p>-0.0299575</text:p>
          </table:table-cell>
        </table:table-row>
        <table:table-row table:style-name="ro1">
          <table:table-cell/>
          <table:table-cell office:value-type="float" office:value="18.061" calcext:value-type="float">
            <text:p>18.061</text:p>
          </table:table-cell>
          <table:table-cell office:value-type="float" office:value="50" calcext:value-type="float">
            <text:p>50</text:p>
          </table:table-cell>
          <table:table-cell office:value-type="float" office:value="48.23333" calcext:value-type="float">
            <text:p>48.23333</text:p>
          </table:table-cell>
          <table:table-cell office:value-type="float" office:value="0.7066666" calcext:value-type="float">
            <text:p>0.7066666</text:p>
          </table:table-cell>
          <table:table-cell office:value-type="float" office:value="6.976419" calcext:value-type="float">
            <text:p>6.976419</text:p>
          </table:table-cell>
          <table:table-cell office:value-type="float" office:value="-0.01685061" calcext:value-type="float">
            <text:p>-0.01685061</text:p>
          </table:table-cell>
        </table:table-row>
        <table:table-row table:style-name="ro1">
          <table:table-cell/>
          <table:table-cell office:value-type="float" office:value="18.071" calcext:value-type="float">
            <text:p>18.071</text:p>
          </table:table-cell>
          <table:table-cell office:value-type="float" office:value="50" calcext:value-type="float">
            <text:p>50</text:p>
          </table:table-cell>
          <table:table-cell office:value-type="float" office:value="50.76667" calcext:value-type="float">
            <text:p>50.76667</text:p>
          </table:table-cell>
          <table:table-cell office:value-type="float" office:value="-0.3066666" calcext:value-type="float">
            <text:p>-0.3066666</text:p>
          </table:table-cell>
          <table:table-cell office:value-type="float" office:value="6.976548" calcext:value-type="float">
            <text:p>6.976548</text:p>
          </table:table-cell>
          <table:table-cell office:value-type="float" office:value="0.02198119" calcext:value-type="float">
            <text:p>0.02198119</text:p>
          </table:table-cell>
        </table:table-row>
        <table:table-row table:style-name="ro1">
          <table:table-cell/>
          <table:table-cell office:value-type="float" office:value="18.079" calcext:value-type="float">
            <text:p>18.079</text:p>
          </table:table-cell>
          <table:table-cell office:value-type="float" office:value="50" calcext:value-type="float">
            <text:p>50</text:p>
          </table:table-cell>
          <table:table-cell office:value-type="float" office:value="47.83333" calcext:value-type="float">
            <text:p>47.83333</text:p>
          </table:table-cell>
          <table:table-cell office:value-type="float" office:value="0.8666672" calcext:value-type="float">
            <text:p>0.8666672</text:p>
          </table:table-cell>
          <table:table-cell office:value-type="float" office:value="6.976954" calcext:value-type="float">
            <text:p>6.976954</text:p>
          </table:table-cell>
          <table:table-cell office:value-type="float" office:value="-0.02421263" calcext:value-type="float">
            <text:p>-0.02421263</text:p>
          </table:table-cell>
        </table:table-row>
        <table:table-row table:style-name="ro1">
          <table:table-cell/>
          <table:table-cell office:value-type="float" office:value="18.087" calcext:value-type="float">
            <text:p>18.087</text:p>
          </table:table-cell>
          <table:table-cell office:value-type="float" office:value="50" calcext:value-type="float">
            <text:p>50</text:p>
          </table:table-cell>
          <table:table-cell office:value-type="float" office:value="50.2" calcext:value-type="float">
            <text:p>50.2</text:p>
          </table:table-cell>
          <table:table-cell office:value-type="float" office:value="-0.08000031" calcext:value-type="float">
            <text:p>-0.08000031</text:p>
          </table:table-cell>
          <table:table-cell office:value-type="float" office:value="6.977176" calcext:value-type="float">
            <text:p>6.977176</text:p>
          </table:table-cell>
          <table:table-cell office:value-type="float" office:value="0.01574386" calcext:value-type="float">
            <text:p>0.01574386</text:p>
          </table:table-cell>
        </table:table-row>
        <table:table-row table:style-name="ro1">
          <table:table-cell/>
          <table:table-cell office:value-type="float" office:value="18.09" calcext:value-type="float">
            <text:p>18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80001" calcext:value-type="float">
            <text:p>-28.8000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18.095" calcext:value-type="float">
            <text:p>18.095</text:p>
          </table:table-cell>
          <table:table-cell office:value-type="float" office:value="50" calcext:value-type="float">
            <text:p>50</text:p>
          </table:table-cell>
          <table:table-cell office:value-type="float" office:value="48.4" calcext:value-type="float">
            <text:p>48.4</text:p>
          </table:table-cell>
          <table:table-cell office:value-type="float" office:value="0.6399994" calcext:value-type="float">
            <text:p>0.6399994</text:p>
          </table:table-cell>
          <table:table-cell office:value-type="float" office:value="6.977513" calcext:value-type="float">
            <text:p>6.977513</text:p>
          </table:table-cell>
          <table:table-cell office:value-type="float" office:value="-0.01305445" calcext:value-type="float">
            <text:p>-0.01305445</text:p>
          </table:table-cell>
        </table:table-row>
        <table:table-row table:style-name="ro1">
          <table:table-cell/>
          <table:table-cell office:value-type="float" office:value="18.103" calcext:value-type="float">
            <text:p>18.103</text:p>
          </table:table-cell>
          <table:table-cell office:value-type="float" office:value="50" calcext:value-type="float">
            <text:p>50</text:p>
          </table:table-cell>
          <table:table-cell office:value-type="float" office:value="51.56667" calcext:value-type="float">
            <text:p>51.56667</text:p>
          </table:table-cell>
          <table:table-cell office:value-type="float" office:value="-0.6266663" calcext:value-type="float">
            <text:p>-0.6266663</text:p>
          </table:table-cell>
          <table:table-cell office:value-type="float" office:value="6.977561" calcext:value-type="float">
            <text:p>6.977561</text:p>
          </table:table-cell>
          <table:table-cell office:value-type="float" office:value="0.0329232" calcext:value-type="float">
            <text:p>0.0329232</text:p>
          </table:table-cell>
        </table:table-row>
        <table:table-row table:style-name="ro1">
          <table:table-cell/>
          <table:table-cell office:value-type="float" office:value="18.111" calcext:value-type="float">
            <text:p>18.111</text:p>
          </table:table-cell>
          <table:table-cell office:value-type="float" office:value="50" calcext:value-type="float">
            <text:p>50</text:p>
          </table:table-cell>
          <table:table-cell office:value-type="float" office:value="50.83333" calcext:value-type="float">
            <text:p>50.83333</text:p>
          </table:table-cell>
          <table:table-cell office:value-type="float" office:value="-0.3333328" calcext:value-type="float">
            <text:p>-0.3333328</text:p>
          </table:table-cell>
          <table:table-cell office:value-type="float" office:value="6.977496" calcext:value-type="float">
            <text:p>6.977496</text:p>
          </table:table-cell>
          <table:table-cell office:value-type="float" office:value="0.01270844" calcext:value-type="float">
            <text:p>0.01270844</text:p>
          </table:table-cell>
        </table:table-row>
        <table:table-row table:style-name="ro1">
          <table:table-cell/>
          <table:table-cell office:value-type="float" office:value="18.12" calcext:value-type="float">
            <text:p>18.12</text:p>
          </table:table-cell>
          <table:table-cell office:value-type="float" office:value="50" calcext:value-type="float">
            <text:p>50</text:p>
          </table:table-cell>
          <table:table-cell office:value-type="float" office:value="48.6" calcext:value-type="float">
            <text:p>48.6</text:p>
          </table:table-cell>
          <table:table-cell office:value-type="float" office:value="0.5600006" calcext:value-type="float">
            <text:p>0.5600006</text:p>
          </table:table-cell>
          <table:table-cell office:value-type="float" office:value="6.977634" calcext:value-type="float">
            <text:p>6.977634</text:p>
          </table:table-cell>
          <table:table-cell office:value-type="float" office:value="-0.02083831" calcext:value-type="float">
            <text:p>-0.02083831</text:p>
          </table:table-cell>
        </table:table-row>
        <table:table-row table:style-name="ro1">
          <table:table-cell/>
          <table:table-cell office:value-type="float" office:value="18.128" calcext:value-type="float">
            <text:p>18.128</text:p>
          </table:table-cell>
          <table:table-cell office:value-type="float" office:value="50" calcext:value-type="float">
            <text:p>50</text:p>
          </table:table-cell>
          <table:table-cell office:value-type="float" office:value="49.3" calcext:value-type="float">
            <text:p>49.3</text:p>
          </table:table-cell>
          <table:table-cell office:value-type="float" office:value="0.2800003" calcext:value-type="float">
            <text:p>0.2800003</text:p>
          </table:table-cell>
          <table:table-cell office:value-type="float" office:value="6.977817" calcext:value-type="float">
            <text:p>6.977817</text:p>
          </table:table-cell>
          <table:table-cell office:value-type="float" office:value="-0.004513209" calcext:value-type="float">
            <text:p>-0.004513209</text:p>
          </table:table-cell>
        </table:table-row>
        <table:table-row table:style-name="ro1">
          <table:table-cell/>
          <table:table-cell office:value-type="float" office:value="18.138" calcext:value-type="float">
            <text:p>18.138</text:p>
          </table:table-cell>
          <table:table-cell office:value-type="float" office:value="50" calcext:value-type="float">
            <text:p>50</text:p>
          </table:table-cell>
          <table:table-cell office:value-type="float" office:value="51.86666" calcext:value-type="float">
            <text:p>51.86666</text:p>
          </table:table-cell>
          <table:table-cell office:value-type="float" office:value="-0.746666" calcext:value-type="float">
            <text:p>-0.746666</text:p>
          </table:table-cell>
          <table:table-cell office:value-type="float" office:value="6.977717" calcext:value-type="float">
            <text:p>6.977717</text:p>
          </table:table-cell>
          <table:table-cell office:value-type="float" office:value="0.03090096" calcext:value-type="float">
            <text:p>0.03090096</text:p>
          </table:table-cell>
        </table:table-row>
        <table:table-row table:style-name="ro1">
          <table:table-cell/>
          <table:table-cell office:value-type="float" office:value="18.146" calcext:value-type="float">
            <text:p>18.146</text:p>
          </table:table-cell>
          <table:table-cell office:value-type="float" office:value="50" calcext:value-type="float">
            <text:p>50</text:p>
          </table:table-cell>
          <table:table-cell office:value-type="float" office:value="49.26667" calcext:value-type="float">
            <text:p>49.26667</text:p>
          </table:table-cell>
          <table:table-cell office:value-type="float" office:value="0.2933334" calcext:value-type="float">
            <text:p>0.2933334</text:p>
          </table:table-cell>
          <table:table-cell office:value-type="float" office:value="6.977753" calcext:value-type="float">
            <text:p>6.977753</text:p>
          </table:table-cell>
          <table:table-cell office:value-type="float" office:value="-0.01330769" calcext:value-type="float">
            <text:p>-0.01330769</text:p>
          </table:table-cell>
        </table:table-row>
        <table:table-row table:style-name="ro1">
          <table:table-cell/>
          <table:table-cell office:value-type="float" office:value="18.154" calcext:value-type="float">
            <text:p>18.154</text:p>
          </table:table-cell>
          <table:table-cell office:value-type="float" office:value="50" calcext:value-type="float">
            <text:p>50</text:p>
          </table:table-cell>
          <table:table-cell office:value-type="float" office:value="49.73333" calcext:value-type="float">
            <text:p>49.73333</text:p>
          </table:table-cell>
          <table:table-cell office:value-type="float" office:value="0.1066666" calcext:value-type="float">
            <text:p>0.1066666</text:p>
          </table:table-cell>
          <table:table-cell office:value-type="float" office:value="6.977816" calcext:value-type="float">
            <text:p>6.977816</text:p>
          </table:table-cell>
          <table:table-cell office:value-type="float" office:value="-0.002356613" calcext:value-type="float">
            <text:p>-0.002356613</text:p>
          </table:table-cell>
        </table:table-row>
        <table:table-row table:style-name="ro1">
          <table:table-cell/>
          <table:table-cell office:value-type="float" office:value="18.162" calcext:value-type="float">
            <text:p>18.162</text:p>
          </table:table-cell>
          <table:table-cell office:value-type="float" office:value="50" calcext:value-type="float">
            <text:p>50</text:p>
          </table:table-cell>
          <table:table-cell office:value-type="float" office:value="47.06666" calcext:value-type="float">
            <text:p>47.06666</text:p>
          </table:table-cell>
          <table:table-cell office:value-type="float" office:value="1.173334" calcext:value-type="float">
            <text:p>1.173334</text:p>
          </table:table-cell>
          <table:table-cell office:value-type="float" office:value="6.978195" calcext:value-type="float">
            <text:p>6.978195</text:p>
          </table:table-cell>
          <table:table-cell office:value-type="float" office:value="-0.03670821" calcext:value-type="float">
            <text:p>-0.03670821</text:p>
          </table:table-cell>
        </table:table-row>
        <table:table-row table:style-name="ro1">
          <table:table-cell/>
          <table:table-cell office:value-type="float" office:value="18.17" calcext:value-type="float">
            <text:p>18.17</text:p>
          </table:table-cell>
          <table:table-cell office:value-type="float" office:value="50" calcext:value-type="float">
            <text:p>50</text:p>
          </table:table-cell>
          <table:table-cell office:value-type="float" office:value="50.16667" calcext:value-type="float">
            <text:p>50.16667</text:p>
          </table:table-cell>
          <table:table-cell office:value-type="float" office:value="-0.06666718" calcext:value-type="float">
            <text:p>-0.06666718</text:p>
          </table:table-cell>
          <table:table-cell office:value-type="float" office:value="6.978433" calcext:value-type="float">
            <text:p>6.978433</text:p>
          </table:table-cell>
          <table:table-cell office:value-type="float" office:value="0.0159577" calcext:value-type="float">
            <text:p>0.0159577</text:p>
          </table:table-cell>
        </table:table-row>
        <table:table-row table:style-name="ro1">
          <table:table-cell/>
          <table:table-cell office:value-type="float" office:value="18.179" calcext:value-type="float">
            <text:p>18.179</text:p>
          </table:table-cell>
          <table:table-cell office:value-type="float" office:value="50" calcext:value-type="float">
            <text:p>50</text:p>
          </table:table-cell>
          <table:table-cell office:value-type="float" office:value="48.06667" calcext:value-type="float">
            <text:p>48.06667</text:p>
          </table:table-cell>
          <table:table-cell office:value-type="float" office:value="0.7733337" calcext:value-type="float">
            <text:p>0.7733337</text:p>
          </table:table-cell>
          <table:table-cell office:value-type="float" office:value="6.978854" calcext:value-type="float">
            <text:p>6.978854</text:p>
          </table:table-cell>
          <table:table-cell office:value-type="float" office:value="-0.01686913" calcext:value-type="float">
            <text:p>-0.01686913</text:p>
          </table:table-cell>
        </table:table-row>
        <table:table-row table:style-name="ro1">
          <table:table-cell/>
          <table:table-cell office:value-type="float" office:value="18.19" calcext:value-type="float">
            <text:p>18.1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.979132" calcext:value-type="float">
            <text:p>6.979132</text:p>
          </table:table-cell>
          <table:table-cell office:value-type="float" office:value="0.01438655" calcext:value-type="float">
            <text:p>0.01438655</text:p>
          </table:table-cell>
        </table:table-row>
        <table:table-row table:style-name="ro1">
          <table:table-cell/>
          <table:table-cell office:value-type="float" office:value="18.194" calcext:value-type="float">
            <text:p>18.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80001" calcext:value-type="float">
            <text:p>-28.8000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18.2" calcext:value-type="float">
            <text:p>18.2</text:p>
          </table:table-cell>
          <table:table-cell office:value-type="float" office:value="50" calcext:value-type="float">
            <text:p>50</text:p>
          </table:table-cell>
          <table:table-cell office:value-type="float" office:value="48.76667" calcext:value-type="float">
            <text:p>48.76667</text:p>
          </table:table-cell>
          <table:table-cell office:value-type="float" office:value="0.4933334" calcext:value-type="float">
            <text:p>0.4933334</text:p>
          </table:table-cell>
          <table:table-cell office:value-type="float" office:value="6.979578" calcext:value-type="float">
            <text:p>6.979578</text:p>
          </table:table-cell>
          <table:table-cell office:value-type="float" office:value="-0.006784392" calcext:value-type="float">
            <text:p>-0.006784392</text:p>
          </table:table-cell>
        </table:table-row>
        <table:table-row table:style-name="ro1">
          <table:table-cell/>
          <table:table-cell office:value-type="float" office:value="18.208" calcext:value-type="float">
            <text:p>18.208</text:p>
          </table:table-cell>
          <table:table-cell office:value-type="float" office:value="50" calcext:value-type="float">
            <text:p>50</text:p>
          </table:table-cell>
          <table:table-cell office:value-type="float" office:value="51.36667" calcext:value-type="float">
            <text:p>51.36667</text:p>
          </table:table-cell>
          <table:table-cell office:value-type="float" office:value="-0.546666" calcext:value-type="float">
            <text:p>-0.546666</text:p>
          </table:table-cell>
          <table:table-cell office:value-type="float" office:value="6.979563" calcext:value-type="float">
            <text:p>6.979563</text:p>
          </table:table-cell>
          <table:table-cell office:value-type="float" office:value="0.03038493" calcext:value-type="float">
            <text:p>0.03038493</text:p>
          </table:table-cell>
        </table:table-row>
        <table:table-row table:style-name="ro1">
          <table:table-cell/>
          <table:table-cell office:value-type="float" office:value="18.216" calcext:value-type="float">
            <text:p>18.216</text:p>
          </table:table-cell>
          <table:table-cell office:value-type="float" office:value="50" calcext:value-type="float">
            <text:p>50</text:p>
          </table:table-cell>
          <table:table-cell office:value-type="float" office:value="49.3" calcext:value-type="float">
            <text:p>49.3</text:p>
          </table:table-cell>
          <table:table-cell office:value-type="float" office:value="0.2800003" calcext:value-type="float">
            <text:p>0.2800003</text:p>
          </table:table-cell>
          <table:table-cell office:value-type="float" office:value="6.979637" calcext:value-type="float">
            <text:p>6.979637</text:p>
          </table:table-cell>
          <table:table-cell office:value-type="float" office:value="-0.009656659" calcext:value-type="float">
            <text:p>-0.009656659</text:p>
          </table:table-cell>
        </table:table-row>
        <table:table-row table:style-name="ro1">
          <table:table-cell/>
          <table:table-cell office:value-type="float" office:value="18.224" calcext:value-type="float">
            <text:p>18.224</text:p>
          </table:table-cell>
          <table:table-cell office:value-type="float" office:value="50" calcext:value-type="float">
            <text:p>50</text:p>
          </table:table-cell>
          <table:table-cell office:value-type="float" office:value="48.33333" calcext:value-type="float">
            <text:p>48.33333</text:p>
          </table:table-cell>
          <table:table-cell office:value-type="float" office:value="0.6666672" calcext:value-type="float">
            <text:p>0.6666672</text:p>
          </table:table-cell>
          <table:table-cell office:value-type="float" office:value="6.979881" calcext:value-type="float">
            <text:p>6.979881</text:p>
          </table:table-cell>
          <table:table-cell office:value-type="float" office:value="-0.01932638" calcext:value-type="float">
            <text:p>-0.01932638</text:p>
          </table:table-cell>
        </table:table-row>
        <table:table-row table:style-name="ro1">
          <table:table-cell/>
          <table:table-cell office:value-type="float" office:value="18.232" calcext:value-type="float">
            <text:p>18.232</text:p>
          </table:table-cell>
          <table:table-cell office:value-type="float" office:value="50" calcext:value-type="float">
            <text:p>50</text:p>
          </table:table-cell>
          <table:table-cell office:value-type="float" office:value="47.76667" calcext:value-type="float">
            <text:p>47.76667</text:p>
          </table:table-cell>
          <table:table-cell office:value-type="float" office:value="0.8933334" calcext:value-type="float">
            <text:p>0.8933334</text:p>
          </table:table-cell>
          <table:table-cell office:value-type="float" office:value="6.980307" calcext:value-type="float">
            <text:p>6.980307</text:p>
          </table:table-cell>
          <table:table-cell office:value-type="float" office:value="-0.02062161" calcext:value-type="float">
            <text:p>-0.02062161</text:p>
          </table:table-cell>
        </table:table-row>
        <table:table-row table:style-name="ro1">
          <table:table-cell/>
          <table:table-cell office:value-type="float" office:value="18.24" calcext:value-type="float">
            <text:p>18.24</text:p>
          </table:table-cell>
          <table:table-cell office:value-type="float" office:value="50" calcext:value-type="float">
            <text:p>50</text:p>
          </table:table-cell>
          <table:table-cell office:value-type="float" office:value="52.13334" calcext:value-type="float">
            <text:p>52.13334</text:p>
          </table:table-cell>
          <table:table-cell office:value-type="float" office:value="-0.853334" calcext:value-type="float">
            <text:p>-0.853334</text:p>
          </table:table-cell>
          <table:table-cell office:value-type="float" office:value="6.980348" calcext:value-type="float">
            <text:p>6.980348</text:p>
          </table:table-cell>
          <table:table-cell office:value-type="float" office:value="0.04361696" calcext:value-type="float">
            <text:p>0.04361696</text:p>
          </table:table-cell>
        </table:table-row>
        <table:table-row table:style-name="ro1">
          <table:table-cell/>
          <table:table-cell office:value-type="float" office:value="18.248" calcext:value-type="float">
            <text:p>18.248</text:p>
          </table:table-cell>
          <table:table-cell office:value-type="float" office:value="50" calcext:value-type="float">
            <text:p>50</text:p>
          </table:table-cell>
          <table:table-cell office:value-type="float" office:value="47.33333" calcext:value-type="float">
            <text:p>47.33333</text:p>
          </table:table-cell>
          <table:table-cell office:value-type="float" office:value="1.066667" calcext:value-type="float">
            <text:p>1.066667</text:p>
          </table:table-cell>
          <table:table-cell office:value-type="float" office:value="6.980687" calcext:value-type="float">
            <text:p>6.980687</text:p>
          </table:table-cell>
          <table:table-cell office:value-type="float" office:value="-0.0337013" calcext:value-type="float">
            <text:p>-0.0337013</text:p>
          </table:table-cell>
        </table:table-row>
        <table:table-row table:style-name="ro1">
          <table:table-cell/>
          <table:table-cell office:value-type="float" office:value="18.261" calcext:value-type="float">
            <text:p>18.261</text:p>
          </table:table-cell>
          <table:table-cell office:value-type="float" office:value="50" calcext:value-type="float">
            <text:p>50</text:p>
          </table:table-cell>
          <table:table-cell office:value-type="float" office:value="50.83333" calcext:value-type="float">
            <text:p>50.83333</text:p>
          </table:table-cell>
          <table:table-cell office:value-type="float" office:value="-0.3333328" calcext:value-type="float">
            <text:p>-0.3333328</text:p>
          </table:table-cell>
          <table:table-cell office:value-type="float" office:value="6.980814" calcext:value-type="float">
            <text:p>6.980814</text:p>
          </table:table-cell>
          <table:table-cell office:value-type="float" office:value="0.02328372" calcext:value-type="float">
            <text:p>0.02328372</text:p>
          </table:table-cell>
        </table:table-row>
        <table:table-row table:style-name="ro1">
          <table:table-cell/>
          <table:table-cell office:value-type="float" office:value="18.27" calcext:value-type="float">
            <text:p>18.27</text:p>
          </table:table-cell>
          <table:table-cell office:value-type="float" office:value="50" calcext:value-type="float">
            <text:p>50</text:p>
          </table:table-cell>
          <table:table-cell office:value-type="float" office:value="50.5" calcext:value-type="float">
            <text:p>50.5</text:p>
          </table:table-cell>
          <table:table-cell office:value-type="float" office:value="-0.2" calcext:value-type="float">
            <text:p>-0.2</text:p>
          </table:table-cell>
          <table:table-cell office:value-type="float" office:value="6.980806" calcext:value-type="float">
            <text:p>6.980806</text:p>
          </table:table-cell>
          <table:table-cell office:value-type="float" office:value="0.01096715" calcext:value-type="float">
            <text:p>0.01096715</text:p>
          </table:table-cell>
        </table:table-row>
        <table:table-row table:style-name="ro1">
          <table:table-cell/>
          <table:table-cell office:value-type="float" office:value="18.279" calcext:value-type="float">
            <text:p>18.279</text:p>
          </table:table-cell>
          <table:table-cell office:value-type="float" office:value="50" calcext:value-type="float">
            <text:p>50</text:p>
          </table:table-cell>
          <table:table-cell office:value-type="float" office:value="52.06666" calcext:value-type="float">
            <text:p>52.06666</text:p>
          </table:table-cell>
          <table:table-cell office:value-type="float" office:value="-0.8266663" calcext:value-type="float">
            <text:p>-0.8266663</text:p>
          </table:table-cell>
          <table:table-cell office:value-type="float" office:value="6.980346" calcext:value-type="float">
            <text:p>6.980346</text:p>
          </table:table-cell>
          <table:table-cell office:value-type="float" office:value="0.02704089" calcext:value-type="float">
            <text:p>0.02704089</text:p>
          </table:table-cell>
        </table:table-row>
        <table:table-row table:style-name="ro1">
          <table:table-cell/>
          <table:table-cell office:value-type="float" office:value="18.287" calcext:value-type="float">
            <text:p>18.28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.980105" calcext:value-type="float">
            <text:p>6.980105</text:p>
          </table:table-cell>
          <table:table-cell office:value-type="float" office:value="-0.01213667" calcext:value-type="float">
            <text:p>-0.01213667</text:p>
          </table:table-cell>
        </table:table-row>
        <table:table-row table:style-name="ro1">
          <table:table-cell/>
          <table:table-cell office:value-type="float" office:value="18.295" calcext:value-type="float">
            <text:p>18.295</text:p>
          </table:table-cell>
          <table:table-cell office:value-type="float" office:value="50" calcext:value-type="float">
            <text:p>50</text:p>
          </table:table-cell>
          <table:table-cell office:value-type="float" office:value="48.6" calcext:value-type="float">
            <text:p>48.6</text:p>
          </table:table-cell>
          <table:table-cell office:value-type="float" office:value="0.5600006" calcext:value-type="float">
            <text:p>0.5600006</text:p>
          </table:table-cell>
          <table:table-cell office:value-type="float" office:value="6.980123" calcext:value-type="float">
            <text:p>6.980123</text:p>
          </table:table-cell>
          <table:table-cell office:value-type="float" office:value="-0.02624769" calcext:value-type="float">
            <text:p>-0.02624769</text:p>
          </table:table-cell>
        </table:table-row>
        <table:table-row table:style-name="ro1">
          <table:table-cell/>
          <table:table-cell office:value-type="float" office:value="18.303" calcext:value-type="float">
            <text:p>18.303</text:p>
          </table:table-cell>
          <table:table-cell office:value-type="float" office:value="50" calcext:value-type="float">
            <text:p>50</text:p>
          </table:table-cell>
          <table:table-cell office:value-type="float" office:value="49.96667" calcext:value-type="float">
            <text:p>49.96667</text:p>
          </table:table-cell>
          <table:table-cell office:value-type="float" office:value="0.01333313" calcext:value-type="float">
            <text:p>0.01333313</text:p>
          </table:table-cell>
          <table:table-cell office:value-type="float" office:value="6.980139" calcext:value-type="float">
            <text:p>6.980139</text:p>
          </table:table-cell>
          <table:table-cell office:value-type="float" office:value="0.000192123" calcext:value-type="float">
            <text:p>0.000192123</text:p>
          </table:table-cell>
        </table:table-row>
        <table:table-row table:style-name="ro1">
          <table:table-cell/>
          <table:table-cell office:value-type="float" office:value="18.311" calcext:value-type="float">
            <text:p>18.311</text:p>
          </table:table-cell>
          <table:table-cell office:value-type="float" office:value="50" calcext:value-type="float">
            <text:p>50</text:p>
          </table:table-cell>
          <table:table-cell office:value-type="float" office:value="50.3" calcext:value-type="float">
            <text:p>50.3</text:p>
          </table:table-cell>
          <table:table-cell office:value-type="float" office:value="-0.1199997" calcext:value-type="float">
            <text:p>-0.1199997</text:p>
          </table:table-cell>
          <table:table-cell office:value-type="float" office:value="6.980114" calcext:value-type="float">
            <text:p>6.980114</text:p>
          </table:table-cell>
          <table:table-cell office:value-type="float" office:value="0.004530615" calcext:value-type="float">
            <text:p>0.004530615</text:p>
          </table:table-cell>
        </table:table-row>
        <table:table-row table:style-name="ro1">
          <table:table-cell/>
          <table:table-cell office:value-type="float" office:value="18.319" calcext:value-type="float">
            <text:p>18.319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6.980214" calcext:value-type="float">
            <text:p>6.980214</text:p>
          </table:table-cell>
          <table:table-cell office:value-type="float" office:value="-0.01407906" calcext:value-type="float">
            <text:p>-0.01407906</text:p>
          </table:table-cell>
        </table:table-row>
        <table:table-row table:style-name="ro1">
          <table:table-cell/>
          <table:table-cell office:value-type="float" office:value="18.328" calcext:value-type="float">
            <text:p>18.328</text:p>
          </table:table-cell>
          <table:table-cell office:value-type="float" office:value="50" calcext:value-type="float">
            <text:p>50</text:p>
          </table:table-cell>
          <table:table-cell office:value-type="float" office:value="47.8" calcext:value-type="float">
            <text:p>47.8</text:p>
          </table:table-cell>
          <table:table-cell office:value-type="float" office:value="0.8800003" calcext:value-type="float">
            <text:p>0.8800003</text:p>
          </table:table-cell>
          <table:table-cell office:value-type="float" office:value="6.980538" calcext:value-type="float">
            <text:p>6.980538</text:p>
          </table:table-cell>
          <table:table-cell office:value-type="float" office:value="-0.02541421" calcext:value-type="float">
            <text:p>-0.02541421</text:p>
          </table:table-cell>
        </table:table-row>
        <table:table-row table:style-name="ro1">
          <table:table-cell/>
          <table:table-cell office:value-type="float" office:value="18.337" calcext:value-type="float">
            <text:p>18.337</text:p>
          </table:table-cell>
          <table:table-cell office:value-type="float" office:value="50" calcext:value-type="float">
            <text:p>50</text:p>
          </table:table-cell>
          <table:table-cell office:value-type="float" office:value="50.83333" calcext:value-type="float">
            <text:p>50.83333</text:p>
          </table:table-cell>
          <table:table-cell office:value-type="float" office:value="-0.3333328" calcext:value-type="float">
            <text:p>-0.3333328</text:p>
          </table:table-cell>
          <table:table-cell office:value-type="float" office:value="6.980656" calcext:value-type="float">
            <text:p>6.980656</text:p>
          </table:table-cell>
          <table:table-cell office:value-type="float" office:value="0.02275871" calcext:value-type="float">
            <text:p>0.02275871</text:p>
          </table:table-cell>
        </table:table-row>
        <table:table-row table:style-name="ro1">
          <table:table-cell/>
          <table:table-cell office:value-type="float" office:value="18.345" calcext:value-type="float">
            <text:p>18.345</text:p>
          </table:table-cell>
          <table:table-cell office:value-type="float" office:value="50" calcext:value-type="float">
            <text:p>50</text:p>
          </table:table-cell>
          <table:table-cell office:value-type="float" office:value="51.16667" calcext:value-type="float">
            <text:p>51.16667</text:p>
          </table:table-cell>
          <table:table-cell office:value-type="float" office:value="-0.4666672" calcext:value-type="float">
            <text:p>-0.4666672</text:p>
          </table:table-cell>
          <table:table-cell office:value-type="float" office:value="6.980564" calcext:value-type="float">
            <text:p>6.980564</text:p>
          </table:table-cell>
          <table:table-cell office:value-type="float" office:value="0.01942066" calcext:value-type="float">
            <text:p>0.01942066</text:p>
          </table:table-cell>
        </table:table-row>
        <table:table-row table:style-name="ro1">
          <table:table-cell/>
          <table:table-cell office:value-type="float" office:value="18.353" calcext:value-type="float">
            <text:p>18.353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0.8" calcext:value-type="float">
            <text:p>0.8</text:p>
          </table:table-cell>
          <table:table-cell office:value-type="float" office:value="6.980769" calcext:value-type="float">
            <text:p>6.980769</text:p>
          </table:table-cell>
          <table:table-cell office:value-type="float" office:value="-0.02937056" calcext:value-type="float">
            <text:p>-0.02937056</text:p>
          </table:table-cell>
        </table:table-row>
        <table:table-row table:style-name="ro1">
          <table:table-cell/>
          <table:table-cell office:value-type="float" office:value="18.361" calcext:value-type="float">
            <text:p>18.361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0.8" calcext:value-type="float">
            <text:p>0.8</text:p>
          </table:table-cell>
          <table:table-cell office:value-type="float" office:value="6.981133" calcext:value-type="float">
            <text:p>6.981133</text:p>
          </table:table-cell>
          <table:table-cell office:value-type="float" office:value="-0.01938444" calcext:value-type="float">
            <text:p>-0.01938444</text:p>
          </table:table-cell>
        </table:table-row>
        <table:table-row table:style-name="ro1">
          <table:table-cell/>
          <table:table-cell office:value-type="float" office:value="18.369" calcext:value-type="float">
            <text:p>18.369</text:p>
          </table:table-cell>
          <table:table-cell office:value-type="float" office:value="50" calcext:value-type="float">
            <text:p>50</text:p>
          </table:table-cell>
          <table:table-cell office:value-type="float" office:value="49.3" calcext:value-type="float">
            <text:p>49.3</text:p>
          </table:table-cell>
          <table:table-cell office:value-type="float" office:value="0.2800003" calcext:value-type="float">
            <text:p>0.2800003</text:p>
          </table:table-cell>
          <table:table-cell office:value-type="float" office:value="6.981462" calcext:value-type="float">
            <text:p>6.981462</text:p>
          </table:table-cell>
          <table:table-cell office:value-type="float" office:value="0.003978882" calcext:value-type="float">
            <text:p>0.003978882</text:p>
          </table:table-cell>
        </table:table-row>
        <table:table-row table:style-name="ro1">
          <table:table-cell/>
          <table:table-cell office:value-type="float" office:value="18.377" calcext:value-type="float">
            <text:p>18.377</text:p>
          </table:table-cell>
          <table:table-cell office:value-type="float" office:value="50" calcext:value-type="float">
            <text:p>50</text:p>
          </table:table-cell>
          <table:table-cell office:value-type="float" office:value="51.13334" calcext:value-type="float">
            <text:p>51.13334</text:p>
          </table:table-cell>
          <table:table-cell office:value-type="float" office:value="-0.453334" calcext:value-type="float">
            <text:p>-0.453334</text:p>
          </table:table-cell>
          <table:table-cell office:value-type="float" office:value="6.981555" calcext:value-type="float">
            <text:p>6.981555</text:p>
          </table:table-cell>
          <table:table-cell office:value-type="float" office:value="0.02690547" calcext:value-type="float">
            <text:p>0.02690547</text:p>
          </table:table-cell>
        </table:table-row>
        <table:table-row table:style-name="ro1">
          <table:table-cell/>
          <table:table-cell office:value-type="float" office:value="18.385" calcext:value-type="float">
            <text:p>18.385</text:p>
          </table:table-cell>
          <table:table-cell office:value-type="float" office:value="50" calcext:value-type="float">
            <text:p>50</text:p>
          </table:table-cell>
          <table:table-cell office:value-type="float" office:value="49.26667" calcext:value-type="float">
            <text:p>49.26667</text:p>
          </table:table-cell>
          <table:table-cell office:value-type="float" office:value="0.2933334" calcext:value-type="float">
            <text:p>0.2933334</text:p>
          </table:table-cell>
          <table:table-cell office:value-type="float" office:value="6.981702" calcext:value-type="float">
            <text:p>6.981702</text:p>
          </table:table-cell>
          <table:table-cell office:value-type="float" office:value="-0.006343648" calcext:value-type="float">
            <text:p>-0.006343648</text:p>
          </table:table-cell>
        </table:table-row>
        <table:table-row table:style-name="ro1">
          <table:table-cell/>
          <table:table-cell office:value-type="float" office:value="18.394" calcext:value-type="float">
            <text:p>18.394</text:p>
          </table:table-cell>
          <table:table-cell office:value-type="float" office:value="50" calcext:value-type="float">
            <text:p>50</text:p>
          </table:table-cell>
          <table:table-cell office:value-type="float" office:value="48.56667" calcext:value-type="float">
            <text:p>48.56667</text:p>
          </table:table-cell>
          <table:table-cell office:value-type="float" office:value="0.5733337" calcext:value-type="float">
            <text:p>0.5733337</text:p>
          </table:table-cell>
          <table:table-cell office:value-type="float" office:value="6.98197" calcext:value-type="float">
            <text:p>6.98197</text:p>
          </table:table-cell>
          <table:table-cell office:value-type="float" office:value="-0.01355372" calcext:value-type="float">
            <text:p>-0.01355372</text:p>
          </table:table-cell>
        </table:table-row>
        <table:table-row table:style-name="ro1">
          <table:table-cell/>
          <table:table-cell office:value-type="float" office:value="18.403" calcext:value-type="float">
            <text:p>18.403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-0.4" calcext:value-type="float">
            <text:p>-0.4</text:p>
          </table:table-cell>
          <table:table-cell office:value-type="float" office:value="6.982026" calcext:value-type="float">
            <text:p>6.982026</text:p>
          </table:table-cell>
          <table:table-cell office:value-type="float" office:value="0.02290355" calcext:value-type="float">
            <text:p>0.02290355</text:p>
          </table:table-cell>
        </table:table-row>
        <table:table-row table:style-name="ro1">
          <table:table-cell/>
          <table:table-cell office:value-type="float" office:value="18.411" calcext:value-type="float">
            <text:p>18.411</text:p>
          </table:table-cell>
          <table:table-cell office:value-type="float" office:value="50" calcext:value-type="float">
            <text:p>50</text:p>
          </table:table-cell>
          <table:table-cell office:value-type="float" office:value="50.26667" calcext:value-type="float">
            <text:p>50.26667</text:p>
          </table:table-cell>
          <table:table-cell office:value-type="float" office:value="-0.1066666" calcext:value-type="float">
            <text:p>-0.1066666</text:p>
          </table:table-cell>
          <table:table-cell office:value-type="float" office:value="6.982025" calcext:value-type="float">
            <text:p>6.982025</text:p>
          </table:table-cell>
          <table:table-cell office:value-type="float" office:value="0.00543638" calcext:value-type="float">
            <text:p>0.00543638</text:p>
          </table:table-cell>
        </table:table-row>
        <table:table-row table:style-name="ro1">
          <table:table-cell/>
          <table:table-cell office:value-type="float" office:value="18.419" calcext:value-type="float">
            <text:p>18.419</text:p>
          </table:table-cell>
          <table:table-cell office:value-type="float" office:value="50" calcext:value-type="float">
            <text:p>50</text:p>
          </table:table-cell>
          <table:table-cell office:value-type="float" office:value="48.46667" calcext:value-type="float">
            <text:p>48.46667</text:p>
          </table:table-cell>
          <table:table-cell office:value-type="float" office:value="0.6133332" calcext:value-type="float">
            <text:p>0.6133332</text:p>
          </table:table-cell>
          <table:table-cell office:value-type="float" office:value="6.982225" calcext:value-type="float">
            <text:p>6.982225</text:p>
          </table:table-cell>
          <table:table-cell office:value-type="float" office:value="-0.02028073" calcext:value-type="float">
            <text:p>-0.02028073</text:p>
          </table:table-cell>
        </table:table-row>
        <table:table-row table:style-name="ro1">
          <table:table-cell/>
          <table:table-cell office:value-type="float" office:value="18.427" calcext:value-type="float">
            <text:p>18.427</text:p>
          </table:table-cell>
          <table:table-cell office:value-type="float" office:value="50" calcext:value-type="float">
            <text:p>50</text:p>
          </table:table-cell>
          <table:table-cell office:value-type="float" office:value="46.5" calcext:value-type="float">
            <text:p>46.5</text:p>
          </table:table-cell>
          <table:table-cell office:value-type="float" office:value="1.4" calcext:value-type="float">
            <text:p>1.4</text:p>
          </table:table-cell>
          <table:table-cell office:value-type="float" office:value="6.982761" calcext:value-type="float">
            <text:p>6.982761</text:p>
          </table:table-cell>
          <table:table-cell office:value-type="float" office:value="-0.03934525" calcext:value-type="float">
            <text:p>-0.03934525</text:p>
          </table:table-cell>
        </table:table-row>
        <table:table-row table:style-name="ro1">
          <table:table-cell/>
          <table:table-cell office:value-type="float" office:value="18.435" calcext:value-type="float">
            <text:p>18.435</text:p>
          </table:table-cell>
          <table:table-cell office:value-type="float" office:value="50" calcext:value-type="float">
            <text:p>50</text:p>
          </table:table-cell>
          <table:table-cell office:value-type="float" office:value="49.93333" calcext:value-type="float">
            <text:p>49.93333</text:p>
          </table:table-cell>
          <table:table-cell office:value-type="float" office:value="0.02666626" calcext:value-type="float">
            <text:p>0.02666626</text:p>
          </table:table-cell>
          <table:table-cell office:value-type="float" office:value="6.983133" calcext:value-type="float">
            <text:p>6.983133</text:p>
          </table:table-cell>
          <table:table-cell office:value-type="float" office:value="0.01856575" calcext:value-type="float">
            <text:p>0.01856575</text:p>
          </table:table-cell>
        </table:table-row>
        <table:table-row table:style-name="ro1">
          <table:table-cell/>
          <table:table-cell office:value-type="float" office:value="18.443" calcext:value-type="float">
            <text:p>18.443</text:p>
          </table:table-cell>
          <table:table-cell office:value-type="float" office:value="50" calcext:value-type="float">
            <text:p>50</text:p>
          </table:table-cell>
          <table:table-cell office:value-type="float" office:value="53.83333" calcext:value-type="float">
            <text:p>53.83333</text:p>
          </table:table-cell>
          <table:table-cell office:value-type="float" office:value="-1.533333" calcext:value-type="float">
            <text:p>-1.533333</text:p>
          </table:table-cell>
          <table:table-cell office:value-type="float" office:value="6.98294" calcext:value-type="float">
            <text:p>6.98294</text:p>
          </table:table-cell>
          <table:table-cell office:value-type="float" office:value="0.0641045" calcext:value-type="float">
            <text:p>0.0641045</text:p>
          </table:table-cell>
        </table:table-row>
        <table:table-row table:style-name="ro1">
          <table:table-cell/>
          <table:table-cell office:value-type="float" office:value="18.444" calcext:value-type="float">
            <text:p>18.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80001" calcext:value-type="float">
            <text:p>-28.8000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18.452" calcext:value-type="float">
            <text:p>18.452</text:p>
          </table:table-cell>
          <table:table-cell office:value-type="float" office:value="50" calcext:value-type="float">
            <text:p>50</text:p>
          </table:table-cell>
          <table:table-cell office:value-type="float" office:value="50.3" calcext:value-type="float">
            <text:p>50.3</text:p>
          </table:table-cell>
          <table:table-cell office:value-type="float" office:value="-0.1199997" calcext:value-type="float">
            <text:p>-0.1199997</text:p>
          </table:table-cell>
          <table:table-cell office:value-type="float" office:value="6.982765" calcext:value-type="float">
            <text:p>6.982765</text:p>
          </table:table-cell>
          <table:table-cell office:value-type="float" office:value="-0.003047418" calcext:value-type="float">
            <text:p>-0.003047418</text:p>
          </table:table-cell>
        </table:table-row>
        <table:table-row table:style-name="ro1">
          <table:table-cell/>
          <table:table-cell office:value-type="float" office:value="18.461" calcext:value-type="float">
            <text:p>18.461</text:p>
          </table:table-cell>
          <table:table-cell office:value-type="float" office:value="50" calcext:value-type="float">
            <text:p>50</text:p>
          </table:table-cell>
          <table:table-cell office:value-type="float" office:value="48.16667" calcext:value-type="float">
            <text:p>48.16667</text:p>
          </table:table-cell>
          <table:table-cell office:value-type="float" office:value="0.7333328" calcext:value-type="float">
            <text:p>0.7333328</text:p>
          </table:table-cell>
          <table:table-cell office:value-type="float" office:value="6.98289" calcext:value-type="float">
            <text:p>6.98289</text:p>
          </table:table-cell>
          <table:table-cell office:value-type="float" office:value="-0.03017132" calcext:value-type="float">
            <text:p>-0.03017132</text:p>
          </table:table-cell>
        </table:table-row>
        <table:table-row table:style-name="ro1">
          <table:table-cell/>
          <table:table-cell office:value-type="float" office:value="18.47" calcext:value-type="float">
            <text:p>18.47</text:p>
          </table:table-cell>
          <table:table-cell office:value-type="float" office:value="50" calcext:value-type="float">
            <text:p>50</text:p>
          </table:table-cell>
          <table:table-cell office:value-type="float" office:value="48.86667" calcext:value-type="float">
            <text:p>48.86667</text:p>
          </table:table-cell>
          <table:table-cell office:value-type="float" office:value="0.453334" calcext:value-type="float">
            <text:p>0.453334</text:p>
          </table:table-cell>
          <table:table-cell office:value-type="float" office:value="6.983122" calcext:value-type="float">
            <text:p>6.983122</text:p>
          </table:table-cell>
          <table:table-cell office:value-type="float" office:value="-0.01067285" calcext:value-type="float">
            <text:p>-0.01067285</text:p>
          </table:table-cell>
        </table:table-row>
        <table:table-row table:style-name="ro1">
          <table:table-cell/>
          <table:table-cell office:value-type="float" office:value="18.479" calcext:value-type="float">
            <text:p>18.479</text:p>
          </table:table-cell>
          <table:table-cell office:value-type="float" office:value="50" calcext:value-type="float">
            <text:p>50</text:p>
          </table:table-cell>
          <table:table-cell office:value-type="float" office:value="51.1" calcext:value-type="float">
            <text:p>51.1</text:p>
          </table:table-cell>
          <table:table-cell office:value-type="float" office:value="-0.4399994" calcext:value-type="float">
            <text:p>-0.4399994</text:p>
          </table:table-cell>
          <table:table-cell office:value-type="float" office:value="6.983102" calcext:value-type="float">
            <text:p>6.983102</text:p>
          </table:table-cell>
          <table:table-cell office:value-type="float" office:value="0.02243589" calcext:value-type="float">
            <text:p>0.02243589</text:p>
          </table:table-cell>
        </table:table-row>
        <table:table-row table:style-name="ro1">
          <table:table-cell/>
          <table:table-cell office:value-type="float" office:value="18.488" calcext:value-type="float">
            <text:p>18.488</text:p>
          </table:table-cell>
          <table:table-cell office:value-type="float" office:value="50" calcext:value-type="float">
            <text:p>50</text:p>
          </table:table-cell>
          <table:table-cell office:value-type="float" office:value="48.26667" calcext:value-type="float">
            <text:p>48.26667</text:p>
          </table:table-cell>
          <table:table-cell office:value-type="float" office:value="0.6933334" calcext:value-type="float">
            <text:p>0.6933334</text:p>
          </table:table-cell>
          <table:table-cell office:value-type="float" office:value="6.983374" calcext:value-type="float">
            <text:p>6.983374</text:p>
          </table:table-cell>
          <table:table-cell office:value-type="float" office:value="-0.02349019" calcext:value-type="float">
            <text:p>-0.02349019</text:p>
          </table:table-cell>
        </table:table-row>
        <table:table-row table:style-name="ro1">
          <table:table-cell/>
          <table:table-cell office:value-type="float" office:value="18.496" calcext:value-type="float">
            <text:p>18.496</text:p>
          </table:table-cell>
          <table:table-cell office:value-type="float" office:value="50" calcext:value-type="float">
            <text:p>50</text:p>
          </table:table-cell>
          <table:table-cell office:value-type="float" office:value="47.96667" calcext:value-type="float">
            <text:p>47.96667</text:p>
          </table:table-cell>
          <table:table-cell office:value-type="float" office:value="0.8133331" calcext:value-type="float">
            <text:p>0.8133331</text:p>
          </table:table-cell>
          <table:table-cell office:value-type="float" office:value="6.983801" calcext:value-type="float">
            <text:p>6.983801</text:p>
          </table:table-cell>
          <table:table-cell office:value-type="float" office:value="-0.01852444" calcext:value-type="float">
            <text:p>-0.01852444</text:p>
          </table:table-cell>
        </table:table-row>
        <table:table-row table:style-name="ro1">
          <table:table-cell/>
          <table:table-cell office:value-type="float" office:value="18.504" calcext:value-type="float">
            <text:p>18.50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.984075" calcext:value-type="float">
            <text:p>6.984075</text:p>
          </table:table-cell>
          <table:table-cell office:value-type="float" office:value="0.01461331" calcext:value-type="float">
            <text:p>0.01461331</text:p>
          </table:table-cell>
        </table:table-row>
        <table:table-row table:style-name="ro1">
          <table:table-cell/>
          <table:table-cell office:value-type="float" office:value="18.512" calcext:value-type="float">
            <text:p>18.512</text:p>
          </table:table-cell>
          <table:table-cell office:value-type="float" office:value="50" calcext:value-type="float">
            <text:p>50</text:p>
          </table:table-cell>
          <table:table-cell office:value-type="float" office:value="52.5" calcext:value-type="float">
            <text:p>52.5</text:p>
          </table:table-cell>
          <table:table-cell office:value-type="float" office:value="-1" calcext:value-type="float">
            <text:p>-1</text:p>
          </table:table-cell>
          <table:table-cell office:value-type="float" office:value="6.98397" calcext:value-type="float">
            <text:p>6.98397</text:p>
          </table:table-cell>
          <table:table-cell office:value-type="float" office:value="0.0429369" calcext:value-type="float">
            <text:p>0.0429369</text:p>
          </table:table-cell>
        </table:table-row>
        <table:table-row table:style-name="ro1">
          <table:table-cell/>
          <table:table-cell office:value-type="float" office:value="18.524" calcext:value-type="float">
            <text:p>18.524</text:p>
          </table:table-cell>
          <table:table-cell office:value-type="float" office:value="50" calcext:value-type="float">
            <text:p>50</text:p>
          </table:table-cell>
          <table:table-cell office:value-type="float" office:value="50.36666" calcext:value-type="float">
            <text:p>50.36666</text:p>
          </table:table-cell>
          <table:table-cell office:value-type="float" office:value="-0.146666" calcext:value-type="float">
            <text:p>-0.146666</text:p>
          </table:table-cell>
          <table:table-cell office:value-type="float" office:value="6.983849" calcext:value-type="float">
            <text:p>6.983849</text:p>
          </table:table-cell>
          <table:table-cell office:value-type="float" office:value="0.001036392" calcext:value-type="float">
            <text:p>0.001036392</text:p>
          </table:table-cell>
        </table:table-row>
        <table:table-row table:style-name="ro1">
          <table:table-cell/>
          <table:table-cell office:value-type="float" office:value="18.534" calcext:value-type="float">
            <text:p>18.534</text:p>
          </table:table-cell>
          <table:table-cell office:value-type="float" office:value="50" calcext:value-type="float">
            <text:p>50</text:p>
          </table:table-cell>
          <table:table-cell office:value-type="float" office:value="49.46667" calcext:value-type="float">
            <text:p>49.46667</text:p>
          </table:table-cell>
          <table:table-cell office:value-type="float" office:value="0.2133331" calcext:value-type="float">
            <text:p>0.2133331</text:p>
          </table:table-cell>
          <table:table-cell office:value-type="float" office:value="6.983878" calcext:value-type="float">
            <text:p>6.983878</text:p>
          </table:table-cell>
          <table:table-cell office:value-type="float" office:value="-0.01119597" calcext:value-type="float">
            <text:p>-0.01119597</text:p>
          </table:table-cell>
        </table:table-row>
        <table:table-row table:style-name="ro1">
          <table:table-cell/>
          <table:table-cell office:value-type="float" office:value="18.542" calcext:value-type="float">
            <text:p>18.542</text:p>
          </table:table-cell>
          <table:table-cell office:value-type="float" office:value="50" calcext:value-type="float">
            <text:p>50</text:p>
          </table:table-cell>
          <table:table-cell office:value-type="float" office:value="53.33333" calcext:value-type="float">
            <text:p>53.33333</text:p>
          </table:table-cell>
          <table:table-cell office:value-type="float" office:value="-1.333333" calcext:value-type="float">
            <text:p>-1.333333</text:p>
          </table:table-cell>
          <table:table-cell office:value-type="float" office:value="6.983226" calcext:value-type="float">
            <text:p>6.983226</text:p>
          </table:table-cell>
          <table:table-cell office:value-type="float" office:value="0.04477018" calcext:value-type="float">
            <text:p>0.04477018</text:p>
          </table:table-cell>
        </table:table-row>
        <table:table-row table:style-name="ro1">
          <table:table-cell/>
          <table:table-cell office:value-type="float" office:value="18.549" calcext:value-type="float">
            <text:p>18.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80001" calcext:value-type="float">
            <text:p>-28.8000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18.551" calcext:value-type="float">
            <text:p>18.551</text:p>
          </table:table-cell>
          <table:table-cell office:value-type="float" office:value="50" calcext:value-type="float">
            <text:p>50</text:p>
          </table:table-cell>
          <table:table-cell office:value-type="float" office:value="49.73333" calcext:value-type="float">
            <text:p>49.73333</text:p>
          </table:table-cell>
          <table:table-cell office:value-type="float" office:value="0.1066666" calcext:value-type="float">
            <text:p>0.1066666</text:p>
          </table:table-cell>
          <table:table-cell office:value-type="float" office:value="6.982913" calcext:value-type="float">
            <text:p>6.982913</text:p>
          </table:table-cell>
          <table:table-cell office:value-type="float" office:value="-0.02155334" calcext:value-type="float">
            <text:p>-0.02155334</text:p>
          </table:table-cell>
        </table:table-row>
        <table:table-row table:style-name="ro1">
          <table:table-cell/>
          <table:table-cell office:value-type="float" office:value="18.559" calcext:value-type="float">
            <text:p>18.559</text:p>
          </table:table-cell>
          <table:table-cell office:value-type="float" office:value="50" calcext:value-type="float">
            <text:p>50</text:p>
          </table:table-cell>
          <table:table-cell office:value-type="float" office:value="48.53333" calcext:value-type="float">
            <text:p>48.53333</text:p>
          </table:table-cell>
          <table:table-cell office:value-type="float" office:value="0.5866669" calcext:value-type="float">
            <text:p>0.5866669</text:p>
          </table:table-cell>
          <table:table-cell office:value-type="float" office:value="6.982898" calcext:value-type="float">
            <text:p>6.982898</text:p>
          </table:table-cell>
          <table:table-cell office:value-type="float" office:value="-0.03006499" calcext:value-type="float">
            <text:p>-0.03006499</text:p>
          </table:table-cell>
        </table:table-row>
        <table:table-row table:style-name="ro1">
          <table:table-cell/>
          <table:table-cell office:value-type="float" office:value="18.568" calcext:value-type="float">
            <text:p>18.568</text:p>
          </table:table-cell>
          <table:table-cell office:value-type="float" office:value="50" calcext:value-type="float">
            <text:p>50</text:p>
          </table:table-cell>
          <table:table-cell office:value-type="float" office:value="48.93333" calcext:value-type="float">
            <text:p>48.93333</text:p>
          </table:table-cell>
          <table:table-cell office:value-type="float" office:value="0.4266663" calcext:value-type="float">
            <text:p>0.4266663</text:p>
          </table:table-cell>
          <table:table-cell office:value-type="float" office:value="6.983029" calcext:value-type="float">
            <text:p>6.983029</text:p>
          </table:table-cell>
          <table:table-cell office:value-type="float" office:value="-0.0145628" calcext:value-type="float">
            <text:p>-0.0145628</text:p>
          </table:table-cell>
        </table:table-row>
        <table:table-row table:style-name="ro1">
          <table:table-cell/>
          <table:table-cell office:value-type="float" office:value="18.576" calcext:value-type="float">
            <text:p>18.576</text:p>
          </table:table-cell>
          <table:table-cell office:value-type="float" office:value="50" calcext:value-type="float">
            <text:p>50</text:p>
          </table:table-cell>
          <table:table-cell office:value-type="float" office:value="51.1" calcext:value-type="float">
            <text:p>51.1</text:p>
          </table:table-cell>
          <table:table-cell office:value-type="float" office:value="-0.4399994" calcext:value-type="float">
            <text:p>-0.4399994</text:p>
          </table:table-cell>
          <table:table-cell office:value-type="float" office:value="6.982971" calcext:value-type="float">
            <text:p>6.982971</text:p>
          </table:table-cell>
          <table:table-cell office:value-type="float" office:value="0.01898862" calcext:value-type="float">
            <text:p>0.01898862</text:p>
          </table:table-cell>
        </table:table-row>
        <table:table-row table:style-name="ro1">
          <table:table-cell/>
          <table:table-cell office:value-type="float" office:value="18.584" calcext:value-type="float">
            <text:p>18.584</text:p>
          </table:table-cell>
          <table:table-cell office:value-type="float" office:value="50" calcext:value-type="float">
            <text:p>50</text:p>
          </table:table-cell>
          <table:table-cell office:value-type="float" office:value="47.86666" calcext:value-type="float">
            <text:p>47.86666</text:p>
          </table:table-cell>
          <table:table-cell office:value-type="float" office:value="0.853334" calcext:value-type="float">
            <text:p>0.853334</text:p>
          </table:table-cell>
          <table:table-cell office:value-type="float" office:value="6.983182" calcext:value-type="float">
            <text:p>6.983182</text:p>
          </table:table-cell>
          <table:table-cell office:value-type="float" office:value="-0.03014695" calcext:value-type="float">
            <text:p>-0.03014695</text:p>
          </table:table-cell>
        </table:table-row>
        <table:table-row table:style-name="ro1">
          <table:table-cell/>
          <table:table-cell office:value-type="float" office:value="18.594" calcext:value-type="float">
            <text:p>18.594</text:p>
          </table:table-cell>
          <table:table-cell office:value-type="float" office:value="50" calcext:value-type="float">
            <text:p>50</text:p>
          </table:table-cell>
          <table:table-cell office:value-type="float" office:value="50.63334" calcext:value-type="float">
            <text:p>50.63334</text:p>
          </table:table-cell>
          <table:table-cell office:value-type="float" office:value="-0.253334" calcext:value-type="float">
            <text:p>-0.253334</text:p>
          </table:table-cell>
          <table:table-cell office:value-type="float" office:value="6.983252" calcext:value-type="float">
            <text:p>6.983252</text:p>
          </table:table-cell>
          <table:table-cell office:value-type="float" office:value="0.01602063" calcext:value-type="float">
            <text:p>0.01602063</text:p>
          </table:table-cell>
        </table:table-row>
        <table:table-row table:style-name="ro1">
          <table:table-cell/>
          <table:table-cell office:value-type="float" office:value="18.604" calcext:value-type="float">
            <text:p>18.604</text:p>
          </table:table-cell>
          <table:table-cell office:value-type="float" office:value="50" calcext:value-type="float">
            <text:p>50</text:p>
          </table:table-cell>
          <table:table-cell office:value-type="float" office:value="49.96667" calcext:value-type="float">
            <text:p>49.96667</text:p>
          </table:table-cell>
          <table:table-cell office:value-type="float" office:value="0.01333313" calcext:value-type="float">
            <text:p>0.01333313</text:p>
          </table:table-cell>
          <table:table-cell office:value-type="float" office:value="6.983307" calcext:value-type="float">
            <text:p>6.983307</text:p>
          </table:table-cell>
          <table:table-cell office:value-type="float" office:value="0.002093648" calcext:value-type="float">
            <text:p>0.002093648</text:p>
          </table:table-cell>
        </table:table-row>
        <table:table-row table:style-name="ro1">
          <table:table-cell/>
          <table:table-cell office:value-type="float" office:value="18.612" calcext:value-type="float">
            <text:p>18.612</text:p>
          </table:table-cell>
          <table:table-cell office:value-type="float" office:value="50" calcext:value-type="float">
            <text:p>50</text:p>
          </table:table-cell>
          <table:table-cell office:value-type="float" office:value="52.26667" calcext:value-type="float">
            <text:p>52.26667</text:p>
          </table:table-cell>
          <table:table-cell office:value-type="float" office:value="-0.9066666" calcext:value-type="float">
            <text:p>-0.9066666</text:p>
          </table:table-cell>
          <table:table-cell office:value-type="float" office:value="6.982932" calcext:value-type="float">
            <text:p>6.982932</text:p>
          </table:table-cell>
          <table:table-cell office:value-type="float" office:value="0.03170002" calcext:value-type="float">
            <text:p>0.03170002</text:p>
          </table:table-cell>
        </table:table-row>
        <table:table-row table:style-name="ro1">
          <table:table-cell/>
          <table:table-cell office:value-type="float" office:value="18.62" calcext:value-type="float">
            <text:p>18.62</text:p>
          </table:table-cell>
          <table:table-cell office:value-type="float" office:value="50" calcext:value-type="float">
            <text:p>50</text:p>
          </table:table-cell>
          <table:table-cell office:value-type="float" office:value="48.56667" calcext:value-type="float">
            <text:p>48.56667</text:p>
          </table:table-cell>
          <table:table-cell office:value-type="float" office:value="0.5733337" calcext:value-type="float">
            <text:p>0.5733337</text:p>
          </table:table-cell>
          <table:table-cell office:value-type="float" office:value="6.982926" calcext:value-type="float">
            <text:p>6.982926</text:p>
          </table:table-cell>
          <table:table-cell office:value-type="float" office:value="-0.02982036" calcext:value-type="float">
            <text:p>-0.02982036</text:p>
          </table:table-cell>
        </table:table-row>
        <table:table-row table:style-name="ro1">
          <table:table-cell/>
          <table:table-cell office:value-type="float" office:value="18.628" calcext:value-type="float">
            <text:p>18.628</text:p>
          </table:table-cell>
          <table:table-cell office:value-type="float" office:value="50" calcext:value-type="float">
            <text:p>50</text:p>
          </table:table-cell>
          <table:table-cell office:value-type="float" office:value="46.73334" calcext:value-type="float">
            <text:p>46.73334</text:p>
          </table:table-cell>
          <table:table-cell office:value-type="float" office:value="1.306667" calcext:value-type="float">
            <text:p>1.306667</text:p>
          </table:table-cell>
          <table:table-cell office:value-type="float" office:value="6.983304" calcext:value-type="float">
            <text:p>6.983304</text:p>
          </table:table-cell>
          <table:table-cell office:value-type="float" office:value="-0.04328523" calcext:value-type="float">
            <text:p>-0.04328523</text:p>
          </table:table-cell>
        </table:table-row>
        <table:table-row table:style-name="ro1">
          <table:table-cell/>
          <table:table-cell office:value-type="float" office:value="18.636" calcext:value-type="float">
            <text:p>18.636</text:p>
          </table:table-cell>
          <table:table-cell office:value-type="float" office:value="50" calcext:value-type="float">
            <text:p>50</text:p>
          </table:table-cell>
          <table:table-cell office:value-type="float" office:value="50.33333" calcext:value-type="float">
            <text:p>50.33333</text:p>
          </table:table-cell>
          <table:table-cell office:value-type="float" office:value="-0.1333328" calcext:value-type="float">
            <text:p>-0.1333328</text:p>
          </table:table-cell>
          <table:table-cell office:value-type="float" office:value="6.983521" calcext:value-type="float">
            <text:p>6.983521</text:p>
          </table:table-cell>
          <table:table-cell office:value-type="float" office:value="0.01808505" calcext:value-type="float">
            <text:p>0.01808505</text:p>
          </table:table-cell>
        </table:table-row>
        <table:table-row table:style-name="ro1">
          <table:table-cell/>
          <table:table-cell office:value-type="float" office:value="18.644" calcext:value-type="float">
            <text:p>18.644</text:p>
          </table:table-cell>
          <table:table-cell office:value-type="float" office:value="50" calcext:value-type="float">
            <text:p>50</text:p>
          </table:table-cell>
          <table:table-cell office:value-type="float" office:value="52.33333" calcext:value-type="float">
            <text:p>52.33333</text:p>
          </table:table-cell>
          <table:table-cell office:value-type="float" office:value="-0.9333328" calcext:value-type="float">
            <text:p>-0.9333328</text:p>
          </table:table-cell>
          <table:table-cell office:value-type="float" office:value="6.983397" calcext:value-type="float">
            <text:p>6.983397</text:p>
          </table:table-cell>
          <table:table-cell office:value-type="float" office:value="0.0386976" calcext:value-type="float">
            <text:p>0.0386976</text:p>
          </table:table-cell>
        </table:table-row>
        <table:table-row table:style-name="ro1">
          <table:table-cell/>
          <table:table-cell office:value-type="float" office:value="18.652" calcext:value-type="float">
            <text:p>18.652</text:p>
          </table:table-cell>
          <table:table-cell office:value-type="float" office:value="50" calcext:value-type="float">
            <text:p>50</text:p>
          </table:table-cell>
          <table:table-cell office:value-type="float" office:value="48.16667" calcext:value-type="float">
            <text:p>48.16667</text:p>
          </table:table-cell>
          <table:table-cell office:value-type="float" office:value="0.7333328" calcext:value-type="float">
            <text:p>0.7333328</text:p>
          </table:table-cell>
          <table:table-cell office:value-type="float" office:value="6.983527" calcext:value-type="float">
            <text:p>6.983527</text:p>
          </table:table-cell>
          <table:table-cell office:value-type="float" office:value="-0.02868624" calcext:value-type="float">
            <text:p>-0.02868624</text:p>
          </table:table-cell>
        </table:table-row>
        <table:table-row table:style-name="ro1">
          <table:table-cell/>
          <table:table-cell office:value-type="float" office:value="18.661" calcext:value-type="float">
            <text:p>18.661</text:p>
          </table:table-cell>
          <table:table-cell office:value-type="float" office:value="50" calcext:value-type="float">
            <text:p>50</text:p>
          </table:table-cell>
          <table:table-cell office:value-type="float" office:value="48.93333" calcext:value-type="float">
            <text:p>48.93333</text:p>
          </table:table-cell>
          <table:table-cell office:value-type="float" office:value="0.4266663" calcext:value-type="float">
            <text:p>0.4266663</text:p>
          </table:table-cell>
          <table:table-cell office:value-type="float" office:value="6.983739" calcext:value-type="float">
            <text:p>6.983739</text:p>
          </table:table-cell>
          <table:table-cell office:value-type="float" office:value="-0.009387278" calcext:value-type="float">
            <text:p>-0.009387278</text:p>
          </table:table-cell>
        </table:table-row>
        <table:table-row table:style-name="ro1">
          <table:table-cell/>
          <table:table-cell office:value-type="float" office:value="18.67" calcext:value-type="float">
            <text:p>18.67</text:p>
          </table:table-cell>
          <table:table-cell office:value-type="float" office:value="50" calcext:value-type="float">
            <text:p>50</text:p>
          </table:table-cell>
          <table:table-cell office:value-type="float" office:value="48.73333" calcext:value-type="float">
            <text:p>48.73333</text:p>
          </table:table-cell>
          <table:table-cell office:value-type="float" office:value="0.5066666" calcext:value-type="float">
            <text:p>0.5066666</text:p>
          </table:table-cell>
          <table:table-cell office:value-type="float" office:value="6.984054" calcext:value-type="float">
            <text:p>6.984054</text:p>
          </table:table-cell>
          <table:table-cell office:value-type="float" office:value="-0.009023184" calcext:value-type="float">
            <text:p>-0.009023184</text:p>
          </table:table-cell>
        </table:table-row>
        <table:table-row table:style-name="ro1">
          <table:table-cell/>
          <table:table-cell office:value-type="float" office:value="18.678" calcext:value-type="float">
            <text:p>18.678</text:p>
          </table:table-cell>
          <table:table-cell office:value-type="float" office:value="50" calcext:value-type="float">
            <text:p>50</text:p>
          </table:table-cell>
          <table:table-cell office:value-type="float" office:value="53.03333" calcext:value-type="float">
            <text:p>53.03333</text:p>
          </table:table-cell>
          <table:table-cell office:value-type="float" office:value="-1.213333" calcext:value-type="float">
            <text:p>-1.213333</text:p>
          </table:table-cell>
          <table:table-cell office:value-type="float" office:value="6.983821" calcext:value-type="float">
            <text:p>6.983821</text:p>
          </table:table-cell>
          <table:table-cell office:value-type="float" office:value="0.05080468" calcext:value-type="float">
            <text:p>0.05080468</text:p>
          </table:table-cell>
        </table:table-row>
        <table:table-row table:style-name="ro1">
          <table:table-cell/>
          <table:table-cell office:value-type="float" office:value="18.686" calcext:value-type="float">
            <text:p>18.686</text:p>
          </table:table-cell>
          <table:table-cell office:value-type="float" office:value="50" calcext:value-type="float">
            <text:p>50</text:p>
          </table:table-cell>
          <table:table-cell office:value-type="float" office:value="49.73333" calcext:value-type="float">
            <text:p>49.73333</text:p>
          </table:table-cell>
          <table:table-cell office:value-type="float" office:value="0.1066666" calcext:value-type="float">
            <text:p>0.1066666</text:p>
          </table:table-cell>
          <table:table-cell office:value-type="float" office:value="6.983711" calcext:value-type="float">
            <text:p>6.983711</text:p>
          </table:table-cell>
          <table:table-cell office:value-type="float" office:value="-0.01104458" calcext:value-type="float">
            <text:p>-0.01104458</text:p>
          </table:table-cell>
        </table:table-row>
        <table:table-row table:style-name="ro1">
          <table:table-cell/>
          <table:table-cell office:value-type="float" office:value="18.694" calcext:value-type="float">
            <text:p>18.694</text:p>
          </table:table-cell>
          <table:table-cell office:value-type="float" office:value="50" calcext:value-type="float">
            <text:p>50</text:p>
          </table:table-cell>
          <table:table-cell office:value-type="float" office:value="48.8" calcext:value-type="float">
            <text:p>48.8</text:p>
          </table:table-cell>
          <table:table-cell office:value-type="float" office:value="0.4800003" calcext:value-type="float">
            <text:p>0.4800003</text:p>
          </table:table-cell>
          <table:table-cell office:value-type="float" office:value="6.98378" calcext:value-type="float">
            <text:p>6.98378</text:p>
          </table:table-cell>
          <table:table-cell office:value-type="float" office:value="-0.01960943" calcext:value-type="float">
            <text:p>-0.01960943</text:p>
          </table:table-cell>
        </table:table-row>
        <table:table-row table:style-name="ro1">
          <table:table-cell/>
          <table:table-cell office:value-type="float" office:value="18.702" calcext:value-type="float">
            <text:p>18.702</text:p>
          </table:table-cell>
          <table:table-cell office:value-type="float" office:value="50" calcext:value-type="float">
            <text:p>50</text:p>
          </table:table-cell>
          <table:table-cell office:value-type="float" office:value="48.96667" calcext:value-type="float">
            <text:p>48.96667</text:p>
          </table:table-cell>
          <table:table-cell office:value-type="float" office:value="0.4133331" calcext:value-type="float">
            <text:p>0.4133331</text:p>
          </table:table-cell>
          <table:table-cell office:value-type="float" office:value="6.983947" calcext:value-type="float">
            <text:p>6.983947</text:p>
          </table:table-cell>
          <table:table-cell office:value-type="float" office:value="-0.01113479" calcext:value-type="float">
            <text:p>-0.01113479</text:p>
          </table:table-cell>
        </table:table-row>
        <table:table-row table:style-name="ro1">
          <table:table-cell/>
          <table:table-cell office:value-type="float" office:value="18.71" calcext:value-type="float">
            <text:p>18.71</text:p>
          </table:table-cell>
          <table:table-cell office:value-type="float" office:value="50" calcext:value-type="float">
            <text:p>50</text:p>
          </table:table-cell>
          <table:table-cell office:value-type="float" office:value="51.66667" calcext:value-type="float">
            <text:p>51.66667</text:p>
          </table:table-cell>
          <table:table-cell office:value-type="float" office:value="-0.6666672" calcext:value-type="float">
            <text:p>-0.6666672</text:p>
          </table:table-cell>
          <table:table-cell office:value-type="float" office:value="6.983867" calcext:value-type="float">
            <text:p>6.983867</text:p>
          </table:table-cell>
          <table:table-cell office:value-type="float" office:value="0.02806853" calcext:value-type="float">
            <text:p>0.02806853</text:p>
          </table:table-cell>
        </table:table-row>
        <table:table-row table:style-name="ro1">
          <table:table-cell/>
          <table:table-cell office:value-type="float" office:value="18.718" calcext:value-type="float">
            <text:p>18.718</text:p>
          </table:table-cell>
          <table:table-cell office:value-type="float" office:value="50" calcext:value-type="float">
            <text:p>50</text:p>
          </table:table-cell>
          <table:table-cell office:value-type="float" office:value="49.43334" calcext:value-type="float">
            <text:p>49.43334</text:p>
          </table:table-cell>
          <table:table-cell office:value-type="float" office:value="0.2266663" calcext:value-type="float">
            <text:p>0.2266663</text:p>
          </table:table-cell>
          <table:table-cell office:value-type="float" office:value="6.983879" calcext:value-type="float">
            <text:p>6.983879</text:p>
          </table:table-cell>
          <table:table-cell office:value-type="float" office:value="-0.01039382" calcext:value-type="float">
            <text:p>-0.01039382</text:p>
          </table:table-cell>
        </table:table-row>
        <table:table-row table:style-name="ro1">
          <table:table-cell/>
          <table:table-cell office:value-type="float" office:value="18.728" calcext:value-type="float">
            <text:p>18.728</text:p>
          </table:table-cell>
          <table:table-cell office:value-type="float" office:value="50" calcext:value-type="float">
            <text:p>50</text:p>
          </table:table-cell>
          <table:table-cell office:value-type="float" office:value="48.03333" calcext:value-type="float">
            <text:p>48.03333</text:p>
          </table:table-cell>
          <table:table-cell office:value-type="float" office:value="0.7866669" calcext:value-type="float">
            <text:p>0.7866669</text:p>
          </table:table-cell>
          <table:table-cell office:value-type="float" office:value="6.984115" calcext:value-type="float">
            <text:p>6.984115</text:p>
          </table:table-cell>
          <table:table-cell office:value-type="float" office:value="-0.02554811" calcext:value-type="float">
            <text:p>-0.02554811</text:p>
          </table:table-cell>
        </table:table-row>
        <table:table-row table:style-name="ro1">
          <table:table-cell/>
          <table:table-cell office:value-type="float" office:value="18.737" calcext:value-type="float">
            <text:p>18.737</text:p>
          </table:table-cell>
          <table:table-cell office:value-type="float" office:value="50" calcext:value-type="float">
            <text:p>50</text:p>
          </table:table-cell>
          <table:table-cell office:value-type="float" office:value="51.23333" calcext:value-type="float">
            <text:p>51.23333</text:p>
          </table:table-cell>
          <table:table-cell office:value-type="float" office:value="-0.4933334" calcext:value-type="float">
            <text:p>-0.4933334</text:p>
          </table:table-cell>
          <table:table-cell office:value-type="float" office:value="6.984104" calcext:value-type="float">
            <text:p>6.984104</text:p>
          </table:table-cell>
          <table:table-cell office:value-type="float" office:value="0.02486769" calcext:value-type="float">
            <text:p>0.02486769</text:p>
          </table:table-cell>
        </table:table-row>
        <table:table-row table:style-name="ro1">
          <table:table-cell/>
          <table:table-cell office:value-type="float" office:value="18.746" calcext:value-type="float">
            <text:p>18.746</text:p>
          </table:table-cell>
          <table:table-cell office:value-type="float" office:value="50" calcext:value-type="float">
            <text:p>50</text:p>
          </table:table-cell>
          <table:table-cell office:value-type="float" office:value="51.03333" calcext:value-type="float">
            <text:p>51.03333</text:p>
          </table:table-cell>
          <table:table-cell office:value-type="float" office:value="-0.4133331" calcext:value-type="float">
            <text:p>-0.4133331</text:p>
          </table:table-cell>
          <table:table-cell office:value-type="float" office:value="6.983908" calcext:value-type="float">
            <text:p>6.983908</text:p>
          </table:table-cell>
          <table:table-cell office:value-type="float" office:value="0.01327453" calcext:value-type="float">
            <text:p>0.01327453</text:p>
          </table:table-cell>
        </table:table-row>
        <table:table-row table:style-name="ro1">
          <table:table-cell/>
          <table:table-cell office:value-type="float" office:value="18.754" calcext:value-type="float">
            <text:p>18.754</text:p>
          </table:table-cell>
          <table:table-cell office:value-type="float" office:value="50" calcext:value-type="float">
            <text:p>50</text:p>
          </table:table-cell>
          <table:table-cell office:value-type="float" office:value="47.93334" calcext:value-type="float">
            <text:p>47.93334</text:p>
          </table:table-cell>
          <table:table-cell office:value-type="float" office:value="0.8266663" calcext:value-type="float">
            <text:p>0.8266663</text:p>
          </table:table-cell>
          <table:table-cell office:value-type="float" office:value="6.9841" calcext:value-type="float">
            <text:p>6.9841</text:p>
          </table:table-cell>
          <table:table-cell office:value-type="float" office:value="-0.03295482" calcext:value-type="float">
            <text:p>-0.03295482</text:p>
          </table:table-cell>
        </table:table-row>
        <table:table-row table:style-name="ro1">
          <table:table-cell/>
          <table:table-cell office:value-type="float" office:value="18.762" calcext:value-type="float">
            <text:p>18.762</text:p>
          </table:table-cell>
          <table:table-cell office:value-type="float" office:value="50" calcext:value-type="float">
            <text:p>50</text:p>
          </table:table-cell>
          <table:table-cell office:value-type="float" office:value="47.1" calcext:value-type="float">
            <text:p>47.1</text:p>
          </table:table-cell>
          <table:table-cell office:value-type="float" office:value="1.160001" calcext:value-type="float">
            <text:p>1.160001</text:p>
          </table:table-cell>
          <table:table-cell office:value-type="float" office:value="6.984553" calcext:value-type="float">
            <text:p>6.984553</text:p>
          </table:table-cell>
          <table:table-cell office:value-type="float" office:value="-0.03209146" calcext:value-type="float">
            <text:p>-0.03209146</text:p>
          </table:table-cell>
        </table:table-row>
        <table:table-row table:style-name="ro1">
          <table:table-cell/>
          <table:table-cell office:value-type="float" office:value="18.77" calcext:value-type="float">
            <text:p>18.77</text:p>
          </table:table-cell>
          <table:table-cell office:value-type="float" office:value="50" calcext:value-type="float">
            <text:p>50</text:p>
          </table:table-cell>
          <table:table-cell office:value-type="float" office:value="49.53333" calcext:value-type="float">
            <text:p>49.53333</text:p>
          </table:table-cell>
          <table:table-cell office:value-type="float" office:value="0.1866669" calcext:value-type="float">
            <text:p>0.1866669</text:p>
          </table:table-cell>
          <table:table-cell office:value-type="float" office:value="6.984916" calcext:value-type="float">
            <text:p>6.984916</text:p>
          </table:table-cell>
          <table:table-cell office:value-type="float" office:value="0.0102983" calcext:value-type="float">
            <text:p>0.0102983</text:p>
          </table:table-cell>
        </table:table-row>
        <table:table-row table:style-name="ro1">
          <table:table-cell/>
          <table:table-cell office:value-type="float" office:value="18.778" calcext:value-type="float">
            <text:p>18.778</text:p>
          </table:table-cell>
          <table:table-cell office:value-type="float" office:value="50" calcext:value-type="float">
            <text:p>50</text:p>
          </table:table-cell>
          <table:table-cell office:value-type="float" office:value="53.06667" calcext:value-type="float">
            <text:p>53.06667</text:p>
          </table:table-cell>
          <table:table-cell office:value-type="float" office:value="-1.226666" calcext:value-type="float">
            <text:p>-1.226666</text:p>
          </table:table-cell>
          <table:table-cell office:value-type="float" office:value="6.984806" calcext:value-type="float">
            <text:p>6.984806</text:p>
          </table:table-cell>
          <table:table-cell office:value-type="float" office:value="0.05364307" calcext:value-type="float">
            <text:p>0.05364307</text:p>
          </table:table-cell>
        </table:table-row>
        <table:table-row table:style-name="ro1">
          <table:table-cell/>
          <table:table-cell office:value-type="float" office:value="18.786" calcext:value-type="float">
            <text:p>18.786</text:p>
          </table:table-cell>
          <table:table-cell office:value-type="float" office:value="50" calcext:value-type="float">
            <text:p>50</text:p>
          </table:table-cell>
          <table:table-cell office:value-type="float" office:value="49.76667" calcext:value-type="float">
            <text:p>49.76667</text:p>
          </table:table-cell>
          <table:table-cell office:value-type="float" office:value="0.09333344" calcext:value-type="float">
            <text:p>0.09333344</text:p>
          </table:table-cell>
          <table:table-cell office:value-type="float" office:value="6.984758" calcext:value-type="float">
            <text:p>6.984758</text:p>
          </table:table-cell>
          <table:table-cell office:value-type="float" office:value="-0.007083375" calcext:value-type="float">
            <text:p>-0.007083375</text:p>
          </table:table-cell>
        </table:table-row>
        <table:table-row table:style-name="ro1">
          <table:table-cell/>
          <table:table-cell office:value-type="float" office:value="18.794" calcext:value-type="float">
            <text:p>18.794</text:p>
          </table:table-cell>
          <table:table-cell office:value-type="float" office:value="50" calcext:value-type="float">
            <text:p>50</text:p>
          </table:table-cell>
          <table:table-cell office:value-type="float" office:value="47.16667" calcext:value-type="float">
            <text:p>47.16667</text:p>
          </table:table-cell>
          <table:table-cell office:value-type="float" office:value="1.133333" calcext:value-type="float">
            <text:p>1.133333</text:p>
          </table:table-cell>
          <table:table-cell office:value-type="float" office:value="6.985055" calcext:value-type="float">
            <text:p>6.985055</text:p>
          </table:table-cell>
          <table:table-cell office:value-type="float" office:value="-0.03913671" calcext:value-type="float">
            <text:p>-0.03913671</text:p>
          </table:table-cell>
        </table:table-row>
        <table:table-row table:style-name="ro1">
          <table:table-cell/>
          <table:table-cell office:value-type="float" office:value="18.799" calcext:value-type="float">
            <text:p>18.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80001" calcext:value-type="float">
            <text:p>-28.8000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18.804" calcext:value-type="float">
            <text:p>18.804</text:p>
          </table:table-cell>
          <table:table-cell office:value-type="float" office:value="50" calcext:value-type="float">
            <text:p>50</text:p>
          </table:table-cell>
          <table:table-cell office:value-type="float" office:value="49.1" calcext:value-type="float">
            <text:p>49.1</text:p>
          </table:table-cell>
          <table:table-cell office:value-type="float" office:value="0.3600006" calcext:value-type="float">
            <text:p>0.3600006</text:p>
          </table:table-cell>
          <table:table-cell office:value-type="float" office:value="6.985382" calcext:value-type="float">
            <text:p>6.985382</text:p>
          </table:table-cell>
          <table:table-cell office:value-type="float" office:value="-0.001093854" calcext:value-type="float">
            <text:p>-0.001093854</text:p>
          </table:table-cell>
        </table:table-row>
        <table:table-row table:style-name="ro1">
          <table:table-cell/>
          <table:table-cell office:value-type="float" office:value="18.812" calcext:value-type="float">
            <text:p>18.812</text:p>
          </table:table-cell>
          <table:table-cell office:value-type="float" office:value="50" calcext:value-type="float">
            <text:p>50</text:p>
          </table:table-cell>
          <table:table-cell office:value-type="float" office:value="51.33333" calcext:value-type="float">
            <text:p>51.33333</text:p>
          </table:table-cell>
          <table:table-cell office:value-type="float" office:value="-0.5333328" calcext:value-type="float">
            <text:p>-0.5333328</text:p>
          </table:table-cell>
          <table:table-cell office:value-type="float" office:value="6.985406" calcext:value-type="float">
            <text:p>6.985406</text:p>
          </table:table-cell>
          <table:table-cell office:value-type="float" office:value="0.02875815" calcext:value-type="float">
            <text:p>0.02875815</text:p>
          </table:table-cell>
        </table:table-row>
        <table:table-row table:style-name="ro1">
          <table:table-cell/>
          <table:table-cell office:value-type="float" office:value="18.821" calcext:value-type="float">
            <text:p>18.821</text:p>
          </table:table-cell>
          <table:table-cell office:value-type="float" office:value="50" calcext:value-type="float">
            <text:p>50</text:p>
          </table:table-cell>
          <table:table-cell office:value-type="float" office:value="47.86666" calcext:value-type="float">
            <text:p>47.86666</text:p>
          </table:table-cell>
          <table:table-cell office:value-type="float" office:value="0.853334" calcext:value-type="float">
            <text:p>0.853334</text:p>
          </table:table-cell>
          <table:table-cell office:value-type="float" office:value="6.985736" calcext:value-type="float">
            <text:p>6.985736</text:p>
          </table:table-cell>
          <table:table-cell office:value-type="float" office:value="-0.02735478" calcext:value-type="float">
            <text:p>-0.02735478</text:p>
          </table:table-cell>
        </table:table-row>
        <table:table-row table:style-name="ro1">
          <table:table-cell/>
          <table:table-cell office:value-type="float" office:value="18.829" calcext:value-type="float">
            <text:p>18.829</text:p>
          </table:table-cell>
          <table:table-cell office:value-type="float" office:value="50" calcext:value-type="float">
            <text:p>50</text:p>
          </table:table-cell>
          <table:table-cell office:value-type="float" office:value="49.9" calcext:value-type="float">
            <text:p>49.9</text:p>
          </table:table-cell>
          <table:table-cell office:value-type="float" office:value="0.03999939" calcext:value-type="float">
            <text:p>0.03999939</text:p>
          </table:table-cell>
          <table:table-cell office:value-type="float" office:value="6.985955" calcext:value-type="float">
            <text:p>6.985955</text:p>
          </table:table-cell>
          <table:table-cell office:value-type="float" office:value="0.009332857" calcext:value-type="float">
            <text:p>0.009332857</text:p>
          </table:table-cell>
        </table:table-row>
        <table:table-row table:style-name="ro1">
          <table:table-cell/>
          <table:table-cell office:value-type="float" office:value="18.837" calcext:value-type="float">
            <text:p>18.837</text:p>
          </table:table-cell>
          <table:table-cell office:value-type="float" office:value="50" calcext:value-type="float">
            <text:p>50</text:p>
          </table:table-cell>
          <table:table-cell office:value-type="float" office:value="49.96667" calcext:value-type="float">
            <text:p>49.96667</text:p>
          </table:table-cell>
          <table:table-cell office:value-type="float" office:value="0.01333313" calcext:value-type="float">
            <text:p>0.01333313</text:p>
          </table:table-cell>
          <table:table-cell office:value-type="float" office:value="6.986099" calcext:value-type="float">
            <text:p>6.986099</text:p>
          </table:table-cell>
          <table:table-cell office:value-type="float" office:value="0.00703979" calcext:value-type="float">
            <text:p>0.00703979</text:p>
          </table:table-cell>
        </table:table-row>
        <table:table-row table:style-name="ro1">
          <table:table-cell/>
          <table:table-cell office:value-type="float" office:value="18.845" calcext:value-type="float">
            <text:p>18.845</text:p>
          </table:table-cell>
          <table:table-cell office:value-type="float" office:value="50" calcext:value-type="float">
            <text:p>50</text:p>
          </table:table-cell>
          <table:table-cell office:value-type="float" office:value="52.53334" calcext:value-type="float">
            <text:p>52.53334</text:p>
          </table:table-cell>
          <table:table-cell office:value-type="float" office:value="-1.013333" calcext:value-type="float">
            <text:p>-1.013333</text:p>
          </table:table-cell>
          <table:table-cell office:value-type="float" office:value="6.985902" calcext:value-type="float">
            <text:p>6.985902</text:p>
          </table:table-cell>
          <table:table-cell office:value-type="float" office:value="0.03866692" calcext:value-type="float">
            <text:p>0.03866692</text:p>
          </table:table-cell>
        </table:table-row>
        <table:table-row table:style-name="ro1">
          <table:table-cell/>
          <table:table-cell office:value-type="float" office:value="18.853" calcext:value-type="float">
            <text:p>18.853</text:p>
          </table:table-cell>
          <table:table-cell office:value-type="float" office:value="50" calcext:value-type="float">
            <text:p>50</text:p>
          </table:table-cell>
          <table:table-cell office:value-type="float" office:value="47.36667" calcext:value-type="float">
            <text:p>47.36667</text:p>
          </table:table-cell>
          <table:table-cell office:value-type="float" office:value="1.053334" calcext:value-type="float">
            <text:p>1.053334</text:p>
          </table:table-cell>
          <table:table-cell office:value-type="float" office:value="6.986075" calcext:value-type="float">
            <text:p>6.986075</text:p>
          </table:table-cell>
          <table:table-cell office:value-type="float" office:value="-0.04190716" calcext:value-type="float">
            <text:p>-0.04190716</text:p>
          </table:table-cell>
        </table:table-row>
        <table:table-row table:style-name="ro1">
          <table:table-cell/>
          <table:table-cell office:value-type="float" office:value="18.862" calcext:value-type="float">
            <text:p>18.862</text:p>
          </table:table-cell>
          <table:table-cell office:value-type="float" office:value="50" calcext:value-type="float">
            <text:p>50</text:p>
          </table:table-cell>
          <table:table-cell office:value-type="float" office:value="47.2" calcext:value-type="float">
            <text:p>47.2</text:p>
          </table:table-cell>
          <table:table-cell office:value-type="float" office:value="1.12" calcext:value-type="float">
            <text:p>1.12</text:p>
          </table:table-cell>
          <table:table-cell office:value-type="float" office:value="6.986564" calcext:value-type="float">
            <text:p>6.986564</text:p>
          </table:table-cell>
          <table:table-cell office:value-type="float" office:value="-0.03069781" calcext:value-type="float">
            <text:p>-0.03069781</text:p>
          </table:table-cell>
        </table:table-row>
        <table:table-row table:style-name="ro1">
          <table:table-cell/>
          <table:table-cell office:value-type="float" office:value="18.871" calcext:value-type="float">
            <text:p>18.871</text:p>
          </table:table-cell>
          <table:table-cell office:value-type="float" office:value="50" calcext:value-type="float">
            <text:p>50</text:p>
          </table:table-cell>
          <table:table-cell office:value-type="float" office:value="49.2" calcext:value-type="float">
            <text:p>49.2</text:p>
          </table:table-cell>
          <table:table-cell office:value-type="float" office:value="0.3199997" calcext:value-type="float">
            <text:p>0.3199997</text:p>
          </table:table-cell>
          <table:table-cell office:value-type="float" office:value="6.987013" calcext:value-type="float">
            <text:p>6.987013</text:p>
          </table:table-cell>
          <table:table-cell office:value-type="float" office:value="0.006139531" calcext:value-type="float">
            <text:p>0.006139531</text:p>
          </table:table-cell>
        </table:table-row>
        <table:table-row table:style-name="ro1">
          <table:table-cell/>
          <table:table-cell office:value-type="float" office:value="18.879" calcext:value-type="float">
            <text:p>18.879</text:p>
          </table:table-cell>
          <table:table-cell office:value-type="float" office:value="50" calcext:value-type="float">
            <text:p>50</text:p>
          </table:table-cell>
          <table:table-cell office:value-type="float" office:value="52.1" calcext:value-type="float">
            <text:p>52.1</text:p>
          </table:table-cell>
          <table:table-cell office:value-type="float" office:value="-0.8399994" calcext:value-type="float">
            <text:p>-0.8399994</text:p>
          </table:table-cell>
          <table:table-cell office:value-type="float" office:value="6.987017" calcext:value-type="float">
            <text:p>6.987017</text:p>
          </table:table-cell>
          <table:table-cell office:value-type="float" office:value="0.04220934" calcext:value-type="float">
            <text:p>0.04220934</text:p>
          </table:table-cell>
        </table:table-row>
        <table:table-row table:style-name="ro1">
          <table:table-cell/>
          <table:table-cell office:value-type="float" office:value="18.887" calcext:value-type="float">
            <text:p>18.887</text:p>
          </table:table-cell>
          <table:table-cell office:value-type="float" office:value="50" calcext:value-type="float">
            <text:p>50</text:p>
          </table:table-cell>
          <table:table-cell office:value-type="float" office:value="49.06667" calcext:value-type="float">
            <text:p>49.06667</text:p>
          </table:table-cell>
          <table:table-cell office:value-type="float" office:value="0.3733337" calcext:value-type="float">
            <text:p>0.3733337</text:p>
          </table:table-cell>
          <table:table-cell office:value-type="float" office:value="6.987128" calcext:value-type="float">
            <text:p>6.987128</text:p>
          </table:table-cell>
          <table:table-cell office:value-type="float" office:value="-0.01218211" calcext:value-type="float">
            <text:p>-0.01218211</text:p>
          </table:table-cell>
        </table:table-row>
        <table:table-row table:style-name="ro1">
          <table:table-cell/>
          <table:table-cell office:value-type="float" office:value="18.895" calcext:value-type="float">
            <text:p>18.895</text:p>
          </table:table-cell>
          <table:table-cell office:value-type="float" office:value="50" calcext:value-type="float">
            <text:p>50</text:p>
          </table:table-cell>
          <table:table-cell office:value-type="float" office:value="48.73333" calcext:value-type="float">
            <text:p>48.73333</text:p>
          </table:table-cell>
          <table:table-cell office:value-type="float" office:value="0.5066666" calcext:value-type="float">
            <text:p>0.5066666</text:p>
          </table:table-cell>
          <table:table-cell office:value-type="float" office:value="6.987351" calcext:value-type="float">
            <text:p>6.987351</text:p>
          </table:table-cell>
          <table:table-cell office:value-type="float" office:value="-0.01268352" calcext:value-type="float">
            <text:p>-0.01268352</text:p>
          </table:table-cell>
        </table:table-row>
        <table:table-row table:style-name="ro1">
          <table:table-cell/>
          <table:table-cell office:value-type="float" office:value="18.903" calcext:value-type="float">
            <text:p>18.903</text:p>
          </table:table-cell>
          <table:table-cell office:value-type="float" office:value="50" calcext:value-type="float">
            <text:p>50</text:p>
          </table:table-cell>
          <table:table-cell office:value-type="float" office:value="48.9" calcext:value-type="float">
            <text:p>48.9</text:p>
          </table:table-cell>
          <table:table-cell office:value-type="float" office:value="0.4399994" calcext:value-type="float">
            <text:p>0.4399994</text:p>
          </table:table-cell>
          <table:table-cell office:value-type="float" office:value="6.98763" calcext:value-type="float">
            <text:p>6.98763</text:p>
          </table:table-cell>
          <table:table-cell office:value-type="float" office:value="-0.006425027" calcext:value-type="float">
            <text:p>-0.006425027</text:p>
          </table:table-cell>
        </table:table-row>
        <table:table-row table:style-name="ro1">
          <table:table-cell/>
          <table:table-cell office:value-type="float" office:value="18.908" calcext:value-type="float">
            <text:p>18.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80001" calcext:value-type="float">
            <text:p>-28.8000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18.911" calcext:value-type="float">
            <text:p>18.911</text:p>
          </table:table-cell>
          <table:table-cell office:value-type="float" office:value="50" calcext:value-type="float">
            <text:p>50</text:p>
          </table:table-cell>
          <table:table-cell office:value-type="float" office:value="50.96667" calcext:value-type="float">
            <text:p>50.96667</text:p>
          </table:table-cell>
          <table:table-cell office:value-type="float" office:value="-0.3866669" calcext:value-type="float">
            <text:p>-0.3866669</text:p>
          </table:table-cell>
          <table:table-cell office:value-type="float" office:value="6.987708" calcext:value-type="float">
            <text:p>6.987708</text:p>
          </table:table-cell>
          <table:table-cell office:value-type="float" office:value="0.0229111" calcext:value-type="float">
            <text:p>0.0229111</text:p>
          </table:table-cell>
        </table:table-row>
        <table:table-row table:style-name="ro1">
          <table:table-cell/>
          <table:table-cell office:value-type="float" office:value="18.919" calcext:value-type="float">
            <text:p>18.919</text:p>
          </table:table-cell>
          <table:table-cell office:value-type="float" office:value="50" calcext:value-type="float">
            <text:p>50</text:p>
          </table:table-cell>
          <table:table-cell office:value-type="float" office:value="48.46667" calcext:value-type="float">
            <text:p>48.46667</text:p>
          </table:table-cell>
          <table:table-cell office:value-type="float" office:value="0.6133332" calcext:value-type="float">
            <text:p>0.6133332</text:p>
          </table:table-cell>
          <table:table-cell office:value-type="float" office:value="6.987939" calcext:value-type="float">
            <text:p>6.987939</text:p>
          </table:table-cell>
          <table:table-cell office:value-type="float" office:value="-0.01742091" calcext:value-type="float">
            <text:p>-0.01742091</text:p>
          </table:table-cell>
        </table:table-row>
        <table:table-row table:style-name="ro1">
          <table:table-cell/>
          <table:table-cell office:value-type="float" office:value="18.928" calcext:value-type="float">
            <text:p>18.928</text:p>
          </table:table-cell>
          <table:table-cell office:value-type="float" office:value="50" calcext:value-type="float">
            <text:p>50</text:p>
          </table:table-cell>
          <table:table-cell office:value-type="float" office:value="47.76667" calcext:value-type="float">
            <text:p>47.76667</text:p>
          </table:table-cell>
          <table:table-cell office:value-type="float" office:value="0.8933334" calcext:value-type="float">
            <text:p>0.8933334</text:p>
          </table:table-cell>
          <table:table-cell office:value-type="float" office:value="6.988395" calcext:value-type="float">
            <text:p>6.988395</text:p>
          </table:table-cell>
          <table:table-cell office:value-type="float" office:value="-0.02108653" calcext:value-type="float">
            <text:p>-0.02108653</text:p>
          </table:table-cell>
        </table:table-row>
        <table:table-row table:style-name="ro1">
          <table:table-cell/>
          <table:table-cell office:value-type="float" office:value="18.938" calcext:value-type="float">
            <text:p>18.938</text:p>
          </table:table-cell>
          <table:table-cell office:value-type="float" office:value="50" calcext:value-type="float">
            <text:p>50</text:p>
          </table:table-cell>
          <table:table-cell office:value-type="float" office:value="49.53333" calcext:value-type="float">
            <text:p>49.53333</text:p>
          </table:table-cell>
          <table:table-cell office:value-type="float" office:value="0.1866669" calcext:value-type="float">
            <text:p>0.1866669</text:p>
          </table:table-cell>
          <table:table-cell office:value-type="float" office:value="6.988772" calcext:value-type="float">
            <text:p>6.988772</text:p>
          </table:table-cell>
          <table:table-cell office:value-type="float" office:value="0.009402953" calcext:value-type="float">
            <text:p>0.009402953</text:p>
          </table:table-cell>
        </table:table-row>
        <table:table-row table:style-name="ro1">
          <table:table-cell/>
          <table:table-cell office:value-type="float" office:value="18.946" calcext:value-type="float">
            <text:p>18.946</text:p>
          </table:table-cell>
          <table:table-cell office:value-type="float" office:value="50" calcext:value-type="float">
            <text:p>50</text:p>
          </table:table-cell>
          <table:table-cell office:value-type="float" office:value="51.6" calcext:value-type="float">
            <text:p>51.6</text:p>
          </table:table-cell>
          <table:table-cell office:value-type="float" office:value="-0.6399994" calcext:value-type="float">
            <text:p>-0.6399994</text:p>
          </table:table-cell>
          <table:table-cell office:value-type="float" office:value="6.988778" calcext:value-type="float">
            <text:p>6.988778</text:p>
          </table:table-cell>
          <table:table-cell office:value-type="float" office:value="0.03329793" calcext:value-type="float">
            <text:p>0.03329793</text:p>
          </table:table-cell>
        </table:table-row>
        <table:table-row table:style-name="ro1">
          <table:table-cell/>
          <table:table-cell office:value-type="float" office:value="18.954" calcext:value-type="float">
            <text:p>18.954</text:p>
          </table:table-cell>
          <table:table-cell office:value-type="float" office:value="50" calcext:value-type="float">
            <text:p>50</text:p>
          </table:table-cell>
          <table:table-cell office:value-type="float" office:value="49.2" calcext:value-type="float">
            <text:p>49.2</text:p>
          </table:table-cell>
          <table:table-cell office:value-type="float" office:value="0.3199997" calcext:value-type="float">
            <text:p>0.3199997</text:p>
          </table:table-cell>
          <table:table-cell office:value-type="float" office:value="6.988886" calcext:value-type="float">
            <text:p>6.988886</text:p>
          </table:table-cell>
          <table:table-cell office:value-type="float" office:value="-0.0103691" calcext:value-type="float">
            <text:p>-0.0103691</text:p>
          </table:table-cell>
        </table:table-row>
        <table:table-row table:style-name="ro1">
          <table:table-cell/>
          <table:table-cell office:value-type="float" office:value="18.962" calcext:value-type="float">
            <text:p>18.962</text:p>
          </table:table-cell>
          <table:table-cell office:value-type="float" office:value="50" calcext:value-type="float">
            <text:p>50</text:p>
          </table:table-cell>
          <table:table-cell office:value-type="float" office:value="47.53334" calcext:value-type="float">
            <text:p>47.53334</text:p>
          </table:table-cell>
          <table:table-cell office:value-type="float" office:value="0.9866669" calcext:value-type="float">
            <text:p>0.9866669</text:p>
          </table:table-cell>
          <table:table-cell office:value-type="float" office:value="6.989243" calcext:value-type="float">
            <text:p>6.989243</text:p>
          </table:table-cell>
          <table:table-cell office:value-type="float" office:value="-0.02884363" calcext:value-type="float">
            <text:p>-0.02884363</text:p>
          </table:table-cell>
        </table:table-row>
        <table:table-row table:style-name="ro1">
          <table:table-cell/>
          <table:table-cell office:value-type="float" office:value="18.971" calcext:value-type="float">
            <text:p>18.971</text:p>
          </table:table-cell>
          <table:table-cell office:value-type="float" office:value="50" calcext:value-type="float">
            <text:p>50</text:p>
          </table:table-cell>
          <table:table-cell office:value-type="float" office:value="48.53333" calcext:value-type="float">
            <text:p>48.53333</text:p>
          </table:table-cell>
          <table:table-cell office:value-type="float" office:value="0.5866669" calcext:value-type="float">
            <text:p>0.5866669</text:p>
          </table:table-cell>
          <table:table-cell office:value-type="float" office:value="6.989686" calcext:value-type="float">
            <text:p>6.989686</text:p>
          </table:table-cell>
          <table:table-cell office:value-type="float" office:value="-0.006413248" calcext:value-type="float">
            <text:p>-0.006413248</text:p>
          </table:table-cell>
        </table:table-row>
        <table:table-row table:style-name="ro1">
          <table:table-cell/>
          <table:table-cell office:value-type="float" office:value="18.979" calcext:value-type="float">
            <text:p>18.979</text:p>
          </table:table-cell>
          <table:table-cell office:value-type="float" office:value="50" calcext:value-type="float">
            <text:p>50</text:p>
          </table:table-cell>
          <table:table-cell office:value-type="float" office:value="51.03333" calcext:value-type="float">
            <text:p>51.03333</text:p>
          </table:table-cell>
          <table:table-cell office:value-type="float" office:value="-0.4133331" calcext:value-type="float">
            <text:p>-0.4133331</text:p>
          </table:table-cell>
          <table:table-cell office:value-type="float" office:value="6.989842" calcext:value-type="float">
            <text:p>6.989842</text:p>
          </table:table-cell>
          <table:table-cell office:value-type="float" office:value="0.02876735" calcext:value-type="float">
            <text:p>0.02876735</text:p>
          </table:table-cell>
        </table:table-row>
        <table:table-row table:style-name="ro1">
          <table:table-cell/>
          <table:table-cell office:value-type="float" office:value="18.99" calcext:value-type="float">
            <text:p>18.99</text:p>
          </table:table-cell>
          <table:table-cell office:value-type="float" office:value="50" calcext:value-type="float">
            <text:p>50</text:p>
          </table:table-cell>
          <table:table-cell office:value-type="float" office:value="48.46667" calcext:value-type="float">
            <text:p>48.46667</text:p>
          </table:table-cell>
          <table:table-cell office:value-type="float" office:value="0.6133332" calcext:value-type="float">
            <text:p>0.6133332</text:p>
          </table:table-cell>
          <table:table-cell office:value-type="float" office:value="6.990121" calcext:value-type="float">
            <text:p>6.990121</text:p>
          </table:table-cell>
          <table:table-cell office:value-type="float" office:value="-0.01489355" calcext:value-type="float">
            <text:p>-0.01489355</text:p>
          </table:table-cell>
        </table:table-row>
        <table:table-row table:style-name="ro1">
          <table:table-cell/>
          <table:table-cell office:value-type="float" office:value="18.999" calcext:value-type="float">
            <text:p>18.999</text:p>
          </table:table-cell>
          <table:table-cell office:value-type="float" office:value="50" calcext:value-type="float">
            <text:p>50</text:p>
          </table:table-cell>
          <table:table-cell office:value-type="float" office:value="50.6" calcext:value-type="float">
            <text:p>50.6</text:p>
          </table:table-cell>
          <table:table-cell office:value-type="float" office:value="-0.2399994" calcext:value-type="float">
            <text:p>-0.2399994</text:p>
          </table:table-cell>
          <table:table-cell office:value-type="float" office:value="6.990221" calcext:value-type="float">
            <text:p>6.990221</text:p>
          </table:table-cell>
          <table:table-cell office:value-type="float" office:value="0.01803257" calcext:value-type="float">
            <text:p>0.01803257</text:p>
          </table:table-cell>
        </table:table-row>
        <table:table-row table:style-name="ro1">
          <table:table-cell/>
          <table:table-cell office:value-type="float" office:value="19.007" calcext:value-type="float">
            <text:p>19.007</text:p>
          </table:table-cell>
          <table:table-cell office:value-type="float" office:value="50" calcext:value-type="float">
            <text:p>50</text:p>
          </table:table-cell>
          <table:table-cell office:value-type="float" office:value="49.2" calcext:value-type="float">
            <text:p>49.2</text:p>
          </table:table-cell>
          <table:table-cell office:value-type="float" office:value="0.3199997" calcext:value-type="float">
            <text:p>0.3199997</text:p>
          </table:table-cell>
          <table:table-cell office:value-type="float" office:value="6.990426" calcext:value-type="float">
            <text:p>6.990426</text:p>
          </table:table-cell>
          <table:table-cell office:value-type="float" office:value="-0.007659927" calcext:value-type="float">
            <text:p>-0.007659927</text:p>
          </table:table-cell>
        </table:table-row>
        <table:table-row table:style-name="ro1">
          <table:table-cell/>
          <table:table-cell office:value-type="float" office:value="19.015" calcext:value-type="float">
            <text:p>19.015</text:p>
          </table:table-cell>
          <table:table-cell office:value-type="float" office:value="50" calcext:value-type="float">
            <text:p>50</text:p>
          </table:table-cell>
          <table:table-cell office:value-type="float" office:value="52.03333" calcext:value-type="float">
            <text:p>52.03333</text:p>
          </table:table-cell>
          <table:table-cell office:value-type="float" office:value="-0.8133331" calcext:value-type="float">
            <text:p>-0.8133331</text:p>
          </table:table-cell>
          <table:table-cell office:value-type="float" office:value="6.990301" calcext:value-type="float">
            <text:p>6.990301</text:p>
          </table:table-cell>
          <table:table-cell office:value-type="float" office:value="0.0328041" calcext:value-type="float">
            <text:p>0.0328041</text:p>
          </table:table-cell>
        </table:table-row>
        <table:table-row table:style-name="ro1">
          <table:table-cell/>
          <table:table-cell office:value-type="float" office:value="19.023" calcext:value-type="float">
            <text:p>19.023</text:p>
          </table:table-cell>
          <table:table-cell office:value-type="float" office:value="50" calcext:value-type="float">
            <text:p>50</text:p>
          </table:table-cell>
          <table:table-cell office:value-type="float" office:value="51.26667" calcext:value-type="float">
            <text:p>51.26667</text:p>
          </table:table-cell>
          <table:table-cell office:value-type="float" office:value="-0.5066666" calcext:value-type="float">
            <text:p>-0.5066666</text:p>
          </table:table-cell>
          <table:table-cell office:value-type="float" office:value="6.990069" calcext:value-type="float">
            <text:p>6.990069</text:p>
          </table:table-cell>
          <table:table-cell office:value-type="float" office:value="0.01218624" calcext:value-type="float">
            <text:p>0.01218624</text:p>
          </table:table-cell>
        </table:table-row>
        <table:table-row table:style-name="ro1">
          <table:table-cell/>
          <table:table-cell office:value-type="float" office:value="19.031" calcext:value-type="float">
            <text:p>19.031</text:p>
          </table:table-cell>
          <table:table-cell office:value-type="float" office:value="50" calcext:value-type="float">
            <text:p>50</text:p>
          </table:table-cell>
          <table:table-cell office:value-type="float" office:value="47.43333" calcext:value-type="float">
            <text:p>47.43333</text:p>
          </table:table-cell>
          <table:table-cell office:value-type="float" office:value="1.026666" calcext:value-type="float">
            <text:p>1.026666</text:p>
          </table:table-cell>
          <table:table-cell office:value-type="float" office:value="6.99021" calcext:value-type="float">
            <text:p>6.99021</text:p>
          </table:table-cell>
          <table:table-cell office:value-type="float" office:value="-0.04231301" calcext:value-type="float">
            <text:p>-0.04231301</text:p>
          </table:table-cell>
        </table:table-row>
        <table:table-row table:style-name="ro1">
          <table:table-cell/>
          <table:table-cell office:value-type="float" office:value="19.039" calcext:value-type="float">
            <text:p>19.039</text:p>
          </table:table-cell>
          <table:table-cell office:value-type="float" office:value="50" calcext:value-type="float">
            <text:p>50</text:p>
          </table:table-cell>
          <table:table-cell office:value-type="float" office:value="49.06667" calcext:value-type="float">
            <text:p>49.06667</text:p>
          </table:table-cell>
          <table:table-cell office:value-type="float" office:value="0.3733337" calcext:value-type="float">
            <text:p>0.3733337</text:p>
          </table:table-cell>
          <table:table-cell office:value-type="float" office:value="6.990414" calcext:value-type="float">
            <text:p>6.990414</text:p>
          </table:table-cell>
          <table:table-cell office:value-type="float" office:value="-0.007212244" calcext:value-type="float">
            <text:p>-0.007212244</text:p>
          </table:table-cell>
        </table:table-row>
        <table:table-row table:style-name="ro1">
          <table:table-cell/>
          <table:table-cell office:value-type="float" office:value="19.047" calcext:value-type="float">
            <text:p>19.047</text:p>
          </table:table-cell>
          <table:table-cell office:value-type="float" office:value="50" calcext:value-type="float">
            <text:p>50</text:p>
          </table:table-cell>
          <table:table-cell office:value-type="float" office:value="52.76667" calcext:value-type="float">
            <text:p>52.76667</text:p>
          </table:table-cell>
          <table:table-cell office:value-type="float" office:value="-1.106667" calcext:value-type="float">
            <text:p>-1.106667</text:p>
          </table:table-cell>
          <table:table-cell office:value-type="float" office:value="6.990231" calcext:value-type="float">
            <text:p>6.990231</text:p>
          </table:table-cell>
          <table:table-cell office:value-type="float" office:value="0.04393579" calcext:value-type="float">
            <text:p>0.04393579</text:p>
          </table:table-cell>
        </table:table-row>
        <table:table-row table:style-name="ro1">
          <table:table-cell/>
          <table:table-cell office:value-type="float" office:value="19.061" calcext:value-type="float">
            <text:p>19.061</text:p>
          </table:table-cell>
          <table:table-cell office:value-type="float" office:value="50" calcext:value-type="float">
            <text:p>50</text:p>
          </table:table-cell>
          <table:table-cell office:value-type="float" office:value="50.1" calcext:value-type="float">
            <text:p>50.1</text:p>
          </table:table-cell>
          <table:table-cell office:value-type="float" office:value="-0.03999939" calcext:value-type="float">
            <text:p>-0.03999939</text:p>
          </table:table-cell>
          <table:table-cell office:value-type="float" office:value="6.990095" calcext:value-type="float">
            <text:p>6.990095</text:p>
          </table:table-cell>
          <table:table-cell office:value-type="float" office:value="-0.005322647" calcext:value-type="float">
            <text:p>-0.005322647</text:p>
          </table:table-cell>
        </table:table-row>
        <table:table-row table:style-name="ro1">
          <table:table-cell/>
          <table:table-cell office:value-type="float" office:value="19.07" calcext:value-type="float">
            <text:p>19.07</text:p>
          </table:table-cell>
          <table:table-cell office:value-type="float" office:value="50" calcext:value-type="float">
            <text:p>50</text:p>
          </table:table-cell>
          <table:table-cell office:value-type="float" office:value="48.16667" calcext:value-type="float">
            <text:p>48.16667</text:p>
          </table:table-cell>
          <table:table-cell office:value-type="float" office:value="0.7333328" calcext:value-type="float">
            <text:p>0.7333328</text:p>
          </table:table-cell>
          <table:table-cell office:value-type="float" office:value="6.990393" calcext:value-type="float">
            <text:p>6.990393</text:p>
          </table:table-cell>
          <table:table-cell office:value-type="float" office:value="-0.02913956" calcext:value-type="float">
            <text:p>-0.02913956</text:p>
          </table:table-cell>
        </table:table-row>
        <table:table-row table:style-name="ro1">
          <table:table-cell/>
          <table:table-cell office:value-type="float" office:value="19.078" calcext:value-type="float">
            <text:p>19.078</text:p>
          </table:table-cell>
          <table:table-cell office:value-type="float" office:value="50" calcext:value-type="float">
            <text:p>50</text:p>
          </table:table-cell>
          <table:table-cell office:value-type="float" office:value="51.63333" calcext:value-type="float">
            <text:p>51.63333</text:p>
          </table:table-cell>
          <table:table-cell office:value-type="float" office:value="-0.6533341" calcext:value-type="float">
            <text:p>-0.6533341</text:p>
          </table:table-cell>
          <table:table-cell office:value-type="float" office:value="6.990169" calcext:value-type="float">
            <text:p>6.990169</text:p>
          </table:table-cell>
          <table:table-cell office:value-type="float" office:value="0.0294415" calcext:value-type="float">
            <text:p>0.0294415</text:p>
          </table:table-cell>
        </table:table-row>
        <table:table-row table:style-name="ro1">
          <table:table-cell/>
          <table:table-cell office:value-type="float" office:value="19.093" calcext:value-type="float">
            <text:p>19.093</text:p>
          </table:table-cell>
          <table:table-cell office:value-type="float" office:value="50" calcext:value-type="float">
            <text:p>50</text:p>
          </table:table-cell>
          <table:table-cell office:value-type="float" office:value="49.5" calcext:value-type="float">
            <text:p>49.5</text:p>
          </table:table-cell>
          <table:table-cell office:value-type="float" office:value="0.2" calcext:value-type="float">
            <text:p>0.2</text:p>
          </table:table-cell>
          <table:table-cell office:value-type="float" office:value="6.990125" calcext:value-type="float">
            <text:p>6.990125</text:p>
          </table:table-cell>
          <table:table-cell office:value-type="float" office:value="-0.01226209" calcext:value-type="float">
            <text:p>-0.01226209</text:p>
          </table:table-cell>
        </table:table-row>
        <table:table-row table:style-name="ro1">
          <table:table-cell/>
          <table:table-cell office:value-type="float" office:value="19.102" calcext:value-type="float">
            <text:p>19.102</text:p>
          </table:table-cell>
          <table:table-cell office:value-type="float" office:value="50" calcext:value-type="float">
            <text:p>50</text:p>
          </table:table-cell>
          <table:table-cell office:value-type="float" office:value="47.06666" calcext:value-type="float">
            <text:p>47.06666</text:p>
          </table:table-cell>
          <table:table-cell office:value-type="float" office:value="1.173334" calcext:value-type="float">
            <text:p>1.173334</text:p>
          </table:table-cell>
          <table:table-cell office:value-type="float" office:value="6.990861" calcext:value-type="float">
            <text:p>6.990861</text:p>
          </table:table-cell>
          <table:table-cell office:value-type="float" office:value="-0.04021284" calcext:value-type="float">
            <text:p>-0.04021284</text:p>
          </table:table-cell>
        </table:table-row>
        <table:table-row table:style-name="ro1">
          <table:table-cell/>
          <table:table-cell office:value-type="float" office:value="19.11" calcext:value-type="float">
            <text:p>19.11</text:p>
          </table:table-cell>
          <table:table-cell office:value-type="float" office:value="50" calcext:value-type="float">
            <text:p>50</text:p>
          </table:table-cell>
          <table:table-cell office:value-type="float" office:value="48.5" calcext:value-type="float">
            <text:p>48.5</text:p>
          </table:table-cell>
          <table:table-cell office:value-type="float" office:value="0.6" calcext:value-type="float">
            <text:p>0.6</text:p>
          </table:table-cell>
          <table:table-cell office:value-type="float" office:value="6.991636" calcext:value-type="float">
            <text:p>6.991636</text:p>
          </table:table-cell>
          <table:table-cell office:value-type="float" office:value="-0.001990647" calcext:value-type="float">
            <text:p>-0.001990647</text:p>
          </table:table-cell>
        </table:table-row>
        <table:table-row table:style-name="ro1">
          <table:table-cell/>
          <table:table-cell office:value-type="float" office:value="19.118" calcext:value-type="float">
            <text:p>19.118</text:p>
          </table:table-cell>
          <table:table-cell office:value-type="float" office:value="50" calcext:value-type="float">
            <text:p>50</text:p>
          </table:table-cell>
          <table:table-cell office:value-type="float" office:value="52.6" calcext:value-type="float">
            <text:p>52.6</text:p>
          </table:table-cell>
          <table:table-cell office:value-type="float" office:value="-1.039999" calcext:value-type="float">
            <text:p>-1.039999</text:p>
          </table:table-cell>
          <table:table-cell office:value-type="float" office:value="6.991685" calcext:value-type="float">
            <text:p>6.991685</text:p>
          </table:table-cell>
          <table:table-cell office:value-type="float" office:value="0.05308496" calcext:value-type="float">
            <text:p>0.05308496</text:p>
          </table:table-cell>
        </table:table-row>
        <table:table-row table:style-name="ro1">
          <table:table-cell/>
          <table:table-cell office:value-type="float" office:value="19.128" calcext:value-type="float">
            <text:p>19.128</text:p>
          </table:table-cell>
          <table:table-cell office:value-type="float" office:value="50" calcext:value-type="float">
            <text:p>50</text:p>
          </table:table-cell>
          <table:table-cell office:value-type="float" office:value="48.63334" calcext:value-type="float">
            <text:p>48.63334</text:p>
          </table:table-cell>
          <table:table-cell office:value-type="float" office:value="0.546666" calcext:value-type="float">
            <text:p>0.546666</text:p>
          </table:table-cell>
          <table:table-cell office:value-type="float" office:value="6.991878" calcext:value-type="float">
            <text:p>6.991878</text:p>
          </table:table-cell>
          <table:table-cell office:value-type="float" office:value="-0.01626311" calcext:value-type="float">
            <text:p>-0.01626311</text:p>
          </table:table-cell>
        </table:table-row>
        <table:table-row table:style-name="ro1">
          <table:table-cell/>
          <table:table-cell office:value-type="float" office:value="19.137" calcext:value-type="float">
            <text:p>19.137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6.992163" calcext:value-type="float">
            <text:p>6.992163</text:p>
          </table:table-cell>
          <table:table-cell office:value-type="float" office:value="-0.00621856" calcext:value-type="float">
            <text:p>-0.00621856</text:p>
          </table:table-cell>
        </table:table-row>
        <table:table-row table:style-name="ro1">
          <table:table-cell/>
          <table:table-cell office:value-type="float" office:value="19.145" calcext:value-type="float">
            <text:p>19.145</text:p>
          </table:table-cell>
          <table:table-cell office:value-type="float" office:value="50" calcext:value-type="float">
            <text:p>50</text:p>
          </table:table-cell>
          <table:table-cell office:value-type="float" office:value="52.33333" calcext:value-type="float">
            <text:p>52.33333</text:p>
          </table:table-cell>
          <table:table-cell office:value-type="float" office:value="-0.9333328" calcext:value-type="float">
            <text:p>-0.9333328</text:p>
          </table:table-cell>
          <table:table-cell office:value-type="float" office:value="6.991967" calcext:value-type="float">
            <text:p>6.991967</text:p>
          </table:table-cell>
          <table:table-cell office:value-type="float" office:value="0.04001995" calcext:value-type="float">
            <text:p>0.04001995</text:p>
          </table:table-cell>
        </table:table-row>
        <table:table-row table:style-name="ro1">
          <table:table-cell/>
          <table:table-cell office:value-type="float" office:value="19.153" calcext:value-type="float">
            <text:p>19.153</text:p>
          </table:table-cell>
          <table:table-cell office:value-type="float" office:value="50" calcext:value-type="float">
            <text:p>50</text:p>
          </table:table-cell>
          <table:table-cell office:value-type="float" office:value="49.66667" calcext:value-type="float">
            <text:p>49.66667</text:p>
          </table:table-cell>
          <table:table-cell office:value-type="float" office:value="0.1333328" calcext:value-type="float">
            <text:p>0.1333328</text:p>
          </table:table-cell>
          <table:table-cell office:value-type="float" office:value="6.991895" calcext:value-type="float">
            <text:p>6.991895</text:p>
          </table:table-cell>
          <table:table-cell office:value-type="float" office:value="-0.01038687" calcext:value-type="float">
            <text:p>-0.01038687</text:p>
          </table:table-cell>
        </table:table-row>
        <table:table-row table:style-name="ro1">
          <table:table-cell/>
          <table:table-cell office:value-type="float" office:value="19.156" calcext:value-type="float">
            <text:p>19.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80001" calcext:value-type="float">
            <text:p>-28.8000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19.161" calcext:value-type="float">
            <text:p>19.161</text:p>
          </table:table-cell>
          <table:table-cell office:value-type="float" office:value="50" calcext:value-type="float">
            <text:p>50</text:p>
          </table:table-cell>
          <table:table-cell office:value-type="float" office:value="49.83333" calcext:value-type="float">
            <text:p>49.83333</text:p>
          </table:table-cell>
          <table:table-cell office:value-type="float" office:value="0.06666718" calcext:value-type="float">
            <text:p>0.06666718</text:p>
          </table:table-cell>
          <table:table-cell office:value-type="float" office:value="6.991868" calcext:value-type="float">
            <text:p>6.991868</text:p>
          </table:table-cell>
          <table:table-cell office:value-type="float" office:value="-0.004655324" calcext:value-type="float">
            <text:p>-0.004655324</text:p>
          </table:table-cell>
        </table:table-row>
        <table:table-row table:style-name="ro1">
          <table:table-cell/>
          <table:table-cell office:value-type="float" office:value="19.169" calcext:value-type="float">
            <text:p>19.169</text:p>
          </table:table-cell>
          <table:table-cell office:value-type="float" office:value="50" calcext:value-type="float">
            <text:p>50</text:p>
          </table:table-cell>
          <table:table-cell office:value-type="float" office:value="48.16667" calcext:value-type="float">
            <text:p>48.16667</text:p>
          </table:table-cell>
          <table:table-cell office:value-type="float" office:value="0.7333328" calcext:value-type="float">
            <text:p>0.7333328</text:p>
          </table:table-cell>
          <table:table-cell office:value-type="float" office:value="6.992064" calcext:value-type="float">
            <text:p>6.992064</text:p>
          </table:table-cell>
          <table:table-cell office:value-type="float" office:value="-0.02516545" calcext:value-type="float">
            <text:p>-0.02516545</text:p>
          </table:table-cell>
        </table:table-row>
        <table:table-row table:style-name="ro1">
          <table:table-cell/>
          <table:table-cell office:value-type="float" office:value="19.177" calcext:value-type="float">
            <text:p>19.177</text:p>
          </table:table-cell>
          <table:table-cell office:value-type="float" office:value="50" calcext:value-type="float">
            <text:p>50</text:p>
          </table:table-cell>
          <table:table-cell office:value-type="float" office:value="50.03334" calcext:value-type="float">
            <text:p>50.03334</text:p>
          </table:table-cell>
          <table:table-cell office:value-type="float" office:value="-0.01333313" calcext:value-type="float">
            <text:p>-0.01333313</text:p>
          </table:table-cell>
          <table:table-cell office:value-type="float" office:value="6.992192" calcext:value-type="float">
            <text:p>6.992192</text:p>
          </table:table-cell>
          <table:table-cell office:value-type="float" office:value="0.007526784" calcext:value-type="float">
            <text:p>0.007526784</text:p>
          </table:table-cell>
        </table:table-row>
        <table:table-row table:style-name="ro1">
          <table:table-cell/>
          <table:table-cell office:value-type="float" office:value="19.186" calcext:value-type="float">
            <text:p>19.186</text:p>
          </table:table-cell>
          <table:table-cell office:value-type="float" office:value="50" calcext:value-type="float">
            <text:p>50</text:p>
          </table:table-cell>
          <table:table-cell office:value-type="float" office:value="48.03333" calcext:value-type="float">
            <text:p>48.03333</text:p>
          </table:table-cell>
          <table:table-cell office:value-type="float" office:value="0.7866669" calcext:value-type="float">
            <text:p>0.7866669</text:p>
          </table:table-cell>
          <table:table-cell office:value-type="float" office:value="6.992541" calcext:value-type="float">
            <text:p>6.992541</text:p>
          </table:table-cell>
          <table:table-cell office:value-type="float" office:value="-0.02128187" calcext:value-type="float">
            <text:p>-0.02128187</text:p>
          </table:table-cell>
        </table:table-row>
        <table:table-row table:style-name="ro1">
          <table:table-cell/>
          <table:table-cell office:value-type="float" office:value="19.194" calcext:value-type="float">
            <text:p>19.194</text:p>
          </table:table-cell>
          <table:table-cell office:value-type="float" office:value="50" calcext:value-type="float">
            <text:p>50</text:p>
          </table:table-cell>
          <table:table-cell office:value-type="float" office:value="48.96667" calcext:value-type="float">
            <text:p>48.96667</text:p>
          </table:table-cell>
          <table:table-cell office:value-type="float" office:value="0.4133331" calcext:value-type="float">
            <text:p>0.4133331</text:p>
          </table:table-cell>
          <table:table-cell office:value-type="float" office:value="6.992907" calcext:value-type="float">
            <text:p>6.992907</text:p>
          </table:table-cell>
          <table:table-cell office:value-type="float" office:value="-0.001725983" calcext:value-type="float">
            <text:p>-0.001725983</text:p>
          </table:table-cell>
        </table:table-row>
        <table:table-row table:style-name="ro1">
          <table:table-cell/>
          <table:table-cell office:value-type="float" office:value="19.204" calcext:value-type="float">
            <text:p>19.204</text:p>
          </table:table-cell>
          <table:table-cell office:value-type="float" office:value="50" calcext:value-type="float">
            <text:p>50</text:p>
          </table:table-cell>
          <table:table-cell office:value-type="float" office:value="47.83333" calcext:value-type="float">
            <text:p>47.83333</text:p>
          </table:table-cell>
          <table:table-cell office:value-type="float" office:value="0.8666672" calcext:value-type="float">
            <text:p>0.8666672</text:p>
          </table:table-cell>
          <table:table-cell office:value-type="float" office:value="6.993393" calcext:value-type="float">
            <text:p>6.993393</text:p>
          </table:table-cell>
          <table:table-cell office:value-type="float" office:value="-0.01609915" calcext:value-type="float">
            <text:p>-0.01609915</text:p>
          </table:table-cell>
        </table:table-row>
        <table:table-row table:style-name="ro1">
          <table:table-cell/>
          <table:table-cell office:value-type="float" office:value="19.212" calcext:value-type="float">
            <text:p>19.212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-0.4" calcext:value-type="float">
            <text:p>-0.4</text:p>
          </table:table-cell>
          <table:table-cell office:value-type="float" office:value="6.993596" calcext:value-type="float">
            <text:p>6.993596</text:p>
          </table:table-cell>
          <table:table-cell office:value-type="float" office:value="0.03085286" calcext:value-type="float">
            <text:p>0.03085286</text:p>
          </table:table-cell>
        </table:table-row>
        <table:table-row table:style-name="ro1">
          <table:table-cell/>
          <table:table-cell office:value-type="float" office:value="19.22" calcext:value-type="float">
            <text:p>19.22</text:p>
          </table:table-cell>
          <table:table-cell office:value-type="float" office:value="50" calcext:value-type="float">
            <text:p>50</text:p>
          </table:table-cell>
          <table:table-cell office:value-type="float" office:value="49.33333" calcext:value-type="float">
            <text:p>49.33333</text:p>
          </table:table-cell>
          <table:table-cell office:value-type="float" office:value="0.2666672" calcext:value-type="float">
            <text:p>0.2666672</text:p>
          </table:table-cell>
          <table:table-cell office:value-type="float" office:value="6.993824" calcext:value-type="float">
            <text:p>6.993824</text:p>
          </table:table-cell>
          <table:table-cell office:value-type="float" office:value="-0.002255204" calcext:value-type="float">
            <text:p>-0.002255204</text:p>
          </table:table-cell>
        </table:table-row>
        <table:table-row table:style-name="ro1">
          <table:table-cell/>
          <table:table-cell office:value-type="float" office:value="19.228" calcext:value-type="float">
            <text:p>19.228</text:p>
          </table:table-cell>
          <table:table-cell office:value-type="float" office:value="50" calcext:value-type="float">
            <text:p>50</text:p>
          </table:table-cell>
          <table:table-cell office:value-type="float" office:value="49.06667" calcext:value-type="float">
            <text:p>49.06667</text:p>
          </table:table-cell>
          <table:table-cell office:value-type="float" office:value="0.3733337" calcext:value-type="float">
            <text:p>0.3733337</text:p>
          </table:table-cell>
          <table:table-cell office:value-type="float" office:value="6.99407" calcext:value-type="float">
            <text:p>6.99407</text:p>
          </table:table-cell>
          <table:table-cell office:value-type="float" office:value="-0.004963219" calcext:value-type="float">
            <text:p>-0.004963219</text:p>
          </table:table-cell>
        </table:table-row>
        <table:table-row table:style-name="ro1">
          <table:table-cell/>
          <table:table-cell office:value-type="float" office:value="19.236" calcext:value-type="float">
            <text:p>19.236</text:p>
          </table:table-cell>
          <table:table-cell office:value-type="float" office:value="50" calcext:value-type="float">
            <text:p>50</text:p>
          </table:table-cell>
          <table:table-cell office:value-type="float" office:value="47.56667" calcext:value-type="float">
            <text:p>47.56667</text:p>
          </table:table-cell>
          <table:table-cell office:value-type="float" office:value="0.9733337" calcext:value-type="float">
            <text:p>0.9733337</text:p>
          </table:table-cell>
          <table:table-cell office:value-type="float" office:value="6.994521" calcext:value-type="float">
            <text:p>6.994521</text:p>
          </table:table-cell>
          <table:table-cell office:value-type="float" office:value="-0.02317513" calcext:value-type="float">
            <text:p>-0.02317513</text:p>
          </table:table-cell>
        </table:table-row>
        <table:table-row table:style-name="ro1">
          <table:table-cell/>
          <table:table-cell office:value-type="float" office:value="19.244" calcext:value-type="float">
            <text:p>19.244</text:p>
          </table:table-cell>
          <table:table-cell office:value-type="float" office:value="50" calcext:value-type="float">
            <text:p>50</text:p>
          </table:table-cell>
          <table:table-cell office:value-type="float" office:value="51.43333" calcext:value-type="float">
            <text:p>51.43333</text:p>
          </table:table-cell>
          <table:table-cell office:value-type="float" office:value="-0.5733337" calcext:value-type="float">
            <text:p>-0.5733337</text:p>
          </table:table-cell>
          <table:table-cell office:value-type="float" office:value="6.99466" calcext:value-type="float">
            <text:p>6.99466</text:p>
          </table:table-cell>
          <table:table-cell office:value-type="float" office:value="0.0352814" calcext:value-type="float">
            <text:p>0.0352814</text:p>
          </table:table-cell>
        </table:table-row>
        <table:table-row table:style-name="ro1">
          <table:table-cell/>
          <table:table-cell office:value-type="float" office:value="19.252" calcext:value-type="float">
            <text:p>19.252</text:p>
          </table:table-cell>
          <table:table-cell office:value-type="float" office:value="50" calcext:value-type="float">
            <text:p>50</text:p>
          </table:table-cell>
          <table:table-cell office:value-type="float" office:value="50.53333" calcext:value-type="float">
            <text:p>50.53333</text:p>
          </table:table-cell>
          <table:table-cell office:value-type="float" office:value="-0.2133331" calcext:value-type="float">
            <text:p>-0.2133331</text:p>
          </table:table-cell>
          <table:table-cell office:value-type="float" office:value="6.994693" calcext:value-type="float">
            <text:p>6.994693</text:p>
          </table:table-cell>
          <table:table-cell office:value-type="float" office:value="0.0121107" calcext:value-type="float">
            <text:p>0.0121107</text:p>
          </table:table-cell>
        </table:table-row>
        <table:table-row table:style-name="ro1">
          <table:table-cell/>
          <table:table-cell office:value-type="float" office:value="19.261" calcext:value-type="float">
            <text:p>19.261</text:p>
          </table:table-cell>
          <table:table-cell office:value-type="float" office:value="50" calcext:value-type="float">
            <text:p>50</text:p>
          </table:table-cell>
          <table:table-cell office:value-type="float" office:value="50.33333" calcext:value-type="float">
            <text:p>50.33333</text:p>
          </table:table-cell>
          <table:table-cell office:value-type="float" office:value="-0.1333328" calcext:value-type="float">
            <text:p>-0.1333328</text:p>
          </table:table-cell>
          <table:table-cell office:value-type="float" office:value="6.994677" calcext:value-type="float">
            <text:p>6.994677</text:p>
          </table:table-cell>
          <table:table-cell office:value-type="float" office:value="0.005595522" calcext:value-type="float">
            <text:p>0.005595522</text:p>
          </table:table-cell>
        </table:table-row>
        <table:table-row table:style-name="ro1">
          <table:table-cell/>
          <table:table-cell office:value-type="float" office:value="19.262" calcext:value-type="float">
            <text:p>19.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80001" calcext:value-type="float">
            <text:p>-28.8000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19.27" calcext:value-type="float">
            <text:p>19.27</text:p>
          </table:table-cell>
          <table:table-cell office:value-type="float" office:value="50" calcext:value-type="float">
            <text:p>50</text:p>
          </table:table-cell>
          <table:table-cell office:value-type="float" office:value="47.06666" calcext:value-type="float">
            <text:p>47.06666</text:p>
          </table:table-cell>
          <table:table-cell office:value-type="float" office:value="1.173334" calcext:value-type="float">
            <text:p>1.173334</text:p>
          </table:table-cell>
          <table:table-cell office:value-type="float" office:value="6.995051" calcext:value-type="float">
            <text:p>6.995051</text:p>
          </table:table-cell>
          <table:table-cell office:value-type="float" office:value="-0.03931491" calcext:value-type="float">
            <text:p>-0.03931491</text:p>
          </table:table-cell>
        </table:table-row>
        <table:table-row table:style-name="ro1">
          <table:table-cell/>
          <table:table-cell office:value-type="float" office:value="19.278" calcext:value-type="float">
            <text:p>19.278</text:p>
          </table:table-cell>
          <table:table-cell office:value-type="float" office:value="50" calcext:value-type="float">
            <text:p>50</text:p>
          </table:table-cell>
          <table:table-cell office:value-type="float" office:value="48.76667" calcext:value-type="float">
            <text:p>48.76667</text:p>
          </table:table-cell>
          <table:table-cell office:value-type="float" office:value="0.4933334" calcext:value-type="float">
            <text:p>0.4933334</text:p>
          </table:table-cell>
          <table:table-cell office:value-type="float" office:value="6.995486" calcext:value-type="float">
            <text:p>6.995486</text:p>
          </table:table-cell>
          <table:table-cell office:value-type="float" office:value="-0.003507692" calcext:value-type="float">
            <text:p>-0.003507692</text:p>
          </table:table-cell>
        </table:table-row>
        <table:table-row table:style-name="ro1">
          <table:table-cell/>
          <table:table-cell office:value-type="float" office:value="19.286" calcext:value-type="float">
            <text:p>19.286</text:p>
          </table:table-cell>
          <table:table-cell office:value-type="float" office:value="50" calcext:value-type="float">
            <text:p>50</text:p>
          </table:table-cell>
          <table:table-cell office:value-type="float" office:value="48.86667" calcext:value-type="float">
            <text:p>48.86667</text:p>
          </table:table-cell>
          <table:table-cell office:value-type="float" office:value="0.453334" calcext:value-type="float">
            <text:p>0.453334</text:p>
          </table:table-cell>
          <table:table-cell office:value-type="float" office:value="6.995906" calcext:value-type="float">
            <text:p>6.995906</text:p>
          </table:table-cell>
          <table:table-cell office:value-type="float" office:value="-0.0009248737" calcext:value-type="float">
            <text:p>-0.0009248737</text:p>
          </table:table-cell>
        </table:table-row>
        <table:table-row table:style-name="ro1">
          <table:table-cell/>
          <table:table-cell office:value-type="float" office:value="19.294" calcext:value-type="float">
            <text:p>19.294</text:p>
          </table:table-cell>
          <table:table-cell office:value-type="float" office:value="50" calcext:value-type="float">
            <text:p>50</text:p>
          </table:table-cell>
          <table:table-cell office:value-type="float" office:value="50.06667" calcext:value-type="float">
            <text:p>50.06667</text:p>
          </table:table-cell>
          <table:table-cell office:value-type="float" office:value="-0.02666626" calcext:value-type="float">
            <text:p>-0.02666626</text:p>
          </table:table-cell>
          <table:table-cell office:value-type="float" office:value="6.996167" calcext:value-type="float">
            <text:p>6.996167</text:p>
          </table:table-cell>
          <table:table-cell office:value-type="float" office:value="0.01522957" calcext:value-type="float">
            <text:p>0.01522957</text:p>
          </table:table-cell>
        </table:table-row>
        <table:table-row table:style-name="ro1">
          <table:table-cell/>
          <table:table-cell office:value-type="float" office:value="19.303" calcext:value-type="float">
            <text:p>19.303</text:p>
          </table:table-cell>
          <table:table-cell office:value-type="float" office:value="50" calcext:value-type="float">
            <text:p>50</text:p>
          </table:table-cell>
          <table:table-cell office:value-type="float" office:value="48.83333" calcext:value-type="float">
            <text:p>48.83333</text:p>
          </table:table-cell>
          <table:table-cell office:value-type="float" office:value="0.4666672" calcext:value-type="float">
            <text:p>0.4666672</text:p>
          </table:table-cell>
          <table:table-cell office:value-type="float" office:value="6.996503" calcext:value-type="float">
            <text:p>6.996503</text:p>
          </table:table-cell>
          <table:table-cell office:value-type="float" office:value="-0.005923487" calcext:value-type="float">
            <text:p>-0.005923487</text:p>
          </table:table-cell>
        </table:table-row>
        <table:table-row table:style-name="ro1">
          <table:table-cell/>
          <table:table-cell office:value-type="float" office:value="19.311" calcext:value-type="float">
            <text:p>19.311</text:p>
          </table:table-cell>
          <table:table-cell office:value-type="float" office:value="50" calcext:value-type="float">
            <text:p>50</text:p>
          </table:table-cell>
          <table:table-cell office:value-type="float" office:value="51.86666" calcext:value-type="float">
            <text:p>51.86666</text:p>
          </table:table-cell>
          <table:table-cell office:value-type="float" office:value="-0.746666" calcext:value-type="float">
            <text:p>-0.746666</text:p>
          </table:table-cell>
          <table:table-cell office:value-type="float" office:value="6.99648" calcext:value-type="float">
            <text:p>6.99648</text:p>
          </table:table-cell>
          <table:table-cell office:value-type="float" office:value="0.0361305" calcext:value-type="float">
            <text:p>0.0361305</text:p>
          </table:table-cell>
        </table:table-row>
        <table:table-row table:style-name="ro1">
          <table:table-cell/>
          <table:table-cell office:value-type="float" office:value="19.319" calcext:value-type="float">
            <text:p>19.319</text:p>
          </table:table-cell>
          <table:table-cell office:value-type="float" office:value="50" calcext:value-type="float">
            <text:p>50</text:p>
          </table:table-cell>
          <table:table-cell office:value-type="float" office:value="50.83333" calcext:value-type="float">
            <text:p>50.83333</text:p>
          </table:table-cell>
          <table:table-cell office:value-type="float" office:value="-0.3333328" calcext:value-type="float">
            <text:p>-0.3333328</text:p>
          </table:table-cell>
          <table:table-cell office:value-type="float" office:value="6.996367" calcext:value-type="float">
            <text:p>6.996367</text:p>
          </table:table-cell>
          <table:table-cell office:value-type="float" office:value="0.01020608" calcext:value-type="float">
            <text:p>0.01020608</text:p>
          </table:table-cell>
        </table:table-row>
        <table:table-row table:style-name="ro1">
          <table:table-cell/>
          <table:table-cell office:value-type="float" office:value="19.328" calcext:value-type="float">
            <text:p>19.328</text:p>
          </table:table-cell>
          <table:table-cell office:value-type="float" office:value="50" calcext:value-type="float">
            <text:p>50</text:p>
          </table:table-cell>
          <table:table-cell office:value-type="float" office:value="48.83333" calcext:value-type="float">
            <text:p>48.83333</text:p>
          </table:table-cell>
          <table:table-cell office:value-type="float" office:value="0.4666672" calcext:value-type="float">
            <text:p>0.4666672</text:p>
          </table:table-cell>
          <table:table-cell office:value-type="float" office:value="6.996427" calcext:value-type="float">
            <text:p>6.996427</text:p>
          </table:table-cell>
          <table:table-cell office:value-type="float" office:value="-0.01945981" calcext:value-type="float">
            <text:p>-0.01945981</text:p>
          </table:table-cell>
        </table:table-row>
        <table:table-row table:style-name="ro1">
          <table:table-cell/>
          <table:table-cell office:value-type="float" office:value="19.337" calcext:value-type="float">
            <text:p>19.337</text:p>
          </table:table-cell>
          <table:table-cell office:value-type="float" office:value="50" calcext:value-type="float">
            <text:p>50</text:p>
          </table:table-cell>
          <table:table-cell office:value-type="float" office:value="46.33333" calcext:value-type="float">
            <text:p>46.33333</text:p>
          </table:table-cell>
          <table:table-cell office:value-type="float" office:value="1.466667" calcext:value-type="float">
            <text:p>1.466667</text:p>
          </table:table-cell>
          <table:table-cell office:value-type="float" office:value="6.996951" calcext:value-type="float">
            <text:p>6.996951</text:p>
          </table:table-cell>
          <table:table-cell office:value-type="float" office:value="-0.04623228" calcext:value-type="float">
            <text:p>-0.04623228</text:p>
          </table:table-cell>
        </table:table-row>
        <table:table-row table:style-name="ro1">
          <table:table-cell/>
          <table:table-cell office:value-type="float" office:value="19.346" calcext:value-type="float">
            <text:p>19.346</text:p>
          </table:table-cell>
          <table:table-cell office:value-type="float" office:value="50" calcext:value-type="float">
            <text:p>50</text:p>
          </table:table-cell>
          <table:table-cell office:value-type="float" office:value="50.2" calcext:value-type="float">
            <text:p>50.2</text:p>
          </table:table-cell>
          <table:table-cell office:value-type="float" office:value="-0.08000031" calcext:value-type="float">
            <text:p>-0.08000031</text:p>
          </table:table-cell>
          <table:table-cell office:value-type="float" office:value="6.997281" calcext:value-type="float">
            <text:p>6.997281</text:p>
          </table:table-cell>
          <table:table-cell office:value-type="float" office:value="0.02052699" calcext:value-type="float">
            <text:p>0.02052699</text:p>
          </table:table-cell>
        </table:table-row>
        <table:table-row table:style-name="ro1">
          <table:table-cell/>
          <table:table-cell office:value-type="float" office:value="19.354" calcext:value-type="float">
            <text:p>19.354</text:p>
          </table:table-cell>
          <table:table-cell office:value-type="float" office:value="50" calcext:value-type="float">
            <text:p>50</text:p>
          </table:table-cell>
          <table:table-cell office:value-type="float" office:value="52.1" calcext:value-type="float">
            <text:p>52.1</text:p>
          </table:table-cell>
          <table:table-cell office:value-type="float" office:value="-0.8399994" calcext:value-type="float">
            <text:p>-0.8399994</text:p>
          </table:table-cell>
          <table:table-cell office:value-type="float" office:value="6.997171" calcext:value-type="float">
            <text:p>6.997171</text:p>
          </table:table-cell>
          <table:table-cell office:value-type="float" office:value="0.03780699" calcext:value-type="float">
            <text:p>0.03780699</text:p>
          </table:table-cell>
        </table:table-row>
        <table:table-row table:style-name="ro1">
          <table:table-cell/>
          <table:table-cell office:value-type="float" office:value="19.362" calcext:value-type="float">
            <text:p>19.362</text:p>
          </table:table-cell>
          <table:table-cell office:value-type="float" office:value="50" calcext:value-type="float">
            <text:p>50</text:p>
          </table:table-cell>
          <table:table-cell office:value-type="float" office:value="50.5" calcext:value-type="float">
            <text:p>50.5</text:p>
          </table:table-cell>
          <table:table-cell office:value-type="float" office:value="-0.2" calcext:value-type="float">
            <text:p>-0.2</text:p>
          </table:table-cell>
          <table:table-cell office:value-type="float" office:value="6.997047" calcext:value-type="float">
            <text:p>6.997047</text:p>
          </table:table-cell>
          <table:table-cell office:value-type="float" office:value="0.003075384" calcext:value-type="float">
            <text:p>0.003075384</text:p>
          </table:table-cell>
        </table:table-row>
        <table:table-row table:style-name="ro1">
          <table:table-cell/>
          <table:table-cell office:value-type="float" office:value="19.371" calcext:value-type="float">
            <text:p>19.371</text:p>
          </table:table-cell>
          <table:table-cell office:value-type="float" office:value="50" calcext:value-type="float">
            <text:p>50</text:p>
          </table:table-cell>
          <table:table-cell office:value-type="float" office:value="49.56666" calcext:value-type="float">
            <text:p>49.56666</text:p>
          </table:table-cell>
          <table:table-cell office:value-type="float" office:value="0.1733337" calcext:value-type="float">
            <text:p>0.1733337</text:p>
          </table:table-cell>
          <table:table-cell office:value-type="float" office:value="6.997017" calcext:value-type="float">
            <text:p>6.997017</text:p>
          </table:table-cell>
          <table:table-cell office:value-type="float" office:value="-0.01022896" calcext:value-type="float">
            <text:p>-0.01022896</text:p>
          </table:table-cell>
        </table:table-row>
        <table:table-row table:style-name="ro1">
          <table:table-cell/>
          <table:table-cell office:value-type="float" office:value="19.379" calcext:value-type="float">
            <text:p>19.379</text:p>
          </table:table-cell>
          <table:table-cell office:value-type="float" office:value="50" calcext:value-type="float">
            <text:p>50</text:p>
          </table:table-cell>
          <table:table-cell office:value-type="float" office:value="49.9" calcext:value-type="float">
            <text:p>49.9</text:p>
          </table:table-cell>
          <table:table-cell office:value-type="float" office:value="0.03999939" calcext:value-type="float">
            <text:p>0.03999939</text:p>
          </table:table-cell>
          <table:table-cell office:value-type="float" office:value="6.99701" calcext:value-type="float">
            <text:p>6.99701</text:p>
          </table:table-cell>
          <table:table-cell office:value-type="float" office:value="-0.002351357" calcext:value-type="float">
            <text:p>-0.002351357</text:p>
          </table:table-cell>
        </table:table-row>
        <table:table-row table:style-name="ro1">
          <table:table-cell/>
          <table:table-cell office:value-type="float" office:value="19.39" calcext:value-type="float">
            <text:p>19.39</text:p>
          </table:table-cell>
          <table:table-cell office:value-type="float" office:value="50" calcext:value-type="float">
            <text:p>50</text:p>
          </table:table-cell>
          <table:table-cell office:value-type="float" office:value="49.73333" calcext:value-type="float">
            <text:p>49.73333</text:p>
          </table:table-cell>
          <table:table-cell office:value-type="float" office:value="0.1066666" calcext:value-type="float">
            <text:p>0.1066666</text:p>
          </table:table-cell>
          <table:table-cell office:value-type="float" office:value="6.997037" calcext:value-type="float">
            <text:p>6.997037</text:p>
          </table:table-cell>
          <table:table-cell office:value-type="float" office:value="-0.003751985" calcext:value-type="float">
            <text:p>-0.003751985</text:p>
          </table:table-cell>
        </table:table-row>
        <table:table-row table:style-name="ro1">
          <table:table-cell/>
          <table:table-cell office:value-type="float" office:value="19.399" calcext:value-type="float">
            <text:p>19.399</text:p>
          </table:table-cell>
          <table:table-cell office:value-type="float" office:value="50" calcext:value-type="float">
            <text:p>50</text:p>
          </table:table-cell>
          <table:table-cell office:value-type="float" office:value="48.06667" calcext:value-type="float">
            <text:p>48.06667</text:p>
          </table:table-cell>
          <table:table-cell office:value-type="float" office:value="0.7733337" calcext:value-type="float">
            <text:p>0.7733337</text:p>
          </table:table-cell>
          <table:table-cell office:value-type="float" office:value="6.997408" calcext:value-type="float">
            <text:p>6.997408</text:p>
          </table:table-cell>
          <table:table-cell office:value-type="float" office:value="-0.02455112" calcext:value-type="float">
            <text:p>-0.02455112</text:p>
          </table:table-cell>
        </table:table-row>
        <table:table-row table:style-name="ro1">
          <table:table-cell/>
          <table:table-cell office:value-type="float" office:value="19.407" calcext:value-type="float">
            <text:p>19.407</text:p>
          </table:table-cell>
          <table:table-cell office:value-type="float" office:value="50" calcext:value-type="float">
            <text:p>50</text:p>
          </table:table-cell>
          <table:table-cell office:value-type="float" office:value="48.3" calcext:value-type="float">
            <text:p>48.3</text:p>
          </table:table-cell>
          <table:table-cell office:value-type="float" office:value="0.6800003" calcext:value-type="float">
            <text:p>0.6800003</text:p>
          </table:table-cell>
          <table:table-cell office:value-type="float" office:value="6.997941" calcext:value-type="float">
            <text:p>6.997941</text:p>
          </table:table-cell>
          <table:table-cell office:value-type="float" office:value="-0.0116514" calcext:value-type="float">
            <text:p>-0.0116514</text:p>
          </table:table-cell>
        </table:table-row>
        <table:table-row table:style-name="ro1">
          <table:table-cell/>
          <table:table-cell office:value-type="float" office:value="19.415" calcext:value-type="float">
            <text:p>19.415</text:p>
          </table:table-cell>
          <table:table-cell office:value-type="float" office:value="50" calcext:value-type="float">
            <text:p>50</text:p>
          </table:table-cell>
          <table:table-cell office:value-type="float" office:value="50.53333" calcext:value-type="float">
            <text:p>50.53333</text:p>
          </table:table-cell>
          <table:table-cell office:value-type="float" office:value="-0.2133331" calcext:value-type="float">
            <text:p>-0.2133331</text:p>
          </table:table-cell>
          <table:table-cell office:value-type="float" office:value="6.998168" calcext:value-type="float">
            <text:p>6.998168</text:p>
          </table:table-cell>
          <table:table-cell office:value-type="float" office:value="0.02248925" calcext:value-type="float">
            <text:p>0.02248925</text:p>
          </table:table-cell>
        </table:table-row>
        <table:table-row table:style-name="ro1">
          <table:table-cell/>
          <table:table-cell office:value-type="float" office:value="19.423" calcext:value-type="float">
            <text:p>19.423</text:p>
          </table:table-cell>
          <table:table-cell office:value-type="float" office:value="50" calcext:value-type="float">
            <text:p>50</text:p>
          </table:table-cell>
          <table:table-cell office:value-type="float" office:value="48.6" calcext:value-type="float">
            <text:p>48.6</text:p>
          </table:table-cell>
          <table:table-cell office:value-type="float" office:value="0.5600006" calcext:value-type="float">
            <text:p>0.5600006</text:p>
          </table:table-cell>
          <table:table-cell office:value-type="float" office:value="6.998486" calcext:value-type="float">
            <text:p>6.998486</text:p>
          </table:table-cell>
          <table:table-cell office:value-type="float" office:value="-0.01022764" calcext:value-type="float">
            <text:p>-0.01022764</text:p>
          </table:table-cell>
        </table:table-row>
        <table:table-row table:style-name="ro1">
          <table:table-cell/>
          <table:table-cell office:value-type="float" office:value="19.431" calcext:value-type="float">
            <text:p>19.431</text:p>
          </table:table-cell>
          <table:table-cell office:value-type="float" office:value="50" calcext:value-type="float">
            <text:p>50</text:p>
          </table:table-cell>
          <table:table-cell office:value-type="float" office:value="48.46667" calcext:value-type="float">
            <text:p>48.46667</text:p>
          </table:table-cell>
          <table:table-cell office:value-type="float" office:value="0.6133332" calcext:value-type="float">
            <text:p>0.6133332</text:p>
          </table:table-cell>
          <table:table-cell office:value-type="float" office:value="6.99888" calcext:value-type="float">
            <text:p>6.99888</text:p>
          </table:table-cell>
          <table:table-cell office:value-type="float" office:value="-0.008715083" calcext:value-type="float">
            <text:p>-0.008715083</text:p>
          </table:table-cell>
        </table:table-row>
        <table:table-row table:style-name="ro1">
          <table:table-cell/>
          <table:table-cell office:value-type="float" office:value="19.439" calcext:value-type="float">
            <text:p>19.439</text:p>
          </table:table-cell>
          <table:table-cell office:value-type="float" office:value="50" calcext:value-type="float">
            <text:p>50</text:p>
          </table:table-cell>
          <table:table-cell office:value-type="float" office:value="48.5" calcext:value-type="float">
            <text:p>48.5</text:p>
          </table:table-cell>
          <table:table-cell office:value-type="float" office:value="0.6" calcext:value-type="float">
            <text:p>0.6</text:p>
          </table:table-cell>
          <table:table-cell office:value-type="float" office:value="6.999322" calcext:value-type="float">
            <text:p>6.999322</text:p>
          </table:table-cell>
          <table:table-cell office:value-type="float" office:value="-0.005486126" calcext:value-type="float">
            <text:p>-0.005486126</text:p>
          </table:table-cell>
        </table:table-row>
        <table:table-row table:style-name="ro1">
          <table:table-cell/>
          <table:table-cell office:value-type="float" office:value="19.447" calcext:value-type="float">
            <text:p>19.447</text:p>
          </table:table-cell>
          <table:table-cell office:value-type="float" office:value="50" calcext:value-type="float">
            <text:p>50</text:p>
          </table:table-cell>
          <table:table-cell office:value-type="float" office:value="51.63333" calcext:value-type="float">
            <text:p>51.63333</text:p>
          </table:table-cell>
          <table:table-cell office:value-type="float" office:value="-0.6533341" calcext:value-type="float">
            <text:p>-0.6533341</text:p>
          </table:table-cell>
          <table:table-cell office:value-type="float" office:value="6.999434" calcext:value-type="float">
            <text:p>6.999434</text:p>
          </table:table-cell>
          <table:table-cell office:value-type="float" office:value="0.0376296" calcext:value-type="float">
            <text:p>0.0376296</text:p>
          </table:table-cell>
        </table:table-row>
        <table:table-row table:style-name="ro1">
          <table:table-cell/>
          <table:table-cell office:value-type="float" office:value="19.461" calcext:value-type="float">
            <text:p>19.461</text:p>
          </table:table-cell>
          <table:table-cell office:value-type="float" office:value="50" calcext:value-type="float">
            <text:p>50</text:p>
          </table:table-cell>
          <table:table-cell office:value-type="float" office:value="51.3" calcext:value-type="float">
            <text:p>51.3</text:p>
          </table:table-cell>
          <table:table-cell office:value-type="float" office:value="-0.5199997" calcext:value-type="float">
            <text:p>-0.5199997</text:p>
          </table:table-cell>
          <table:table-cell office:value-type="float" office:value="6.999358" calcext:value-type="float">
            <text:p>6.999358</text:p>
          </table:table-cell>
          <table:table-cell office:value-type="float" office:value="0.02118892" calcext:value-type="float">
            <text:p>0.02118892</text:p>
          </table:table-cell>
        </table:table-row>
        <table:table-row table:style-name="ro1">
          <table:table-cell/>
          <table:table-cell office:value-type="float" office:value="19.47" calcext:value-type="float">
            <text:p>19.47</text:p>
          </table:table-cell>
          <table:table-cell office:value-type="float" office:value="50" calcext:value-type="float">
            <text:p>50</text:p>
          </table:table-cell>
          <table:table-cell office:value-type="float" office:value="48.76667" calcext:value-type="float">
            <text:p>48.76667</text:p>
          </table:table-cell>
          <table:table-cell office:value-type="float" office:value="0.4933334" calcext:value-type="float">
            <text:p>0.4933334</text:p>
          </table:table-cell>
          <table:table-cell office:value-type="float" office:value="6.999571" calcext:value-type="float">
            <text:p>6.999571</text:p>
          </table:table-cell>
          <table:table-cell office:value-type="float" office:value="-0.0190318" calcext:value-type="float">
            <text:p>-0.0190318</text:p>
          </table:table-cell>
        </table:table-row>
        <table:table-row table:style-name="ro1">
          <table:table-cell/>
          <table:table-cell office:value-type="float" office:value="19.478" calcext:value-type="float">
            <text:p>19.478</text:p>
          </table:table-cell>
          <table:table-cell office:value-type="float" office:value="50" calcext:value-type="float">
            <text:p>50</text:p>
          </table:table-cell>
          <table:table-cell office:value-type="float" office:value="50.63334" calcext:value-type="float">
            <text:p>50.63334</text:p>
          </table:table-cell>
          <table:table-cell office:value-type="float" office:value="-0.253334" calcext:value-type="float">
            <text:p>-0.253334</text:p>
          </table:table-cell>
          <table:table-cell office:value-type="float" office:value="6.999539" calcext:value-type="float">
            <text:p>6.999539</text:p>
          </table:table-cell>
          <table:table-cell office:value-type="float" office:value="0.01398272" calcext:value-type="float">
            <text:p>0.01398272</text:p>
          </table:table-cell>
        </table:table-row>
        <table:table-row table:style-name="ro1">
          <table:table-cell/>
          <table:table-cell office:value-type="float" office:value="19.486" calcext:value-type="float">
            <text:p>19.486</text:p>
          </table:table-cell>
          <table:table-cell office:value-type="float" office:value="50" calcext:value-type="float">
            <text:p>50</text:p>
          </table:table-cell>
          <table:table-cell office:value-type="float" office:value="49.43334" calcext:value-type="float">
            <text:p>49.43334</text:p>
          </table:table-cell>
          <table:table-cell office:value-type="float" office:value="0.2266663" calcext:value-type="float">
            <text:p>0.2266663</text:p>
          </table:table-cell>
          <table:table-cell office:value-type="float" office:value="6.999598" calcext:value-type="float">
            <text:p>6.999598</text:p>
          </table:table-cell>
          <table:table-cell office:value-type="float" office:value="-0.008289061" calcext:value-type="float">
            <text:p>-0.008289061</text:p>
          </table:table-cell>
        </table:table-row>
        <table:table-row table:style-name="ro1">
          <table:table-cell/>
          <table:table-cell office:value-type="float" office:value="19.494" calcext:value-type="float">
            <text:p>19.494</text:p>
          </table:table-cell>
          <table:table-cell office:value-type="float" office:value="50" calcext:value-type="float">
            <text:p>50</text:p>
          </table:table-cell>
          <table:table-cell office:value-type="float" office:value="48.96667" calcext:value-type="float">
            <text:p>48.96667</text:p>
          </table:table-cell>
          <table:table-cell office:value-type="float" office:value="0.4133331" calcext:value-type="float">
            <text:p>0.4133331</text:p>
          </table:table-cell>
          <table:table-cell office:value-type="float" office:value="6.999755" calcext:value-type="float">
            <text:p>6.999755</text:p>
          </table:table-cell>
          <table:table-cell office:value-type="float" office:value="-0.01163076" calcext:value-type="float">
            <text:p>-0.01163076</text:p>
          </table:table-cell>
        </table:table-row>
        <table:table-row table:style-name="ro1">
          <table:table-cell/>
          <table:table-cell office:value-type="float" office:value="19.502" calcext:value-type="float">
            <text:p>19.502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1.2" calcext:value-type="float">
            <text:p>1.2</text:p>
          </table:table-cell>
          <table:table-cell office:value-type="float" office:value="7.000212" calcext:value-type="float">
            <text:p>7.000212</text:p>
          </table:table-cell>
          <table:table-cell office:value-type="float" office:value="-0.03386883" calcext:value-type="float">
            <text:p>-0.03386883</text:p>
          </table:table-cell>
        </table:table-row>
        <table:table-row table:style-name="ro1">
          <table:table-cell/>
          <table:table-cell office:value-type="float" office:value="19.51" calcext:value-type="float">
            <text:p>19.51</text:p>
          </table:table-cell>
          <table:table-cell office:value-type="float" office:value="50" calcext:value-type="float">
            <text:p>50</text:p>
          </table:table-cell>
          <table:table-cell office:value-type="float" office:value="50.23334" calcext:value-type="float">
            <text:p>50.23334</text:p>
          </table:table-cell>
          <table:table-cell office:value-type="float" office:value="-0.09333344" calcext:value-type="float">
            <text:p>-0.09333344</text:p>
          </table:table-cell>
          <table:table-cell office:value-type="float" office:value="7.000495" calcext:value-type="float">
            <text:p>7.000495</text:p>
          </table:table-cell>
          <table:table-cell office:value-type="float" office:value="0.01964846" calcext:value-type="float">
            <text:p>0.01964846</text:p>
          </table:table-cell>
        </table:table-row>
        <table:table-row table:style-name="ro1">
          <table:table-cell/>
          <table:table-cell office:value-type="float" office:value="19.511" calcext:value-type="float">
            <text:p>19.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80001" calcext:value-type="float">
            <text:p>-28.8000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19.519" calcext:value-type="float">
            <text:p>19.519</text:p>
          </table:table-cell>
          <table:table-cell office:value-type="float" office:value="50" calcext:value-type="float">
            <text:p>50</text:p>
          </table:table-cell>
          <table:table-cell office:value-type="float" office:value="52.43333" calcext:value-type="float">
            <text:p>52.43333</text:p>
          </table:table-cell>
          <table:table-cell office:value-type="float" office:value="-0.9733337" calcext:value-type="float">
            <text:p>-0.9733337</text:p>
          </table:table-cell>
          <table:table-cell office:value-type="float" office:value="7.000374" calcext:value-type="float">
            <text:p>7.000374</text:p>
          </table:table-cell>
          <table:table-cell office:value-type="float" office:value="0.04240142" calcext:value-type="float">
            <text:p>0.04240142</text:p>
          </table:table-cell>
        </table:table-row>
        <table:table-row table:style-name="ro1">
          <table:table-cell/>
          <table:table-cell office:value-type="float" office:value="19.528" calcext:value-type="float">
            <text:p>19.528</text:p>
          </table:table-cell>
          <table:table-cell office:value-type="float" office:value="50" calcext:value-type="float">
            <text:p>50</text:p>
          </table:table-cell>
          <table:table-cell office:value-type="float" office:value="50.36666" calcext:value-type="float">
            <text:p>50.36666</text:p>
          </table:table-cell>
          <table:table-cell office:value-type="float" office:value="-0.146666" calcext:value-type="float">
            <text:p>-0.146666</text:p>
          </table:table-cell>
          <table:table-cell office:value-type="float" office:value="7.000246" calcext:value-type="float">
            <text:p>7.000246</text:p>
          </table:table-cell>
          <table:table-cell office:value-type="float" office:value="0.0007047997" calcext:value-type="float">
            <text:p>0.0007047997</text:p>
          </table:table-cell>
        </table:table-row>
        <table:table-row table:style-name="ro1">
          <table:table-cell/>
          <table:table-cell office:value-type="float" office:value="19.537" calcext:value-type="float">
            <text:p>19.537</text:p>
          </table:table-cell>
          <table:table-cell office:value-type="float" office:value="50" calcext:value-type="float">
            <text:p>50</text:p>
          </table:table-cell>
          <table:table-cell office:value-type="float" office:value="48.03333" calcext:value-type="float">
            <text:p>48.03333</text:p>
          </table:table-cell>
          <table:table-cell office:value-type="float" office:value="0.7866669" calcext:value-type="float">
            <text:p>0.7866669</text:p>
          </table:table-cell>
          <table:table-cell office:value-type="float" office:value="7.00042" calcext:value-type="float">
            <text:p>7.00042</text:p>
          </table:table-cell>
          <table:table-cell office:value-type="float" office:value="-0.03033482" calcext:value-type="float">
            <text:p>-0.03033482</text:p>
          </table:table-cell>
        </table:table-row>
        <table:table-row table:style-name="ro1">
          <table:table-cell/>
          <table:table-cell office:value-type="float" office:value="19.545" calcext:value-type="float">
            <text:p>19.545</text:p>
          </table:table-cell>
          <table:table-cell office:value-type="float" office:value="50" calcext:value-type="float">
            <text:p>50</text:p>
          </table:table-cell>
          <table:table-cell office:value-type="float" office:value="51.1" calcext:value-type="float">
            <text:p>51.1</text:p>
          </table:table-cell>
          <table:table-cell office:value-type="float" office:value="-0.4399994" calcext:value-type="float">
            <text:p>-0.4399994</text:p>
          </table:table-cell>
          <table:table-cell office:value-type="float" office:value="7.000375" calcext:value-type="float">
            <text:p>7.000375</text:p>
          </table:table-cell>
          <table:table-cell office:value-type="float" office:value="0.02045916" calcext:value-type="float">
            <text:p>0.02045916</text:p>
          </table:table-cell>
        </table:table-row>
        <table:table-row table:style-name="ro1">
          <table:table-cell/>
          <table:table-cell office:value-type="float" office:value="19.554" calcext:value-type="float">
            <text:p>19.554</text:p>
          </table:table-cell>
          <table:table-cell office:value-type="float" office:value="50" calcext:value-type="float">
            <text:p>50</text:p>
          </table:table-cell>
          <table:table-cell office:value-type="float" office:value="50.9" calcext:value-type="float">
            <text:p>50.9</text:p>
          </table:table-cell>
          <table:table-cell office:value-type="float" office:value="-0.3600006" calcext:value-type="float">
            <text:p>-0.3600006</text:p>
          </table:table-cell>
          <table:table-cell office:value-type="float" office:value="7.000215" calcext:value-type="float">
            <text:p>7.000215</text:p>
          </table:table-cell>
          <table:table-cell office:value-type="float" office:value="0.01045313" calcext:value-type="float">
            <text:p>0.01045313</text:p>
          </table:table-cell>
        </table:table-row>
        <table:table-row table:style-name="ro1">
          <table:table-cell/>
          <table:table-cell office:value-type="float" office:value="19.562" calcext:value-type="float">
            <text:p>19.562</text:p>
          </table:table-cell>
          <table:table-cell office:value-type="float" office:value="50" calcext:value-type="float">
            <text:p>50</text:p>
          </table:table-cell>
          <table:table-cell office:value-type="float" office:value="48.2" calcext:value-type="float">
            <text:p>48.2</text:p>
          </table:table-cell>
          <table:table-cell office:value-type="float" office:value="0.7199997" calcext:value-type="float">
            <text:p>0.7199997</text:p>
          </table:table-cell>
          <table:table-cell office:value-type="float" office:value="7.000351" calcext:value-type="float">
            <text:p>7.000351</text:p>
          </table:table-cell>
          <table:table-cell office:value-type="float" office:value="-0.02894994" calcext:value-type="float">
            <text:p>-0.02894994</text:p>
          </table:table-cell>
        </table:table-row>
        <table:table-row table:style-name="ro1">
          <table:table-cell/>
          <table:table-cell office:value-type="float" office:value="19.57" calcext:value-type="float">
            <text:p>19.57</text:p>
          </table:table-cell>
          <table:table-cell office:value-type="float" office:value="50" calcext:value-type="float">
            <text:p>50</text:p>
          </table:table-cell>
          <table:table-cell office:value-type="float" office:value="48.73333" calcext:value-type="float">
            <text:p>48.73333</text:p>
          </table:table-cell>
          <table:table-cell office:value-type="float" office:value="0.5066666" calcext:value-type="float">
            <text:p>0.5066666</text:p>
          </table:table-cell>
          <table:table-cell office:value-type="float" office:value="7.000586" calcext:value-type="float">
            <text:p>7.000586</text:p>
          </table:table-cell>
          <table:table-cell office:value-type="float" office:value="-0.01206787" calcext:value-type="float">
            <text:p>-0.01206787</text:p>
          </table:table-cell>
        </table:table-row>
        <table:table-row table:style-name="ro1">
          <table:table-cell/>
          <table:table-cell office:value-type="float" office:value="19.578" calcext:value-type="float">
            <text:p>19.578</text:p>
          </table:table-cell>
          <table:table-cell office:value-type="float" office:value="50" calcext:value-type="float">
            <text:p>50</text:p>
          </table:table-cell>
          <table:table-cell office:value-type="float" office:value="51.16667" calcext:value-type="float">
            <text:p>51.16667</text:p>
          </table:table-cell>
          <table:table-cell office:value-type="float" office:value="-0.4666672" calcext:value-type="float">
            <text:p>-0.4666672</text:p>
          </table:table-cell>
          <table:table-cell office:value-type="float" office:value="7.000609" calcext:value-type="float">
            <text:p>7.000609</text:p>
          </table:table-cell>
          <table:table-cell office:value-type="float" office:value="0.02391405" calcext:value-type="float">
            <text:p>0.02391405</text:p>
          </table:table-cell>
        </table:table-row>
        <table:table-row table:style-name="ro1">
          <table:table-cell/>
          <table:table-cell office:value-type="float" office:value="19.59" calcext:value-type="float">
            <text:p>19.59</text:p>
          </table:table-cell>
          <table:table-cell office:value-type="float" office:value="50" calcext:value-type="float">
            <text:p>50</text:p>
          </table:table-cell>
          <table:table-cell office:value-type="float" office:value="49.7" calcext:value-type="float">
            <text:p>49.7</text:p>
          </table:table-cell>
          <table:table-cell office:value-type="float" office:value="0.1199997" calcext:value-type="float">
            <text:p>0.1199997</text:p>
          </table:table-cell>
          <table:table-cell office:value-type="float" office:value="7.000666" calcext:value-type="float">
            <text:p>7.000666</text:p>
          </table:table-cell>
          <table:table-cell office:value-type="float" office:value="-0.003098808" calcext:value-type="float">
            <text:p>-0.003098808</text:p>
          </table:table-cell>
        </table:table-row>
        <table:table-row table:style-name="ro1">
          <table:table-cell/>
          <table:table-cell office:value-type="float" office:value="19.6" calcext:value-type="float">
            <text:p>19.6</text:p>
          </table:table-cell>
          <table:table-cell office:value-type="float" office:value="50" calcext:value-type="float">
            <text:p>50</text:p>
          </table:table-cell>
          <table:table-cell office:value-type="float" office:value="50.23334" calcext:value-type="float">
            <text:p>50.23334</text:p>
          </table:table-cell>
          <table:table-cell office:value-type="float" office:value="-0.09333344" calcext:value-type="float">
            <text:p>-0.09333344</text:p>
          </table:table-cell>
          <table:table-cell office:value-type="float" office:value="7.000655" calcext:value-type="float">
            <text:p>7.000655</text:p>
          </table:table-cell>
          <table:table-cell office:value-type="float" office:value="0.004994804" calcext:value-type="float">
            <text:p>0.004994804</text:p>
          </table:table-cell>
        </table:table-row>
        <table:table-row table:style-name="ro1">
          <table:table-cell/>
          <table:table-cell office:value-type="float" office:value="19.608" calcext:value-type="float">
            <text:p>19.608</text:p>
          </table:table-cell>
          <table:table-cell office:value-type="float" office:value="50" calcext:value-type="float">
            <text:p>50</text:p>
          </table:table-cell>
          <table:table-cell office:value-type="float" office:value="49.66667" calcext:value-type="float">
            <text:p>49.66667</text:p>
          </table:table-cell>
          <table:table-cell office:value-type="float" office:value="0.1333328" calcext:value-type="float">
            <text:p>0.1333328</text:p>
          </table:table-cell>
          <table:table-cell office:value-type="float" office:value="7.000716" calcext:value-type="float">
            <text:p>7.000716</text:p>
          </table:table-cell>
          <table:table-cell office:value-type="float" office:value="-0.004682942" calcext:value-type="float">
            <text:p>-0.004682942</text:p>
          </table:table-cell>
        </table:table-row>
        <table:table-row table:style-name="ro1">
          <table:table-cell/>
          <table:table-cell office:value-type="float" office:value="19.615" calcext:value-type="float">
            <text:p>19.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80001" calcext:value-type="float">
            <text:p>-28.8000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19.616" calcext:value-type="float">
            <text:p>19.616</text:p>
          </table:table-cell>
          <table:table-cell office:value-type="float" office:value="50" calcext:value-type="float">
            <text:p>50</text:p>
          </table:table-cell>
          <table:table-cell office:value-type="float" office:value="53.46667" calcext:value-type="float">
            <text:p>53.46667</text:p>
          </table:table-cell>
          <table:table-cell office:value-type="float" office:value="-1.386667" calcext:value-type="float">
            <text:p>-1.386667</text:p>
          </table:table-cell>
          <table:table-cell office:value-type="float" office:value="7.000344" calcext:value-type="float">
            <text:p>7.000344</text:p>
          </table:table-cell>
          <table:table-cell office:value-type="float" office:value="0.04744384" calcext:value-type="float">
            <text:p>0.04744384</text:p>
          </table:table-cell>
        </table:table-row>
        <table:table-row table:style-name="ro1">
          <table:table-cell/>
          <table:table-cell office:value-type="float" office:value="19.624" calcext:value-type="float">
            <text:p>19.624</text:p>
          </table:table-cell>
          <table:table-cell office:value-type="float" office:value="50" calcext:value-type="float">
            <text:p>50</text:p>
          </table:table-cell>
          <table:table-cell office:value-type="float" office:value="49.23334" calcext:value-type="float">
            <text:p>49.23334</text:p>
          </table:table-cell>
          <table:table-cell office:value-type="float" office:value="0.3066666" calcext:value-type="float">
            <text:p>0.3066666</text:p>
          </table:table-cell>
          <table:table-cell office:value-type="float" office:value="7.000181" calcext:value-type="float">
            <text:p>7.000181</text:p>
          </table:table-cell>
          <table:table-cell office:value-type="float" office:value="-0.02361884" calcext:value-type="float">
            <text:p>-0.02361884</text:p>
          </table:table-cell>
        </table:table-row>
        <table:table-row table:style-name="ro1">
          <table:table-cell/>
          <table:table-cell office:value-type="float" office:value="19.632" calcext:value-type="float">
            <text:p>19.632</text:p>
          </table:table-cell>
          <table:table-cell office:value-type="float" office:value="50" calcext:value-type="float">
            <text:p>50</text:p>
          </table:table-cell>
          <table:table-cell office:value-type="float" office:value="47.66667" calcext:value-type="float">
            <text:p>47.66667</text:p>
          </table:table-cell>
          <table:table-cell office:value-type="float" office:value="0.9333328" calcext:value-type="float">
            <text:p>0.9333328</text:p>
          </table:table-cell>
          <table:table-cell office:value-type="float" office:value="7.000341" calcext:value-type="float">
            <text:p>7.000341</text:p>
          </table:table-cell>
          <table:table-cell office:value-type="float" office:value="-0.03674128" calcext:value-type="float">
            <text:p>-0.03674128</text:p>
          </table:table-cell>
        </table:table-row>
        <table:table-row table:style-name="ro1">
          <table:table-cell/>
          <table:table-cell office:value-type="float" office:value="19.64" calcext:value-type="float">
            <text:p>19.64</text:p>
          </table:table-cell>
          <table:table-cell office:value-type="float" office:value="50" calcext:value-type="float">
            <text:p>50</text:p>
          </table:table-cell>
          <table:table-cell office:value-type="float" office:value="48.46667" calcext:value-type="float">
            <text:p>48.46667</text:p>
          </table:table-cell>
          <table:table-cell office:value-type="float" office:value="0.6133332" calcext:value-type="float">
            <text:p>0.6133332</text:p>
          </table:table-cell>
          <table:table-cell office:value-type="float" office:value="7.000628" calcext:value-type="float">
            <text:p>7.000628</text:p>
          </table:table-cell>
          <table:table-cell office:value-type="float" office:value="-0.01442354" calcext:value-type="float">
            <text:p>-0.01442354</text:p>
          </table:table-cell>
        </table:table-row>
        <table:table-row table:style-name="ro1">
          <table:table-cell/>
          <table:table-cell office:value-type="float" office:value="19.649" calcext:value-type="float">
            <text:p>19.649</text:p>
          </table:table-cell>
          <table:table-cell office:value-type="float" office:value="50" calcext:value-type="float">
            <text:p>50</text:p>
          </table:table-cell>
          <table:table-cell office:value-type="float" office:value="51.63333" calcext:value-type="float">
            <text:p>51.63333</text:p>
          </table:table-cell>
          <table:table-cell office:value-type="float" office:value="-0.6533341" calcext:value-type="float">
            <text:p>-0.6533341</text:p>
          </table:table-cell>
          <table:table-cell office:value-type="float" office:value="7.000616" calcext:value-type="float">
            <text:p>7.000616</text:p>
          </table:table-cell>
          <table:table-cell office:value-type="float" office:value="0.03199223" calcext:value-type="float">
            <text:p>0.03199223</text:p>
          </table:table-cell>
        </table:table-row>
        <table:table-row table:style-name="ro1">
          <table:table-cell/>
          <table:table-cell office:value-type="float" office:value="19.661" calcext:value-type="float">
            <text:p>19.661</text:p>
          </table:table-cell>
          <table:table-cell office:value-type="float" office:value="50" calcext:value-type="float">
            <text:p>50</text:p>
          </table:table-cell>
          <table:table-cell office:value-type="float" office:value="48.93333" calcext:value-type="float">
            <text:p>48.93333</text:p>
          </table:table-cell>
          <table:table-cell office:value-type="float" office:value="0.4266663" calcext:value-type="float">
            <text:p>0.4266663</text:p>
          </table:table-cell>
          <table:table-cell office:value-type="float" office:value="7.000747" calcext:value-type="float">
            <text:p>7.000747</text:p>
          </table:table-cell>
          <table:table-cell office:value-type="float" office:value="-0.014524" calcext:value-type="float">
            <text:p>-0.014524</text:p>
          </table:table-cell>
        </table:table-row>
        <table:table-row table:style-name="ro1">
          <table:table-cell/>
          <table:table-cell office:value-type="float" office:value="19.671" calcext:value-type="float">
            <text:p>19.671</text:p>
          </table:table-cell>
          <table:table-cell office:value-type="float" office:value="50" calcext:value-type="float">
            <text:p>50</text:p>
          </table:table-cell>
          <table:table-cell office:value-type="float" office:value="48.56667" calcext:value-type="float">
            <text:p>48.56667</text:p>
          </table:table-cell>
          <table:table-cell office:value-type="float" office:value="0.5733337" calcext:value-type="float">
            <text:p>0.5733337</text:p>
          </table:table-cell>
          <table:table-cell office:value-type="float" office:value="7.001101" calcext:value-type="float">
            <text:p>7.001101</text:p>
          </table:table-cell>
          <table:table-cell office:value-type="float" office:value="-0.01442597" calcext:value-type="float">
            <text:p>-0.01442597</text:p>
          </table:table-cell>
        </table:table-row>
        <table:table-row table:style-name="ro1">
          <table:table-cell/>
          <table:table-cell office:value-type="float" office:value="19.679" calcext:value-type="float">
            <text:p>19.679</text:p>
          </table:table-cell>
          <table:table-cell office:value-type="float" office:value="50" calcext:value-type="float">
            <text:p>50</text:p>
          </table:table-cell>
          <table:table-cell office:value-type="float" office:value="50.73333" calcext:value-type="float">
            <text:p>50.73333</text:p>
          </table:table-cell>
          <table:table-cell office:value-type="float" office:value="-0.2933334" calcext:value-type="float">
            <text:p>-0.2933334</text:p>
          </table:table-cell>
          <table:table-cell office:value-type="float" office:value="7.001157" calcext:value-type="float">
            <text:p>7.001157</text:p>
          </table:table-cell>
          <table:table-cell office:value-type="float" office:value="0.01994466" calcext:value-type="float">
            <text:p>0.01994466</text:p>
          </table:table-cell>
        </table:table-row>
        <table:table-row table:style-name="ro1">
          <table:table-cell/>
          <table:table-cell office:value-type="float" office:value="19.687" calcext:value-type="float">
            <text:p>19.687</text:p>
          </table:table-cell>
          <table:table-cell office:value-type="float" office:value="50" calcext:value-type="float">
            <text:p>50</text:p>
          </table:table-cell>
          <table:table-cell office:value-type="float" office:value="51.36667" calcext:value-type="float">
            <text:p>51.36667</text:p>
          </table:table-cell>
          <table:table-cell office:value-type="float" office:value="-0.546666" calcext:value-type="float">
            <text:p>-0.546666</text:p>
          </table:table-cell>
          <table:table-cell office:value-type="float" office:value="7.000985" calcext:value-type="float">
            <text:p>7.000985</text:p>
          </table:table-cell>
          <table:table-cell office:value-type="float" office:value="0.0195292" calcext:value-type="float">
            <text:p>0.0195292</text:p>
          </table:table-cell>
        </table:table-row>
        <table:table-row table:style-name="ro1">
          <table:table-cell/>
          <table:table-cell office:value-type="float" office:value="19.695" calcext:value-type="float">
            <text:p>19.695</text:p>
          </table:table-cell>
          <table:table-cell office:value-type="float" office:value="50" calcext:value-type="float">
            <text:p>50</text:p>
          </table:table-cell>
          <table:table-cell office:value-type="float" office:value="48.2" calcext:value-type="float">
            <text:p>48.2</text:p>
          </table:table-cell>
          <table:table-cell office:value-type="float" office:value="0.7199997" calcext:value-type="float">
            <text:p>0.7199997</text:p>
          </table:table-cell>
          <table:table-cell office:value-type="float" office:value="7.001091" calcext:value-type="float">
            <text:p>7.001091</text:p>
          </table:table-cell>
          <table:table-cell office:value-type="float" office:value="-0.02930104" calcext:value-type="float">
            <text:p>-0.02930104</text:p>
          </table:table-cell>
        </table:table-row>
        <table:table-row table:style-name="ro1">
          <table:table-cell/>
          <table:table-cell office:value-type="float" office:value="19.703" calcext:value-type="float">
            <text:p>19.703</text:p>
          </table:table-cell>
          <table:table-cell office:value-type="float" office:value="50" calcext:value-type="float">
            <text:p>50</text:p>
          </table:table-cell>
          <table:table-cell office:value-type="float" office:value="46.66667" calcext:value-type="float">
            <text:p>46.66667</text:p>
          </table:table-cell>
          <table:table-cell office:value-type="float" office:value="1.333333" calcext:value-type="float">
            <text:p>1.333333</text:p>
          </table:table-cell>
          <table:table-cell office:value-type="float" office:value="7.001551" calcext:value-type="float">
            <text:p>7.001551</text:p>
          </table:table-cell>
          <table:table-cell office:value-type="float" office:value="-0.04016425" calcext:value-type="float">
            <text:p>-0.04016425</text:p>
          </table:table-cell>
        </table:table-row>
        <table:table-row table:style-name="ro1">
          <table:table-cell/>
          <table:table-cell office:value-type="float" office:value="19.712" calcext:value-type="float">
            <text:p>19.712</text:p>
          </table:table-cell>
          <table:table-cell office:value-type="float" office:value="50" calcext:value-type="float">
            <text:p>50</text:p>
          </table:table-cell>
          <table:table-cell office:value-type="float" office:value="49.73333" calcext:value-type="float">
            <text:p>49.73333</text:p>
          </table:table-cell>
          <table:table-cell office:value-type="float" office:value="0.1066666" calcext:value-type="float">
            <text:p>0.1066666</text:p>
          </table:table-cell>
          <table:table-cell office:value-type="float" office:value="7.001908" calcext:value-type="float">
            <text:p>7.001908</text:p>
          </table:table-cell>
          <table:table-cell office:value-type="float" office:value="0.0131689" calcext:value-type="float">
            <text:p>0.0131689</text:p>
          </table:table-cell>
        </table:table-row>
        <table:table-row table:style-name="ro1">
          <table:table-cell/>
          <table:table-cell office:value-type="float" office:value="19.72" calcext:value-type="float">
            <text:p>19.72</text:p>
          </table:table-cell>
          <table:table-cell office:value-type="float" office:value="50" calcext:value-type="float">
            <text:p>50</text:p>
          </table:table-cell>
          <table:table-cell office:value-type="float" office:value="52.76667" calcext:value-type="float">
            <text:p>52.76667</text:p>
          </table:table-cell>
          <table:table-cell office:value-type="float" office:value="-1.106667" calcext:value-type="float">
            <text:p>-1.106667</text:p>
          </table:table-cell>
          <table:table-cell office:value-type="float" office:value="7.001781" calcext:value-type="float">
            <text:p>7.001781</text:p>
          </table:table-cell>
          <table:table-cell office:value-type="float" office:value="0.04873129" calcext:value-type="float">
            <text:p>0.04873129</text:p>
          </table:table-cell>
        </table:table-row>
        <table:table-row table:style-name="ro1">
          <table:table-cell/>
          <table:table-cell office:value-type="float" office:value="19.728" calcext:value-type="float">
            <text:p>19.728</text:p>
          </table:table-cell>
          <table:table-cell office:value-type="float" office:value="50" calcext:value-type="float">
            <text:p>50</text:p>
          </table:table-cell>
          <table:table-cell office:value-type="float" office:value="49.43334" calcext:value-type="float">
            <text:p>49.43334</text:p>
          </table:table-cell>
          <table:table-cell office:value-type="float" office:value="0.2266663" calcext:value-type="float">
            <text:p>0.2266663</text:p>
          </table:table-cell>
          <table:table-cell office:value-type="float" office:value="7.001765" calcext:value-type="float">
            <text:p>7.001765</text:p>
          </table:table-cell>
          <table:table-cell office:value-type="float" office:value="-0.01183751" calcext:value-type="float">
            <text:p>-0.01183751</text:p>
          </table:table-cell>
        </table:table-row>
        <table:table-row table:style-name="ro1">
          <table:table-cell/>
          <table:table-cell office:value-type="float" office:value="19.737" calcext:value-type="float">
            <text:p>19.737</text:p>
          </table:table-cell>
          <table:table-cell office:value-type="float" office:value="50" calcext:value-type="float">
            <text:p>50</text:p>
          </table:table-cell>
          <table:table-cell office:value-type="float" office:value="48.16667" calcext:value-type="float">
            <text:p>48.16667</text:p>
          </table:table-cell>
          <table:table-cell office:value-type="float" office:value="0.7333328" calcext:value-type="float">
            <text:p>0.7333328</text:p>
          </table:table-cell>
          <table:table-cell office:value-type="float" office:value="7.001968" calcext:value-type="float">
            <text:p>7.001968</text:p>
          </table:table-cell>
          <table:table-cell office:value-type="float" office:value="-0.02476971" calcext:value-type="float">
            <text:p>-0.02476971</text:p>
          </table:table-cell>
        </table:table-row>
        <table:table-row table:style-name="ro1">
          <table:table-cell/>
          <table:table-cell office:value-type="float" office:value="19.745" calcext:value-type="float">
            <text:p>19.745</text:p>
          </table:table-cell>
          <table:table-cell office:value-type="float" office:value="50" calcext:value-type="float">
            <text:p>50</text:p>
          </table:table-cell>
          <table:table-cell office:value-type="float" office:value="48.83333" calcext:value-type="float">
            <text:p>48.83333</text:p>
          </table:table-cell>
          <table:table-cell office:value-type="float" office:value="0.4666672" calcext:value-type="float">
            <text:p>0.4666672</text:p>
          </table:table-cell>
          <table:table-cell office:value-type="float" office:value="7.002263" calcext:value-type="float">
            <text:p>7.002263</text:p>
          </table:table-cell>
          <table:table-cell office:value-type="float" office:value="-0.008043069" calcext:value-type="float">
            <text:p>-0.008043069</text:p>
          </table:table-cell>
        </table:table-row>
        <table:table-row table:style-name="ro1">
          <table:table-cell/>
          <table:table-cell office:value-type="float" office:value="19.753" calcext:value-type="float">
            <text:p>19.753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-0.8" calcext:value-type="float">
            <text:p>-0.8</text:p>
          </table:table-cell>
          <table:table-cell office:value-type="float" office:value="7.002195" calcext:value-type="float">
            <text:p>7.002195</text:p>
          </table:table-cell>
          <table:table-cell office:value-type="float" office:value="0.03649166" calcext:value-type="float">
            <text:p>0.03649166</text:p>
          </table:table-cell>
        </table:table-row>
        <table:table-row table:style-name="ro1">
          <table:table-cell/>
          <table:table-cell office:value-type="float" office:value="19.761" calcext:value-type="float">
            <text:p>19.761</text:p>
          </table:table-cell>
          <table:table-cell office:value-type="float" office:value="50" calcext:value-type="float">
            <text:p>50</text:p>
          </table:table-cell>
          <table:table-cell office:value-type="float" office:value="48.33333" calcext:value-type="float">
            <text:p>48.33333</text:p>
          </table:table-cell>
          <table:table-cell office:value-type="float" office:value="0.6666672" calcext:value-type="float">
            <text:p>0.6666672</text:p>
          </table:table-cell>
          <table:table-cell office:value-type="float" office:value="7.002346" calcext:value-type="float">
            <text:p>7.002346</text:p>
          </table:table-cell>
          <table:table-cell office:value-type="float" office:value="-0.02431434" calcext:value-type="float">
            <text:p>-0.02431434</text:p>
          </table:table-cell>
        </table:table-row>
        <table:table-row table:style-name="ro1">
          <table:table-cell/>
          <table:table-cell office:value-type="float" office:value="19.769" calcext:value-type="float">
            <text:p>19.769</text:p>
          </table:table-cell>
          <table:table-cell office:value-type="float" office:value="50" calcext:value-type="float">
            <text:p>50</text:p>
          </table:table-cell>
          <table:table-cell office:value-type="float" office:value="49.2" calcext:value-type="float">
            <text:p>49.2</text:p>
          </table:table-cell>
          <table:table-cell office:value-type="float" office:value="0.3199997" calcext:value-type="float">
            <text:p>0.3199997</text:p>
          </table:table-cell>
          <table:table-cell office:value-type="float" office:value="7.002542" calcext:value-type="float">
            <text:p>7.002542</text:p>
          </table:table-cell>
          <table:table-cell office:value-type="float" office:value="-0.005093384" calcext:value-type="float">
            <text:p>-0.005093384</text:p>
          </table:table-cell>
        </table:table-row>
        <table:table-row table:style-name="ro1">
          <table:table-cell/>
          <table:table-cell office:value-type="float" office:value="19.777" calcext:value-type="float">
            <text:p>19.777</text:p>
          </table:table-cell>
          <table:table-cell office:value-type="float" office:value="50" calcext:value-type="float">
            <text:p>50</text:p>
          </table:table-cell>
          <table:table-cell office:value-type="float" office:value="49.53333" calcext:value-type="float">
            <text:p>49.53333</text:p>
          </table:table-cell>
          <table:table-cell office:value-type="float" office:value="0.1866669" calcext:value-type="float">
            <text:p>0.1866669</text:p>
          </table:table-cell>
          <table:table-cell office:value-type="float" office:value="7.002729" calcext:value-type="float">
            <text:p>7.002729</text:p>
          </table:table-cell>
          <table:table-cell office:value-type="float" office:value="0.0009366523" calcext:value-type="float">
            <text:p>0.0009366523</text:p>
          </table:table-cell>
        </table:table-row>
        <table:table-row table:style-name="ro1">
          <table:table-cell/>
          <table:table-cell office:value-type="float" office:value="19.785" calcext:value-type="float">
            <text:p>19.785</text:p>
          </table:table-cell>
          <table:table-cell office:value-type="float" office:value="50" calcext:value-type="float">
            <text:p>50</text:p>
          </table:table-cell>
          <table:table-cell office:value-type="float" office:value="50.3" calcext:value-type="float">
            <text:p>50.3</text:p>
          </table:table-cell>
          <table:table-cell office:value-type="float" office:value="-0.1199997" calcext:value-type="float">
            <text:p>-0.1199997</text:p>
          </table:table-cell>
          <table:table-cell office:value-type="float" office:value="7.002821" calcext:value-type="float">
            <text:p>7.002821</text:p>
          </table:table-cell>
          <table:table-cell office:value-type="float" office:value="0.01075684" calcext:value-type="float">
            <text:p>0.01075684</text:p>
          </table:table-cell>
        </table:table-row>
        <table:table-row table:style-name="ro1">
          <table:table-cell/>
          <table:table-cell office:value-type="float" office:value="19.794" calcext:value-type="float">
            <text:p>19.794</text:p>
          </table:table-cell>
          <table:table-cell office:value-type="float" office:value="50" calcext:value-type="float">
            <text:p>50</text:p>
          </table:table-cell>
          <table:table-cell office:value-type="float" office:value="48.63334" calcext:value-type="float">
            <text:p>48.63334</text:p>
          </table:table-cell>
          <table:table-cell office:value-type="float" office:value="0.546666" calcext:value-type="float">
            <text:p>0.546666</text:p>
          </table:table-cell>
          <table:table-cell office:value-type="float" office:value="7.003043" calcext:value-type="float">
            <text:p>7.003043</text:p>
          </table:table-cell>
          <table:table-cell office:value-type="float" office:value="-0.01468553" calcext:value-type="float">
            <text:p>-0.01468553</text:p>
          </table:table-cell>
        </table:table-row>
        <table:table-row table:style-name="ro1">
          <table:table-cell/>
          <table:table-cell office:value-type="float" office:value="19.804" calcext:value-type="float">
            <text:p>19.804</text:p>
          </table:table-cell>
          <table:table-cell office:value-type="float" office:value="50" calcext:value-type="float">
            <text:p>50</text:p>
          </table:table-cell>
          <table:table-cell office:value-type="float" office:value="47.43333" calcext:value-type="float">
            <text:p>47.43333</text:p>
          </table:table-cell>
          <table:table-cell office:value-type="float" office:value="1.026666" calcext:value-type="float">
            <text:p>1.026666</text:p>
          </table:table-cell>
          <table:table-cell office:value-type="float" office:value="7.003536" calcext:value-type="float">
            <text:p>7.003536</text:p>
          </table:table-cell>
          <table:table-cell office:value-type="float" office:value="-0.02582582" calcext:value-type="float">
            <text:p>-0.02582582</text:p>
          </table:table-cell>
        </table:table-row>
        <table:table-row table:style-name="ro1">
          <table:table-cell/>
          <table:table-cell office:value-type="float" office:value="19.812" calcext:value-type="float">
            <text:p>19.812</text:p>
          </table:table-cell>
          <table:table-cell office:value-type="float" office:value="50" calcext:value-type="float">
            <text:p>50</text:p>
          </table:table-cell>
          <table:table-cell office:value-type="float" office:value="50.06667" calcext:value-type="float">
            <text:p>50.06667</text:p>
          </table:table-cell>
          <table:table-cell office:value-type="float" office:value="-0.02666626" calcext:value-type="float">
            <text:p>-0.02666626</text:p>
          </table:table-cell>
          <table:table-cell office:value-type="float" office:value="7.003866" calcext:value-type="float">
            <text:p>7.003866</text:p>
          </table:table-cell>
          <table:table-cell office:value-type="float" office:value="0.01771498" calcext:value-type="float">
            <text:p>0.01771498</text:p>
          </table:table-cell>
        </table:table-row>
        <table:table-row table:style-name="ro1">
          <table:table-cell/>
          <table:table-cell office:value-type="float" office:value="19.82" calcext:value-type="float">
            <text:p>19.82</text:p>
          </table:table-cell>
          <table:table-cell office:value-type="float" office:value="50" calcext:value-type="float">
            <text:p>50</text:p>
          </table:table-cell>
          <table:table-cell office:value-type="float" office:value="52.46667" calcext:value-type="float">
            <text:p>52.46667</text:p>
          </table:table-cell>
          <table:table-cell office:value-type="float" office:value="-0.9866669" calcext:value-type="float">
            <text:p>-0.9866669</text:p>
          </table:table-cell>
          <table:table-cell office:value-type="float" office:value="7.003703" calcext:value-type="float">
            <text:p>7.003703</text:p>
          </table:table-cell>
          <table:table-cell office:value-type="float" office:value="0.04266368" calcext:value-type="float">
            <text:p>0.04266368</text:p>
          </table:table-cell>
        </table:table-row>
        <table:table-row table:style-name="ro1">
          <table:table-cell/>
          <table:table-cell office:value-type="float" office:value="19.828" calcext:value-type="float">
            <text:p>19.828</text:p>
          </table:table-cell>
          <table:table-cell office:value-type="float" office:value="50" calcext:value-type="float">
            <text:p>50</text:p>
          </table:table-cell>
          <table:table-cell office:value-type="float" office:value="48.43334" calcext:value-type="float">
            <text:p>48.43334</text:p>
          </table:table-cell>
          <table:table-cell office:value-type="float" office:value="0.6266663" calcext:value-type="float">
            <text:p>0.6266663</text:p>
          </table:table-cell>
          <table:table-cell office:value-type="float" office:value="7.003787" calcext:value-type="float">
            <text:p>7.003787</text:p>
          </table:table-cell>
          <table:table-cell office:value-type="float" office:value="-0.02593503" calcext:value-type="float">
            <text:p>-0.02593503</text:p>
          </table:table-cell>
        </table:table-row>
        <table:table-row table:style-name="ro1">
          <table:table-cell/>
          <table:table-cell office:value-type="float" office:value="19.836" calcext:value-type="float">
            <text:p>19.836</text:p>
          </table:table-cell>
          <table:table-cell office:value-type="float" office:value="50" calcext:value-type="float">
            <text:p>50</text:p>
          </table:table-cell>
          <table:table-cell office:value-type="float" office:value="48.13334" calcext:value-type="float">
            <text:p>48.13334</text:p>
          </table:table-cell>
          <table:table-cell office:value-type="float" office:value="0.746666" calcext:value-type="float">
            <text:p>0.746666</text:p>
          </table:table-cell>
          <table:table-cell office:value-type="float" office:value="7.004061" calcext:value-type="float">
            <text:p>7.004061</text:p>
          </table:table-cell>
          <table:table-cell office:value-type="float" office:value="-0.02159541" calcext:value-type="float">
            <text:p>-0.02159541</text:p>
          </table:table-cell>
        </table:table-row>
        <table:table-row table:style-name="ro1">
          <table:table-cell/>
          <table:table-cell office:value-type="float" office:value="19.844" calcext:value-type="float">
            <text:p>19.844</text:p>
          </table:table-cell>
          <table:table-cell office:value-type="float" office:value="50" calcext:value-type="float">
            <text:p>50</text:p>
          </table:table-cell>
          <table:table-cell office:value-type="float" office:value="48.33333" calcext:value-type="float">
            <text:p>48.33333</text:p>
          </table:table-cell>
          <table:table-cell office:value-type="float" office:value="0.6666672" calcext:value-type="float">
            <text:p>0.6666672</text:p>
          </table:table-cell>
          <table:table-cell office:value-type="float" office:value="7.004442" calcext:value-type="float">
            <text:p>7.004442</text:p>
          </table:table-cell>
          <table:table-cell office:value-type="float" office:value="-0.01204537" calcext:value-type="float">
            <text:p>-0.01204537</text:p>
          </table:table-cell>
        </table:table-row>
        <table:table-row table:style-name="ro1">
          <table:table-cell/>
          <table:table-cell office:value-type="float" office:value="19.852" calcext:value-type="float">
            <text:p>19.852</text:p>
          </table:table-cell>
          <table:table-cell office:value-type="float" office:value="50" calcext:value-type="float">
            <text:p>50</text:p>
          </table:table-cell>
          <table:table-cell office:value-type="float" office:value="52.63334" calcext:value-type="float">
            <text:p>52.63334</text:p>
          </table:table-cell>
          <table:table-cell office:value-type="float" office:value="-1.053334" calcext:value-type="float">
            <text:p>-1.053334</text:p>
          </table:table-cell>
          <table:table-cell office:value-type="float" office:value="7.004394" calcext:value-type="float">
            <text:p>7.004394</text:p>
          </table:table-cell>
          <table:table-cell office:value-type="float" office:value="0.04856936" calcext:value-type="float">
            <text:p>0.04856936</text:p>
          </table:table-cell>
        </table:table-row>
        <table:table-row table:style-name="ro1">
          <table:table-cell/>
          <table:table-cell office:value-type="float" office:value="19.861" calcext:value-type="float">
            <text:p>19.861</text:p>
          </table:table-cell>
          <table:table-cell office:value-type="float" office:value="50" calcext:value-type="float">
            <text:p>50</text:p>
          </table:table-cell>
          <table:table-cell office:value-type="float" office:value="49.86667" calcext:value-type="float">
            <text:p>49.86667</text:p>
          </table:table-cell>
          <table:table-cell office:value-type="float" office:value="0.05333405" calcext:value-type="float">
            <text:p>0.05333405</text:p>
          </table:table-cell>
          <table:table-cell office:value-type="float" office:value="7.004377" calcext:value-type="float">
            <text:p>7.004377</text:p>
          </table:table-cell>
          <table:table-cell office:value-type="float" office:value="-0.003493562" calcext:value-type="float">
            <text:p>-0.003493562</text:p>
          </table:table-cell>
        </table:table-row>
        <table:table-row table:style-name="ro1">
          <table:table-cell/>
          <table:table-cell office:value-type="float" office:value="19.865" calcext:value-type="float">
            <text:p>19.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80001" calcext:value-type="float">
            <text:p>-28.8000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19.87" calcext:value-type="float">
            <text:p>19.87</text:p>
          </table:table-cell>
          <table:table-cell office:value-type="float" office:value="50" calcext:value-type="float">
            <text:p>50</text:p>
          </table:table-cell>
          <table:table-cell office:value-type="float" office:value="47.83333" calcext:value-type="float">
            <text:p>47.83333</text:p>
          </table:table-cell>
          <table:table-cell office:value-type="float" office:value="0.8666672" calcext:value-type="float">
            <text:p>0.8666672</text:p>
          </table:table-cell>
          <table:table-cell office:value-type="float" office:value="7.00465" calcext:value-type="float">
            <text:p>7.00465</text:p>
          </table:table-cell>
          <table:table-cell office:value-type="float" office:value="-0.02921579" calcext:value-type="float">
            <text:p>-0.02921579</text:p>
          </table:table-cell>
        </table:table-row>
        <table:table-row table:style-name="ro1">
          <table:table-cell/>
          <table:table-cell office:value-type="float" office:value="19.878" calcext:value-type="float">
            <text:p>19.878</text:p>
          </table:table-cell>
          <table:table-cell office:value-type="float" office:value="50" calcext:value-type="float">
            <text:p>50</text:p>
          </table:table-cell>
          <table:table-cell office:value-type="float" office:value="49.86667" calcext:value-type="float">
            <text:p>49.86667</text:p>
          </table:table-cell>
          <table:table-cell office:value-type="float" office:value="0.05333405" calcext:value-type="float">
            <text:p>0.05333405</text:p>
          </table:table-cell>
          <table:table-cell office:value-type="float" office:value="7.004854" calcext:value-type="float">
            <text:p>7.004854</text:p>
          </table:table-cell>
          <table:table-cell office:value-type="float" office:value="0.007557723" calcext:value-type="float">
            <text:p>0.007557723</text:p>
          </table:table-cell>
        </table:table-row>
        <table:table-row table:style-name="ro1">
          <table:table-cell/>
          <table:table-cell office:value-type="float" office:value="19.886" calcext:value-type="float">
            <text:p>19.886</text:p>
          </table:table-cell>
          <table:table-cell office:value-type="float" office:value="50" calcext:value-type="float">
            <text:p>50</text:p>
          </table:table-cell>
          <table:table-cell office:value-type="float" office:value="51.9" calcext:value-type="float">
            <text:p>51.9</text:p>
          </table:table-cell>
          <table:table-cell office:value-type="float" office:value="-0.7600007" calcext:value-type="float">
            <text:p>-0.7600007</text:p>
          </table:table-cell>
          <table:table-cell office:value-type="float" office:value="7.004732" calcext:value-type="float">
            <text:p>7.004732</text:p>
          </table:table-cell>
          <table:table-cell office:value-type="float" office:value="0.03167704" calcext:value-type="float">
            <text:p>0.03167704</text:p>
          </table:table-cell>
        </table:table-row>
        <table:table-row table:style-name="ro1">
          <table:table-cell/>
          <table:table-cell office:value-type="float" office:value="19.895" calcext:value-type="float">
            <text:p>19.895</text:p>
          </table:table-cell>
          <table:table-cell office:value-type="float" office:value="50" calcext:value-type="float">
            <text:p>50</text:p>
          </table:table-cell>
          <table:table-cell office:value-type="float" office:value="48.73333" calcext:value-type="float">
            <text:p>48.73333</text:p>
          </table:table-cell>
          <table:table-cell office:value-type="float" office:value="0.5066666" calcext:value-type="float">
            <text:p>0.5066666</text:p>
          </table:table-cell>
          <table:table-cell office:value-type="float" office:value="7.004818" calcext:value-type="float">
            <text:p>7.004818</text:p>
          </table:table-cell>
          <table:table-cell office:value-type="float" office:value="-0.02089326" calcext:value-type="float">
            <text:p>-0.02089326</text:p>
          </table:table-cell>
        </table:table-row>
        <table:table-row table:style-name="ro1">
          <table:table-cell/>
          <table:table-cell office:value-type="float" office:value="19.903" calcext:value-type="float">
            <text:p>19.903</text:p>
          </table:table-cell>
          <table:table-cell office:value-type="float" office:value="50" calcext:value-type="float">
            <text:p>50</text:p>
          </table:table-cell>
          <table:table-cell office:value-type="float" office:value="48.43334" calcext:value-type="float">
            <text:p>48.43334</text:p>
          </table:table-cell>
          <table:table-cell office:value-type="float" office:value="0.6266663" calcext:value-type="float">
            <text:p>0.6266663</text:p>
          </table:table-cell>
          <table:table-cell office:value-type="float" office:value="7.00508" calcext:value-type="float">
            <text:p>7.00508</text:p>
          </table:table-cell>
          <table:table-cell office:value-type="float" office:value="-0.01774943" calcext:value-type="float">
            <text:p>-0.01774943</text:p>
          </table:table-cell>
        </table:table-row>
        <table:table-row table:style-name="ro1">
          <table:table-cell/>
          <table:table-cell office:value-type="float" office:value="19.911" calcext:value-type="float">
            <text:p>19.911</text:p>
          </table:table-cell>
          <table:table-cell office:value-type="float" office:value="50" calcext:value-type="float">
            <text:p>50</text:p>
          </table:table-cell>
          <table:table-cell office:value-type="float" office:value="49.96667" calcext:value-type="float">
            <text:p>49.96667</text:p>
          </table:table-cell>
          <table:table-cell office:value-type="float" office:value="0.01333313" calcext:value-type="float">
            <text:p>0.01333313</text:p>
          </table:table-cell>
          <table:table-cell office:value-type="float" office:value="7.005252" calcext:value-type="float">
            <text:p>7.005252</text:p>
          </table:table-cell>
          <table:table-cell office:value-type="float" office:value="0.008525477" calcext:value-type="float">
            <text:p>0.008525477</text:p>
          </table:table-cell>
        </table:table-row>
        <table:table-row table:style-name="ro1">
          <table:table-cell/>
          <table:table-cell office:value-type="float" office:value="19.92" calcext:value-type="float">
            <text:p>19.92</text:p>
          </table:table-cell>
          <table:table-cell office:value-type="float" office:value="50" calcext:value-type="float">
            <text:p>50</text:p>
          </table:table-cell>
          <table:table-cell office:value-type="float" office:value="50.83333" calcext:value-type="float">
            <text:p>50.83333</text:p>
          </table:table-cell>
          <table:table-cell office:value-type="float" office:value="-0.3333328" calcext:value-type="float">
            <text:p>-0.3333328</text:p>
          </table:table-cell>
          <table:table-cell office:value-type="float" office:value="7.005263" calcext:value-type="float">
            <text:p>7.005263</text:p>
          </table:table-cell>
          <table:table-cell office:value-type="float" office:value="0.01723716" calcext:value-type="float">
            <text:p>0.01723716</text:p>
          </table:table-cell>
        </table:table-row>
        <table:table-row table:style-name="ro1">
          <table:table-cell/>
          <table:table-cell office:value-type="float" office:value="19.928" calcext:value-type="float">
            <text:p>19.928</text:p>
          </table:table-cell>
          <table:table-cell office:value-type="float" office:value="50" calcext:value-type="float">
            <text:p>50</text:p>
          </table:table-cell>
          <table:table-cell office:value-type="float" office:value="47.6" calcext:value-type="float">
            <text:p>47.6</text:p>
          </table:table-cell>
          <table:table-cell office:value-type="float" office:value="0.9600006" calcext:value-type="float">
            <text:p>0.9600006</text:p>
          </table:table-cell>
          <table:table-cell office:value-type="float" office:value="7.005585" calcext:value-type="float">
            <text:p>7.005585</text:p>
          </table:table-cell>
          <table:table-cell office:value-type="float" office:value="-0.03130353" calcext:value-type="float">
            <text:p>-0.03130353</text:p>
          </table:table-cell>
        </table:table-row>
        <table:table-row table:style-name="ro1">
          <table:table-cell/>
          <table:table-cell office:value-type="float" office:value="19.938" calcext:value-type="float">
            <text:p>19.938</text:p>
          </table:table-cell>
          <table:table-cell office:value-type="float" office:value="50" calcext:value-type="float">
            <text:p>50</text:p>
          </table:table-cell>
          <table:table-cell office:value-type="float" office:value="47.86666" calcext:value-type="float">
            <text:p>47.86666</text:p>
          </table:table-cell>
          <table:table-cell office:value-type="float" office:value="0.853334" calcext:value-type="float">
            <text:p>0.853334</text:p>
          </table:table-cell>
          <table:table-cell office:value-type="float" office:value="7.006078" calcext:value-type="float">
            <text:p>7.006078</text:p>
          </table:table-cell>
          <table:table-cell office:value-type="float" office:value="-0.0171403" calcext:value-type="float">
            <text:p>-0.0171403</text:p>
          </table:table-cell>
        </table:table-row>
        <table:table-row table:style-name="ro1">
          <table:table-cell/>
          <table:table-cell office:value-type="float" office:value="19.946" calcext:value-type="float">
            <text:p>19.946</text:p>
          </table:table-cell>
          <table:table-cell office:value-type="float" office:value="50" calcext:value-type="float">
            <text:p>50</text:p>
          </table:table-cell>
          <table:table-cell office:value-type="float" office:value="49.66667" calcext:value-type="float">
            <text:p>49.66667</text:p>
          </table:table-cell>
          <table:table-cell office:value-type="float" office:value="0.1333328" calcext:value-type="float">
            <text:p>0.1333328</text:p>
          </table:table-cell>
          <table:table-cell office:value-type="float" office:value="7.006462" calcext:value-type="float">
            <text:p>7.006462</text:p>
          </table:table-cell>
          <table:table-cell office:value-type="float" office:value="0.01244691" calcext:value-type="float">
            <text:p>0.01244691</text:p>
          </table:table-cell>
        </table:table-row>
        <table:table-row table:style-name="ro1">
          <table:table-cell/>
          <table:table-cell office:value-type="float" office:value="19.954" calcext:value-type="float">
            <text:p>19.954</text:p>
          </table:table-cell>
          <table:table-cell office:value-type="float" office:value="50" calcext:value-type="float">
            <text:p>50</text:p>
          </table:table-cell>
          <table:table-cell office:value-type="float" office:value="52.5" calcext:value-type="float">
            <text:p>52.5</text:p>
          </table:table-cell>
          <table:table-cell office:value-type="float" office:value="-1" calcext:value-type="float">
            <text:p>-1</text:p>
          </table:table-cell>
          <table:table-cell office:value-type="float" office:value="7.006372" calcext:value-type="float">
            <text:p>7.006372</text:p>
          </table:table-cell>
          <table:table-cell office:value-type="float" office:value="0.04536605" calcext:value-type="float">
            <text:p>0.04536605</text:p>
          </table:table-cell>
        </table:table-row>
        <table:table-row table:style-name="ro1">
          <table:table-cell/>
          <table:table-cell office:value-type="float" office:value="19.962" calcext:value-type="float">
            <text:p>19.962</text:p>
          </table:table-cell>
          <table:table-cell office:value-type="float" office:value="50" calcext:value-type="float">
            <text:p>50</text:p>
          </table:table-cell>
          <table:table-cell office:value-type="float" office:value="49.96667" calcext:value-type="float">
            <text:p>49.96667</text:p>
          </table:table-cell>
          <table:table-cell office:value-type="float" office:value="0.01333313" calcext:value-type="float">
            <text:p>0.01333313</text:p>
          </table:table-cell>
          <table:table-cell office:value-type="float" office:value="7.006319" calcext:value-type="float">
            <text:p>7.006319</text:p>
          </table:table-cell>
          <table:table-cell office:value-type="float" office:value="-0.003498496" calcext:value-type="float">
            <text:p>-0.003498496</text:p>
          </table:table-cell>
        </table:table-row>
        <table:table-row table:style-name="ro1">
          <table:table-cell/>
          <table:table-cell office:value-type="float" office:value="19.971" calcext:value-type="float">
            <text:p>19.971</text:p>
          </table:table-cell>
          <table:table-cell office:value-type="float" office:value="50" calcext:value-type="float">
            <text:p>50</text:p>
          </table:table-cell>
          <table:table-cell office:value-type="float" office:value="47.4" calcext:value-type="float">
            <text:p>47.4</text:p>
          </table:table-cell>
          <table:table-cell office:value-type="float" office:value="1.039999" calcext:value-type="float">
            <text:p>1.039999</text:p>
          </table:table-cell>
          <table:table-cell office:value-type="float" office:value="7.006623" calcext:value-type="float">
            <text:p>7.006623</text:p>
          </table:table-cell>
          <table:table-cell office:value-type="float" office:value="-0.03625905" calcext:value-type="float">
            <text:p>-0.03625905</text:p>
          </table:table-cell>
        </table:table-row>
        <table:table-row table:style-name="ro1">
          <table:table-cell/>
          <table:table-cell office:value-type="float" office:value="19.974" calcext:value-type="float">
            <text:p>19.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80001" calcext:value-type="float">
            <text:p>-28.8000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19.979" calcext:value-type="float">
            <text:p>19.979</text:p>
          </table:table-cell>
          <table:table-cell office:value-type="float" office:value="50" calcext:value-type="float">
            <text:p>50</text:p>
          </table:table-cell>
          <table:table-cell office:value-type="float" office:value="48.26667" calcext:value-type="float">
            <text:p>48.26667</text:p>
          </table:table-cell>
          <table:table-cell office:value-type="float" office:value="0.6933334" calcext:value-type="float">
            <text:p>0.6933334</text:p>
          </table:table-cell>
          <table:table-cell office:value-type="float" office:value="7.007051" calcext:value-type="float">
            <text:p>7.007051</text:p>
          </table:table-cell>
          <table:table-cell office:value-type="float" office:value="-0.01249076" calcext:value-type="float">
            <text:p>-0.01249076</text:p>
          </table:table-cell>
        </table:table-row>
        <table:table-row table:style-name="ro1">
          <table:table-cell/>
          <table:table-cell office:value-type="float" office:value="19.99" calcext:value-type="float">
            <text:p>19.99</text:p>
          </table:table-cell>
          <table:table-cell office:value-type="float" office:value="50" calcext:value-type="float">
            <text:p>50</text:p>
          </table:table-cell>
          <table:table-cell office:value-type="float" office:value="51.7" calcext:value-type="float">
            <text:p>51.7</text:p>
          </table:table-cell>
          <table:table-cell office:value-type="float" office:value="-0.6800003" calcext:value-type="float">
            <text:p>-0.6800003</text:p>
          </table:table-cell>
          <table:table-cell office:value-type="float" office:value="7.007127" calcext:value-type="float">
            <text:p>7.007127</text:p>
          </table:table-cell>
          <table:table-cell office:value-type="float" office:value="0.03707612" calcext:value-type="float">
            <text:p>0.03707612</text:p>
          </table:table-cell>
        </table:table-row>
        <table:table-row table:style-name="ro1">
          <table:table-cell/>
          <table:table-cell office:value-type="float" office:value="19.999" calcext:value-type="float">
            <text:p>19.999</text:p>
          </table:table-cell>
          <table:table-cell office:value-type="float" office:value="50" calcext:value-type="float">
            <text:p>50</text:p>
          </table:table-cell>
          <table:table-cell office:value-type="float" office:value="48.63334" calcext:value-type="float">
            <text:p>48.63334</text:p>
          </table:table-cell>
          <table:table-cell office:value-type="float" office:value="0.546666" calcext:value-type="float">
            <text:p>0.546666</text:p>
          </table:table-cell>
          <table:table-cell office:value-type="float" office:value="7.007433" calcext:value-type="float">
            <text:p>7.007433</text:p>
          </table:table-cell>
          <table:table-cell office:value-type="float" office:value="-0.01526882" calcext:value-type="float">
            <text:p>-0.01526882</text:p>
          </table:table-cell>
        </table:table-row>
        <table:table-row table:style-name="ro1">
          <table:table-cell/>
          <table:table-cell office:value-type="float" office:value="20.007" calcext:value-type="float">
            <text:p>20.007</text:p>
          </table:table-cell>
          <table:table-cell office:value-type="float" office:value="50" calcext:value-type="float">
            <text:p>50</text:p>
          </table:table-cell>
          <table:table-cell office:value-type="float" office:value="46.63333" calcext:value-type="float">
            <text:p>46.63333</text:p>
          </table:table-cell>
          <table:table-cell office:value-type="float" office:value="1.346666" calcext:value-type="float">
            <text:p>1.346666</text:p>
          </table:table-cell>
          <table:table-cell office:value-type="float" office:value="7.008228" calcext:value-type="float">
            <text:p>7.008228</text:p>
          </table:table-cell>
          <table:table-cell office:value-type="float" office:value="-0.0355617" calcext:value-type="float">
            <text:p>-0.0355617</text:p>
          </table:table-cell>
        </table:table-row>
        <table:table-row table:style-name="ro1">
          <table:table-cell/>
          <table:table-cell office:value-type="float" office:value="20.015" calcext:value-type="float">
            <text:p>20.015</text:p>
          </table:table-cell>
          <table:table-cell office:value-type="float" office:value="50" calcext:value-type="float">
            <text:p>50</text:p>
          </table:table-cell>
          <table:table-cell office:value-type="float" office:value="49.73333" calcext:value-type="float">
            <text:p>49.73333</text:p>
          </table:table-cell>
          <table:table-cell office:value-type="float" office:value="0.1066666" calcext:value-type="float">
            <text:p>0.1066666</text:p>
          </table:table-cell>
          <table:table-cell office:value-type="float" office:value="7.008692" calcext:value-type="float">
            <text:p>7.008692</text:p>
          </table:table-cell>
          <table:table-cell office:value-type="float" office:value="0.01958317" calcext:value-type="float">
            <text:p>0.01958317</text:p>
          </table:table-cell>
        </table:table-row>
        <table:table-row table:style-name="ro1">
          <table:table-cell/>
          <table:table-cell office:value-type="float" office:value="20.023" calcext:value-type="float">
            <text:p>20.023</text:p>
          </table:table-cell>
          <table:table-cell office:value-type="float" office:value="50" calcext:value-type="float">
            <text:p>50</text:p>
          </table:table-cell>
          <table:table-cell office:value-type="float" office:value="53.03333" calcext:value-type="float">
            <text:p>53.03333</text:p>
          </table:table-cell>
          <table:table-cell office:value-type="float" office:value="-1.213333" calcext:value-type="float">
            <text:p>-1.213333</text:p>
          </table:table-cell>
          <table:table-cell office:value-type="float" office:value="7.008655" calcext:value-type="float">
            <text:p>7.008655</text:p>
          </table:table-cell>
          <table:table-cell office:value-type="float" office:value="0.05687629" calcext:value-type="float">
            <text:p>0.05687629</text:p>
          </table:table-cell>
        </table:table-row>
        <table:table-row table:style-name="ro1">
          <table:table-cell/>
          <table:table-cell office:value-type="float" office:value="20.031" calcext:value-type="float">
            <text:p>20.031</text:p>
          </table:table-cell>
          <table:table-cell office:value-type="float" office:value="50" calcext:value-type="float">
            <text:p>50</text:p>
          </table:table-cell>
          <table:table-cell office:value-type="float" office:value="50.53333" calcext:value-type="float">
            <text:p>50.53333</text:p>
          </table:table-cell>
          <table:table-cell office:value-type="float" office:value="-0.2133331" calcext:value-type="float">
            <text:p>-0.2133331</text:p>
          </table:table-cell>
          <table:table-cell office:value-type="float" office:value="7.008567" calcext:value-type="float">
            <text:p>7.008567</text:p>
          </table:table-cell>
          <table:table-cell office:value-type="float" office:value="0.005677305" calcext:value-type="float">
            <text:p>0.005677305</text:p>
          </table:table-cell>
        </table:table-row>
        <table:table-row table:style-name="ro1">
          <table:table-cell/>
          <table:table-cell office:value-type="float" office:value="20.039" calcext:value-type="float">
            <text:p>20.039</text:p>
          </table:table-cell>
          <table:table-cell office:value-type="float" office:value="50" calcext:value-type="float">
            <text:p>50</text:p>
          </table:table-cell>
          <table:table-cell office:value-type="float" office:value="47.46667" calcext:value-type="float">
            <text:p>47.46667</text:p>
          </table:table-cell>
          <table:table-cell office:value-type="float" office:value="1.013333" calcext:value-type="float">
            <text:p>1.013333</text:p>
          </table:table-cell>
          <table:table-cell office:value-type="float" office:value="7.008802" calcext:value-type="float">
            <text:p>7.008802</text:p>
          </table:table-cell>
          <table:table-cell office:value-type="float" office:value="-0.03661949" calcext:value-type="float">
            <text:p>-0.03661949</text:p>
          </table:table-cell>
        </table:table-row>
        <table:table-row table:style-name="ro1">
          <table:table-cell/>
          <table:table-cell office:value-type="float" office:value="20.048" calcext:value-type="float">
            <text:p>20.048</text:p>
          </table:table-cell>
          <table:table-cell office:value-type="float" office:value="50" calcext:value-type="float">
            <text:p>50</text:p>
          </table:table-cell>
          <table:table-cell office:value-type="float" office:value="48.86667" calcext:value-type="float">
            <text:p>48.86667</text:p>
          </table:table-cell>
          <table:table-cell office:value-type="float" office:value="0.453334" calcext:value-type="float">
            <text:p>0.453334</text:p>
          </table:table-cell>
          <table:table-cell office:value-type="float" office:value="7.009116" calcext:value-type="float">
            <text:p>7.009116</text:p>
          </table:table-cell>
          <table:table-cell office:value-type="float" office:value="-0.00642078" calcext:value-type="float">
            <text:p>-0.00642078</text:p>
          </table:table-cell>
        </table:table-row>
        <table:table-row table:style-name="ro1">
          <table:table-cell/>
          <table:table-cell office:value-type="float" office:value="20.061" calcext:value-type="float">
            <text:p>20.061</text:p>
          </table:table-cell>
          <table:table-cell office:value-type="float" office:value="50" calcext:value-type="float">
            <text:p>50</text:p>
          </table:table-cell>
          <table:table-cell office:value-type="float" office:value="51.1" calcext:value-type="float">
            <text:p>51.1</text:p>
          </table:table-cell>
          <table:table-cell office:value-type="float" office:value="-0.4399994" calcext:value-type="float">
            <text:p>-0.4399994</text:p>
          </table:table-cell>
          <table:table-cell office:value-type="float" office:value="7.009178" calcext:value-type="float">
            <text:p>7.009178</text:p>
          </table:table-cell>
          <table:table-cell office:value-type="float" office:value="0.02524202" calcext:value-type="float">
            <text:p>0.02524202</text:p>
          </table:table-cell>
        </table:table-row>
        <table:table-row table:style-name="ro1">
          <table:table-cell/>
          <table:table-cell office:value-type="float" office:value="20.071" calcext:value-type="float">
            <text:p>20.071</text:p>
          </table:table-cell>
          <table:table-cell office:value-type="float" office:value="50" calcext:value-type="float">
            <text:p>50</text:p>
          </table:table-cell>
          <table:table-cell office:value-type="float" office:value="48.36667" calcext:value-type="float">
            <text:p>48.36667</text:p>
          </table:table-cell>
          <table:table-cell office:value-type="float" office:value="0.6533341" calcext:value-type="float">
            <text:p>0.6533341</text:p>
          </table:table-cell>
          <table:table-cell office:value-type="float" office:value="7.009583" calcext:value-type="float">
            <text:p>7.009583</text:p>
          </table:table-cell>
          <table:table-cell office:value-type="float" office:value="-0.0194203" calcext:value-type="float">
            <text:p>-0.0194203</text:p>
          </table:table-cell>
        </table:table-row>
        <table:table-row table:style-name="ro1">
          <table:table-cell/>
          <table:table-cell office:value-type="float" office:value="20.079" calcext:value-type="float">
            <text:p>20.079</text:p>
          </table:table-cell>
          <table:table-cell office:value-type="float" office:value="50" calcext:value-type="float">
            <text:p>50</text:p>
          </table:table-cell>
          <table:table-cell office:value-type="float" office:value="47.96667" calcext:value-type="float">
            <text:p>47.96667</text:p>
          </table:table-cell>
          <table:table-cell office:value-type="float" office:value="0.8133331" calcext:value-type="float">
            <text:p>0.8133331</text:p>
          </table:table-cell>
          <table:table-cell office:value-type="float" office:value="7.0103" calcext:value-type="float">
            <text:p>7.0103</text:p>
          </table:table-cell>
          <table:table-cell office:value-type="float" office:value="-0.01615484" calcext:value-type="float">
            <text:p>-0.01615484</text:p>
          </table:table-cell>
        </table:table-row>
        <table:table-row table:style-name="ro1">
          <table:table-cell/>
          <table:table-cell office:value-type="float" office:value="20.087" calcext:value-type="float">
            <text:p>20.087</text:p>
          </table:table-cell>
          <table:table-cell office:value-type="float" office:value="50" calcext:value-type="float">
            <text:p>50</text:p>
          </table:table-cell>
          <table:table-cell office:value-type="float" office:value="51.9" calcext:value-type="float">
            <text:p>51.9</text:p>
          </table:table-cell>
          <table:table-cell office:value-type="float" office:value="-0.7600007" calcext:value-type="float">
            <text:p>-0.7600007</text:p>
          </table:table-cell>
          <table:table-cell office:value-type="float" office:value="7.010418" calcext:value-type="float">
            <text:p>7.010418</text:p>
          </table:table-cell>
          <table:table-cell office:value-type="float" office:value="0.04319589" calcext:value-type="float">
            <text:p>0.04319589</text:p>
          </table:table-cell>
        </table:table-row>
        <table:table-row table:style-name="ro1">
          <table:table-cell/>
          <table:table-cell office:value-type="float" office:value="20.095" calcext:value-type="float">
            <text:p>20.095</text:p>
          </table:table-cell>
          <table:table-cell office:value-type="float" office:value="50" calcext:value-type="float">
            <text:p>50</text:p>
          </table:table-cell>
          <table:table-cell office:value-type="float" office:value="47.6" calcext:value-type="float">
            <text:p>47.6</text:p>
          </table:table-cell>
          <table:table-cell office:value-type="float" office:value="0.9600006" calcext:value-type="float">
            <text:p>0.9600006</text:p>
          </table:table-cell>
          <table:table-cell office:value-type="float" office:value="7.010778" calcext:value-type="float">
            <text:p>7.010778</text:p>
          </table:table-cell>
          <table:table-cell office:value-type="float" office:value="-0.02738736" calcext:value-type="float">
            <text:p>-0.02738736</text:p>
          </table:table-cell>
        </table:table-row>
        <table:table-row table:style-name="ro1">
          <table:table-cell/>
          <table:table-cell office:value-type="float" office:value="20.103" calcext:value-type="float">
            <text:p>20.103</text:p>
          </table:table-cell>
          <table:table-cell office:value-type="float" office:value="50" calcext:value-type="float">
            <text:p>50</text:p>
          </table:table-cell>
          <table:table-cell office:value-type="float" office:value="50.66667" calcext:value-type="float">
            <text:p>50.66667</text:p>
          </table:table-cell>
          <table:table-cell office:value-type="float" office:value="-0.2666672" calcext:value-type="float">
            <text:p>-0.2666672</text:p>
          </table:table-cell>
          <table:table-cell office:value-type="float" office:value="7.010945" calcext:value-type="float">
            <text:p>7.010945</text:p>
          </table:table-cell>
          <table:table-cell office:value-type="float" office:value="0.02185695" calcext:value-type="float">
            <text:p>0.02185695</text:p>
          </table:table-cell>
        </table:table-row>
        <table:table-row table:style-name="ro1">
          <table:table-cell/>
          <table:table-cell office:value-type="float" office:value="20.111" calcext:value-type="float">
            <text:p>20.111</text:p>
          </table:table-cell>
          <table:table-cell office:value-type="float" office:value="50" calcext:value-type="float">
            <text:p>50</text:p>
          </table:table-cell>
          <table:table-cell office:value-type="float" office:value="49.1" calcext:value-type="float">
            <text:p>49.1</text:p>
          </table:table-cell>
          <table:table-cell office:value-type="float" office:value="0.3600006" calcext:value-type="float">
            <text:p>0.3600006</text:p>
          </table:table-cell>
          <table:table-cell office:value-type="float" office:value="7.011163" calcext:value-type="float">
            <text:p>7.011163</text:p>
          </table:table-cell>
          <table:table-cell office:value-type="float" office:value="-0.005816717" calcext:value-type="float">
            <text:p>-0.005816717</text:p>
          </table:table-cell>
        </table:table-row>
        <table:table-row table:style-name="ro1">
          <table:table-cell/>
          <table:table-cell office:value-type="float" office:value="20.119" calcext:value-type="float">
            <text:p>20.119</text:p>
          </table:table-cell>
          <table:table-cell office:value-type="float" office:value="50" calcext:value-type="float">
            <text:p>50</text:p>
          </table:table-cell>
          <table:table-cell office:value-type="float" office:value="49.83333" calcext:value-type="float">
            <text:p>49.83333</text:p>
          </table:table-cell>
          <table:table-cell office:value-type="float" office:value="0.06666718" calcext:value-type="float">
            <text:p>0.06666718</text:p>
          </table:table-cell>
          <table:table-cell office:value-type="float" office:value="7.011331" calcext:value-type="float">
            <text:p>7.011331</text:p>
          </table:table-cell>
          <table:table-cell office:value-type="float" office:value="0.005724668" calcext:value-type="float">
            <text:p>0.005724668</text:p>
          </table:table-cell>
        </table:table-row>
        <table:table-row table:style-name="ro1">
          <table:table-cell/>
          <table:table-cell office:value-type="float" office:value="20.129" calcext:value-type="float">
            <text:p>20.129</text:p>
          </table:table-cell>
          <table:table-cell office:value-type="float" office:value="50" calcext:value-type="float">
            <text:p>50</text:p>
          </table:table-cell>
          <table:table-cell office:value-type="float" office:value="48.16667" calcext:value-type="float">
            <text:p>48.16667</text:p>
          </table:table-cell>
          <table:table-cell office:value-type="float" office:value="0.7333328" calcext:value-type="float">
            <text:p>0.7333328</text:p>
          </table:table-cell>
          <table:table-cell office:value-type="float" office:value="7.011659" calcext:value-type="float">
            <text:p>7.011659</text:p>
          </table:table-cell>
          <table:table-cell office:value-type="float" office:value="-0.01810719" calcext:value-type="float">
            <text:p>-0.01810719</text:p>
          </table:table-cell>
        </table:table-row>
        <table:table-row table:style-name="ro1">
          <table:table-cell/>
          <table:table-cell office:value-type="float" office:value="20.138" calcext:value-type="float">
            <text:p>20.138</text:p>
          </table:table-cell>
          <table:table-cell office:value-type="float" office:value="50" calcext:value-type="float">
            <text:p>50</text:p>
          </table:table-cell>
          <table:table-cell office:value-type="float" office:value="46.73334" calcext:value-type="float">
            <text:p>46.73334</text:p>
          </table:table-cell>
          <table:table-cell office:value-type="float" office:value="1.306667" calcext:value-type="float">
            <text:p>1.306667</text:p>
          </table:table-cell>
          <table:table-cell office:value-type="float" office:value="7.012375" calcext:value-type="float">
            <text:p>7.012375</text:p>
          </table:table-cell>
          <table:table-cell office:value-type="float" office:value="-0.03123338" calcext:value-type="float">
            <text:p>-0.03123338</text:p>
          </table:table-cell>
        </table:table-row>
        <table:table-row table:style-name="ro1">
          <table:table-cell/>
          <table:table-cell office:value-type="float" office:value="20.146" calcext:value-type="float">
            <text:p>20.146</text:p>
          </table:table-cell>
          <table:table-cell office:value-type="float" office:value="50" calcext:value-type="float">
            <text:p>50</text:p>
          </table:table-cell>
          <table:table-cell office:value-type="float" office:value="50.2" calcext:value-type="float">
            <text:p>50.2</text:p>
          </table:table-cell>
          <table:table-cell office:value-type="float" office:value="-0.08000031" calcext:value-type="float">
            <text:p>-0.08000031</text:p>
          </table:table-cell>
          <table:table-cell office:value-type="float" office:value="7.012812" calcext:value-type="float">
            <text:p>7.012812</text:p>
          </table:table-cell>
          <table:table-cell office:value-type="float" office:value="0.02577034" calcext:value-type="float">
            <text:p>0.02577034</text:p>
          </table:table-cell>
        </table:table-row>
        <table:table-row table:style-name="ro1">
          <table:table-cell/>
          <table:table-cell office:value-type="float" office:value="20.154" calcext:value-type="float">
            <text:p>20.154</text:p>
          </table:table-cell>
          <table:table-cell office:value-type="float" office:value="50" calcext:value-type="float">
            <text:p>50</text:p>
          </table:table-cell>
          <table:table-cell office:value-type="float" office:value="52.23333" calcext:value-type="float">
            <text:p>52.23333</text:p>
          </table:table-cell>
          <table:table-cell office:value-type="float" office:value="-0.8933334" calcext:value-type="float">
            <text:p>-0.8933334</text:p>
          </table:table-cell>
          <table:table-cell office:value-type="float" office:value="7.012776" calcext:value-type="float">
            <text:p>7.012776</text:p>
          </table:table-cell>
          <table:table-cell office:value-type="float" office:value="0.04281714" calcext:value-type="float">
            <text:p>0.04281714</text:p>
          </table:table-cell>
        </table:table-row>
        <table:table-row table:style-name="ro1">
          <table:table-cell/>
          <table:table-cell office:value-type="float" office:value="20.162" calcext:value-type="float">
            <text:p>20.162</text:p>
          </table:table-cell>
          <table:table-cell office:value-type="float" office:value="50" calcext:value-type="float">
            <text:p>50</text:p>
          </table:table-cell>
          <table:table-cell office:value-type="float" office:value="49.56666" calcext:value-type="float">
            <text:p>49.56666</text:p>
          </table:table-cell>
          <table:table-cell office:value-type="float" office:value="0.1733337" calcext:value-type="float">
            <text:p>0.1733337</text:p>
          </table:table-cell>
          <table:table-cell office:value-type="float" office:value="7.012804" calcext:value-type="float">
            <text:p>7.012804</text:p>
          </table:table-cell>
          <table:table-cell office:value-type="float" office:value="-0.006940858" calcext:value-type="float">
            <text:p>-0.006940858</text:p>
          </table:table-cell>
        </table:table-row>
        <table:table-row table:style-name="ro1">
          <table:table-cell/>
          <table:table-cell office:value-type="float" office:value="20.17" calcext:value-type="float">
            <text:p>20.17</text:p>
          </table:table-cell>
          <table:table-cell office:value-type="float" office:value="50" calcext:value-type="float">
            <text:p>50</text:p>
          </table:table-cell>
          <table:table-cell office:value-type="float" office:value="49.1" calcext:value-type="float">
            <text:p>49.1</text:p>
          </table:table-cell>
          <table:table-cell office:value-type="float" office:value="0.3600006" calcext:value-type="float">
            <text:p>0.3600006</text:p>
          </table:table-cell>
          <table:table-cell office:value-type="float" office:value="7.012927" calcext:value-type="float">
            <text:p>7.012927</text:p>
          </table:table-cell>
          <table:table-cell office:value-type="float" office:value="-0.01087989" calcext:value-type="float">
            <text:p>-0.01087989</text:p>
          </table:table-cell>
        </table:table-row>
        <table:table-row table:style-name="ro1">
          <table:table-cell/>
          <table:table-cell office:value-type="float" office:value="20.178" calcext:value-type="float">
            <text:p>20.178</text:p>
          </table:table-cell>
          <table:table-cell office:value-type="float" office:value="50" calcext:value-type="float">
            <text:p>50</text:p>
          </table:table-cell>
          <table:table-cell office:value-type="float" office:value="47.9" calcext:value-type="float">
            <text:p>47.9</text:p>
          </table:table-cell>
          <table:table-cell office:value-type="float" office:value="0.8399994" calcext:value-type="float">
            <text:p>0.8399994</text:p>
          </table:table-cell>
          <table:table-cell office:value-type="float" office:value="7.013256" calcext:value-type="float">
            <text:p>7.013256</text:p>
          </table:table-cell>
          <table:table-cell office:value-type="float" office:value="-0.02323823" calcext:value-type="float">
            <text:p>-0.02323823</text:p>
          </table:table-cell>
        </table:table-row>
        <table:table-row table:style-name="ro1">
          <table:table-cell/>
          <table:table-cell office:value-type="float" office:value="20.186" calcext:value-type="float">
            <text:p>20.186</text:p>
          </table:table-cell>
          <table:table-cell office:value-type="float" office:value="50" calcext:value-type="float">
            <text:p>50</text:p>
          </table:table-cell>
          <table:table-cell office:value-type="float" office:value="51.73334" calcext:value-type="float">
            <text:p>51.73334</text:p>
          </table:table-cell>
          <table:table-cell office:value-type="float" office:value="-0.6933334" calcext:value-type="float">
            <text:p>-0.6933334</text:p>
          </table:table-cell>
          <table:table-cell office:value-type="float" office:value="7.013277" calcext:value-type="float">
            <text:p>7.013277</text:p>
          </table:table-cell>
          <table:table-cell office:value-type="float" office:value="0.0347984" calcext:value-type="float">
            <text:p>0.0347984</text:p>
          </table:table-cell>
        </table:table-row>
        <table:table-row table:style-name="ro1">
          <table:table-cell/>
          <table:table-cell office:value-type="float" office:value="20.195" calcext:value-type="float">
            <text:p>20.195</text:p>
          </table:table-cell>
          <table:table-cell office:value-type="float" office:value="50" calcext:value-type="float">
            <text:p>50</text:p>
          </table:table-cell>
          <table:table-cell office:value-type="float" office:value="50.33333" calcext:value-type="float">
            <text:p>50.33333</text:p>
          </table:table-cell>
          <table:table-cell office:value-type="float" office:value="-0.1333328" calcext:value-type="float">
            <text:p>-0.1333328</text:p>
          </table:table-cell>
          <table:table-cell office:value-type="float" office:value="7.013248" calcext:value-type="float">
            <text:p>7.013248</text:p>
          </table:table-cell>
          <table:table-cell office:value-type="float" office:value="0.005183736" calcext:value-type="float">
            <text:p>0.005183736</text:p>
          </table:table-cell>
        </table:table-row>
        <table:table-row table:style-name="ro1">
          <table:table-cell/>
          <table:table-cell office:value-type="float" office:value="20.204" calcext:value-type="float">
            <text:p>20.204</text:p>
          </table:table-cell>
          <table:table-cell office:value-type="float" office:value="50" calcext:value-type="float">
            <text:p>50</text:p>
          </table:table-cell>
          <table:table-cell office:value-type="float" office:value="49.43334" calcext:value-type="float">
            <text:p>49.43334</text:p>
          </table:table-cell>
          <table:table-cell office:value-type="float" office:value="0.2266663" calcext:value-type="float">
            <text:p>0.2266663</text:p>
          </table:table-cell>
          <table:table-cell office:value-type="float" office:value="7.013304" calcext:value-type="float">
            <text:p>7.013304</text:p>
          </table:table-cell>
          <table:table-cell office:value-type="float" office:value="-0.008458781" calcext:value-type="float">
            <text:p>-0.008458781</text:p>
          </table:table-cell>
        </table:table-row>
        <table:table-row table:style-name="ro1">
          <table:table-cell/>
          <table:table-cell office:value-type="float" office:value="20.22" calcext:value-type="float">
            <text:p>20.22</text:p>
          </table:table-cell>
          <table:table-cell office:value-type="float" office:value="50" calcext:value-type="float">
            <text:p>50</text:p>
          </table:table-cell>
          <table:table-cell office:value-type="float" office:value="49.43334" calcext:value-type="float">
            <text:p>49.43334</text:p>
          </table:table-cell>
          <table:table-cell office:value-type="float" office:value="0.2266663" calcext:value-type="float">
            <text:p>0.2266663</text:p>
          </table:table-cell>
          <table:table-cell office:value-type="float" office:value="7.013563" calcext:value-type="float">
            <text:p>7.013563</text:p>
          </table:table-cell>
          <table:table-cell office:value-type="float" office:value="-0.003684685" calcext:value-type="float">
            <text:p>-0.003684685</text:p>
          </table:table-cell>
        </table:table-row>
        <table:table-row table:style-name="ro1">
          <table:table-cell/>
          <table:table-cell office:value-type="float" office:value="20.222" calcext:value-type="float">
            <text:p>20.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80001" calcext:value-type="float">
            <text:p>-28.8000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20.228" calcext:value-type="float">
            <text:p>20.228</text:p>
          </table:table-cell>
          <table:table-cell office:value-type="float" office:value="50" calcext:value-type="float">
            <text:p>50</text:p>
          </table:table-cell>
          <table:table-cell office:value-type="float" office:value="49.03333" calcext:value-type="float">
            <text:p>49.03333</text:p>
          </table:table-cell>
          <table:table-cell office:value-type="float" office:value="0.3866669" calcext:value-type="float">
            <text:p>0.3866669</text:p>
          </table:table-cell>
          <table:table-cell office:value-type="float" office:value="7.01377" calcext:value-type="float">
            <text:p>7.01377</text:p>
          </table:table-cell>
          <table:table-cell office:value-type="float" office:value="-0.007711802" calcext:value-type="float">
            <text:p>-0.007711802</text:p>
          </table:table-cell>
        </table:table-row>
        <table:table-row table:style-name="ro1">
          <table:table-cell/>
          <table:table-cell office:value-type="float" office:value="20.236" calcext:value-type="float">
            <text:p>20.236</text:p>
          </table:table-cell>
          <table:table-cell office:value-type="float" office:value="50" calcext:value-type="float">
            <text:p>50</text:p>
          </table:table-cell>
          <table:table-cell office:value-type="float" office:value="49.33333" calcext:value-type="float">
            <text:p>49.33333</text:p>
          </table:table-cell>
          <table:table-cell office:value-type="float" office:value="0.2666672" calcext:value-type="float">
            <text:p>0.2666672</text:p>
          </table:table-cell>
          <table:table-cell office:value-type="float" office:value="7.013988" calcext:value-type="float">
            <text:p>7.013988</text:p>
          </table:table-cell>
          <table:table-cell office:value-type="float" office:value="-0.001284282" calcext:value-type="float">
            <text:p>-0.001284282</text:p>
          </table:table-cell>
        </table:table-row>
        <table:table-row table:style-name="ro1">
          <table:table-cell/>
          <table:table-cell office:value-type="float" office:value="20.244" calcext:value-type="float">
            <text:p>20.244</text:p>
          </table:table-cell>
          <table:table-cell office:value-type="float" office:value="50" calcext:value-type="float">
            <text:p>50</text:p>
          </table:table-cell>
          <table:table-cell office:value-type="float" office:value="47.3" calcext:value-type="float">
            <text:p>47.3</text:p>
          </table:table-cell>
          <table:table-cell office:value-type="float" office:value="1.08" calcext:value-type="float">
            <text:p>1.08</text:p>
          </table:table-cell>
          <table:table-cell office:value-type="float" office:value="7.014451" calcext:value-type="float">
            <text:p>7.014451</text:p>
          </table:table-cell>
          <table:table-cell office:value-type="float" office:value="-0.02771323" calcext:value-type="float">
            <text:p>-0.02771323</text:p>
          </table:table-cell>
        </table:table-row>
        <table:table-row table:style-name="ro1">
          <table:table-cell/>
          <table:table-cell office:value-type="float" office:value="20.261" calcext:value-type="float">
            <text:p>20.261</text:p>
          </table:table-cell>
          <table:table-cell office:value-type="float" office:value="50" calcext:value-type="float">
            <text:p>50</text:p>
          </table:table-cell>
          <table:table-cell office:value-type="float" office:value="47.3" calcext:value-type="float">
            <text:p>47.3</text:p>
          </table:table-cell>
          <table:table-cell office:value-type="float" office:value="1.08" calcext:value-type="float">
            <text:p>1.08</text:p>
          </table:table-cell>
          <table:table-cell office:value-type="float" office:value="7.015933" calcext:value-type="float">
            <text:p>7.015933</text:p>
          </table:table-cell>
          <table:table-cell office:value-type="float" office:value="-0.01243818" calcext:value-type="float">
            <text:p>-0.01243818</text:p>
          </table:table-cell>
        </table:table-row>
        <table:table-row table:style-name="ro1">
          <table:table-cell/>
          <table:table-cell office:value-type="float" office:value="20.27" calcext:value-type="float">
            <text:p>20.27</text:p>
          </table:table-cell>
          <table:table-cell office:value-type="float" office:value="50" calcext:value-type="float">
            <text:p>50</text:p>
          </table:table-cell>
          <table:table-cell office:value-type="float" office:value="47.43333" calcext:value-type="float">
            <text:p>47.43333</text:p>
          </table:table-cell>
          <table:table-cell office:value-type="float" office:value="1.026666" calcext:value-type="float">
            <text:p>1.026666</text:p>
          </table:table-cell>
          <table:table-cell office:value-type="float" office:value="7.016745" calcext:value-type="float">
            <text:p>7.016745</text:p>
          </table:table-cell>
          <table:table-cell office:value-type="float" office:value="-0.006449102" calcext:value-type="float">
            <text:p>-0.006449102</text:p>
          </table:table-cell>
        </table:table-row>
        <table:table-row table:style-name="ro1">
          <table:table-cell/>
          <table:table-cell office:value-type="float" office:value="20.279" calcext:value-type="float">
            <text:p>20.279</text:p>
          </table:table-cell>
          <table:table-cell office:value-type="float" office:value="50" calcext:value-type="float">
            <text:p>50</text:p>
          </table:table-cell>
          <table:table-cell office:value-type="float" office:value="48.3" calcext:value-type="float">
            <text:p>48.3</text:p>
          </table:table-cell>
          <table:table-cell office:value-type="float" office:value="0.6800003" calcext:value-type="float">
            <text:p>0.6800003</text:p>
          </table:table-cell>
          <table:table-cell office:value-type="float" office:value="7.017581" calcext:value-type="float">
            <text:p>7.017581</text:p>
          </table:table-cell>
          <table:table-cell office:value-type="float" office:value="0.007054733" calcext:value-type="float">
            <text:p>0.007054733</text:p>
          </table:table-cell>
        </table:table-row>
        <table:table-row table:style-name="ro1">
          <table:table-cell/>
          <table:table-cell office:value-type="float" office:value="20.288" calcext:value-type="float">
            <text:p>20.288</text:p>
          </table:table-cell>
          <table:table-cell office:value-type="float" office:value="50" calcext:value-type="float">
            <text:p>50</text:p>
          </table:table-cell>
          <table:table-cell office:value-type="float" office:value="51.93334" calcext:value-type="float">
            <text:p>51.93334</text:p>
          </table:table-cell>
          <table:table-cell office:value-type="float" office:value="-0.7733337" calcext:value-type="float">
            <text:p>-0.7733337</text:p>
          </table:table-cell>
          <table:table-cell office:value-type="float" office:value="7.01781" calcext:value-type="float">
            <text:p>7.01781</text:p>
          </table:table-cell>
          <table:table-cell office:value-type="float" office:value="0.0524751" calcext:value-type="float">
            <text:p>0.0524751</text:p>
          </table:table-cell>
        </table:table-row>
        <table:table-row table:style-name="ro1">
          <table:table-cell/>
          <table:table-cell office:value-type="float" office:value="20.296" calcext:value-type="float">
            <text:p>20.296</text:p>
          </table:table-cell>
          <table:table-cell office:value-type="float" office:value="50" calcext:value-type="float">
            <text:p>50</text:p>
          </table:table-cell>
          <table:table-cell office:value-type="float" office:value="51.13334" calcext:value-type="float">
            <text:p>51.13334</text:p>
          </table:table-cell>
          <table:table-cell office:value-type="float" office:value="-0.453334" calcext:value-type="float">
            <text:p>-0.453334</text:p>
          </table:table-cell>
          <table:table-cell office:value-type="float" office:value="7.017797" calcext:value-type="float">
            <text:p>7.017797</text:p>
          </table:table-cell>
          <table:table-cell office:value-type="float" office:value="0.02197349" calcext:value-type="float">
            <text:p>0.02197349</text:p>
          </table:table-cell>
        </table:table-row>
        <table:table-row table:style-name="ro1">
          <table:table-cell/>
          <table:table-cell office:value-type="float" office:value="20.304" calcext:value-type="float">
            <text:p>20.304</text:p>
          </table:table-cell>
          <table:table-cell office:value-type="float" office:value="50" calcext:value-type="float">
            <text:p>50</text:p>
          </table:table-cell>
          <table:table-cell office:value-type="float" office:value="47.1" calcext:value-type="float">
            <text:p>47.1</text:p>
          </table:table-cell>
          <table:table-cell office:value-type="float" office:value="1.160001" calcext:value-type="float">
            <text:p>1.160001</text:p>
          </table:table-cell>
          <table:table-cell office:value-type="float" office:value="7.018126" calcext:value-type="float">
            <text:p>7.018126</text:p>
          </table:table-cell>
          <table:table-cell office:value-type="float" office:value="-0.03873763" calcext:value-type="float">
            <text:p>-0.03873763</text:p>
          </table:table-cell>
        </table:table-row>
        <table:table-row table:style-name="ro1">
          <table:table-cell/>
          <table:table-cell office:value-type="float" office:value="20.312" calcext:value-type="float">
            <text:p>20.312</text:p>
          </table:table-cell>
          <table:table-cell office:value-type="float" office:value="50" calcext:value-type="float">
            <text:p>50</text:p>
          </table:table-cell>
          <table:table-cell office:value-type="float" office:value="49.7" calcext:value-type="float">
            <text:p>49.7</text:p>
          </table:table-cell>
          <table:table-cell office:value-type="float" office:value="0.1199997" calcext:value-type="float">
            <text:p>0.1199997</text:p>
          </table:table-cell>
          <table:table-cell office:value-type="float" office:value="7.018384" calcext:value-type="float">
            <text:p>7.018384</text:p>
          </table:table-cell>
          <table:table-cell office:value-type="float" office:value="0.007977596" calcext:value-type="float">
            <text:p>0.007977596</text:p>
          </table:table-cell>
        </table:table-row>
        <table:table-row table:style-name="ro1">
          <table:table-cell/>
          <table:table-cell office:value-type="float" office:value="20.324" calcext:value-type="float">
            <text:p>20.324</text:p>
          </table:table-cell>
          <table:table-cell office:value-type="float" office:value="50" calcext:value-type="float">
            <text:p>50</text:p>
          </table:table-cell>
          <table:table-cell office:value-type="float" office:value="50.06667" calcext:value-type="float">
            <text:p>50.06667</text:p>
          </table:table-cell>
          <table:table-cell office:value-type="float" office:value="-0.02666626" calcext:value-type="float">
            <text:p>-0.02666626</text:p>
          </table:table-cell>
          <table:table-cell office:value-type="float" office:value="7.018557" calcext:value-type="float">
            <text:p>7.018557</text:p>
          </table:table-cell>
          <table:table-cell office:value-type="float" office:value="0.01026499" calcext:value-type="float">
            <text:p>0.01026499</text:p>
          </table:table-cell>
        </table:table-row>
        <table:table-row table:style-name="ro1">
          <table:table-cell/>
          <table:table-cell office:value-type="float" office:value="20.326" calcext:value-type="float">
            <text:p>20.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80001" calcext:value-type="float">
            <text:p>-28.8000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20.334" calcext:value-type="float">
            <text:p>20.334</text:p>
          </table:table-cell>
          <table:table-cell office:value-type="float" office:value="50" calcext:value-type="float">
            <text:p>50</text:p>
          </table:table-cell>
          <table:table-cell office:value-type="float" office:value="48.4" calcext:value-type="float">
            <text:p>48.4</text:p>
          </table:table-cell>
          <table:table-cell office:value-type="float" office:value="0.6399994" calcext:value-type="float">
            <text:p>0.6399994</text:p>
          </table:table-cell>
          <table:table-cell office:value-type="float" office:value="7.019034" calcext:value-type="float">
            <text:p>7.019034</text:p>
          </table:table-cell>
          <table:table-cell office:value-type="float" office:value="-0.01522514" calcext:value-type="float">
            <text:p>-0.01522514</text:p>
          </table:table-cell>
        </table:table-row>
        <table:table-row table:style-name="ro1">
          <table:table-cell/>
          <table:table-cell office:value-type="float" office:value="20.342" calcext:value-type="float">
            <text:p>20.342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1.2" calcext:value-type="float">
            <text:p>1.2</text:p>
          </table:table-cell>
          <table:table-cell office:value-type="float" office:value="7.019899" calcext:value-type="float">
            <text:p>7.019899</text:p>
          </table:table-cell>
          <table:table-cell office:value-type="float" office:value="-0.02700569" calcext:value-type="float">
            <text:p>-0.02700569</text:p>
          </table:table-cell>
        </table:table-row>
        <table:table-row table:style-name="ro1">
          <table:table-cell/>
          <table:table-cell office:value-type="float" office:value="20.35" calcext:value-type="float">
            <text:p>20.35</text:p>
          </table:table-cell>
          <table:table-cell office:value-type="float" office:value="50" calcext:value-type="float">
            <text:p>50</text:p>
          </table:table-cell>
          <table:table-cell office:value-type="float" office:value="50.6" calcext:value-type="float">
            <text:p>50.6</text:p>
          </table:table-cell>
          <table:table-cell office:value-type="float" office:value="-0.2399994" calcext:value-type="float">
            <text:p>-0.2399994</text:p>
          </table:table-cell>
          <table:table-cell office:value-type="float" office:value="7.020278" calcext:value-type="float">
            <text:p>7.020278</text:p>
          </table:table-cell>
          <table:table-cell office:value-type="float" office:value="0.03185656" calcext:value-type="float">
            <text:p>0.03185656</text:p>
          </table:table-cell>
        </table:table-row>
        <table:table-row table:style-name="ro1">
          <table:table-cell/>
          <table:table-cell office:value-type="float" office:value="20.358" calcext:value-type="float">
            <text:p>20.358</text:p>
          </table:table-cell>
          <table:table-cell office:value-type="float" office:value="50" calcext:value-type="float">
            <text:p>50</text:p>
          </table:table-cell>
          <table:table-cell office:value-type="float" office:value="52.7" calcext:value-type="float">
            <text:p>52.7</text:p>
          </table:table-cell>
          <table:table-cell office:value-type="float" office:value="-1.08" calcext:value-type="float">
            <text:p>-1.08</text:p>
          </table:table-cell>
          <table:table-cell office:value-type="float" office:value="7.020221" calcext:value-type="float">
            <text:p>7.020221</text:p>
          </table:table-cell>
          <table:table-cell office:value-type="float" office:value="0.04938317" calcext:value-type="float">
            <text:p>0.04938317</text:p>
          </table:table-cell>
        </table:table-row>
        <table:table-row table:style-name="ro1">
          <table:table-cell/>
          <table:table-cell office:value-type="float" office:value="20.366" calcext:value-type="float">
            <text:p>20.366</text:p>
          </table:table-cell>
          <table:table-cell office:value-type="float" office:value="50" calcext:value-type="float">
            <text:p>50</text:p>
          </table:table-cell>
          <table:table-cell office:value-type="float" office:value="51.26667" calcext:value-type="float">
            <text:p>51.26667</text:p>
          </table:table-cell>
          <table:table-cell office:value-type="float" office:value="-0.5066666" calcext:value-type="float">
            <text:p>-0.5066666</text:p>
          </table:table-cell>
          <table:table-cell office:value-type="float" office:value="7.020035" calcext:value-type="float">
            <text:p>7.020035</text:p>
          </table:table-cell>
          <table:table-cell office:value-type="float" office:value="0.01465973" calcext:value-type="float">
            <text:p>0.01465973</text:p>
          </table:table-cell>
        </table:table-row>
        <table:table-row table:style-name="ro1">
          <table:table-cell/>
          <table:table-cell office:value-type="float" office:value="20.374" calcext:value-type="float">
            <text:p>20.374</text:p>
          </table:table-cell>
          <table:table-cell office:value-type="float" office:value="50" calcext:value-type="float">
            <text:p>50</text:p>
          </table:table-cell>
          <table:table-cell office:value-type="float" office:value="47.76667" calcext:value-type="float">
            <text:p>47.76667</text:p>
          </table:table-cell>
          <table:table-cell office:value-type="float" office:value="0.8933334" calcext:value-type="float">
            <text:p>0.8933334</text:p>
          </table:table-cell>
          <table:table-cell office:value-type="float" office:value="7.020169" calcext:value-type="float">
            <text:p>7.020169</text:p>
          </table:table-cell>
          <table:table-cell office:value-type="float" office:value="-0.03623139" calcext:value-type="float">
            <text:p>-0.03623139</text:p>
          </table:table-cell>
        </table:table-row>
        <table:table-row table:style-name="ro1">
          <table:table-cell/>
          <table:table-cell office:value-type="float" office:value="20.382" calcext:value-type="float">
            <text:p>20.382</text:p>
          </table:table-cell>
          <table:table-cell office:value-type="float" office:value="50" calcext:value-type="float">
            <text:p>50</text:p>
          </table:table-cell>
          <table:table-cell office:value-type="float" office:value="49.2" calcext:value-type="float">
            <text:p>49.2</text:p>
          </table:table-cell>
          <table:table-cell office:value-type="float" office:value="0.3199997" calcext:value-type="float">
            <text:p>0.3199997</text:p>
          </table:table-cell>
          <table:table-cell office:value-type="float" office:value="7.020352" calcext:value-type="float">
            <text:p>7.020352</text:p>
          </table:table-cell>
          <table:table-cell office:value-type="float" office:value="-0.005718216" calcext:value-type="float">
            <text:p>-0.005718216</text:p>
          </table:table-cell>
        </table:table-row>
        <table:table-row table:style-name="ro1">
          <table:table-cell/>
          <table:table-cell office:value-type="float" office:value="20.401" calcext:value-type="float">
            <text:p>20.401</text:p>
          </table:table-cell>
          <table:table-cell office:value-type="float" office:value="50" calcext:value-type="float">
            <text:p>50</text:p>
          </table:table-cell>
          <table:table-cell office:value-type="float" office:value="48.16667" calcext:value-type="float">
            <text:p>48.16667</text:p>
          </table:table-cell>
          <table:table-cell office:value-type="float" office:value="0.7333328" calcext:value-type="float">
            <text:p>0.7333328</text:p>
          </table:table-cell>
          <table:table-cell office:value-type="float" office:value="7.020691" calcext:value-type="float">
            <text:p>7.020691</text:p>
          </table:table-cell>
          <table:table-cell office:value-type="float" office:value="-0.01752835" calcext:value-type="float">
            <text:p>-0.01752835</text:p>
          </table:table-cell>
        </table:table-row>
        <table:table-row table:style-name="ro1">
          <table:table-cell/>
          <table:table-cell office:value-type="float" office:value="20.409" calcext:value-type="float">
            <text:p>20.409</text:p>
          </table:table-cell>
          <table:table-cell office:value-type="float" office:value="50" calcext:value-type="float">
            <text:p>50</text:p>
          </table:table-cell>
          <table:table-cell office:value-type="float" office:value="48.1" calcext:value-type="float">
            <text:p>48.1</text:p>
          </table:table-cell>
          <table:table-cell office:value-type="float" office:value="0.7600007" calcext:value-type="float">
            <text:p>0.7600007</text:p>
          </table:table-cell>
          <table:table-cell office:value-type="float" office:value="7.021583" calcext:value-type="float">
            <text:p>7.021583</text:p>
          </table:table-cell>
          <table:table-cell office:value-type="float" office:value="-0.01279901" calcext:value-type="float">
            <text:p>-0.01279901</text:p>
          </table:table-cell>
        </table:table-row>
        <table:table-row table:style-name="ro1">
          <table:table-cell/>
          <table:table-cell office:value-type="float" office:value="20.417" calcext:value-type="float">
            <text:p>20.417</text:p>
          </table:table-cell>
          <table:table-cell office:value-type="float" office:value="50" calcext:value-type="float">
            <text:p>50</text:p>
          </table:table-cell>
          <table:table-cell office:value-type="float" office:value="51.86666" calcext:value-type="float">
            <text:p>51.86666</text:p>
          </table:table-cell>
          <table:table-cell office:value-type="float" office:value="-0.746666" calcext:value-type="float">
            <text:p>-0.746666</text:p>
          </table:table-cell>
          <table:table-cell office:value-type="float" office:value="7.021375" calcext:value-type="float">
            <text:p>7.021375</text:p>
          </table:table-cell>
          <table:table-cell office:value-type="float" office:value="0.043832" calcext:value-type="float">
            <text:p>0.043832</text:p>
          </table:table-cell>
        </table:table-row>
        <table:table-row table:style-name="ro1">
          <table:table-cell/>
          <table:table-cell office:value-type="float" office:value="20.425" calcext:value-type="float">
            <text:p>20.425</text:p>
          </table:table-cell>
          <table:table-cell office:value-type="float" office:value="50" calcext:value-type="float">
            <text:p>50</text:p>
          </table:table-cell>
          <table:table-cell office:value-type="float" office:value="51.76667" calcext:value-type="float">
            <text:p>51.76667</text:p>
          </table:table-cell>
          <table:table-cell office:value-type="float" office:value="-0.7066666" calcext:value-type="float">
            <text:p>-0.7066666</text:p>
          </table:table-cell>
          <table:table-cell office:value-type="float" office:value="7.021085" calcext:value-type="float">
            <text:p>7.021085</text:p>
          </table:table-cell>
          <table:table-cell office:value-type="float" office:value="0.01884253" calcext:value-type="float">
            <text:p>0.01884253</text:p>
          </table:table-cell>
        </table:table-row>
        <table:table-row table:style-name="ro1">
          <table:table-cell/>
          <table:table-cell office:value-type="float" office:value="20.433" calcext:value-type="float">
            <text:p>20.433</text:p>
          </table:table-cell>
          <table:table-cell office:value-type="float" office:value="50" calcext:value-type="float">
            <text:p>50</text:p>
          </table:table-cell>
          <table:table-cell office:value-type="float" office:value="50.4" calcext:value-type="float">
            <text:p>50.4</text:p>
          </table:table-cell>
          <table:table-cell office:value-type="float" office:value="-0.1600006" calcext:value-type="float">
            <text:p>-0.1600006</text:p>
          </table:table-cell>
          <table:table-cell office:value-type="float" office:value="7.020842" calcext:value-type="float">
            <text:p>7.020842</text:p>
          </table:table-cell>
          <table:table-cell office:value-type="float" office:value="-0.005227439" calcext:value-type="float">
            <text:p>-0.005227439</text:p>
          </table:table-cell>
        </table:table-row>
        <table:table-row table:style-name="ro1">
          <table:table-cell/>
          <table:table-cell office:value-type="float" office:value="20.441" calcext:value-type="float">
            <text:p>20.441</text:p>
          </table:table-cell>
          <table:table-cell office:value-type="float" office:value="50" calcext:value-type="float">
            <text:p>50</text:p>
          </table:table-cell>
          <table:table-cell office:value-type="float" office:value="49.63334" calcext:value-type="float">
            <text:p>49.63334</text:p>
          </table:table-cell>
          <table:table-cell office:value-type="float" office:value="0.146666" calcext:value-type="float">
            <text:p>0.146666</text:p>
          </table:table-cell>
          <table:table-cell office:value-type="float" office:value="7.020719" calcext:value-type="float">
            <text:p>7.020719</text:p>
          </table:table-cell>
          <table:table-cell office:value-type="float" office:value="-0.01367488" calcext:value-type="float">
            <text:p>-0.01367488</text:p>
          </table:table-cell>
        </table:table-row>
        <table:table-row table:style-name="ro1">
          <table:table-cell/>
          <table:table-cell office:value-type="float" office:value="20.449" calcext:value-type="float">
            <text:p>20.449</text:p>
          </table:table-cell>
          <table:table-cell office:value-type="float" office:value="50" calcext:value-type="float">
            <text:p>50</text:p>
          </table:table-cell>
          <table:table-cell office:value-type="float" office:value="49.9" calcext:value-type="float">
            <text:p>49.9</text:p>
          </table:table-cell>
          <table:table-cell office:value-type="float" office:value="0.03999939" calcext:value-type="float">
            <text:p>0.03999939</text:p>
          </table:table-cell>
          <table:table-cell office:value-type="float" office:value="7.020647" calcext:value-type="float">
            <text:p>7.020647</text:p>
          </table:table-cell>
          <table:table-cell office:value-type="float" office:value="-0.005778638" calcext:value-type="float">
            <text:p>-0.005778638</text:p>
          </table:table-cell>
        </table:table-row>
        <table:table-row table:style-name="ro1">
          <table:table-cell/>
          <table:table-cell office:value-type="float" office:value="20.461" calcext:value-type="float">
            <text:p>20.461</text:p>
          </table:table-cell>
          <table:table-cell office:value-type="float" office:value="50" calcext:value-type="float">
            <text:p>50</text:p>
          </table:table-cell>
          <table:table-cell office:value-type="float" office:value="51.1" calcext:value-type="float">
            <text:p>51.1</text:p>
          </table:table-cell>
          <table:table-cell office:value-type="float" office:value="-0.4399994" calcext:value-type="float">
            <text:p>-0.4399994</text:p>
          </table:table-cell>
          <table:table-cell office:value-type="float" office:value="7.02047" calcext:value-type="float">
            <text:p>7.02047</text:p>
          </table:table-cell>
          <table:table-cell office:value-type="float" office:value="0.01191053" calcext:value-type="float">
            <text:p>0.01191053</text:p>
          </table:table-cell>
        </table:table-row>
        <table:table-row table:style-name="ro1">
          <table:table-cell/>
          <table:table-cell office:value-type="float" office:value="20.47" calcext:value-type="float">
            <text:p>20.47</text:p>
          </table:table-cell>
          <table:table-cell office:value-type="float" office:value="50" calcext:value-type="float">
            <text:p>50</text:p>
          </table:table-cell>
          <table:table-cell office:value-type="float" office:value="48.7" calcext:value-type="float">
            <text:p>48.7</text:p>
          </table:table-cell>
          <table:table-cell office:value-type="float" office:value="0.5199997" calcext:value-type="float">
            <text:p>0.5199997</text:p>
          </table:table-cell>
          <table:table-cell office:value-type="float" office:value="7.020574" calcext:value-type="float">
            <text:p>7.020574</text:p>
          </table:table-cell>
          <table:table-cell office:value-type="float" office:value="-0.02358049" calcext:value-type="float">
            <text:p>-0.02358049</text:p>
          </table:table-cell>
        </table:table-row>
        <table:table-row table:style-name="ro1">
          <table:table-cell/>
          <table:table-cell office:value-type="float" office:value="20.479" calcext:value-type="float">
            <text:p>20.479</text:p>
          </table:table-cell>
          <table:table-cell office:value-type="float" office:value="50" calcext:value-type="float">
            <text:p>50</text:p>
          </table:table-cell>
          <table:table-cell office:value-type="float" office:value="49.73333" calcext:value-type="float">
            <text:p>49.73333</text:p>
          </table:table-cell>
          <table:table-cell office:value-type="float" office:value="0.1066666" calcext:value-type="float">
            <text:p>0.1066666</text:p>
          </table:table-cell>
          <table:table-cell office:value-type="float" office:value="7.020697" calcext:value-type="float">
            <text:p>7.020697</text:p>
          </table:table-cell>
          <table:table-cell office:value-type="float" office:value="-0.0005080884" calcext:value-type="float">
            <text:p>-0.0005080884</text:p>
          </table:table-cell>
        </table:table-row>
        <table:table-row table:style-name="ro1">
          <table:table-cell/>
          <table:table-cell office:value-type="float" office:value="20.487" calcext:value-type="float">
            <text:p>20.487</text:p>
          </table:table-cell>
          <table:table-cell office:value-type="float" office:value="50" calcext:value-type="float">
            <text:p>50</text:p>
          </table:table-cell>
          <table:table-cell office:value-type="float" office:value="52.43333" calcext:value-type="float">
            <text:p>52.43333</text:p>
          </table:table-cell>
          <table:table-cell office:value-type="float" office:value="-0.9733337" calcext:value-type="float">
            <text:p>-0.9733337</text:p>
          </table:table-cell>
          <table:table-cell office:value-type="float" office:value="7.020402" calcext:value-type="float">
            <text:p>7.020402</text:p>
          </table:table-cell>
          <table:table-cell office:value-type="float" office:value="0.03535549" calcext:value-type="float">
            <text:p>0.03535549</text:p>
          </table:table-cell>
        </table:table-row>
        <table:table-row table:style-name="ro1">
          <table:table-cell/>
          <table:table-cell office:value-type="float" office:value="20.495" calcext:value-type="float">
            <text:p>20.495</text:p>
          </table:table-cell>
          <table:table-cell office:value-type="float" office:value="50" calcext:value-type="float">
            <text:p>50</text:p>
          </table:table-cell>
          <table:table-cell office:value-type="float" office:value="49.66667" calcext:value-type="float">
            <text:p>49.66667</text:p>
          </table:table-cell>
          <table:table-cell office:value-type="float" office:value="0.1333328" calcext:value-type="float">
            <text:p>0.1333328</text:p>
          </table:table-cell>
          <table:table-cell office:value-type="float" office:value="7.020263" calcext:value-type="float">
            <text:p>7.020263</text:p>
          </table:table-cell>
          <table:table-cell office:value-type="float" office:value="-0.01389226" calcext:value-type="float">
            <text:p>-0.01389226</text:p>
          </table:table-cell>
        </table:table-row>
        <table:table-row table:style-name="ro1">
          <table:table-cell/>
          <table:table-cell office:value-type="float" office:value="20.503" calcext:value-type="float">
            <text:p>20.503</text:p>
          </table:table-cell>
          <table:table-cell office:value-type="float" office:value="50" calcext:value-type="float">
            <text:p>50</text:p>
          </table:table-cell>
          <table:table-cell office:value-type="float" office:value="49.86667" calcext:value-type="float">
            <text:p>49.86667</text:p>
          </table:table-cell>
          <table:table-cell office:value-type="float" office:value="0.05333405" calcext:value-type="float">
            <text:p>0.05333405</text:p>
          </table:table-cell>
          <table:table-cell office:value-type="float" office:value="7.020184" calcext:value-type="float">
            <text:p>7.020184</text:p>
          </table:table-cell>
          <table:table-cell office:value-type="float" office:value="-0.006807096" calcext:value-type="float">
            <text:p>-0.006807096</text:p>
          </table:table-cell>
        </table:table-row>
        <table:table-row table:style-name="ro1">
          <table:table-cell/>
          <table:table-cell office:value-type="float" office:value="20.511" calcext:value-type="float">
            <text:p>20.511</text:p>
          </table:table-cell>
          <table:table-cell office:value-type="float" office:value="50" calcext:value-type="float">
            <text:p>50</text:p>
          </table:table-cell>
          <table:table-cell office:value-type="float" office:value="48.26667" calcext:value-type="float">
            <text:p>48.26667</text:p>
          </table:table-cell>
          <table:table-cell office:value-type="float" office:value="0.6933334" calcext:value-type="float">
            <text:p>0.6933334</text:p>
          </table:table-cell>
          <table:table-cell office:value-type="float" office:value="7.020332" calcext:value-type="float">
            <text:p>7.020332</text:p>
          </table:table-cell>
          <table:table-cell office:value-type="float" office:value="-0.02574889" calcext:value-type="float">
            <text:p>-0.02574889</text:p>
          </table:table-cell>
        </table:table-row>
        <table:table-row table:style-name="ro1">
          <table:table-cell/>
          <table:table-cell office:value-type="float" office:value="20.519" calcext:value-type="float">
            <text:p>20.519</text:p>
          </table:table-cell>
          <table:table-cell office:value-type="float" office:value="50" calcext:value-type="float">
            <text:p>50</text:p>
          </table:table-cell>
          <table:table-cell office:value-type="float" office:value="50.56667" calcext:value-type="float">
            <text:p>50.56667</text:p>
          </table:table-cell>
          <table:table-cell office:value-type="float" office:value="-0.2266663" calcext:value-type="float">
            <text:p>-0.2266663</text:p>
          </table:table-cell>
          <table:table-cell office:value-type="float" office:value="7.020367" calcext:value-type="float">
            <text:p>7.020367</text:p>
          </table:table-cell>
          <table:table-cell office:value-type="float" office:value="0.01285116" calcext:value-type="float">
            <text:p>0.01285116</text:p>
          </table:table-cell>
        </table:table-row>
        <table:table-row table:style-name="ro1">
          <table:table-cell/>
          <table:table-cell office:value-type="float" office:value="20.528" calcext:value-type="float">
            <text:p>20.528</text:p>
          </table:table-cell>
          <table:table-cell office:value-type="float" office:value="50" calcext:value-type="float">
            <text:p>50</text:p>
          </table:table-cell>
          <table:table-cell office:value-type="float" office:value="48.26667" calcext:value-type="float">
            <text:p>48.26667</text:p>
          </table:table-cell>
          <table:table-cell office:value-type="float" office:value="0.6933334" calcext:value-type="float">
            <text:p>0.6933334</text:p>
          </table:table-cell>
          <table:table-cell office:value-type="float" office:value="7.020592" calcext:value-type="float">
            <text:p>7.020592</text:p>
          </table:table-cell>
          <table:table-cell office:value-type="float" office:value="-0.02162137" calcext:value-type="float">
            <text:p>-0.02162137</text:p>
          </table:table-cell>
        </table:table-row>
        <table:table-row table:style-name="ro1">
          <table:table-cell/>
          <table:table-cell office:value-type="float" office:value="20.537" calcext:value-type="float">
            <text:p>20.537</text:p>
          </table:table-cell>
          <table:table-cell office:value-type="float" office:value="50" calcext:value-type="float">
            <text:p>50</text:p>
          </table:table-cell>
          <table:table-cell office:value-type="float" office:value="50.63334" calcext:value-type="float">
            <text:p>50.63334</text:p>
          </table:table-cell>
          <table:table-cell office:value-type="float" office:value="-0.253334" calcext:value-type="float">
            <text:p>-0.253334</text:p>
          </table:table-cell>
          <table:table-cell office:value-type="float" office:value="7.020667" calcext:value-type="float">
            <text:p>7.020667</text:p>
          </table:table-cell>
          <table:table-cell office:value-type="float" office:value="0.01653695" calcext:value-type="float">
            <text:p>0.01653695</text:p>
          </table:table-cell>
        </table:table-row>
        <table:table-row table:style-name="ro1">
          <table:table-cell/>
          <table:table-cell office:value-type="float" office:value="20.545" calcext:value-type="float">
            <text:p>20.54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.020717" calcext:value-type="float">
            <text:p>7.020717</text:p>
          </table:table-cell>
          <table:table-cell office:value-type="float" office:value="0.002554265" calcext:value-type="float">
            <text:p>0.002554265</text:p>
          </table:table-cell>
        </table:table-row>
        <table:table-row table:style-name="ro1">
          <table:table-cell/>
          <table:table-cell office:value-type="float" office:value="20.553" calcext:value-type="float">
            <text:p>20.553</text:p>
          </table:table-cell>
          <table:table-cell office:value-type="float" office:value="50" calcext:value-type="float">
            <text:p>50</text:p>
          </table:table-cell>
          <table:table-cell office:value-type="float" office:value="53.03333" calcext:value-type="float">
            <text:p>53.03333</text:p>
          </table:table-cell>
          <table:table-cell office:value-type="float" office:value="-1.213333" calcext:value-type="float">
            <text:p>-1.213333</text:p>
          </table:table-cell>
          <table:table-cell office:value-type="float" office:value="7.02035" calcext:value-type="float">
            <text:p>7.02035</text:p>
          </table:table-cell>
          <table:table-cell office:value-type="float" office:value="0.0416747" calcext:value-type="float">
            <text:p>0.0416747</text:p>
          </table:table-cell>
        </table:table-row>
        <table:table-row table:style-name="ro1">
          <table:table-cell/>
          <table:table-cell office:value-type="float" office:value="20.561" calcext:value-type="float">
            <text:p>20.561</text:p>
          </table:table-cell>
          <table:table-cell office:value-type="float" office:value="50" calcext:value-type="float">
            <text:p>50</text:p>
          </table:table-cell>
          <table:table-cell office:value-type="float" office:value="50.4" calcext:value-type="float">
            <text:p>50.4</text:p>
          </table:table-cell>
          <table:table-cell office:value-type="float" office:value="-0.1600006" calcext:value-type="float">
            <text:p>-0.1600006</text:p>
          </table:table-cell>
          <table:table-cell office:value-type="float" office:value="7.020069" calcext:value-type="float">
            <text:p>7.020069</text:p>
          </table:table-cell>
          <table:table-cell office:value-type="float" office:value="-0.007254963" calcext:value-type="float">
            <text:p>-0.007254963</text:p>
          </table:table-cell>
        </table:table-row>
        <table:table-row table:style-name="ro1">
          <table:table-cell/>
          <table:table-cell office:value-type="float" office:value="20.569" calcext:value-type="float">
            <text:p>20.569</text:p>
          </table:table-cell>
          <table:table-cell office:value-type="float" office:value="50" calcext:value-type="float">
            <text:p>50</text:p>
          </table:table-cell>
          <table:table-cell office:value-type="float" office:value="48.53333" calcext:value-type="float">
            <text:p>48.53333</text:p>
          </table:table-cell>
          <table:table-cell office:value-type="float" office:value="0.5866669" calcext:value-type="float">
            <text:p>0.5866669</text:p>
          </table:table-cell>
          <table:table-cell office:value-type="float" office:value="7.020049" calcext:value-type="float">
            <text:p>7.020049</text:p>
          </table:table-cell>
          <table:table-cell office:value-type="float" office:value="-0.02957347" calcext:value-type="float">
            <text:p>-0.02957347</text:p>
          </table:table-cell>
        </table:table-row>
        <table:table-row table:style-name="ro1">
          <table:table-cell/>
          <table:table-cell office:value-type="float" office:value="20.577" calcext:value-type="float">
            <text:p>20.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80001" calcext:value-type="float">
            <text:p>-28.8000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20.577" calcext:value-type="float">
            <text:p>20.577</text:p>
          </table:table-cell>
          <table:table-cell office:value-type="float" office:value="50" calcext:value-type="float">
            <text:p>50</text:p>
          </table:table-cell>
          <table:table-cell office:value-type="float" office:value="48.06667" calcext:value-type="float">
            <text:p>48.06667</text:p>
          </table:table-cell>
          <table:table-cell office:value-type="float" office:value="0.7733337" calcext:value-type="float">
            <text:p>0.7733337</text:p>
          </table:table-cell>
          <table:table-cell office:value-type="float" office:value="7.020259" calcext:value-type="float">
            <text:p>7.020259</text:p>
          </table:table-cell>
          <table:table-cell office:value-type="float" office:value="-0.02627066" calcext:value-type="float">
            <text:p>-0.02627066</text:p>
          </table:table-cell>
        </table:table-row>
        <table:table-row table:style-name="ro1">
          <table:table-cell/>
          <table:table-cell office:value-type="float" office:value="20.585" calcext:value-type="float">
            <text:p>20.585</text:p>
          </table:table-cell>
          <table:table-cell office:value-type="float" office:value="50" calcext:value-type="float">
            <text:p>50</text:p>
          </table:table-cell>
          <table:table-cell office:value-type="float" office:value="51.53333" calcext:value-type="float">
            <text:p>51.53333</text:p>
          </table:table-cell>
          <table:table-cell office:value-type="float" office:value="-0.6133332" calcext:value-type="float">
            <text:p>-0.6133332</text:p>
          </table:table-cell>
          <table:table-cell office:value-type="float" office:value="7.020225" calcext:value-type="float">
            <text:p>7.020225</text:p>
          </table:table-cell>
          <table:table-cell office:value-type="float" office:value="0.02789639" calcext:value-type="float">
            <text:p>0.02789639</text:p>
          </table:table-cell>
        </table:table-row>
        <table:table-row table:style-name="ro1">
          <table:table-cell/>
          <table:table-cell office:value-type="float" office:value="20.594" calcext:value-type="float">
            <text:p>20.594</text:p>
          </table:table-cell>
          <table:table-cell office:value-type="float" office:value="50" calcext:value-type="float">
            <text:p>50</text:p>
          </table:table-cell>
          <table:table-cell office:value-type="float" office:value="49.46667" calcext:value-type="float">
            <text:p>49.46667</text:p>
          </table:table-cell>
          <table:table-cell office:value-type="float" office:value="0.2133331" calcext:value-type="float">
            <text:p>0.2133331</text:p>
          </table:table-cell>
          <table:table-cell office:value-type="float" office:value="7.020263" calcext:value-type="float">
            <text:p>7.020263</text:p>
          </table:table-cell>
          <table:table-cell office:value-type="float" office:value="-0.008310901" calcext:value-type="float">
            <text:p>-0.008310901</text:p>
          </table:table-cell>
        </table:table-row>
        <table:table-row table:style-name="ro1">
          <table:table-cell/>
          <table:table-cell office:value-type="float" office:value="20.603" calcext:value-type="float">
            <text:p>20.603</text:p>
          </table:table-cell>
          <table:table-cell office:value-type="float" office:value="50" calcext:value-type="float">
            <text:p>50</text:p>
          </table:table-cell>
          <table:table-cell office:value-type="float" office:value="50.2" calcext:value-type="float">
            <text:p>50.2</text:p>
          </table:table-cell>
          <table:table-cell office:value-type="float" office:value="-0.08000031" calcext:value-type="float">
            <text:p>-0.08000031</text:p>
          </table:table-cell>
          <table:table-cell office:value-type="float" office:value="7.020263" calcext:value-type="float">
            <text:p>7.020263</text:p>
          </table:table-cell>
          <table:table-cell office:value-type="float" office:value="0.004028421" calcext:value-type="float">
            <text:p>0.004028421</text:p>
          </table:table-cell>
        </table:table-row>
        <table:table-row table:style-name="ro1">
          <table:table-cell/>
          <table:table-cell office:value-type="float" office:value="20.612" calcext:value-type="float">
            <text:p>20.612</text:p>
          </table:table-cell>
          <table:table-cell office:value-type="float" office:value="50" calcext:value-type="float">
            <text:p>50</text:p>
          </table:table-cell>
          <table:table-cell office:value-type="float" office:value="47.33333" calcext:value-type="float">
            <text:p>47.33333</text:p>
          </table:table-cell>
          <table:table-cell office:value-type="float" office:value="1.066667" calcext:value-type="float">
            <text:p>1.066667</text:p>
          </table:table-cell>
          <table:table-cell office:value-type="float" office:value="7.020701" calcext:value-type="float">
            <text:p>7.020701</text:p>
          </table:table-cell>
          <table:table-cell office:value-type="float" office:value="-0.0351814" calcext:value-type="float">
            <text:p>-0.0351814</text:p>
          </table:table-cell>
        </table:table-row>
        <table:table-row table:style-name="ro1">
          <table:table-cell/>
          <table:table-cell office:value-type="float" office:value="20.62" calcext:value-type="float">
            <text:p>20.62</text:p>
          </table:table-cell>
          <table:table-cell office:value-type="float" office:value="50" calcext:value-type="float">
            <text:p>50</text:p>
          </table:table-cell>
          <table:table-cell office:value-type="float" office:value="49.56666" calcext:value-type="float">
            <text:p>49.56666</text:p>
          </table:table-cell>
          <table:table-cell office:value-type="float" office:value="0.1733337" calcext:value-type="float">
            <text:p>0.1733337</text:p>
          </table:table-cell>
          <table:table-cell office:value-type="float" office:value="7.021031" calcext:value-type="float">
            <text:p>7.021031</text:p>
          </table:table-cell>
          <table:table-cell office:value-type="float" office:value="0.007668224" calcext:value-type="float">
            <text:p>0.007668224</text:p>
          </table:table-cell>
        </table:table-row>
        <table:table-row table:style-name="ro1">
          <table:table-cell/>
          <table:table-cell office:value-type="float" office:value="20.629" calcext:value-type="float">
            <text:p>20.629</text:p>
          </table:table-cell>
          <table:table-cell office:value-type="float" office:value="50" calcext:value-type="float">
            <text:p>50</text:p>
          </table:table-cell>
          <table:table-cell office:value-type="float" office:value="49.2" calcext:value-type="float">
            <text:p>49.2</text:p>
          </table:table-cell>
          <table:table-cell office:value-type="float" office:value="0.3199997" calcext:value-type="float">
            <text:p>0.3199997</text:p>
          </table:table-cell>
          <table:table-cell office:value-type="float" office:value="7.021341" calcext:value-type="float">
            <text:p>7.021341</text:p>
          </table:table-cell>
          <table:table-cell table:style-name="ce1" office:value-type="float" office:value="0.00006782901" calcext:value-type="float">
            <text:p>6.78E-05</text:p>
          </table:table-cell>
        </table:table-row>
        <table:table-row table:style-name="ro1">
          <table:table-cell/>
          <table:table-cell office:value-type="float" office:value="20.637" calcext:value-type="float">
            <text:p>20.637</text:p>
          </table:table-cell>
          <table:table-cell office:value-type="float" office:value="50" calcext:value-type="float">
            <text:p>50</text:p>
          </table:table-cell>
          <table:table-cell office:value-type="float" office:value="47.1" calcext:value-type="float">
            <text:p>47.1</text:p>
          </table:table-cell>
          <table:table-cell office:value-type="float" office:value="1.160001" calcext:value-type="float">
            <text:p>1.160001</text:p>
          </table:table-cell>
          <table:table-cell office:value-type="float" office:value="7.021927" calcext:value-type="float">
            <text:p>7.021927</text:p>
          </table:table-cell>
          <table:table-cell office:value-type="float" office:value="-0.02767527" calcext:value-type="float">
            <text:p>-0.02767527</text:p>
          </table:table-cell>
        </table:table-row>
        <table:table-row table:style-name="ro1">
          <table:table-cell/>
          <table:table-cell office:value-type="float" office:value="20.645" calcext:value-type="float">
            <text:p>20.645</text:p>
          </table:table-cell>
          <table:table-cell office:value-type="float" office:value="50" calcext:value-type="float">
            <text:p>50</text:p>
          </table:table-cell>
          <table:table-cell office:value-type="float" office:value="49.76667" calcext:value-type="float">
            <text:p>49.76667</text:p>
          </table:table-cell>
          <table:table-cell office:value-type="float" office:value="0.09333344" calcext:value-type="float">
            <text:p>0.09333344</text:p>
          </table:table-cell>
          <table:table-cell office:value-type="float" office:value="7.022329" calcext:value-type="float">
            <text:p>7.022329</text:p>
          </table:table-cell>
          <table:table-cell office:value-type="float" office:value="0.01693449" calcext:value-type="float">
            <text:p>0.01693449</text:p>
          </table:table-cell>
        </table:table-row>
        <table:table-row table:style-name="ro1">
          <table:table-cell/>
          <table:table-cell office:value-type="float" office:value="20.653" calcext:value-type="float">
            <text:p>20.653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-1.2" calcext:value-type="float">
            <text:p>-1.2</text:p>
          </table:table-cell>
          <table:table-cell office:value-type="float" office:value="7.022254" calcext:value-type="float">
            <text:p>7.022254</text:p>
          </table:table-cell>
          <table:table-cell office:value-type="float" office:value="0.05419584" calcext:value-type="float">
            <text:p>0.05419584</text:p>
          </table:table-cell>
        </table:table-row>
        <table:table-row table:style-name="ro1">
          <table:table-cell/>
          <table:table-cell office:value-type="float" office:value="20.661" calcext:value-type="float">
            <text:p>20.661</text:p>
          </table:table-cell>
          <table:table-cell office:value-type="float" office:value="50" calcext:value-type="float">
            <text:p>50</text:p>
          </table:table-cell>
          <table:table-cell office:value-type="float" office:value="50.86667" calcext:value-type="float">
            <text:p>50.86667</text:p>
          </table:table-cell>
          <table:table-cell office:value-type="float" office:value="-0.346666" calcext:value-type="float">
            <text:p>-0.346666</text:p>
          </table:table-cell>
          <table:table-cell office:value-type="float" office:value="7.022101" calcext:value-type="float">
            <text:p>7.022101</text:p>
          </table:table-cell>
          <table:table-cell office:value-type="float" office:value="0.008692425" calcext:value-type="float">
            <text:p>0.008692425</text:p>
          </table:table-cell>
        </table:table-row>
        <table:table-row table:style-name="ro1">
          <table:table-cell/>
          <table:table-cell office:value-type="float" office:value="20.671" calcext:value-type="float">
            <text:p>20.671</text:p>
          </table:table-cell>
          <table:table-cell office:value-type="float" office:value="50" calcext:value-type="float">
            <text:p>50</text:p>
          </table:table-cell>
          <table:table-cell office:value-type="float" office:value="49.46667" calcext:value-type="float">
            <text:p>49.46667</text:p>
          </table:table-cell>
          <table:table-cell office:value-type="float" office:value="0.2133331" calcext:value-type="float">
            <text:p>0.2133331</text:p>
          </table:table-cell>
          <table:table-cell office:value-type="float" office:value="7.022065" calcext:value-type="float">
            <text:p>7.022065</text:p>
          </table:table-cell>
          <table:table-cell office:value-type="float" office:value="-0.0125694" calcext:value-type="float">
            <text:p>-0.0125694</text:p>
          </table:table-cell>
        </table:table-row>
        <table:table-row table:style-name="ro1">
          <table:table-cell/>
          <table:table-cell office:value-type="float" office:value="20.679" calcext:value-type="float">
            <text:p>20.679</text:p>
          </table:table-cell>
          <table:table-cell office:value-type="float" office:value="50" calcext:value-type="float">
            <text:p>50</text:p>
          </table:table-cell>
          <table:table-cell office:value-type="float" office:value="48.63334" calcext:value-type="float">
            <text:p>48.63334</text:p>
          </table:table-cell>
          <table:table-cell office:value-type="float" office:value="0.546666" calcext:value-type="float">
            <text:p>0.546666</text:p>
          </table:table-cell>
          <table:table-cell office:value-type="float" office:value="7.022241" calcext:value-type="float">
            <text:p>7.022241</text:p>
          </table:table-cell>
          <table:table-cell office:value-type="float" office:value="-0.01929575" calcext:value-type="float">
            <text:p>-0.01929575</text:p>
          </table:table-cell>
        </table:table-row>
        <table:table-row table:style-name="ro1">
          <table:table-cell/>
          <table:table-cell office:value-type="float" office:value="20.686" calcext:value-type="float">
            <text:p>20.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80001" calcext:value-type="float">
            <text:p>-28.8000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20.687" calcext:value-type="float">
            <text:p>20.687</text:p>
          </table:table-cell>
          <table:table-cell office:value-type="float" office:value="50" calcext:value-type="float">
            <text:p>50</text:p>
          </table:table-cell>
          <table:table-cell office:value-type="float" office:value="53.9" calcext:value-type="float">
            <text:p>53.9</text:p>
          </table:table-cell>
          <table:table-cell office:value-type="float" office:value="-1.560001" calcext:value-type="float">
            <text:p>-1.560001</text:p>
          </table:table-cell>
          <table:table-cell office:value-type="float" office:value="7.021894" calcext:value-type="float">
            <text:p>7.021894</text:p>
          </table:table-cell>
          <table:table-cell office:value-type="float" office:value="0.05717056" calcext:value-type="float">
            <text:p>0.05717056</text:p>
          </table:table-cell>
        </table:table-row>
        <table:table-row table:style-name="ro1">
          <table:table-cell/>
          <table:table-cell office:value-type="float" office:value="20.695" calcext:value-type="float">
            <text:p>20.695</text:p>
          </table:table-cell>
          <table:table-cell office:value-type="float" office:value="50" calcext:value-type="float">
            <text:p>50</text:p>
          </table:table-cell>
          <table:table-cell office:value-type="float" office:value="49.86667" calcext:value-type="float">
            <text:p>49.86667</text:p>
          </table:table-cell>
          <table:table-cell office:value-type="float" office:value="0.05333405" calcext:value-type="float">
            <text:p>0.05333405</text:p>
          </table:table-cell>
          <table:table-cell office:value-type="float" office:value="7.021673" calcext:value-type="float">
            <text:p>7.021673</text:p>
          </table:table-cell>
          <table:table-cell office:value-type="float" office:value="-0.01436265" calcext:value-type="float">
            <text:p>-0.01436265</text:p>
          </table:table-cell>
        </table:table-row>
        <table:table-row table:style-name="ro1">
          <table:table-cell/>
          <table:table-cell office:value-type="float" office:value="20.704" calcext:value-type="float">
            <text:p>20.704</text:p>
          </table:table-cell>
          <table:table-cell office:value-type="float" office:value="50" calcext:value-type="float">
            <text:p>50</text:p>
          </table:table-cell>
          <table:table-cell office:value-type="float" office:value="48.56667" calcext:value-type="float">
            <text:p>48.56667</text:p>
          </table:table-cell>
          <table:table-cell office:value-type="float" office:value="0.5733337" calcext:value-type="float">
            <text:p>0.5733337</text:p>
          </table:table-cell>
          <table:table-cell office:value-type="float" office:value="7.021707" calcext:value-type="float">
            <text:p>7.021707</text:p>
          </table:table-cell>
          <table:table-cell office:value-type="float" office:value="-0.02692634" calcext:value-type="float">
            <text:p>-0.02692634</text:p>
          </table:table-cell>
        </table:table-row>
        <table:table-row table:style-name="ro1">
          <table:table-cell/>
          <table:table-cell office:value-type="float" office:value="20.712" calcext:value-type="float">
            <text:p>20.712</text:p>
          </table:table-cell>
          <table:table-cell office:value-type="float" office:value="50" calcext:value-type="float">
            <text:p>50</text:p>
          </table:table-cell>
          <table:table-cell office:value-type="float" office:value="48.93333" calcext:value-type="float">
            <text:p>48.93333</text:p>
          </table:table-cell>
          <table:table-cell office:value-type="float" office:value="0.4266663" calcext:value-type="float">
            <text:p>0.4266663</text:p>
          </table:table-cell>
          <table:table-cell office:value-type="float" office:value="7.021869" calcext:value-type="float">
            <text:p>7.021869</text:p>
          </table:table-cell>
          <table:table-cell office:value-type="float" office:value="-0.01293135" calcext:value-type="float">
            <text:p>-0.01293135</text:p>
          </table:table-cell>
        </table:table-row>
        <table:table-row table:style-name="ro1">
          <table:table-cell/>
          <table:table-cell office:value-type="float" office:value="20.72" calcext:value-type="float">
            <text:p>20.72</text:p>
          </table:table-cell>
          <table:table-cell office:value-type="float" office:value="50" calcext:value-type="float">
            <text:p>50</text:p>
          </table:table-cell>
          <table:table-cell office:value-type="float" office:value="51.43333" calcext:value-type="float">
            <text:p>51.43333</text:p>
          </table:table-cell>
          <table:table-cell office:value-type="float" office:value="-0.5733337" calcext:value-type="float">
            <text:p>-0.5733337</text:p>
          </table:table-cell>
          <table:table-cell office:value-type="float" office:value="7.021806" calcext:value-type="float">
            <text:p>7.021806</text:p>
          </table:table-cell>
          <table:table-cell office:value-type="float" office:value="0.02446555" calcext:value-type="float">
            <text:p>0.02446555</text:p>
          </table:table-cell>
        </table:table-row>
        <table:table-row table:style-name="ro1">
          <table:table-cell/>
          <table:table-cell office:value-type="float" office:value="20.729" calcext:value-type="float">
            <text:p>20.729</text:p>
          </table:table-cell>
          <table:table-cell office:value-type="float" office:value="50" calcext:value-type="float">
            <text:p>50</text:p>
          </table:table-cell>
          <table:table-cell office:value-type="float" office:value="50.1" calcext:value-type="float">
            <text:p>50.1</text:p>
          </table:table-cell>
          <table:table-cell office:value-type="float" office:value="-0.03999939" calcext:value-type="float">
            <text:p>-0.03999939</text:p>
          </table:table-cell>
          <table:table-cell office:value-type="float" office:value="7.021752" calcext:value-type="float">
            <text:p>7.021752</text:p>
          </table:table-cell>
          <table:table-cell office:value-type="float" office:value="-0.0009640343" calcext:value-type="float">
            <text:p>-0.0009640343</text:p>
          </table:table-cell>
        </table:table-row>
        <table:table-row table:style-name="ro1">
          <table:table-cell/>
          <table:table-cell office:value-type="float" office:value="20.738" calcext:value-type="float">
            <text:p>20.738</text:p>
          </table:table-cell>
          <table:table-cell office:value-type="float" office:value="50" calcext:value-type="float">
            <text:p>50</text:p>
          </table:table-cell>
          <table:table-cell office:value-type="float" office:value="48.2" calcext:value-type="float">
            <text:p>48.2</text:p>
          </table:table-cell>
          <table:table-cell office:value-type="float" office:value="0.7199997" calcext:value-type="float">
            <text:p>0.7199997</text:p>
          </table:table-cell>
          <table:table-cell office:value-type="float" office:value="7.02195" calcext:value-type="float">
            <text:p>7.02195</text:p>
          </table:table-cell>
          <table:table-cell office:value-type="float" office:value="-0.02573548" calcext:value-type="float">
            <text:p>-0.02573548</text:p>
          </table:table-cell>
        </table:table-row>
        <table:table-row table:style-name="ro1">
          <table:table-cell/>
          <table:table-cell office:value-type="float" office:value="20.747" calcext:value-type="float">
            <text:p>20.747</text:p>
          </table:table-cell>
          <table:table-cell office:value-type="float" office:value="50" calcext:value-type="float">
            <text:p>50</text:p>
          </table:table-cell>
          <table:table-cell office:value-type="float" office:value="47.86666" calcext:value-type="float">
            <text:p>47.86666</text:p>
          </table:table-cell>
          <table:table-cell office:value-type="float" office:value="0.853334" calcext:value-type="float">
            <text:p>0.853334</text:p>
          </table:table-cell>
          <table:table-cell office:value-type="float" office:value="7.022438" calcext:value-type="float">
            <text:p>7.022438</text:p>
          </table:table-cell>
          <table:table-cell office:value-type="float" office:value="-0.0213854" calcext:value-type="float">
            <text:p>-0.0213854</text:p>
          </table:table-cell>
        </table:table-row>
        <table:table-row table:style-name="ro1">
          <table:table-cell/>
          <table:table-cell office:value-type="float" office:value="20.755" calcext:value-type="float">
            <text:p>20.75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-0.8" calcext:value-type="float">
            <text:p>-0.8</text:p>
          </table:table-cell>
          <table:table-cell office:value-type="float" office:value="7.022439" calcext:value-type="float">
            <text:p>7.022439</text:p>
          </table:table-cell>
          <table:table-cell office:value-type="float" office:value="0.04130157" calcext:value-type="float">
            <text:p>0.04130157</text:p>
          </table:table-cell>
        </table:table-row>
        <table:table-row table:style-name="ro1">
          <table:table-cell/>
          <table:table-cell office:value-type="float" office:value="20.763" calcext:value-type="float">
            <text:p>20.763</text:p>
          </table:table-cell>
          <table:table-cell office:value-type="float" office:value="50" calcext:value-type="float">
            <text:p>50</text:p>
          </table:table-cell>
          <table:table-cell office:value-type="float" office:value="48.3" calcext:value-type="float">
            <text:p>48.3</text:p>
          </table:table-cell>
          <table:table-cell office:value-type="float" office:value="0.6800003" calcext:value-type="float">
            <text:p>0.6800003</text:p>
          </table:table-cell>
          <table:table-cell office:value-type="float" office:value="7.022637" calcext:value-type="float">
            <text:p>7.022637</text:p>
          </table:table-cell>
          <table:table-cell office:value-type="float" office:value="-0.02240664" calcext:value-type="float">
            <text:p>-0.02240664</text:p>
          </table:table-cell>
        </table:table-row>
        <table:table-row table:style-name="ro1">
          <table:table-cell/>
          <table:table-cell office:value-type="float" office:value="20.771" calcext:value-type="float">
            <text:p>20.771</text:p>
          </table:table-cell>
          <table:table-cell office:value-type="float" office:value="50" calcext:value-type="float">
            <text:p>50</text:p>
          </table:table-cell>
          <table:table-cell office:value-type="float" office:value="50.5" calcext:value-type="float">
            <text:p>50.5</text:p>
          </table:table-cell>
          <table:table-cell office:value-type="float" office:value="-0.2" calcext:value-type="float">
            <text:p>-0.2</text:p>
          </table:table-cell>
          <table:table-cell office:value-type="float" office:value="7.022714" calcext:value-type="float">
            <text:p>7.022714</text:p>
          </table:table-cell>
          <table:table-cell office:value-type="float" office:value="0.01380296" calcext:value-type="float">
            <text:p>0.01380296</text:p>
          </table:table-cell>
        </table:table-row>
        <table:table-row table:style-name="ro1">
          <table:table-cell/>
          <table:table-cell office:value-type="float" office:value="20.779" calcext:value-type="float">
            <text:p>20.779</text:p>
          </table:table-cell>
          <table:table-cell office:value-type="float" office:value="50" calcext:value-type="float">
            <text:p>50</text:p>
          </table:table-cell>
          <table:table-cell office:value-type="float" office:value="49.86667" calcext:value-type="float">
            <text:p>49.86667</text:p>
          </table:table-cell>
          <table:table-cell office:value-type="float" office:value="0.05333405" calcext:value-type="float">
            <text:p>0.05333405</text:p>
          </table:table-cell>
          <table:table-cell office:value-type="float" office:value="7.022781" calcext:value-type="float">
            <text:p>7.022781</text:p>
          </table:table-cell>
          <table:table-cell office:value-type="float" office:value="0.001025758" calcext:value-type="float">
            <text:p>0.001025758</text:p>
          </table:table-cell>
        </table:table-row>
        <table:table-row table:style-name="ro1">
          <table:table-cell/>
          <table:table-cell office:value-type="float" office:value="20.79" calcext:value-type="float">
            <text:p>20.79</text:p>
          </table:table-cell>
          <table:table-cell office:value-type="float" office:value="50" calcext:value-type="float">
            <text:p>50</text:p>
          </table:table-cell>
          <table:table-cell office:value-type="float" office:value="49.33333" calcext:value-type="float">
            <text:p>49.33333</text:p>
          </table:table-cell>
          <table:table-cell office:value-type="float" office:value="0.2666672" calcext:value-type="float">
            <text:p>0.2666672</text:p>
          </table:table-cell>
          <table:table-cell office:value-type="float" office:value="7.022905" calcext:value-type="float">
            <text:p>7.022905</text:p>
          </table:table-cell>
          <table:table-cell office:value-type="float" office:value="-0.006342546" calcext:value-type="float">
            <text:p>-0.006342546</text:p>
          </table:table-cell>
        </table:table-row>
        <table:table-row table:style-name="ro1">
          <table:table-cell/>
          <table:table-cell office:value-type="float" office:value="20.799" calcext:value-type="float">
            <text:p>20.799</text:p>
          </table:table-cell>
          <table:table-cell office:value-type="float" office:value="50" calcext:value-type="float">
            <text:p>50</text:p>
          </table:table-cell>
          <table:table-cell office:value-type="float" office:value="49.96667" calcext:value-type="float">
            <text:p>49.96667</text:p>
          </table:table-cell>
          <table:table-cell office:value-type="float" office:value="0.01333313" calcext:value-type="float">
            <text:p>0.01333313</text:p>
          </table:table-cell>
          <table:table-cell office:value-type="float" office:value="7.023004" calcext:value-type="float">
            <text:p>7.023004</text:p>
          </table:table-cell>
          <table:table-cell office:value-type="float" office:value="0.004046858" calcext:value-type="float">
            <text:p>0.004046858</text:p>
          </table:table-cell>
        </table:table-row>
        <table:table-row table:style-name="ro1">
          <table:table-cell/>
          <table:table-cell office:value-type="float" office:value="20.807" calcext:value-type="float">
            <text:p>20.807</text:p>
          </table:table-cell>
          <table:table-cell office:value-type="float" office:value="50" calcext:value-type="float">
            <text:p>50</text:p>
          </table:table-cell>
          <table:table-cell office:value-type="float" office:value="47.93334" calcext:value-type="float">
            <text:p>47.93334</text:p>
          </table:table-cell>
          <table:table-cell office:value-type="float" office:value="0.8266663" calcext:value-type="float">
            <text:p>0.8266663</text:p>
          </table:table-cell>
          <table:table-cell office:value-type="float" office:value="7.023438" calcext:value-type="float">
            <text:p>7.023438</text:p>
          </table:table-cell>
          <table:table-cell office:value-type="float" office:value="-0.02441182" calcext:value-type="float">
            <text:p>-0.02441182</text:p>
          </table:table-cell>
        </table:table-row>
        <table:table-row table:style-name="ro1">
          <table:table-cell/>
          <table:table-cell office:value-type="float" office:value="20.815" calcext:value-type="float">
            <text:p>20.815</text:p>
          </table:table-cell>
          <table:table-cell office:value-type="float" office:value="50" calcext:value-type="float">
            <text:p>50</text:p>
          </table:table-cell>
          <table:table-cell office:value-type="float" office:value="49.36666" calcext:value-type="float">
            <text:p>49.36666</text:p>
          </table:table-cell>
          <table:table-cell office:value-type="float" office:value="0.253334" calcext:value-type="float">
            <text:p>0.253334</text:p>
          </table:table-cell>
          <table:table-cell office:value-type="float" office:value="7.023749" calcext:value-type="float">
            <text:p>7.023749</text:p>
          </table:table-cell>
          <table:table-cell office:value-type="float" office:value="0.004273161" calcext:value-type="float">
            <text:p>0.004273161</text:p>
          </table:table-cell>
        </table:table-row>
        <table:table-row table:style-name="ro1">
          <table:table-cell/>
          <table:table-cell office:value-type="float" office:value="20.823" calcext:value-type="float">
            <text:p>20.823</text:p>
          </table:table-cell>
          <table:table-cell office:value-type="float" office:value="50" calcext:value-type="float">
            <text:p>50</text:p>
          </table:table-cell>
          <table:table-cell office:value-type="float" office:value="51.6" calcext:value-type="float">
            <text:p>51.6</text:p>
          </table:table-cell>
          <table:table-cell office:value-type="float" office:value="-0.6399994" calcext:value-type="float">
            <text:p>-0.6399994</text:p>
          </table:table-cell>
          <table:table-cell office:value-type="float" office:value="7.023774" calcext:value-type="float">
            <text:p>7.023774</text:p>
          </table:table-cell>
          <table:table-cell office:value-type="float" office:value="0.03238587" calcext:value-type="float">
            <text:p>0.03238587</text:p>
          </table:table-cell>
        </table:table-row>
        <table:table-row table:style-name="ro1">
          <table:table-cell/>
          <table:table-cell office:value-type="float" office:value="20.831" calcext:value-type="float">
            <text:p>20.831</text:p>
          </table:table-cell>
          <table:table-cell office:value-type="float" office:value="50" calcext:value-type="float">
            <text:p>50</text:p>
          </table:table-cell>
          <table:table-cell office:value-type="float" office:value="48.76667" calcext:value-type="float">
            <text:p>48.76667</text:p>
          </table:table-cell>
          <table:table-cell office:value-type="float" office:value="0.4933334" calcext:value-type="float">
            <text:p>0.4933334</text:p>
          </table:table-cell>
          <table:table-cell office:value-type="float" office:value="7.023934" calcext:value-type="float">
            <text:p>7.023934</text:p>
          </table:table-cell>
          <table:table-cell office:value-type="float" office:value="-0.01537818" calcext:value-type="float">
            <text:p>-0.01537818</text:p>
          </table:table-cell>
        </table:table-row>
        <table:table-row table:style-name="ro1">
          <table:table-cell/>
          <table:table-cell office:value-type="float" office:value="20.839" calcext:value-type="float">
            <text:p>20.83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.024043" calcext:value-type="float">
            <text:p>7.024043</text:p>
          </table:table-cell>
          <table:table-cell office:value-type="float" office:value="0.005823075" calcext:value-type="float">
            <text:p>0.005823075</text:p>
          </table:table-cell>
        </table:table-row>
        <table:table-row table:style-name="ro1">
          <table:table-cell/>
          <table:table-cell office:value-type="float" office:value="20.847" calcext:value-type="float">
            <text:p>20.847</text:p>
          </table:table-cell>
          <table:table-cell office:value-type="float" office:value="50" calcext:value-type="float">
            <text:p>50</text:p>
          </table:table-cell>
          <table:table-cell office:value-type="float" office:value="48.46667" calcext:value-type="float">
            <text:p>48.46667</text:p>
          </table:table-cell>
          <table:table-cell office:value-type="float" office:value="0.6133332" calcext:value-type="float">
            <text:p>0.6133332</text:p>
          </table:table-cell>
          <table:table-cell office:value-type="float" office:value="7.024296" calcext:value-type="float">
            <text:p>7.024296</text:p>
          </table:table-cell>
          <table:table-cell office:value-type="float" office:value="-0.0162801" calcext:value-type="float">
            <text:p>-0.0162801</text:p>
          </table:table-cell>
        </table:table-row>
        <table:table-row table:style-name="ro1">
          <table:table-cell/>
          <table:table-cell office:value-type="float" office:value="20.861" calcext:value-type="float">
            <text:p>20.861</text:p>
          </table:table-cell>
          <table:table-cell office:value-type="float" office:value="50" calcext:value-type="float">
            <text:p>50</text:p>
          </table:table-cell>
          <table:table-cell office:value-type="float" office:value="51.16667" calcext:value-type="float">
            <text:p>51.16667</text:p>
          </table:table-cell>
          <table:table-cell office:value-type="float" office:value="-0.4666672" calcext:value-type="float">
            <text:p>-0.4666672</text:p>
          </table:table-cell>
          <table:table-cell office:value-type="float" office:value="7.024332" calcext:value-type="float">
            <text:p>7.024332</text:p>
          </table:table-cell>
          <table:table-cell office:value-type="float" office:value="0.02456971" calcext:value-type="float">
            <text:p>0.02456971</text:p>
          </table:table-cell>
        </table:table-row>
        <table:table-row table:style-name="ro1">
          <table:table-cell/>
          <table:table-cell office:value-type="float" office:value="20.87" calcext:value-type="float">
            <text:p>20.87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7.02458" calcext:value-type="float">
            <text:p>7.02458</text:p>
          </table:table-cell>
          <table:table-cell office:value-type="float" office:value="-0.01189293" calcext:value-type="float">
            <text:p>-0.01189293</text:p>
          </table:table-cell>
        </table:table-row>
        <table:table-row table:style-name="ro1">
          <table:table-cell/>
          <table:table-cell office:value-type="float" office:value="20.878" calcext:value-type="float">
            <text:p>20.878</text:p>
          </table:table-cell>
          <table:table-cell office:value-type="float" office:value="50" calcext:value-type="float">
            <text:p>50</text:p>
          </table:table-cell>
          <table:table-cell office:value-type="float" office:value="46.83333" calcext:value-type="float">
            <text:p>46.83333</text:p>
          </table:table-cell>
          <table:table-cell office:value-type="float" office:value="1.266667" calcext:value-type="float">
            <text:p>1.266667</text:p>
          </table:table-cell>
          <table:table-cell office:value-type="float" office:value="7.025481" calcext:value-type="float">
            <text:p>7.025481</text:p>
          </table:table-cell>
          <table:table-cell office:value-type="float" office:value="-0.03526025" calcext:value-type="float">
            <text:p>-0.03526025</text:p>
          </table:table-cell>
        </table:table-row>
        <table:table-row table:style-name="ro1">
          <table:table-cell/>
          <table:table-cell office:value-type="float" office:value="20.886" calcext:value-type="float">
            <text:p>20.886</text:p>
          </table:table-cell>
          <table:table-cell office:value-type="float" office:value="50" calcext:value-type="float">
            <text:p>50</text:p>
          </table:table-cell>
          <table:table-cell office:value-type="float" office:value="50.53333" calcext:value-type="float">
            <text:p>50.53333</text:p>
          </table:table-cell>
          <table:table-cell office:value-type="float" office:value="-0.2133331" calcext:value-type="float">
            <text:p>-0.2133331</text:p>
          </table:table-cell>
          <table:table-cell office:value-type="float" office:value="7.02585" calcext:value-type="float">
            <text:p>7.02585</text:p>
          </table:table-cell>
          <table:table-cell office:value-type="float" office:value="0.0297987" calcext:value-type="float">
            <text:p>0.0297987</text:p>
          </table:table-cell>
        </table:table-row>
        <table:table-row table:style-name="ro1">
          <table:table-cell/>
          <table:table-cell office:value-type="float" office:value="20.894" calcext:value-type="float">
            <text:p>20.894</text:p>
          </table:table-cell>
          <table:table-cell office:value-type="float" office:value="50" calcext:value-type="float">
            <text:p>50</text:p>
          </table:table-cell>
          <table:table-cell office:value-type="float" office:value="49.06667" calcext:value-type="float">
            <text:p>49.06667</text:p>
          </table:table-cell>
          <table:table-cell office:value-type="float" office:value="0.3733337" calcext:value-type="float">
            <text:p>0.3733337</text:p>
          </table:table-cell>
          <table:table-cell office:value-type="float" office:value="7.026196" calcext:value-type="float">
            <text:p>7.026196</text:p>
          </table:table-cell>
          <table:table-cell office:value-type="float" office:value="0.0003068304" calcext:value-type="float">
            <text:p>0.0003068304</text:p>
          </table:table-cell>
        </table:table-row>
        <table:table-row table:style-name="ro1">
          <table:table-cell/>
          <table:table-cell office:value-type="float" office:value="20.902" calcext:value-type="float">
            <text:p>20.902</text:p>
          </table:table-cell>
          <table:table-cell office:value-type="float" office:value="50" calcext:value-type="float">
            <text:p>50</text:p>
          </table:table-cell>
          <table:table-cell office:value-type="float" office:value="49.6" calcext:value-type="float">
            <text:p>49.6</text:p>
          </table:table-cell>
          <table:table-cell office:value-type="float" office:value="0.1600006" calcext:value-type="float">
            <text:p>0.1600006</text:p>
          </table:table-cell>
          <table:table-cell office:value-type="float" office:value="7.026477" calcext:value-type="float">
            <text:p>7.026477</text:p>
          </table:table-cell>
          <table:table-cell office:value-type="float" office:value="0.007248827" calcext:value-type="float">
            <text:p>0.007248827</text:p>
          </table:table-cell>
        </table:table-row>
        <table:table-row table:style-name="ro1">
          <table:table-cell/>
          <table:table-cell office:value-type="float" office:value="20.91" calcext:value-type="float">
            <text:p>20.91</text:p>
          </table:table-cell>
          <table:table-cell office:value-type="float" office:value="50" calcext:value-type="float">
            <text:p>50</text:p>
          </table:table-cell>
          <table:table-cell office:value-type="float" office:value="47.26667" calcext:value-type="float">
            <text:p>47.26667</text:p>
          </table:table-cell>
          <table:table-cell office:value-type="float" office:value="1.093333" calcext:value-type="float">
            <text:p>1.093333</text:p>
          </table:table-cell>
          <table:table-cell office:value-type="float" office:value="7.026986" calcext:value-type="float">
            <text:p>7.026986</text:p>
          </table:table-cell>
          <table:table-cell office:value-type="float" office:value="-0.02587068" calcext:value-type="float">
            <text:p>-0.02587068</text:p>
          </table:table-cell>
        </table:table-row>
        <table:table-row table:style-name="ro1">
          <table:table-cell/>
          <table:table-cell office:value-type="float" office:value="20.918" calcext:value-type="float">
            <text:p>20.91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-0.4" calcext:value-type="float">
            <text:p>-0.4</text:p>
          </table:table-cell>
          <table:table-cell office:value-type="float" office:value="7.027216" calcext:value-type="float">
            <text:p>7.027216</text:p>
          </table:table-cell>
          <table:table-cell office:value-type="float" office:value="0.03168833" calcext:value-type="float">
            <text:p>0.03168833</text:p>
          </table:table-cell>
        </table:table-row>
        <table:table-row table:style-name="ro1">
          <table:table-cell/>
          <table:table-cell office:value-type="float" office:value="20.928" calcext:value-type="float">
            <text:p>20.928</text:p>
          </table:table-cell>
          <table:table-cell office:value-type="float" office:value="50" calcext:value-type="float">
            <text:p>50</text:p>
          </table:table-cell>
          <table:table-cell office:value-type="float" office:value="51.6" calcext:value-type="float">
            <text:p>51.6</text:p>
          </table:table-cell>
          <table:table-cell office:value-type="float" office:value="-0.6399994" calcext:value-type="float">
            <text:p>-0.6399994</text:p>
          </table:table-cell>
          <table:table-cell office:value-type="float" office:value="7.027186" calcext:value-type="float">
            <text:p>7.027186</text:p>
          </table:table-cell>
          <table:table-cell office:value-type="float" office:value="0.02946756" calcext:value-type="float">
            <text:p>0.02946756</text:p>
          </table:table-cell>
        </table:table-row>
        <table:table-row table:style-name="ro1">
          <table:table-cell/>
          <table:table-cell office:value-type="float" office:value="20.934" calcext:value-type="float">
            <text:p>20.9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80001" calcext:value-type="float">
            <text:p>-28.8000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20.937" calcext:value-type="float">
            <text:p>20.937</text:p>
          </table:table-cell>
          <table:table-cell office:value-type="float" office:value="50" calcext:value-type="float">
            <text:p>50</text:p>
          </table:table-cell>
          <table:table-cell office:value-type="float" office:value="50.23334" calcext:value-type="float">
            <text:p>50.23334</text:p>
          </table:table-cell>
          <table:table-cell office:value-type="float" office:value="-0.09333344" calcext:value-type="float">
            <text:p>-0.09333344</text:p>
          </table:table-cell>
          <table:table-cell office:value-type="float" office:value="7.027131" calcext:value-type="float">
            <text:p>7.027131</text:p>
          </table:table-cell>
          <table:table-cell office:value-type="float" office:value="0.001998673" calcext:value-type="float">
            <text:p>0.001998673</text:p>
          </table:table-cell>
        </table:table-row>
        <table:table-row table:style-name="ro1">
          <table:table-cell/>
          <table:table-cell office:value-type="float" office:value="20.945" calcext:value-type="float">
            <text:p>20.945</text:p>
          </table:table-cell>
          <table:table-cell office:value-type="float" office:value="50" calcext:value-type="float">
            <text:p>50</text:p>
          </table:table-cell>
          <table:table-cell office:value-type="float" office:value="50.33333" calcext:value-type="float">
            <text:p>50.33333</text:p>
          </table:table-cell>
          <table:table-cell office:value-type="float" office:value="-0.1333328" calcext:value-type="float">
            <text:p>-0.1333328</text:p>
          </table:table-cell>
          <table:table-cell office:value-type="float" office:value="7.02704" calcext:value-type="float">
            <text:p>7.02704</text:p>
          </table:table-cell>
          <table:table-cell office:value-type="float" office:value="0.002599189" calcext:value-type="float">
            <text:p>0.002599189</text:p>
          </table:table-cell>
        </table:table-row>
        <table:table-row table:style-name="ro1">
          <table:table-cell/>
          <table:table-cell office:value-type="float" office:value="20.953" calcext:value-type="float">
            <text:p>20.953</text:p>
          </table:table-cell>
          <table:table-cell office:value-type="float" office:value="50" calcext:value-type="float">
            <text:p>50</text:p>
          </table:table-cell>
          <table:table-cell office:value-type="float" office:value="53.03333" calcext:value-type="float">
            <text:p>53.03333</text:p>
          </table:table-cell>
          <table:table-cell office:value-type="float" office:value="-1.213333" calcext:value-type="float">
            <text:p>-1.213333</text:p>
          </table:table-cell>
          <table:table-cell office:value-type="float" office:value="7.026587" calcext:value-type="float">
            <text:p>7.026587</text:p>
          </table:table-cell>
          <table:table-cell office:value-type="float" office:value="0.03725145" calcext:value-type="float">
            <text:p>0.03725145</text:p>
          </table:table-cell>
        </table:table-row>
        <table:table-row table:style-name="ro1">
          <table:table-cell/>
          <table:table-cell office:value-type="float" office:value="20.961" calcext:value-type="float">
            <text:p>20.961</text:p>
          </table:table-cell>
          <table:table-cell office:value-type="float" office:value="50" calcext:value-type="float">
            <text:p>50</text:p>
          </table:table-cell>
          <table:table-cell office:value-type="float" office:value="50.56667" calcext:value-type="float">
            <text:p>50.56667</text:p>
          </table:table-cell>
          <table:table-cell office:value-type="float" office:value="-0.2266663" calcext:value-type="float">
            <text:p>-0.2266663</text:p>
          </table:table-cell>
          <table:table-cell office:value-type="float" office:value="7.026232" calcext:value-type="float">
            <text:p>7.026232</text:p>
          </table:table-cell>
          <table:table-cell office:value-type="float" office:value="-0.007974292" calcext:value-type="float">
            <text:p>-0.007974292</text:p>
          </table:table-cell>
        </table:table-row>
        <table:table-row table:style-name="ro1">
          <table:table-cell/>
          <table:table-cell office:value-type="float" office:value="20.969" calcext:value-type="float">
            <text:p>20.969</text:p>
          </table:table-cell>
          <table:table-cell office:value-type="float" office:value="50" calcext:value-type="float">
            <text:p>50</text:p>
          </table:table-cell>
          <table:table-cell office:value-type="float" office:value="47.9" calcext:value-type="float">
            <text:p>47.9</text:p>
          </table:table-cell>
          <table:table-cell office:value-type="float" office:value="0.8399994" calcext:value-type="float">
            <text:p>0.8399994</text:p>
          </table:table-cell>
          <table:table-cell office:value-type="float" office:value="7.026235" calcext:value-type="float">
            <text:p>7.026235</text:p>
          </table:table-cell>
          <table:table-cell office:value-type="float" office:value="-0.04062261" calcext:value-type="float">
            <text:p>-0.04062261</text:p>
          </table:table-cell>
        </table:table-row>
        <table:table-row table:style-name="ro1">
          <table:table-cell/>
          <table:table-cell office:value-type="float" office:value="20.977" calcext:value-type="float">
            <text:p>20.977</text:p>
          </table:table-cell>
          <table:table-cell office:value-type="float" office:value="50" calcext:value-type="float">
            <text:p>50</text:p>
          </table:table-cell>
          <table:table-cell office:value-type="float" office:value="48.2" calcext:value-type="float">
            <text:p>48.2</text:p>
          </table:table-cell>
          <table:table-cell office:value-type="float" office:value="0.7199997" calcext:value-type="float">
            <text:p>0.7199997</text:p>
          </table:table-cell>
          <table:table-cell office:value-type="float" office:value="7.026446" calcext:value-type="float">
            <text:p>7.026446</text:p>
          </table:table-cell>
          <table:table-cell office:value-type="float" office:value="-0.02366276" calcext:value-type="float">
            <text:p>-0.02366276</text:p>
          </table:table-cell>
        </table:table-row>
        <table:table-row table:style-name="ro1">
          <table:table-cell/>
          <table:table-cell office:value-type="float" office:value="20.986" calcext:value-type="float">
            <text:p>20.986</text:p>
          </table:table-cell>
          <table:table-cell office:value-type="float" office:value="50" calcext:value-type="float">
            <text:p>50</text:p>
          </table:table-cell>
          <table:table-cell office:value-type="float" office:value="51.93334" calcext:value-type="float">
            <text:p>51.93334</text:p>
          </table:table-cell>
          <table:table-cell office:value-type="float" office:value="-0.7733337" calcext:value-type="float">
            <text:p>-0.7733337</text:p>
          </table:table-cell>
          <table:table-cell office:value-type="float" office:value="7.02634" calcext:value-type="float">
            <text:p>7.02634</text:p>
          </table:table-cell>
          <table:table-cell office:value-type="float" office:value="0.03318956" calcext:value-type="float">
            <text:p>0.03318956</text:p>
          </table:table-cell>
        </table:table-row>
        <table:table-row table:style-name="ro1">
          <table:table-cell/>
          <table:table-cell office:value-type="float" office:value="20.994" calcext:value-type="float">
            <text:p>20.994</text:p>
          </table:table-cell>
          <table:table-cell office:value-type="float" office:value="50" calcext:value-type="float">
            <text:p>50</text:p>
          </table:table-cell>
          <table:table-cell office:value-type="float" office:value="48.8" calcext:value-type="float">
            <text:p>48.8</text:p>
          </table:table-cell>
          <table:table-cell office:value-type="float" office:value="0.4800003" calcext:value-type="float">
            <text:p>0.4800003</text:p>
          </table:table-cell>
          <table:table-cell office:value-type="float" office:value="7.026428" calcext:value-type="float">
            <text:p>7.026428</text:p>
          </table:table-cell>
          <table:table-cell office:value-type="float" office:value="-0.01945493" calcext:value-type="float">
            <text:p>-0.01945493</text:p>
          </table:table-cell>
        </table:table-row>
        <table:table-row table:style-name="ro1">
          <table:table-cell/>
          <table:table-cell office:value-type="float" office:value="21.004" calcext:value-type="float">
            <text:p>21.004</text:p>
          </table:table-cell>
          <table:table-cell office:value-type="float" office:value="50" calcext:value-type="float">
            <text:p>50</text:p>
          </table:table-cell>
          <table:table-cell office:value-type="float" office:value="48.16667" calcext:value-type="float">
            <text:p>48.16667</text:p>
          </table:table-cell>
          <table:table-cell office:value-type="float" office:value="0.7333328" calcext:value-type="float">
            <text:p>0.7333328</text:p>
          </table:table-cell>
          <table:table-cell office:value-type="float" office:value="7.026697" calcext:value-type="float">
            <text:p>7.026697</text:p>
          </table:table-cell>
          <table:table-cell office:value-type="float" office:value="-0.02120026" calcext:value-type="float">
            <text:p>-0.02120026</text:p>
          </table:table-cell>
        </table:table-row>
        <table:table-row table:style-name="ro1">
          <table:table-cell/>
          <table:table-cell office:value-type="float" office:value="21.012" calcext:value-type="float">
            <text:p>21.012</text:p>
          </table:table-cell>
          <table:table-cell office:value-type="float" office:value="50" calcext:value-type="float">
            <text:p>50</text:p>
          </table:table-cell>
          <table:table-cell office:value-type="float" office:value="47.13334" calcext:value-type="float">
            <text:p>47.13334</text:p>
          </table:table-cell>
          <table:table-cell office:value-type="float" office:value="1.146666" calcext:value-type="float">
            <text:p>1.146666</text:p>
          </table:table-cell>
          <table:table-cell office:value-type="float" office:value="7.027313" calcext:value-type="float">
            <text:p>7.027313</text:p>
          </table:table-cell>
          <table:table-cell office:value-type="float" office:value="-0.02805654" calcext:value-type="float">
            <text:p>-0.02805654</text:p>
          </table:table-cell>
        </table:table-row>
        <table:table-row table:style-name="ro1">
          <table:table-cell/>
          <table:table-cell office:value-type="float" office:value="21.022" calcext:value-type="float">
            <text:p>21.022</text:p>
          </table:table-cell>
          <table:table-cell office:value-type="float" office:value="50" calcext:value-type="float">
            <text:p>50</text:p>
          </table:table-cell>
          <table:table-cell office:value-type="float" office:value="50.26667" calcext:value-type="float">
            <text:p>50.26667</text:p>
          </table:table-cell>
          <table:table-cell office:value-type="float" office:value="-0.1066666" calcext:value-type="float">
            <text:p>-0.1066666</text:p>
          </table:table-cell>
          <table:table-cell office:value-type="float" office:value="7.027676" calcext:value-type="float">
            <text:p>7.027676</text:p>
          </table:table-cell>
          <table:table-cell office:value-type="float" office:value="0.0234035" calcext:value-type="float">
            <text:p>0.0234035</text:p>
          </table:table-cell>
        </table:table-row>
        <table:table-row table:style-name="ro1">
          <table:table-cell/>
          <table:table-cell office:value-type="float" office:value="21.03" calcext:value-type="float">
            <text:p>21.03</text:p>
          </table:table-cell>
          <table:table-cell office:value-type="float" office:value="50" calcext:value-type="float">
            <text:p>50</text:p>
          </table:table-cell>
          <table:table-cell office:value-type="float" office:value="48.9" calcext:value-type="float">
            <text:p>48.9</text:p>
          </table:table-cell>
          <table:table-cell office:value-type="float" office:value="0.4399994" calcext:value-type="float">
            <text:p>0.4399994</text:p>
          </table:table-cell>
          <table:table-cell office:value-type="float" office:value="7.028046" calcext:value-type="float">
            <text:p>7.028046</text:p>
          </table:table-cell>
          <table:table-cell office:value-type="float" office:value="-0.003998046" calcext:value-type="float">
            <text:p>-0.003998046</text:p>
          </table:table-cell>
        </table:table-row>
        <table:table-row table:style-name="ro1">
          <table:table-cell/>
          <table:table-cell office:value-type="float" office:value="21.035" calcext:value-type="float">
            <text:p>21.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80001" calcext:value-type="float">
            <text:p>-28.8000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21.038" calcext:value-type="float">
            <text:p>21.038</text:p>
          </table:table-cell>
          <table:table-cell office:value-type="float" office:value="50" calcext:value-type="float">
            <text:p>50</text:p>
          </table:table-cell>
          <table:table-cell office:value-type="float" office:value="49.76667" calcext:value-type="float">
            <text:p>49.76667</text:p>
          </table:table-cell>
          <table:table-cell office:value-type="float" office:value="0.09333344" calcext:value-type="float">
            <text:p>0.09333344</text:p>
          </table:table-cell>
          <table:table-cell office:value-type="float" office:value="7.028297" calcext:value-type="float">
            <text:p>7.028297</text:p>
          </table:table-cell>
          <table:table-cell office:value-type="float" office:value="0.008881244" calcext:value-type="float">
            <text:p>0.008881244</text:p>
          </table:table-cell>
        </table:table-row>
        <table:table-row table:style-name="ro1">
          <table:table-cell/>
          <table:table-cell office:value-type="float" office:value="21.046" calcext:value-type="float">
            <text:p>21.046</text:p>
          </table:table-cell>
          <table:table-cell office:value-type="float" office:value="50" calcext:value-type="float">
            <text:p>50</text:p>
          </table:table-cell>
          <table:table-cell office:value-type="float" office:value="49.56666" calcext:value-type="float">
            <text:p>49.56666</text:p>
          </table:table-cell>
          <table:table-cell office:value-type="float" office:value="0.1733337" calcext:value-type="float">
            <text:p>0.1733337</text:p>
          </table:table-cell>
          <table:table-cell office:value-type="float" office:value="7.028519" calcext:value-type="float">
            <text:p>7.028519</text:p>
          </table:table-cell>
          <table:table-cell office:value-type="float" office:value="0.003398894" calcext:value-type="float">
            <text:p>0.003398894</text:p>
          </table:table-cell>
        </table:table-row>
        <table:table-row table:style-name="ro1">
          <table:table-cell/>
          <table:table-cell office:value-type="float" office:value="21.057" calcext:value-type="float">
            <text:p>21.057</text:p>
          </table:table-cell>
          <table:table-cell office:value-type="float" office:value="50" calcext:value-type="float">
            <text:p>50</text:p>
          </table:table-cell>
          <table:table-cell office:value-type="float" office:value="53.13334" calcext:value-type="float">
            <text:p>53.13334</text:p>
          </table:table-cell>
          <table:table-cell office:value-type="float" office:value="-1.253334" calcext:value-type="float">
            <text:p>-1.253334</text:p>
          </table:table-cell>
          <table:table-cell office:value-type="float" office:value="7.028305" calcext:value-type="float">
            <text:p>7.028305</text:p>
          </table:table-cell>
          <table:table-cell office:value-type="float" office:value="0.04939141" calcext:value-type="float">
            <text:p>0.04939141</text:p>
          </table:table-cell>
        </table:table-row>
        <table:table-row table:style-name="ro1">
          <table:table-cell/>
          <table:table-cell office:value-type="float" office:value="21.067" calcext:value-type="float">
            <text:p>21.067</text:p>
          </table:table-cell>
          <table:table-cell office:value-type="float" office:value="50" calcext:value-type="float">
            <text:p>50</text:p>
          </table:table-cell>
          <table:table-cell office:value-type="float" office:value="50.2" calcext:value-type="float">
            <text:p>50.2</text:p>
          </table:table-cell>
          <table:table-cell office:value-type="float" office:value="-0.08000031" calcext:value-type="float">
            <text:p>-0.08000031</text:p>
          </table:table-cell>
          <table:table-cell office:value-type="float" office:value="7.028101" calcext:value-type="float">
            <text:p>7.028101</text:p>
          </table:table-cell>
          <table:table-cell office:value-type="float" office:value="-0.005132773" calcext:value-type="float">
            <text:p>-0.005132773</text:p>
          </table:table-cell>
        </table:table-row>
        <table:table-row table:style-name="ro1">
          <table:table-cell/>
          <table:table-cell office:value-type="float" office:value="21.075" calcext:value-type="float">
            <text:p>21.075</text:p>
          </table:table-cell>
          <table:table-cell office:value-type="float" office:value="50" calcext:value-type="float">
            <text:p>50</text:p>
          </table:table-cell>
          <table:table-cell office:value-type="float" office:value="47.63334" calcext:value-type="float">
            <text:p>47.63334</text:p>
          </table:table-cell>
          <table:table-cell office:value-type="float" office:value="0.946666" calcext:value-type="float">
            <text:p>0.946666</text:p>
          </table:table-cell>
          <table:table-cell office:value-type="float" office:value="7.028458" calcext:value-type="float">
            <text:p>7.028458</text:p>
          </table:table-cell>
          <table:table-cell office:value-type="float" office:value="-0.03685701" calcext:value-type="float">
            <text:p>-0.03685701</text:p>
          </table:table-cell>
        </table:table-row>
        <table:table-row table:style-name="ro1">
          <table:table-cell/>
          <table:table-cell office:value-type="float" office:value="21.083" calcext:value-type="float">
            <text:p>21.083</text:p>
          </table:table-cell>
          <table:table-cell office:value-type="float" office:value="50" calcext:value-type="float">
            <text:p>50</text:p>
          </table:table-cell>
          <table:table-cell office:value-type="float" office:value="49.13333" calcext:value-type="float">
            <text:p>49.13333</text:p>
          </table:table-cell>
          <table:table-cell office:value-type="float" office:value="0.346666" calcext:value-type="float">
            <text:p>0.346666</text:p>
          </table:table-cell>
          <table:table-cell office:value-type="float" office:value="7.028744" calcext:value-type="float">
            <text:p>7.028744</text:p>
          </table:table-cell>
          <table:table-cell office:value-type="float" office:value="-0.001577139" calcext:value-type="float">
            <text:p>-0.001577139</text:p>
          </table:table-cell>
        </table:table-row>
        <table:table-row table:style-name="ro1">
          <table:table-cell/>
          <table:table-cell office:value-type="float" office:value="21.091" calcext:value-type="float">
            <text:p>21.091</text:p>
          </table:table-cell>
          <table:table-cell office:value-type="float" office:value="50" calcext:value-type="float">
            <text:p>50</text:p>
          </table:table-cell>
          <table:table-cell office:value-type="float" office:value="51.8" calcext:value-type="float">
            <text:p>51.8</text:p>
          </table:table-cell>
          <table:table-cell office:value-type="float" office:value="-0.7199997" calcext:value-type="float">
            <text:p>-0.7199997</text:p>
          </table:table-cell>
          <table:table-cell office:value-type="float" office:value="7.028728" calcext:value-type="float">
            <text:p>7.028728</text:p>
          </table:table-cell>
          <table:table-cell office:value-type="float" office:value="0.03412756" calcext:value-type="float">
            <text:p>0.03412756</text:p>
          </table:table-cell>
        </table:table-row>
        <table:table-row table:style-name="ro1">
          <table:table-cell/>
          <table:table-cell office:value-type="float" office:value="21.099" calcext:value-type="float">
            <text:p>21.099</text:p>
          </table:table-cell>
          <table:table-cell office:value-type="float" office:value="50" calcext:value-type="float">
            <text:p>50</text:p>
          </table:table-cell>
          <table:table-cell office:value-type="float" office:value="50.23334" calcext:value-type="float">
            <text:p>50.23334</text:p>
          </table:table-cell>
          <table:table-cell office:value-type="float" office:value="-0.09333344" calcext:value-type="float">
            <text:p>-0.09333344</text:p>
          </table:table-cell>
          <table:table-cell office:value-type="float" office:value="7.028691" calcext:value-type="float">
            <text:p>7.028691</text:p>
          </table:table-cell>
          <table:table-cell office:value-type="float" office:value="0.002526079" calcext:value-type="float">
            <text:p>0.002526079</text:p>
          </table:table-cell>
        </table:table-row>
        <table:table-row table:style-name="ro1">
          <table:table-cell/>
          <table:table-cell office:value-type="float" office:value="21.107" calcext:value-type="float">
            <text:p>21.107</text:p>
          </table:table-cell>
          <table:table-cell office:value-type="float" office:value="50" calcext:value-type="float">
            <text:p>50</text:p>
          </table:table-cell>
          <table:table-cell office:value-type="float" office:value="48.7" calcext:value-type="float">
            <text:p>48.7</text:p>
          </table:table-cell>
          <table:table-cell office:value-type="float" office:value="0.5199997" calcext:value-type="float">
            <text:p>0.5199997</text:p>
          </table:table-cell>
          <table:table-cell office:value-type="float" office:value="7.028817" calcext:value-type="float">
            <text:p>7.028817</text:p>
          </table:table-cell>
          <table:table-cell office:value-type="float" office:value="-0.01852217" calcext:value-type="float">
            <text:p>-0.01852217</text:p>
          </table:table-cell>
        </table:table-row>
        <table:table-row table:style-name="ro1">
          <table:table-cell/>
          <table:table-cell office:value-type="float" office:value="21.115" calcext:value-type="float">
            <text:p>21.115</text:p>
          </table:table-cell>
          <table:table-cell office:value-type="float" office:value="50" calcext:value-type="float">
            <text:p>50</text:p>
          </table:table-cell>
          <table:table-cell office:value-type="float" office:value="49.76667" calcext:value-type="float">
            <text:p>49.76667</text:p>
          </table:table-cell>
          <table:table-cell office:value-type="float" office:value="0.09333344" calcext:value-type="float">
            <text:p>0.09333344</text:p>
          </table:table-cell>
          <table:table-cell office:value-type="float" office:value="7.028929" calcext:value-type="float">
            <text:p>7.028929</text:p>
          </table:table-cell>
          <table:table-cell office:value-type="float" office:value="0.001484587" calcext:value-type="float">
            <text:p>0.001484587</text:p>
          </table:table-cell>
        </table:table-row>
        <table:table-row table:style-name="ro1">
          <table:table-cell/>
          <table:table-cell office:value-type="float" office:value="21.128" calcext:value-type="float">
            <text:p>21.128</text:p>
          </table:table-cell>
          <table:table-cell office:value-type="float" office:value="50" calcext:value-type="float">
            <text:p>50</text:p>
          </table:table-cell>
          <table:table-cell office:value-type="float" office:value="51.3" calcext:value-type="float">
            <text:p>51.3</text:p>
          </table:table-cell>
          <table:table-cell office:value-type="float" office:value="-0.5199997" calcext:value-type="float">
            <text:p>-0.5199997</text:p>
          </table:table-cell>
          <table:table-cell office:value-type="float" office:value="7.028838" calcext:value-type="float">
            <text:p>7.028838</text:p>
          </table:table-cell>
          <table:table-cell office:value-type="float" office:value="0.02124943" calcext:value-type="float">
            <text:p>0.02124943</text:p>
          </table:table-cell>
        </table:table-row>
        <table:table-row table:style-name="ro1">
          <table:table-cell/>
          <table:table-cell office:value-type="float" office:value="21.138" calcext:value-type="float">
            <text:p>21.138</text:p>
          </table:table-cell>
          <table:table-cell office:value-type="float" office:value="50" calcext:value-type="float">
            <text:p>50</text:p>
          </table:table-cell>
          <table:table-cell office:value-type="float" office:value="47.56667" calcext:value-type="float">
            <text:p>47.56667</text:p>
          </table:table-cell>
          <table:table-cell office:value-type="float" office:value="0.9733337" calcext:value-type="float">
            <text:p>0.9733337</text:p>
          </table:table-cell>
          <table:table-cell office:value-type="float" office:value="7.029306" calcext:value-type="float">
            <text:p>7.029306</text:p>
          </table:table-cell>
          <table:table-cell office:value-type="float" office:value="-0.03525558" calcext:value-type="float">
            <text:p>-0.03525558</text:p>
          </table:table-cell>
        </table:table-row>
        <table:table-row table:style-name="ro1">
          <table:table-cell/>
          <table:table-cell office:value-type="float" office:value="21.146" calcext:value-type="float">
            <text:p>21.146</text:p>
          </table:table-cell>
          <table:table-cell office:value-type="float" office:value="50" calcext:value-type="float">
            <text:p>50</text:p>
          </table:table-cell>
          <table:table-cell office:value-type="float" office:value="49.43334" calcext:value-type="float">
            <text:p>49.43334</text:p>
          </table:table-cell>
          <table:table-cell office:value-type="float" office:value="0.2266663" calcext:value-type="float">
            <text:p>0.2266663</text:p>
          </table:table-cell>
          <table:table-cell office:value-type="float" office:value="7.029694" calcext:value-type="float">
            <text:p>7.029694</text:p>
          </table:table-cell>
          <table:table-cell office:value-type="float" office:value="0.004896531" calcext:value-type="float">
            <text:p>0.004896531</text:p>
          </table:table-cell>
        </table:table-row>
        <table:table-row table:style-name="ro1">
          <table:table-cell/>
          <table:table-cell office:value-type="float" office:value="21.154" calcext:value-type="float">
            <text:p>21.154</text:p>
          </table:table-cell>
          <table:table-cell office:value-type="float" office:value="50" calcext:value-type="float">
            <text:p>50</text:p>
          </table:table-cell>
          <table:table-cell office:value-type="float" office:value="52.6" calcext:value-type="float">
            <text:p>52.6</text:p>
          </table:table-cell>
          <table:table-cell office:value-type="float" office:value="-1.039999" calcext:value-type="float">
            <text:p>-1.039999</text:p>
          </table:table-cell>
          <table:table-cell office:value-type="float" office:value="7.02955" calcext:value-type="float">
            <text:p>7.02955</text:p>
          </table:table-cell>
          <table:table-cell office:value-type="float" office:value="0.04454189" calcext:value-type="float">
            <text:p>0.04454189</text:p>
          </table:table-cell>
        </table:table-row>
        <table:table-row table:style-name="ro1">
          <table:table-cell/>
          <table:table-cell office:value-type="float" office:value="21.162" calcext:value-type="float">
            <text:p>21.16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.029458" calcext:value-type="float">
            <text:p>7.029458</text:p>
          </table:table-cell>
          <table:table-cell office:value-type="float" office:value="-0.004922461" calcext:value-type="float">
            <text:p>-0.004922461</text:p>
          </table:table-cell>
        </table:table-row>
        <table:table-row table:style-name="ro1">
          <table:table-cell/>
          <table:table-cell office:value-type="float" office:value="21.17" calcext:value-type="float">
            <text:p>21.17</text:p>
          </table:table-cell>
          <table:table-cell office:value-type="float" office:value="50" calcext:value-type="float">
            <text:p>50</text:p>
          </table:table-cell>
          <table:table-cell office:value-type="float" office:value="50.1" calcext:value-type="float">
            <text:p>50.1</text:p>
          </table:table-cell>
          <table:table-cell office:value-type="float" office:value="-0.03999939" calcext:value-type="float">
            <text:p>-0.03999939</text:p>
          </table:table-cell>
          <table:table-cell office:value-type="float" office:value="7.029383" calcext:value-type="float">
            <text:p>7.029383</text:p>
          </table:table-cell>
          <table:table-cell office:value-type="float" office:value="-0.002027441" calcext:value-type="float">
            <text:p>-0.002027441</text:p>
          </table:table-cell>
        </table:table-row>
        <table:table-row table:style-name="ro1">
          <table:table-cell/>
          <table:table-cell office:value-type="float" office:value="21.178" calcext:value-type="float">
            <text:p>21.178</text:p>
          </table:table-cell>
          <table:table-cell office:value-type="float" office:value="50" calcext:value-type="float">
            <text:p>50</text:p>
          </table:table-cell>
          <table:table-cell office:value-type="float" office:value="46.7" calcext:value-type="float">
            <text:p>46.7</text:p>
          </table:table-cell>
          <table:table-cell office:value-type="float" office:value="1.32" calcext:value-type="float">
            <text:p>1.32</text:p>
          </table:table-cell>
          <table:table-cell office:value-type="float" office:value="7.029716" calcext:value-type="float">
            <text:p>7.029716</text:p>
          </table:table-cell>
          <table:table-cell office:value-type="float" office:value="-0.04625869" calcext:value-type="float">
            <text:p>-0.04625869</text:p>
          </table:table-cell>
        </table:table-row>
        <table:table-row table:style-name="ro1">
          <table:table-cell/>
          <table:table-cell office:value-type="float" office:value="21.186" calcext:value-type="float">
            <text:p>21.186</text:p>
          </table:table-cell>
          <table:table-cell office:value-type="float" office:value="50" calcext:value-type="float">
            <text:p>50</text:p>
          </table:table-cell>
          <table:table-cell office:value-type="float" office:value="50.26667" calcext:value-type="float">
            <text:p>50.26667</text:p>
          </table:table-cell>
          <table:table-cell office:value-type="float" office:value="-0.1066666" calcext:value-type="float">
            <text:p>-0.1066666</text:p>
          </table:table-cell>
          <table:table-cell office:value-type="float" office:value="7.029912" calcext:value-type="float">
            <text:p>7.029912</text:p>
          </table:table-cell>
          <table:table-cell office:value-type="float" office:value="0.01562488" calcext:value-type="float">
            <text:p>0.01562488</text:p>
          </table:table-cell>
        </table:table-row>
        <table:table-row table:style-name="ro1">
          <table:table-cell/>
          <table:table-cell office:value-type="float" office:value="21.194" calcext:value-type="float">
            <text:p>21.194</text:p>
          </table:table-cell>
          <table:table-cell office:value-type="float" office:value="50" calcext:value-type="float">
            <text:p>50</text:p>
          </table:table-cell>
          <table:table-cell office:value-type="float" office:value="52.5" calcext:value-type="float">
            <text:p>52.5</text:p>
          </table:table-cell>
          <table:table-cell office:value-type="float" office:value="-1" calcext:value-type="float">
            <text:p>-1</text:p>
          </table:table-cell>
          <table:table-cell office:value-type="float" office:value="7.029754" calcext:value-type="float">
            <text:p>7.029754</text:p>
          </table:table-cell>
          <table:table-cell office:value-type="float" office:value="0.0401053" calcext:value-type="float">
            <text:p>0.0401053</text:p>
          </table:table-cell>
        </table:table-row>
        <table:table-row table:style-name="ro1">
          <table:table-cell/>
          <table:table-cell office:value-type="float" office:value="21.203" calcext:value-type="float">
            <text:p>21.203</text:p>
          </table:table-cell>
          <table:table-cell office:value-type="float" office:value="50" calcext:value-type="float">
            <text:p>50</text:p>
          </table:table-cell>
          <table:table-cell office:value-type="float" office:value="50.93334" calcext:value-type="float">
            <text:p>50.93334</text:p>
          </table:table-cell>
          <table:table-cell office:value-type="float" office:value="-0.3733337" calcext:value-type="float">
            <text:p>-0.3733337</text:p>
          </table:table-cell>
          <table:table-cell office:value-type="float" office:value="7.029538" calcext:value-type="float">
            <text:p>7.029538</text:p>
          </table:table-cell>
          <table:table-cell office:value-type="float" office:value="0.006592446" calcext:value-type="float">
            <text:p>0.006592446</text:p>
          </table:table-cell>
        </table:table-row>
        <table:table-row table:style-name="ro1">
          <table:table-cell/>
          <table:table-cell office:value-type="float" office:value="21.211" calcext:value-type="float">
            <text:p>21.211</text:p>
          </table:table-cell>
          <table:table-cell office:value-type="float" office:value="50" calcext:value-type="float">
            <text:p>50</text:p>
          </table:table-cell>
          <table:table-cell office:value-type="float" office:value="49.8" calcext:value-type="float">
            <text:p>49.8</text:p>
          </table:table-cell>
          <table:table-cell office:value-type="float" office:value="0.08000031" calcext:value-type="float">
            <text:p>0.08000031</text:p>
          </table:table-cell>
          <table:table-cell office:value-type="float" office:value="7.029413" calcext:value-type="float">
            <text:p>7.029413</text:p>
          </table:table-cell>
          <table:table-cell office:value-type="float" office:value="-0.01047721" calcext:value-type="float">
            <text:p>-0.01047721</text:p>
          </table:table-cell>
        </table:table-row>
        <table:table-row table:style-name="ro1">
          <table:table-cell/>
          <table:table-cell office:value-type="float" office:value="21.219" calcext:value-type="float">
            <text:p>21.219</text:p>
          </table:table-cell>
          <table:table-cell office:value-type="float" office:value="50" calcext:value-type="float">
            <text:p>50</text:p>
          </table:table-cell>
          <table:table-cell office:value-type="float" office:value="50.26667" calcext:value-type="float">
            <text:p>50.26667</text:p>
          </table:table-cell>
          <table:table-cell office:value-type="float" office:value="-0.1066666" calcext:value-type="float">
            <text:p>-0.1066666</text:p>
          </table:table-cell>
          <table:table-cell office:value-type="float" office:value="7.029295" calcext:value-type="float">
            <text:p>7.029295</text:p>
          </table:table-cell>
          <table:table-cell office:value-type="float" office:value="-0.000754857" calcext:value-type="float">
            <text:p>-0.000754857</text:p>
          </table:table-cell>
        </table:table-row>
        <table:table-row table:style-name="ro1">
          <table:table-cell/>
          <table:table-cell office:value-type="float" office:value="21.227" calcext:value-type="float">
            <text:p>21.227</text:p>
          </table:table-cell>
          <table:table-cell office:value-type="float" office:value="50" calcext:value-type="float">
            <text:p>50</text:p>
          </table:table-cell>
          <table:table-cell office:value-type="float" office:value="50.5" calcext:value-type="float">
            <text:p>50.5</text:p>
          </table:table-cell>
          <table:table-cell office:value-type="float" office:value="-0.2" calcext:value-type="float">
            <text:p>-0.2</text:p>
          </table:table-cell>
          <table:table-cell office:value-type="float" office:value="7.029162" calcext:value-type="float">
            <text:p>7.029162</text:p>
          </table:table-cell>
          <table:table-cell office:value-type="float" office:value="0.00258178" calcext:value-type="float">
            <text:p>0.00258178</text:p>
          </table:table-cell>
        </table:table-row>
        <table:table-row table:style-name="ro1">
          <table:table-cell/>
          <table:table-cell office:value-type="float" office:value="21.235" calcext:value-type="float">
            <text:p>21.235</text:p>
          </table:table-cell>
          <table:table-cell office:value-type="float" office:value="50" calcext:value-type="float">
            <text:p>50</text:p>
          </table:table-cell>
          <table:table-cell office:value-type="float" office:value="48.2" calcext:value-type="float">
            <text:p>48.2</text:p>
          </table:table-cell>
          <table:table-cell office:value-type="float" office:value="0.7199997" calcext:value-type="float">
            <text:p>0.7199997</text:p>
          </table:table-cell>
          <table:table-cell office:value-type="float" office:value="7.029281" calcext:value-type="float">
            <text:p>7.029281</text:p>
          </table:table-cell>
          <table:table-cell office:value-type="float" office:value="-0.02860441" calcext:value-type="float">
            <text:p>-0.02860441</text:p>
          </table:table-cell>
        </table:table-row>
        <table:table-row table:style-name="ro1">
          <table:table-cell/>
          <table:table-cell office:value-type="float" office:value="21.243" calcext:value-type="float">
            <text:p>21.243</text:p>
          </table:table-cell>
          <table:table-cell office:value-type="float" office:value="50" calcext:value-type="float">
            <text:p>50</text:p>
          </table:table-cell>
          <table:table-cell office:value-type="float" office:value="47.9" calcext:value-type="float">
            <text:p>47.9</text:p>
          </table:table-cell>
          <table:table-cell office:value-type="float" office:value="0.8399994" calcext:value-type="float">
            <text:p>0.8399994</text:p>
          </table:table-cell>
          <table:table-cell office:value-type="float" office:value="7.029606" calcext:value-type="float">
            <text:p>7.029606</text:p>
          </table:table-cell>
          <table:table-cell office:value-type="float" office:value="-0.02341179" calcext:value-type="float">
            <text:p>-0.02341179</text:p>
          </table:table-cell>
        </table:table-row>
        <table:table-row table:style-name="ro1">
          <table:table-cell/>
          <table:table-cell office:value-type="float" office:value="21.251" calcext:value-type="float">
            <text:p>21.251</text:p>
          </table:table-cell>
          <table:table-cell office:value-type="float" office:value="50" calcext:value-type="float">
            <text:p>50</text:p>
          </table:table-cell>
          <table:table-cell office:value-type="float" office:value="51.56667" calcext:value-type="float">
            <text:p>51.56667</text:p>
          </table:table-cell>
          <table:table-cell office:value-type="float" office:value="-0.6266663" calcext:value-type="float">
            <text:p>-0.6266663</text:p>
          </table:table-cell>
          <table:table-cell office:value-type="float" office:value="7.029644" calcext:value-type="float">
            <text:p>7.029644</text:p>
          </table:table-cell>
          <table:table-cell office:value-type="float" office:value="0.03248043" calcext:value-type="float">
            <text:p>0.03248043</text:p>
          </table:table-cell>
        </table:table-row>
        <table:table-row table:style-name="ro1">
          <table:table-cell/>
          <table:table-cell office:value-type="float" office:value="21.261" calcext:value-type="float">
            <text:p>21.261</text:p>
          </table:table-cell>
          <table:table-cell office:value-type="float" office:value="50" calcext:value-type="float">
            <text:p>50</text:p>
          </table:table-cell>
          <table:table-cell office:value-type="float" office:value="51.8" calcext:value-type="float">
            <text:p>51.8</text:p>
          </table:table-cell>
          <table:table-cell office:value-type="float" office:value="-0.7199997" calcext:value-type="float">
            <text:p>-0.7199997</text:p>
          </table:table-cell>
          <table:table-cell office:value-type="float" office:value="7.029461" calcext:value-type="float">
            <text:p>7.029461</text:p>
          </table:table-cell>
          <table:table-cell office:value-type="float" office:value="0.02516624" calcext:value-type="float">
            <text:p>0.02516624</text:p>
          </table:table-cell>
        </table:table-row>
        <table:table-row table:style-name="ro1">
          <table:table-cell/>
          <table:table-cell office:value-type="float" office:value="21.27" calcext:value-type="float">
            <text:p>21.27</text:p>
          </table:table-cell>
          <table:table-cell office:value-type="float" office:value="50" calcext:value-type="float">
            <text:p>50</text:p>
          </table:table-cell>
          <table:table-cell office:value-type="float" office:value="48.76667" calcext:value-type="float">
            <text:p>48.76667</text:p>
          </table:table-cell>
          <table:table-cell office:value-type="float" office:value="0.4933334" calcext:value-type="float">
            <text:p>0.4933334</text:p>
          </table:table-cell>
          <table:table-cell office:value-type="float" office:value="7.029511" calcext:value-type="float">
            <text:p>7.029511</text:p>
          </table:table-cell>
          <table:table-cell office:value-type="float" office:value="-0.02292634" calcext:value-type="float">
            <text:p>-0.02292634</text:p>
          </table:table-cell>
        </table:table-row>
        <table:table-row table:style-name="ro1">
          <table:table-cell/>
          <table:table-cell office:value-type="float" office:value="21.278" calcext:value-type="float">
            <text:p>21.278</text:p>
          </table:table-cell>
          <table:table-cell office:value-type="float" office:value="50" calcext:value-type="float">
            <text:p>50</text:p>
          </table:table-cell>
          <table:table-cell office:value-type="float" office:value="48.56667" calcext:value-type="float">
            <text:p>48.56667</text:p>
          </table:table-cell>
          <table:table-cell office:value-type="float" office:value="0.5733337" calcext:value-type="float">
            <text:p>0.5733337</text:p>
          </table:table-cell>
          <table:table-cell office:value-type="float" office:value="7.029779" calcext:value-type="float">
            <text:p>7.029779</text:p>
          </table:table-cell>
          <table:table-cell office:value-type="float" office:value="-0.01731317" calcext:value-type="float">
            <text:p>-0.01731317</text:p>
          </table:table-cell>
        </table:table-row>
        <table:table-row table:style-name="ro1">
          <table:table-cell/>
          <table:table-cell office:value-type="float" office:value="21.286" calcext:value-type="float">
            <text:p>21.286</text:p>
          </table:table-cell>
          <table:table-cell office:value-type="float" office:value="50" calcext:value-type="float">
            <text:p>50</text:p>
          </table:table-cell>
          <table:table-cell office:value-type="float" office:value="51.06667" calcext:value-type="float">
            <text:p>51.06667</text:p>
          </table:table-cell>
          <table:table-cell office:value-type="float" office:value="-0.4266663" calcext:value-type="float">
            <text:p>-0.4266663</text:p>
          </table:table-cell>
          <table:table-cell office:value-type="float" office:value="7.029797" calcext:value-type="float">
            <text:p>7.029797</text:p>
          </table:table-cell>
          <table:table-cell office:value-type="float" office:value="0.02226628" calcext:value-type="float">
            <text:p>0.02226628</text:p>
          </table:table-cell>
        </table:table-row>
        <table:table-row table:style-name="ro1">
          <table:table-cell/>
          <table:table-cell office:value-type="float" office:value="21.289" calcext:value-type="float">
            <text:p>21.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80001" calcext:value-type="float">
            <text:p>-28.8000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21.295" calcext:value-type="float">
            <text:p>21.295</text:p>
          </table:table-cell>
          <table:table-cell office:value-type="float" office:value="50" calcext:value-type="float">
            <text:p>50</text:p>
          </table:table-cell>
          <table:table-cell office:value-type="float" office:value="50.83333" calcext:value-type="float">
            <text:p>50.83333</text:p>
          </table:table-cell>
          <table:table-cell office:value-type="float" office:value="-0.3333328" calcext:value-type="float">
            <text:p>-0.3333328</text:p>
          </table:table-cell>
          <table:table-cell office:value-type="float" office:value="7.029699" calcext:value-type="float">
            <text:p>7.029699</text:p>
          </table:table-cell>
          <table:table-cell office:value-type="float" office:value="0.01161564" calcext:value-type="float">
            <text:p>0.01161564</text:p>
          </table:table-cell>
        </table:table-row>
        <table:table-row table:style-name="ro1">
          <table:table-cell/>
          <table:table-cell office:value-type="float" office:value="21.303" calcext:value-type="float">
            <text:p>21.303</text:p>
          </table:table-cell>
          <table:table-cell office:value-type="float" office:value="50" calcext:value-type="float">
            <text:p>50</text:p>
          </table:table-cell>
          <table:table-cell office:value-type="float" office:value="48.2" calcext:value-type="float">
            <text:p>48.2</text:p>
          </table:table-cell>
          <table:table-cell office:value-type="float" office:value="0.7199997" calcext:value-type="float">
            <text:p>0.7199997</text:p>
          </table:table-cell>
          <table:table-cell office:value-type="float" office:value="7.029871" calcext:value-type="float">
            <text:p>7.029871</text:p>
          </table:table-cell>
          <table:table-cell office:value-type="float" office:value="-0.02709369" calcext:value-type="float">
            <text:p>-0.02709369</text:p>
          </table:table-cell>
        </table:table-row>
        <table:table-row table:style-name="ro1">
          <table:table-cell/>
          <table:table-cell office:value-type="float" office:value="21.311" calcext:value-type="float">
            <text:p>21.311</text:p>
          </table:table-cell>
          <table:table-cell office:value-type="float" office:value="50" calcext:value-type="float">
            <text:p>50</text:p>
          </table:table-cell>
          <table:table-cell office:value-type="float" office:value="48.43334" calcext:value-type="float">
            <text:p>48.43334</text:p>
          </table:table-cell>
          <table:table-cell office:value-type="float" office:value="0.6266663" calcext:value-type="float">
            <text:p>0.6266663</text:p>
          </table:table-cell>
          <table:table-cell office:value-type="float" office:value="7.030164" calcext:value-type="float">
            <text:p>7.030164</text:p>
          </table:table-cell>
          <table:table-cell office:value-type="float" office:value="-0.01480185" calcext:value-type="float">
            <text:p>-0.01480185</text:p>
          </table:table-cell>
        </table:table-row>
        <table:table-row table:style-name="ro1">
          <table:table-cell/>
          <table:table-cell office:value-type="float" office:value="21.319" calcext:value-type="float">
            <text:p>21.319</text:p>
          </table:table-cell>
          <table:table-cell office:value-type="float" office:value="50" calcext:value-type="float">
            <text:p>50</text:p>
          </table:table-cell>
          <table:table-cell office:value-type="float" office:value="51.86666" calcext:value-type="float">
            <text:p>51.86666</text:p>
          </table:table-cell>
          <table:table-cell office:value-type="float" office:value="-0.746666" calcext:value-type="float">
            <text:p>-0.746666</text:p>
          </table:table-cell>
          <table:table-cell office:value-type="float" office:value="7.030146" calcext:value-type="float">
            <text:p>7.030146</text:p>
          </table:table-cell>
          <table:table-cell office:value-type="float" office:value="0.03525445" calcext:value-type="float">
            <text:p>0.03525445</text:p>
          </table:table-cell>
        </table:table-row>
        <table:table-row table:style-name="ro1">
          <table:table-cell/>
          <table:table-cell office:value-type="float" office:value="21.328" calcext:value-type="float">
            <text:p>21.328</text:p>
          </table:table-cell>
          <table:table-cell office:value-type="float" office:value="50" calcext:value-type="float">
            <text:p>50</text:p>
          </table:table-cell>
          <table:table-cell office:value-type="float" office:value="49.53333" calcext:value-type="float">
            <text:p>49.53333</text:p>
          </table:table-cell>
          <table:table-cell office:value-type="float" office:value="0.1866669" calcext:value-type="float">
            <text:p>0.1866669</text:p>
          </table:table-cell>
          <table:table-cell office:value-type="float" office:value="7.030188" calcext:value-type="float">
            <text:p>7.030188</text:p>
          </table:table-cell>
          <table:table-cell office:value-type="float" office:value="-0.00682611" calcext:value-type="float">
            <text:p>-0.00682611</text:p>
          </table:table-cell>
        </table:table-row>
        <table:table-row table:style-name="ro1">
          <table:table-cell/>
          <table:table-cell office:value-type="float" office:value="21.337" calcext:value-type="float">
            <text:p>21.33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.030217" calcext:value-type="float">
            <text:p>7.030217</text:p>
          </table:table-cell>
          <table:table-cell office:value-type="float" office:value="0.001518303" calcext:value-type="float">
            <text:p>0.001518303</text:p>
          </table:table-cell>
        </table:table-row>
        <table:table-row table:style-name="ro1">
          <table:table-cell/>
          <table:table-cell office:value-type="float" office:value="21.346" calcext:value-type="float">
            <text:p>21.346</text:p>
          </table:table-cell>
          <table:table-cell office:value-type="float" office:value="50" calcext:value-type="float">
            <text:p>50</text:p>
          </table:table-cell>
          <table:table-cell office:value-type="float" office:value="50.66667" calcext:value-type="float">
            <text:p>50.66667</text:p>
          </table:table-cell>
          <table:table-cell office:value-type="float" office:value="-0.2666672" calcext:value-type="float">
            <text:p>-0.2666672</text:p>
          </table:table-cell>
          <table:table-cell office:value-type="float" office:value="7.030128" calcext:value-type="float">
            <text:p>7.030128</text:p>
          </table:table-cell>
          <table:table-cell office:value-type="float" office:value="0.009802135" calcext:value-type="float">
            <text:p>0.009802135</text:p>
          </table:table-cell>
        </table:table-row>
        <table:table-row table:style-name="ro1">
          <table:table-cell/>
          <table:table-cell office:value-type="float" office:value="21.355" calcext:value-type="float">
            <text:p>21.355</text:p>
          </table:table-cell>
          <table:table-cell office:value-type="float" office:value="50" calcext:value-type="float">
            <text:p>50</text:p>
          </table:table-cell>
          <table:table-cell office:value-type="float" office:value="50.43334" calcext:value-type="float">
            <text:p>50.43334</text:p>
          </table:table-cell>
          <table:table-cell office:value-type="float" office:value="-0.1733337" calcext:value-type="float">
            <text:p>-0.1733337</text:p>
          </table:table-cell>
          <table:table-cell office:value-type="float" office:value="7.030002" calcext:value-type="float">
            <text:p>7.030002</text:p>
          </table:table-cell>
          <table:table-cell office:value-type="float" office:value="0.002997494" calcext:value-type="float">
            <text:p>0.002997494</text:p>
          </table:table-cell>
        </table:table-row>
        <table:table-row table:style-name="ro1">
          <table:table-cell/>
          <table:table-cell office:value-type="float" office:value="21.363" calcext:value-type="float">
            <text:p>21.363</text:p>
          </table:table-cell>
          <table:table-cell office:value-type="float" office:value="50" calcext:value-type="float">
            <text:p>50</text:p>
          </table:table-cell>
          <table:table-cell office:value-type="float" office:value="48.23333" calcext:value-type="float">
            <text:p>48.23333</text:p>
          </table:table-cell>
          <table:table-cell office:value-type="float" office:value="0.7066666" calcext:value-type="float">
            <text:p>0.7066666</text:p>
          </table:table-cell>
          <table:table-cell office:value-type="float" office:value="7.030159" calcext:value-type="float">
            <text:p>7.030159</text:p>
          </table:table-cell>
          <table:table-cell office:value-type="float" office:value="-0.02718166" calcext:value-type="float">
            <text:p>-0.02718166</text:p>
          </table:table-cell>
        </table:table-row>
        <table:table-row table:style-name="ro1">
          <table:table-cell/>
          <table:table-cell office:value-type="float" office:value="21.371" calcext:value-type="float">
            <text:p>21.371</text:p>
          </table:table-cell>
          <table:table-cell office:value-type="float" office:value="50" calcext:value-type="float">
            <text:p>50</text:p>
          </table:table-cell>
          <table:table-cell office:value-type="float" office:value="46.03333" calcext:value-type="float">
            <text:p>46.03333</text:p>
          </table:table-cell>
          <table:table-cell office:value-type="float" office:value="1.586667" calcext:value-type="float">
            <text:p>1.586667</text:p>
          </table:table-cell>
          <table:table-cell office:value-type="float" office:value="7.030721" calcext:value-type="float">
            <text:p>7.030721</text:p>
          </table:table-cell>
          <table:table-cell office:value-type="float" office:value="-0.04697975" calcext:value-type="float">
            <text:p>-0.04697975</text:p>
          </table:table-cell>
        </table:table-row>
        <table:table-row table:style-name="ro1">
          <table:table-cell/>
          <table:table-cell office:value-type="float" office:value="21.379" calcext:value-type="float">
            <text:p>21.379</text:p>
          </table:table-cell>
          <table:table-cell office:value-type="float" office:value="50" calcext:value-type="float">
            <text:p>50</text:p>
          </table:table-cell>
          <table:table-cell office:value-type="float" office:value="50.16667" calcext:value-type="float">
            <text:p>50.16667</text:p>
          </table:table-cell>
          <table:table-cell office:value-type="float" office:value="-0.06666718" calcext:value-type="float">
            <text:p>-0.06666718</text:p>
          </table:table-cell>
          <table:table-cell office:value-type="float" office:value="7.031084" calcext:value-type="float">
            <text:p>7.031084</text:p>
          </table:table-cell>
          <table:table-cell office:value-type="float" office:value="0.02261277" calcext:value-type="float">
            <text:p>0.02261277</text:p>
          </table:table-cell>
        </table:table-row>
        <table:table-row table:style-name="ro1">
          <table:table-cell/>
          <table:table-cell office:value-type="float" office:value="21.393" calcext:value-type="float">
            <text:p>21.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80001" calcext:value-type="float">
            <text:p>-28.8000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21.394" calcext:value-type="float">
            <text:p>21.394</text:p>
          </table:table-cell>
          <table:table-cell office:value-type="float" office:value="50" calcext:value-type="float">
            <text:p>50</text:p>
          </table:table-cell>
          <table:table-cell office:value-type="float" office:value="53.46667" calcext:value-type="float">
            <text:p>53.46667</text:p>
          </table:table-cell>
          <table:table-cell office:value-type="float" office:value="-1.386667" calcext:value-type="float">
            <text:p>-1.386667</text:p>
          </table:table-cell>
          <table:table-cell office:value-type="float" office:value="7.030883" calcext:value-type="float">
            <text:p>7.030883</text:p>
          </table:table-cell>
          <table:table-cell office:value-type="float" office:value="0.05893631" calcext:value-type="float">
            <text:p>0.05893631</text:p>
          </table:table-cell>
        </table:table-row>
        <table:table-row table:style-name="ro1">
          <table:table-cell/>
          <table:table-cell office:value-type="float" office:value="21.403" calcext:value-type="float">
            <text:p>21.403</text:p>
          </table:table-cell>
          <table:table-cell office:value-type="float" office:value="50" calcext:value-type="float">
            <text:p>50</text:p>
          </table:table-cell>
          <table:table-cell office:value-type="float" office:value="49.93333" calcext:value-type="float">
            <text:p>49.93333</text:p>
          </table:table-cell>
          <table:table-cell office:value-type="float" office:value="0.02666626" calcext:value-type="float">
            <text:p>0.02666626</text:p>
          </table:table-cell>
          <table:table-cell office:value-type="float" office:value="7.030753" calcext:value-type="float">
            <text:p>7.030753</text:p>
          </table:table-cell>
          <table:table-cell office:value-type="float" office:value="-0.007742328" calcext:value-type="float">
            <text:p>-0.007742328</text:p>
          </table:table-cell>
        </table:table-row>
        <table:table-row table:style-name="ro1">
          <table:table-cell/>
          <table:table-cell office:value-type="float" office:value="21.412" calcext:value-type="float">
            <text:p>21.412</text:p>
          </table:table-cell>
          <table:table-cell office:value-type="float" office:value="50" calcext:value-type="float">
            <text:p>50</text:p>
          </table:table-cell>
          <table:table-cell office:value-type="float" office:value="48.3" calcext:value-type="float">
            <text:p>48.3</text:p>
          </table:table-cell>
          <table:table-cell office:value-type="float" office:value="0.6800003" calcext:value-type="float">
            <text:p>0.6800003</text:p>
          </table:table-cell>
          <table:table-cell office:value-type="float" office:value="7.031127" calcext:value-type="float">
            <text:p>7.031127</text:p>
          </table:table-cell>
          <table:table-cell office:value-type="float" office:value="-0.0257411" calcext:value-type="float">
            <text:p>-0.0257411</text:p>
          </table:table-cell>
        </table:table-row>
        <table:table-row table:style-name="ro1">
          <table:table-cell/>
          <table:table-cell office:value-type="float" office:value="21.42" calcext:value-type="float">
            <text:p>21.42</text:p>
          </table:table-cell>
          <table:table-cell office:value-type="float" office:value="50" calcext:value-type="float">
            <text:p>50</text:p>
          </table:table-cell>
          <table:table-cell office:value-type="float" office:value="50.93334" calcext:value-type="float">
            <text:p>50.93334</text:p>
          </table:table-cell>
          <table:table-cell office:value-type="float" office:value="-0.3733337" calcext:value-type="float">
            <text:p>-0.3733337</text:p>
          </table:table-cell>
          <table:table-cell office:value-type="float" office:value="7.031169" calcext:value-type="float">
            <text:p>7.031169</text:p>
          </table:table-cell>
          <table:table-cell office:value-type="float" office:value="0.02137482" calcext:value-type="float">
            <text:p>0.02137482</text:p>
          </table:table-cell>
        </table:table-row>
        <table:table-row table:style-name="ro1">
          <table:table-cell/>
          <table:table-cell office:value-type="float" office:value="21.428" calcext:value-type="float">
            <text:p>21.428</text:p>
          </table:table-cell>
          <table:table-cell office:value-type="float" office:value="50" calcext:value-type="float">
            <text:p>50</text:p>
          </table:table-cell>
          <table:table-cell office:value-type="float" office:value="50.5" calcext:value-type="float">
            <text:p>50.5</text:p>
          </table:table-cell>
          <table:table-cell office:value-type="float" office:value="-0.2" calcext:value-type="float">
            <text:p>-0.2</text:p>
          </table:table-cell>
          <table:table-cell office:value-type="float" office:value="7.031136" calcext:value-type="float">
            <text:p>7.031136</text:p>
          </table:table-cell>
          <table:table-cell office:value-type="float" office:value="0.00795918" calcext:value-type="float">
            <text:p>0.00795918</text:p>
          </table:table-cell>
        </table:table-row>
        <table:table-row table:style-name="ro1">
          <table:table-cell/>
          <table:table-cell office:value-type="float" office:value="21.436" calcext:value-type="float">
            <text:p>21.436</text:p>
          </table:table-cell>
          <table:table-cell office:value-type="float" office:value="50" calcext:value-type="float">
            <text:p>50</text:p>
          </table:table-cell>
          <table:table-cell office:value-type="float" office:value="50.36666" calcext:value-type="float">
            <text:p>50.36666</text:p>
          </table:table-cell>
          <table:table-cell office:value-type="float" office:value="-0.146666" calcext:value-type="float">
            <text:p>-0.146666</text:p>
          </table:table-cell>
          <table:table-cell office:value-type="float" office:value="7.031071" calcext:value-type="float">
            <text:p>7.031071</text:p>
          </table:table-cell>
          <table:table-cell office:value-type="float" office:value="0.003652031" calcext:value-type="float">
            <text:p>0.003652031</text:p>
          </table:table-cell>
        </table:table-row>
        <table:table-row table:style-name="ro1">
          <table:table-cell/>
          <table:table-cell office:value-type="float" office:value="21.444" calcext:value-type="float">
            <text:p>21.444</text:p>
          </table:table-cell>
          <table:table-cell office:value-type="float" office:value="50" calcext:value-type="float">
            <text:p>50</text:p>
          </table:table-cell>
          <table:table-cell office:value-type="float" office:value="48.03333" calcext:value-type="float">
            <text:p>48.03333</text:p>
          </table:table-cell>
          <table:table-cell office:value-type="float" office:value="0.7866669" calcext:value-type="float">
            <text:p>0.7866669</text:p>
          </table:table-cell>
          <table:table-cell office:value-type="float" office:value="7.031256" calcext:value-type="float">
            <text:p>7.031256</text:p>
          </table:table-cell>
          <table:table-cell office:value-type="float" office:value="-0.02831642" calcext:value-type="float">
            <text:p>-0.02831642</text:p>
          </table:table-cell>
        </table:table-row>
        <table:table-row table:style-name="ro1">
          <table:table-cell/>
          <table:table-cell office:value-type="float" office:value="21.452" calcext:value-type="float">
            <text:p>21.452</text:p>
          </table:table-cell>
          <table:table-cell office:value-type="float" office:value="50" calcext:value-type="float">
            <text:p>50</text:p>
          </table:table-cell>
          <table:table-cell office:value-type="float" office:value="49.43334" calcext:value-type="float">
            <text:p>49.43334</text:p>
          </table:table-cell>
          <table:table-cell office:value-type="float" office:value="0.2266663" calcext:value-type="float">
            <text:p>0.2266663</text:p>
          </table:table-cell>
          <table:table-cell office:value-type="float" office:value="7.031447" calcext:value-type="float">
            <text:p>7.031447</text:p>
          </table:table-cell>
          <table:table-cell office:value-type="float" office:value="-0.0007757301" calcext:value-type="float">
            <text:p>-0.0007757301</text:p>
          </table:table-cell>
        </table:table-row>
        <table:table-row table:style-name="ro1">
          <table:table-cell/>
          <table:table-cell office:value-type="float" office:value="21.461" calcext:value-type="float">
            <text:p>21.461</text:p>
          </table:table-cell>
          <table:table-cell office:value-type="float" office:value="50" calcext:value-type="float">
            <text:p>50</text:p>
          </table:table-cell>
          <table:table-cell office:value-type="float" office:value="51.96667" calcext:value-type="float">
            <text:p>51.96667</text:p>
          </table:table-cell>
          <table:table-cell office:value-type="float" office:value="-0.7866669" calcext:value-type="float">
            <text:p>-0.7866669</text:p>
          </table:table-cell>
          <table:table-cell office:value-type="float" office:value="7.031349" calcext:value-type="float">
            <text:p>7.031349</text:p>
          </table:table-cell>
          <table:table-cell office:value-type="float" office:value="0.03291235" calcext:value-type="float">
            <text:p>0.03291235</text:p>
          </table:table-cell>
        </table:table-row>
        <table:table-row table:style-name="ro1">
          <table:table-cell/>
          <table:table-cell office:value-type="float" office:value="21.471" calcext:value-type="float">
            <text:p>21.471</text:p>
          </table:table-cell>
          <table:table-cell office:value-type="float" office:value="50" calcext:value-type="float">
            <text:p>50</text:p>
          </table:table-cell>
          <table:table-cell office:value-type="float" office:value="49.3" calcext:value-type="float">
            <text:p>49.3</text:p>
          </table:table-cell>
          <table:table-cell office:value-type="float" office:value="0.2800003" calcext:value-type="float">
            <text:p>0.2800003</text:p>
          </table:table-cell>
          <table:table-cell office:value-type="float" office:value="7.031372" calcext:value-type="float">
            <text:p>7.031372</text:p>
          </table:table-cell>
          <table:table-cell office:value-type="float" office:value="-0.01282013" calcext:value-type="float">
            <text:p>-0.01282013</text:p>
          </table:table-cell>
        </table:table-row>
        <table:table-row table:style-name="ro1">
          <table:table-cell/>
          <table:table-cell office:value-type="float" office:value="21.479" calcext:value-type="float">
            <text:p>21.479</text:p>
          </table:table-cell>
          <table:table-cell office:value-type="float" office:value="50" calcext:value-type="float">
            <text:p>50</text:p>
          </table:table-cell>
          <table:table-cell office:value-type="float" office:value="48.93333" calcext:value-type="float">
            <text:p>48.93333</text:p>
          </table:table-cell>
          <table:table-cell office:value-type="float" office:value="0.4266663" calcext:value-type="float">
            <text:p>0.4266663</text:p>
          </table:table-cell>
          <table:table-cell office:value-type="float" office:value="7.031562" calcext:value-type="float">
            <text:p>7.031562</text:p>
          </table:table-cell>
          <table:table-cell office:value-type="float" office:value="-0.0133011" calcext:value-type="float">
            <text:p>-0.0133011</text:p>
          </table:table-cell>
        </table:table-row>
        <table:table-row table:style-name="ro1">
          <table:table-cell/>
          <table:table-cell office:value-type="float" office:value="21.487" calcext:value-type="float">
            <text:p>21.487</text:p>
          </table:table-cell>
          <table:table-cell office:value-type="float" office:value="50" calcext:value-type="float">
            <text:p>50</text:p>
          </table:table-cell>
          <table:table-cell office:value-type="float" office:value="52.93334" calcext:value-type="float">
            <text:p>52.93334</text:p>
          </table:table-cell>
          <table:table-cell office:value-type="float" office:value="-1.173334" calcext:value-type="float">
            <text:p>-1.173334</text:p>
          </table:table-cell>
          <table:table-cell office:value-type="float" office:value="7.031246" calcext:value-type="float">
            <text:p>7.031246</text:p>
          </table:table-cell>
          <table:table-cell office:value-type="float" office:value="0.04455353" calcext:value-type="float">
            <text:p>0.04455353</text:p>
          </table:table-cell>
        </table:table-row>
        <table:table-row table:style-name="ro1">
          <table:table-cell/>
          <table:table-cell office:value-type="float" office:value="21.495" calcext:value-type="float">
            <text:p>21.495</text:p>
          </table:table-cell>
          <table:table-cell office:value-type="float" office:value="50" calcext:value-type="float">
            <text:p>50</text:p>
          </table:table-cell>
          <table:table-cell office:value-type="float" office:value="49.8" calcext:value-type="float">
            <text:p>49.8</text:p>
          </table:table-cell>
          <table:table-cell office:value-type="float" office:value="0.08000031" calcext:value-type="float">
            <text:p>0.08000031</text:p>
          </table:table-cell>
          <table:table-cell office:value-type="float" office:value="7.031078" calcext:value-type="float">
            <text:p>7.031078</text:p>
          </table:table-cell>
          <table:table-cell office:value-type="float" office:value="-0.01284545" calcext:value-type="float">
            <text:p>-0.01284545</text:p>
          </table:table-cell>
        </table:table-row>
        <table:table-row table:style-name="ro1">
          <table:table-cell/>
          <table:table-cell office:value-type="float" office:value="21.503" calcext:value-type="float">
            <text:p>21.503</text:p>
          </table:table-cell>
          <table:table-cell office:value-type="float" office:value="50" calcext:value-type="float">
            <text:p>50</text:p>
          </table:table-cell>
          <table:table-cell office:value-type="float" office:value="50.06667" calcext:value-type="float">
            <text:p>50.06667</text:p>
          </table:table-cell>
          <table:table-cell office:value-type="float" office:value="-0.02666626" calcext:value-type="float">
            <text:p>-0.02666626</text:p>
          </table:table-cell>
          <table:table-cell office:value-type="float" office:value="7.030956" calcext:value-type="float">
            <text:p>7.030956</text:p>
          </table:table-cell>
          <table:table-cell office:value-type="float" office:value="-0.005215164" calcext:value-type="float">
            <text:p>-0.005215164</text:p>
          </table:table-cell>
        </table:table-row>
        <table:table-row table:style-name="ro1">
          <table:table-cell/>
          <table:table-cell office:value-type="float" office:value="21.511" calcext:value-type="float">
            <text:p>21.511</text:p>
          </table:table-cell>
          <table:table-cell office:value-type="float" office:value="50" calcext:value-type="float">
            <text:p>50</text:p>
          </table:table-cell>
          <table:table-cell office:value-type="float" office:value="47.3" calcext:value-type="float">
            <text:p>47.3</text:p>
          </table:table-cell>
          <table:table-cell office:value-type="float" office:value="1.08" calcext:value-type="float">
            <text:p>1.08</text:p>
          </table:table-cell>
          <table:table-cell office:value-type="float" office:value="7.031188" calcext:value-type="float">
            <text:p>7.031188</text:p>
          </table:table-cell>
          <table:table-cell office:value-type="float" office:value="-0.04006654" calcext:value-type="float">
            <text:p>-0.04006654</text:p>
          </table:table-cell>
        </table:table-row>
        <table:table-row table:style-name="ro1">
          <table:table-cell/>
          <table:table-cell office:value-type="float" office:value="21.519" calcext:value-type="float">
            <text:p>21.519</text:p>
          </table:table-cell>
          <table:table-cell office:value-type="float" office:value="50" calcext:value-type="float">
            <text:p>50</text:p>
          </table:table-cell>
          <table:table-cell office:value-type="float" office:value="50.36666" calcext:value-type="float">
            <text:p>50.36666</text:p>
          </table:table-cell>
          <table:table-cell office:value-type="float" office:value="-0.146666" calcext:value-type="float">
            <text:p>-0.146666</text:p>
          </table:table-cell>
          <table:table-cell office:value-type="float" office:value="7.031302" calcext:value-type="float">
            <text:p>7.031302</text:p>
          </table:table-cell>
          <table:table-cell office:value-type="float" office:value="0.01323524" calcext:value-type="float">
            <text:p>0.01323524</text:p>
          </table:table-cell>
        </table:table-row>
        <table:table-row table:style-name="ro1">
          <table:table-cell/>
          <table:table-cell office:value-type="float" office:value="21.528" calcext:value-type="float">
            <text:p>21.528</text:p>
          </table:table-cell>
          <table:table-cell office:value-type="float" office:value="50" calcext:value-type="float">
            <text:p>50</text:p>
          </table:table-cell>
          <table:table-cell office:value-type="float" office:value="48.6" calcext:value-type="float">
            <text:p>48.6</text:p>
          </table:table-cell>
          <table:table-cell office:value-type="float" office:value="0.5600006" calcext:value-type="float">
            <text:p>0.5600006</text:p>
          </table:table-cell>
          <table:table-cell office:value-type="float" office:value="7.031543" calcext:value-type="float">
            <text:p>7.031543</text:p>
          </table:table-cell>
          <table:table-cell office:value-type="float" office:value="-0.01431998" calcext:value-type="float">
            <text:p>-0.01431998</text:p>
          </table:table-cell>
        </table:table-row>
        <table:table-row table:style-name="ro1">
          <table:table-cell/>
          <table:table-cell office:value-type="float" office:value="21.537" calcext:value-type="float">
            <text:p>21.537</text:p>
          </table:table-cell>
          <table:table-cell office:value-type="float" office:value="50" calcext:value-type="float">
            <text:p>50</text:p>
          </table:table-cell>
          <table:table-cell office:value-type="float" office:value="51.06667" calcext:value-type="float">
            <text:p>51.06667</text:p>
          </table:table-cell>
          <table:table-cell office:value-type="float" office:value="-0.4266663" calcext:value-type="float">
            <text:p>-0.4266663</text:p>
          </table:table-cell>
          <table:table-cell office:value-type="float" office:value="7.031571" calcext:value-type="float">
            <text:p>7.031571</text:p>
          </table:table-cell>
          <table:table-cell office:value-type="float" office:value="0.02282195" calcext:value-type="float">
            <text:p>0.02282195</text:p>
          </table:table-cell>
        </table:table-row>
        <table:table-row table:style-name="ro1">
          <table:table-cell/>
          <table:table-cell office:value-type="float" office:value="21.545" calcext:value-type="float">
            <text:p>21.545</text:p>
          </table:table-cell>
          <table:table-cell office:value-type="float" office:value="50" calcext:value-type="float">
            <text:p>50</text:p>
          </table:table-cell>
          <table:table-cell office:value-type="float" office:value="48.3" calcext:value-type="float">
            <text:p>48.3</text:p>
          </table:table-cell>
          <table:table-cell office:value-type="float" office:value="0.6800003" calcext:value-type="float">
            <text:p>0.6800003</text:p>
          </table:table-cell>
          <table:table-cell office:value-type="float" office:value="7.031841" calcext:value-type="float">
            <text:p>7.031841</text:p>
          </table:table-cell>
          <table:table-cell office:value-type="float" office:value="-0.02145748" calcext:value-type="float">
            <text:p>-0.02145748</text:p>
          </table:table-cell>
        </table:table-row>
        <table:table-row table:style-name="ro1">
          <table:table-cell/>
          <table:table-cell office:value-type="float" office:value="21.553" calcext:value-type="float">
            <text:p>21.553</text:p>
          </table:table-cell>
          <table:table-cell office:value-type="float" office:value="50" calcext:value-type="float">
            <text:p>50</text:p>
          </table:table-cell>
          <table:table-cell office:value-type="float" office:value="51.43333" calcext:value-type="float">
            <text:p>51.43333</text:p>
          </table:table-cell>
          <table:table-cell office:value-type="float" office:value="-0.5733337" calcext:value-type="float">
            <text:p>-0.5733337</text:p>
          </table:table-cell>
          <table:table-cell office:value-type="float" office:value="7.031821" calcext:value-type="float">
            <text:p>7.031821</text:p>
          </table:table-cell>
          <table:table-cell office:value-type="float" office:value="0.02762788" calcext:value-type="float">
            <text:p>0.02762788</text:p>
          </table:table-cell>
        </table:table-row>
        <table:table-row table:style-name="ro1">
          <table:table-cell/>
          <table:table-cell office:value-type="float" office:value="21.561" calcext:value-type="float">
            <text:p>21.561</text:p>
          </table:table-cell>
          <table:table-cell office:value-type="float" office:value="50" calcext:value-type="float">
            <text:p>50</text:p>
          </table:table-cell>
          <table:table-cell office:value-type="float" office:value="51.26667" calcext:value-type="float">
            <text:p>51.26667</text:p>
          </table:table-cell>
          <table:table-cell office:value-type="float" office:value="-0.5066666" calcext:value-type="float">
            <text:p>-0.5066666</text:p>
          </table:table-cell>
          <table:table-cell office:value-type="float" office:value="7.031661" calcext:value-type="float">
            <text:p>7.031661</text:p>
          </table:table-cell>
          <table:table-cell office:value-type="float" office:value="0.01603419" calcext:value-type="float">
            <text:p>0.01603419</text:p>
          </table:table-cell>
        </table:table-row>
        <table:table-row table:style-name="ro1">
          <table:table-cell/>
          <table:table-cell office:value-type="float" office:value="21.57" calcext:value-type="float">
            <text:p>21.57</text:p>
          </table:table-cell>
          <table:table-cell office:value-type="float" office:value="50" calcext:value-type="float">
            <text:p>50</text:p>
          </table:table-cell>
          <table:table-cell office:value-type="float" office:value="48.06667" calcext:value-type="float">
            <text:p>48.06667</text:p>
          </table:table-cell>
          <table:table-cell office:value-type="float" office:value="0.7733337" calcext:value-type="float">
            <text:p>0.7733337</text:p>
          </table:table-cell>
          <table:table-cell office:value-type="float" office:value="7.031803" calcext:value-type="float">
            <text:p>7.031803</text:p>
          </table:table-cell>
          <table:table-cell office:value-type="float" office:value="-0.03133641" calcext:value-type="float">
            <text:p>-0.03133641</text:p>
          </table:table-cell>
        </table:table-row>
        <table:table-row table:style-name="ro1">
          <table:table-cell/>
          <table:table-cell office:value-type="float" office:value="21.578" calcext:value-type="float">
            <text:p>21.578</text:p>
          </table:table-cell>
          <table:table-cell office:value-type="float" office:value="50" calcext:value-type="float">
            <text:p>50</text:p>
          </table:table-cell>
          <table:table-cell office:value-type="float" office:value="48.46667" calcext:value-type="float">
            <text:p>48.46667</text:p>
          </table:table-cell>
          <table:table-cell office:value-type="float" office:value="0.6133332" calcext:value-type="float">
            <text:p>0.6133332</text:p>
          </table:table-cell>
          <table:table-cell office:value-type="float" office:value="7.032097" calcext:value-type="float">
            <text:p>7.032097</text:p>
          </table:table-cell>
          <table:table-cell office:value-type="float" office:value="-0.01540178" calcext:value-type="float">
            <text:p>-0.01540178</text:p>
          </table:table-cell>
        </table:table-row>
        <table:table-row table:style-name="ro1">
          <table:table-cell/>
          <table:table-cell office:value-type="float" office:value="21.586" calcext:value-type="float">
            <text:p>21.586</text:p>
          </table:table-cell>
          <table:table-cell office:value-type="float" office:value="50" calcext:value-type="float">
            <text:p>50</text:p>
          </table:table-cell>
          <table:table-cell office:value-type="float" office:value="51.16667" calcext:value-type="float">
            <text:p>51.16667</text:p>
          </table:table-cell>
          <table:table-cell office:value-type="float" office:value="-0.4666672" calcext:value-type="float">
            <text:p>-0.4666672</text:p>
          </table:table-cell>
          <table:table-cell office:value-type="float" office:value="7.03215" calcext:value-type="float">
            <text:p>7.03215</text:p>
          </table:table-cell>
          <table:table-cell office:value-type="float" office:value="0.02547483" calcext:value-type="float">
            <text:p>0.02547483</text:p>
          </table:table-cell>
        </table:table-row>
        <table:table-row table:style-name="ro1">
          <table:table-cell/>
          <table:table-cell office:value-type="float" office:value="21.594" calcext:value-type="float">
            <text:p>21.594</text:p>
          </table:table-cell>
          <table:table-cell office:value-type="float" office:value="50" calcext:value-type="float">
            <text:p>50</text:p>
          </table:table-cell>
          <table:table-cell office:value-type="float" office:value="51.23333" calcext:value-type="float">
            <text:p>51.23333</text:p>
          </table:table-cell>
          <table:table-cell office:value-type="float" office:value="-0.4933334" calcext:value-type="float">
            <text:p>-0.4933334</text:p>
          </table:table-cell>
          <table:table-cell office:value-type="float" office:value="7.032043" calcext:value-type="float">
            <text:p>7.032043</text:p>
          </table:table-cell>
          <table:table-cell office:value-type="float" office:value="0.01820354" calcext:value-type="float">
            <text:p>0.01820354</text:p>
          </table:table-cell>
        </table:table-row>
        <table:table-row table:style-name="ro1">
          <table:table-cell/>
          <table:table-cell office:value-type="float" office:value="21.603" calcext:value-type="float">
            <text:p>21.603</text:p>
          </table:table-cell>
          <table:table-cell office:value-type="float" office:value="50" calcext:value-type="float">
            <text:p>50</text:p>
          </table:table-cell>
          <table:table-cell office:value-type="float" office:value="50.7" calcext:value-type="float">
            <text:p>50.7</text:p>
          </table:table-cell>
          <table:table-cell office:value-type="float" office:value="-0.2800003" calcext:value-type="float">
            <text:p>-0.2800003</text:p>
          </table:table-cell>
          <table:table-cell office:value-type="float" office:value="7.031888" calcext:value-type="float">
            <text:p>7.031888</text:p>
          </table:table-cell>
          <table:table-cell office:value-type="float" office:value="0.005338061" calcext:value-type="float">
            <text:p>0.005338061</text:p>
          </table:table-cell>
        </table:table-row>
        <table:table-row table:style-name="ro1">
          <table:table-cell/>
          <table:table-cell office:value-type="float" office:value="21.611" calcext:value-type="float">
            <text:p>21.611</text:p>
          </table:table-cell>
          <table:table-cell office:value-type="float" office:value="50" calcext:value-type="float">
            <text:p>50</text:p>
          </table:table-cell>
          <table:table-cell office:value-type="float" office:value="47.76667" calcext:value-type="float">
            <text:p>47.76667</text:p>
          </table:table-cell>
          <table:table-cell office:value-type="float" office:value="0.8933334" calcext:value-type="float">
            <text:p>0.8933334</text:p>
          </table:table-cell>
          <table:table-cell office:value-type="float" office:value="7.032073" calcext:value-type="float">
            <text:p>7.032073</text:p>
          </table:table-cell>
          <table:table-cell office:value-type="float" office:value="-0.03509026" calcext:value-type="float">
            <text:p>-0.03509026</text:p>
          </table:table-cell>
        </table:table-row>
        <table:table-row table:style-name="ro1">
          <table:table-cell/>
          <table:table-cell office:value-type="float" office:value="21.619" calcext:value-type="float">
            <text:p>21.619</text:p>
          </table:table-cell>
          <table:table-cell office:value-type="float" office:value="50" calcext:value-type="float">
            <text:p>50</text:p>
          </table:table-cell>
          <table:table-cell office:value-type="float" office:value="49.83333" calcext:value-type="float">
            <text:p>49.83333</text:p>
          </table:table-cell>
          <table:table-cell office:value-type="float" office:value="0.06666718" calcext:value-type="float">
            <text:p>0.06666718</text:p>
          </table:table-cell>
          <table:table-cell office:value-type="float" office:value="7.032218" calcext:value-type="float">
            <text:p>7.032218</text:p>
          </table:table-cell>
          <table:table-cell office:value-type="float" office:value="0.004120686" calcext:value-type="float">
            <text:p>0.004120686</text:p>
          </table:table-cell>
        </table:table-row>
        <table:table-row table:style-name="ro1">
          <table:table-cell/>
          <table:table-cell office:value-type="float" office:value="21.627" calcext:value-type="float">
            <text:p>21.627</text:p>
          </table:table-cell>
          <table:table-cell office:value-type="float" office:value="50" calcext:value-type="float">
            <text:p>50</text:p>
          </table:table-cell>
          <table:table-cell office:value-type="float" office:value="52.06666" calcext:value-type="float">
            <text:p>52.06666</text:p>
          </table:table-cell>
          <table:table-cell office:value-type="float" office:value="-0.8266663" calcext:value-type="float">
            <text:p>-0.8266663</text:p>
          </table:table-cell>
          <table:table-cell office:value-type="float" office:value="7.032069" calcext:value-type="float">
            <text:p>7.032069</text:p>
          </table:table-cell>
          <table:table-cell office:value-type="float" office:value="0.03219962" calcext:value-type="float">
            <text:p>0.03219962</text:p>
          </table:table-cell>
        </table:table-row>
        <table:table-row table:style-name="ro1">
          <table:table-cell/>
          <table:table-cell office:value-type="float" office:value="21.635" calcext:value-type="float">
            <text:p>21.635</text:p>
          </table:table-cell>
          <table:table-cell office:value-type="float" office:value="50" calcext:value-type="float">
            <text:p>50</text:p>
          </table:table-cell>
          <table:table-cell office:value-type="float" office:value="50.16667" calcext:value-type="float">
            <text:p>50.16667</text:p>
          </table:table-cell>
          <table:table-cell office:value-type="float" office:value="-0.06666718" calcext:value-type="float">
            <text:p>-0.06666718</text:p>
          </table:table-cell>
          <table:table-cell office:value-type="float" office:value="7.031949" calcext:value-type="float">
            <text:p>7.031949</text:p>
          </table:table-cell>
          <table:table-cell office:value-type="float" office:value="-0.003183547" calcext:value-type="float">
            <text:p>-0.003183547</text:p>
          </table:table-cell>
        </table:table-row>
        <table:table-row table:style-name="ro1">
          <table:table-cell/>
          <table:table-cell office:value-type="float" office:value="21.643" calcext:value-type="float">
            <text:p>21.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80001" calcext:value-type="float">
            <text:p>-28.8000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21.643" calcext:value-type="float">
            <text:p>21.643</text:p>
          </table:table-cell>
          <table:table-cell office:value-type="float" office:value="50" calcext:value-type="float">
            <text:p>50</text:p>
          </table:table-cell>
          <table:table-cell office:value-type="float" office:value="48.6" calcext:value-type="float">
            <text:p>48.6</text:p>
          </table:table-cell>
          <table:table-cell office:value-type="float" office:value="0.5600006" calcext:value-type="float">
            <text:p>0.5600006</text:p>
          </table:table-cell>
          <table:table-cell office:value-type="float" office:value="7.03203" calcext:value-type="float">
            <text:p>7.03203</text:p>
          </table:table-cell>
          <table:table-cell office:value-type="float" office:value="-0.02284486" calcext:value-type="float">
            <text:p>-0.02284486</text:p>
          </table:table-cell>
        </table:table-row>
        <table:table-row table:style-name="ro1">
          <table:table-cell/>
          <table:table-cell office:value-type="float" office:value="21.652" calcext:value-type="float">
            <text:p>21.65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.032087" calcext:value-type="float">
            <text:p>7.032087</text:p>
          </table:table-cell>
          <table:table-cell office:value-type="float" office:value="0.002945823" calcext:value-type="float">
            <text:p>0.002945823</text:p>
          </table:table-cell>
        </table:table-row>
        <table:table-row table:style-name="ro1">
          <table:table-cell/>
          <table:table-cell office:value-type="float" office:value="21.661" calcext:value-type="float">
            <text:p>21.661</text:p>
          </table:table-cell>
          <table:table-cell office:value-type="float" office:value="50" calcext:value-type="float">
            <text:p>50</text:p>
          </table:table-cell>
          <table:table-cell office:value-type="float" office:value="50.43334" calcext:value-type="float">
            <text:p>50.43334</text:p>
          </table:table-cell>
          <table:table-cell office:value-type="float" office:value="-0.1733337" calcext:value-type="float">
            <text:p>-0.1733337</text:p>
          </table:table-cell>
          <table:table-cell office:value-type="float" office:value="7.032067" calcext:value-type="float">
            <text:p>7.032067</text:p>
          </table:table-cell>
          <table:table-cell office:value-type="float" office:value="0.007664234" calcext:value-type="float">
            <text:p>0.007664234</text:p>
          </table:table-cell>
        </table:table-row>
        <table:table-row table:style-name="ro1">
          <table:table-cell/>
          <table:table-cell office:value-type="float" office:value="21.67" calcext:value-type="float">
            <text:p>21.67</text:p>
          </table:table-cell>
          <table:table-cell office:value-type="float" office:value="50" calcext:value-type="float">
            <text:p>50</text:p>
          </table:table-cell>
          <table:table-cell office:value-type="float" office:value="49.63334" calcext:value-type="float">
            <text:p>49.63334</text:p>
          </table:table-cell>
          <table:table-cell office:value-type="float" office:value="0.146666" calcext:value-type="float">
            <text:p>0.146666</text:p>
          </table:table-cell>
          <table:table-cell office:value-type="float" office:value="7.032103" calcext:value-type="float">
            <text:p>7.032103</text:p>
          </table:table-cell>
          <table:table-cell office:value-type="float" office:value="-0.005501703" calcext:value-type="float">
            <text:p>-0.005501703</text:p>
          </table:table-cell>
        </table:table-row>
        <table:table-row table:style-name="ro1">
          <table:table-cell/>
          <table:table-cell office:value-type="float" office:value="21.679" calcext:value-type="float">
            <text:p>21.679</text:p>
          </table:table-cell>
          <table:table-cell office:value-type="float" office:value="50" calcext:value-type="float">
            <text:p>50</text:p>
          </table:table-cell>
          <table:table-cell office:value-type="float" office:value="48.2" calcext:value-type="float">
            <text:p>48.2</text:p>
          </table:table-cell>
          <table:table-cell office:value-type="float" office:value="0.7199997" calcext:value-type="float">
            <text:p>0.7199997</text:p>
          </table:table-cell>
          <table:table-cell office:value-type="float" office:value="7.032423" calcext:value-type="float">
            <text:p>7.032423</text:p>
          </table:table-cell>
          <table:table-cell office:value-type="float" office:value="-0.02255105" calcext:value-type="float">
            <text:p>-0.02255105</text:p>
          </table:table-cell>
        </table:table-row>
        <table:table-row table:style-name="ro1">
          <table:table-cell/>
          <table:table-cell office:value-type="float" office:value="21.687" calcext:value-type="float">
            <text:p>21.687</text:p>
          </table:table-cell>
          <table:table-cell office:value-type="float" office:value="50" calcext:value-type="float">
            <text:p>50</text:p>
          </table:table-cell>
          <table:table-cell office:value-type="float" office:value="52.2" calcext:value-type="float">
            <text:p>52.2</text:p>
          </table:table-cell>
          <table:table-cell office:value-type="float" office:value="-0.8800003" calcext:value-type="float">
            <text:p>-0.8800003</text:p>
          </table:table-cell>
          <table:table-cell office:value-type="float" office:value="7.032292" calcext:value-type="float">
            <text:p>7.032292</text:p>
          </table:table-cell>
          <table:table-cell office:value-type="float" office:value="0.03881796" calcext:value-type="float">
            <text:p>0.03881796</text:p>
          </table:table-cell>
        </table:table-row>
        <table:table-row table:style-name="ro1">
          <table:table-cell/>
          <table:table-cell office:value-type="float" office:value="21.696" calcext:value-type="float">
            <text:p>21.696</text:p>
          </table:table-cell>
          <table:table-cell office:value-type="float" office:value="50" calcext:value-type="float">
            <text:p>50</text:p>
          </table:table-cell>
          <table:table-cell office:value-type="float" office:value="50.16667" calcext:value-type="float">
            <text:p>50.16667</text:p>
          </table:table-cell>
          <table:table-cell office:value-type="float" office:value="-0.06666718" calcext:value-type="float">
            <text:p>-0.06666718</text:p>
          </table:table-cell>
          <table:table-cell office:value-type="float" office:value="7.032189" calcext:value-type="float">
            <text:p>7.032189</text:p>
          </table:table-cell>
          <table:table-cell office:value-type="float" office:value="-0.001996217" calcext:value-type="float">
            <text:p>-0.001996217</text:p>
          </table:table-cell>
        </table:table-row>
        <table:table-row table:style-name="ro1">
          <table:table-cell/>
          <table:table-cell office:value-type="float" office:value="21.704" calcext:value-type="float">
            <text:p>21.704</text:p>
          </table:table-cell>
          <table:table-cell office:value-type="float" office:value="50" calcext:value-type="float">
            <text:p>50</text:p>
          </table:table-cell>
          <table:table-cell office:value-type="float" office:value="48.9" calcext:value-type="float">
            <text:p>48.9</text:p>
          </table:table-cell>
          <table:table-cell office:value-type="float" office:value="0.4399994" calcext:value-type="float">
            <text:p>0.4399994</text:p>
          </table:table-cell>
          <table:table-cell office:value-type="float" office:value="7.032266" calcext:value-type="float">
            <text:p>7.032266</text:p>
          </table:table-cell>
          <table:table-cell office:value-type="float" office:value="-0.01803748" calcext:value-type="float">
            <text:p>-0.01803748</text:p>
          </table:table-cell>
        </table:table-row>
        <table:table-row table:style-name="ro1">
          <table:table-cell/>
          <table:table-cell office:value-type="float" office:value="21.719" calcext:value-type="float">
            <text:p>21.719</text:p>
          </table:table-cell>
          <table:table-cell office:value-type="float" office:value="50" calcext:value-type="float">
            <text:p>50</text:p>
          </table:table-cell>
          <table:table-cell office:value-type="float" office:value="52.13334" calcext:value-type="float">
            <text:p>52.13334</text:p>
          </table:table-cell>
          <table:table-cell office:value-type="float" office:value="-0.853334" calcext:value-type="float">
            <text:p>-0.853334</text:p>
          </table:table-cell>
          <table:table-cell office:value-type="float" office:value="7.032067" calcext:value-type="float">
            <text:p>7.032067</text:p>
          </table:table-cell>
          <table:table-cell office:value-type="float" office:value="0.03077524" calcext:value-type="float">
            <text:p>0.03077524</text:p>
          </table:table-cell>
        </table:table-row>
        <table:table-row table:style-name="ro1">
          <table:table-cell/>
          <table:table-cell office:value-type="float" office:value="21.728" calcext:value-type="float">
            <text:p>21.728</text:p>
          </table:table-cell>
          <table:table-cell office:value-type="float" office:value="50" calcext:value-type="float">
            <text:p>50</text:p>
          </table:table-cell>
          <table:table-cell office:value-type="float" office:value="49.9" calcext:value-type="float">
            <text:p>49.9</text:p>
          </table:table-cell>
          <table:table-cell office:value-type="float" office:value="0.03999939" calcext:value-type="float">
            <text:p>0.03999939</text:p>
          </table:table-cell>
          <table:table-cell office:value-type="float" office:value="7.031936" calcext:value-type="float">
            <text:p>7.031936</text:p>
          </table:table-cell>
          <table:table-cell office:value-type="float" office:value="-0.008553236" calcext:value-type="float">
            <text:p>-0.008553236</text:p>
          </table:table-cell>
        </table:table-row>
        <table:table-row table:style-name="ro1">
          <table:table-cell/>
          <table:table-cell office:value-type="float" office:value="21.737" calcext:value-type="float">
            <text:p>21.737</text:p>
          </table:table-cell>
          <table:table-cell office:value-type="float" office:value="50" calcext:value-type="float">
            <text:p>50</text:p>
          </table:table-cell>
          <table:table-cell office:value-type="float" office:value="48.73333" calcext:value-type="float">
            <text:p>48.73333</text:p>
          </table:table-cell>
          <table:table-cell office:value-type="float" office:value="0.5066666" calcext:value-type="float">
            <text:p>0.5066666</text:p>
          </table:table-cell>
          <table:table-cell office:value-type="float" office:value="7.032197" calcext:value-type="float">
            <text:p>7.032197</text:p>
          </table:table-cell>
          <table:table-cell office:value-type="float" office:value="-0.02001862" calcext:value-type="float">
            <text:p>-0.02001862</text:p>
          </table:table-cell>
        </table:table-row>
        <table:table-row table:style-name="ro1">
          <table:table-cell/>
          <table:table-cell office:value-type="float" office:value="21.745" calcext:value-type="float">
            <text:p>21.745</text:p>
          </table:table-cell>
          <table:table-cell office:value-type="float" office:value="50" calcext:value-type="float">
            <text:p>50</text:p>
          </table:table-cell>
          <table:table-cell office:value-type="float" office:value="47.43333" calcext:value-type="float">
            <text:p>47.43333</text:p>
          </table:table-cell>
          <table:table-cell office:value-type="float" office:value="1.026666" calcext:value-type="float">
            <text:p>1.026666</text:p>
          </table:table-cell>
          <table:table-cell office:value-type="float" office:value="7.0327" calcext:value-type="float">
            <text:p>7.0327</text:p>
          </table:table-cell>
          <table:table-cell office:value-type="float" office:value="-0.02756963" calcext:value-type="float">
            <text:p>-0.02756963</text:p>
          </table:table-cell>
        </table:table-row>
        <table:table-row table:style-name="ro1">
          <table:table-cell/>
          <table:table-cell office:value-type="float" office:value="21.753" calcext:value-type="float">
            <text:p>21.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80001" calcext:value-type="float">
            <text:p>-28.8000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21.753" calcext:value-type="float">
            <text:p>21.753</text:p>
          </table:table-cell>
          <table:table-cell office:value-type="float" office:value="50" calcext:value-type="float">
            <text:p>50</text:p>
          </table:table-cell>
          <table:table-cell office:value-type="float" office:value="50.83333" calcext:value-type="float">
            <text:p>50.83333</text:p>
          </table:table-cell>
          <table:table-cell office:value-type="float" office:value="-0.3333328" calcext:value-type="float">
            <text:p>-0.3333328</text:p>
          </table:table-cell>
          <table:table-cell office:value-type="float" office:value="7.032904" calcext:value-type="float">
            <text:p>7.032904</text:p>
          </table:table-cell>
          <table:table-cell office:value-type="float" office:value="0.02723507" calcext:value-type="float">
            <text:p>0.02723507</text:p>
          </table:table-cell>
        </table:table-row>
        <table:table-row table:style-name="ro1">
          <table:table-cell/>
          <table:table-cell office:value-type="float" office:value="21.762" calcext:value-type="float">
            <text:p>21.762</text:p>
          </table:table-cell>
          <table:table-cell office:value-type="float" office:value="50" calcext:value-type="float">
            <text:p>50</text:p>
          </table:table-cell>
          <table:table-cell office:value-type="float" office:value="51.6" calcext:value-type="float">
            <text:p>51.6</text:p>
          </table:table-cell>
          <table:table-cell office:value-type="float" office:value="-0.6399994" calcext:value-type="float">
            <text:p>-0.6399994</text:p>
          </table:table-cell>
          <table:table-cell office:value-type="float" office:value="7.032829" calcext:value-type="float">
            <text:p>7.032829</text:p>
          </table:table-cell>
          <table:table-cell office:value-type="float" office:value="0.02809632" calcext:value-type="float">
            <text:p>0.02809632</text:p>
          </table:table-cell>
        </table:table-row>
        <table:table-row table:style-name="ro1">
          <table:table-cell/>
          <table:table-cell office:value-type="float" office:value="21.77" calcext:value-type="float">
            <text:p>21.77</text:p>
          </table:table-cell>
          <table:table-cell office:value-type="float" office:value="50" calcext:value-type="float">
            <text:p>50</text:p>
          </table:table-cell>
          <table:table-cell office:value-type="float" office:value="50.16667" calcext:value-type="float">
            <text:p>50.16667</text:p>
          </table:table-cell>
          <table:table-cell office:value-type="float" office:value="-0.06666718" calcext:value-type="float">
            <text:p>-0.06666718</text:p>
          </table:table-cell>
          <table:table-cell office:value-type="float" office:value="7.032757" calcext:value-type="float">
            <text:p>7.032757</text:p>
          </table:table-cell>
          <table:table-cell office:value-type="float" office:value="-0.0003766139" calcext:value-type="float">
            <text:p>-0.0003766139</text:p>
          </table:table-cell>
        </table:table-row>
        <table:table-row table:style-name="ro1">
          <table:table-cell/>
          <table:table-cell office:value-type="float" office:value="21.778" calcext:value-type="float">
            <text:p>21.778</text:p>
          </table:table-cell>
          <table:table-cell office:value-type="float" office:value="50" calcext:value-type="float">
            <text:p>50</text:p>
          </table:table-cell>
          <table:table-cell office:value-type="float" office:value="49.1" calcext:value-type="float">
            <text:p>49.1</text:p>
          </table:table-cell>
          <table:table-cell office:value-type="float" office:value="0.3600006" calcext:value-type="float">
            <text:p>0.3600006</text:p>
          </table:table-cell>
          <table:table-cell office:value-type="float" office:value="7.032816" calcext:value-type="float">
            <text:p>7.032816</text:p>
          </table:table-cell>
          <table:table-cell office:value-type="float" office:value="-0.01432851" calcext:value-type="float">
            <text:p>-0.01432851</text:p>
          </table:table-cell>
        </table:table-row>
        <table:table-row table:style-name="ro1">
          <table:table-cell/>
          <table:table-cell office:value-type="float" office:value="21.786" calcext:value-type="float">
            <text:p>21.786</text:p>
          </table:table-cell>
          <table:table-cell office:value-type="float" office:value="50" calcext:value-type="float">
            <text:p>50</text:p>
          </table:table-cell>
          <table:table-cell office:value-type="float" office:value="49.43334" calcext:value-type="float">
            <text:p>49.43334</text:p>
          </table:table-cell>
          <table:table-cell office:value-type="float" office:value="0.2266663" calcext:value-type="float">
            <text:p>0.2266663</text:p>
          </table:table-cell>
          <table:table-cell office:value-type="float" office:value="7.032922" calcext:value-type="float">
            <text:p>7.032922</text:p>
          </table:table-cell>
          <table:table-cell office:value-type="float" office:value="-0.005343097" calcext:value-type="float">
            <text:p>-0.005343097</text:p>
          </table:table-cell>
        </table:table-row>
        <table:table-row table:style-name="ro1">
          <table:table-cell/>
          <table:table-cell office:value-type="float" office:value="21.795" calcext:value-type="float">
            <text:p>21.795</text:p>
          </table:table-cell>
          <table:table-cell office:value-type="float" office:value="50" calcext:value-type="float">
            <text:p>50</text:p>
          </table:table-cell>
          <table:table-cell office:value-type="float" office:value="49.76667" calcext:value-type="float">
            <text:p>49.76667</text:p>
          </table:table-cell>
          <table:table-cell office:value-type="float" office:value="0.09333344" calcext:value-type="float">
            <text:p>0.09333344</text:p>
          </table:table-cell>
          <table:table-cell office:value-type="float" office:value="7.033027" calcext:value-type="float">
            <text:p>7.033027</text:p>
          </table:table-cell>
          <table:table-cell office:value-type="float" office:value="0.0007667048" calcext:value-type="float">
            <text:p>0.0007667048</text:p>
          </table:table-cell>
        </table:table-row>
        <table:table-row table:style-name="ro1">
          <table:table-cell/>
          <table:table-cell office:value-type="float" office:value="21.804" calcext:value-type="float">
            <text:p>21.804</text:p>
          </table:table-cell>
          <table:table-cell office:value-type="float" office:value="50" calcext:value-type="float">
            <text:p>50</text:p>
          </table:table-cell>
          <table:table-cell office:value-type="float" office:value="50.4" calcext:value-type="float">
            <text:p>50.4</text:p>
          </table:table-cell>
          <table:table-cell office:value-type="float" office:value="-0.1600006" calcext:value-type="float">
            <text:p>-0.1600006</text:p>
          </table:table-cell>
          <table:table-cell office:value-type="float" office:value="7.033039" calcext:value-type="float">
            <text:p>7.033039</text:p>
          </table:table-cell>
          <table:table-cell office:value-type="float" office:value="0.008865974" calcext:value-type="float">
            <text:p>0.008865974</text:p>
          </table:table-cell>
        </table:table-row>
        <table:table-row table:style-name="ro1">
          <table:table-cell/>
          <table:table-cell office:value-type="float" office:value="21.813" calcext:value-type="float">
            <text:p>21.813</text:p>
          </table:table-cell>
          <table:table-cell office:value-type="float" office:value="50" calcext:value-type="float">
            <text:p>50</text:p>
          </table:table-cell>
          <table:table-cell office:value-type="float" office:value="48.26667" calcext:value-type="float">
            <text:p>48.26667</text:p>
          </table:table-cell>
          <table:table-cell office:value-type="float" office:value="0.6933334" calcext:value-type="float">
            <text:p>0.6933334</text:p>
          </table:table-cell>
          <table:table-cell office:value-type="float" office:value="7.033302" calcext:value-type="float">
            <text:p>7.033302</text:p>
          </table:table-cell>
          <table:table-cell office:value-type="float" office:value="-0.02248574" calcext:value-type="float">
            <text:p>-0.02248574</text:p>
          </table:table-cell>
        </table:table-row>
        <table:table-row table:style-name="ro1">
          <table:table-cell/>
          <table:table-cell office:value-type="float" office:value="21.821" calcext:value-type="float">
            <text:p>21.821</text:p>
          </table:table-cell>
          <table:table-cell office:value-type="float" office:value="50" calcext:value-type="float">
            <text:p>50</text:p>
          </table:table-cell>
          <table:table-cell office:value-type="float" office:value="51.66667" calcext:value-type="float">
            <text:p>51.66667</text:p>
          </table:table-cell>
          <table:table-cell office:value-type="float" office:value="-0.6666672" calcext:value-type="float">
            <text:p>-0.6666672</text:p>
          </table:table-cell>
          <table:table-cell office:value-type="float" office:value="7.033247" calcext:value-type="float">
            <text:p>7.033247</text:p>
          </table:table-cell>
          <table:table-cell office:value-type="float" office:value="0.03048899" calcext:value-type="float">
            <text:p>0.03048899</text:p>
          </table:table-cell>
        </table:table-row>
        <table:table-row table:style-name="ro1">
          <table:table-cell/>
          <table:table-cell office:value-type="float" office:value="21.829" calcext:value-type="float">
            <text:p>21.829</text:p>
          </table:table-cell>
          <table:table-cell office:value-type="float" office:value="50" calcext:value-type="float">
            <text:p>50</text:p>
          </table:table-cell>
          <table:table-cell office:value-type="float" office:value="49.23334" calcext:value-type="float">
            <text:p>49.23334</text:p>
          </table:table-cell>
          <table:table-cell office:value-type="float" office:value="0.3066666" calcext:value-type="float">
            <text:p>0.3066666</text:p>
          </table:table-cell>
          <table:table-cell office:value-type="float" office:value="7.033301" calcext:value-type="float">
            <text:p>7.033301</text:p>
          </table:table-cell>
          <table:table-cell office:value-type="float" office:value="-0.0119974" calcext:value-type="float">
            <text:p>-0.0119974</text:p>
          </table:table-cell>
        </table:table-row>
        <table:table-row table:style-name="ro1">
          <table:table-cell/>
          <table:table-cell office:value-type="float" office:value="21.838" calcext:value-type="float">
            <text:p>21.838</text:p>
          </table:table-cell>
          <table:table-cell office:value-type="float" office:value="50" calcext:value-type="float">
            <text:p>50</text:p>
          </table:table-cell>
          <table:table-cell office:value-type="float" office:value="48.63334" calcext:value-type="float">
            <text:p>48.63334</text:p>
          </table:table-cell>
          <table:table-cell office:value-type="float" office:value="0.546666" calcext:value-type="float">
            <text:p>0.546666</text:p>
          </table:table-cell>
          <table:table-cell office:value-type="float" office:value="7.033519" calcext:value-type="float">
            <text:p>7.033519</text:p>
          </table:table-cell>
          <table:table-cell office:value-type="float" office:value="-0.01607844" calcext:value-type="float">
            <text:p>-0.01607844</text:p>
          </table:table-cell>
        </table:table-row>
        <table:table-row table:style-name="ro1">
          <table:table-cell/>
          <table:table-cell office:value-type="float" office:value="21.847" calcext:value-type="float">
            <text:p>21.847</text:p>
          </table:table-cell>
          <table:table-cell office:value-type="float" office:value="50" calcext:value-type="float">
            <text:p>50</text:p>
          </table:table-cell>
          <table:table-cell office:value-type="float" office:value="47.53334" calcext:value-type="float">
            <text:p>47.53334</text:p>
          </table:table-cell>
          <table:table-cell office:value-type="float" office:value="0.9866669" calcext:value-type="float">
            <text:p>0.9866669</text:p>
          </table:table-cell>
          <table:table-cell office:value-type="float" office:value="7.034029" calcext:value-type="float">
            <text:p>7.034029</text:p>
          </table:table-cell>
          <table:table-cell office:value-type="float" office:value="-0.02513175" calcext:value-type="float">
            <text:p>-0.02513175</text:p>
          </table:table-cell>
        </table:table-row>
        <table:table-row table:style-name="ro1">
          <table:table-cell/>
          <table:table-cell office:value-type="float" office:value="21.861" calcext:value-type="float">
            <text:p>21.861</text:p>
          </table:table-cell>
          <table:table-cell office:value-type="float" office:value="50" calcext:value-type="float">
            <text:p>50</text:p>
          </table:table-cell>
          <table:table-cell office:value-type="float" office:value="51.13334" calcext:value-type="float">
            <text:p>51.13334</text:p>
          </table:table-cell>
          <table:table-cell office:value-type="float" office:value="-0.453334" calcext:value-type="float">
            <text:p>-0.453334</text:p>
          </table:table-cell>
          <table:table-cell office:value-type="float" office:value="7.034199" calcext:value-type="float">
            <text:p>7.034199</text:p>
          </table:table-cell>
          <table:table-cell office:value-type="float" office:value="0.03143638" calcext:value-type="float">
            <text:p>0.03143638</text:p>
          </table:table-cell>
        </table:table-row>
        <table:table-row table:style-name="ro1">
          <table:table-cell/>
          <table:table-cell office:value-type="float" office:value="21.87" calcext:value-type="float">
            <text:p>21.87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0.8" calcext:value-type="float">
            <text:p>0.8</text:p>
          </table:table-cell>
          <table:table-cell office:value-type="float" office:value="7.034761" calcext:value-type="float">
            <text:p>7.034761</text:p>
          </table:table-cell>
          <table:table-cell office:value-type="float" office:value="-0.02061198" calcext:value-type="float">
            <text:p>-0.02061198</text:p>
          </table:table-cell>
        </table:table-row>
        <table:table-row table:style-name="ro1">
          <table:table-cell/>
          <table:table-cell office:value-type="float" office:value="21.878" calcext:value-type="float">
            <text:p>21.878</text:p>
          </table:table-cell>
          <table:table-cell office:value-type="float" office:value="50" calcext:value-type="float">
            <text:p>50</text:p>
          </table:table-cell>
          <table:table-cell office:value-type="float" office:value="47.03333" calcext:value-type="float">
            <text:p>47.03333</text:p>
          </table:table-cell>
          <table:table-cell office:value-type="float" office:value="1.186667" calcext:value-type="float">
            <text:p>1.186667</text:p>
          </table:table-cell>
          <table:table-cell office:value-type="float" office:value="7.035792" calcext:value-type="float">
            <text:p>7.035792</text:p>
          </table:table-cell>
          <table:table-cell office:value-type="float" office:value="-0.02430297" calcext:value-type="float">
            <text:p>-0.02430297</text:p>
          </table:table-cell>
        </table:table-row>
        <table:table-row table:style-name="ro1">
          <table:table-cell/>
          <table:table-cell office:value-type="float" office:value="21.886" calcext:value-type="float">
            <text:p>21.886</text:p>
          </table:table-cell>
          <table:table-cell office:value-type="float" office:value="50" calcext:value-type="float">
            <text:p>50</text:p>
          </table:table-cell>
          <table:table-cell office:value-type="float" office:value="49.73333" calcext:value-type="float">
            <text:p>49.73333</text:p>
          </table:table-cell>
          <table:table-cell office:value-type="float" office:value="0.1066666" calcext:value-type="float">
            <text:p>0.1066666</text:p>
          </table:table-cell>
          <table:table-cell office:value-type="float" office:value="7.03633" calcext:value-type="float">
            <text:p>7.03633</text:p>
          </table:table-cell>
          <table:table-cell office:value-type="float" office:value="0.02251568" calcext:value-type="float">
            <text:p>0.02251568</text:p>
          </table:table-cell>
        </table:table-row>
        <table:table-row table:style-name="ro1">
          <table:table-cell/>
          <table:table-cell office:value-type="float" office:value="21.894" calcext:value-type="float">
            <text:p>21.894</text:p>
          </table:table-cell>
          <table:table-cell office:value-type="float" office:value="50" calcext:value-type="float">
            <text:p>50</text:p>
          </table:table-cell>
          <table:table-cell office:value-type="float" office:value="52.36667" calcext:value-type="float">
            <text:p>52.36667</text:p>
          </table:table-cell>
          <table:table-cell office:value-type="float" office:value="-0.946666" calcext:value-type="float">
            <text:p>-0.946666</text:p>
          </table:table-cell>
          <table:table-cell office:value-type="float" office:value="7.036399" calcext:value-type="float">
            <text:p>7.036399</text:p>
          </table:table-cell>
          <table:table-cell office:value-type="float" office:value="0.04962029" calcext:value-type="float">
            <text:p>0.04962029</text:p>
          </table:table-cell>
        </table:table-row>
        <table:table-row table:style-name="ro1">
          <table:table-cell/>
          <table:table-cell office:value-type="float" office:value="21.902" calcext:value-type="float">
            <text:p>21.902</text:p>
          </table:table-cell>
          <table:table-cell office:value-type="float" office:value="50" calcext:value-type="float">
            <text:p>50</text:p>
          </table:table-cell>
          <table:table-cell office:value-type="float" office:value="49.2" calcext:value-type="float">
            <text:p>49.2</text:p>
          </table:table-cell>
          <table:table-cell office:value-type="float" office:value="0.3199997" calcext:value-type="float">
            <text:p>0.3199997</text:p>
          </table:table-cell>
          <table:table-cell office:value-type="float" office:value="7.036539" calcext:value-type="float">
            <text:p>7.036539</text:p>
          </table:table-cell>
          <table:table-cell office:value-type="float" office:value="-0.008058956" calcext:value-type="float">
            <text:p>-0.008058956</text:p>
          </table:table-cell>
        </table:table-row>
        <table:table-row table:style-name="ro1">
          <table:table-cell/>
          <table:table-cell office:value-type="float" office:value="21.91" calcext:value-type="float">
            <text:p>21.91</text:p>
          </table:table-cell>
          <table:table-cell office:value-type="float" office:value="50" calcext:value-type="float">
            <text:p>50</text:p>
          </table:table-cell>
          <table:table-cell office:value-type="float" office:value="47.3" calcext:value-type="float">
            <text:p>47.3</text:p>
          </table:table-cell>
          <table:table-cell office:value-type="float" office:value="1.08" calcext:value-type="float">
            <text:p>1.08</text:p>
          </table:table-cell>
          <table:table-cell office:value-type="float" office:value="7.036949" calcext:value-type="float">
            <text:p>7.036949</text:p>
          </table:table-cell>
          <table:table-cell office:value-type="float" office:value="-0.0305603" calcext:value-type="float">
            <text:p>-0.0305603</text:p>
          </table:table-cell>
        </table:table-row>
        <table:table-row table:style-name="ro1">
          <table:table-cell/>
          <table:table-cell office:value-type="float" office:value="21.918" calcext:value-type="float">
            <text:p>21.918</text:p>
          </table:table-cell>
          <table:table-cell office:value-type="float" office:value="50" calcext:value-type="float">
            <text:p>50</text:p>
          </table:table-cell>
          <table:table-cell office:value-type="float" office:value="49.86667" calcext:value-type="float">
            <text:p>49.86667</text:p>
          </table:table-cell>
          <table:table-cell office:value-type="float" office:value="0.05333405" calcext:value-type="float">
            <text:p>0.05333405</text:p>
          </table:table-cell>
          <table:table-cell office:value-type="float" office:value="7.037242" calcext:value-type="float">
            <text:p>7.037242</text:p>
          </table:table-cell>
          <table:table-cell office:value-type="float" office:value="0.01309945" calcext:value-type="float">
            <text:p>0.01309945</text:p>
          </table:table-cell>
        </table:table-row>
        <table:table-row table:style-name="ro1">
          <table:table-cell/>
          <table:table-cell office:value-type="float" office:value="21.928" calcext:value-type="float">
            <text:p>21.928</text:p>
          </table:table-cell>
          <table:table-cell office:value-type="float" office:value="50" calcext:value-type="float">
            <text:p>50</text:p>
          </table:table-cell>
          <table:table-cell office:value-type="float" office:value="51.23333" calcext:value-type="float">
            <text:p>51.23333</text:p>
          </table:table-cell>
          <table:table-cell office:value-type="float" office:value="-0.4933334" calcext:value-type="float">
            <text:p>-0.4933334</text:p>
          </table:table-cell>
          <table:table-cell office:value-type="float" office:value="7.037299" calcext:value-type="float">
            <text:p>7.037299</text:p>
          </table:table-cell>
          <table:table-cell office:value-type="float" office:value="0.02694748" calcext:value-type="float">
            <text:p>0.02694748</text:p>
          </table:table-cell>
        </table:table-row>
        <table:table-row table:style-name="ro1">
          <table:table-cell/>
          <table:table-cell office:value-type="float" office:value="21.937" calcext:value-type="float">
            <text:p>21.937</text:p>
          </table:table-cell>
          <table:table-cell office:value-type="float" office:value="50" calcext:value-type="float">
            <text:p>50</text:p>
          </table:table-cell>
          <table:table-cell office:value-type="float" office:value="50.4" calcext:value-type="float">
            <text:p>50.4</text:p>
          </table:table-cell>
          <table:table-cell office:value-type="float" office:value="-0.1600006" calcext:value-type="float">
            <text:p>-0.1600006</text:p>
          </table:table-cell>
          <table:table-cell office:value-type="float" office:value="7.037281" calcext:value-type="float">
            <text:p>7.037281</text:p>
          </table:table-cell>
          <table:table-cell office:value-type="float" office:value="0.007324831" calcext:value-type="float">
            <text:p>0.007324831</text:p>
          </table:table-cell>
        </table:table-row>
        <table:table-row table:style-name="ro1">
          <table:table-cell/>
          <table:table-cell office:value-type="float" office:value="21.945" calcext:value-type="float">
            <text:p>21.945</text:p>
          </table:table-cell>
          <table:table-cell office:value-type="float" office:value="50" calcext:value-type="float">
            <text:p>50</text:p>
          </table:table-cell>
          <table:table-cell office:value-type="float" office:value="49.13333" calcext:value-type="float">
            <text:p>49.13333</text:p>
          </table:table-cell>
          <table:table-cell office:value-type="float" office:value="0.346666" calcext:value-type="float">
            <text:p>0.346666</text:p>
          </table:table-cell>
          <table:table-cell office:value-type="float" office:value="7.037411" calcext:value-type="float">
            <text:p>7.037411</text:p>
          </table:table-cell>
          <table:table-cell office:value-type="float" office:value="-0.01203185" calcext:value-type="float">
            <text:p>-0.01203185</text:p>
          </table:table-cell>
        </table:table-row>
        <table:table-row table:style-name="ro1">
          <table:table-cell/>
          <table:table-cell office:value-type="float" office:value="21.953" calcext:value-type="float">
            <text:p>21.953</text:p>
          </table:table-cell>
          <table:table-cell office:value-type="float" office:value="50" calcext:value-type="float">
            <text:p>50</text:p>
          </table:table-cell>
          <table:table-cell office:value-type="float" office:value="49.33333" calcext:value-type="float">
            <text:p>49.33333</text:p>
          </table:table-cell>
          <table:table-cell office:value-type="float" office:value="0.2666672" calcext:value-type="float">
            <text:p>0.2666672</text:p>
          </table:table-cell>
          <table:table-cell office:value-type="float" office:value="7.037575" calcext:value-type="float">
            <text:p>7.037575</text:p>
          </table:table-cell>
          <table:table-cell office:value-type="float" office:value="-0.004819562" calcext:value-type="float">
            <text:p>-0.004819562</text:p>
          </table:table-cell>
        </table:table-row>
        <table:table-row table:style-name="ro1">
          <table:table-cell/>
          <table:table-cell office:value-type="float" office:value="21.961" calcext:value-type="float">
            <text:p>21.961</text:p>
          </table:table-cell>
          <table:table-cell office:value-type="float" office:value="50" calcext:value-type="float">
            <text:p>50</text:p>
          </table:table-cell>
          <table:table-cell office:value-type="float" office:value="50.63334" calcext:value-type="float">
            <text:p>50.63334</text:p>
          </table:table-cell>
          <table:table-cell office:value-type="float" office:value="-0.253334" calcext:value-type="float">
            <text:p>-0.253334</text:p>
          </table:table-cell>
          <table:table-cell office:value-type="float" office:value="7.037607" calcext:value-type="float">
            <text:p>7.037607</text:p>
          </table:table-cell>
          <table:table-cell office:value-type="float" office:value="0.01397913" calcext:value-type="float">
            <text:p>0.01397913</text:p>
          </table:table-cell>
        </table:table-row>
        <table:table-row table:style-name="ro1">
          <table:table-cell/>
          <table:table-cell office:value-type="float" office:value="21.969" calcext:value-type="float">
            <text:p>21.969</text:p>
          </table:table-cell>
          <table:table-cell office:value-type="float" office:value="50" calcext:value-type="float">
            <text:p>50</text:p>
          </table:table-cell>
          <table:table-cell office:value-type="float" office:value="50.66667" calcext:value-type="float">
            <text:p>50.66667</text:p>
          </table:table-cell>
          <table:table-cell office:value-type="float" office:value="-0.2666672" calcext:value-type="float">
            <text:p>-0.2666672</text:p>
          </table:table-cell>
          <table:table-cell office:value-type="float" office:value="7.03755" calcext:value-type="float">
            <text:p>7.03755</text:p>
          </table:table-cell>
          <table:table-cell office:value-type="float" office:value="0.009946181" calcext:value-type="float">
            <text:p>0.009946181</text:p>
          </table:table-cell>
        </table:table-row>
        <table:table-row table:style-name="ro1">
          <table:table-cell/>
          <table:table-cell office:value-type="float" office:value="21.977" calcext:value-type="float">
            <text:p>21.977</text:p>
          </table:table-cell>
          <table:table-cell office:value-type="float" office:value="50" calcext:value-type="float">
            <text:p>50</text:p>
          </table:table-cell>
          <table:table-cell office:value-type="float" office:value="47.76667" calcext:value-type="float">
            <text:p>47.76667</text:p>
          </table:table-cell>
          <table:table-cell office:value-type="float" office:value="0.8933334" calcext:value-type="float">
            <text:p>0.8933334</text:p>
          </table:table-cell>
          <table:table-cell office:value-type="float" office:value="7.037772" calcext:value-type="float">
            <text:p>7.037772</text:p>
          </table:table-cell>
          <table:table-cell office:value-type="float" office:value="-0.03151683" calcext:value-type="float">
            <text:p>-0.03151683</text:p>
          </table:table-cell>
        </table:table-row>
        <table:table-row table:style-name="ro1">
          <table:table-cell/>
          <table:table-cell office:value-type="float" office:value="21.985" calcext:value-type="float">
            <text:p>21.985</text:p>
          </table:table-cell>
          <table:table-cell office:value-type="float" office:value="50" calcext:value-type="float">
            <text:p>50</text:p>
          </table:table-cell>
          <table:table-cell office:value-type="float" office:value="51.93334" calcext:value-type="float">
            <text:p>51.93334</text:p>
          </table:table-cell>
          <table:table-cell office:value-type="float" office:value="-0.7733337" calcext:value-type="float">
            <text:p>-0.7733337</text:p>
          </table:table-cell>
          <table:table-cell office:value-type="float" office:value="7.037698" calcext:value-type="float">
            <text:p>7.037698</text:p>
          </table:table-cell>
          <table:table-cell office:value-type="float" office:value="0.03356904" calcext:value-type="float">
            <text:p>0.03356904</text:p>
          </table:table-cell>
        </table:table-row>
        <table:table-row table:style-name="ro1">
          <table:table-cell/>
          <table:table-cell office:value-type="float" office:value="21.994" calcext:value-type="float">
            <text:p>21.994</text:p>
          </table:table-cell>
          <table:table-cell office:value-type="float" office:value="50" calcext:value-type="float">
            <text:p>50</text:p>
          </table:table-cell>
          <table:table-cell office:value-type="float" office:value="51.8" calcext:value-type="float">
            <text:p>51.8</text:p>
          </table:table-cell>
          <table:table-cell office:value-type="float" office:value="-0.7199997" calcext:value-type="float">
            <text:p>-0.7199997</text:p>
          </table:table-cell>
          <table:table-cell office:value-type="float" office:value="7.037438" calcext:value-type="float">
            <text:p>7.037438</text:p>
          </table:table-cell>
          <table:table-cell office:value-type="float" office:value="0.0210676" calcext:value-type="float">
            <text:p>0.0210676</text:p>
          </table:table-cell>
        </table:table-row>
        <table:table-row table:style-name="ro1">
          <table:table-cell/>
          <table:table-cell office:value-type="float" office:value="22.002" calcext:value-type="float">
            <text:p>22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80001" calcext:value-type="float">
            <text:p>-28.8000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22.004" calcext:value-type="float">
            <text:p>22.004</text:p>
          </table:table-cell>
          <table:table-cell office:value-type="float" office:value="50" calcext:value-type="float">
            <text:p>50</text:p>
          </table:table-cell>
          <table:table-cell office:value-type="float" office:value="48.36667" calcext:value-type="float">
            <text:p>48.36667</text:p>
          </table:table-cell>
          <table:table-cell office:value-type="float" office:value="0.6533341" calcext:value-type="float">
            <text:p>0.6533341</text:p>
          </table:table-cell>
          <table:table-cell office:value-type="float" office:value="7.03747" calcext:value-type="float">
            <text:p>7.03747</text:p>
          </table:table-cell>
          <table:table-cell office:value-type="float" office:value="-0.0309943" calcext:value-type="float">
            <text:p>-0.0309943</text:p>
          </table:table-cell>
        </table:table-row>
        <table:table-row table:style-name="ro1">
          <table:table-cell/>
          <table:table-cell office:value-type="float" office:value="22.012" calcext:value-type="float">
            <text:p>22.012</text:p>
          </table:table-cell>
          <table:table-cell office:value-type="float" office:value="50" calcext:value-type="float">
            <text:p>50</text:p>
          </table:table-cell>
          <table:table-cell office:value-type="float" office:value="46.96667" calcext:value-type="float">
            <text:p>46.96667</text:p>
          </table:table-cell>
          <table:table-cell office:value-type="float" office:value="1.213333" calcext:value-type="float">
            <text:p>1.213333</text:p>
          </table:table-cell>
          <table:table-cell office:value-type="float" office:value="7.037991" calcext:value-type="float">
            <text:p>7.037991</text:p>
          </table:table-cell>
          <table:table-cell office:value-type="float" office:value="-0.03893609" calcext:value-type="float">
            <text:p>-0.03893609</text:p>
          </table:table-cell>
        </table:table-row>
        <table:table-row table:style-name="ro1">
          <table:table-cell/>
          <table:table-cell office:value-type="float" office:value="22.021" calcext:value-type="float">
            <text:p>22.021</text:p>
          </table:table-cell>
          <table:table-cell office:value-type="float" office:value="50" calcext:value-type="float">
            <text:p>50</text:p>
          </table:table-cell>
          <table:table-cell office:value-type="float" office:value="50.03334" calcext:value-type="float">
            <text:p>50.03334</text:p>
          </table:table-cell>
          <table:table-cell office:value-type="float" office:value="-0.01333313" calcext:value-type="float">
            <text:p>-0.01333313</text:p>
          </table:table-cell>
          <table:table-cell office:value-type="float" office:value="7.038308" calcext:value-type="float">
            <text:p>7.038308</text:p>
          </table:table-cell>
          <table:table-cell office:value-type="float" office:value="0.01633887" calcext:value-type="float">
            <text:p>0.01633887</text:p>
          </table:table-cell>
        </table:table-row>
        <table:table-row table:style-name="ro1">
          <table:table-cell/>
          <table:table-cell office:value-type="float" office:value="22.029" calcext:value-type="float">
            <text:p>22.029</text:p>
          </table:table-cell>
          <table:table-cell office:value-type="float" office:value="50" calcext:value-type="float">
            <text:p>50</text:p>
          </table:table-cell>
          <table:table-cell office:value-type="float" office:value="53.73333" calcext:value-type="float">
            <text:p>53.73333</text:p>
          </table:table-cell>
          <table:table-cell office:value-type="float" office:value="-1.493333" calcext:value-type="float">
            <text:p>-1.493333</text:p>
          </table:table-cell>
          <table:table-cell office:value-type="float" office:value="7.038004" calcext:value-type="float">
            <text:p>7.038004</text:p>
          </table:table-cell>
          <table:table-cell office:value-type="float" office:value="0.05896977" calcext:value-type="float">
            <text:p>0.05896977</text:p>
          </table:table-cell>
        </table:table-row>
        <table:table-row table:style-name="ro1">
          <table:table-cell/>
          <table:table-cell office:value-type="float" office:value="22.037" calcext:value-type="float">
            <text:p>22.037</text:p>
          </table:table-cell>
          <table:table-cell office:value-type="float" office:value="50" calcext:value-type="float">
            <text:p>50</text:p>
          </table:table-cell>
          <table:table-cell office:value-type="float" office:value="50.73333" calcext:value-type="float">
            <text:p>50.73333</text:p>
          </table:table-cell>
          <table:table-cell office:value-type="float" office:value="-0.2933334" calcext:value-type="float">
            <text:p>-0.2933334</text:p>
          </table:table-cell>
          <table:table-cell office:value-type="float" office:value="7.037725" calcext:value-type="float">
            <text:p>7.037725</text:p>
          </table:table-cell>
          <table:table-cell office:value-type="float" office:value="-0.000680143" calcext:value-type="float">
            <text:p>-0.000680143</text:p>
          </table:table-cell>
        </table:table-row>
        <table:table-row table:style-name="ro1">
          <table:table-cell/>
          <table:table-cell office:value-type="float" office:value="22.045" calcext:value-type="float">
            <text:p>22.045</text:p>
          </table:table-cell>
          <table:table-cell office:value-type="float" office:value="50" calcext:value-type="float">
            <text:p>50</text:p>
          </table:table-cell>
          <table:table-cell office:value-type="float" office:value="48.33333" calcext:value-type="float">
            <text:p>48.33333</text:p>
          </table:table-cell>
          <table:table-cell office:value-type="float" office:value="0.6666672" calcext:value-type="float">
            <text:p>0.6666672</text:p>
          </table:table-cell>
          <table:table-cell office:value-type="float" office:value="7.037729" calcext:value-type="float">
            <text:p>7.037729</text:p>
          </table:table-cell>
          <table:table-cell office:value-type="float" office:value="-0.03214261" calcext:value-type="float">
            <text:p>-0.03214261</text:p>
          </table:table-cell>
        </table:table-row>
        <table:table-row table:style-name="ro1">
          <table:table-cell/>
          <table:table-cell office:value-type="float" office:value="22.057" calcext:value-type="float">
            <text:p>22.057</text:p>
          </table:table-cell>
          <table:table-cell office:value-type="float" office:value="50" calcext:value-type="float">
            <text:p>50</text:p>
          </table:table-cell>
          <table:table-cell office:value-type="float" office:value="48.96667" calcext:value-type="float">
            <text:p>48.96667</text:p>
          </table:table-cell>
          <table:table-cell office:value-type="float" office:value="0.4133331" calcext:value-type="float">
            <text:p>0.4133331</text:p>
          </table:table-cell>
          <table:table-cell office:value-type="float" office:value="7.037867" calcext:value-type="float">
            <text:p>7.037867</text:p>
          </table:table-cell>
          <table:table-cell office:value-type="float" office:value="-0.01349634" calcext:value-type="float">
            <text:p>-0.01349634</text:p>
          </table:table-cell>
        </table:table-row>
        <table:table-row table:style-name="ro1">
          <table:table-cell/>
          <table:table-cell office:value-type="float" office:value="22.067" calcext:value-type="float">
            <text:p>22.067</text:p>
          </table:table-cell>
          <table:table-cell office:value-type="float" office:value="50" calcext:value-type="float">
            <text:p>50</text:p>
          </table:table-cell>
          <table:table-cell office:value-type="float" office:value="49.56666" calcext:value-type="float">
            <text:p>49.56666</text:p>
          </table:table-cell>
          <table:table-cell office:value-type="float" office:value="0.1733337" calcext:value-type="float">
            <text:p>0.1733337</text:p>
          </table:table-cell>
          <table:table-cell office:value-type="float" office:value="7.038063" calcext:value-type="float">
            <text:p>7.038063</text:p>
          </table:table-cell>
          <table:table-cell office:value-type="float" office:value="-0.0009875394" calcext:value-type="float">
            <text:p>-0.0009875394</text:p>
          </table:table-cell>
        </table:table-row>
        <table:table-row table:style-name="ro1">
          <table:table-cell/>
          <table:table-cell office:value-type="float" office:value="22.075" calcext:value-type="float">
            <text:p>22.075</text:p>
          </table:table-cell>
          <table:table-cell office:value-type="float" office:value="50" calcext:value-type="float">
            <text:p>50</text:p>
          </table:table-cell>
          <table:table-cell office:value-type="float" office:value="48.6" calcext:value-type="float">
            <text:p>48.6</text:p>
          </table:table-cell>
          <table:table-cell office:value-type="float" office:value="0.5600006" calcext:value-type="float">
            <text:p>0.5600006</text:p>
          </table:table-cell>
          <table:table-cell office:value-type="float" office:value="7.038452" calcext:value-type="float">
            <text:p>7.038452</text:p>
          </table:table-cell>
          <table:table-cell office:value-type="float" office:value="-0.01331306" calcext:value-type="float">
            <text:p>-0.01331306</text:p>
          </table:table-cell>
        </table:table-row>
        <table:table-row table:style-name="ro1">
          <table:table-cell/>
          <table:table-cell office:value-type="float" office:value="22.083" calcext:value-type="float">
            <text:p>22.083</text:p>
          </table:table-cell>
          <table:table-cell office:value-type="float" office:value="50" calcext:value-type="float">
            <text:p>50</text:p>
          </table:table-cell>
          <table:table-cell office:value-type="float" office:value="47.7" calcext:value-type="float">
            <text:p>47.7</text:p>
          </table:table-cell>
          <table:table-cell office:value-type="float" office:value="0.9199997" calcext:value-type="float">
            <text:p>0.9199997</text:p>
          </table:table-cell>
          <table:table-cell office:value-type="float" office:value="7.038921" calcext:value-type="float">
            <text:p>7.038921</text:p>
          </table:table-cell>
          <table:table-cell office:value-type="float" office:value="-0.01960156" calcext:value-type="float">
            <text:p>-0.01960156</text:p>
          </table:table-cell>
        </table:table-row>
        <table:table-row table:style-name="ro1">
          <table:table-cell/>
          <table:table-cell office:value-type="float" office:value="22.091" calcext:value-type="float">
            <text:p>22.091</text:p>
          </table:table-cell>
          <table:table-cell office:value-type="float" office:value="50" calcext:value-type="float">
            <text:p>50</text:p>
          </table:table-cell>
          <table:table-cell office:value-type="float" office:value="52.2" calcext:value-type="float">
            <text:p>52.2</text:p>
          </table:table-cell>
          <table:table-cell office:value-type="float" office:value="-0.8800003" calcext:value-type="float">
            <text:p>-0.8800003</text:p>
          </table:table-cell>
          <table:table-cell office:value-type="float" office:value="7.038984" calcext:value-type="float">
            <text:p>7.038984</text:p>
          </table:table-cell>
          <table:table-cell office:value-type="float" office:value="0.0460705" calcext:value-type="float">
            <text:p>0.0460705</text:p>
          </table:table-cell>
        </table:table-row>
        <table:table-row table:style-name="ro1">
          <table:table-cell/>
          <table:table-cell office:value-type="float" office:value="22.099" calcext:value-type="float">
            <text:p>22.099</text:p>
          </table:table-cell>
          <table:table-cell office:value-type="float" office:value="50" calcext:value-type="float">
            <text:p>50</text:p>
          </table:table-cell>
          <table:table-cell office:value-type="float" office:value="47.83333" calcext:value-type="float">
            <text:p>47.83333</text:p>
          </table:table-cell>
          <table:table-cell office:value-type="float" office:value="0.8666672" calcext:value-type="float">
            <text:p>0.8666672</text:p>
          </table:table-cell>
          <table:table-cell office:value-type="float" office:value="7.039279" calcext:value-type="float">
            <text:p>7.039279</text:p>
          </table:table-cell>
          <table:table-cell office:value-type="float" office:value="-0.02631283" calcext:value-type="float">
            <text:p>-0.02631283</text:p>
          </table:table-cell>
        </table:table-row>
        <table:table-row table:style-name="ro1">
          <table:table-cell/>
          <table:table-cell office:value-type="float" office:value="22.104" calcext:value-type="float">
            <text:p>22.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80001" calcext:value-type="float">
            <text:p>-28.8000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22.107" calcext:value-type="float">
            <text:p>22.107</text:p>
          </table:table-cell>
          <table:table-cell office:value-type="float" office:value="50" calcext:value-type="float">
            <text:p>50</text:p>
          </table:table-cell>
          <table:table-cell office:value-type="float" office:value="50.33333" calcext:value-type="float">
            <text:p>50.33333</text:p>
          </table:table-cell>
          <table:table-cell office:value-type="float" office:value="-0.1333328" calcext:value-type="float">
            <text:p>-0.1333328</text:p>
          </table:table-cell>
          <table:table-cell office:value-type="float" office:value="7.039441" calcext:value-type="float">
            <text:p>7.039441</text:p>
          </table:table-cell>
          <table:table-cell office:value-type="float" office:value="0.01510761" calcext:value-type="float">
            <text:p>0.01510761</text:p>
          </table:table-cell>
        </table:table-row>
        <table:table-row table:style-name="ro1">
          <table:table-cell/>
          <table:table-cell office:value-type="float" office:value="22.115" calcext:value-type="float">
            <text:p>22.115</text:p>
          </table:table-cell>
          <table:table-cell office:value-type="float" office:value="50" calcext:value-type="float">
            <text:p>50</text:p>
          </table:table-cell>
          <table:table-cell office:value-type="float" office:value="49.7" calcext:value-type="float">
            <text:p>49.7</text:p>
          </table:table-cell>
          <table:table-cell office:value-type="float" office:value="0.1199997" calcext:value-type="float">
            <text:p>0.1199997</text:p>
          </table:table-cell>
          <table:table-cell office:value-type="float" office:value="7.039586" calcext:value-type="float">
            <text:p>7.039586</text:p>
          </table:table-cell>
          <table:table-cell office:value-type="float" office:value="0.00191352" calcext:value-type="float">
            <text:p>0.00191352</text:p>
          </table:table-cell>
        </table:table-row>
        <table:table-row table:style-name="ro1">
          <table:table-cell/>
          <table:table-cell office:value-type="float" office:value="22.128" calcext:value-type="float">
            <text:p>22.128</text:p>
          </table:table-cell>
          <table:table-cell office:value-type="float" office:value="50" calcext:value-type="float">
            <text:p>50</text:p>
          </table:table-cell>
          <table:table-cell office:value-type="float" office:value="50.3" calcext:value-type="float">
            <text:p>50.3</text:p>
          </table:table-cell>
          <table:table-cell office:value-type="float" office:value="-0.1199997" calcext:value-type="float">
            <text:p>-0.1199997</text:p>
          </table:table-cell>
          <table:table-cell office:value-type="float" office:value="7.039648" calcext:value-type="float">
            <text:p>7.039648</text:p>
          </table:table-cell>
          <table:table-cell office:value-type="float" office:value="0.009221191" calcext:value-type="float">
            <text:p>0.009221191</text:p>
          </table:table-cell>
        </table:table-row>
        <table:table-row table:style-name="ro1">
          <table:table-cell/>
          <table:table-cell office:value-type="float" office:value="22.137" calcext:value-type="float">
            <text:p>22.137</text:p>
          </table:table-cell>
          <table:table-cell office:value-type="float" office:value="50" calcext:value-type="float">
            <text:p>50</text:p>
          </table:table-cell>
          <table:table-cell office:value-type="float" office:value="48.16667" calcext:value-type="float">
            <text:p>48.16667</text:p>
          </table:table-cell>
          <table:table-cell office:value-type="float" office:value="0.7333328" calcext:value-type="float">
            <text:p>0.7333328</text:p>
          </table:table-cell>
          <table:table-cell office:value-type="float" office:value="7.04006" calcext:value-type="float">
            <text:p>7.04006</text:p>
          </table:table-cell>
          <table:table-cell office:value-type="float" office:value="-0.02207397" calcext:value-type="float">
            <text:p>-0.02207397</text:p>
          </table:table-cell>
        </table:table-row>
        <table:table-row table:style-name="ro1">
          <table:table-cell/>
          <table:table-cell office:value-type="float" office:value="22.146" calcext:value-type="float">
            <text:p>22.146</text:p>
          </table:table-cell>
          <table:table-cell office:value-type="float" office:value="50" calcext:value-type="float">
            <text:p>50</text:p>
          </table:table-cell>
          <table:table-cell office:value-type="float" office:value="46.9" calcext:value-type="float">
            <text:p>46.9</text:p>
          </table:table-cell>
          <table:table-cell office:value-type="float" office:value="1.239999" calcext:value-type="float">
            <text:p>1.239999</text:p>
          </table:table-cell>
          <table:table-cell office:value-type="float" office:value="7.040984" calcext:value-type="float">
            <text:p>7.040984</text:p>
          </table:table-cell>
          <table:table-cell office:value-type="float" office:value="-0.02952291" calcext:value-type="float">
            <text:p>-0.02952291</text:p>
          </table:table-cell>
        </table:table-row>
        <table:table-row table:style-name="ro1">
          <table:table-cell/>
          <table:table-cell office:value-type="float" office:value="22.154" calcext:value-type="float">
            <text:p>22.154</text:p>
          </table:table-cell>
          <table:table-cell office:value-type="float" office:value="50" calcext:value-type="float">
            <text:p>50</text:p>
          </table:table-cell>
          <table:table-cell office:value-type="float" office:value="50.23334" calcext:value-type="float">
            <text:p>50.23334</text:p>
          </table:table-cell>
          <table:table-cell office:value-type="float" office:value="-0.09333344" calcext:value-type="float">
            <text:p>-0.09333344</text:p>
          </table:table-cell>
          <table:table-cell office:value-type="float" office:value="7.041433" calcext:value-type="float">
            <text:p>7.041433</text:p>
          </table:table-cell>
          <table:table-cell office:value-type="float" office:value="0.0274678" calcext:value-type="float">
            <text:p>0.0274678</text:p>
          </table:table-cell>
        </table:table-row>
        <table:table-row table:style-name="ro1">
          <table:table-cell/>
          <table:table-cell office:value-type="float" office:value="22.162" calcext:value-type="float">
            <text:p>22.162</text:p>
          </table:table-cell>
          <table:table-cell office:value-type="float" office:value="50" calcext:value-type="float">
            <text:p>50</text:p>
          </table:table-cell>
          <table:table-cell office:value-type="float" office:value="50.3" calcext:value-type="float">
            <text:p>50.3</text:p>
          </table:table-cell>
          <table:table-cell office:value-type="float" office:value="-0.1199997" calcext:value-type="float">
            <text:p>-0.1199997</text:p>
          </table:table-cell>
          <table:table-cell office:value-type="float" office:value="7.041669" calcext:value-type="float">
            <text:p>7.041669</text:p>
          </table:table-cell>
          <table:table-cell office:value-type="float" office:value="0.0184597" calcext:value-type="float">
            <text:p>0.0184597</text:p>
          </table:table-cell>
        </table:table-row>
        <table:table-row table:style-name="ro1">
          <table:table-cell/>
          <table:table-cell office:value-type="float" office:value="22.17" calcext:value-type="float">
            <text:p>22.17</text:p>
          </table:table-cell>
          <table:table-cell office:value-type="float" office:value="50" calcext:value-type="float">
            <text:p>50</text:p>
          </table:table-cell>
          <table:table-cell office:value-type="float" office:value="49.03333" calcext:value-type="float">
            <text:p>49.03333</text:p>
          </table:table-cell>
          <table:table-cell office:value-type="float" office:value="0.3866669" calcext:value-type="float">
            <text:p>0.3866669</text:p>
          </table:table-cell>
          <table:table-cell office:value-type="float" office:value="7.041943" calcext:value-type="float">
            <text:p>7.041943</text:p>
          </table:table-cell>
          <table:table-cell office:value-type="float" office:value="-0.004167071" calcext:value-type="float">
            <text:p>-0.004167071</text:p>
          </table:table-cell>
        </table:table-row>
        <table:table-row table:style-name="ro1">
          <table:table-cell/>
          <table:table-cell office:value-type="float" office:value="22.179" calcext:value-type="float">
            <text:p>22.179</text:p>
          </table:table-cell>
          <table:table-cell office:value-type="float" office:value="50" calcext:value-type="float">
            <text:p>50</text:p>
          </table:table-cell>
          <table:table-cell office:value-type="float" office:value="47.9" calcext:value-type="float">
            <text:p>47.9</text:p>
          </table:table-cell>
          <table:table-cell office:value-type="float" office:value="0.8399994" calcext:value-type="float">
            <text:p>0.8399994</text:p>
          </table:table-cell>
          <table:table-cell office:value-type="float" office:value="7.042411" calcext:value-type="float">
            <text:p>7.042411</text:p>
          </table:table-cell>
          <table:table-cell office:value-type="float" office:value="-0.01779356" calcext:value-type="float">
            <text:p>-0.01779356</text:p>
          </table:table-cell>
        </table:table-row>
        <table:table-row table:style-name="ro1">
          <table:table-cell/>
          <table:table-cell office:value-type="float" office:value="22.19" calcext:value-type="float">
            <text:p>22.19</text:p>
          </table:table-cell>
          <table:table-cell office:value-type="float" office:value="50" calcext:value-type="float">
            <text:p>50</text:p>
          </table:table-cell>
          <table:table-cell office:value-type="float" office:value="50.5" calcext:value-type="float">
            <text:p>50.5</text:p>
          </table:table-cell>
          <table:table-cell office:value-type="float" office:value="-0.2" calcext:value-type="float">
            <text:p>-0.2</text:p>
          </table:table-cell>
          <table:table-cell office:value-type="float" office:value="7.042654" calcext:value-type="float">
            <text:p>7.042654</text:p>
          </table:table-cell>
          <table:table-cell office:value-type="float" office:value="0.02257641" calcext:value-type="float">
            <text:p>0.02257641</text:p>
          </table:table-cell>
        </table:table-row>
        <table:table-row table:style-name="ro1">
          <table:table-cell/>
          <table:table-cell office:value-type="float" office:value="22.199" calcext:value-type="float">
            <text:p>22.199</text:p>
          </table:table-cell>
          <table:table-cell office:value-type="float" office:value="50" calcext:value-type="float">
            <text:p>50</text:p>
          </table:table-cell>
          <table:table-cell office:value-type="float" office:value="48.83333" calcext:value-type="float">
            <text:p>48.83333</text:p>
          </table:table-cell>
          <table:table-cell office:value-type="float" office:value="0.4666672" calcext:value-type="float">
            <text:p>0.4666672</text:p>
          </table:table-cell>
          <table:table-cell office:value-type="float" office:value="7.043038" calcext:value-type="float">
            <text:p>7.043038</text:p>
          </table:table-cell>
          <table:table-cell office:value-type="float" office:value="-0.007098871" calcext:value-type="float">
            <text:p>-0.007098871</text:p>
          </table:table-cell>
        </table:table-row>
        <table:table-row table:style-name="ro1">
          <table:table-cell/>
          <table:table-cell office:value-type="float" office:value="22.207" calcext:value-type="float">
            <text:p>22.207</text:p>
          </table:table-cell>
          <table:table-cell office:value-type="float" office:value="50" calcext:value-type="float">
            <text:p>50</text:p>
          </table:table-cell>
          <table:table-cell office:value-type="float" office:value="47.9" calcext:value-type="float">
            <text:p>47.9</text:p>
          </table:table-cell>
          <table:table-cell office:value-type="float" office:value="0.8399994" calcext:value-type="float">
            <text:p>0.8399994</text:p>
          </table:table-cell>
          <table:table-cell office:value-type="float" office:value="7.04365" calcext:value-type="float">
            <text:p>7.04365</text:p>
          </table:table-cell>
          <table:table-cell office:value-type="float" office:value="-0.0165793" calcext:value-type="float">
            <text:p>-0.0165793</text:p>
          </table:table-cell>
        </table:table-row>
        <table:table-row table:style-name="ro1">
          <table:table-cell/>
          <table:table-cell office:value-type="float" office:value="22.215" calcext:value-type="float">
            <text:p>22.215</text:p>
          </table:table-cell>
          <table:table-cell office:value-type="float" office:value="50" calcext:value-type="float">
            <text:p>50</text:p>
          </table:table-cell>
          <table:table-cell office:value-type="float" office:value="49.73333" calcext:value-type="float">
            <text:p>49.73333</text:p>
          </table:table-cell>
          <table:table-cell office:value-type="float" office:value="0.1066666" calcext:value-type="float">
            <text:p>0.1066666</text:p>
          </table:table-cell>
          <table:table-cell office:value-type="float" office:value="7.044014" calcext:value-type="float">
            <text:p>7.044014</text:p>
          </table:table-cell>
          <table:table-cell office:value-type="float" office:value="0.01425266" calcext:value-type="float">
            <text:p>0.01425266</text:p>
          </table:table-cell>
        </table:table-row>
        <table:table-row table:style-name="ro1">
          <table:table-cell/>
          <table:table-cell office:value-type="float" office:value="22.223" calcext:value-type="float">
            <text:p>22.223</text:p>
          </table:table-cell>
          <table:table-cell office:value-type="float" office:value="50" calcext:value-type="float">
            <text:p>50</text:p>
          </table:table-cell>
          <table:table-cell office:value-type="float" office:value="52.56667" calcext:value-type="float">
            <text:p>52.56667</text:p>
          </table:table-cell>
          <table:table-cell office:value-type="float" office:value="-1.026666" calcext:value-type="float">
            <text:p>-1.026666</text:p>
          </table:table-cell>
          <table:table-cell office:value-type="float" office:value="7.043962" calcext:value-type="float">
            <text:p>7.043962</text:p>
          </table:table-cell>
          <table:table-cell office:value-type="float" office:value="0.04709169" calcext:value-type="float">
            <text:p>0.04709169</text:p>
          </table:table-cell>
        </table:table-row>
        <table:table-row table:style-name="ro1">
          <table:table-cell/>
          <table:table-cell office:value-type="float" office:value="22.231" calcext:value-type="float">
            <text:p>22.231</text:p>
          </table:table-cell>
          <table:table-cell office:value-type="float" office:value="50" calcext:value-type="float">
            <text:p>50</text:p>
          </table:table-cell>
          <table:table-cell office:value-type="float" office:value="50.33333" calcext:value-type="float">
            <text:p>50.33333</text:p>
          </table:table-cell>
          <table:table-cell office:value-type="float" office:value="-0.1333328" calcext:value-type="float">
            <text:p>-0.1333328</text:p>
          </table:table-cell>
          <table:table-cell office:value-type="float" office:value="7.043889" calcext:value-type="float">
            <text:p>7.043889</text:p>
          </table:table-cell>
          <table:table-cell office:value-type="float" office:value="0.002541488" calcext:value-type="float">
            <text:p>0.002541488</text:p>
          </table:table-cell>
        </table:table-row>
        <table:table-row table:style-name="ro1">
          <table:table-cell/>
          <table:table-cell office:value-type="float" office:value="22.239" calcext:value-type="float">
            <text:p>22.239</text:p>
          </table:table-cell>
          <table:table-cell office:value-type="float" office:value="50" calcext:value-type="float">
            <text:p>50</text:p>
          </table:table-cell>
          <table:table-cell office:value-type="float" office:value="48.23333" calcext:value-type="float">
            <text:p>48.23333</text:p>
          </table:table-cell>
          <table:table-cell office:value-type="float" office:value="0.7066666" calcext:value-type="float">
            <text:p>0.7066666</text:p>
          </table:table-cell>
          <table:table-cell office:value-type="float" office:value="7.044044" calcext:value-type="float">
            <text:p>7.044044</text:p>
          </table:table-cell>
          <table:table-cell office:value-type="float" office:value="-0.02599163" calcext:value-type="float">
            <text:p>-0.02599163</text:p>
          </table:table-cell>
        </table:table-row>
        <table:table-row table:style-name="ro1">
          <table:table-cell/>
          <table:table-cell office:value-type="float" office:value="22.247" calcext:value-type="float">
            <text:p>22.247</text:p>
          </table:table-cell>
          <table:table-cell office:value-type="float" office:value="50" calcext:value-type="float">
            <text:p>50</text:p>
          </table:table-cell>
          <table:table-cell office:value-type="float" office:value="48.16667" calcext:value-type="float">
            <text:p>48.16667</text:p>
          </table:table-cell>
          <table:table-cell office:value-type="float" office:value="0.7333328" calcext:value-type="float">
            <text:p>0.7333328</text:p>
          </table:table-cell>
          <table:table-cell office:value-type="float" office:value="7.044363" calcext:value-type="float">
            <text:p>7.044363</text:p>
          </table:table-cell>
          <table:table-cell office:value-type="float" office:value="-0.0185549" calcext:value-type="float">
            <text:p>-0.0185549</text:p>
          </table:table-cell>
        </table:table-row>
        <table:table-row table:style-name="ro1">
          <table:table-cell/>
          <table:table-cell office:value-type="float" office:value="22.258" calcext:value-type="float">
            <text:p>22.258</text:p>
          </table:table-cell>
          <table:table-cell office:value-type="float" office:value="50" calcext:value-type="float">
            <text:p>50</text:p>
          </table:table-cell>
          <table:table-cell office:value-type="float" office:value="51.9" calcext:value-type="float">
            <text:p>51.9</text:p>
          </table:table-cell>
          <table:table-cell office:value-type="float" office:value="-0.7600007" calcext:value-type="float">
            <text:p>-0.7600007</text:p>
          </table:table-cell>
          <table:table-cell office:value-type="float" office:value="7.044359" calcext:value-type="float">
            <text:p>7.044359</text:p>
          </table:table-cell>
          <table:table-cell office:value-type="float" office:value="0.03666292" calcext:value-type="float">
            <text:p>0.03666292</text:p>
          </table:table-cell>
        </table:table-row>
        <table:table-row table:style-name="ro1">
          <table:table-cell/>
          <table:table-cell office:value-type="float" office:value="22.267" calcext:value-type="float">
            <text:p>22.267</text:p>
          </table:table-cell>
          <table:table-cell office:value-type="float" office:value="50" calcext:value-type="float">
            <text:p>50</text:p>
          </table:table-cell>
          <table:table-cell office:value-type="float" office:value="49.43334" calcext:value-type="float">
            <text:p>49.43334</text:p>
          </table:table-cell>
          <table:table-cell office:value-type="float" office:value="0.2266663" calcext:value-type="float">
            <text:p>0.2266663</text:p>
          </table:table-cell>
          <table:table-cell office:value-type="float" office:value="7.044459" calcext:value-type="float">
            <text:p>7.044459</text:p>
          </table:table-cell>
          <table:table-cell office:value-type="float" office:value="-0.007629814" calcext:value-type="float">
            <text:p>-0.007629814</text:p>
          </table:table-cell>
        </table:table-row>
        <table:table-row table:style-name="ro1">
          <table:table-cell/>
          <table:table-cell office:value-type="float" office:value="22.275" calcext:value-type="float">
            <text:p>22.275</text:p>
          </table:table-cell>
          <table:table-cell office:value-type="float" office:value="50" calcext:value-type="float">
            <text:p>50</text:p>
          </table:table-cell>
          <table:table-cell office:value-type="float" office:value="50.46667" calcext:value-type="float">
            <text:p>50.46667</text:p>
          </table:table-cell>
          <table:table-cell office:value-type="float" office:value="-0.1866669" calcext:value-type="float">
            <text:p>-0.1866669</text:p>
          </table:table-cell>
          <table:table-cell office:value-type="float" office:value="7.044435" calcext:value-type="float">
            <text:p>7.044435</text:p>
          </table:table-cell>
          <table:table-cell office:value-type="float" office:value="0.009061876" calcext:value-type="float">
            <text:p>0.009061876</text:p>
          </table:table-cell>
        </table:table-row>
        <table:table-row table:style-name="ro1">
          <table:table-cell/>
          <table:table-cell office:value-type="float" office:value="22.283" calcext:value-type="float">
            <text:p>22.283</text:p>
          </table:table-cell>
          <table:table-cell office:value-type="float" office:value="50" calcext:value-type="float">
            <text:p>50</text:p>
          </table:table-cell>
          <table:table-cell office:value-type="float" office:value="50.26667" calcext:value-type="float">
            <text:p>50.26667</text:p>
          </table:table-cell>
          <table:table-cell office:value-type="float" office:value="-0.1066666" calcext:value-type="float">
            <text:p>-0.1066666</text:p>
          </table:table-cell>
          <table:table-cell office:value-type="float" office:value="7.04439" calcext:value-type="float">
            <text:p>7.04439</text:p>
          </table:table-cell>
          <table:table-cell office:value-type="float" office:value="0.002797191" calcext:value-type="float">
            <text:p>0.002797191</text:p>
          </table:table-cell>
        </table:table-row>
        <table:table-row table:style-name="ro1">
          <table:table-cell/>
          <table:table-cell office:value-type="float" office:value="22.291" calcext:value-type="float">
            <text:p>22.291</text:p>
          </table:table-cell>
          <table:table-cell office:value-type="float" office:value="50" calcext:value-type="float">
            <text:p>50</text:p>
          </table:table-cell>
          <table:table-cell office:value-type="float" office:value="49.96667" calcext:value-type="float">
            <text:p>49.96667</text:p>
          </table:table-cell>
          <table:table-cell office:value-type="float" office:value="0.01333313" calcext:value-type="float">
            <text:p>0.01333313</text:p>
          </table:table-cell>
          <table:table-cell office:value-type="float" office:value="7.044364" calcext:value-type="float">
            <text:p>7.044364</text:p>
          </table:table-cell>
          <table:table-cell office:value-type="float" office:value="-0.002058054" calcext:value-type="float">
            <text:p>-0.002058054</text:p>
          </table:table-cell>
        </table:table-row>
        <table:table-row table:style-name="ro1">
          <table:table-cell/>
          <table:table-cell office:value-type="float" office:value="22.299" calcext:value-type="float">
            <text:p>22.299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7.044462" calcext:value-type="float">
            <text:p>7.044462</text:p>
          </table:table-cell>
          <table:table-cell office:value-type="float" office:value="-0.01415951" calcext:value-type="float">
            <text:p>-0.01415951</text:p>
          </table:table-cell>
        </table:table-row>
        <table:table-row table:style-name="ro1">
          <table:table-cell/>
          <table:table-cell office:value-type="float" office:value="22.307" calcext:value-type="float">
            <text:p>22.307</text:p>
          </table:table-cell>
          <table:table-cell office:value-type="float" office:value="50" calcext:value-type="float">
            <text:p>50</text:p>
          </table:table-cell>
          <table:table-cell office:value-type="float" office:value="46.96667" calcext:value-type="float">
            <text:p>46.96667</text:p>
          </table:table-cell>
          <table:table-cell office:value-type="float" office:value="1.213333" calcext:value-type="float">
            <text:p>1.213333</text:p>
          </table:table-cell>
          <table:table-cell office:value-type="float" office:value="7.044882" calcext:value-type="float">
            <text:p>7.044882</text:p>
          </table:table-cell>
          <table:table-cell office:value-type="float" office:value="-0.03646828" calcext:value-type="float">
            <text:p>-0.03646828</text:p>
          </table:table-cell>
        </table:table-row>
        <table:table-row table:style-name="ro1">
          <table:table-cell/>
          <table:table-cell office:value-type="float" office:value="22.315" calcext:value-type="float">
            <text:p>22.315</text:p>
          </table:table-cell>
          <table:table-cell office:value-type="float" office:value="50" calcext:value-type="float">
            <text:p>50</text:p>
          </table:table-cell>
          <table:table-cell office:value-type="float" office:value="48.73333" calcext:value-type="float">
            <text:p>48.73333</text:p>
          </table:table-cell>
          <table:table-cell office:value-type="float" office:value="0.5066666" calcext:value-type="float">
            <text:p>0.5066666</text:p>
          </table:table-cell>
          <table:table-cell office:value-type="float" office:value="7.045315" calcext:value-type="float">
            <text:p>7.045315</text:p>
          </table:table-cell>
          <table:table-cell office:value-type="float" office:value="-0.00147784" calcext:value-type="float">
            <text:p>-0.00147784</text:p>
          </table:table-cell>
        </table:table-row>
        <table:table-row table:style-name="ro1">
          <table:table-cell/>
          <table:table-cell office:value-type="float" office:value="22.328" calcext:value-type="float">
            <text:p>22.328</text:p>
          </table:table-cell>
          <table:table-cell office:value-type="float" office:value="50" calcext:value-type="float">
            <text:p>50</text:p>
          </table:table-cell>
          <table:table-cell office:value-type="float" office:value="52.1" calcext:value-type="float">
            <text:p>52.1</text:p>
          </table:table-cell>
          <table:table-cell office:value-type="float" office:value="-0.8399994" calcext:value-type="float">
            <text:p>-0.8399994</text:p>
          </table:table-cell>
          <table:table-cell office:value-type="float" office:value="7.045365" calcext:value-type="float">
            <text:p>7.045365</text:p>
          </table:table-cell>
          <table:table-cell office:value-type="float" office:value="0.04343491" calcext:value-type="float">
            <text:p>0.04343491</text:p>
          </table:table-cell>
        </table:table-row>
        <table:table-row table:style-name="ro1">
          <table:table-cell/>
          <table:table-cell office:value-type="float" office:value="22.337" calcext:value-type="float">
            <text:p>22.337</text:p>
          </table:table-cell>
          <table:table-cell office:value-type="float" office:value="50" calcext:value-type="float">
            <text:p>50</text:p>
          </table:table-cell>
          <table:table-cell office:value-type="float" office:value="49.13333" calcext:value-type="float">
            <text:p>49.13333</text:p>
          </table:table-cell>
          <table:table-cell office:value-type="float" office:value="0.346666" calcext:value-type="float">
            <text:p>0.346666</text:p>
          </table:table-cell>
          <table:table-cell office:value-type="float" office:value="7.045577" calcext:value-type="float">
            <text:p>7.045577</text:p>
          </table:table-cell>
          <table:table-cell office:value-type="float" office:value="-0.00962485" calcext:value-type="float">
            <text:p>-0.00962485</text:p>
          </table:table-cell>
        </table:table-row>
        <table:table-row table:style-name="ro1">
          <table:table-cell/>
          <table:table-cell office:value-type="float" office:value="22.345" calcext:value-type="float">
            <text:p>22.345</text:p>
          </table:table-cell>
          <table:table-cell office:value-type="float" office:value="50" calcext:value-type="float">
            <text:p>50</text:p>
          </table:table-cell>
          <table:table-cell office:value-type="float" office:value="48.86667" calcext:value-type="float">
            <text:p>48.86667</text:p>
          </table:table-cell>
          <table:table-cell office:value-type="float" office:value="0.453334" calcext:value-type="float">
            <text:p>0.453334</text:p>
          </table:table-cell>
          <table:table-cell office:value-type="float" office:value="7.04595" calcext:value-type="float">
            <text:p>7.04595</text:p>
          </table:table-cell>
          <table:table-cell office:value-type="float" office:value="-0.009102438" calcext:value-type="float">
            <text:p>-0.009102438</text:p>
          </table:table-cell>
        </table:table-row>
        <table:table-row table:style-name="ro1">
          <table:table-cell/>
          <table:table-cell office:value-type="float" office:value="22.353" calcext:value-type="float">
            <text:p>22.353</text:p>
          </table:table-cell>
          <table:table-cell office:value-type="float" office:value="50" calcext:value-type="float">
            <text:p>50</text:p>
          </table:table-cell>
          <table:table-cell office:value-type="float" office:value="50.5" calcext:value-type="float">
            <text:p>50.5</text:p>
          </table:table-cell>
          <table:table-cell office:value-type="float" office:value="-0.2" calcext:value-type="float">
            <text:p>-0.2</text:p>
          </table:table-cell>
          <table:table-cell office:value-type="float" office:value="7.046075" calcext:value-type="float">
            <text:p>7.046075</text:p>
          </table:table-cell>
          <table:table-cell office:value-type="float" office:value="0.0164626" calcext:value-type="float">
            <text:p>0.0164626</text:p>
          </table:table-cell>
        </table:table-row>
        <table:table-row table:style-name="ro1">
          <table:table-cell/>
          <table:table-cell office:value-type="float" office:value="22.355" calcext:value-type="float">
            <text:p>22.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80001" calcext:value-type="float">
            <text:p>-28.8000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22.361" calcext:value-type="float">
            <text:p>22.361</text:p>
          </table:table-cell>
          <table:table-cell office:value-type="float" office:value="50" calcext:value-type="float">
            <text:p>50</text:p>
          </table:table-cell>
          <table:table-cell office:value-type="float" office:value="52.26667" calcext:value-type="float">
            <text:p>52.26667</text:p>
          </table:table-cell>
          <table:table-cell office:value-type="float" office:value="-0.9066666" calcext:value-type="float">
            <text:p>-0.9066666</text:p>
          </table:table-cell>
          <table:table-cell office:value-type="float" office:value="7.045891" calcext:value-type="float">
            <text:p>7.045891</text:p>
          </table:table-cell>
          <table:table-cell office:value-type="float" office:value="0.03418531" calcext:value-type="float">
            <text:p>0.03418531</text:p>
          </table:table-cell>
        </table:table-row>
        <table:table-row table:style-name="ro1">
          <table:table-cell/>
          <table:table-cell office:value-type="float" office:value="22.369" calcext:value-type="float">
            <text:p>22.369</text:p>
          </table:table-cell>
          <table:table-cell office:value-type="float" office:value="50" calcext:value-type="float">
            <text:p>50</text:p>
          </table:table-cell>
          <table:table-cell office:value-type="float" office:value="49.03333" calcext:value-type="float">
            <text:p>49.03333</text:p>
          </table:table-cell>
          <table:table-cell office:value-type="float" office:value="0.3866669" calcext:value-type="float">
            <text:p>0.3866669</text:p>
          </table:table-cell>
          <table:table-cell office:value-type="float" office:value="7.045879" calcext:value-type="float">
            <text:p>7.045879</text:p>
          </table:table-cell>
          <table:table-cell office:value-type="float" office:value="-0.01943463" calcext:value-type="float">
            <text:p>-0.01943463</text:p>
          </table:table-cell>
        </table:table-row>
        <table:table-row table:style-name="ro1">
          <table:table-cell/>
          <table:table-cell office:value-type="float" office:value="22.377" calcext:value-type="float">
            <text:p>22.377</text:p>
          </table:table-cell>
          <table:table-cell office:value-type="float" office:value="50" calcext:value-type="float">
            <text:p>50</text:p>
          </table:table-cell>
          <table:table-cell office:value-type="float" office:value="47.5" calcext:value-type="float">
            <text:p>47.5</text:p>
          </table:table-cell>
          <table:table-cell office:value-type="float" office:value="1" calcext:value-type="float">
            <text:p>1</text:p>
          </table:table-cell>
          <table:table-cell office:value-type="float" office:value="7.046161" calcext:value-type="float">
            <text:p>7.046161</text:p>
          </table:table-cell>
          <table:table-cell office:value-type="float" office:value="-0.03345526" calcext:value-type="float">
            <text:p>-0.03345526</text:p>
          </table:table-cell>
        </table:table-row>
        <table:table-row table:style-name="ro1">
          <table:table-cell/>
          <table:table-cell office:value-type="float" office:value="22.385" calcext:value-type="float">
            <text:p>22.385</text:p>
          </table:table-cell>
          <table:table-cell office:value-type="float" office:value="50" calcext:value-type="float">
            <text:p>50</text:p>
          </table:table-cell>
          <table:table-cell office:value-type="float" office:value="49.6" calcext:value-type="float">
            <text:p>49.6</text:p>
          </table:table-cell>
          <table:table-cell office:value-type="float" office:value="0.1600006" calcext:value-type="float">
            <text:p>0.1600006</text:p>
          </table:table-cell>
          <table:table-cell office:value-type="float" office:value="7.0464" calcext:value-type="float">
            <text:p>7.0464</text:p>
          </table:table-cell>
          <table:table-cell office:value-type="float" office:value="0.00496967" calcext:value-type="float">
            <text:p>0.00496967</text:p>
          </table:table-cell>
        </table:table-row>
        <table:table-row table:style-name="ro1">
          <table:table-cell/>
          <table:table-cell office:value-type="float" office:value="22.394" calcext:value-type="float">
            <text:p>22.394</text:p>
          </table:table-cell>
          <table:table-cell office:value-type="float" office:value="50" calcext:value-type="float">
            <text:p>50</text:p>
          </table:table-cell>
          <table:table-cell office:value-type="float" office:value="51.4" calcext:value-type="float">
            <text:p>51.4</text:p>
          </table:table-cell>
          <table:table-cell office:value-type="float" office:value="-0.5600006" calcext:value-type="float">
            <text:p>-0.5600006</text:p>
          </table:table-cell>
          <table:table-cell office:value-type="float" office:value="7.046399" calcext:value-type="float">
            <text:p>7.046399</text:p>
          </table:table-cell>
          <table:table-cell office:value-type="float" office:value="0.02713954" calcext:value-type="float">
            <text:p>0.02713954</text:p>
          </table:table-cell>
        </table:table-row>
        <table:table-row table:style-name="ro1">
          <table:table-cell/>
          <table:table-cell office:value-type="float" office:value="22.404" calcext:value-type="float">
            <text:p>22.404</text:p>
          </table:table-cell>
          <table:table-cell office:value-type="float" office:value="50" calcext:value-type="float">
            <text:p>50</text:p>
          </table:table-cell>
          <table:table-cell office:value-type="float" office:value="49.3" calcext:value-type="float">
            <text:p>49.3</text:p>
          </table:table-cell>
          <table:table-cell office:value-type="float" office:value="0.2800003" calcext:value-type="float">
            <text:p>0.2800003</text:p>
          </table:table-cell>
          <table:table-cell office:value-type="float" office:value="7.046502" calcext:value-type="float">
            <text:p>7.046502</text:p>
          </table:table-cell>
          <table:table-cell office:value-type="float" office:value="-0.009265594" calcext:value-type="float">
            <text:p>-0.009265594</text:p>
          </table:table-cell>
        </table:table-row>
        <table:table-row table:style-name="ro1">
          <table:table-cell/>
          <table:table-cell office:value-type="float" office:value="22.412" calcext:value-type="float">
            <text:p>22.412</text:p>
          </table:table-cell>
          <table:table-cell office:value-type="float" office:value="50" calcext:value-type="float">
            <text:p>50</text:p>
          </table:table-cell>
          <table:table-cell office:value-type="float" office:value="48.63334" calcext:value-type="float">
            <text:p>48.63334</text:p>
          </table:table-cell>
          <table:table-cell office:value-type="float" office:value="0.546666" calcext:value-type="float">
            <text:p>0.546666</text:p>
          </table:table-cell>
          <table:table-cell office:value-type="float" office:value="7.046793" calcext:value-type="float">
            <text:p>7.046793</text:p>
          </table:table-cell>
          <table:table-cell office:value-type="float" office:value="-0.01472964" calcext:value-type="float">
            <text:p>-0.01472964</text:p>
          </table:table-cell>
        </table:table-row>
        <table:table-row table:style-name="ro1">
          <table:table-cell/>
          <table:table-cell office:value-type="float" office:value="22.421" calcext:value-type="float">
            <text:p>22.421</text:p>
          </table:table-cell>
          <table:table-cell office:value-type="float" office:value="50" calcext:value-type="float">
            <text:p>50</text:p>
          </table:table-cell>
          <table:table-cell office:value-type="float" office:value="50.7" calcext:value-type="float">
            <text:p>50.7</text:p>
          </table:table-cell>
          <table:table-cell office:value-type="float" office:value="-0.2800003" calcext:value-type="float">
            <text:p>-0.2800003</text:p>
          </table:table-cell>
          <table:table-cell office:value-type="float" office:value="7.046866" calcext:value-type="float">
            <text:p>7.046866</text:p>
          </table:table-cell>
          <table:table-cell office:value-type="float" office:value="0.01814738" calcext:value-type="float">
            <text:p>0.01814738</text:p>
          </table:table-cell>
        </table:table-row>
        <table:table-row table:style-name="ro1">
          <table:table-cell/>
          <table:table-cell office:value-type="float" office:value="22.429" calcext:value-type="float">
            <text:p>22.429</text:p>
          </table:table-cell>
          <table:table-cell office:value-type="float" office:value="50" calcext:value-type="float">
            <text:p>50</text:p>
          </table:table-cell>
          <table:table-cell office:value-type="float" office:value="50.93334" calcext:value-type="float">
            <text:p>50.93334</text:p>
          </table:table-cell>
          <table:table-cell office:value-type="float" office:value="-0.3733337" calcext:value-type="float">
            <text:p>-0.3733337</text:p>
          </table:table-cell>
          <table:table-cell office:value-type="float" office:value="7.04679" calcext:value-type="float">
            <text:p>7.04679</text:p>
          </table:table-cell>
          <table:table-cell office:value-type="float" office:value="0.01469446" calcext:value-type="float">
            <text:p>0.01469446</text:p>
          </table:table-cell>
        </table:table-row>
        <table:table-row table:style-name="ro1">
          <table:table-cell/>
          <table:table-cell office:value-type="float" office:value="22.437" calcext:value-type="float">
            <text:p>22.437</text:p>
          </table:table-cell>
          <table:table-cell office:value-type="float" office:value="50" calcext:value-type="float">
            <text:p>50</text:p>
          </table:table-cell>
          <table:table-cell office:value-type="float" office:value="50.6" calcext:value-type="float">
            <text:p>50.6</text:p>
          </table:table-cell>
          <table:table-cell office:value-type="float" office:value="-0.2399994" calcext:value-type="float">
            <text:p>-0.2399994</text:p>
          </table:table-cell>
          <table:table-cell office:value-type="float" office:value="7.046671" calcext:value-type="float">
            <text:p>7.046671</text:p>
          </table:table-cell>
          <table:table-cell office:value-type="float" office:value="0.005298254" calcext:value-type="float">
            <text:p>0.005298254</text:p>
          </table:table-cell>
        </table:table-row>
        <table:table-row table:style-name="ro1">
          <table:table-cell/>
          <table:table-cell office:value-type="float" office:value="22.445" calcext:value-type="float">
            <text:p>22.445</text:p>
          </table:table-cell>
          <table:table-cell office:value-type="float" office:value="50" calcext:value-type="float">
            <text:p>50</text:p>
          </table:table-cell>
          <table:table-cell office:value-type="float" office:value="47.63334" calcext:value-type="float">
            <text:p>47.63334</text:p>
          </table:table-cell>
          <table:table-cell office:value-type="float" office:value="0.946666" calcext:value-type="float">
            <text:p>0.946666</text:p>
          </table:table-cell>
          <table:table-cell office:value-type="float" office:value="7.046865" calcext:value-type="float">
            <text:p>7.046865</text:p>
          </table:table-cell>
          <table:table-cell office:value-type="float" office:value="-0.03555692" calcext:value-type="float">
            <text:p>-0.03555692</text:p>
          </table:table-cell>
        </table:table-row>
        <table:table-row table:style-name="ro1">
          <table:table-cell/>
          <table:table-cell office:value-type="float" office:value="22.457" calcext:value-type="float">
            <text:p>22.457</text:p>
          </table:table-cell>
          <table:table-cell office:value-type="float" office:value="50" calcext:value-type="float">
            <text:p>50</text:p>
          </table:table-cell>
          <table:table-cell office:value-type="float" office:value="49.93333" calcext:value-type="float">
            <text:p>49.93333</text:p>
          </table:table-cell>
          <table:table-cell office:value-type="float" office:value="0.02666626" calcext:value-type="float">
            <text:p>0.02666626</text:p>
          </table:table-cell>
          <table:table-cell office:value-type="float" office:value="7.04701" calcext:value-type="float">
            <text:p>7.04701</text:p>
          </table:table-cell>
          <table:table-cell office:value-type="float" office:value="0.006181622" calcext:value-type="float">
            <text:p>0.006181622</text:p>
          </table:table-cell>
        </table:table-row>
        <table:table-row table:style-name="ro1">
          <table:table-cell/>
          <table:table-cell office:value-type="float" office:value="22.459" calcext:value-type="float">
            <text:p>22.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80001" calcext:value-type="float">
            <text:p>-28.8000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22.467" calcext:value-type="float">
            <text:p>22.467</text:p>
          </table:table-cell>
          <table:table-cell office:value-type="float" office:value="50" calcext:value-type="float">
            <text:p>50</text:p>
          </table:table-cell>
          <table:table-cell office:value-type="float" office:value="50.13334" calcext:value-type="float">
            <text:p>50.13334</text:p>
          </table:table-cell>
          <table:table-cell office:value-type="float" office:value="-0.05333405" calcext:value-type="float">
            <text:p>-0.05333405</text:p>
          </table:table-cell>
          <table:table-cell office:value-type="float" office:value="7.047086" calcext:value-type="float">
            <text:p>7.047086</text:p>
          </table:table-cell>
          <table:table-cell office:value-type="float" office:value="0.006719937" calcext:value-type="float">
            <text:p>0.006719937</text:p>
          </table:table-cell>
        </table:table-row>
        <table:table-row table:style-name="ro1">
          <table:table-cell/>
          <table:table-cell office:value-type="float" office:value="22.475" calcext:value-type="float">
            <text:p>22.475</text:p>
          </table:table-cell>
          <table:table-cell office:value-type="float" office:value="50" calcext:value-type="float">
            <text:p>50</text:p>
          </table:table-cell>
          <table:table-cell office:value-type="float" office:value="47.2" calcext:value-type="float">
            <text:p>47.2</text:p>
          </table:table-cell>
          <table:table-cell office:value-type="float" office:value="1.12" calcext:value-type="float">
            <text:p>1.12</text:p>
          </table:table-cell>
          <table:table-cell office:value-type="float" office:value="7.047689" calcext:value-type="float">
            <text:p>7.047689</text:p>
          </table:table-cell>
          <table:table-cell office:value-type="float" office:value="-0.03495686" calcext:value-type="float">
            <text:p>-0.03495686</text:p>
          </table:table-cell>
        </table:table-row>
        <table:table-row table:style-name="ro1">
          <table:table-cell/>
          <table:table-cell office:value-type="float" office:value="22.483" calcext:value-type="float">
            <text:p>22.483</text:p>
          </table:table-cell>
          <table:table-cell office:value-type="float" office:value="50" calcext:value-type="float">
            <text:p>50</text:p>
          </table:table-cell>
          <table:table-cell office:value-type="float" office:value="48.83333" calcext:value-type="float">
            <text:p>48.83333</text:p>
          </table:table-cell>
          <table:table-cell office:value-type="float" office:value="0.4666672" calcext:value-type="float">
            <text:p>0.4666672</text:p>
          </table:table-cell>
          <table:table-cell office:value-type="float" office:value="7.048138" calcext:value-type="float">
            <text:p>7.048138</text:p>
          </table:table-cell>
          <table:table-cell office:value-type="float" office:value="0.001284911" calcext:value-type="float">
            <text:p>0.001284911</text:p>
          </table:table-cell>
        </table:table-row>
        <table:table-row table:style-name="ro1">
          <table:table-cell/>
          <table:table-cell office:value-type="float" office:value="22.491" calcext:value-type="float">
            <text:p>22.491</text:p>
          </table:table-cell>
          <table:table-cell office:value-type="float" office:value="50" calcext:value-type="float">
            <text:p>50</text:p>
          </table:table-cell>
          <table:table-cell office:value-type="float" office:value="52.03333" calcext:value-type="float">
            <text:p>52.03333</text:p>
          </table:table-cell>
          <table:table-cell office:value-type="float" office:value="-0.8133331" calcext:value-type="float">
            <text:p>-0.8133331</text:p>
          </table:table-cell>
          <table:table-cell office:value-type="float" office:value="7.048206" calcext:value-type="float">
            <text:p>7.048206</text:p>
          </table:table-cell>
          <table:table-cell office:value-type="float" office:value="0.04311391" calcext:value-type="float">
            <text:p>0.04311391</text:p>
          </table:table-cell>
        </table:table-row>
        <table:table-row table:style-name="ro1">
          <table:table-cell/>
          <table:table-cell office:value-type="float" office:value="22.499" calcext:value-type="float">
            <text:p>22.499</text:p>
          </table:table-cell>
          <table:table-cell office:value-type="float" office:value="50" calcext:value-type="float">
            <text:p>50</text:p>
          </table:table-cell>
          <table:table-cell office:value-type="float" office:value="48.86667" calcext:value-type="float">
            <text:p>48.86667</text:p>
          </table:table-cell>
          <table:table-cell office:value-type="float" office:value="0.453334" calcext:value-type="float">
            <text:p>0.453334</text:p>
          </table:table-cell>
          <table:table-cell office:value-type="float" office:value="7.048384" calcext:value-type="float">
            <text:p>7.048384</text:p>
          </table:table-cell>
          <table:table-cell office:value-type="float" office:value="-0.01248335" calcext:value-type="float">
            <text:p>-0.01248335</text:p>
          </table:table-cell>
        </table:table-row>
        <table:table-row table:style-name="ro1">
          <table:table-cell/>
          <table:table-cell office:value-type="float" office:value="22.507" calcext:value-type="float">
            <text:p>22.507</text:p>
          </table:table-cell>
          <table:table-cell office:value-type="float" office:value="50" calcext:value-type="float">
            <text:p>50</text:p>
          </table:table-cell>
          <table:table-cell office:value-type="float" office:value="50.06667" calcext:value-type="float">
            <text:p>50.06667</text:p>
          </table:table-cell>
          <table:table-cell office:value-type="float" office:value="-0.02666626" calcext:value-type="float">
            <text:p>-0.02666626</text:p>
          </table:table-cell>
          <table:table-cell office:value-type="float" office:value="7.048498" calcext:value-type="float">
            <text:p>7.048498</text:p>
          </table:table-cell>
          <table:table-cell office:value-type="float" office:value="0.007351026" calcext:value-type="float">
            <text:p>0.007351026</text:p>
          </table:table-cell>
        </table:table-row>
        <table:table-row table:style-name="ro1">
          <table:table-cell/>
          <table:table-cell office:value-type="float" office:value="22.515" calcext:value-type="float">
            <text:p>22.515</text:p>
          </table:table-cell>
          <table:table-cell office:value-type="float" office:value="50" calcext:value-type="float">
            <text:p>50</text:p>
          </table:table-cell>
          <table:table-cell office:value-type="float" office:value="48.26667" calcext:value-type="float">
            <text:p>48.26667</text:p>
          </table:table-cell>
          <table:table-cell office:value-type="float" office:value="0.6933334" calcext:value-type="float">
            <text:p>0.6933334</text:p>
          </table:table-cell>
          <table:table-cell office:value-type="float" office:value="7.048777" calcext:value-type="float">
            <text:p>7.048777</text:p>
          </table:table-cell>
          <table:table-cell office:value-type="float" office:value="-0.01876134" calcext:value-type="float">
            <text:p>-0.01876134</text:p>
          </table:table-cell>
        </table:table-row>
        <table:table-row table:style-name="ro1">
          <table:table-cell/>
          <table:table-cell office:value-type="float" office:value="22.528" calcext:value-type="float">
            <text:p>22.528</text:p>
          </table:table-cell>
          <table:table-cell office:value-type="float" office:value="50" calcext:value-type="float">
            <text:p>50</text:p>
          </table:table-cell>
          <table:table-cell office:value-type="float" office:value="50.8" calcext:value-type="float">
            <text:p>50.8</text:p>
          </table:table-cell>
          <table:table-cell office:value-type="float" office:value="-0.3199997" calcext:value-type="float">
            <text:p>-0.3199997</text:p>
          </table:table-cell>
          <table:table-cell office:value-type="float" office:value="7.048867" calcext:value-type="float">
            <text:p>7.048867</text:p>
          </table:table-cell>
          <table:table-cell office:value-type="float" office:value="0.02068262" calcext:value-type="float">
            <text:p>0.02068262</text:p>
          </table:table-cell>
        </table:table-row>
        <table:table-row table:style-name="ro1">
          <table:table-cell/>
          <table:table-cell office:value-type="float" office:value="22.537" calcext:value-type="float">
            <text:p>22.537</text:p>
          </table:table-cell>
          <table:table-cell office:value-type="float" office:value="50" calcext:value-type="float">
            <text:p>50</text:p>
          </table:table-cell>
          <table:table-cell office:value-type="float" office:value="48.56667" calcext:value-type="float">
            <text:p>48.56667</text:p>
          </table:table-cell>
          <table:table-cell office:value-type="float" office:value="0.5733337" calcext:value-type="float">
            <text:p>0.5733337</text:p>
          </table:table-cell>
          <table:table-cell office:value-type="float" office:value="7.049219" calcext:value-type="float">
            <text:p>7.049219</text:p>
          </table:table-cell>
          <table:table-cell office:value-type="float" office:value="-0.01582885" calcext:value-type="float">
            <text:p>-0.01582885</text:p>
          </table:table-cell>
        </table:table-row>
        <table:table-row table:style-name="ro1">
          <table:table-cell/>
          <table:table-cell office:value-type="float" office:value="22.545" calcext:value-type="float">
            <text:p>22.545</text:p>
          </table:table-cell>
          <table:table-cell office:value-type="float" office:value="50" calcext:value-type="float">
            <text:p>50</text:p>
          </table:table-cell>
          <table:table-cell office:value-type="float" office:value="47.06666" calcext:value-type="float">
            <text:p>47.06666</text:p>
          </table:table-cell>
          <table:table-cell office:value-type="float" office:value="1.173334" calcext:value-type="float">
            <text:p>1.173334</text:p>
          </table:table-cell>
          <table:table-cell office:value-type="float" office:value="7.050012" calcext:value-type="float">
            <text:p>7.050012</text:p>
          </table:table-cell>
          <table:table-cell office:value-type="float" office:value="-0.02898078" calcext:value-type="float">
            <text:p>-0.02898078</text:p>
          </table:table-cell>
        </table:table-row>
        <table:table-row table:style-name="ro1">
          <table:table-cell/>
          <table:table-cell office:value-type="float" office:value="22.553" calcext:value-type="float">
            <text:p>22.553</text:p>
          </table:table-cell>
          <table:table-cell office:value-type="float" office:value="50" calcext:value-type="float">
            <text:p>50</text:p>
          </table:table-cell>
          <table:table-cell office:value-type="float" office:value="50.03334" calcext:value-type="float">
            <text:p>50.03334</text:p>
          </table:table-cell>
          <table:table-cell office:value-type="float" office:value="-0.01333313" calcext:value-type="float">
            <text:p>-0.01333313</text:p>
          </table:table-cell>
          <table:table-cell office:value-type="float" office:value="7.050431" calcext:value-type="float">
            <text:p>7.050431</text:p>
          </table:table-cell>
          <table:table-cell office:value-type="float" office:value="0.02235218" calcext:value-type="float">
            <text:p>0.02235218</text:p>
          </table:table-cell>
        </table:table-row>
        <table:table-row table:style-name="ro1">
          <table:table-cell/>
          <table:table-cell office:value-type="float" office:value="22.561" calcext:value-type="float">
            <text:p>22.561</text:p>
          </table:table-cell>
          <table:table-cell office:value-type="float" office:value="50" calcext:value-type="float">
            <text:p>50</text:p>
          </table:table-cell>
          <table:table-cell office:value-type="float" office:value="53.76667" calcext:value-type="float">
            <text:p>53.76667</text:p>
          </table:table-cell>
          <table:table-cell office:value-type="float" office:value="-1.506667" calcext:value-type="float">
            <text:p>-1.506667</text:p>
          </table:table-cell>
          <table:table-cell office:value-type="float" office:value="7.050261" calcext:value-type="float">
            <text:p>7.050261</text:p>
          </table:table-cell>
          <table:table-cell office:value-type="float" office:value="0.06403243" calcext:value-type="float">
            <text:p>0.06403243</text:p>
          </table:table-cell>
        </table:table-row>
        <table:table-row table:style-name="ro1">
          <table:table-cell/>
          <table:table-cell office:value-type="float" office:value="22.569" calcext:value-type="float">
            <text:p>22.569</text:p>
          </table:table-cell>
          <table:table-cell office:value-type="float" office:value="50" calcext:value-type="float">
            <text:p>50</text:p>
          </table:table-cell>
          <table:table-cell office:value-type="float" office:value="50.56667" calcext:value-type="float">
            <text:p>50.56667</text:p>
          </table:table-cell>
          <table:table-cell office:value-type="float" office:value="-0.2266663" calcext:value-type="float">
            <text:p>-0.2266663</text:p>
          </table:table-cell>
          <table:table-cell office:value-type="float" office:value="7.050079" calcext:value-type="float">
            <text:p>7.050079</text:p>
          </table:table-cell>
          <table:table-cell office:value-type="float" office:value="0.001303476" calcext:value-type="float">
            <text:p>0.001303476</text:p>
          </table:table-cell>
        </table:table-row>
        <table:table-row table:style-name="ro1">
          <table:table-cell/>
          <table:table-cell office:value-type="float" office:value="22.577" calcext:value-type="float">
            <text:p>22.577</text:p>
          </table:table-cell>
          <table:table-cell office:value-type="float" office:value="50" calcext:value-type="float">
            <text:p>50</text:p>
          </table:table-cell>
          <table:table-cell office:value-type="float" office:value="47.63334" calcext:value-type="float">
            <text:p>47.63334</text:p>
          </table:table-cell>
          <table:table-cell office:value-type="float" office:value="0.946666" calcext:value-type="float">
            <text:p>0.946666</text:p>
          </table:table-cell>
          <table:table-cell office:value-type="float" office:value="7.050231" calcext:value-type="float">
            <text:p>7.050231</text:p>
          </table:table-cell>
          <table:table-cell office:value-type="float" office:value="-0.0378336" calcext:value-type="float">
            <text:p>-0.0378336</text:p>
          </table:table-cell>
        </table:table-row>
        <table:table-row table:style-name="ro1">
          <table:table-cell/>
          <table:table-cell office:value-type="float" office:value="22.585" calcext:value-type="float">
            <text:p>22.585</text:p>
          </table:table-cell>
          <table:table-cell office:value-type="float" office:value="50" calcext:value-type="float">
            <text:p>50</text:p>
          </table:table-cell>
          <table:table-cell office:value-type="float" office:value="49.36666" calcext:value-type="float">
            <text:p>49.36666</text:p>
          </table:table-cell>
          <table:table-cell office:value-type="float" office:value="0.253334" calcext:value-type="float">
            <text:p>0.253334</text:p>
          </table:table-cell>
          <table:table-cell office:value-type="float" office:value="7.050408" calcext:value-type="float">
            <text:p>7.050408</text:p>
          </table:table-cell>
          <table:table-cell office:value-type="float" office:value="-0.002846127" calcext:value-type="float">
            <text:p>-0.002846127</text:p>
          </table:table-cell>
        </table:table-row>
        <table:table-row table:style-name="ro1">
          <table:table-cell/>
          <table:table-cell office:value-type="float" office:value="22.594" calcext:value-type="float">
            <text:p>22.594</text:p>
          </table:table-cell>
          <table:table-cell office:value-type="float" office:value="50" calcext:value-type="float">
            <text:p>50</text:p>
          </table:table-cell>
          <table:table-cell office:value-type="float" office:value="52.16667" calcext:value-type="float">
            <text:p>52.16667</text:p>
          </table:table-cell>
          <table:table-cell office:value-type="float" office:value="-0.8666672" calcext:value-type="float">
            <text:p>-0.8666672</text:p>
          </table:table-cell>
          <table:table-cell office:value-type="float" office:value="7.050276" calcext:value-type="float">
            <text:p>7.050276</text:p>
          </table:table-cell>
          <table:table-cell office:value-type="float" office:value="0.03502454" calcext:value-type="float">
            <text:p>0.03502454</text:p>
          </table:table-cell>
        </table:table-row>
        <table:table-row table:style-name="ro1">
          <table:table-cell/>
          <table:table-cell office:value-type="float" office:value="22.603" calcext:value-type="float">
            <text:p>22.603</text:p>
          </table:table-cell>
          <table:table-cell office:value-type="float" office:value="50" calcext:value-type="float">
            <text:p>50</text:p>
          </table:table-cell>
          <table:table-cell office:value-type="float" office:value="50.53333" calcext:value-type="float">
            <text:p>50.53333</text:p>
          </table:table-cell>
          <table:table-cell office:value-type="float" office:value="-0.2133331" calcext:value-type="float">
            <text:p>-0.2133331</text:p>
          </table:table-cell>
          <table:table-cell office:value-type="float" office:value="7.050114" calcext:value-type="float">
            <text:p>7.050114</text:p>
          </table:table-cell>
          <table:table-cell office:value-type="float" office:value="0.002257462" calcext:value-type="float">
            <text:p>0.002257462</text:p>
          </table:table-cell>
        </table:table-row>
        <table:table-row table:style-name="ro1">
          <table:table-cell/>
          <table:table-cell office:value-type="float" office:value="22.611" calcext:value-type="float">
            <text:p>22.611</text:p>
          </table:table-cell>
          <table:table-cell office:value-type="float" office:value="50" calcext:value-type="float">
            <text:p>50</text:p>
          </table:table-cell>
          <table:table-cell office:value-type="float" office:value="48.76667" calcext:value-type="float">
            <text:p>48.76667</text:p>
          </table:table-cell>
          <table:table-cell office:value-type="float" office:value="0.4933334" calcext:value-type="float">
            <text:p>0.4933334</text:p>
          </table:table-cell>
          <table:table-cell office:value-type="float" office:value="7.050185" calcext:value-type="float">
            <text:p>7.050185</text:p>
          </table:table-cell>
          <table:table-cell office:value-type="float" office:value="-0.02183007" calcext:value-type="float">
            <text:p>-0.02183007</text:p>
          </table:table-cell>
        </table:table-row>
        <table:table-row table:style-name="ro1">
          <table:table-cell/>
          <table:table-cell office:value-type="float" office:value="22.619" calcext:value-type="float">
            <text:p>22.619</text:p>
          </table:table-cell>
          <table:table-cell office:value-type="float" office:value="50" calcext:value-type="float">
            <text:p>50</text:p>
          </table:table-cell>
          <table:table-cell office:value-type="float" office:value="50.26667" calcext:value-type="float">
            <text:p>50.26667</text:p>
          </table:table-cell>
          <table:table-cell office:value-type="float" office:value="-0.1066666" calcext:value-type="float">
            <text:p>-0.1066666</text:p>
          </table:table-cell>
          <table:table-cell office:value-type="float" office:value="7.050195" calcext:value-type="float">
            <text:p>7.050195</text:p>
          </table:table-cell>
          <table:table-cell office:value-type="float" office:value="0.005829444" calcext:value-type="float">
            <text:p>0.005829444</text:p>
          </table:table-cell>
        </table:table-row>
        <table:table-row table:style-name="ro1">
          <table:table-cell/>
          <table:table-cell office:value-type="float" office:value="22.627" calcext:value-type="float">
            <text:p>22.627</text:p>
          </table:table-cell>
          <table:table-cell office:value-type="float" office:value="50" calcext:value-type="float">
            <text:p>50</text:p>
          </table:table-cell>
          <table:table-cell office:value-type="float" office:value="51.6" calcext:value-type="float">
            <text:p>51.6</text:p>
          </table:table-cell>
          <table:table-cell office:value-type="float" office:value="-0.6399994" calcext:value-type="float">
            <text:p>-0.6399994</text:p>
          </table:table-cell>
          <table:table-cell office:value-type="float" office:value="7.050014" calcext:value-type="float">
            <text:p>7.050014</text:p>
          </table:table-cell>
          <table:table-cell office:value-type="float" office:value="0.02144748" calcext:value-type="float">
            <text:p>0.02144748</text:p>
          </table:table-cell>
        </table:table-row>
        <table:table-row table:style-name="ro1">
          <table:table-cell/>
          <table:table-cell office:value-type="float" office:value="22.635" calcext:value-type="float">
            <text:p>22.635</text:p>
          </table:table-cell>
          <table:table-cell office:value-type="float" office:value="50" calcext:value-type="float">
            <text:p>50</text:p>
          </table:table-cell>
          <table:table-cell office:value-type="float" office:value="50.03334" calcext:value-type="float">
            <text:p>50.03334</text:p>
          </table:table-cell>
          <table:table-cell office:value-type="float" office:value="-0.01333313" calcext:value-type="float">
            <text:p>-0.01333313</text:p>
          </table:table-cell>
          <table:table-cell office:value-type="float" office:value="7.049888" calcext:value-type="float">
            <text:p>7.049888</text:p>
          </table:table-cell>
          <table:table-cell office:value-type="float" office:value="-0.006095321" calcext:value-type="float">
            <text:p>-0.006095321</text:p>
          </table:table-cell>
        </table:table-row>
        <table:table-row table:style-name="ro1">
          <table:table-cell/>
          <table:table-cell office:value-type="float" office:value="22.643" calcext:value-type="float">
            <text:p>22.643</text:p>
          </table:table-cell>
          <table:table-cell office:value-type="float" office:value="50" calcext:value-type="float">
            <text:p>50</text:p>
          </table:table-cell>
          <table:table-cell office:value-type="float" office:value="47.16667" calcext:value-type="float">
            <text:p>47.16667</text:p>
          </table:table-cell>
          <table:table-cell office:value-type="float" office:value="1.133333" calcext:value-type="float">
            <text:p>1.133333</text:p>
          </table:table-cell>
          <table:table-cell office:value-type="float" office:value="7.050132" calcext:value-type="float">
            <text:p>7.050132</text:p>
          </table:table-cell>
          <table:table-cell office:value-type="float" office:value="-0.04198478" calcext:value-type="float">
            <text:p>-0.04198478</text:p>
          </table:table-cell>
        </table:table-row>
        <table:table-row table:style-name="ro1">
          <table:table-cell/>
          <table:table-cell office:value-type="float" office:value="22.651" calcext:value-type="float">
            <text:p>22.651</text:p>
          </table:table-cell>
          <table:table-cell office:value-type="float" office:value="50" calcext:value-type="float">
            <text:p>50</text:p>
          </table:table-cell>
          <table:table-cell office:value-type="float" office:value="49.83333" calcext:value-type="float">
            <text:p>49.83333</text:p>
          </table:table-cell>
          <table:table-cell office:value-type="float" office:value="0.06666718" calcext:value-type="float">
            <text:p>0.06666718</text:p>
          </table:table-cell>
          <table:table-cell office:value-type="float" office:value="7.050317" calcext:value-type="float">
            <text:p>7.050317</text:p>
          </table:table-cell>
          <table:table-cell office:value-type="float" office:value="0.006650824" calcext:value-type="float">
            <text:p>0.006650824</text:p>
          </table:table-cell>
        </table:table-row>
        <table:table-row table:style-name="ro1">
          <table:table-cell/>
          <table:table-cell office:value-type="float" office:value="22.661" calcext:value-type="float">
            <text:p>22.661</text:p>
          </table:table-cell>
          <table:table-cell office:value-type="float" office:value="50" calcext:value-type="float">
            <text:p>50</text:p>
          </table:table-cell>
          <table:table-cell office:value-type="float" office:value="53.16667" calcext:value-type="float">
            <text:p>53.16667</text:p>
          </table:table-cell>
          <table:table-cell office:value-type="float" office:value="-1.266667" calcext:value-type="float">
            <text:p>-1.266667</text:p>
          </table:table-cell>
          <table:table-cell office:value-type="float" office:value="7.050074" calcext:value-type="float">
            <text:p>7.050074</text:p>
          </table:table-cell>
          <table:table-cell office:value-type="float" office:value="0.04852259" calcext:value-type="float">
            <text:p>0.04852259</text:p>
          </table:table-cell>
        </table:table-row>
        <table:table-row table:style-name="ro1">
          <table:table-cell/>
          <table:table-cell office:value-type="float" office:value="22.67" calcext:value-type="float">
            <text:p>22.67</text:p>
          </table:table-cell>
          <table:table-cell office:value-type="float" office:value="50" calcext:value-type="float">
            <text:p>50</text:p>
          </table:table-cell>
          <table:table-cell office:value-type="float" office:value="48.43334" calcext:value-type="float">
            <text:p>48.43334</text:p>
          </table:table-cell>
          <table:table-cell office:value-type="float" office:value="0.6266663" calcext:value-type="float">
            <text:p>0.6266663</text:p>
          </table:table-cell>
          <table:table-cell office:value-type="float" office:value="7.05013" calcext:value-type="float">
            <text:p>7.05013</text:p>
          </table:table-cell>
          <table:table-cell office:value-type="float" office:value="-0.02948354" calcext:value-type="float">
            <text:p>-0.02948354</text:p>
          </table:table-cell>
        </table:table-row>
        <table:table-row table:style-name="ro1">
          <table:table-cell/>
          <table:table-cell office:value-type="float" office:value="22.679" calcext:value-type="float">
            <text:p>22.679</text:p>
          </table:table-cell>
          <table:table-cell office:value-type="float" office:value="50" calcext:value-type="float">
            <text:p>50</text:p>
          </table:table-cell>
          <table:table-cell office:value-type="float" office:value="48.43334" calcext:value-type="float">
            <text:p>48.43334</text:p>
          </table:table-cell>
          <table:table-cell office:value-type="float" office:value="0.6266663" calcext:value-type="float">
            <text:p>0.6266663</text:p>
          </table:table-cell>
          <table:table-cell office:value-type="float" office:value="7.050453" calcext:value-type="float">
            <text:p>7.050453</text:p>
          </table:table-cell>
          <table:table-cell office:value-type="float" office:value="-0.01886973" calcext:value-type="float">
            <text:p>-0.01886973</text:p>
          </table:table-cell>
        </table:table-row>
        <table:table-row table:style-name="ro1">
          <table:table-cell/>
          <table:table-cell office:value-type="float" office:value="22.687" calcext:value-type="float">
            <text:p>22.687</text:p>
          </table:table-cell>
          <table:table-cell office:value-type="float" office:value="50" calcext:value-type="float">
            <text:p>50</text:p>
          </table:table-cell>
          <table:table-cell office:value-type="float" office:value="49.93333" calcext:value-type="float">
            <text:p>49.93333</text:p>
          </table:table-cell>
          <table:table-cell office:value-type="float" office:value="0.02666626" calcext:value-type="float">
            <text:p>0.02666626</text:p>
          </table:table-cell>
          <table:table-cell office:value-type="float" office:value="7.050648" calcext:value-type="float">
            <text:p>7.050648</text:p>
          </table:table-cell>
          <table:table-cell office:value-type="float" office:value="0.00847838" calcext:value-type="float">
            <text:p>0.00847838</text:p>
          </table:table-cell>
        </table:table-row>
        <table:table-row table:style-name="ro1">
          <table:table-cell/>
          <table:table-cell office:value-type="float" office:value="22.695" calcext:value-type="float">
            <text:p>22.695</text:p>
          </table:table-cell>
          <table:table-cell office:value-type="float" office:value="50" calcext:value-type="float">
            <text:p>50</text:p>
          </table:table-cell>
          <table:table-cell office:value-type="float" office:value="53.66667" calcext:value-type="float">
            <text:p>53.66667</text:p>
          </table:table-cell>
          <table:table-cell office:value-type="float" office:value="-1.466667" calcext:value-type="float">
            <text:p>-1.466667</text:p>
          </table:table-cell>
          <table:table-cell office:value-type="float" office:value="7.05034" calcext:value-type="float">
            <text:p>7.05034</text:p>
          </table:table-cell>
          <table:table-cell office:value-type="float" office:value="0.05470628" calcext:value-type="float">
            <text:p>0.05470628</text:p>
          </table:table-cell>
        </table:table-row>
        <table:table-row table:style-name="ro1">
          <table:table-cell/>
          <table:table-cell office:value-type="float" office:value="22.703" calcext:value-type="float">
            <text:p>22.703</text:p>
          </table:table-cell>
          <table:table-cell office:value-type="float" office:value="50" calcext:value-type="float">
            <text:p>50</text:p>
          </table:table-cell>
          <table:table-cell office:value-type="float" office:value="50.76667" calcext:value-type="float">
            <text:p>50.76667</text:p>
          </table:table-cell>
          <table:table-cell office:value-type="float" office:value="-0.3066666" calcext:value-type="float">
            <text:p>-0.3066666</text:p>
          </table:table-cell>
          <table:table-cell office:value-type="float" office:value="7.050041" calcext:value-type="float">
            <text:p>7.050041</text:p>
          </table:table-cell>
          <table:table-cell office:value-type="float" office:value="-0.001080672" calcext:value-type="float">
            <text:p>-0.001080672</text:p>
          </table:table-cell>
        </table:table-row>
        <table:table-row table:style-name="ro1">
          <table:table-cell/>
          <table:table-cell office:value-type="float" office:value="22.711" calcext:value-type="float">
            <text:p>22.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80001" calcext:value-type="float">
            <text:p>-28.8000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22.711" calcext:value-type="float">
            <text:p>22.711</text:p>
          </table:table-cell>
          <table:table-cell office:value-type="float" office:value="50" calcext:value-type="float">
            <text:p>50</text:p>
          </table:table-cell>
          <table:table-cell office:value-type="float" office:value="47.86666" calcext:value-type="float">
            <text:p>47.86666</text:p>
          </table:table-cell>
          <table:table-cell office:value-type="float" office:value="0.853334" calcext:value-type="float">
            <text:p>0.853334</text:p>
          </table:table-cell>
          <table:table-cell office:value-type="float" office:value="7.050086" calcext:value-type="float">
            <text:p>7.050086</text:p>
          </table:table-cell>
          <table:table-cell office:value-type="float" office:value="-0.03901475" calcext:value-type="float">
            <text:p>-0.03901475</text:p>
          </table:table-cell>
        </table:table-row>
        <table:table-row table:style-name="ro1">
          <table:table-cell/>
          <table:table-cell office:value-type="float" office:value="22.72" calcext:value-type="float">
            <text:p>22.72</text:p>
          </table:table-cell>
          <table:table-cell office:value-type="float" office:value="50" calcext:value-type="float">
            <text:p>50</text:p>
          </table:table-cell>
          <table:table-cell office:value-type="float" office:value="49.36666" calcext:value-type="float">
            <text:p>49.36666</text:p>
          </table:table-cell>
          <table:table-cell office:value-type="float" office:value="0.253334" calcext:value-type="float">
            <text:p>0.253334</text:p>
          </table:table-cell>
          <table:table-cell office:value-type="float" office:value="7.0502" calcext:value-type="float">
            <text:p>7.0502</text:p>
          </table:table-cell>
          <table:table-cell office:value-type="float" office:value="-0.006731066" calcext:value-type="float">
            <text:p>-0.006731066</text:p>
          </table:table-cell>
        </table:table-row>
        <table:table-row table:style-name="ro1">
          <table:table-cell/>
          <table:table-cell office:value-type="float" office:value="22.728" calcext:value-type="float">
            <text:p>22.72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-0.4" calcext:value-type="float">
            <text:p>-0.4</text:p>
          </table:table-cell>
          <table:table-cell office:value-type="float" office:value="7.050144" calcext:value-type="float">
            <text:p>7.050144</text:p>
          </table:table-cell>
          <table:table-cell office:value-type="float" office:value="0.01711764" calcext:value-type="float">
            <text:p>0.01711764</text:p>
          </table:table-cell>
        </table:table-row>
        <table:table-row table:style-name="ro1">
          <table:table-cell/>
          <table:table-cell office:value-type="float" office:value="22.738" calcext:value-type="float">
            <text:p>22.738</text:p>
          </table:table-cell>
          <table:table-cell office:value-type="float" office:value="50" calcext:value-type="float">
            <text:p>50</text:p>
          </table:table-cell>
          <table:table-cell office:value-type="float" office:value="50.1" calcext:value-type="float">
            <text:p>50.1</text:p>
          </table:table-cell>
          <table:table-cell office:value-type="float" office:value="-0.03999939" calcext:value-type="float">
            <text:p>-0.03999939</text:p>
          </table:table-cell>
          <table:table-cell office:value-type="float" office:value="7.050097" calcext:value-type="float">
            <text:p>7.050097</text:p>
          </table:table-cell>
          <table:table-cell office:value-type="float" office:value="-0.0005825056" calcext:value-type="float">
            <text:p>-0.0005825056</text:p>
          </table:table-cell>
        </table:table-row>
        <table:table-row table:style-name="ro1">
          <table:table-cell/>
          <table:table-cell office:value-type="float" office:value="22.746" calcext:value-type="float">
            <text:p>22.746</text:p>
          </table:table-cell>
          <table:table-cell office:value-type="float" office:value="50" calcext:value-type="float">
            <text:p>50</text:p>
          </table:table-cell>
          <table:table-cell office:value-type="float" office:value="48.5" calcext:value-type="float">
            <text:p>48.5</text:p>
          </table:table-cell>
          <table:table-cell office:value-type="float" office:value="0.6" calcext:value-type="float">
            <text:p>0.6</text:p>
          </table:table-cell>
          <table:table-cell office:value-type="float" office:value="7.050284" calcext:value-type="float">
            <text:p>7.050284</text:p>
          </table:table-cell>
          <table:table-cell office:value-type="float" office:value="-0.02151612" calcext:value-type="float">
            <text:p>-0.02151612</text:p>
          </table:table-cell>
        </table:table-row>
        <table:table-row table:style-name="ro1">
          <table:table-cell/>
          <table:table-cell office:value-type="float" office:value="22.754" calcext:value-type="float">
            <text:p>22.754</text:p>
          </table:table-cell>
          <table:table-cell office:value-type="float" office:value="50" calcext:value-type="float">
            <text:p>50</text:p>
          </table:table-cell>
          <table:table-cell office:value-type="float" office:value="52.43333" calcext:value-type="float">
            <text:p>52.43333</text:p>
          </table:table-cell>
          <table:table-cell office:value-type="float" office:value="-0.9733337" calcext:value-type="float">
            <text:p>-0.9733337</text:p>
          </table:table-cell>
          <table:table-cell office:value-type="float" office:value="7.050045" calcext:value-type="float">
            <text:p>7.050045</text:p>
          </table:table-cell>
          <table:table-cell office:value-type="float" office:value="0.03814963" calcext:value-type="float">
            <text:p>0.03814963</text:p>
          </table:table-cell>
        </table:table-row>
        <table:table-row table:style-name="ro1">
          <table:table-cell/>
          <table:table-cell office:value-type="float" office:value="22.762" calcext:value-type="float">
            <text:p>22.762</text:p>
          </table:table-cell>
          <table:table-cell office:value-type="float" office:value="50" calcext:value-type="float">
            <text:p>50</text:p>
          </table:table-cell>
          <table:table-cell office:value-type="float" office:value="49.13333" calcext:value-type="float">
            <text:p>49.13333</text:p>
          </table:table-cell>
          <table:table-cell office:value-type="float" office:value="0.346666" calcext:value-type="float">
            <text:p>0.346666</text:p>
          </table:table-cell>
          <table:table-cell office:value-type="float" office:value="7.050002" calcext:value-type="float">
            <text:p>7.050002</text:p>
          </table:table-cell>
          <table:table-cell office:value-type="float" office:value="-0.01914386" calcext:value-type="float">
            <text:p>-0.01914386</text:p>
          </table:table-cell>
        </table:table-row>
        <table:table-row table:style-name="ro1">
          <table:table-cell/>
          <table:table-cell office:value-type="float" office:value="22.77" calcext:value-type="float">
            <text:p>22.77</text:p>
          </table:table-cell>
          <table:table-cell office:value-type="float" office:value="50" calcext:value-type="float">
            <text:p>50</text:p>
          </table:table-cell>
          <table:table-cell office:value-type="float" office:value="48.1" calcext:value-type="float">
            <text:p>48.1</text:p>
          </table:table-cell>
          <table:table-cell office:value-type="float" office:value="0.7600007" calcext:value-type="float">
            <text:p>0.7600007</text:p>
          </table:table-cell>
          <table:table-cell office:value-type="float" office:value="7.050193" calcext:value-type="float">
            <text:p>7.050193</text:p>
          </table:table-cell>
          <table:table-cell office:value-type="float" office:value="-0.02665777" calcext:value-type="float">
            <text:p>-0.02665777</text:p>
          </table:table-cell>
        </table:table-row>
        <table:table-row table:style-name="ro1">
          <table:table-cell/>
          <table:table-cell office:value-type="float" office:value="22.779" calcext:value-type="float">
            <text:p>22.779</text:p>
          </table:table-cell>
          <table:table-cell office:value-type="float" office:value="50" calcext:value-type="float">
            <text:p>50</text:p>
          </table:table-cell>
          <table:table-cell office:value-type="float" office:value="47.63334" calcext:value-type="float">
            <text:p>47.63334</text:p>
          </table:table-cell>
          <table:table-cell office:value-type="float" office:value="0.946666" calcext:value-type="float">
            <text:p>0.946666</text:p>
          </table:table-cell>
          <table:table-cell office:value-type="float" office:value="7.050639" calcext:value-type="float">
            <text:p>7.050639</text:p>
          </table:table-cell>
          <table:table-cell office:value-type="float" office:value="-0.02428782" calcext:value-type="float">
            <text:p>-0.02428782</text:p>
          </table:table-cell>
        </table:table-row>
        <table:table-row table:style-name="ro1">
          <table:table-cell/>
          <table:table-cell office:value-type="float" office:value="22.79" calcext:value-type="float">
            <text:p>22.79</text:p>
          </table:table-cell>
          <table:table-cell office:value-type="float" office:value="50" calcext:value-type="float">
            <text:p>50</text:p>
          </table:table-cell>
          <table:table-cell office:value-type="float" office:value="49.83333" calcext:value-type="float">
            <text:p>49.83333</text:p>
          </table:table-cell>
          <table:table-cell office:value-type="float" office:value="0.06666718" calcext:value-type="float">
            <text:p>0.06666718</text:p>
          </table:table-cell>
          <table:table-cell office:value-type="float" office:value="7.050954" calcext:value-type="float">
            <text:p>7.050954</text:p>
          </table:table-cell>
          <table:table-cell office:value-type="float" office:value="0.01301014" calcext:value-type="float">
            <text:p>0.01301014</text:p>
          </table:table-cell>
        </table:table-row>
        <table:table-row table:style-name="ro1">
          <table:table-cell/>
          <table:table-cell office:value-type="float" office:value="22.8" calcext:value-type="float">
            <text:p>22.8</text:p>
          </table:table-cell>
          <table:table-cell office:value-type="float" office:value="50" calcext:value-type="float">
            <text:p>50</text:p>
          </table:table-cell>
          <table:table-cell office:value-type="float" office:value="48.63334" calcext:value-type="float">
            <text:p>48.63334</text:p>
          </table:table-cell>
          <table:table-cell office:value-type="float" office:value="0.546666" calcext:value-type="float">
            <text:p>0.546666</text:p>
          </table:table-cell>
          <table:table-cell office:value-type="float" office:value="7.051455" calcext:value-type="float">
            <text:p>7.051455</text:p>
          </table:table-cell>
          <table:table-cell office:value-type="float" office:value="-0.007253406" calcext:value-type="float">
            <text:p>-0.007253406</text:p>
          </table:table-cell>
        </table:table-row>
        <table:table-row table:style-name="ro1">
          <table:table-cell/>
          <table:table-cell office:value-type="float" office:value="22.808" calcext:value-type="float">
            <text:p>22.808</text:p>
          </table:table-cell>
          <table:table-cell office:value-type="float" office:value="50" calcext:value-type="float">
            <text:p>50</text:p>
          </table:table-cell>
          <table:table-cell office:value-type="float" office:value="47.36667" calcext:value-type="float">
            <text:p>47.36667</text:p>
          </table:table-cell>
          <table:table-cell office:value-type="float" office:value="1.053334" calcext:value-type="float">
            <text:p>1.053334</text:p>
          </table:table-cell>
          <table:table-cell office:value-type="float" office:value="7.052272" calcext:value-type="float">
            <text:p>7.052272</text:p>
          </table:table-cell>
          <table:table-cell office:value-type="float" office:value="-0.02092697" calcext:value-type="float">
            <text:p>-0.02092697</text:p>
          </table:table-cell>
        </table:table-row>
        <table:table-row table:style-name="ro1">
          <table:table-cell/>
          <table:table-cell office:value-type="float" office:value="22.816" calcext:value-type="float">
            <text:p>22.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80001" calcext:value-type="float">
            <text:p>-28.8000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22.816" calcext:value-type="float">
            <text:p>22.816</text:p>
          </table:table-cell>
          <table:table-cell office:value-type="float" office:value="50" calcext:value-type="float">
            <text:p>50</text:p>
          </table:table-cell>
          <table:table-cell office:value-type="float" office:value="49.43334" calcext:value-type="float">
            <text:p>49.43334</text:p>
          </table:table-cell>
          <table:table-cell office:value-type="float" office:value="0.2266663" calcext:value-type="float">
            <text:p>0.2266663</text:p>
          </table:table-cell>
          <table:table-cell office:value-type="float" office:value="7.052762" calcext:value-type="float">
            <text:p>7.052762</text:p>
          </table:table-cell>
          <table:table-cell office:value-type="float" office:value="0.01514231" calcext:value-type="float">
            <text:p>0.01514231</text:p>
          </table:table-cell>
        </table:table-row>
        <table:table-row table:style-name="ro1">
          <table:table-cell/>
          <table:table-cell office:value-type="float" office:value="22.825" calcext:value-type="float">
            <text:p>22.825</text:p>
          </table:table-cell>
          <table:table-cell office:value-type="float" office:value="50" calcext:value-type="float">
            <text:p>50</text:p>
          </table:table-cell>
          <table:table-cell office:value-type="float" office:value="52.9" calcext:value-type="float">
            <text:p>52.9</text:p>
          </table:table-cell>
          <table:table-cell office:value-type="float" office:value="-1.160001" calcext:value-type="float">
            <text:p>-1.160001</text:p>
          </table:table-cell>
          <table:table-cell office:value-type="float" office:value="7.052724" calcext:value-type="float">
            <text:p>7.052724</text:p>
          </table:table-cell>
          <table:table-cell office:value-type="float" office:value="0.05605653" calcext:value-type="float">
            <text:p>0.05605653</text:p>
          </table:table-cell>
        </table:table-row>
        <table:table-row table:style-name="ro1">
          <table:table-cell/>
          <table:table-cell office:value-type="float" office:value="22.833" calcext:value-type="float">
            <text:p>22.833</text:p>
          </table:table-cell>
          <table:table-cell office:value-type="float" office:value="50" calcext:value-type="float">
            <text:p>50</text:p>
          </table:table-cell>
          <table:table-cell office:value-type="float" office:value="48.7" calcext:value-type="float">
            <text:p>48.7</text:p>
          </table:table-cell>
          <table:table-cell office:value-type="float" office:value="0.5199997" calcext:value-type="float">
            <text:p>0.5199997</text:p>
          </table:table-cell>
          <table:table-cell office:value-type="float" office:value="7.05287" calcext:value-type="float">
            <text:p>7.05287</text:p>
          </table:table-cell>
          <table:table-cell office:value-type="float" office:value="-0.01844282" calcext:value-type="float">
            <text:p>-0.01844282</text:p>
          </table:table-cell>
        </table:table-row>
        <table:table-row table:style-name="ro1">
          <table:table-cell/>
          <table:table-cell office:value-type="float" office:value="22.841" calcext:value-type="float">
            <text:p>22.841</text:p>
          </table:table-cell>
          <table:table-cell office:value-type="float" office:value="50" calcext:value-type="float">
            <text:p>50</text:p>
          </table:table-cell>
          <table:table-cell office:value-type="float" office:value="49.86667" calcext:value-type="float">
            <text:p>49.86667</text:p>
          </table:table-cell>
          <table:table-cell office:value-type="float" office:value="0.05333405" calcext:value-type="float">
            <text:p>0.05333405</text:p>
          </table:table-cell>
          <table:table-cell office:value-type="float" office:value="7.052979" calcext:value-type="float">
            <text:p>7.052979</text:p>
          </table:table-cell>
          <table:table-cell office:value-type="float" office:value="0.003226911" calcext:value-type="float">
            <text:p>0.003226911</text:p>
          </table:table-cell>
        </table:table-row>
        <table:table-row table:style-name="ro1">
          <table:table-cell/>
          <table:table-cell office:value-type="float" office:value="22.849" calcext:value-type="float">
            <text:p>22.849</text:p>
          </table:table-cell>
          <table:table-cell office:value-type="float" office:value="50" calcext:value-type="float">
            <text:p>50</text:p>
          </table:table-cell>
          <table:table-cell office:value-type="float" office:value="49.6" calcext:value-type="float">
            <text:p>49.6</text:p>
          </table:table-cell>
          <table:table-cell office:value-type="float" office:value="0.1600006" calcext:value-type="float">
            <text:p>0.1600006</text:p>
          </table:table-cell>
          <table:table-cell office:value-type="float" office:value="7.0531" calcext:value-type="float">
            <text:p>7.0531</text:p>
          </table:table-cell>
          <table:table-cell office:value-type="float" office:value="-0.001325665" calcext:value-type="float">
            <text:p>-0.001325665</text:p>
          </table:table-cell>
        </table:table-row>
        <table:table-row table:style-name="ro1">
          <table:table-cell/>
          <table:table-cell office:value-type="float" office:value="22.861" calcext:value-type="float">
            <text:p>22.861</text:p>
          </table:table-cell>
          <table:table-cell office:value-type="float" office:value="50" calcext:value-type="float">
            <text:p>50</text:p>
          </table:table-cell>
          <table:table-cell office:value-type="float" office:value="53.23333" calcext:value-type="float">
            <text:p>53.23333</text:p>
          </table:table-cell>
          <table:table-cell office:value-type="float" office:value="-1.293333" calcext:value-type="float">
            <text:p>-1.293333</text:p>
          </table:table-cell>
          <table:table-cell office:value-type="float" office:value="7.05276" calcext:value-type="float">
            <text:p>7.05276</text:p>
          </table:table-cell>
          <table:table-cell office:value-type="float" office:value="0.04705867" calcext:value-type="float">
            <text:p>0.04705867</text:p>
          </table:table-cell>
        </table:table-row>
        <table:table-row table:style-name="ro1">
          <table:table-cell/>
          <table:table-cell office:value-type="float" office:value="22.87" calcext:value-type="float">
            <text:p>22.87</text:p>
          </table:table-cell>
          <table:table-cell office:value-type="float" office:value="50" calcext:value-type="float">
            <text:p>50</text:p>
          </table:table-cell>
          <table:table-cell office:value-type="float" office:value="50.86667" calcext:value-type="float">
            <text:p>50.86667</text:p>
          </table:table-cell>
          <table:table-cell office:value-type="float" office:value="-0.346666" calcext:value-type="float">
            <text:p>-0.346666</text:p>
          </table:table-cell>
          <table:table-cell office:value-type="float" office:value="7.052362" calcext:value-type="float">
            <text:p>7.052362</text:p>
          </table:table-cell>
          <table:table-cell office:value-type="float" office:value="-0.000181522" calcext:value-type="float">
            <text:p>-0.000181522</text:p>
          </table:table-cell>
        </table:table-row>
        <table:table-row table:style-name="ro1">
          <table:table-cell/>
          <table:table-cell office:value-type="float" office:value="22.879" calcext:value-type="float">
            <text:p>22.879</text:p>
          </table:table-cell>
          <table:table-cell office:value-type="float" office:value="50" calcext:value-type="float">
            <text:p>50</text:p>
          </table:table-cell>
          <table:table-cell office:value-type="float" office:value="48.7" calcext:value-type="float">
            <text:p>48.7</text:p>
          </table:table-cell>
          <table:table-cell office:value-type="float" office:value="0.5199997" calcext:value-type="float">
            <text:p>0.5199997</text:p>
          </table:table-cell>
          <table:table-cell office:value-type="float" office:value="7.052381" calcext:value-type="float">
            <text:p>7.052381</text:p>
          </table:table-cell>
          <table:table-cell office:value-type="float" office:value="-0.02870886" calcext:value-type="float">
            <text:p>-0.02870886</text:p>
          </table:table-cell>
        </table:table-row>
        <table:table-row table:style-name="ro1">
          <table:table-cell/>
          <table:table-cell office:value-type="float" office:value="22.887" calcext:value-type="float">
            <text:p>22.887</text:p>
          </table:table-cell>
          <table:table-cell office:value-type="float" office:value="50" calcext:value-type="float">
            <text:p>50</text:p>
          </table:table-cell>
          <table:table-cell office:value-type="float" office:value="49.86667" calcext:value-type="float">
            <text:p>49.86667</text:p>
          </table:table-cell>
          <table:table-cell office:value-type="float" office:value="0.05333405" calcext:value-type="float">
            <text:p>0.05333405</text:p>
          </table:table-cell>
          <table:table-cell office:value-type="float" office:value="7.05241" calcext:value-type="float">
            <text:p>7.05241</text:p>
          </table:table-cell>
          <table:table-cell office:value-type="float" office:value="-0.001251321" calcext:value-type="float">
            <text:p>-0.001251321</text:p>
          </table:table-cell>
        </table:table-row>
        <table:table-row table:style-name="ro1">
          <table:table-cell/>
          <table:table-cell office:value-type="float" office:value="22.895" calcext:value-type="float">
            <text:p>22.895</text:p>
          </table:table-cell>
          <table:table-cell office:value-type="float" office:value="50" calcext:value-type="float">
            <text:p>50</text:p>
          </table:table-cell>
          <table:table-cell office:value-type="float" office:value="50.5" calcext:value-type="float">
            <text:p>50.5</text:p>
          </table:table-cell>
          <table:table-cell office:value-type="float" office:value="-0.2" calcext:value-type="float">
            <text:p>-0.2</text:p>
          </table:table-cell>
          <table:table-cell office:value-type="float" office:value="7.05237" calcext:value-type="float">
            <text:p>7.05237</text:p>
          </table:table-cell>
          <table:table-cell office:value-type="float" office:value="0.007559313" calcext:value-type="float">
            <text:p>0.007559313</text:p>
          </table:table-cell>
        </table:table-row>
        <table:table-row table:style-name="ro1">
          <table:table-cell/>
          <table:table-cell office:value-type="float" office:value="22.903" calcext:value-type="float">
            <text:p>22.903</text:p>
          </table:table-cell>
          <table:table-cell office:value-type="float" office:value="50" calcext:value-type="float">
            <text:p>50</text:p>
          </table:table-cell>
          <table:table-cell office:value-type="float" office:value="48.66667" calcext:value-type="float">
            <text:p>48.66667</text:p>
          </table:table-cell>
          <table:table-cell office:value-type="float" office:value="0.5333328" calcext:value-type="float">
            <text:p>0.5333328</text:p>
          </table:table-cell>
          <table:table-cell office:value-type="float" office:value="7.052498" calcext:value-type="float">
            <text:p>7.052498</text:p>
          </table:table-cell>
          <table:table-cell office:value-type="float" office:value="-0.01905951" calcext:value-type="float">
            <text:p>-0.01905951</text:p>
          </table:table-cell>
        </table:table-row>
        <table:table-row table:style-name="ro1">
          <table:table-cell/>
          <table:table-cell office:value-type="float" office:value="22.911" calcext:value-type="float">
            <text:p>22.911</text:p>
          </table:table-cell>
          <table:table-cell office:value-type="float" office:value="50" calcext:value-type="float">
            <text:p>50</text:p>
          </table:table-cell>
          <table:table-cell office:value-type="float" office:value="48.23333" calcext:value-type="float">
            <text:p>48.23333</text:p>
          </table:table-cell>
          <table:table-cell office:value-type="float" office:value="0.7066666" calcext:value-type="float">
            <text:p>0.7066666</text:p>
          </table:table-cell>
          <table:table-cell office:value-type="float" office:value="7.05279" calcext:value-type="float">
            <text:p>7.05279</text:p>
          </table:table-cell>
          <table:table-cell office:value-type="float" office:value="-0.0186803" calcext:value-type="float">
            <text:p>-0.0186803</text:p>
          </table:table-cell>
        </table:table-row>
        <table:table-row table:style-name="ro1">
          <table:table-cell/>
          <table:table-cell office:value-type="float" office:value="22.919" calcext:value-type="float">
            <text:p>22.919</text:p>
          </table:table-cell>
          <table:table-cell office:value-type="float" office:value="50" calcext:value-type="float">
            <text:p>50</text:p>
          </table:table-cell>
          <table:table-cell office:value-type="float" office:value="51.53333" calcext:value-type="float">
            <text:p>51.53333</text:p>
          </table:table-cell>
          <table:table-cell office:value-type="float" office:value="-0.6133332" calcext:value-type="float">
            <text:p>-0.6133332</text:p>
          </table:table-cell>
          <table:table-cell office:value-type="float" office:value="7.052811" calcext:value-type="float">
            <text:p>7.052811</text:p>
          </table:table-cell>
          <table:table-cell office:value-type="float" office:value="0.03085775" calcext:value-type="float">
            <text:p>0.03085775</text:p>
          </table:table-cell>
        </table:table-row>
        <table:table-row table:style-name="ro1">
          <table:table-cell/>
          <table:table-cell office:value-type="float" office:value="22.928" calcext:value-type="float">
            <text:p>22.928</text:p>
          </table:table-cell>
          <table:table-cell office:value-type="float" office:value="50" calcext:value-type="float">
            <text:p>50</text:p>
          </table:table-cell>
          <table:table-cell office:value-type="float" office:value="51.73334" calcext:value-type="float">
            <text:p>51.73334</text:p>
          </table:table-cell>
          <table:table-cell office:value-type="float" office:value="-0.6933334" calcext:value-type="float">
            <text:p>-0.6933334</text:p>
          </table:table-cell>
          <table:table-cell office:value-type="float" office:value="7.052623" calcext:value-type="float">
            <text:p>7.052623</text:p>
          </table:table-cell>
          <table:table-cell office:value-type="float" office:value="0.02362389" calcext:value-type="float">
            <text:p>0.02362389</text:p>
          </table:table-cell>
        </table:table-row>
        <table:table-row table:style-name="ro1">
          <table:table-cell/>
          <table:table-cell office:value-type="float" office:value="22.937" calcext:value-type="float">
            <text:p>22.937</text:p>
          </table:table-cell>
          <table:table-cell office:value-type="float" office:value="50" calcext:value-type="float">
            <text:p>50</text:p>
          </table:table-cell>
          <table:table-cell office:value-type="float" office:value="48.13334" calcext:value-type="float">
            <text:p>48.13334</text:p>
          </table:table-cell>
          <table:table-cell office:value-type="float" office:value="0.746666" calcext:value-type="float">
            <text:p>0.746666</text:p>
          </table:table-cell>
          <table:table-cell office:value-type="float" office:value="7.052736" calcext:value-type="float">
            <text:p>7.052736</text:p>
          </table:table-cell>
          <table:table-cell office:value-type="float" office:value="-0.03145607" calcext:value-type="float">
            <text:p>-0.03145607</text:p>
          </table:table-cell>
        </table:table-row>
        <table:table-row table:style-name="ro1">
          <table:table-cell/>
          <table:table-cell office:value-type="float" office:value="22.945" calcext:value-type="float">
            <text:p>22.945</text:p>
          </table:table-cell>
          <table:table-cell office:value-type="float" office:value="50" calcext:value-type="float">
            <text:p>50</text:p>
          </table:table-cell>
          <table:table-cell office:value-type="float" office:value="47.1" calcext:value-type="float">
            <text:p>47.1</text:p>
          </table:table-cell>
          <table:table-cell office:value-type="float" office:value="1.160001" calcext:value-type="float">
            <text:p>1.160001</text:p>
          </table:table-cell>
          <table:table-cell office:value-type="float" office:value="7.05324" calcext:value-type="float">
            <text:p>7.05324</text:p>
          </table:table-cell>
          <table:table-cell office:value-type="float" office:value="-0.03440085" calcext:value-type="float">
            <text:p>-0.03440085</text:p>
          </table:table-cell>
        </table:table-row>
        <table:table-row table:style-name="ro1">
          <table:table-cell/>
          <table:table-cell office:value-type="float" office:value="22.954" calcext:value-type="float">
            <text:p>22.954</text:p>
          </table:table-cell>
          <table:table-cell office:value-type="float" office:value="50" calcext:value-type="float">
            <text:p>50</text:p>
          </table:table-cell>
          <table:table-cell office:value-type="float" office:value="49.56666" calcext:value-type="float">
            <text:p>49.56666</text:p>
          </table:table-cell>
          <table:table-cell office:value-type="float" office:value="0.1733337" calcext:value-type="float">
            <text:p>0.1733337</text:p>
          </table:table-cell>
          <table:table-cell office:value-type="float" office:value="7.053627" calcext:value-type="float">
            <text:p>7.053627</text:p>
          </table:table-cell>
          <table:table-cell office:value-type="float" office:value="0.01054321" calcext:value-type="float">
            <text:p>0.01054321</text:p>
          </table:table-cell>
        </table:table-row>
        <table:table-row table:style-name="ro1">
          <table:table-cell/>
          <table:table-cell office:value-type="float" office:value="22.962" calcext:value-type="float">
            <text:p>22.962</text:p>
          </table:table-cell>
          <table:table-cell office:value-type="float" office:value="50" calcext:value-type="float">
            <text:p>50</text:p>
          </table:table-cell>
          <table:table-cell office:value-type="float" office:value="53.9" calcext:value-type="float">
            <text:p>53.9</text:p>
          </table:table-cell>
          <table:table-cell office:value-type="float" office:value="-1.560001" calcext:value-type="float">
            <text:p>-1.560001</text:p>
          </table:table-cell>
          <table:table-cell office:value-type="float" office:value="7.053355" calcext:value-type="float">
            <text:p>7.053355</text:p>
          </table:table-cell>
          <table:table-cell office:value-type="float" office:value="0.0639478" calcext:value-type="float">
            <text:p>0.0639478</text:p>
          </table:table-cell>
        </table:table-row>
        <table:table-row table:style-name="ro1">
          <table:table-cell/>
          <table:table-cell office:value-type="float" office:value="22.97" calcext:value-type="float">
            <text:p>22.97</text:p>
          </table:table-cell>
          <table:table-cell office:value-type="float" office:value="50" calcext:value-type="float">
            <text:p>50</text:p>
          </table:table-cell>
          <table:table-cell office:value-type="float" office:value="50.2" calcext:value-type="float">
            <text:p>50.2</text:p>
          </table:table-cell>
          <table:table-cell office:value-type="float" office:value="-0.08000031" calcext:value-type="float">
            <text:p>-0.08000031</text:p>
          </table:table-cell>
          <table:table-cell office:value-type="float" office:value="7.053158" calcext:value-type="float">
            <text:p>7.053158</text:p>
          </table:table-cell>
          <table:table-cell office:value-type="float" office:value="-0.006634774" calcext:value-type="float">
            <text:p>-0.006634774</text:p>
          </table:table-cell>
        </table:table-row>
        <table:table-row table:style-name="ro1">
          <table:table-cell/>
          <table:table-cell office:value-type="float" office:value="22.978" calcext:value-type="float">
            <text:p>22.978</text:p>
          </table:table-cell>
          <table:table-cell office:value-type="float" office:value="50" calcext:value-type="float">
            <text:p>50</text:p>
          </table:table-cell>
          <table:table-cell office:value-type="float" office:value="47.73334" calcext:value-type="float">
            <text:p>47.73334</text:p>
          </table:table-cell>
          <table:table-cell office:value-type="float" office:value="0.9066666" calcext:value-type="float">
            <text:p>0.9066666</text:p>
          </table:table-cell>
          <table:table-cell office:value-type="float" office:value="7.053288" calcext:value-type="float">
            <text:p>7.053288</text:p>
          </table:table-cell>
          <table:table-cell office:value-type="float" office:value="-0.03707157" calcext:value-type="float">
            <text:p>-0.03707157</text:p>
          </table:table-cell>
        </table:table-row>
        <table:table-row table:style-name="ro1">
          <table:table-cell/>
          <table:table-cell office:value-type="float" office:value="22.986" calcext:value-type="float">
            <text:p>22.986</text:p>
          </table:table-cell>
          <table:table-cell office:value-type="float" office:value="50" calcext:value-type="float">
            <text:p>50</text:p>
          </table:table-cell>
          <table:table-cell office:value-type="float" office:value="49.4" calcext:value-type="float">
            <text:p>49.4</text:p>
          </table:table-cell>
          <table:table-cell office:value-type="float" office:value="0.2399994" calcext:value-type="float">
            <text:p>0.2399994</text:p>
          </table:table-cell>
          <table:table-cell office:value-type="float" office:value="7.053446" calcext:value-type="float">
            <text:p>7.053446</text:p>
          </table:table-cell>
          <table:table-cell office:value-type="float" office:value="-0.003209445" calcext:value-type="float">
            <text:p>-0.003209445</text:p>
          </table:table-cell>
        </table:table-row>
        <table:table-row table:style-name="ro1">
          <table:table-cell/>
          <table:table-cell office:value-type="float" office:value="22.994" calcext:value-type="float">
            <text:p>22.994</text:p>
          </table:table-cell>
          <table:table-cell office:value-type="float" office:value="50" calcext:value-type="float">
            <text:p>50</text:p>
          </table:table-cell>
          <table:table-cell office:value-type="float" office:value="51.56667" calcext:value-type="float">
            <text:p>51.56667</text:p>
          </table:table-cell>
          <table:table-cell office:value-type="float" office:value="-0.6266663" calcext:value-type="float">
            <text:p>-0.6266663</text:p>
          </table:table-cell>
          <table:table-cell office:value-type="float" office:value="7.053371" calcext:value-type="float">
            <text:p>7.053371</text:p>
          </table:table-cell>
          <table:table-cell office:value-type="float" office:value="0.02641747" calcext:value-type="float">
            <text:p>0.02641747</text:p>
          </table:table-cell>
        </table:table-row>
        <table:table-row table:style-name="ro1">
          <table:table-cell/>
          <table:table-cell office:value-type="float" office:value="23.003" calcext:value-type="float">
            <text:p>23.003</text:p>
          </table:table-cell>
          <table:table-cell office:value-type="float" office:value="50" calcext:value-type="float">
            <text:p>50</text:p>
          </table:table-cell>
          <table:table-cell office:value-type="float" office:value="48.8" calcext:value-type="float">
            <text:p>48.8</text:p>
          </table:table-cell>
          <table:table-cell office:value-type="float" office:value="0.4800003" calcext:value-type="float">
            <text:p>0.4800003</text:p>
          </table:table-cell>
          <table:table-cell office:value-type="float" office:value="7.05346" calcext:value-type="float">
            <text:p>7.05346</text:p>
          </table:table-cell>
          <table:table-cell office:value-type="float" office:value="-0.01855632" calcext:value-type="float">
            <text:p>-0.01855632</text:p>
          </table:table-cell>
        </table:table-row>
        <table:table-row table:style-name="ro1">
          <table:table-cell/>
          <table:table-cell office:value-type="float" office:value="23.011" calcext:value-type="float">
            <text:p>23.011</text:p>
          </table:table-cell>
          <table:table-cell office:value-type="float" office:value="50" calcext:value-type="float">
            <text:p>50</text:p>
          </table:table-cell>
          <table:table-cell office:value-type="float" office:value="49.03333" calcext:value-type="float">
            <text:p>49.03333</text:p>
          </table:table-cell>
          <table:table-cell office:value-type="float" office:value="0.3866669" calcext:value-type="float">
            <text:p>0.3866669</text:p>
          </table:table-cell>
          <table:table-cell office:value-type="float" office:value="7.053649" calcext:value-type="float">
            <text:p>7.053649</text:p>
          </table:table-cell>
          <table:table-cell office:value-type="float" office:value="-0.009538862" calcext:value-type="float">
            <text:p>-0.009538862</text:p>
          </table:table-cell>
        </table:table-row>
        <table:table-row table:style-name="ro1">
          <table:table-cell/>
          <table:table-cell office:value-type="float" office:value="23.019" calcext:value-type="float">
            <text:p>23.019</text:p>
          </table:table-cell>
          <table:table-cell office:value-type="float" office:value="50" calcext:value-type="float">
            <text:p>50</text:p>
          </table:table-cell>
          <table:table-cell office:value-type="float" office:value="50.76667" calcext:value-type="float">
            <text:p>50.76667</text:p>
          </table:table-cell>
          <table:table-cell office:value-type="float" office:value="-0.3066666" calcext:value-type="float">
            <text:p>-0.3066666</text:p>
          </table:table-cell>
          <table:table-cell office:value-type="float" office:value="7.053673" calcext:value-type="float">
            <text:p>7.053673</text:p>
          </table:table-cell>
          <table:table-cell office:value-type="float" office:value="0.01658449" calcext:value-type="float">
            <text:p>0.01658449</text:p>
          </table:table-cell>
        </table:table-row>
        <table:table-row table:style-name="ro1">
          <table:table-cell/>
          <table:table-cell office:value-type="float" office:value="23.027" calcext:value-type="float">
            <text:p>23.027</text:p>
          </table:table-cell>
          <table:table-cell office:value-type="float" office:value="50" calcext:value-type="float">
            <text:p>50</text:p>
          </table:table-cell>
          <table:table-cell office:value-type="float" office:value="52.46667" calcext:value-type="float">
            <text:p>52.46667</text:p>
          </table:table-cell>
          <table:table-cell office:value-type="float" office:value="-0.9866669" calcext:value-type="float">
            <text:p>-0.9866669</text:p>
          </table:table-cell>
          <table:table-cell office:value-type="float" office:value="7.053402" calcext:value-type="float">
            <text:p>7.053402</text:p>
          </table:table-cell>
          <table:table-cell office:value-type="float" office:value="0.03338571" calcext:value-type="float">
            <text:p>0.03338571</text:p>
          </table:table-cell>
        </table:table-row>
        <table:table-row table:style-name="ro1">
          <table:table-cell/>
          <table:table-cell office:value-type="float" office:value="23.042" calcext:value-type="float">
            <text:p>23.042</text:p>
          </table:table-cell>
          <table:table-cell office:value-type="float" office:value="50" calcext:value-type="float">
            <text:p>50</text:p>
          </table:table-cell>
          <table:table-cell office:value-type="float" office:value="47.43333" calcext:value-type="float">
            <text:p>47.43333</text:p>
          </table:table-cell>
          <table:table-cell office:value-type="float" office:value="1.026666" calcext:value-type="float">
            <text:p>1.026666</text:p>
          </table:table-cell>
          <table:table-cell office:value-type="float" office:value="7.053516" calcext:value-type="float">
            <text:p>7.053516</text:p>
          </table:table-cell>
          <table:table-cell office:value-type="float" office:value="-0.04373702" calcext:value-type="float">
            <text:p>-0.04373702</text:p>
          </table:table-cell>
        </table:table-row>
        <table:table-row table:style-name="ro1">
          <table:table-cell/>
          <table:table-cell office:value-type="float" office:value="23.05" calcext:value-type="float">
            <text:p>23.05</text:p>
          </table:table-cell>
          <table:table-cell office:value-type="float" office:value="50" calcext:value-type="float">
            <text:p>50</text:p>
          </table:table-cell>
          <table:table-cell office:value-type="float" office:value="50.16667" calcext:value-type="float">
            <text:p>50.16667</text:p>
          </table:table-cell>
          <table:table-cell office:value-type="float" office:value="-0.06666718" calcext:value-type="float">
            <text:p>-0.06666718</text:p>
          </table:table-cell>
          <table:table-cell office:value-type="float" office:value="7.053565" calcext:value-type="float">
            <text:p>7.053565</text:p>
          </table:table-cell>
          <table:table-cell office:value-type="float" office:value="0.006339589" calcext:value-type="float">
            <text:p>0.006339589</text:p>
          </table:table-cell>
        </table:table-row>
        <table:table-row table:style-name="ro1">
          <table:table-cell/>
          <table:table-cell office:value-type="float" office:value="23.061" calcext:value-type="float">
            <text:p>23.061</text:p>
          </table:table-cell>
          <table:table-cell office:value-type="float" office:value="50" calcext:value-type="float">
            <text:p>50</text:p>
          </table:table-cell>
          <table:table-cell office:value-type="float" office:value="51.43333" calcext:value-type="float">
            <text:p>51.43333</text:p>
          </table:table-cell>
          <table:table-cell office:value-type="float" office:value="-0.5733337" calcext:value-type="float">
            <text:p>-0.5733337</text:p>
          </table:table-cell>
          <table:table-cell office:value-type="float" office:value="7.0534" calcext:value-type="float">
            <text:p>7.0534</text:p>
          </table:table-cell>
          <table:table-cell office:value-type="float" office:value="0.02014314" calcext:value-type="float">
            <text:p>0.02014314</text:p>
          </table:table-cell>
        </table:table-row>
        <table:table-row table:style-name="ro1">
          <table:table-cell/>
          <table:table-cell office:value-type="float" office:value="23.066" calcext:value-type="float">
            <text:p>23.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80001" calcext:value-type="float">
            <text:p>-28.8000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23.07" calcext:value-type="float">
            <text:p>23.07</text:p>
          </table:table-cell>
          <table:table-cell office:value-type="float" office:value="50" calcext:value-type="float">
            <text:p>50</text:p>
          </table:table-cell>
          <table:table-cell office:value-type="float" office:value="49.46667" calcext:value-type="float">
            <text:p>49.46667</text:p>
          </table:table-cell>
          <table:table-cell office:value-type="float" office:value="0.2133331" calcext:value-type="float">
            <text:p>0.2133331</text:p>
          </table:table-cell>
          <table:table-cell office:value-type="float" office:value="7.053373" calcext:value-type="float">
            <text:p>7.053373</text:p>
          </table:table-cell>
          <table:table-cell office:value-type="float" office:value="-0.01266556" calcext:value-type="float">
            <text:p>-0.01266556</text:p>
          </table:table-cell>
        </table:table-row>
        <table:table-row table:style-name="ro1">
          <table:table-cell/>
          <table:table-cell office:value-type="float" office:value="23.079" calcext:value-type="float">
            <text:p>23.079</text:p>
          </table:table-cell>
          <table:table-cell office:value-type="float" office:value="50" calcext:value-type="float">
            <text:p>50</text:p>
          </table:table-cell>
          <table:table-cell office:value-type="float" office:value="48.46667" calcext:value-type="float">
            <text:p>48.46667</text:p>
          </table:table-cell>
          <table:table-cell office:value-type="float" office:value="0.6133332" calcext:value-type="float">
            <text:p>0.6133332</text:p>
          </table:table-cell>
          <table:table-cell office:value-type="float" office:value="7.053664" calcext:value-type="float">
            <text:p>7.053664</text:p>
          </table:table-cell>
          <table:table-cell office:value-type="float" office:value="-0.02105286" calcext:value-type="float">
            <text:p>-0.02105286</text:p>
          </table:table-cell>
        </table:table-row>
        <table:table-row table:style-name="ro1">
          <table:table-cell/>
          <table:table-cell office:value-type="float" office:value="23.087" calcext:value-type="float">
            <text:p>23.087</text:p>
          </table:table-cell>
          <table:table-cell office:value-type="float" office:value="50" calcext:value-type="float">
            <text:p>50</text:p>
          </table:table-cell>
          <table:table-cell office:value-type="float" office:value="50.56667" calcext:value-type="float">
            <text:p>50.56667</text:p>
          </table:table-cell>
          <table:table-cell office:value-type="float" office:value="-0.2266663" calcext:value-type="float">
            <text:p>-0.2266663</text:p>
          </table:table-cell>
          <table:table-cell office:value-type="float" office:value="7.05374" calcext:value-type="float">
            <text:p>7.05374</text:p>
          </table:table-cell>
          <table:table-cell office:value-type="float" office:value="0.01550923" calcext:value-type="float">
            <text:p>0.01550923</text:p>
          </table:table-cell>
        </table:table-row>
        <table:table-row table:style-name="ro1">
          <table:table-cell/>
          <table:table-cell office:value-type="float" office:value="23.096" calcext:value-type="float">
            <text:p>23.096</text:p>
          </table:table-cell>
          <table:table-cell office:value-type="float" office:value="50" calcext:value-type="float">
            <text:p>50</text:p>
          </table:table-cell>
          <table:table-cell office:value-type="float" office:value="52.26667" calcext:value-type="float">
            <text:p>52.26667</text:p>
          </table:table-cell>
          <table:table-cell office:value-type="float" office:value="-0.9066666" calcext:value-type="float">
            <text:p>-0.9066666</text:p>
          </table:table-cell>
          <table:table-cell office:value-type="float" office:value="7.053489" calcext:value-type="float">
            <text:p>7.053489</text:p>
          </table:table-cell>
          <table:table-cell office:value-type="float" office:value="0.03236554" calcext:value-type="float">
            <text:p>0.03236554</text:p>
          </table:table-cell>
        </table:table-row>
        <table:table-row table:style-name="ro1">
          <table:table-cell/>
          <table:table-cell office:value-type="float" office:value="23.104" calcext:value-type="float">
            <text:p>23.104</text:p>
          </table:table-cell>
          <table:table-cell office:value-type="float" office:value="50" calcext:value-type="float">
            <text:p>50</text:p>
          </table:table-cell>
          <table:table-cell office:value-type="float" office:value="50.3" calcext:value-type="float">
            <text:p>50.3</text:p>
          </table:table-cell>
          <table:table-cell office:value-type="float" office:value="-0.1199997" calcext:value-type="float">
            <text:p>-0.1199997</text:p>
          </table:table-cell>
          <table:table-cell office:value-type="float" office:value="7.053285" calcext:value-type="float">
            <text:p>7.053285</text:p>
          </table:table-cell>
          <table:table-cell office:value-type="float" office:value="-0.004598896" calcext:value-type="float">
            <text:p>-0.004598896</text:p>
          </table:table-cell>
        </table:table-row>
        <table:table-row table:style-name="ro1">
          <table:table-cell/>
          <table:table-cell office:value-type="float" office:value="23.112" calcext:value-type="float">
            <text:p>23.112</text:p>
          </table:table-cell>
          <table:table-cell office:value-type="float" office:value="50" calcext:value-type="float">
            <text:p>50</text:p>
          </table:table-cell>
          <table:table-cell office:value-type="float" office:value="47.43333" calcext:value-type="float">
            <text:p>47.43333</text:p>
          </table:table-cell>
          <table:table-cell office:value-type="float" office:value="1.026666" calcext:value-type="float">
            <text:p>1.026666</text:p>
          </table:table-cell>
          <table:table-cell office:value-type="float" office:value="7.053452" calcext:value-type="float">
            <text:p>7.053452</text:p>
          </table:table-cell>
          <table:table-cell office:value-type="float" office:value="-0.04087515" calcext:value-type="float">
            <text:p>-0.04087515</text:p>
          </table:table-cell>
        </table:table-row>
        <table:table-row table:style-name="ro1">
          <table:table-cell/>
          <table:table-cell office:value-type="float" office:value="23.12" calcext:value-type="float">
            <text:p>23.12</text:p>
          </table:table-cell>
          <table:table-cell office:value-type="float" office:value="50" calcext:value-type="float">
            <text:p>50</text:p>
          </table:table-cell>
          <table:table-cell office:value-type="float" office:value="49.13333" calcext:value-type="float">
            <text:p>49.13333</text:p>
          </table:table-cell>
          <table:table-cell office:value-type="float" office:value="0.346666" calcext:value-type="float">
            <text:p>0.346666</text:p>
          </table:table-cell>
          <table:table-cell office:value-type="float" office:value="7.053668" calcext:value-type="float">
            <text:p>7.053668</text:p>
          </table:table-cell>
          <table:table-cell office:value-type="float" office:value="-0.005354592" calcext:value-type="float">
            <text:p>-0.005354592</text:p>
          </table:table-cell>
        </table:table-row>
        <table:table-row table:style-name="ro1">
          <table:table-cell/>
          <table:table-cell office:value-type="float" office:value="23.129" calcext:value-type="float">
            <text:p>23.129</text:p>
          </table:table-cell>
          <table:table-cell office:value-type="float" office:value="50" calcext:value-type="float">
            <text:p>50</text:p>
          </table:table-cell>
          <table:table-cell office:value-type="float" office:value="50.33333" calcext:value-type="float">
            <text:p>50.33333</text:p>
          </table:table-cell>
          <table:table-cell office:value-type="float" office:value="-0.1333328" calcext:value-type="float">
            <text:p>-0.1333328</text:p>
          </table:table-cell>
          <table:table-cell office:value-type="float" office:value="7.053774" calcext:value-type="float">
            <text:p>7.053774</text:p>
          </table:table-cell>
          <table:table-cell office:value-type="float" office:value="0.01219871" calcext:value-type="float">
            <text:p>0.01219871</text:p>
          </table:table-cell>
        </table:table-row>
        <table:table-row table:style-name="ro1">
          <table:table-cell/>
          <table:table-cell office:value-type="float" office:value="23.138" calcext:value-type="float">
            <text:p>23.138</text:p>
          </table:table-cell>
          <table:table-cell office:value-type="float" office:value="50" calcext:value-type="float">
            <text:p>50</text:p>
          </table:table-cell>
          <table:table-cell office:value-type="float" office:value="50.3" calcext:value-type="float">
            <text:p>50.3</text:p>
          </table:table-cell>
          <table:table-cell office:value-type="float" office:value="-0.1199997" calcext:value-type="float">
            <text:p>-0.1199997</text:p>
          </table:table-cell>
          <table:table-cell office:value-type="float" office:value="7.053802" calcext:value-type="float">
            <text:p>7.053802</text:p>
          </table:table-cell>
          <table:table-cell office:value-type="float" office:value="0.007611016" calcext:value-type="float">
            <text:p>0.007611016</text:p>
          </table:table-cell>
        </table:table-row>
        <table:table-row table:style-name="ro1">
          <table:table-cell/>
          <table:table-cell office:value-type="float" office:value="23.146" calcext:value-type="float">
            <text:p>23.146</text:p>
          </table:table-cell>
          <table:table-cell office:value-type="float" office:value="50" calcext:value-type="float">
            <text:p>50</text:p>
          </table:table-cell>
          <table:table-cell office:value-type="float" office:value="48.66667" calcext:value-type="float">
            <text:p>48.66667</text:p>
          </table:table-cell>
          <table:table-cell office:value-type="float" office:value="0.5333328" calcext:value-type="float">
            <text:p>0.5333328</text:p>
          </table:table-cell>
          <table:table-cell office:value-type="float" office:value="7.053995" calcext:value-type="float">
            <text:p>7.053995</text:p>
          </table:table-cell>
          <table:table-cell office:value-type="float" office:value="-0.01668875" calcext:value-type="float">
            <text:p>-0.01668875</text:p>
          </table:table-cell>
        </table:table-row>
        <table:table-row table:style-name="ro1">
          <table:table-cell/>
          <table:table-cell office:value-type="float" office:value="23.154" calcext:value-type="float">
            <text:p>23.154</text:p>
          </table:table-cell>
          <table:table-cell office:value-type="float" office:value="50" calcext:value-type="float">
            <text:p>50</text:p>
          </table:table-cell>
          <table:table-cell office:value-type="float" office:value="49.23334" calcext:value-type="float">
            <text:p>49.23334</text:p>
          </table:table-cell>
          <table:table-cell office:value-type="float" office:value="0.3066666" calcext:value-type="float">
            <text:p>0.3066666</text:p>
          </table:table-cell>
          <table:table-cell office:value-type="float" office:value="7.054208" calcext:value-type="float">
            <text:p>7.054208</text:p>
          </table:table-cell>
          <table:table-cell office:value-type="float" office:value="-0.003534528" calcext:value-type="float">
            <text:p>-0.003534528</text:p>
          </table:table-cell>
        </table:table-row>
        <table:table-row table:style-name="ro1">
          <table:table-cell/>
          <table:table-cell office:value-type="float" office:value="23.162" calcext:value-type="float">
            <text:p>23.162</text:p>
          </table:table-cell>
          <table:table-cell office:value-type="float" office:value="50" calcext:value-type="float">
            <text:p>50</text:p>
          </table:table-cell>
          <table:table-cell office:value-type="float" office:value="51.16667" calcext:value-type="float">
            <text:p>51.16667</text:p>
          </table:table-cell>
          <table:table-cell office:value-type="float" office:value="-0.4666672" calcext:value-type="float">
            <text:p>-0.4666672</text:p>
          </table:table-cell>
          <table:table-cell office:value-type="float" office:value="7.054216" calcext:value-type="float">
            <text:p>7.054216</text:p>
          </table:table-cell>
          <table:table-cell office:value-type="float" office:value="0.02311652" calcext:value-type="float">
            <text:p>0.02311652</text:p>
          </table:table-cell>
        </table:table-row>
        <table:table-row table:style-name="ro1">
          <table:table-cell/>
          <table:table-cell office:value-type="float" office:value="23.17" calcext:value-type="float">
            <text:p>23.17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7.054339" calcext:value-type="float">
            <text:p>7.054339</text:p>
          </table:table-cell>
          <table:table-cell office:value-type="float" office:value="-0.01288027" calcext:value-type="float">
            <text:p>-0.01288027</text:p>
          </table:table-cell>
        </table:table-row>
        <table:table-row table:style-name="ro1">
          <table:table-cell/>
          <table:table-cell office:value-type="float" office:value="23.175" calcext:value-type="float">
            <text:p>23.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80001" calcext:value-type="float">
            <text:p>-28.80001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23.178" calcext:value-type="float">
            <text:p>23.178</text:p>
          </table:table-cell>
          <table:table-cell office:value-type="float" office:value="50" calcext:value-type="float">
            <text:p>50</text:p>
          </table:table-cell>
          <table:table-cell office:value-type="float" office:value="49.73333" calcext:value-type="float">
            <text:p>49.73333</text:p>
          </table:table-cell>
          <table:table-cell office:value-type="float" office:value="0.1066666" calcext:value-type="float">
            <text:p>0.1066666</text:p>
          </table:table-cell>
          <table:table-cell office:value-type="float" office:value="7.054453" calcext:value-type="float">
            <text:p>7.054453</text:p>
          </table:table-cell>
          <table:table-cell office:value-type="float" office:value="0.0009215925" calcext:value-type="float">
            <text:p>0.0009215925</text:p>
          </table:table-cell>
        </table:table-row>
        <table:table-row table:style-name="ro1">
          <table:table-cell/>
          <table:table-cell office:value-type="float" office:value="23.186" calcext:value-type="float">
            <text:p>23.186</text:p>
          </table:table-cell>
          <table:table-cell office:value-type="float" office:value="50" calcext:value-type="float">
            <text:p>50</text:p>
          </table:table-cell>
          <table:table-cell office:value-type="float" office:value="50.73333" calcext:value-type="float">
            <text:p>50.73333</text:p>
          </table:table-cell>
          <table:table-cell office:value-type="float" office:value="-0.2933334" calcext:value-type="float">
            <text:p>-0.2933334</text:p>
          </table:table-cell>
          <table:table-cell office:value-type="float" office:value="7.054446" calcext:value-type="float">
            <text:p>7.054446</text:p>
          </table:table-cell>
          <table:table-cell office:value-type="float" office:value="0.01382679" calcext:value-type="float">
            <text:p>0.01382679</text:p>
          </table:table-cell>
        </table:table-row>
        <table:table-row table:style-name="ro1">
          <table:table-cell/>
          <table:table-cell office:value-type="float" office:value="23.194" calcext:value-type="float">
            <text:p>23.194</text:p>
          </table:table-cell>
          <table:table-cell office:value-type="float" office:value="50" calcext:value-type="float">
            <text:p>50</text:p>
          </table:table-cell>
          <table:table-cell office:value-type="float" office:value="51.76667" calcext:value-type="float">
            <text:p>51.76667</text:p>
          </table:table-cell>
          <table:table-cell office:value-type="float" office:value="-0.7066666" calcext:value-type="float">
            <text:p>-0.7066666</text:p>
          </table:table-cell>
          <table:table-cell office:value-type="float" office:value="7.054235" calcext:value-type="float">
            <text:p>7.054235</text:p>
          </table:table-cell>
          <table:table-cell office:value-type="float" office:value="0.02304256" calcext:value-type="float">
            <text:p>0.02304256</text:p>
          </table:table-cell>
        </table:table-row>
        <table:table-row table:style-name="ro1">
          <table:table-cell/>
          <table:table-cell office:value-type="float" office:value="23.204" calcext:value-type="float">
            <text:p>23.204</text:p>
          </table:table-cell>
          <table:table-cell office:value-type="float" office:value="50" calcext:value-type="float">
            <text:p>50</text:p>
          </table:table-cell>
          <table:table-cell office:value-type="float" office:value="49.2" calcext:value-type="float">
            <text:p>49.2</text:p>
          </table:table-cell>
          <table:table-cell office:value-type="float" office:value="0.3199997" calcext:value-type="float">
            <text:p>0.3199997</text:p>
          </table:table-cell>
          <table:table-cell office:value-type="float" office:value="7.054192" calcext:value-type="float">
            <text:p>7.054192</text:p>
          </table:table-cell>
          <table:table-cell office:value-type="float" office:value="-0.01821061" calcext:value-type="float">
            <text:p>-0.01821061</text:p>
          </table:table-cell>
        </table:table-row>
        <table:table-row table:style-name="ro1">
          <table:table-cell/>
          <table:table-cell office:value-type="float" office:value="23.22" calcext:value-type="float">
            <text:p>23.22</text:p>
          </table:table-cell>
          <table:table-cell office:value-type="float" office:value="50" calcext:value-type="float">
            <text:p>50</text:p>
          </table:table-cell>
          <table:table-cell office:value-type="float" office:value="49.2" calcext:value-type="float">
            <text:p>49.2</text:p>
          </table:table-cell>
          <table:table-cell office:value-type="float" office:value="0.3199997" calcext:value-type="float">
            <text:p>0.3199997</text:p>
          </table:table-cell>
          <table:table-cell office:value-type="float" office:value="7.054441" calcext:value-type="float">
            <text:p>7.054441</text:p>
          </table:table-cell>
          <table:table-cell office:value-type="float" office:value="-0.00769178" calcext:value-type="float">
            <text:p>-0.00769178</text:p>
          </table:table-cell>
        </table:table-row>
        <table:table-row table:style-name="ro1">
          <table:table-cell/>
          <table:table-cell office:value-type="float" office:value="23.229" calcext:value-type="float">
            <text:p>23.229</text:p>
          </table:table-cell>
          <table:table-cell office:value-type="float" office:value="50" calcext:value-type="float">
            <text:p>50</text:p>
          </table:table-cell>
          <table:table-cell office:value-type="float" office:value="51.53333" calcext:value-type="float">
            <text:p>51.53333</text:p>
          </table:table-cell>
          <table:table-cell office:value-type="float" office:value="-0.6133332" calcext:value-type="float">
            <text:p>-0.6133332</text:p>
          </table:table-cell>
          <table:table-cell office:value-type="float" office:value="7.054346" calcext:value-type="float">
            <text:p>7.054346</text:p>
          </table:table-cell>
          <table:table-cell office:value-type="float" office:value="0.02572348" calcext:value-type="float">
            <text:p>0.02572348</text:p>
          </table:table-cell>
        </table:table-row>
        <table:table-row table:style-name="ro1">
          <table:table-cell/>
          <table:table-cell office:value-type="float" office:value="23.238" calcext:value-type="float">
            <text:p>23.238</text:p>
          </table:table-cell>
          <table:table-cell office:value-type="float" office:value="50" calcext:value-type="float">
            <text:p>50</text:p>
          </table:table-cell>
          <table:table-cell office:value-type="float" office:value="48.26667" calcext:value-type="float">
            <text:p>48.26667</text:p>
          </table:table-cell>
          <table:table-cell office:value-type="float" office:value="0.6933334" calcext:value-type="float">
            <text:p>0.6933334</text:p>
          </table:table-cell>
          <table:table-cell office:value-type="float" office:value="7.054537" calcext:value-type="float">
            <text:p>7.054537</text:p>
          </table:table-cell>
          <table:table-cell office:value-type="float" office:value="-0.02614249" calcext:value-type="float">
            <text:p>-0.026142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20:15:35.263920445</meta:creation-date>
    <meta:generator>LibreOffice/7.3.7.2$Linux_X86_64 LibreOffice_project/30$Build-2</meta:generator>
    <dc:date>2023-03-08T13:43:19.292896517</dc:date>
    <meta:editing-duration>PT12M1S</meta:editing-duration>
    <meta:editing-cycles>2</meta:editing-cycles>
    <meta:document-statistic meta:table-count="1" meta:cell-count="602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4.913cm" svg:height="20.799cm" xlink:href=".." xlink:type="simple" chart:class="chart:scatter" chart:style-name="ch1">
        <chart:legend chart:legend-position="end" svg:x="32.034cm" svg:y="9.104cm" style:legend-expansion="high" chart:style-name="ch2"/>
        <chart:plot-area chart:style-name="ch3" table:cell-range-address="Sheet1.B2:Sheet1.G1013" svg:x="0.698cm" svg:y="0.415cm" svg:width="30.638cm" svg:height="19.969cm">
          <chart:coordinate-region svg:x="1.425cm" svg:y="0.614cm" svg:width="29.724cm" svg:height="19.57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013" chart:class="chart:scatter">
            <chart:domain table:cell-range-address="Sheet1.B2:Sheet1.B1013"/>
            <chart:data-point chart:repeated="1012"/>
          </chart:series>
          <chart:series chart:style-name="ch8" chart:values-cell-range-address="Sheet1.D2:Sheet1.D1013" chart:class="chart:scatter">
            <chart:data-point chart:repeated="1012"/>
          </chart:series>
          <chart:series chart:style-name="ch9" chart:values-cell-range-address="Sheet1.E2:Sheet1.E1013" chart:class="chart:scatter">
            <chart:data-point chart:repeated="1012"/>
          </chart:series>
          <chart:series chart:style-name="ch10" chart:values-cell-range-address="Sheet1.F2:Sheet1.F1013" chart:class="chart:scatter">
            <chart:data-point chart:repeated="1012"/>
          </chart:series>
          <chart:series chart:style-name="ch11" chart:values-cell-range-address="Sheet1.G2:Sheet1.G1013" chart:class="chart:scatter">
            <chart:data-point chart:repeated="10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902">
                <text:p>14.902</text:p>
                <draw:g>
                  <svg:desc>Sheet1.B2:Sheet1.B1013</svg:desc>
                </draw:g>
              </table:table-cell>
              <table:table-cell office:value-type="float" office:value="50">
                <text:p>50</text:p>
                <draw:g>
                  <svg:desc>Sheet1.C2:Sheet1.C1013</svg:desc>
                </draw:g>
              </table:table-cell>
              <table:table-cell office:value-type="float" office:value="46.66667">
                <text:p>46.66667</text:p>
                <draw:g>
                  <svg:desc>Sheet1.D2:Sheet1.D1013</svg:desc>
                </draw:g>
              </table:table-cell>
              <table:table-cell office:value-type="float" office:value="1.333333">
                <text:p>1.333333</text:p>
                <draw:g>
                  <svg:desc>Sheet1.E2:Sheet1.E1013</svg:desc>
                </draw:g>
              </table:table-cell>
              <table:table-cell office:value-type="float" office:value="6.904213">
                <text:p>6.904213</text:p>
                <draw:g>
                  <svg:desc>Sheet1.F2:Sheet1.F1013</svg:desc>
                </draw:g>
              </table:table-cell>
              <table:table-cell office:value-type="float" office:value="-0.02447928">
                <text:p>-0.02447928</text:p>
                <draw:g>
                  <svg:desc>Sheet1.G2:Sheet1.G10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91">
                <text:p>14.91</text:p>
              </table:table-cell>
              <table:table-cell office:value-type="float" office:value="50">
                <text:p>50</text:p>
              </table:table-cell>
              <table:table-cell office:value-type="float" office:value="49.4">
                <text:p>49.4</text:p>
              </table:table-cell>
              <table:table-cell office:value-type="float" office:value="0.2399994">
                <text:p>0.2399994</text:p>
              </table:table-cell>
              <table:table-cell office:value-type="float" office:value="6.904796">
                <text:p>6.904796</text:p>
              </table:table-cell>
              <table:table-cell office:value-type="float" office:value="0.01943406">
                <text:p>0.019434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919">
                <text:p>14.919</text:p>
              </table:table-cell>
              <table:table-cell office:value-type="float" office:value="50">
                <text:p>50</text:p>
              </table:table-cell>
              <table:table-cell office:value-type="float" office:value="49.43334">
                <text:p>49.43334</text:p>
              </table:table-cell>
              <table:table-cell office:value-type="float" office:value="0.2266663">
                <text:p>0.2266663</text:p>
              </table:table-cell>
              <table:table-cell office:value-type="float" office:value="6.905278">
                <text:p>6.905278</text:p>
              </table:table-cell>
              <table:table-cell office:value-type="float" office:value="0.01365525">
                <text:p>0.01365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928">
                <text:p>14.928</text:p>
              </table:table-cell>
              <table:table-cell office:value-type="float" office:value="50">
                <text:p>50</text:p>
              </table:table-cell>
              <table:table-cell office:value-type="float" office:value="49.66667">
                <text:p>49.66667</text:p>
              </table:table-cell>
              <table:table-cell office:value-type="float" office:value="0.1333328">
                <text:p>0.1333328</text:p>
              </table:table-cell>
              <table:table-cell office:value-type="float" office:value="6.905641">
                <text:p>6.905641</text:p>
              </table:table-cell>
              <table:table-cell office:value-type="float" office:value="0.01209237">
                <text:p>0.012092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937">
                <text:p>14.937</text:p>
              </table:table-cell>
              <table:table-cell office:value-type="float" office:value="50">
                <text:p>50</text:p>
              </table:table-cell>
              <table:table-cell office:value-type="float" office:value="48.93333">
                <text:p>48.93333</text:p>
              </table:table-cell>
              <table:table-cell office:value-type="float" office:value="0.4266663">
                <text:p>0.4266663</text:p>
              </table:table-cell>
              <table:table-cell office:value-type="float" office:value="6.90602">
                <text:p>6.90602</text:p>
              </table:table-cell>
              <table:table-cell office:value-type="float" office:value="-0.001699227">
                <text:p>-0.0016992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946">
                <text:p>14.946</text:p>
              </table:table-cell>
              <table:table-cell office:value-type="float" office:value="50">
                <text:p>50</text:p>
              </table:table-cell>
              <table:table-cell office:value-type="float" office:value="50.43334">
                <text:p>50.43334</text:p>
              </table:table-cell>
              <table:table-cell office:value-type="float" office:value="-0.1733337">
                <text:p>-0.1733337</text:p>
              </table:table-cell>
              <table:table-cell office:value-type="float" office:value="6.906211">
                <text:p>6.906211</text:p>
              </table:table-cell>
              <table:table-cell office:value-type="float" office:value="0.01867863">
                <text:p>0.018678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955">
                <text:p>14.955</text:p>
              </table:table-cell>
              <table:table-cell office:value-type="float" office:value="50">
                <text:p>50</text:p>
              </table:table-cell>
              <table:table-cell office:value-type="float" office:value="48.63334">
                <text:p>48.63334</text:p>
              </table:table-cell>
              <table:table-cell office:value-type="float" office:value="0.546666">
                <text:p>0.546666</text:p>
              </table:table-cell>
              <table:table-cell office:value-type="float" office:value="6.906555">
                <text:p>6.906555</text:p>
              </table:table-cell>
              <table:table-cell office:value-type="float" office:value="-0.01217927">
                <text:p>-0.012179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963">
                <text:p>14.963</text:p>
              </table:table-cell>
              <table:table-cell office:value-type="float" office:value="50">
                <text:p>50</text:p>
              </table:table-cell>
              <table:table-cell office:value-type="float" office:value="48.5">
                <text:p>48.5</text:p>
              </table:table-cell>
              <table:table-cell office:value-type="float" office:value="0.6">
                <text:p>0.6</text:p>
              </table:table-cell>
              <table:table-cell office:value-type="float" office:value="6.906954">
                <text:p>6.906954</text:p>
              </table:table-cell>
              <table:table-cell office:value-type="float" office:value="-0.009311087">
                <text:p>-0.0093110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972">
                <text:p>14.972</text:p>
              </table:table-cell>
              <table:table-cell office:value-type="float" office:value="50">
                <text:p>50</text:p>
              </table:table-cell>
              <table:table-cell office:value-type="float" office:value="48.03333">
                <text:p>48.03333</text:p>
              </table:table-cell>
              <table:table-cell office:value-type="float" office:value="0.7866669">
                <text:p>0.7866669</text:p>
              </table:table-cell>
              <table:table-cell office:value-type="float" office:value="6.907476">
                <text:p>6.907476</text:p>
              </table:table-cell>
              <table:table-cell office:value-type="float" office:value="-0.01230534">
                <text:p>-0.012305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98">
                <text:p>14.98</text:p>
              </table:table-cell>
              <table:table-cell office:value-type="float" office:value="50">
                <text:p>50</text:p>
              </table:table-cell>
              <table:table-cell office:value-type="float" office:value="50.13334">
                <text:p>50.13334</text:p>
              </table:table-cell>
              <table:table-cell office:value-type="float" office:value="-0.05333405">
                <text:p>-0.05333405</text:p>
              </table:table-cell>
              <table:table-cell office:value-type="float" office:value="6.907804">
                <text:p>6.907804</text:p>
              </table:table-cell>
              <table:table-cell office:value-type="float" office:value="0.01959844">
                <text:p>0.019598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993">
                <text:p>14.9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8.80001">
                <text:p>-28.80001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994">
                <text:p>14.994</text:p>
              </table:table-cell>
              <table:table-cell office:value-type="float" office:value="50">
                <text:p>50</text:p>
              </table:table-cell>
              <table:table-cell office:value-type="float" office:value="48.83333">
                <text:p>48.83333</text:p>
              </table:table-cell>
              <table:table-cell office:value-type="float" office:value="0.4666672">
                <text:p>0.4666672</text:p>
              </table:table-cell>
              <table:table-cell office:value-type="float" office:value="6.908149">
                <text:p>6.908149</text:p>
              </table:table-cell>
              <table:table-cell office:value-type="float" office:value="-0.00422507">
                <text:p>-0.004225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003">
                <text:p>15.003</text:p>
              </table:table-cell>
              <table:table-cell office:value-type="float" office:value="50">
                <text:p>50</text:p>
              </table:table-cell>
              <table:table-cell office:value-type="float" office:value="47.8">
                <text:p>47.8</text:p>
              </table:table-cell>
              <table:table-cell office:value-type="float" office:value="0.8800003">
                <text:p>0.8800003</text:p>
              </table:table-cell>
              <table:table-cell office:value-type="float" office:value="6.908898">
                <text:p>6.908898</text:p>
              </table:table-cell>
              <table:table-cell office:value-type="float" office:value="-0.01651305">
                <text:p>-0.016513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012">
                <text:p>15.012</text:p>
              </table:table-cell>
              <table:table-cell office:value-type="float" office:value="50">
                <text:p>50</text:p>
              </table:table-cell>
              <table:table-cell office:value-type="float" office:value="49.4">
                <text:p>49.4</text:p>
              </table:table-cell>
              <table:table-cell office:value-type="float" office:value="0.2399994">
                <text:p>0.2399994</text:p>
              </table:table-cell>
              <table:table-cell office:value-type="float" office:value="6.909481">
                <text:p>6.909481</text:p>
              </table:table-cell>
              <table:table-cell office:value-type="float" office:value="0.01187245">
                <text:p>0.011872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02">
                <text:p>15.02</text:p>
              </table:table-cell>
              <table:table-cell office:value-type="float" office:value="50">
                <text:p>50</text:p>
              </table:table-cell>
              <table:table-cell office:value-type="float" office:value="50.2">
                <text:p>50.2</text:p>
              </table:table-cell>
              <table:table-cell office:value-type="float" office:value="-0.08000031">
                <text:p>-0.08000031</text:p>
              </table:table-cell>
              <table:table-cell office:value-type="float" office:value="6.90973">
                <text:p>6.90973</text:p>
              </table:table-cell>
              <table:table-cell office:value-type="float" office:value="0.01673375">
                <text:p>0.01673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028">
                <text:p>15.028</text:p>
              </table:table-cell>
              <table:table-cell office:value-type="float" office:value="50">
                <text:p>50</text:p>
              </table:table-cell>
              <table:table-cell office:value-type="float" office:value="49.1">
                <text:p>49.1</text:p>
              </table:table-cell>
              <table:table-cell office:value-type="float" office:value="0.3600006">
                <text:p>0.3600006</text:p>
              </table:table-cell>
              <table:table-cell office:value-type="float" office:value="6.909986">
                <text:p>6.909986</text:p>
              </table:table-cell>
              <table:table-cell office:value-type="float" office:value="-0.003810745">
                <text:p>-0.0038107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036">
                <text:p>15.036</text:p>
              </table:table-cell>
              <table:table-cell office:value-type="float" office:value="50">
                <text:p>50</text:p>
              </table:table-cell>
              <table:table-cell office:value-type="float" office:value="47.36667">
                <text:p>47.36667</text:p>
              </table:table-cell>
              <table:table-cell office:value-type="float" office:value="1.053334">
                <text:p>1.053334</text:p>
              </table:table-cell>
              <table:table-cell office:value-type="float" office:value="6.910467">
                <text:p>6.910467</text:p>
              </table:table-cell>
              <table:table-cell office:value-type="float" office:value="-0.02547127">
                <text:p>-0.025471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044">
                <text:p>15.044</text:p>
              </table:table-cell>
              <table:table-cell office:value-type="float" office:value="50">
                <text:p>50</text:p>
              </table:table-cell>
              <table:table-cell office:value-type="float" office:value="50.76667">
                <text:p>50.76667</text:p>
              </table:table-cell>
              <table:table-cell office:value-type="float" office:value="-0.3066666">
                <text:p>-0.3066666</text:p>
              </table:table-cell>
              <table:table-cell office:value-type="float" office:value="6.910705">
                <text:p>6.910705</text:p>
              </table:table-cell>
              <table:table-cell office:value-type="float" office:value="0.0275595">
                <text:p>0.02755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052">
                <text:p>15.052</text:p>
              </table:table-cell>
              <table:table-cell office:value-type="float" office:value="50">
                <text:p>50</text:p>
              </table:table-cell>
              <table:table-cell office:value-type="float" office:value="50.43334">
                <text:p>50.43334</text:p>
              </table:table-cell>
              <table:table-cell office:value-type="float" office:value="-0.1733337">
                <text:p>-0.1733337</text:p>
              </table:table-cell>
              <table:table-cell office:value-type="float" office:value="6.910816">
                <text:p>6.910816</text:p>
              </table:table-cell>
              <table:table-cell office:value-type="float" office:value="0.01434006">
                <text:p>0.014340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061">
                <text:p>15.061</text:p>
              </table:table-cell>
              <table:table-cell office:value-type="float" office:value="50">
                <text:p>50</text:p>
              </table:table-cell>
              <table:table-cell office:value-type="float" office:value="49.63334">
                <text:p>49.63334</text:p>
              </table:table-cell>
              <table:table-cell office:value-type="float" office:value="0.146666">
                <text:p>0.146666</text:p>
              </table:table-cell>
              <table:table-cell office:value-type="float" office:value="6.910934">
                <text:p>6.910934</text:p>
              </table:table-cell>
              <table:table-cell office:value-type="float" office:value="-0.0008088216">
                <text:p>-0.00080882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07">
                <text:p>15.07</text:p>
              </table:table-cell>
              <table:table-cell office:value-type="float" office:value="50">
                <text:p>50</text:p>
              </table:table-cell>
              <table:table-cell office:value-type="float" office:value="47.23333">
                <text:p>47.23333</text:p>
              </table:table-cell>
              <table:table-cell office:value-type="float" office:value="1.106667">
                <text:p>1.106667</text:p>
              </table:table-cell>
              <table:table-cell office:value-type="float" office:value="6.91138">
                <text:p>6.91138</text:p>
              </table:table-cell>
              <table:table-cell office:value-type="float" office:value="-0.03222989">
                <text:p>-0.032229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.079">
                <text:p>15.079</text:p>
              </table:table-cell>
              <table:table-cell office:value-type="float" office:value="50">
                <text:p>50</text:p>
              </table:table-cell>
              <table:table-cell office:value-type="float" office:value="50.1">
                <text:p>50.1</text:p>
              </table:table-cell>
              <table:table-cell office:value-type="float" office:value="-0.03999939">
                <text:p>-0.03999939</text:p>
              </table:table-cell>
              <table:table-cell office:value-type="float" office:value="6.911673">
                <text:p>6.911673</text:p>
              </table:table-cell>
              <table:table-cell office:value-type="float" office:value="0.01656841">
                <text:p>0.016568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087">
                <text:p>15.087</text:p>
              </table:table-cell>
              <table:table-cell office:value-type="float" office:value="50">
                <text:p>50</text:p>
              </table:table-cell>
              <table:table-cell office:value-type="float" office:value="49.9">
                <text:p>49.9</text:p>
              </table:table-cell>
              <table:table-cell office:value-type="float" office:value="0.03999939">
                <text:p>0.03999939</text:p>
              </table:table-cell>
              <table:table-cell office:value-type="float" office:value="6.911865">
                <text:p>6.911865</text:p>
              </table:table-cell>
              <table:table-cell office:value-type="float" office:value="0.007632417">
                <text:p>0.0076324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.095">
                <text:p>15.095</text:p>
              </table:table-cell>
              <table:table-cell office:value-type="float" office:value="50">
                <text:p>50</text:p>
              </table:table-cell>
              <table:table-cell office:value-type="float" office:value="49.63334">
                <text:p>49.63334</text:p>
              </table:table-cell>
              <table:table-cell office:value-type="float" office:value="0.146666">
                <text:p>0.146666</text:p>
              </table:table-cell>
              <table:table-cell office:value-type="float" office:value="6.912024">
                <text:p>6.912024</text:p>
              </table:table-cell>
              <table:table-cell office:value-type="float" office:value="0.001364768">
                <text:p>0.0013647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103">
                <text:p>15.103</text:p>
              </table:table-cell>
              <table:table-cell office:value-type="float" office:value="50">
                <text:p>50</text:p>
              </table:table-cell>
              <table:table-cell office:value-type="float" office:value="47.86666">
                <text:p>47.86666</text:p>
              </table:table-cell>
              <table:table-cell office:value-type="float" office:value="0.853334">
                <text:p>0.853334</text:p>
              </table:table-cell>
              <table:table-cell office:value-type="float" office:value="6.91238">
                <text:p>6.91238</text:p>
              </table:table-cell>
              <table:table-cell office:value-type="float" office:value="-0.02239208">
                <text:p>-0.022392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111">
                <text:p>15.111</text:p>
              </table:table-cell>
              <table:table-cell office:value-type="float" office:value="50">
                <text:p>50</text:p>
              </table:table-cell>
              <table:table-cell office:value-type="float" office:value="50.56667">
                <text:p>50.56667</text:p>
              </table:table-cell>
              <table:table-cell office:value-type="float" office:value="-0.2266663">
                <text:p>-0.2266663</text:p>
              </table:table-cell>
              <table:table-cell office:value-type="float" office:value="6.912557">
                <text:p>6.912557</text:p>
              </table:table-cell>
              <table:table-cell office:value-type="float" office:value="0.0204133">
                <text:p>0.02041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119">
                <text:p>15.119</text:p>
              </table:table-cell>
              <table:table-cell office:value-type="float" office:value="50">
                <text:p>50</text:p>
              </table:table-cell>
              <table:table-cell office:value-type="float" office:value="50.86667">
                <text:p>50.86667</text:p>
              </table:table-cell>
              <table:table-cell office:value-type="float" office:value="-0.346666">
                <text:p>-0.346666</text:p>
              </table:table-cell>
              <table:table-cell office:value-type="float" office:value="6.912576">
                <text:p>6.912576</text:p>
              </table:table-cell>
              <table:table-cell office:value-type="float" office:value="0.01784116">
                <text:p>0.017841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128">
                <text:p>15.128</text:p>
              </table:table-cell>
              <table:table-cell office:value-type="float" office:value="50">
                <text:p>50</text:p>
              </table:table-cell>
              <table:table-cell office:value-type="float" office:value="48.36667">
                <text:p>48.36667</text:p>
              </table:table-cell>
              <table:table-cell office:value-type="float" office:value="0.6533341">
                <text:p>0.6533341</text:p>
              </table:table-cell>
              <table:table-cell office:value-type="float" office:value="6.912779">
                <text:p>6.912779</text:p>
              </table:table-cell>
              <table:table-cell office:value-type="float" office:value="-0.02086823">
                <text:p>-0.020868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137">
                <text:p>15.137</text:p>
              </table:table-cell>
              <table:table-cell office:value-type="float" office:value="50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1.2">
                <text:p>1.2</text:p>
              </table:table-cell>
              <table:table-cell office:value-type="float" office:value="6.913315">
                <text:p>6.913315</text:p>
              </table:table-cell>
              <table:table-cell office:value-type="float" office:value="-0.03223048">
                <text:p>-0.032230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.152">
                <text:p>15.152</text:p>
              </table:table-cell>
              <table:table-cell office:value-type="float" office:value="50">
                <text:p>50</text:p>
              </table:table-cell>
              <table:table-cell office:value-type="float" office:value="51.36667">
                <text:p>51.36667</text:p>
              </table:table-cell>
              <table:table-cell office:value-type="float" office:value="-0.546666">
                <text:p>-0.546666</text:p>
              </table:table-cell>
              <table:table-cell office:value-type="float" office:value="6.913477">
                <text:p>6.913477</text:p>
              </table:table-cell>
              <table:table-cell office:value-type="float" office:value="0.03636794">
                <text:p>0.036367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16">
                <text:p>15.16</text:p>
              </table:table-cell>
              <table:table-cell office:value-type="float" office:value="50">
                <text:p>50</text:p>
              </table:table-cell>
              <table:table-cell office:value-type="float" office:value="47.8">
                <text:p>47.8</text:p>
              </table:table-cell>
              <table:table-cell office:value-type="float" office:value="0.8800003">
                <text:p>0.8800003</text:p>
              </table:table-cell>
              <table:table-cell office:value-type="float" office:value="6.914166">
                <text:p>6.914166</text:p>
              </table:table-cell>
              <table:table-cell office:value-type="float" office:value="-0.0238049">
                <text:p>-0.02380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168">
                <text:p>15.168</text:p>
              </table:table-cell>
              <table:table-cell office:value-type="float" office:value="50">
                <text:p>50</text:p>
              </table:table-cell>
              <table:table-cell office:value-type="float" office:value="47.56667">
                <text:p>47.56667</text:p>
              </table:table-cell>
              <table:table-cell office:value-type="float" office:value="0.9733337">
                <text:p>0.9733337</text:p>
              </table:table-cell>
              <table:table-cell office:value-type="float" office:value="6.915107">
                <text:p>6.915107</text:p>
              </table:table-cell>
              <table:table-cell office:value-type="float" office:value="-0.01545895">
                <text:p>-0.015458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176">
                <text:p>15.176</text:p>
              </table:table-cell>
              <table:table-cell office:value-type="float" office:value="50">
                <text:p>50</text:p>
              </table:table-cell>
              <table:table-cell office:value-type="float" office:value="49.36666">
                <text:p>49.36666</text:p>
              </table:table-cell>
              <table:table-cell office:value-type="float" office:value="0.253334">
                <text:p>0.253334</text:p>
              </table:table-cell>
              <table:table-cell office:value-type="float" office:value="6.915626">
                <text:p>6.915626</text:p>
              </table:table-cell>
              <table:table-cell office:value-type="float" office:value="0.01541201">
                <text:p>0.015412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184">
                <text:p>15.184</text:p>
              </table:table-cell>
              <table:table-cell office:value-type="float" office:value="50">
                <text:p>50</text:p>
              </table:table-cell>
              <table:table-cell office:value-type="float" office:value="53.1">
                <text:p>53.1</text:p>
              </table:table-cell>
              <table:table-cell office:value-type="float" office:value="-1.239999">
                <text:p>-1.239999</text:p>
              </table:table-cell>
              <table:table-cell office:value-type="float" office:value="6.915618">
                <text:p>6.915618</text:p>
              </table:table-cell>
              <table:table-cell office:value-type="float" office:value="0.05975995">
                <text:p>0.059759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.194">
                <text:p>15.194</text:p>
              </table:table-cell>
              <table:table-cell office:value-type="float" office:value="50">
                <text:p>50</text:p>
              </table:table-cell>
              <table:table-cell office:value-type="float" office:value="50.3">
                <text:p>50.3</text:p>
              </table:table-cell>
              <table:table-cell office:value-type="float" office:value="-0.1199997">
                <text:p>-0.1199997</text:p>
              </table:table-cell>
              <table:table-cell office:value-type="float" office:value="6.915578">
                <text:p>6.915578</text:p>
              </table:table-cell>
              <table:table-cell office:value-type="float" office:value="0.003677148">
                <text:p>0.0036771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.203">
                <text:p>15.203</text:p>
              </table:table-cell>
              <table:table-cell office:value-type="float" office:value="50">
                <text:p>50</text:p>
              </table:table-cell>
              <table:table-cell office:value-type="float" office:value="48.36667">
                <text:p>48.36667</text:p>
              </table:table-cell>
              <table:table-cell office:value-type="float" office:value="0.6533341">
                <text:p>0.6533341</text:p>
              </table:table-cell>
              <table:table-cell office:value-type="float" office:value="6.91579">
                <text:p>6.91579</text:p>
              </table:table-cell>
              <table:table-cell office:value-type="float" office:value="-0.02301954">
                <text:p>-0.023019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.211">
                <text:p>15.211</text:p>
              </table:table-cell>
              <table:table-cell office:value-type="float" office:value="50">
                <text:p>50</text:p>
              </table:table-cell>
              <table:table-cell office:value-type="float" office:value="48.4">
                <text:p>48.4</text:p>
              </table:table-cell>
              <table:table-cell office:value-type="float" office:value="0.6399994">
                <text:p>0.6399994</text:p>
              </table:table-cell>
              <table:table-cell office:value-type="float" office:value="6.916191">
                <text:p>6.916191</text:p>
              </table:table-cell>
              <table:table-cell office:value-type="float" office:value="-0.01429228">
                <text:p>-0.014292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.219">
                <text:p>15.219</text:p>
              </table:table-cell>
              <table:table-cell office:value-type="float" office:value="50">
                <text:p>50</text:p>
              </table:table-cell>
              <table:table-cell office:value-type="float" office:value="50.36666">
                <text:p>50.36666</text:p>
              </table:table-cell>
              <table:table-cell office:value-type="float" office:value="-0.146666">
                <text:p>-0.146666</text:p>
              </table:table-cell>
              <table:table-cell office:value-type="float" office:value="6.91638">
                <text:p>6.91638</text:p>
              </table:table-cell>
              <table:table-cell office:value-type="float" office:value="0.01709876">
                <text:p>0.017098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.227">
                <text:p>15.227</text:p>
              </table:table-cell>
              <table:table-cell office:value-type="float" office:value="50">
                <text:p>50</text:p>
              </table:table-cell>
              <table:table-cell office:value-type="float" office:value="48.76667">
                <text:p>48.76667</text:p>
              </table:table-cell>
              <table:table-cell office:value-type="float" office:value="0.4933334">
                <text:p>0.4933334</text:p>
              </table:table-cell>
              <table:table-cell office:value-type="float" office:value="6.916644">
                <text:p>6.916644</text:p>
              </table:table-cell>
              <table:table-cell office:value-type="float" office:value="-0.00983442">
                <text:p>-0.009834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235">
                <text:p>15.235</text:p>
              </table:table-cell>
              <table:table-cell office:value-type="float" office:value="50">
                <text:p>50</text:p>
              </table:table-cell>
              <table:table-cell office:value-type="float" office:value="48.93333">
                <text:p>48.93333</text:p>
              </table:table-cell>
              <table:table-cell office:value-type="float" office:value="0.4266663">
                <text:p>0.4266663</text:p>
              </table:table-cell>
              <table:table-cell office:value-type="float" office:value="6.916948">
                <text:p>6.916948</text:p>
              </table:table-cell>
              <table:table-cell office:value-type="float" office:value="-0.004487433">
                <text:p>-0.0044874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.243">
                <text:p>15.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8.80001">
                <text:p>-28.80001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.243">
                <text:p>15.243</text:p>
              </table:table-cell>
              <table:table-cell office:value-type="float" office:value="50">
                <text:p>50</text:p>
              </table:table-cell>
              <table:table-cell office:value-type="float" office:value="49.63334">
                <text:p>49.63334</text:p>
              </table:table-cell>
              <table:table-cell office:value-type="float" office:value="0.146666">
                <text:p>0.146666</text:p>
              </table:table-cell>
              <table:table-cell office:value-type="float" office:value="6.917197">
                <text:p>6.917197</text:p>
              </table:table-cell>
              <table:table-cell office:value-type="float" office:value="0.006188429">
                <text:p>0.0061884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.253">
                <text:p>15.253</text:p>
              </table:table-cell>
              <table:table-cell office:value-type="float" office:value="50">
                <text:p>50</text:p>
              </table:table-cell>
              <table:table-cell office:value-type="float" office:value="52.9">
                <text:p>52.9</text:p>
              </table:table-cell>
              <table:table-cell office:value-type="float" office:value="-1.160001">
                <text:p>-1.160001</text:p>
              </table:table-cell>
              <table:table-cell office:value-type="float" office:value="6.91695">
                <text:p>6.91695</text:p>
              </table:table-cell>
              <table:table-cell office:value-type="float" office:value="0.04732823">
                <text:p>0.047328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.262">
                <text:p>15.262</text:p>
              </table:table-cell>
              <table:table-cell office:value-type="float" office:value="50">
                <text:p>50</text:p>
              </table:table-cell>
              <table:table-cell office:value-type="float" office:value="48.8">
                <text:p>48.8</text:p>
              </table:table-cell>
              <table:table-cell office:value-type="float" office:value="0.4800003">
                <text:p>0.4800003</text:p>
              </table:table-cell>
              <table:table-cell office:value-type="float" office:value="6.916985">
                <text:p>6.916985</text:p>
              </table:table-cell>
              <table:table-cell office:value-type="float" office:value="-0.02382957">
                <text:p>-0.023829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271">
                <text:p>15.271</text:p>
              </table:table-cell>
              <table:table-cell office:value-type="float" office:value="50">
                <text:p>50</text:p>
              </table:table-cell>
              <table:table-cell office:value-type="float" office:value="47.33333">
                <text:p>47.33333</text:p>
              </table:table-cell>
              <table:table-cell office:value-type="float" office:value="1.066667">
                <text:p>1.066667</text:p>
              </table:table-cell>
              <table:table-cell office:value-type="float" office:value="6.917356">
                <text:p>6.917356</text:p>
              </table:table-cell>
              <table:table-cell office:value-type="float" office:value="-0.03413428">
                <text:p>-0.034134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279">
                <text:p>15.279</text:p>
              </table:table-cell>
              <table:table-cell office:value-type="float" office:value="50">
                <text:p>50</text:p>
              </table:table-cell>
              <table:table-cell office:value-type="float" office:value="50.56667">
                <text:p>50.56667</text:p>
              </table:table-cell>
              <table:table-cell office:value-type="float" office:value="-0.2266663">
                <text:p>-0.2266663</text:p>
              </table:table-cell>
              <table:table-cell office:value-type="float" office:value="6.917526">
                <text:p>6.917526</text:p>
              </table:table-cell>
              <table:table-cell office:value-type="float" office:value="0.02015144">
                <text:p>0.020151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287">
                <text:p>15.287</text:p>
              </table:table-cell>
              <table:table-cell office:value-type="float" office:value="50">
                <text:p>50</text:p>
              </table:table-cell>
              <table:table-cell office:value-type="float" office:value="52.1">
                <text:p>52.1</text:p>
              </table:table-cell>
              <table:table-cell office:value-type="float" office:value="-0.8399994">
                <text:p>-0.8399994</text:p>
              </table:table-cell>
              <table:table-cell office:value-type="float" office:value="6.91739">
                <text:p>6.91739</text:p>
              </table:table-cell>
              <table:table-cell office:value-type="float" office:value="0.03353997">
                <text:p>0.033539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.296">
                <text:p>15.296</text:p>
              </table:table-cell>
              <table:table-cell office:value-type="float" office:value="50">
                <text:p>50</text:p>
              </table:table-cell>
              <table:table-cell office:value-type="float" office:value="48.9">
                <text:p>48.9</text:p>
              </table:table-cell>
              <table:table-cell office:value-type="float" office:value="0.4399994">
                <text:p>0.4399994</text:p>
              </table:table-cell>
              <table:table-cell office:value-type="float" office:value="6.91744">
                <text:p>6.91744</text:p>
              </table:table-cell>
              <table:table-cell office:value-type="float" office:value="-0.01943272">
                <text:p>-0.019432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304">
                <text:p>15.304</text:p>
              </table:table-cell>
              <table:table-cell office:value-type="float" office:value="50">
                <text:p>50</text:p>
              </table:table-cell>
              <table:table-cell office:value-type="float" office:value="47.33333">
                <text:p>47.33333</text:p>
              </table:table-cell>
              <table:table-cell office:value-type="float" office:value="1.066667">
                <text:p>1.066667</text:p>
              </table:table-cell>
              <table:table-cell office:value-type="float" office:value="6.917823">
                <text:p>6.917823</text:p>
              </table:table-cell>
              <table:table-cell office:value-type="float" office:value="-0.03350561">
                <text:p>-0.033505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312">
                <text:p>15.312</text:p>
              </table:table-cell>
              <table:table-cell office:value-type="float" office:value="50">
                <text:p>50</text:p>
              </table:table-cell>
              <table:table-cell office:value-type="float" office:value="48.23333">
                <text:p>48.23333</text:p>
              </table:table-cell>
              <table:table-cell office:value-type="float" office:value="0.7066666">
                <text:p>0.7066666</text:p>
              </table:table-cell>
              <table:table-cell office:value-type="float" office:value="6.918273">
                <text:p>6.918273</text:p>
              </table:table-cell>
              <table:table-cell office:value-type="float" office:value="-0.01023348">
                <text:p>-0.010233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32">
                <text:p>15.32</text:p>
              </table:table-cell>
              <table:table-cell office:value-type="float" office:value="50">
                <text:p>50</text:p>
              </table:table-cell>
              <table:table-cell office:value-type="float" office:value="53.3">
                <text:p>53.3</text:p>
              </table:table-cell>
              <table:table-cell office:value-type="float" office:value="-1.32">
                <text:p>-1.32</text:p>
              </table:table-cell>
              <table:table-cell office:value-type="float" office:value="6.918196">
                <text:p>6.918196</text:p>
              </table:table-cell>
              <table:table-cell office:value-type="float" office:value="0.05992125">
                <text:p>0.059921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.328">
                <text:p>15.328</text:p>
              </table:table-cell>
              <table:table-cell office:value-type="float" office:value="50">
                <text:p>50</text:p>
              </table:table-cell>
              <table:table-cell office:value-type="float" office:value="49.53333">
                <text:p>49.53333</text:p>
              </table:table-cell>
              <table:table-cell office:value-type="float" office:value="0.1866669">
                <text:p>0.1866669</text:p>
              </table:table-cell>
              <table:table-cell office:value-type="float" office:value="6.918197">
                <text:p>6.918197</text:p>
              </table:table-cell>
              <table:table-cell office:value-type="float" office:value="-0.008973513">
                <text:p>-0.0089735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338">
                <text:p>15.338</text:p>
              </table:table-cell>
              <table:table-cell office:value-type="float" office:value="50">
                <text:p>50</text:p>
              </table:table-cell>
              <table:table-cell office:value-type="float" office:value="48.96667">
                <text:p>48.96667</text:p>
              </table:table-cell>
              <table:table-cell office:value-type="float" office:value="0.4133331">
                <text:p>0.4133331</text:p>
              </table:table-cell>
              <table:table-cell office:value-type="float" office:value="6.918334">
                <text:p>6.918334</text:p>
              </table:table-cell>
              <table:table-cell office:value-type="float" office:value="-0.01358194">
                <text:p>-0.013581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346">
                <text:p>15.346</text:p>
              </table:table-cell>
              <table:table-cell office:value-type="float" office:value="50">
                <text:p>50</text:p>
              </table:table-cell>
              <table:table-cell office:value-type="float" office:value="48.7">
                <text:p>48.7</text:p>
              </table:table-cell>
              <table:table-cell office:value-type="float" office:value="0.5199997">
                <text:p>0.5199997</text:p>
              </table:table-cell>
              <table:table-cell office:value-type="float" office:value="6.918618">
                <text:p>6.918618</text:p>
              </table:table-cell>
              <table:table-cell office:value-type="float" office:value="-0.01248398">
                <text:p>-0.012483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352">
                <text:p>15.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8.80001">
                <text:p>-28.80001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354">
                <text:p>15.354</text:p>
              </table:table-cell>
              <table:table-cell office:value-type="float" office:value="50">
                <text:p>50</text:p>
              </table:table-cell>
              <table:table-cell office:value-type="float" office:value="51.86666">
                <text:p>51.86666</text:p>
              </table:table-cell>
              <table:table-cell office:value-type="float" office:value="-0.746666">
                <text:p>-0.746666</text:p>
              </table:table-cell>
              <table:table-cell office:value-type="float" office:value="6.91855">
                <text:p>6.91855</text:p>
              </table:table-cell>
              <table:table-cell office:value-type="float" office:value="0.0338101">
                <text:p>0.03381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.362">
                <text:p>15.362</text:p>
              </table:table-cell>
              <table:table-cell office:value-type="float" office:value="50">
                <text:p>50</text:p>
              </table:table-cell>
              <table:table-cell office:value-type="float" office:value="49.33333">
                <text:p>49.33333</text:p>
              </table:table-cell>
              <table:table-cell office:value-type="float" office:value="0.2666672">
                <text:p>0.2666672</text:p>
              </table:table-cell>
              <table:table-cell office:value-type="float" office:value="6.918584">
                <text:p>6.918584</text:p>
              </table:table-cell>
              <table:table-cell office:value-type="float" office:value="-0.01112551">
                <text:p>-0.011125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.371">
                <text:p>15.371</text:p>
              </table:table-cell>
              <table:table-cell office:value-type="float" office:value="50">
                <text:p>50</text:p>
              </table:table-cell>
              <table:table-cell office:value-type="float" office:value="47.7">
                <text:p>47.7</text:p>
              </table:table-cell>
              <table:table-cell office:value-type="float" office:value="0.9199997">
                <text:p>0.9199997</text:p>
              </table:table-cell>
              <table:table-cell office:value-type="float" office:value="6.91891">
                <text:p>6.91891</text:p>
              </table:table-cell>
              <table:table-cell office:value-type="float" office:value="-0.02912501">
                <text:p>-0.029125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.379">
                <text:p>15.379</text:p>
              </table:table-cell>
              <table:table-cell office:value-type="float" office:value="50">
                <text:p>50</text:p>
              </table:table-cell>
              <table:table-cell office:value-type="float" office:value="50.43334">
                <text:p>50.43334</text:p>
              </table:table-cell>
              <table:table-cell office:value-type="float" office:value="-0.1733337">
                <text:p>-0.1733337</text:p>
              </table:table-cell>
              <table:table-cell office:value-type="float" office:value="6.919068">
                <text:p>6.919068</text:p>
              </table:table-cell>
              <table:table-cell office:value-type="float" office:value="0.01685764">
                <text:p>0.016857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39">
                <text:p>15.39</text:p>
              </table:table-cell>
              <table:table-cell office:value-type="float" office:value="50">
                <text:p>50</text:p>
              </table:table-cell>
              <table:table-cell office:value-type="float" office:value="51.9">
                <text:p>51.9</text:p>
              </table:table-cell>
              <table:table-cell office:value-type="float" office:value="-0.7600007">
                <text:p>-0.7600007</text:p>
              </table:table-cell>
              <table:table-cell office:value-type="float" office:value="6.918949">
                <text:p>6.918949</text:p>
              </table:table-cell>
              <table:table-cell office:value-type="float" office:value="0.03048628">
                <text:p>0.030486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.399">
                <text:p>15.399</text:p>
              </table:table-cell>
              <table:table-cell office:value-type="float" office:value="50">
                <text:p>50</text:p>
              </table:table-cell>
              <table:table-cell office:value-type="float" office:value="48.03333">
                <text:p>48.03333</text:p>
              </table:table-cell>
              <table:table-cell office:value-type="float" office:value="0.7866669">
                <text:p>0.7866669</text:p>
              </table:table-cell>
              <table:table-cell office:value-type="float" office:value="6.919216">
                <text:p>6.919216</text:p>
              </table:table-cell>
              <table:table-cell office:value-type="float" office:value="-0.03030927">
                <text:p>-0.030309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.407">
                <text:p>15.407</text:p>
              </table:table-cell>
              <table:table-cell office:value-type="float" office:value="50">
                <text:p>50</text:p>
              </table:table-cell>
              <table:table-cell office:value-type="float" office:value="47.4">
                <text:p>47.4</text:p>
              </table:table-cell>
              <table:table-cell office:value-type="float" office:value="1.039999">
                <text:p>1.039999</text:p>
              </table:table-cell>
              <table:table-cell office:value-type="float" office:value="6.919849">
                <text:p>6.919849</text:p>
              </table:table-cell>
              <table:table-cell office:value-type="float" office:value="-0.02654527">
                <text:p>-0.026545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.416">
                <text:p>15.416</text:p>
              </table:table-cell>
              <table:table-cell office:value-type="float" office:value="50">
                <text:p>50</text:p>
              </table:table-cell>
              <table:table-cell office:value-type="float" office:value="49.36666">
                <text:p>49.36666</text:p>
              </table:table-cell>
              <table:table-cell office:value-type="float" office:value="0.253334">
                <text:p>0.253334</text:p>
              </table:table-cell>
              <table:table-cell office:value-type="float" office:value="6.920288">
                <text:p>6.920288</text:p>
              </table:table-cell>
              <table:table-cell office:value-type="float" office:value="0.01003307">
                <text:p>0.010033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.424">
                <text:p>15.424</text:p>
              </table:table-cell>
              <table:table-cell office:value-type="float" office:value="50">
                <text:p>50</text:p>
              </table:table-cell>
              <table:table-cell office:value-type="float" office:value="48.93333">
                <text:p>48.93333</text:p>
              </table:table-cell>
              <table:table-cell office:value-type="float" office:value="0.4266663">
                <text:p>0.4266663</text:p>
              </table:table-cell>
              <table:table-cell office:value-type="float" office:value="6.920718">
                <text:p>6.920718</text:p>
              </table:table-cell>
              <table:table-cell office:value-type="float" office:value="0.0009018209">
                <text:p>0.00090182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.432">
                <text:p>15.432</text:p>
              </table:table-cell>
              <table:table-cell office:value-type="float" office:value="50">
                <text:p>50</text:p>
              </table:table-cell>
              <table:table-cell office:value-type="float" office:value="49.66667">
                <text:p>49.66667</text:p>
              </table:table-cell>
              <table:table-cell office:value-type="float" office:value="0.1333328">
                <text:p>0.1333328</text:p>
              </table:table-cell>
              <table:table-cell office:value-type="float" office:value="6.921031">
                <text:p>6.921031</text:p>
              </table:table-cell>
              <table:table-cell office:value-type="float" office:value="0.01027518">
                <text:p>0.010275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.44">
                <text:p>15.44</text:p>
              </table:table-cell>
              <table:table-cell office:value-type="float" office:value="50">
                <text:p>50</text:p>
              </table:table-cell>
              <table:table-cell office:value-type="float" office:value="48.83333">
                <text:p>48.83333</text:p>
              </table:table-cell>
              <table:table-cell office:value-type="float" office:value="0.4666672">
                <text:p>0.4666672</text:p>
              </table:table-cell>
              <table:table-cell office:value-type="float" office:value="6.921381">
                <text:p>6.921381</text:p>
              </table:table-cell>
              <table:table-cell office:value-type="float" office:value="-0.004012869">
                <text:p>-0.0040128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.449">
                <text:p>15.449</text:p>
              </table:table-cell>
              <table:table-cell office:value-type="float" office:value="50">
                <text:p>50</text:p>
              </table:table-cell>
              <table:table-cell office:value-type="float" office:value="51.3">
                <text:p>51.3</text:p>
              </table:table-cell>
              <table:table-cell office:value-type="float" office:value="-0.5199997">
                <text:p>-0.5199997</text:p>
              </table:table-cell>
              <table:table-cell office:value-type="float" office:value="6.921454">
                <text:p>6.921454</text:p>
              </table:table-cell>
              <table:table-cell office:value-type="float" office:value="0.02983129">
                <text:p>0.029831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.461">
                <text:p>15.461</text:p>
              </table:table-cell>
              <table:table-cell office:value-type="float" office:value="50">
                <text:p>50</text:p>
              </table:table-cell>
              <table:table-cell office:value-type="float" office:value="51.36667">
                <text:p>51.36667</text:p>
              </table:table-cell>
              <table:table-cell office:value-type="float" office:value="-0.546666">
                <text:p>-0.546666</text:p>
              </table:table-cell>
              <table:table-cell office:value-type="float" office:value="6.921324">
                <text:p>6.921324</text:p>
              </table:table-cell>
              <table:table-cell office:value-type="float" office:value="0.0205686">
                <text:p>0.02056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.47">
                <text:p>15.47</text:p>
              </table:table-cell>
              <table:table-cell office:value-type="float" office:value="50">
                <text:p>50</text:p>
              </table:table-cell>
              <table:table-cell office:value-type="float" office:value="48.9">
                <text:p>48.9</text:p>
              </table:table-cell>
              <table:table-cell office:value-type="float" office:value="0.4399994">
                <text:p>0.4399994</text:p>
              </table:table-cell>
              <table:table-cell office:value-type="float" office:value="6.921432">
                <text:p>6.921432</text:p>
              </table:table-cell>
              <table:table-cell office:value-type="float" office:value="-0.01898443">
                <text:p>-0.018984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.478">
                <text:p>15.478</text:p>
              </table:table-cell>
              <table:table-cell office:value-type="float" office:value="50">
                <text:p>50</text:p>
              </table:table-cell>
              <table:table-cell office:value-type="float" office:value="46.5">
                <text:p>46.5</text:p>
              </table:table-cell>
              <table:table-cell office:value-type="float" office:value="1.4">
                <text:p>1.4</text:p>
              </table:table-cell>
              <table:table-cell office:value-type="float" office:value="6.922199">
                <text:p>6.922199</text:p>
              </table:table-cell>
              <table:table-cell office:value-type="float" office:value="-0.04307084">
                <text:p>-0.043070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.486">
                <text:p>15.486</text:p>
              </table:table-cell>
              <table:table-cell office:value-type="float" office:value="50">
                <text:p>50</text:p>
              </table:table-cell>
              <table:table-cell office:value-type="float" office:value="49.9">
                <text:p>49.9</text:p>
              </table:table-cell>
              <table:table-cell office:value-type="float" office:value="0.03999939">
                <text:p>0.03999939</text:p>
              </table:table-cell>
              <table:table-cell office:value-type="float" office:value="6.922622">
                <text:p>6.922622</text:p>
              </table:table-cell>
              <table:table-cell office:value-type="float" office:value="0.01989893">
                <text:p>0.019898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.494">
                <text:p>15.494</text:p>
              </table:table-cell>
              <table:table-cell office:value-type="float" office:value="50">
                <text:p>50</text:p>
              </table:table-cell>
              <table:table-cell office:value-type="float" office:value="48.46667">
                <text:p>48.46667</text:p>
              </table:table-cell>
              <table:table-cell office:value-type="float" office:value="0.6133332">
                <text:p>0.6133332</text:p>
              </table:table-cell>
              <table:table-cell office:value-type="float" office:value="6.923071">
                <text:p>6.923071</text:p>
              </table:table-cell>
              <table:table-cell office:value-type="float" office:value="-0.00578682">
                <text:p>-0.005786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.502">
                <text:p>15.502</text:p>
              </table:table-cell>
              <table:table-cell office:value-type="float" office:value="50">
                <text:p>50</text:p>
              </table:table-cell>
              <table:table-cell office:value-type="float" office:value="50.33333">
                <text:p>50.33333</text:p>
              </table:table-cell>
              <table:table-cell office:value-type="float" office:value="-0.1333328">
                <text:p>-0.1333328</text:p>
              </table:table-cell>
              <table:table-cell office:value-type="float" office:value="6.923337">
                <text:p>6.923337</text:p>
              </table:table-cell>
              <table:table-cell office:value-type="float" office:value="0.02070504">
                <text:p>0.020705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.51">
                <text:p>15.51</text:p>
              </table:table-cell>
              <table:table-cell office:value-type="float" office:value="50">
                <text:p>50</text:p>
              </table:table-cell>
              <table:table-cell office:value-type="float" office:value="49.66667">
                <text:p>49.66667</text:p>
              </table:table-cell>
              <table:table-cell office:value-type="float" office:value="0.1333328">
                <text:p>0.1333328</text:p>
              </table:table-cell>
              <table:table-cell office:value-type="float" office:value="6.923558">
                <text:p>6.923558</text:p>
              </table:table-cell>
              <table:table-cell office:value-type="float" office:value="0.00527937">
                <text:p>0.005279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.518">
                <text:p>15.518</text:p>
              </table:table-cell>
              <table:table-cell office:value-type="float" office:value="50">
                <text:p>50</text:p>
              </table:table-cell>
              <table:table-cell office:value-type="float" office:value="52.7">
                <text:p>52.7</text:p>
              </table:table-cell>
              <table:table-cell office:value-type="float" office:value="-1.08">
                <text:p>-1.08</text:p>
              </table:table-cell>
              <table:table-cell office:value-type="float" office:value="6.923393">
                <text:p>6.923393</text:p>
              </table:table-cell>
              <table:table-cell office:value-type="float" office:value="0.04363002">
                <text:p>0.043630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528">
                <text:p>15.528</text:p>
              </table:table-cell>
              <table:table-cell office:value-type="float" office:value="50">
                <text:p>50</text:p>
              </table:table-cell>
              <table:table-cell office:value-type="float" office:value="49.16667">
                <text:p>49.16667</text:p>
              </table:table-cell>
              <table:table-cell office:value-type="float" office:value="0.3333328">
                <text:p>0.3333328</text:p>
              </table:table-cell>
              <table:table-cell office:value-type="float" office:value="6.923388">
                <text:p>6.923388</text:p>
              </table:table-cell>
              <table:table-cell office:value-type="float" office:value="-0.01697221">
                <text:p>-0.016972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537">
                <text:p>15.537</text:p>
              </table:table-cell>
              <table:table-cell office:value-type="float" office:value="50">
                <text:p>50</text:p>
              </table:table-cell>
              <table:table-cell office:value-type="float" office:value="48.16667">
                <text:p>48.16667</text:p>
              </table:table-cell>
              <table:table-cell office:value-type="float" office:value="0.7333328">
                <text:p>0.7333328</text:p>
              </table:table-cell>
              <table:table-cell office:value-type="float" office:value="6.923654">
                <text:p>6.923654</text:p>
              </table:table-cell>
              <table:table-cell office:value-type="float" office:value="-0.02440161">
                <text:p>-0.024401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545">
                <text:p>15.545</text:p>
              </table:table-cell>
              <table:table-cell office:value-type="float" office:value="50">
                <text:p>50</text:p>
              </table:table-cell>
              <table:table-cell office:value-type="float" office:value="48.53333">
                <text:p>48.53333</text:p>
              </table:table-cell>
              <table:table-cell office:value-type="float" office:value="0.5866669">
                <text:p>0.5866669</text:p>
              </table:table-cell>
              <table:table-cell office:value-type="float" office:value="6.92404">
                <text:p>6.92404</text:p>
              </table:table-cell>
              <table:table-cell office:value-type="float" office:value="-0.01077708">
                <text:p>-0.010777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553">
                <text:p>15.553</text:p>
              </table:table-cell>
              <table:table-cell office:value-type="float" office:value="50">
                <text:p>50</text:p>
              </table:table-cell>
              <table:table-cell office:value-type="float" office:value="49.96667">
                <text:p>49.96667</text:p>
              </table:table-cell>
              <table:table-cell office:value-type="float" office:value="0.01333313">
                <text:p>0.01333313</text:p>
              </table:table-cell>
              <table:table-cell office:value-type="float" office:value="6.924285">
                <text:p>6.924285</text:p>
              </table:table-cell>
              <table:table-cell office:value-type="float" office:value="0.01202247">
                <text:p>0.012022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.561">
                <text:p>15.561</text:p>
              </table:table-cell>
              <table:table-cell office:value-type="float" office:value="50">
                <text:p>50</text:p>
              </table:table-cell>
              <table:table-cell office:value-type="float" office:value="48.96667">
                <text:p>48.96667</text:p>
              </table:table-cell>
              <table:table-cell office:value-type="float" office:value="0.4133331">
                <text:p>0.4133331</text:p>
              </table:table-cell>
              <table:table-cell office:value-type="float" office:value="6.924562">
                <text:p>6.924562</text:p>
              </table:table-cell>
              <table:table-cell office:value-type="float" office:value="-0.005265208">
                <text:p>-0.0052652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.569">
                <text:p>15.569</text:p>
              </table:table-cell>
              <table:table-cell office:value-type="float" office:value="50">
                <text:p>50</text:p>
              </table:table-cell>
              <table:table-cell office:value-type="float" office:value="49.76667">
                <text:p>49.76667</text:p>
              </table:table-cell>
              <table:table-cell office:value-type="float" office:value="0.09333344">
                <text:p>0.09333344</text:p>
              </table:table-cell>
              <table:table-cell office:value-type="float" office:value="6.924778">
                <text:p>6.924778</text:p>
              </table:table-cell>
              <table:table-cell office:value-type="float" office:value="0.006979728">
                <text:p>0.0069797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.577">
                <text:p>15.577</text:p>
              </table:table-cell>
              <table:table-cell office:value-type="float" office:value="50">
                <text:p>50</text:p>
              </table:table-cell>
              <table:table-cell office:value-type="float" office:value="47.5">
                <text:p>47.5</text:p>
              </table:table-cell>
              <table:table-cell office:value-type="float" office:value="1">
                <text:p>1</text:p>
              </table:table-cell>
              <table:table-cell office:value-type="float" office:value="6.925215">
                <text:p>6.925215</text:p>
              </table:table-cell>
              <table:table-cell office:value-type="float" office:value="-0.02517362">
                <text:p>-0.025173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.585">
                <text:p>15.585</text:p>
              </table:table-cell>
              <table:table-cell office:value-type="float" office:value="50">
                <text:p>50</text:p>
              </table:table-cell>
              <table:table-cell office:value-type="float" office:value="49.33333">
                <text:p>49.33333</text:p>
              </table:table-cell>
              <table:table-cell office:value-type="float" office:value="0.2666672">
                <text:p>0.2666672</text:p>
              </table:table-cell>
              <table:table-cell office:value-type="float" office:value="6.925591">
                <text:p>6.925591</text:p>
              </table:table-cell>
              <table:table-cell office:value-type="float" office:value="0.007082274">
                <text:p>0.0070822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.594">
                <text:p>15.594</text:p>
              </table:table-cell>
              <table:table-cell office:value-type="float" office:value="50">
                <text:p>50</text:p>
              </table:table-cell>
              <table:table-cell office:value-type="float" office:value="51.76667">
                <text:p>51.76667</text:p>
              </table:table-cell>
              <table:table-cell office:value-type="float" office:value="-0.7066666">
                <text:p>-0.7066666</text:p>
              </table:table-cell>
              <table:table-cell office:value-type="float" office:value="6.92564">
                <text:p>6.92564</text:p>
              </table:table-cell>
              <table:table-cell office:value-type="float" office:value="0.03693576">
                <text:p>0.036935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.601">
                <text:p>15.6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8.80001">
                <text:p>-28.80001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.603">
                <text:p>15.603</text:p>
              </table:table-cell>
              <table:table-cell office:value-type="float" office:value="50">
                <text:p>50</text:p>
              </table:table-cell>
              <table:table-cell office:value-type="float" office:value="48.56667">
                <text:p>48.56667</text:p>
              </table:table-cell>
              <table:table-cell office:value-type="float" office:value="0.5733337">
                <text:p>0.5733337</text:p>
              </table:table-cell>
              <table:table-cell office:value-type="float" office:value="6.925863">
                <text:p>6.925863</text:p>
              </table:table-cell>
              <table:table-cell office:value-type="float" office:value="-0.01712283">
                <text:p>-0.017122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.612">
                <text:p>15.612</text:p>
              </table:table-cell>
              <table:table-cell office:value-type="float" office:value="50">
                <text:p>50</text:p>
              </table:table-cell>
              <table:table-cell office:value-type="float" office:value="48.96667">
                <text:p>48.96667</text:p>
              </table:table-cell>
              <table:table-cell office:value-type="float" office:value="0.4133331">
                <text:p>0.4133331</text:p>
              </table:table-cell>
              <table:table-cell office:value-type="float" office:value="6.926188">
                <text:p>6.926188</text:p>
              </table:table-cell>
              <table:table-cell office:value-type="float" office:value="-0.00602096">
                <text:p>-0.006020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.62">
                <text:p>15.62</text:p>
              </table:table-cell>
              <table:table-cell office:value-type="float" office:value="50">
                <text:p>50</text:p>
              </table:table-cell>
              <table:table-cell office:value-type="float" office:value="52.46667">
                <text:p>52.46667</text:p>
              </table:table-cell>
              <table:table-cell office:value-type="float" office:value="-0.9866669">
                <text:p>-0.9866669</text:p>
              </table:table-cell>
              <table:table-cell office:value-type="float" office:value="6.926021">
                <text:p>6.926021</text:p>
              </table:table-cell>
              <table:table-cell office:value-type="float" office:value="0.04246716">
                <text:p>0.042467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.628">
                <text:p>15.628</text:p>
              </table:table-cell>
              <table:table-cell office:value-type="float" office:value="50">
                <text:p>50</text:p>
              </table:table-cell>
              <table:table-cell office:value-type="float" office:value="49.3">
                <text:p>49.3</text:p>
              </table:table-cell>
              <table:table-cell office:value-type="float" office:value="0.2800003">
                <text:p>0.2800003</text:p>
              </table:table-cell>
              <table:table-cell office:value-type="float" office:value="6.926001">
                <text:p>6.926001</text:p>
              </table:table-cell>
              <table:table-cell office:value-type="float" office:value="-0.01462071">
                <text:p>-0.014620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.636">
                <text:p>15.636</text:p>
              </table:table-cell>
              <table:table-cell office:value-type="float" office:value="50">
                <text:p>50</text:p>
              </table:table-cell>
              <table:table-cell office:value-type="float" office:value="50.03334">
                <text:p>50.03334</text:p>
              </table:table-cell>
              <table:table-cell office:value-type="float" office:value="-0.01333313">
                <text:p>-0.01333313</text:p>
              </table:table-cell>
              <table:table-cell office:value-type="float" office:value="6.925984">
                <text:p>6.925984</text:p>
              </table:table-cell>
              <table:table-cell office:value-type="float" office:value="-0.000262458">
                <text:p>-0.0002624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.644">
                <text:p>15.644</text:p>
              </table:table-cell>
              <table:table-cell office:value-type="float" office:value="50">
                <text:p>50</text:p>
              </table:table-cell>
              <table:table-cell office:value-type="float" office:value="48.43334">
                <text:p>48.43334</text:p>
              </table:table-cell>
              <table:table-cell office:value-type="float" office:value="0.6266663">
                <text:p>0.6266663</text:p>
              </table:table-cell>
              <table:table-cell office:value-type="float" office:value="6.926155">
                <text:p>6.926155</text:p>
              </table:table-cell>
              <table:table-cell office:value-type="float" office:value="-0.02129843">
                <text:p>-0.021298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.653">
                <text:p>15.653</text:p>
              </table:table-cell>
              <table:table-cell office:value-type="float" office:value="50">
                <text:p>50</text:p>
              </table:table-cell>
              <table:table-cell office:value-type="float" office:value="50.13334">
                <text:p>50.13334</text:p>
              </table:table-cell>
              <table:table-cell office:value-type="float" office:value="-0.05333405">
                <text:p>-0.05333405</text:p>
              </table:table-cell>
              <table:table-cell office:value-type="float" office:value="6.926257">
                <text:p>6.926257</text:p>
              </table:table-cell>
              <table:table-cell office:value-type="float" office:value="0.007957321">
                <text:p>0.0079573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.661">
                <text:p>15.661</text:p>
              </table:table-cell>
              <table:table-cell office:value-type="float" office:value="50">
                <text:p>50</text:p>
              </table:table-cell>
              <table:table-cell office:value-type="float" office:value="48.83333">
                <text:p>48.83333</text:p>
              </table:table-cell>
              <table:table-cell office:value-type="float" office:value="0.4666672">
                <text:p>0.4666672</text:p>
              </table:table-cell>
              <table:table-cell office:value-type="float" office:value="6.926477">
                <text:p>6.926477</text:p>
              </table:table-cell>
              <table:table-cell office:value-type="float" office:value="-0.01190814">
                <text:p>-0.011908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.671">
                <text:p>15.671</text:p>
              </table:table-cell>
              <table:table-cell office:value-type="float" office:value="50">
                <text:p>50</text:p>
              </table:table-cell>
              <table:table-cell office:value-type="float" office:value="48.33333">
                <text:p>48.33333</text:p>
              </table:table-cell>
              <table:table-cell office:value-type="float" office:value="0.6666672">
                <text:p>0.6666672</text:p>
              </table:table-cell>
              <table:table-cell office:value-type="float" office:value="6.926813">
                <text:p>6.926813</text:p>
              </table:table-cell>
              <table:table-cell office:value-type="float" office:value="-0.01445941">
                <text:p>-0.014459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.679">
                <text:p>15.679</text:p>
              </table:table-cell>
              <table:table-cell office:value-type="float" office:value="50">
                <text:p>50</text:p>
              </table:table-cell>
              <table:table-cell office:value-type="float" office:value="48.93333">
                <text:p>48.93333</text:p>
              </table:table-cell>
              <table:table-cell office:value-type="float" office:value="0.4266663">
                <text:p>0.4266663</text:p>
              </table:table-cell>
              <table:table-cell office:value-type="float" office:value="6.927211">
                <text:p>6.927211</text:p>
              </table:table-cell>
              <table:table-cell office:value-type="float" office:value="-0.00191265">
                <text:p>-0.001912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.687">
                <text:p>15.687</text:p>
              </table:table-cell>
              <table:table-cell office:value-type="float" office:value="50">
                <text:p>50</text:p>
              </table:table-cell>
              <table:table-cell office:value-type="float" office:value="50.83333">
                <text:p>50.83333</text:p>
              </table:table-cell>
              <table:table-cell office:value-type="float" office:value="-0.3333328">
                <text:p>-0.3333328</text:p>
              </table:table-cell>
              <table:table-cell office:value-type="float" office:value="6.927343">
                <text:p>6.927343</text:p>
              </table:table-cell>
              <table:table-cell office:value-type="float" office:value="0.02385595">
                <text:p>0.023855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.695">
                <text:p>15.695</text:p>
              </table:table-cell>
              <table:table-cell office:value-type="float" office:value="50">
                <text:p>50</text:p>
              </table:table-cell>
              <table:table-cell office:value-type="float" office:value="49.23334">
                <text:p>49.23334</text:p>
              </table:table-cell>
              <table:table-cell office:value-type="float" office:value="0.3066666">
                <text:p>0.3066666</text:p>
              </table:table-cell>
              <table:table-cell office:value-type="float" office:value="6.927513">
                <text:p>6.927513</text:p>
              </table:table-cell>
              <table:table-cell office:value-type="float" office:value="-0.00585212">
                <text:p>-0.005852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.703">
                <text:p>15.703</text:p>
              </table:table-cell>
              <table:table-cell office:value-type="float" office:value="50">
                <text:p>50</text:p>
              </table:table-cell>
              <table:table-cell office:value-type="float" office:value="48.96667">
                <text:p>48.96667</text:p>
              </table:table-cell>
              <table:table-cell office:value-type="float" office:value="0.4133331">
                <text:p>0.4133331</text:p>
              </table:table-cell>
              <table:table-cell office:value-type="float" office:value="6.927748">
                <text:p>6.927748</text:p>
              </table:table-cell>
              <table:table-cell office:value-type="float" office:value="-0.007499249">
                <text:p>-0.0074992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.705">
                <text:p>15.7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8.80001">
                <text:p>-28.80001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.711">
                <text:p>15.711</text:p>
              </table:table-cell>
              <table:table-cell office:value-type="float" office:value="50">
                <text:p>50</text:p>
              </table:table-cell>
              <table:table-cell office:value-type="float" office:value="48.06667">
                <text:p>48.06667</text:p>
              </table:table-cell>
              <table:table-cell office:value-type="float" office:value="0.7733337">
                <text:p>0.7733337</text:p>
              </table:table-cell>
              <table:table-cell office:value-type="float" office:value="6.928133">
                <text:p>6.928133</text:p>
              </table:table-cell>
              <table:table-cell office:value-type="float" office:value="-0.0169795">
                <text:p>-0.01697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.719">
                <text:p>15.719</text:p>
              </table:table-cell>
              <table:table-cell office:value-type="float" office:value="50">
                <text:p>50</text:p>
              </table:table-cell>
              <table:table-cell office:value-type="float" office:value="51.8">
                <text:p>51.8</text:p>
              </table:table-cell>
              <table:table-cell office:value-type="float" office:value="-0.7199997">
                <text:p>-0.7199997</text:p>
              </table:table-cell>
              <table:table-cell office:value-type="float" office:value="6.928185">
                <text:p>6.928185</text:p>
              </table:table-cell>
              <table:table-cell office:value-type="float" office:value="0.03773353">
                <text:p>0.0377335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.728">
                <text:p>15.728</text:p>
              </table:table-cell>
              <table:table-cell office:value-type="float" office:value="50">
                <text:p>50</text:p>
              </table:table-cell>
              <table:table-cell office:value-type="float" office:value="51.2">
                <text:p>51.2</text:p>
              </table:table-cell>
              <table:table-cell office:value-type="float" office:value="-0.4800003">
                <text:p>-0.4800003</text:p>
              </table:table-cell>
              <table:table-cell office:value-type="float" office:value="6.928081">
                <text:p>6.928081</text:p>
              </table:table-cell>
              <table:table-cell office:value-type="float" office:value="0.01773826">
                <text:p>0.017738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.738">
                <text:p>15.738</text:p>
              </table:table-cell>
              <table:table-cell office:value-type="float" office:value="50">
                <text:p>50</text:p>
              </table:table-cell>
              <table:table-cell office:value-type="float" office:value="50.4">
                <text:p>50.4</text:p>
              </table:table-cell>
              <table:table-cell office:value-type="float" office:value="-0.1600006">
                <text:p>-0.1600006</text:p>
              </table:table-cell>
              <table:table-cell office:value-type="float" office:value="6.927956">
                <text:p>6.927956</text:p>
              </table:table-cell>
              <table:table-cell office:value-type="float" office:value="0.001501716">
                <text:p>0.0015017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.746">
                <text:p>15.746</text:p>
              </table:table-cell>
              <table:table-cell office:value-type="float" office:value="50">
                <text:p>50</text:p>
              </table:table-cell>
              <table:table-cell office:value-type="float" office:value="49.63334">
                <text:p>49.63334</text:p>
              </table:table-cell>
              <table:table-cell office:value-type="float" office:value="0.146666">
                <text:p>0.146666</text:p>
              </table:table-cell>
              <table:table-cell office:value-type="float" office:value="6.927929">
                <text:p>6.927929</text:p>
              </table:table-cell>
              <table:table-cell office:value-type="float" office:value="-0.009128685">
                <text:p>-0.0091286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.754">
                <text:p>15.754</text:p>
              </table:table-cell>
              <table:table-cell office:value-type="float" office:value="50">
                <text:p>50</text:p>
              </table:table-cell>
              <table:table-cell office:value-type="float" office:value="48.73333">
                <text:p>48.73333</text:p>
              </table:table-cell>
              <table:table-cell office:value-type="float" office:value="0.5066666">
                <text:p>0.5066666</text:p>
              </table:table-cell>
              <table:table-cell office:value-type="float" office:value="6.928099">
                <text:p>6.928099</text:p>
              </table:table-cell>
              <table:table-cell office:value-type="float" office:value="-0.01754004">
                <text:p>-0.017540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.762">
                <text:p>15.762</text:p>
              </table:table-cell>
              <table:table-cell office:value-type="float" office:value="50">
                <text:p>50</text:p>
              </table:table-cell>
              <table:table-cell office:value-type="float" office:value="49.1">
                <text:p>49.1</text:p>
              </table:table-cell>
              <table:table-cell office:value-type="float" office:value="0.3600006">
                <text:p>0.3600006</text:p>
              </table:table-cell>
              <table:table-cell office:value-type="float" office:value="6.928307">
                <text:p>6.928307</text:p>
              </table:table-cell>
              <table:table-cell office:value-type="float" office:value="-0.006385848">
                <text:p>-0.0063858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.77">
                <text:p>15.77</text:p>
              </table:table-cell>
              <table:table-cell office:value-type="float" office:value="50">
                <text:p>50</text:p>
              </table:table-cell>
              <table:table-cell office:value-type="float" office:value="47.8">
                <text:p>47.8</text:p>
              </table:table-cell>
              <table:table-cell office:value-type="float" office:value="0.8800003">
                <text:p>0.8800003</text:p>
              </table:table-cell>
              <table:table-cell office:value-type="float" office:value="6.928704">
                <text:p>6.928704</text:p>
              </table:table-cell>
              <table:table-cell office:value-type="float" office:value="-0.02150224">
                <text:p>-0.021502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.779">
                <text:p>15.779</text:p>
              </table:table-cell>
              <table:table-cell office:value-type="float" office:value="50">
                <text:p>50</text:p>
              </table:table-cell>
              <table:table-cell office:value-type="float" office:value="48.46667">
                <text:p>48.46667</text:p>
              </table:table-cell>
              <table:table-cell office:value-type="float" office:value="0.6133332">
                <text:p>0.6133332</text:p>
              </table:table-cell>
              <table:table-cell office:value-type="float" office:value="6.929184">
                <text:p>6.929184</text:p>
              </table:table-cell>
              <table:table-cell office:value-type="float" office:value="-0.00582204">
                <text:p>-0.005822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.79">
                <text:p>15.79</text:p>
              </table:table-cell>
              <table:table-cell office:value-type="float" office:value="50">
                <text:p>50</text:p>
              </table:table-cell>
              <table:table-cell office:value-type="float" office:value="51.56667">
                <text:p>51.56667</text:p>
              </table:table-cell>
              <table:table-cell office:value-type="float" office:value="-0.6266663">
                <text:p>-0.6266663</text:p>
              </table:table-cell>
              <table:table-cell office:value-type="float" office:value="6.929295">
                <text:p>6.929295</text:p>
              </table:table-cell>
              <table:table-cell office:value-type="float" office:value="0.03707759">
                <text:p>0.037077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.8">
                <text:p>15.8</text:p>
              </table:table-cell>
              <table:table-cell office:value-type="float" office:value="50">
                <text:p>50</text:p>
              </table:table-cell>
              <table:table-cell office:value-type="float" office:value="48.73333">
                <text:p>48.73333</text:p>
              </table:table-cell>
              <table:table-cell office:value-type="float" office:value="0.5066666">
                <text:p>0.5066666</text:p>
              </table:table-cell>
              <table:table-cell office:value-type="float" office:value="6.929628">
                <text:p>6.929628</text:p>
              </table:table-cell>
              <table:table-cell office:value-type="float" office:value="-0.01292893">
                <text:p>-0.012928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.808">
                <text:p>15.808</text:p>
              </table:table-cell>
              <table:table-cell office:value-type="float" office:value="50">
                <text:p>50</text:p>
              </table:table-cell>
              <table:table-cell office:value-type="float" office:value="48.73333">
                <text:p>48.73333</text:p>
              </table:table-cell>
              <table:table-cell office:value-type="float" office:value="0.5066666">
                <text:p>0.5066666</text:p>
              </table:table-cell>
              <table:table-cell office:value-type="float" office:value="6.930076">
                <text:p>6.930076</text:p>
              </table:table-cell>
              <table:table-cell office:value-type="float" office:value="-0.007498942">
                <text:p>-0.0074989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.816">
                <text:p>15.816</text:p>
              </table:table-cell>
              <table:table-cell office:value-type="float" office:value="50">
                <text:p>50</text:p>
              </table:table-cell>
              <table:table-cell office:value-type="float" office:value="50.26667">
                <text:p>50.26667</text:p>
              </table:table-cell>
              <table:table-cell office:value-type="float" office:value="-0.1066666">
                <text:p>-0.1066666</text:p>
              </table:table-cell>
              <table:table-cell office:value-type="float" office:value="6.930276">
                <text:p>6.930276</text:p>
              </table:table-cell>
              <table:table-cell office:value-type="float" office:value="0.01589067">
                <text:p>0.015890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.824">
                <text:p>15.824</text:p>
              </table:table-cell>
              <table:table-cell office:value-type="float" office:value="50">
                <text:p>50</text:p>
              </table:table-cell>
              <table:table-cell office:value-type="float" office:value="51.26667">
                <text:p>51.26667</text:p>
              </table:table-cell>
              <table:table-cell office:value-type="float" office:value="-0.5066666">
                <text:p>-0.5066666</text:p>
              </table:table-cell>
              <table:table-cell office:value-type="float" office:value="6.930265">
                <text:p>6.930265</text:p>
              </table:table-cell>
              <table:table-cell office:value-type="float" office:value="0.02400546">
                <text:p>0.024005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.832">
                <text:p>15.832</text:p>
              </table:table-cell>
              <table:table-cell office:value-type="float" office:value="50">
                <text:p>50</text:p>
              </table:table-cell>
              <table:table-cell office:value-type="float" office:value="48.6">
                <text:p>48.6</text:p>
              </table:table-cell>
              <table:table-cell office:value-type="float" office:value="0.5600006">
                <text:p>0.5600006</text:p>
              </table:table-cell>
              <table:table-cell office:value-type="float" office:value="6.930421">
                <text:p>6.930421</text:p>
              </table:table-cell>
              <table:table-cell office:value-type="float" office:value="-0.01887672">
                <text:p>-0.018876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.84">
                <text:p>15.84</text:p>
              </table:table-cell>
              <table:table-cell office:value-type="float" office:value="50">
                <text:p>50</text:p>
              </table:table-cell>
              <table:table-cell office:value-type="float" office:value="46.66667">
                <text:p>46.66667</text:p>
              </table:table-cell>
              <table:table-cell office:value-type="float" office:value="1.333333">
                <text:p>1.333333</text:p>
              </table:table-cell>
              <table:table-cell office:value-type="float" office:value="6.930914">
                <text:p>6.930914</text:p>
              </table:table-cell>
              <table:table-cell office:value-type="float" office:value="-0.03835647">
                <text:p>-0.038356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.848">
                <text:p>15.848</text:p>
              </table:table-cell>
              <table:table-cell office:value-type="float" office:value="50">
                <text:p>50</text:p>
              </table:table-cell>
              <table:table-cell office:value-type="float" office:value="49.8">
                <text:p>49.8</text:p>
              </table:table-cell>
              <table:table-cell office:value-type="float" office:value="0.08000031">
                <text:p>0.08000031</text:p>
              </table:table-cell>
              <table:table-cell office:value-type="float" office:value="6.931273">
                <text:p>6.931273</text:p>
              </table:table-cell>
              <table:table-cell office:value-type="float" office:value="0.01527811">
                <text:p>0.015278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.862">
                <text:p>15.862</text:p>
              </table:table-cell>
              <table:table-cell office:value-type="float" office:value="50">
                <text:p>50</text:p>
              </table:table-cell>
              <table:table-cell office:value-type="float" office:value="53.26667">
                <text:p>53.26667</text:p>
              </table:table-cell>
              <table:table-cell office:value-type="float" office:value="-1.306667">
                <text:p>-1.306667</text:p>
              </table:table-cell>
              <table:table-cell office:value-type="float" office:value="6.931138">
                <text:p>6.931138</text:p>
              </table:table-cell>
              <table:table-cell office:value-type="float" office:value="0.05614878">
                <text:p>0.056148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.871">
                <text:p>15.871</text:p>
              </table:table-cell>
              <table:table-cell office:value-type="float" office:value="50">
                <text:p>50</text:p>
              </table:table-cell>
              <table:table-cell office:value-type="float" office:value="49.43334">
                <text:p>49.43334</text:p>
              </table:table-cell>
              <table:table-cell office:value-type="float" office:value="0.2266663">
                <text:p>0.2266663</text:p>
              </table:table-cell>
              <table:table-cell office:value-type="float" office:value="6.931158">
                <text:p>6.931158</text:p>
              </table:table-cell>
              <table:table-cell office:value-type="float" office:value="-0.01241743">
                <text:p>-0.012417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.879">
                <text:p>15.879</text:p>
              </table:table-cell>
              <table:table-cell office:value-type="float" office:value="50">
                <text:p>50</text:p>
              </table:table-cell>
              <table:table-cell office:value-type="float" office:value="48.23333">
                <text:p>48.23333</text:p>
              </table:table-cell>
              <table:table-cell office:value-type="float" office:value="0.7066666">
                <text:p>0.7066666</text:p>
              </table:table-cell>
              <table:table-cell office:value-type="float" office:value="6.931594">
                <text:p>6.931594</text:p>
              </table:table-cell>
              <table:table-cell office:value-type="float" office:value="-0.022794">
                <text:p>-0.0227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.887">
                <text:p>15.887</text:p>
              </table:table-cell>
              <table:table-cell office:value-type="float" office:value="50">
                <text:p>50</text:p>
              </table:table-cell>
              <table:table-cell office:value-type="float" office:value="50.53333">
                <text:p>50.53333</text:p>
              </table:table-cell>
              <table:table-cell office:value-type="float" office:value="-0.2133331">
                <text:p>-0.2133331</text:p>
              </table:table-cell>
              <table:table-cell office:value-type="float" office:value="6.931738">
                <text:p>6.931738</text:p>
              </table:table-cell>
              <table:table-cell office:value-type="float" office:value="0.0180517">
                <text:p>0.01805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.895">
                <text:p>15.895</text:p>
              </table:table-cell>
              <table:table-cell office:value-type="float" office:value="50">
                <text:p>50</text:p>
              </table:table-cell>
              <table:table-cell office:value-type="float" office:value="47.93334">
                <text:p>47.93334</text:p>
              </table:table-cell>
              <table:table-cell office:value-type="float" office:value="0.8266663">
                <text:p>0.8266663</text:p>
              </table:table-cell>
              <table:table-cell office:value-type="float" office:value="6.932076">
                <text:p>6.932076</text:p>
              </table:table-cell>
              <table:table-cell office:value-type="float" office:value="-0.02204516">
                <text:p>-0.022045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.903">
                <text:p>15.903</text:p>
              </table:table-cell>
              <table:table-cell office:value-type="float" office:value="50">
                <text:p>50</text:p>
              </table:table-cell>
              <table:table-cell office:value-type="float" office:value="48.5">
                <text:p>48.5</text:p>
              </table:table-cell>
              <table:table-cell office:value-type="float" office:value="0.6">
                <text:p>0.6</text:p>
              </table:table-cell>
              <table:table-cell office:value-type="float" office:value="6.932481">
                <text:p>6.932481</text:p>
              </table:table-cell>
              <table:table-cell office:value-type="float" office:value="-0.007511207">
                <text:p>-0.0075112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.911">
                <text:p>15.911</text:p>
              </table:table-cell>
              <table:table-cell office:value-type="float" office:value="50">
                <text:p>50</text:p>
              </table:table-cell>
              <table:table-cell office:value-type="float" office:value="47.56667">
                <text:p>47.56667</text:p>
              </table:table-cell>
              <table:table-cell office:value-type="float" office:value="0.9733337">
                <text:p>0.9733337</text:p>
              </table:table-cell>
              <table:table-cell office:value-type="float" office:value="6.93304">
                <text:p>6.93304</text:p>
              </table:table-cell>
              <table:table-cell office:value-type="float" office:value="-0.01742749">
                <text:p>-0.017427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.919">
                <text:p>15.919</text:p>
              </table:table-cell>
              <table:table-cell office:value-type="float" office:value="50">
                <text:p>50</text:p>
              </table:table-cell>
              <table:table-cell office:value-type="float" office:value="49.56666">
                <text:p>49.56666</text:p>
              </table:table-cell>
              <table:table-cell office:value-type="float" office:value="0.1733337">
                <text:p>0.1733337</text:p>
              </table:table-cell>
              <table:table-cell office:value-type="float" office:value="6.93347">
                <text:p>6.93347</text:p>
              </table:table-cell>
              <table:table-cell office:value-type="float" office:value="0.01454943">
                <text:p>0.014549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.928">
                <text:p>15.928</text:p>
              </table:table-cell>
              <table:table-cell office:value-type="float" office:value="50">
                <text:p>50</text:p>
              </table:table-cell>
              <table:table-cell office:value-type="float" office:value="51.56667">
                <text:p>51.56667</text:p>
              </table:table-cell>
              <table:table-cell office:value-type="float" office:value="-0.6266663">
                <text:p>-0.6266663</text:p>
              </table:table-cell>
              <table:table-cell office:value-type="float" office:value="6.93358">
                <text:p>6.93358</text:p>
              </table:table-cell>
              <table:table-cell office:value-type="float" office:value="0.03629394">
                <text:p>0.036293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.937">
                <text:p>15.937</text:p>
              </table:table-cell>
              <table:table-cell office:value-type="float" office:value="50">
                <text:p>50</text:p>
              </table:table-cell>
              <table:table-cell office:value-type="float" office:value="49.2">
                <text:p>49.2</text:p>
              </table:table-cell>
              <table:table-cell office:value-type="float" office:value="0.3199997">
                <text:p>0.3199997</text:p>
              </table:table-cell>
              <table:table-cell office:value-type="float" office:value="6.933762">
                <text:p>6.933762</text:p>
              </table:table-cell>
              <table:table-cell office:value-type="float" office:value="-0.006560606">
                <text:p>-0.0065606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.945">
                <text:p>15.945</text:p>
              </table:table-cell>
              <table:table-cell office:value-type="float" office:value="50">
                <text:p>50</text:p>
              </table:table-cell>
              <table:table-cell office:value-type="float" office:value="49.06667">
                <text:p>49.06667</text:p>
              </table:table-cell>
              <table:table-cell office:value-type="float" office:value="0.3733337">
                <text:p>0.3733337</text:p>
              </table:table-cell>
              <table:table-cell office:value-type="float" office:value="6.934023">
                <text:p>6.934023</text:p>
              </table:table-cell>
              <table:table-cell office:value-type="float" office:value="-0.006090016">
                <text:p>-0.0060900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.953">
                <text:p>15.953</text:p>
              </table:table-cell>
              <table:table-cell office:value-type="float" office:value="50">
                <text:p>50</text:p>
              </table:table-cell>
              <table:table-cell office:value-type="float" office:value="50.73333">
                <text:p>50.73333</text:p>
              </table:table-cell>
              <table:table-cell office:value-type="float" office:value="-0.2933334">
                <text:p>-0.2933334</text:p>
              </table:table-cell>
              <table:table-cell office:value-type="float" office:value="6.934089">
                <text:p>6.934089</text:p>
              </table:table-cell>
              <table:table-cell office:value-type="float" office:value="0.01810235">
                <text:p>0.018102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.955">
                <text:p>15.9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8.80001">
                <text:p>-28.80001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.961">
                <text:p>15.961</text:p>
              </table:table-cell>
              <table:table-cell office:value-type="float" office:value="50">
                <text:p>50</text:p>
              </table:table-cell>
              <table:table-cell office:value-type="float" office:value="49.66667">
                <text:p>49.66667</text:p>
              </table:table-cell>
              <table:table-cell office:value-type="float" office:value="0.1333328">
                <text:p>0.1333328</text:p>
              </table:table-cell>
              <table:table-cell office:value-type="float" office:value="6.93417">
                <text:p>6.93417</text:p>
              </table:table-cell>
              <table:table-cell office:value-type="float" office:value="-0.002132489">
                <text:p>-0.0021324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.969">
                <text:p>15.969</text:p>
              </table:table-cell>
              <table:table-cell office:value-type="float" office:value="50">
                <text:p>50</text:p>
              </table:table-cell>
              <table:table-cell office:value-type="float" office:value="49.16667">
                <text:p>49.16667</text:p>
              </table:table-cell>
              <table:table-cell office:value-type="float" office:value="0.3333328">
                <text:p>0.3333328</text:p>
              </table:table-cell>
              <table:table-cell office:value-type="float" office:value="6.934322">
                <text:p>6.934322</text:p>
              </table:table-cell>
              <table:table-cell office:value-type="float" office:value="-0.008050127">
                <text:p>-0.0080501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.977">
                <text:p>15.977</text:p>
              </table:table-cell>
              <table:table-cell office:value-type="float" office:value="50">
                <text:p>50</text:p>
              </table:table-cell>
              <table:table-cell office:value-type="float" office:value="47.5">
                <text:p>47.5</text:p>
              </table:table-cell>
              <table:table-cell office:value-type="float" office:value="1">
                <text:p>1</text:p>
              </table:table-cell>
              <table:table-cell office:value-type="float" office:value="6.934717">
                <text:p>6.934717</text:p>
              </table:table-cell>
              <table:table-cell office:value-type="float" office:value="-0.02747391">
                <text:p>-0.027473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.985">
                <text:p>15.985</text:p>
              </table:table-cell>
              <table:table-cell office:value-type="float" office:value="50">
                <text:p>50</text:p>
              </table:table-cell>
              <table:table-cell office:value-type="float" office:value="51.4">
                <text:p>51.4</text:p>
              </table:table-cell>
              <table:table-cell office:value-type="float" office:value="-0.5600006">
                <text:p>-0.5600006</text:p>
              </table:table-cell>
              <table:table-cell office:value-type="float" office:value="6.934822">
                <text:p>6.934822</text:p>
              </table:table-cell>
              <table:table-cell office:value-type="float" office:value="0.03279809">
                <text:p>0.032798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.994">
                <text:p>15.994</text:p>
              </table:table-cell>
              <table:table-cell office:value-type="float" office:value="50">
                <text:p>50</text:p>
              </table:table-cell>
              <table:table-cell office:value-type="float" office:value="52.43333">
                <text:p>52.43333</text:p>
              </table:table-cell>
              <table:table-cell office:value-type="float" office:value="-0.9733337">
                <text:p>-0.9733337</text:p>
              </table:table-cell>
              <table:table-cell office:value-type="float" office:value="6.93461">
                <text:p>6.93461</text:p>
              </table:table-cell>
              <table:table-cell office:value-type="float" office:value="0.03594352">
                <text:p>0.035943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.003">
                <text:p>16.003</text:p>
              </table:table-cell>
              <table:table-cell office:value-type="float" office:value="50">
                <text:p>50</text:p>
              </table:table-cell>
              <table:table-cell office:value-type="float" office:value="50.16667">
                <text:p>50.16667</text:p>
              </table:table-cell>
              <table:table-cell office:value-type="float" office:value="-0.06666718">
                <text:p>-0.06666718</text:p>
              </table:table-cell>
              <table:table-cell office:value-type="float" office:value="6.93444">
                <text:p>6.93444</text:p>
              </table:table-cell>
              <table:table-cell office:value-type="float" office:value="-0.005479044">
                <text:p>-0.0054790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.012">
                <text:p>16.012</text:p>
              </table:table-cell>
              <table:table-cell office:value-type="float" office:value="50">
                <text:p>50</text:p>
              </table:table-cell>
              <table:table-cell office:value-type="float" office:value="48.56667">
                <text:p>48.56667</text:p>
              </table:table-cell>
              <table:table-cell office:value-type="float" office:value="0.5733337">
                <text:p>0.5733337</text:p>
              </table:table-cell>
              <table:table-cell office:value-type="float" office:value="6.934557">
                <text:p>6.934557</text:p>
              </table:table-cell>
              <table:table-cell office:value-type="float" office:value="-0.02473612">
                <text:p>-0.024736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.021">
                <text:p>16.021</text:p>
              </table:table-cell>
              <table:table-cell office:value-type="float" office:value="50">
                <text:p>50</text:p>
              </table:table-cell>
              <table:table-cell office:value-type="float" office:value="51.2">
                <text:p>51.2</text:p>
              </table:table-cell>
              <table:table-cell office:value-type="float" office:value="-0.4800003">
                <text:p>-0.4800003</text:p>
              </table:table-cell>
              <table:table-cell office:value-type="float" office:value="6.934433">
                <text:p>6.934433</text:p>
              </table:table-cell>
              <table:table-cell office:value-type="float" office:value="0.01942316">
                <text:p>0.019423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.029">
                <text:p>16.029</text:p>
              </table:table-cell>
              <table:table-cell office:value-type="float" office:value="50">
                <text:p>50</text:p>
              </table:table-cell>
              <table:table-cell office:value-type="float" office:value="51.5">
                <text:p>51.5</text:p>
              </table:table-cell>
              <table:table-cell office:value-type="float" office:value="-0.6">
                <text:p>-0.6</text:p>
              </table:table-cell>
              <table:table-cell office:value-type="float" office:value="6.934163">
                <text:p>6.934163</text:p>
              </table:table-cell>
              <table:table-cell office:value-type="float" office:value="0.01600202">
                <text:p>0.016002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.037">
                <text:p>16.037</text:p>
              </table:table-cell>
              <table:table-cell office:value-type="float" office:value="50">
                <text:p>50</text:p>
              </table:table-cell>
              <table:table-cell office:value-type="float" office:value="48.03333">
                <text:p>48.03333</text:p>
              </table:table-cell>
              <table:table-cell office:value-type="float" office:value="0.7866669">
                <text:p>0.7866669</text:p>
              </table:table-cell>
              <table:table-cell office:value-type="float" office:value="6.934218">
                <text:p>6.934218</text:p>
              </table:table-cell>
              <table:table-cell office:value-type="float" office:value="-0.03519874">
                <text:p>-0.035198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.045">
                <text:p>16.045</text:p>
              </table:table-cell>
              <table:table-cell office:value-type="float" office:value="50">
                <text:p>50</text:p>
              </table:table-cell>
              <table:table-cell office:value-type="float" office:value="48.56667">
                <text:p>48.56667</text:p>
              </table:table-cell>
              <table:table-cell office:value-type="float" office:value="0.5733337">
                <text:p>0.5733337</text:p>
              </table:table-cell>
              <table:table-cell office:value-type="float" office:value="6.934423">
                <text:p>6.934423</text:p>
              </table:table-cell>
              <table:table-cell office:value-type="float" office:value="-0.01689613">
                <text:p>-0.016896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.057">
                <text:p>16.057</text:p>
              </table:table-cell>
              <table:table-cell office:value-type="float" office:value="50">
                <text:p>50</text:p>
              </table:table-cell>
              <table:table-cell office:value-type="float" office:value="50.96667">
                <text:p>50.96667</text:p>
              </table:table-cell>
              <table:table-cell office:value-type="float" office:value="-0.3866669">
                <text:p>-0.3866669</text:p>
              </table:table-cell>
              <table:table-cell office:value-type="float" office:value="6.93444">
                <text:p>6.93444</text:p>
              </table:table-cell>
              <table:table-cell office:value-type="float" office:value="0.02019098">
                <text:p>0.020190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.059">
                <text:p>16.0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8.80001">
                <text:p>-28.80001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.067">
                <text:p>16.067</text:p>
              </table:table-cell>
              <table:table-cell office:value-type="float" office:value="50">
                <text:p>50</text:p>
              </table:table-cell>
              <table:table-cell office:value-type="float" office:value="50.23334">
                <text:p>50.23334</text:p>
              </table:table-cell>
              <table:table-cell office:value-type="float" office:value="-0.09333344">
                <text:p>-0.09333344</text:p>
              </table:table-cell>
              <table:table-cell office:value-type="float" office:value="6.934401">
                <text:p>6.934401</text:p>
              </table:table-cell>
              <table:table-cell office:value-type="float" office:value="0.003646079">
                <text:p>0.0036460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.076">
                <text:p>16.076</text:p>
              </table:table-cell>
              <table:table-cell office:value-type="float" office:value="50">
                <text:p>50</text:p>
              </table:table-cell>
              <table:table-cell office:value-type="float" office:value="50.33333">
                <text:p>50.33333</text:p>
              </table:table-cell>
              <table:table-cell office:value-type="float" office:value="-0.1333328">
                <text:p>-0.1333328</text:p>
              </table:table-cell>
              <table:table-cell office:value-type="float" office:value="6.934305">
                <text:p>6.934305</text:p>
              </table:table-cell>
              <table:table-cell office:value-type="float" office:value="0.0033618">
                <text:p>0.00336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.084">
                <text:p>16.084</text:p>
              </table:table-cell>
              <table:table-cell office:value-type="float" office:value="50">
                <text:p>50</text:p>
              </table:table-cell>
              <table:table-cell office:value-type="float" office:value="49.66667">
                <text:p>49.66667</text:p>
              </table:table-cell>
              <table:table-cell office:value-type="float" office:value="0.1333328">
                <text:p>0.1333328</text:p>
              </table:table-cell>
              <table:table-cell office:value-type="float" office:value="6.9343">
                <text:p>6.9343</text:p>
              </table:table-cell>
              <table:table-cell office:value-type="float" office:value="-0.006917374">
                <text:p>-0.0069173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.092">
                <text:p>16.092</text:p>
              </table:table-cell>
              <table:table-cell office:value-type="float" office:value="50">
                <text:p>50</text:p>
              </table:table-cell>
              <table:table-cell office:value-type="float" office:value="53.46667">
                <text:p>53.46667</text:p>
              </table:table-cell>
              <table:table-cell office:value-type="float" office:value="-1.386667">
                <text:p>-1.386667</text:p>
              </table:table-cell>
              <table:table-cell office:value-type="float" office:value="6.933894">
                <text:p>6.933894</text:p>
              </table:table-cell>
              <table:table-cell office:value-type="float" office:value="0.04559452">
                <text:p>0.045594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.101">
                <text:p>16.101</text:p>
              </table:table-cell>
              <table:table-cell office:value-type="float" office:value="50">
                <text:p>50</text:p>
              </table:table-cell>
              <table:table-cell office:value-type="float" office:value="49.86667">
                <text:p>49.86667</text:p>
              </table:table-cell>
              <table:table-cell office:value-type="float" office:value="0.05333405">
                <text:p>0.05333405</text:p>
              </table:table-cell>
              <table:table-cell office:value-type="float" office:value="6.933626">
                <text:p>6.933626</text:p>
              </table:table-cell>
              <table:table-cell office:value-type="float" office:value="-0.01651637">
                <text:p>-0.016516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.109">
                <text:p>16.109</text:p>
              </table:table-cell>
              <table:table-cell office:value-type="float" office:value="50">
                <text:p>50</text:p>
              </table:table-cell>
              <table:table-cell office:value-type="float" office:value="47.63334">
                <text:p>47.63334</text:p>
              </table:table-cell>
              <table:table-cell office:value-type="float" office:value="0.946666">
                <text:p>0.946666</text:p>
              </table:table-cell>
              <table:table-cell office:value-type="float" office:value="6.933761">
                <text:p>6.933761</text:p>
              </table:table-cell>
              <table:table-cell office:value-type="float" office:value="-0.04038077">
                <text:p>-0.0403807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.117">
                <text:p>16.117</text:p>
              </table:table-cell>
              <table:table-cell office:value-type="float" office:value="50">
                <text:p>50</text:p>
              </table:table-cell>
              <table:table-cell office:value-type="float" office:value="49.2">
                <text:p>49.2</text:p>
              </table:table-cell>
              <table:table-cell office:value-type="float" office:value="0.3199997">
                <text:p>0.3199997</text:p>
              </table:table-cell>
              <table:table-cell office:value-type="float" office:value="6.933939">
                <text:p>6.933939</text:p>
              </table:table-cell>
              <table:table-cell office:value-type="float" office:value="-0.005971159">
                <text:p>-0.0059711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.128">
                <text:p>16.128</text:p>
              </table:table-cell>
              <table:table-cell office:value-type="float" office:value="50">
                <text:p>50</text:p>
              </table:table-cell>
              <table:table-cell office:value-type="float" office:value="51.63333">
                <text:p>51.63333</text:p>
              </table:table-cell>
              <table:table-cell office:value-type="float" office:value="-0.6533341">
                <text:p>-0.6533341</text:p>
              </table:table-cell>
              <table:table-cell office:value-type="float" office:value="6.933871">
                <text:p>6.933871</text:p>
              </table:table-cell>
              <table:table-cell office:value-type="float" office:value="0.02805956">
                <text:p>0.028059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.137">
                <text:p>16.137</text:p>
              </table:table-cell>
              <table:table-cell office:value-type="float" office:value="50">
                <text:p>50</text:p>
              </table:table-cell>
              <table:table-cell office:value-type="float" office:value="48.76667">
                <text:p>48.76667</text:p>
              </table:table-cell>
              <table:table-cell office:value-type="float" office:value="0.4933334">
                <text:p>0.4933334</text:p>
              </table:table-cell>
              <table:table-cell office:value-type="float" office:value="6.934023">
                <text:p>6.934023</text:p>
              </table:table-cell>
              <table:table-cell office:value-type="float" office:value="-0.01875985">
                <text:p>-0.018759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.146">
                <text:p>16.146</text:p>
              </table:table-cell>
              <table:table-cell office:value-type="float" office:value="50">
                <text:p>50</text:p>
              </table:table-cell>
              <table:table-cell office:value-type="float" office:value="48.43334">
                <text:p>48.43334</text:p>
              </table:table-cell>
              <table:table-cell office:value-type="float" office:value="0.6266663">
                <text:p>0.6266663</text:p>
              </table:table-cell>
              <table:table-cell office:value-type="float" office:value="6.934435">
                <text:p>6.934435</text:p>
              </table:table-cell>
              <table:table-cell office:value-type="float" office:value="-0.01603087">
                <text:p>-0.0160308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.154">
                <text:p>16.154</text:p>
              </table:table-cell>
              <table:table-cell office:value-type="float" office:value="50">
                <text:p>50</text:p>
              </table:table-cell>
              <table:table-cell office:value-type="float" office:value="50.63334">
                <text:p>50.63334</text:p>
              </table:table-cell>
              <table:table-cell office:value-type="float" office:value="-0.253334">
                <text:p>-0.253334</text:p>
              </table:table-cell>
              <table:table-cell office:value-type="float" office:value="6.934567">
                <text:p>6.934567</text:p>
              </table:table-cell>
              <table:table-cell office:value-type="float" office:value="0.01974223">
                <text:p>0.019742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.162">
                <text:p>16.162</text:p>
              </table:table-cell>
              <table:table-cell office:value-type="float" office:value="50">
                <text:p>50</text:p>
              </table:table-cell>
              <table:table-cell office:value-type="float" office:value="51.7">
                <text:p>51.7</text:p>
              </table:table-cell>
              <table:table-cell office:value-type="float" office:value="-0.6800003">
                <text:p>-0.6800003</text:p>
              </table:table-cell>
              <table:table-cell office:value-type="float" office:value="6.93445">
                <text:p>6.93445</text:p>
              </table:table-cell>
              <table:table-cell office:value-type="float" office:value="0.02671505">
                <text:p>0.026715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.17">
                <text:p>16.17</text:p>
              </table:table-cell>
              <table:table-cell office:value-type="float" office:value="50">
                <text:p>50</text:p>
              </table:table-cell>
              <table:table-cell office:value-type="float" office:value="48.16667">
                <text:p>48.16667</text:p>
              </table:table-cell>
              <table:table-cell office:value-type="float" office:value="0.7333328">
                <text:p>0.7333328</text:p>
              </table:table-cell>
              <table:table-cell office:value-type="float" office:value="6.934583">
                <text:p>6.934583</text:p>
              </table:table-cell>
              <table:table-cell office:value-type="float" office:value="-0.02847307">
                <text:p>-0.028473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.178">
                <text:p>16.178</text:p>
              </table:table-cell>
              <table:table-cell office:value-type="float" office:value="50">
                <text:p>50</text:p>
              </table:table-cell>
              <table:table-cell office:value-type="float" office:value="47.13334">
                <text:p>47.13334</text:p>
              </table:table-cell>
              <table:table-cell office:value-type="float" office:value="1.146666">
                <text:p>1.146666</text:p>
              </table:table-cell>
              <table:table-cell office:value-type="float" office:value="6.935008">
                <text:p>6.935008</text:p>
              </table:table-cell>
              <table:table-cell office:value-type="float" office:value="-0.03300126">
                <text:p>-0.033001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.186">
                <text:p>16.186</text:p>
              </table:table-cell>
              <table:table-cell office:value-type="float" office:value="50">
                <text:p>50</text:p>
              </table:table-cell>
              <table:table-cell office:value-type="float" office:value="49.43334">
                <text:p>49.43334</text:p>
              </table:table-cell>
              <table:table-cell office:value-type="float" office:value="0.2266663">
                <text:p>0.2266663</text:p>
              </table:table-cell>
              <table:table-cell office:value-type="float" office:value="6.935362">
                <text:p>6.935362</text:p>
              </table:table-cell>
              <table:table-cell office:value-type="float" office:value="0.007919527">
                <text:p>0.0079195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.194">
                <text:p>16.194</text:p>
              </table:table-cell>
              <table:table-cell office:value-type="float" office:value="50">
                <text:p>50</text:p>
              </table:table-cell>
              <table:table-cell office:value-type="float" office:value="52.66667">
                <text:p>52.66667</text:p>
              </table:table-cell>
              <table:table-cell office:value-type="float" office:value="-1.066667">
                <text:p>-1.066667</text:p>
              </table:table-cell>
              <table:table-cell office:value-type="float" office:value="6.935293">
                <text:p>6.935293</text:p>
              </table:table-cell>
              <table:table-cell office:value-type="float" office:value="0.04806543">
                <text:p>0.048065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.203">
                <text:p>16.203</text:p>
              </table:table-cell>
              <table:table-cell office:value-type="float" office:value="50">
                <text:p>50</text:p>
              </table:table-cell>
              <table:table-cell office:value-type="float" office:value="49.16667">
                <text:p>49.16667</text:p>
              </table:table-cell>
              <table:table-cell office:value-type="float" office:value="0.3333328">
                <text:p>0.3333328</text:p>
              </table:table-cell>
              <table:table-cell office:value-type="float" office:value="6.935343">
                <text:p>6.935343</text:p>
              </table:table-cell>
              <table:table-cell office:value-type="float" office:value="-0.01351423">
                <text:p>-0.013514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.211">
                <text:p>16.211</text:p>
              </table:table-cell>
              <table:table-cell office:value-type="float" office:value="50">
                <text:p>50</text:p>
              </table:table-cell>
              <table:table-cell office:value-type="float" office:value="47.9">
                <text:p>47.9</text:p>
              </table:table-cell>
              <table:table-cell office:value-type="float" office:value="0.8399994">
                <text:p>0.8399994</text:p>
              </table:table-cell>
              <table:table-cell office:value-type="float" office:value="6.935654">
                <text:p>6.935654</text:p>
              </table:table-cell>
              <table:table-cell office:value-type="float" office:value="-0.0259095">
                <text:p>-0.02590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.219">
                <text:p>16.219</text:p>
              </table:table-cell>
              <table:table-cell office:value-type="float" office:value="50">
                <text:p>50</text:p>
              </table:table-cell>
              <table:table-cell office:value-type="float" office:value="48.5">
                <text:p>48.5</text:p>
              </table:table-cell>
              <table:table-cell office:value-type="float" office:value="0.6">
                <text:p>0.6</text:p>
              </table:table-cell>
              <table:table-cell office:value-type="float" office:value="6.936056">
                <text:p>6.936056</text:p>
              </table:table-cell>
              <table:table-cell office:value-type="float" office:value="-0.009180168">
                <text:p>-0.0091801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227">
                <text:p>16.227</text:p>
              </table:table-cell>
              <table:table-cell office:value-type="float" office:value="50">
                <text:p>50</text:p>
              </table:table-cell>
              <table:table-cell office:value-type="float" office:value="51.4">
                <text:p>51.4</text:p>
              </table:table-cell>
              <table:table-cell office:value-type="float" office:value="-0.5600006">
                <text:p>-0.5600006</text:p>
              </table:table-cell>
              <table:table-cell office:value-type="float" office:value="6.93615">
                <text:p>6.93615</text:p>
              </table:table-cell>
              <table:table-cell office:value-type="float" office:value="0.03222112">
                <text:p>0.032221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235">
                <text:p>16.235</text:p>
              </table:table-cell>
              <table:table-cell office:value-type="float" office:value="50">
                <text:p>50</text:p>
              </table:table-cell>
              <table:table-cell office:value-type="float" office:value="47.2">
                <text:p>47.2</text:p>
              </table:table-cell>
              <table:table-cell office:value-type="float" office:value="1.12">
                <text:p>1.12</text:p>
              </table:table-cell>
              <table:table-cell office:value-type="float" office:value="6.93654">
                <text:p>6.93654</text:p>
              </table:table-cell>
              <table:table-cell office:value-type="float" office:value="-0.03353017">
                <text:p>-0.033530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243">
                <text:p>16.243</text:p>
              </table:table-cell>
              <table:table-cell office:value-type="float" office:value="50">
                <text:p>50</text:p>
              </table:table-cell>
              <table:table-cell office:value-type="float" office:value="48.66667">
                <text:p>48.66667</text:p>
              </table:table-cell>
              <table:table-cell office:value-type="float" office:value="0.5333328">
                <text:p>0.5333328</text:p>
              </table:table-cell>
              <table:table-cell office:value-type="float" office:value="6.936961">
                <text:p>6.936961</text:p>
              </table:table-cell>
              <table:table-cell office:value-type="float" office:value="-0.003441221">
                <text:p>-0.0034412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251">
                <text:p>16.251</text:p>
              </table:table-cell>
              <table:table-cell office:value-type="float" office:value="50">
                <text:p>50</text:p>
              </table:table-cell>
              <table:table-cell office:value-type="float" office:value="49.33333">
                <text:p>49.33333</text:p>
              </table:table-cell>
              <table:table-cell office:value-type="float" office:value="0.2666672">
                <text:p>0.2666672</text:p>
              </table:table-cell>
              <table:table-cell office:value-type="float" office:value="6.937324">
                <text:p>6.937324</text:p>
              </table:table-cell>
              <table:table-cell office:value-type="float" office:value="0.006459802">
                <text:p>0.0064598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261">
                <text:p>16.261</text:p>
              </table:table-cell>
              <table:table-cell office:value-type="float" office:value="50">
                <text:p>50</text:p>
              </table:table-cell>
              <table:table-cell office:value-type="float" office:value="51.96667">
                <text:p>51.96667</text:p>
              </table:table-cell>
              <table:table-cell office:value-type="float" office:value="-0.7866669">
                <text:p>-0.7866669</text:p>
              </table:table-cell>
              <table:table-cell office:value-type="float" office:value="6.937342">
                <text:p>6.937342</text:p>
              </table:table-cell>
              <table:table-cell office:value-type="float" office:value="0.03915276">
                <text:p>0.039152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27">
                <text:p>16.27</text:p>
              </table:table-cell>
              <table:table-cell office:value-type="float" office:value="50">
                <text:p>50</text:p>
              </table:table-cell>
              <table:table-cell office:value-type="float" office:value="49.66667">
                <text:p>49.66667</text:p>
              </table:table-cell>
              <table:table-cell office:value-type="float" office:value="0.1333328">
                <text:p>0.1333328</text:p>
              </table:table-cell>
              <table:table-cell office:value-type="float" office:value="6.937405">
                <text:p>6.937405</text:p>
              </table:table-cell>
              <table:table-cell office:value-type="float" office:value="-0.003735221">
                <text:p>-0.00373522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278">
                <text:p>16.278</text:p>
              </table:table-cell>
              <table:table-cell office:value-type="float" office:value="50">
                <text:p>50</text:p>
              </table:table-cell>
              <table:table-cell office:value-type="float" office:value="47.4">
                <text:p>47.4</text:p>
              </table:table-cell>
              <table:table-cell office:value-type="float" office:value="1.039999">
                <text:p>1.039999</text:p>
              </table:table-cell>
              <table:table-cell office:value-type="float" office:value="6.937872">
                <text:p>6.937872</text:p>
              </table:table-cell>
              <table:table-cell office:value-type="float" office:value="-0.03231058">
                <text:p>-0.032310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286">
                <text:p>16.286</text:p>
              </table:table-cell>
              <table:table-cell office:value-type="float" office:value="50">
                <text:p>50</text:p>
              </table:table-cell>
              <table:table-cell office:value-type="float" office:value="50.66667">
                <text:p>50.66667</text:p>
              </table:table-cell>
              <table:table-cell office:value-type="float" office:value="-0.2666672">
                <text:p>-0.2666672</text:p>
              </table:table-cell>
              <table:table-cell office:value-type="float" office:value="6.93806">
                <text:p>6.93806</text:p>
              </table:table-cell>
              <table:table-cell office:value-type="float" office:value="0.02308808">
                <text:p>0.023088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294">
                <text:p>16.294</text:p>
              </table:table-cell>
              <table:table-cell office:value-type="float" office:value="50">
                <text:p>50</text:p>
              </table:table-cell>
              <table:table-cell office:value-type="float" office:value="51.4">
                <text:p>51.4</text:p>
              </table:table-cell>
              <table:table-cell office:value-type="float" office:value="-0.5600006">
                <text:p>-0.5600006</text:p>
              </table:table-cell>
              <table:table-cell office:value-type="float" office:value="6.938018">
                <text:p>6.938018</text:p>
              </table:table-cell>
              <table:table-cell office:value-type="float" office:value="0.02491807">
                <text:p>0.024918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.302">
                <text:p>16.302</text:p>
              </table:table-cell>
              <table:table-cell office:value-type="float" office:value="50">
                <text:p>50</text:p>
              </table:table-cell>
              <table:table-cell office:value-type="float" office:value="48.43334">
                <text:p>48.43334</text:p>
              </table:table-cell>
              <table:table-cell office:value-type="float" office:value="0.6266663">
                <text:p>0.6266663</text:p>
              </table:table-cell>
              <table:table-cell office:value-type="float" office:value="6.938171">
                <text:p>6.938171</text:p>
              </table:table-cell>
              <table:table-cell office:value-type="float" office:value="-0.02221515">
                <text:p>-0.022215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.31">
                <text:p>16.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8.80001">
                <text:p>-28.80001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.31">
                <text:p>16.31</text:p>
              </table:table-cell>
              <table:table-cell office:value-type="float" office:value="50">
                <text:p>50</text:p>
              </table:table-cell>
              <table:table-cell office:value-type="float" office:value="49.36666">
                <text:p>49.36666</text:p>
              </table:table-cell>
              <table:table-cell office:value-type="float" office:value="0.253334">
                <text:p>0.253334</text:p>
              </table:table-cell>
              <table:table-cell office:value-type="float" office:value="6.93835">
                <text:p>6.93835</text:p>
              </table:table-cell>
              <table:table-cell office:value-type="float" office:value="-0.002786019">
                <text:p>-0.0027860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.319">
                <text:p>16.319</text:p>
              </table:table-cell>
              <table:table-cell office:value-type="float" office:value="50">
                <text:p>50</text:p>
              </table:table-cell>
              <table:table-cell office:value-type="float" office:value="49.66667">
                <text:p>49.66667</text:p>
              </table:table-cell>
              <table:table-cell office:value-type="float" office:value="0.1333328">
                <text:p>0.1333328</text:p>
              </table:table-cell>
              <table:table-cell office:value-type="float" office:value="6.938519">
                <text:p>6.938519</text:p>
              </table:table-cell>
              <table:table-cell office:value-type="float" office:value="0.00206561">
                <text:p>0.002065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.328">
                <text:p>16.328</text:p>
              </table:table-cell>
              <table:table-cell office:value-type="float" office:value="50">
                <text:p>50</text:p>
              </table:table-cell>
              <table:table-cell office:value-type="float" office:value="52.5">
                <text:p>52.5</text:p>
              </table:table-cell>
              <table:table-cell office:value-type="float" office:value="-1">
                <text:p>-1</text:p>
              </table:table-cell>
              <table:table-cell office:value-type="float" office:value="6.938302">
                <text:p>6.938302</text:p>
              </table:table-cell>
              <table:table-cell office:value-type="float" office:value="0.03876324">
                <text:p>0.038763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.337">
                <text:p>16.337</text:p>
              </table:table-cell>
              <table:table-cell office:value-type="float" office:value="50">
                <text:p>50</text:p>
              </table:table-cell>
              <table:table-cell office:value-type="float" office:value="49.36666">
                <text:p>49.36666</text:p>
              </table:table-cell>
              <table:table-cell office:value-type="float" office:value="0.253334">
                <text:p>0.253334</text:p>
              </table:table-cell>
              <table:table-cell office:value-type="float" office:value="6.938241">
                <text:p>6.938241</text:p>
              </table:table-cell>
              <table:table-cell office:value-type="float" office:value="-0.01577632">
                <text:p>-0.015776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.346">
                <text:p>16.346</text:p>
              </table:table-cell>
              <table:table-cell office:value-type="float" office:value="50">
                <text:p>50</text:p>
              </table:table-cell>
              <table:table-cell office:value-type="float" office:value="48.03333">
                <text:p>48.03333</text:p>
              </table:table-cell>
              <table:table-cell office:value-type="float" office:value="0.7866669">
                <text:p>0.7866669</text:p>
              </table:table-cell>
              <table:table-cell office:value-type="float" office:value="6.938522">
                <text:p>6.938522</text:p>
              </table:table-cell>
              <table:table-cell office:value-type="float" office:value="-0.02801233">
                <text:p>-0.028012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.354">
                <text:p>16.354</text:p>
              </table:table-cell>
              <table:table-cell office:value-type="float" office:value="50">
                <text:p>50</text:p>
              </table:table-cell>
              <table:table-cell office:value-type="float" office:value="48.6">
                <text:p>48.6</text:p>
              </table:table-cell>
              <table:table-cell office:value-type="float" office:value="0.5600006">
                <text:p>0.5600006</text:p>
              </table:table-cell>
              <table:table-cell office:value-type="float" office:value="6.938899">
                <text:p>6.938899</text:p>
              </table:table-cell>
              <table:table-cell office:value-type="float" office:value="-0.009888111">
                <text:p>-0.0098881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.362">
                <text:p>16.362</text:p>
              </table:table-cell>
              <table:table-cell office:value-type="float" office:value="50">
                <text:p>50</text:p>
              </table:table-cell>
              <table:table-cell office:value-type="float" office:value="50.83333">
                <text:p>50.83333</text:p>
              </table:table-cell>
              <table:table-cell office:value-type="float" office:value="-0.3333328">
                <text:p>-0.3333328</text:p>
              </table:table-cell>
              <table:table-cell office:value-type="float" office:value="6.93903">
                <text:p>6.93903</text:p>
              </table:table-cell>
              <table:table-cell office:value-type="float" office:value="0.02315185">
                <text:p>0.023151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.37">
                <text:p>16.37</text:p>
              </table:table-cell>
              <table:table-cell office:value-type="float" office:value="50">
                <text:p>50</text:p>
              </table:table-cell>
              <table:table-cell office:value-type="float" office:value="49.13333">
                <text:p>49.13333</text:p>
              </table:table-cell>
              <table:table-cell office:value-type="float" office:value="0.346666">
                <text:p>0.346666</text:p>
              </table:table-cell>
              <table:table-cell office:value-type="float" office:value="6.939219">
                <text:p>6.939219</text:p>
              </table:table-cell>
              <table:table-cell office:value-type="float" office:value="-0.006697096">
                <text:p>-0.00669709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.378">
                <text:p>16.378</text:p>
              </table:table-cell>
              <table:table-cell office:value-type="float" office:value="50">
                <text:p>50</text:p>
              </table:table-cell>
              <table:table-cell office:value-type="float" office:value="48.1">
                <text:p>48.1</text:p>
              </table:table-cell>
              <table:table-cell office:value-type="float" office:value="0.7600007">
                <text:p>0.7600007</text:p>
              </table:table-cell>
              <table:table-cell office:value-type="float" office:value="6.939569">
                <text:p>6.939569</text:p>
              </table:table-cell>
              <table:table-cell office:value-type="float" office:value="-0.01819406">
                <text:p>-0.018194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.386">
                <text:p>16.386</text:p>
              </table:table-cell>
              <table:table-cell office:value-type="float" office:value="50">
                <text:p>50</text:p>
              </table:table-cell>
              <table:table-cell office:value-type="float" office:value="47.66667">
                <text:p>47.66667</text:p>
              </table:table-cell>
              <table:table-cell office:value-type="float" office:value="0.9333328">
                <text:p>0.9333328</text:p>
              </table:table-cell>
              <table:table-cell office:value-type="float" office:value="6.940079">
                <text:p>6.940079</text:p>
              </table:table-cell>
              <table:table-cell office:value-type="float" office:value="-0.01809245">
                <text:p>-0.0180924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.395">
                <text:p>16.395</text:p>
              </table:table-cell>
              <table:table-cell office:value-type="float" office:value="50">
                <text:p>50</text:p>
              </table:table-cell>
              <table:table-cell office:value-type="float" office:value="52.13334">
                <text:p>52.13334</text:p>
              </table:table-cell>
              <table:table-cell office:value-type="float" office:value="-0.853334">
                <text:p>-0.853334</text:p>
              </table:table-cell>
              <table:table-cell office:value-type="float" office:value="6.940156">
                <text:p>6.940156</text:p>
              </table:table-cell>
              <table:table-cell office:value-type="float" office:value="0.04665733">
                <text:p>0.046657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.404">
                <text:p>16.404</text:p>
              </table:table-cell>
              <table:table-cell office:value-type="float" office:value="50">
                <text:p>50</text:p>
              </table:table-cell>
              <table:table-cell office:value-type="float" office:value="47.43333">
                <text:p>47.43333</text:p>
              </table:table-cell>
              <table:table-cell office:value-type="float" office:value="1.026666">
                <text:p>1.026666</text:p>
              </table:table-cell>
              <table:table-cell office:value-type="float" office:value="6.940587">
                <text:p>6.940587</text:p>
              </table:table-cell>
              <table:table-cell office:value-type="float" office:value="-0.03124624">
                <text:p>-0.0312462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.413">
                <text:p>16.413</text:p>
              </table:table-cell>
              <table:table-cell office:value-type="float" office:value="50">
                <text:p>50</text:p>
              </table:table-cell>
              <table:table-cell office:value-type="float" office:value="46.43333">
                <text:p>46.43333</text:p>
              </table:table-cell>
              <table:table-cell office:value-type="float" office:value="1.426666">
                <text:p>1.426666</text:p>
              </table:table-cell>
              <table:table-cell office:value-type="float" office:value="6.941387">
                <text:p>6.941387</text:p>
              </table:table-cell>
              <table:table-cell office:value-type="float" office:value="-0.0331979">
                <text:p>-0.033197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.419">
                <text:p>16.4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8.80001">
                <text:p>-28.80001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.421">
                <text:p>16.421</text:p>
              </table:table-cell>
              <table:table-cell office:value-type="float" office:value="50">
                <text:p>50</text:p>
              </table:table-cell>
              <table:table-cell office:value-type="float" office:value="49.1">
                <text:p>49.1</text:p>
              </table:table-cell>
              <table:table-cell office:value-type="float" office:value="0.3600006">
                <text:p>0.3600006</text:p>
              </table:table-cell>
              <table:table-cell office:value-type="float" office:value="6.942005">
                <text:p>6.942005</text:p>
              </table:table-cell>
              <table:table-cell office:value-type="float" office:value="0.01395441">
                <text:p>0.013954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.429">
                <text:p>16.429</text:p>
              </table:table-cell>
              <table:table-cell office:value-type="float" office:value="50">
                <text:p>50</text:p>
              </table:table-cell>
              <table:table-cell office:value-type="float" office:value="53.43334">
                <text:p>53.43334</text:p>
              </table:table-cell>
              <table:table-cell office:value-type="float" office:value="-1.373334">
                <text:p>-1.373334</text:p>
              </table:table-cell>
              <table:table-cell office:value-type="float" office:value="6.942">
                <text:p>6.942</text:p>
              </table:table-cell>
              <table:table-cell office:value-type="float" office:value="0.06640994">
                <text:p>0.0664099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.438">
                <text:p>16.438</text:p>
              </table:table-cell>
              <table:table-cell office:value-type="float" office:value="50">
                <text:p>50</text:p>
              </table:table-cell>
              <table:table-cell office:value-type="float" office:value="50.03334">
                <text:p>50.03334</text:p>
              </table:table-cell>
              <table:table-cell office:value-type="float" office:value="-0.01333313">
                <text:p>-0.01333313</text:p>
              </table:table-cell>
              <table:table-cell office:value-type="float" office:value="6.941993">
                <text:p>6.941993</text:p>
              </table:table-cell>
              <table:table-cell office:value-type="float" office:value="0.0002802019">
                <text:p>0.00028020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6.446">
                <text:p>16.446</text:p>
              </table:table-cell>
              <table:table-cell office:value-type="float" office:value="50">
                <text:p>50</text:p>
              </table:table-cell>
              <table:table-cell office:value-type="float" office:value="46.86666">
                <text:p>46.86666</text:p>
              </table:table-cell>
              <table:table-cell office:value-type="float" office:value="1.253334">
                <text:p>1.253334</text:p>
              </table:table-cell>
              <table:table-cell office:value-type="float" office:value="6.9424">
                <text:p>6.9424</text:p>
              </table:table-cell>
              <table:table-cell office:value-type="float" office:value="-0.04161502">
                <text:p>-0.041615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6.464">
                <text:p>16.464</text:p>
              </table:table-cell>
              <table:table-cell office:value-type="float" office:value="50">
                <text:p>50</text:p>
              </table:table-cell>
              <table:table-cell office:value-type="float" office:value="50.16667">
                <text:p>50.16667</text:p>
              </table:table-cell>
              <table:table-cell office:value-type="float" office:value="-0.06666718">
                <text:p>-0.06666718</text:p>
              </table:table-cell>
              <table:table-cell office:value-type="float" office:value="6.94264">
                <text:p>6.94264</text:p>
              </table:table-cell>
              <table:table-cell office:value-type="float" office:value="0.01609431">
                <text:p>0.0160943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6.474">
                <text:p>16.474</text:p>
              </table:table-cell>
              <table:table-cell office:value-type="float" office:value="50">
                <text:p>50</text:p>
              </table:table-cell>
              <table:table-cell office:value-type="float" office:value="48.56667">
                <text:p>48.56667</text:p>
              </table:table-cell>
              <table:table-cell office:value-type="float" office:value="0.5733337">
                <text:p>0.5733337</text:p>
              </table:table-cell>
              <table:table-cell office:value-type="float" office:value="6.943336">
                <text:p>6.943336</text:p>
              </table:table-cell>
              <table:table-cell office:value-type="float" office:value="-0.0101756">
                <text:p>-0.01017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.482">
                <text:p>16.482</text:p>
              </table:table-cell>
              <table:table-cell office:value-type="float" office:value="50">
                <text:p>50</text:p>
              </table:table-cell>
              <table:table-cell office:value-type="float" office:value="46.8">
                <text:p>46.8</text:p>
              </table:table-cell>
              <table:table-cell office:value-type="float" office:value="1.28">
                <text:p>1.28</text:p>
              </table:table-cell>
              <table:table-cell office:value-type="float" office:value="6.944783">
                <text:p>6.944783</text:p>
              </table:table-cell>
              <table:table-cell office:value-type="float" office:value="-0.02779733">
                <text:p>-0.027797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.49">
                <text:p>16.49</text:p>
              </table:table-cell>
              <table:table-cell office:value-type="float" office:value="50">
                <text:p>50</text:p>
              </table:table-cell>
              <table:table-cell office:value-type="float" office:value="50.23334">
                <text:p>50.23334</text:p>
              </table:table-cell>
              <table:table-cell office:value-type="float" office:value="-0.09333344">
                <text:p>-0.09333344</text:p>
              </table:table-cell>
              <table:table-cell office:value-type="float" office:value="6.945318">
                <text:p>6.945318</text:p>
              </table:table-cell>
              <table:table-cell office:value-type="float" office:value="0.03308921">
                <text:p>0.033089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.498">
                <text:p>16.498</text:p>
              </table:table-cell>
              <table:table-cell office:value-type="float" office:value="50">
                <text:p>50</text:p>
              </table:table-cell>
              <table:table-cell office:value-type="float" office:value="51.56667">
                <text:p>51.56667</text:p>
              </table:table-cell>
              <table:table-cell office:value-type="float" office:value="-0.6266663">
                <text:p>-0.6266663</text:p>
              </table:table-cell>
              <table:table-cell office:value-type="float" office:value="6.9455">
                <text:p>6.9455</text:p>
              </table:table-cell>
              <table:table-cell office:value-type="float" office:value="0.04010005">
                <text:p>0.040100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.506">
                <text:p>16.506</text:p>
              </table:table-cell>
              <table:table-cell office:value-type="float" office:value="50">
                <text:p>50</text:p>
              </table:table-cell>
              <table:table-cell office:value-type="float" office:value="48.03333">
                <text:p>48.03333</text:p>
              </table:table-cell>
              <table:table-cell office:value-type="float" office:value="0.7866669">
                <text:p>0.7866669</text:p>
              </table:table-cell>
              <table:table-cell office:value-type="float" office:value="6.945852">
                <text:p>6.945852</text:p>
              </table:table-cell>
              <table:table-cell office:value-type="float" office:value="-0.01937243">
                <text:p>-0.0193724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.514">
                <text:p>16.514</text:p>
              </table:table-cell>
              <table:table-cell office:value-type="float" office:value="50">
                <text:p>50</text:p>
              </table:table-cell>
              <table:table-cell office:value-type="float" office:value="47.1">
                <text:p>47.1</text:p>
              </table:table-cell>
              <table:table-cell office:value-type="float" office:value="1.160001">
                <text:p>1.160001</text:p>
              </table:table-cell>
              <table:table-cell office:value-type="float" office:value="6.946429">
                <text:p>6.946429</text:p>
              </table:table-cell>
              <table:table-cell office:value-type="float" office:value="-0.02549383">
                <text:p>-0.0254938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.527">
                <text:p>16.527</text:p>
              </table:table-cell>
              <table:table-cell office:value-type="float" office:value="50">
                <text:p>50</text:p>
              </table:table-cell>
              <table:table-cell office:value-type="float" office:value="48.83333">
                <text:p>48.83333</text:p>
              </table:table-cell>
              <table:table-cell office:value-type="float" office:value="0.4666672">
                <text:p>0.4666672</text:p>
              </table:table-cell>
              <table:table-cell office:value-type="float" office:value="6.946958">
                <text:p>6.946958</text:p>
              </table:table-cell>
              <table:table-cell office:value-type="float" office:value="0.005544661">
                <text:p>0.0055446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.537">
                <text:p>16.537</text:p>
              </table:table-cell>
              <table:table-cell office:value-type="float" office:value="50">
                <text:p>50</text:p>
              </table:table-cell>
              <table:table-cell office:value-type="float" office:value="52.2">
                <text:p>52.2</text:p>
              </table:table-cell>
              <table:table-cell office:value-type="float" office:value="-0.8800003">
                <text:p>-0.8800003</text:p>
              </table:table-cell>
              <table:table-cell office:value-type="float" office:value="6.94688">
                <text:p>6.94688</text:p>
              </table:table-cell>
              <table:table-cell office:value-type="float" office:value="0.04821033">
                <text:p>0.048210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.545">
                <text:p>16.545</text:p>
              </table:table-cell>
              <table:table-cell office:value-type="float" office:value="50">
                <text:p>50</text:p>
              </table:table-cell>
              <table:table-cell office:value-type="float" office:value="49.33333">
                <text:p>49.33333</text:p>
              </table:table-cell>
              <table:table-cell office:value-type="float" office:value="0.2666672">
                <text:p>0.2666672</text:p>
              </table:table-cell>
              <table:table-cell office:value-type="float" office:value="6.946997">
                <text:p>6.946997</text:p>
              </table:table-cell>
              <table:table-cell office:value-type="float" office:value="-0.01084165">
                <text:p>-0.0108416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6.553">
                <text:p>16.553</text:p>
              </table:table-cell>
              <table:table-cell office:value-type="float" office:value="50">
                <text:p>50</text:p>
              </table:table-cell>
              <table:table-cell office:value-type="float" office:value="46.96667">
                <text:p>46.96667</text:p>
              </table:table-cell>
              <table:table-cell office:value-type="float" office:value="1.213333">
                <text:p>1.213333</text:p>
              </table:table-cell>
              <table:table-cell office:value-type="float" office:value="6.947453">
                <text:p>6.947453</text:p>
              </table:table-cell>
              <table:table-cell office:value-type="float" office:value="-0.03709433">
                <text:p>-0.037094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6.561">
                <text:p>16.561</text:p>
              </table:table-cell>
              <table:table-cell office:value-type="float" office:value="50">
                <text:p>50</text:p>
              </table:table-cell>
              <table:table-cell office:value-type="float" office:value="51.43333">
                <text:p>51.43333</text:p>
              </table:table-cell>
              <table:table-cell office:value-type="float" office:value="-0.5733337">
                <text:p>-0.5733337</text:p>
              </table:table-cell>
              <table:table-cell office:value-type="float" office:value="6.947577">
                <text:p>6.947577</text:p>
              </table:table-cell>
              <table:table-cell office:value-type="float" office:value="0.03447783">
                <text:p>0.0344778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6.569">
                <text:p>16.569</text:p>
              </table:table-cell>
              <table:table-cell office:value-type="float" office:value="50">
                <text:p>50</text:p>
              </table:table-cell>
              <table:table-cell office:value-type="float" office:value="48.6">
                <text:p>48.6</text:p>
              </table:table-cell>
              <table:table-cell office:value-type="float" office:value="0.5600006">
                <text:p>0.5600006</text:p>
              </table:table-cell>
              <table:table-cell office:value-type="float" office:value="6.947824">
                <text:p>6.947824</text:p>
              </table:table-cell>
              <table:table-cell office:value-type="float" office:value="-0.01395426">
                <text:p>-0.0139542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.577">
                <text:p>16.577</text:p>
              </table:table-cell>
              <table:table-cell office:value-type="float" office:value="50">
                <text:p>50</text:p>
              </table:table-cell>
              <table:table-cell office:value-type="float" office:value="50.26667">
                <text:p>50.26667</text:p>
              </table:table-cell>
              <table:table-cell office:value-type="float" office:value="-0.1066666">
                <text:p>-0.1066666</text:p>
              </table:table-cell>
              <table:table-cell office:value-type="float" office:value="6.947962">
                <text:p>6.947962</text:p>
              </table:table-cell>
              <table:table-cell office:value-type="float" office:value="0.01251081">
                <text:p>0.0125108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6.585">
                <text:p>16.585</text:p>
              </table:table-cell>
              <table:table-cell office:value-type="float" office:value="50">
                <text:p>50</text:p>
              </table:table-cell>
              <table:table-cell office:value-type="float" office:value="48.96667">
                <text:p>48.96667</text:p>
              </table:table-cell>
              <table:table-cell office:value-type="float" office:value="0.4133331">
                <text:p>0.4133331</text:p>
              </table:table-cell>
              <table:table-cell office:value-type="float" office:value="6.948175">
                <text:p>6.948175</text:p>
              </table:table-cell>
              <table:table-cell office:value-type="float" office:value="-0.008652774">
                <text:p>-0.00865277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.594">
                <text:p>16.594</text:p>
              </table:table-cell>
              <table:table-cell office:value-type="float" office:value="50">
                <text:p>50</text:p>
              </table:table-cell>
              <table:table-cell office:value-type="float" office:value="52.56667">
                <text:p>52.56667</text:p>
              </table:table-cell>
              <table:table-cell office:value-type="float" office:value="-1.026666">
                <text:p>-1.026666</text:p>
              </table:table-cell>
              <table:table-cell office:value-type="float" office:value="6.948022">
                <text:p>6.948022</text:p>
              </table:table-cell>
              <table:table-cell office:value-type="float" office:value="0.04163618">
                <text:p>0.0416361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.603">
                <text:p>16.603</text:p>
              </table:table-cell>
              <table:table-cell office:value-type="float" office:value="50">
                <text:p>50</text:p>
              </table:table-cell>
              <table:table-cell office:value-type="float" office:value="50.13334">
                <text:p>50.13334</text:p>
              </table:table-cell>
              <table:table-cell office:value-type="float" office:value="-0.05333405">
                <text:p>-0.05333405</text:p>
              </table:table-cell>
              <table:table-cell office:value-type="float" office:value="6.947897">
                <text:p>6.947897</text:p>
              </table:table-cell>
              <table:table-cell office:value-type="float" office:value="-0.003806422">
                <text:p>-0.00380642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.612">
                <text:p>16.612</text:p>
              </table:table-cell>
              <table:table-cell office:value-type="float" office:value="50">
                <text:p>50</text:p>
              </table:table-cell>
              <table:table-cell office:value-type="float" office:value="47.8">
                <text:p>47.8</text:p>
              </table:table-cell>
              <table:table-cell office:value-type="float" office:value="0.8800003">
                <text:p>0.8800003</text:p>
              </table:table-cell>
              <table:table-cell office:value-type="float" office:value="6.948171">
                <text:p>6.948171</text:p>
              </table:table-cell>
              <table:table-cell office:value-type="float" office:value="-0.03331218">
                <text:p>-0.0333121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.62">
                <text:p>16.62</text:p>
              </table:table-cell>
              <table:table-cell office:value-type="float" office:value="50">
                <text:p>50</text:p>
              </table:table-cell>
              <table:table-cell office:value-type="float" office:value="48.8">
                <text:p>48.8</text:p>
              </table:table-cell>
              <table:table-cell office:value-type="float" office:value="0.4800003">
                <text:p>0.4800003</text:p>
              </table:table-cell>
              <table:table-cell office:value-type="float" office:value="6.948514">
                <text:p>6.948514</text:p>
              </table:table-cell>
              <table:table-cell office:value-type="float" office:value="-0.007452958">
                <text:p>-0.00745295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.629">
                <text:p>16.629</text:p>
              </table:table-cell>
              <table:table-cell office:value-type="float" office:value="50">
                <text:p>50</text:p>
              </table:table-cell>
              <table:table-cell office:value-type="float" office:value="51.56667">
                <text:p>51.56667</text:p>
              </table:table-cell>
              <table:table-cell office:value-type="float" office:value="-0.6266663">
                <text:p>-0.6266663</text:p>
              </table:table-cell>
              <table:table-cell office:value-type="float" office:value="6.948522">
                <text:p>6.948522</text:p>
              </table:table-cell>
              <table:table-cell office:value-type="float" office:value="0.03175005">
                <text:p>0.0317500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6.637">
                <text:p>16.637</text:p>
              </table:table-cell>
              <table:table-cell office:value-type="float" office:value="50">
                <text:p>50</text:p>
              </table:table-cell>
              <table:table-cell office:value-type="float" office:value="49.63334">
                <text:p>49.63334</text:p>
              </table:table-cell>
              <table:table-cell office:value-type="float" office:value="0.146666">
                <text:p>0.146666</text:p>
              </table:table-cell>
              <table:table-cell office:value-type="float" office:value="6.948575">
                <text:p>6.948575</text:p>
              </table:table-cell>
              <table:table-cell office:value-type="float" office:value="-0.00456513">
                <text:p>-0.0045651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.645">
                <text:p>16.645</text:p>
              </table:table-cell>
              <table:table-cell office:value-type="float" office:value="50">
                <text:p>50</text:p>
              </table:table-cell>
              <table:table-cell office:value-type="float" office:value="49.73333">
                <text:p>49.73333</text:p>
              </table:table-cell>
              <table:table-cell office:value-type="float" office:value="0.1066666">
                <text:p>0.1066666</text:p>
              </table:table-cell>
              <table:table-cell office:value-type="float" office:value="6.948641">
                <text:p>6.948641</text:p>
              </table:table-cell>
              <table:table-cell office:value-type="float" office:value="-0.001692961">
                <text:p>-0.00169296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.653">
                <text:p>16.653</text:p>
              </table:table-cell>
              <table:table-cell office:value-type="float" office:value="50">
                <text:p>50</text:p>
              </table:table-cell>
              <table:table-cell office:value-type="float" office:value="49.2">
                <text:p>49.2</text:p>
              </table:table-cell>
              <table:table-cell office:value-type="float" office:value="0.3199997">
                <text:p>0.3199997</text:p>
              </table:table-cell>
              <table:table-cell office:value-type="float" office:value="6.948778">
                <text:p>6.948778</text:p>
              </table:table-cell>
              <table:table-cell office:value-type="float" office:value="-0.008191269">
                <text:p>-0.00819126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6.661">
                <text:p>16.6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8.80001">
                <text:p>-28.80001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.661">
                <text:p>16.661</text:p>
              </table:table-cell>
              <table:table-cell office:value-type="float" office:value="50">
                <text:p>50</text:p>
              </table:table-cell>
              <table:table-cell office:value-type="float" office:value="49.73333">
                <text:p>49.73333</text:p>
              </table:table-cell>
              <table:table-cell office:value-type="float" office:value="0.1066666">
                <text:p>0.1066666</text:p>
              </table:table-cell>
              <table:table-cell office:value-type="float" office:value="6.948903">
                <text:p>6.948903</text:p>
              </table:table-cell>
              <table:table-cell office:value-type="float" office:value="0.001470111">
                <text:p>0.00147011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.672">
                <text:p>16.672</text:p>
              </table:table-cell>
              <table:table-cell office:value-type="float" office:value="50">
                <text:p>50</text:p>
              </table:table-cell>
              <table:table-cell office:value-type="float" office:value="47.36667">
                <text:p>47.36667</text:p>
              </table:table-cell>
              <table:table-cell office:value-type="float" office:value="1.053334">
                <text:p>1.053334</text:p>
              </table:table-cell>
              <table:table-cell office:value-type="float" office:value="6.949336">
                <text:p>6.949336</text:p>
              </table:table-cell>
              <table:table-cell office:value-type="float" office:value="-0.03024033">
                <text:p>-0.030240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.68">
                <text:p>16.68</text:p>
              </table:table-cell>
              <table:table-cell office:value-type="float" office:value="50">
                <text:p>50</text:p>
              </table:table-cell>
              <table:table-cell office:value-type="float" office:value="48.43334">
                <text:p>48.43334</text:p>
              </table:table-cell>
              <table:table-cell office:value-type="float" office:value="0.6266663">
                <text:p>0.6266663</text:p>
              </table:table-cell>
              <table:table-cell office:value-type="float" office:value="6.949893">
                <text:p>6.949893</text:p>
              </table:table-cell>
              <table:table-cell office:value-type="float" office:value="-0.005878446">
                <text:p>-0.00587844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.688">
                <text:p>16.688</text:p>
              </table:table-cell>
              <table:table-cell office:value-type="float" office:value="50">
                <text:p>50</text:p>
              </table:table-cell>
              <table:table-cell office:value-type="float" office:value="48.7">
                <text:p>48.7</text:p>
              </table:table-cell>
              <table:table-cell office:value-type="float" office:value="0.5199997">
                <text:p>0.5199997</text:p>
              </table:table-cell>
              <table:table-cell office:value-type="float" office:value="6.950393">
                <text:p>6.950393</text:p>
              </table:table-cell>
              <table:table-cell office:value-type="float" office:value="-0.0001248468">
                <text:p>-0.000124846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6.696">
                <text:p>16.696</text:p>
              </table:table-cell>
              <table:table-cell office:value-type="float" office:value="50">
                <text:p>50</text:p>
              </table:table-cell>
              <table:table-cell office:value-type="float" office:value="51.46667">
                <text:p>51.46667</text:p>
              </table:table-cell>
              <table:table-cell office:value-type="float" office:value="-0.5866669">
                <text:p>-0.5866669</text:p>
              </table:table-cell>
              <table:table-cell office:value-type="float" office:value="6.950542">
                <text:p>6.950542</text:p>
              </table:table-cell>
              <table:table-cell office:value-type="float" office:value="0.0364376">
                <text:p>0.036437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6.704">
                <text:p>16.704</text:p>
              </table:table-cell>
              <table:table-cell office:value-type="float" office:value="50">
                <text:p>50</text:p>
              </table:table-cell>
              <table:table-cell office:value-type="float" office:value="49.6">
                <text:p>49.6</text:p>
              </table:table-cell>
              <table:table-cell office:value-type="float" office:value="0.1600006">
                <text:p>0.1600006</text:p>
              </table:table-cell>
              <table:table-cell office:value-type="float" office:value="6.95069">
                <text:p>6.95069</text:p>
              </table:table-cell>
              <table:table-cell office:value-type="float" office:value="0.0001370672">
                <text:p>0.00013706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6.713">
                <text:p>16.713</text:p>
              </table:table-cell>
              <table:table-cell office:value-type="float" office:value="50">
                <text:p>50</text:p>
              </table:table-cell>
              <table:table-cell office:value-type="float" office:value="47.93334">
                <text:p>47.93334</text:p>
              </table:table-cell>
              <table:table-cell office:value-type="float" office:value="0.8266663">
                <text:p>0.8266663</text:p>
              </table:table-cell>
              <table:table-cell office:value-type="float" office:value="6.951066">
                <text:p>6.951066</text:p>
              </table:table-cell>
              <table:table-cell office:value-type="float" office:value="-0.02190685">
                <text:p>-0.0219068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.724">
                <text:p>16.724</text:p>
              </table:table-cell>
              <table:table-cell office:value-type="float" office:value="50">
                <text:p>50</text:p>
              </table:table-cell>
              <table:table-cell office:value-type="float" office:value="47.93334">
                <text:p>47.93334</text:p>
              </table:table-cell>
              <table:table-cell office:value-type="float" office:value="0.8266663">
                <text:p>0.8266663</text:p>
              </table:table-cell>
              <table:table-cell office:value-type="float" office:value="6.951585">
                <text:p>6.951585</text:p>
              </table:table-cell>
              <table:table-cell office:value-type="float" office:value="-0.01445839">
                <text:p>-0.0144583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.733">
                <text:p>16.733</text:p>
              </table:table-cell>
              <table:table-cell office:value-type="float" office:value="50">
                <text:p>50</text:p>
              </table:table-cell>
              <table:table-cell office:value-type="float" office:value="52.36667">
                <text:p>52.36667</text:p>
              </table:table-cell>
              <table:table-cell office:value-type="float" office:value="-0.946666">
                <text:p>-0.946666</text:p>
              </table:table-cell>
              <table:table-cell office:value-type="float" office:value="6.951521">
                <text:p>6.951521</text:p>
              </table:table-cell>
              <table:table-cell office:value-type="float" office:value="0.04897758">
                <text:p>0.0489775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6.741">
                <text:p>16.741</text:p>
              </table:table-cell>
              <table:table-cell office:value-type="float" office:value="50">
                <text:p>50</text:p>
              </table:table-cell>
              <table:table-cell office:value-type="float" office:value="48.5">
                <text:p>48.5</text:p>
              </table:table-cell>
              <table:table-cell office:value-type="float" office:value="0.6">
                <text:p>0.6</text:p>
              </table:table-cell>
              <table:table-cell office:value-type="float" office:value="6.951756">
                <text:p>6.951756</text:p>
              </table:table-cell>
              <table:table-cell office:value-type="float" office:value="-0.02165399">
                <text:p>-0.021653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6.749">
                <text:p>16.749</text:p>
              </table:table-cell>
              <table:table-cell office:value-type="float" office:value="50">
                <text:p>50</text:p>
              </table:table-cell>
              <table:table-cell office:value-type="float" office:value="46.86666">
                <text:p>46.86666</text:p>
              </table:table-cell>
              <table:table-cell office:value-type="float" office:value="1.253334">
                <text:p>1.253334</text:p>
              </table:table-cell>
              <table:table-cell office:value-type="float" office:value="6.952248">
                <text:p>6.952248</text:p>
              </table:table-cell>
              <table:table-cell office:value-type="float" office:value="-0.03455212">
                <text:p>-0.034552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.758">
                <text:p>16.758</text:p>
              </table:table-cell>
              <table:table-cell office:value-type="float" office:value="50">
                <text:p>50</text:p>
              </table:table-cell>
              <table:table-cell office:value-type="float" office:value="49.33333">
                <text:p>49.33333</text:p>
              </table:table-cell>
              <table:table-cell office:value-type="float" office:value="0.2666672">
                <text:p>0.2666672</text:p>
              </table:table-cell>
              <table:table-cell office:value-type="float" office:value="6.95268">
                <text:p>6.95268</text:p>
              </table:table-cell>
              <table:table-cell office:value-type="float" office:value="0.009063763">
                <text:p>0.00906376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.766">
                <text:p>16.766</text:p>
              </table:table-cell>
              <table:table-cell office:value-type="float" office:value="50">
                <text:p>50</text:p>
              </table:table-cell>
              <table:table-cell office:value-type="float" office:value="53.1">
                <text:p>53.1</text:p>
              </table:table-cell>
              <table:table-cell office:value-type="float" office:value="-1.239999">
                <text:p>-1.239999</text:p>
              </table:table-cell>
              <table:table-cell office:value-type="float" office:value="6.952559">
                <text:p>6.952559</text:p>
              </table:table-cell>
              <table:table-cell office:value-type="float" office:value="0.05570198">
                <text:p>0.0557019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6.772">
                <text:p>16.7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8.80001">
                <text:p>-28.80001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6.774">
                <text:p>16.774</text:p>
              </table:table-cell>
              <table:table-cell office:value-type="float" office:value="50">
                <text:p>50</text:p>
              </table:table-cell>
              <table:table-cell office:value-type="float" office:value="50.16667">
                <text:p>50.16667</text:p>
              </table:table-cell>
              <table:table-cell office:value-type="float" office:value="-0.06666718">
                <text:p>-0.06666718</text:p>
              </table:table-cell>
              <table:table-cell office:value-type="float" office:value="6.952461">
                <text:p>6.952461</text:p>
              </table:table-cell>
              <table:table-cell office:value-type="float" office:value="-0.001956867">
                <text:p>-0.0019568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.782">
                <text:p>16.782</text:p>
              </table:table-cell>
              <table:table-cell office:value-type="float" office:value="50">
                <text:p>50</text:p>
              </table:table-cell>
              <table:table-cell office:value-type="float" office:value="46.8">
                <text:p>46.8</text:p>
              </table:table-cell>
              <table:table-cell office:value-type="float" office:value="1.28">
                <text:p>1.28</text:p>
              </table:table-cell>
              <table:table-cell office:value-type="float" office:value="6.952767">
                <text:p>6.952767</text:p>
              </table:table-cell>
              <table:table-cell office:value-type="float" office:value="-0.04577075">
                <text:p>-0.045770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.794">
                <text:p>16.794</text:p>
              </table:table-cell>
              <table:table-cell office:value-type="float" office:value="50">
                <text:p>50</text:p>
              </table:table-cell>
              <table:table-cell office:value-type="float" office:value="50.13334">
                <text:p>50.13334</text:p>
              </table:table-cell>
              <table:table-cell office:value-type="float" office:value="-0.05333405">
                <text:p>-0.05333405</text:p>
              </table:table-cell>
              <table:table-cell office:value-type="float" office:value="6.952965">
                <text:p>6.952965</text:p>
              </table:table-cell>
              <table:table-cell office:value-type="float" office:value="0.01287655">
                <text:p>0.0128765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.803">
                <text:p>16.803</text:p>
              </table:table-cell>
              <table:table-cell office:value-type="float" office:value="50">
                <text:p>50</text:p>
              </table:table-cell>
              <table:table-cell office:value-type="float" office:value="50.3">
                <text:p>50.3</text:p>
              </table:table-cell>
              <table:table-cell office:value-type="float" office:value="-0.1199997">
                <text:p>-0.1199997</text:p>
              </table:table-cell>
              <table:table-cell office:value-type="float" office:value="6.95305">
                <text:p>6.95305</text:p>
              </table:table-cell>
              <table:table-cell office:value-type="float" office:value="0.0106986">
                <text:p>0.010698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.812">
                <text:p>16.812</text:p>
              </table:table-cell>
              <table:table-cell office:value-type="float" office:value="50">
                <text:p>50</text:p>
              </table:table-cell>
              <table:table-cell office:value-type="float" office:value="50.06667">
                <text:p>50.06667</text:p>
              </table:table-cell>
              <table:table-cell office:value-type="float" office:value="-0.02666626">
                <text:p>-0.02666626</text:p>
              </table:table-cell>
              <table:table-cell office:value-type="float" office:value="6.953088">
                <text:p>6.953088</text:p>
              </table:table-cell>
              <table:table-cell office:value-type="float" office:value="0.003338964">
                <text:p>0.00333896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6.82">
                <text:p>16.82</text:p>
              </table:table-cell>
              <table:table-cell office:value-type="float" office:value="50">
                <text:p>50</text:p>
              </table:table-cell>
              <table:table-cell office:value-type="float" office:value="48.83333">
                <text:p>48.83333</text:p>
              </table:table-cell>
              <table:table-cell office:value-type="float" office:value="0.4666672">
                <text:p>0.4666672</text:p>
              </table:table-cell>
              <table:table-cell office:value-type="float" office:value="6.95328">
                <text:p>6.95328</text:p>
              </table:table-cell>
              <table:table-cell office:value-type="float" office:value="-0.01434334">
                <text:p>-0.014343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6.828">
                <text:p>16.828</text:p>
              </table:table-cell>
              <table:table-cell office:value-type="float" office:value="50">
                <text:p>50</text:p>
              </table:table-cell>
              <table:table-cell office:value-type="float" office:value="49.7">
                <text:p>49.7</text:p>
              </table:table-cell>
              <table:table-cell office:value-type="float" office:value="0.1199997">
                <text:p>0.1199997</text:p>
              </table:table-cell>
              <table:table-cell office:value-type="float" office:value="6.953432">
                <text:p>6.953432</text:p>
              </table:table-cell>
              <table:table-cell office:value-type="float" office:value="0.00226016">
                <text:p>0.0022601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.836">
                <text:p>16.836</text:p>
              </table:table-cell>
              <table:table-cell office:value-type="float" office:value="50">
                <text:p>50</text:p>
              </table:table-cell>
              <table:table-cell office:value-type="float" office:value="48.53333">
                <text:p>48.53333</text:p>
              </table:table-cell>
              <table:table-cell office:value-type="float" office:value="0.5866669">
                <text:p>0.5866669</text:p>
              </table:table-cell>
              <table:table-cell office:value-type="float" office:value="6.953706">
                <text:p>6.953706</text:p>
              </table:table-cell>
              <table:table-cell office:value-type="float" office:value="-0.01386315">
                <text:p>-0.013863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.844">
                <text:p>16.844</text:p>
              </table:table-cell>
              <table:table-cell office:value-type="float" office:value="50">
                <text:p>50</text:p>
              </table:table-cell>
              <table:table-cell office:value-type="float" office:value="49.4">
                <text:p>49.4</text:p>
              </table:table-cell>
              <table:table-cell office:value-type="float" office:value="0.2399994">
                <text:p>0.2399994</text:p>
              </table:table-cell>
              <table:table-cell office:value-type="float" office:value="6.953962">
                <text:p>6.953962</text:p>
              </table:table-cell>
              <table:table-cell office:value-type="float" office:value="0.002012807">
                <text:p>0.00201280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.852">
                <text:p>16.852</text:p>
              </table:table-cell>
              <table:table-cell office:value-type="float" office:value="50">
                <text:p>50</text:p>
              </table:table-cell>
              <table:table-cell office:value-type="float" office:value="48.53333">
                <text:p>48.53333</text:p>
              </table:table-cell>
              <table:table-cell office:value-type="float" office:value="0.5866669">
                <text:p>0.5866669</text:p>
              </table:table-cell>
              <table:table-cell office:value-type="float" office:value="6.954307">
                <text:p>6.954307</text:p>
              </table:table-cell>
              <table:table-cell office:value-type="float" office:value="-0.01007143">
                <text:p>-0.0100714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.861">
                <text:p>16.861</text:p>
              </table:table-cell>
              <table:table-cell office:value-type="float" office:value="50">
                <text:p>50</text:p>
              </table:table-cell>
              <table:table-cell office:value-type="float" office:value="51.1">
                <text:p>51.1</text:p>
              </table:table-cell>
              <table:table-cell office:value-type="float" office:value="-0.4399994">
                <text:p>-0.4399994</text:p>
              </table:table-cell>
              <table:table-cell office:value-type="float" office:value="6.954413">
                <text:p>6.954413</text:p>
              </table:table-cell>
              <table:table-cell office:value-type="float" office:value="0.02703167">
                <text:p>0.027031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.871">
                <text:p>16.871</text:p>
              </table:table-cell>
              <table:table-cell office:value-type="float" office:value="50">
                <text:p>50</text:p>
              </table:table-cell>
              <table:table-cell office:value-type="float" office:value="49.66667">
                <text:p>49.66667</text:p>
              </table:table-cell>
              <table:table-cell office:value-type="float" office:value="0.1333328">
                <text:p>0.1333328</text:p>
              </table:table-cell>
              <table:table-cell office:value-type="float" office:value="6.954539">
                <text:p>6.954539</text:p>
              </table:table-cell>
              <table:table-cell office:value-type="float" office:value="-0.0005378192">
                <text:p>-0.000537819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.879">
                <text:p>16.879</text:p>
              </table:table-cell>
              <table:table-cell office:value-type="float" office:value="50">
                <text:p>50</text:p>
              </table:table-cell>
              <table:table-cell office:value-type="float" office:value="49.03333">
                <text:p>49.03333</text:p>
              </table:table-cell>
              <table:table-cell office:value-type="float" office:value="0.3866669">
                <text:p>0.3866669</text:p>
              </table:table-cell>
              <table:table-cell office:value-type="float" office:value="6.95478">
                <text:p>6.95478</text:p>
              </table:table-cell>
              <table:table-cell office:value-type="float" office:value="-0.008704288">
                <text:p>-0.00870428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.887">
                <text:p>16.887</text:p>
              </table:table-cell>
              <table:table-cell office:value-type="float" office:value="50">
                <text:p>50</text:p>
              </table:table-cell>
              <table:table-cell office:value-type="float" office:value="48.03333">
                <text:p>48.03333</text:p>
              </table:table-cell>
              <table:table-cell office:value-type="float" office:value="0.7866669">
                <text:p>0.7866669</text:p>
              </table:table-cell>
              <table:table-cell office:value-type="float" office:value="6.955146">
                <text:p>6.955146</text:p>
              </table:table-cell>
              <table:table-cell office:value-type="float" office:value="-0.0185966">
                <text:p>-0.018596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.895">
                <text:p>16.895</text:p>
              </table:table-cell>
              <table:table-cell office:value-type="float" office:value="50">
                <text:p>50</text:p>
              </table:table-cell>
              <table:table-cell office:value-type="float" office:value="52.06666">
                <text:p>52.06666</text:p>
              </table:table-cell>
              <table:table-cell office:value-type="float" office:value="-0.8266663">
                <text:p>-0.8266663</text:p>
              </table:table-cell>
              <table:table-cell office:value-type="float" office:value="6.955155">
                <text:p>6.955155</text:p>
              </table:table-cell>
              <table:table-cell office:value-type="float" office:value="0.04059472">
                <text:p>0.0405947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.904">
                <text:p>16.904</text:p>
              </table:table-cell>
              <table:table-cell office:value-type="float" office:value="50">
                <text:p>50</text:p>
              </table:table-cell>
              <table:table-cell office:value-type="float" office:value="51.23333">
                <text:p>51.23333</text:p>
              </table:table-cell>
              <table:table-cell office:value-type="float" office:value="-0.4933334">
                <text:p>-0.4933334</text:p>
              </table:table-cell>
              <table:table-cell office:value-type="float" office:value="6.954999">
                <text:p>6.954999</text:p>
              </table:table-cell>
              <table:table-cell office:value-type="float" office:value="0.01660537">
                <text:p>0.0166053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.912">
                <text:p>16.912</text:p>
              </table:table-cell>
              <table:table-cell office:value-type="float" office:value="50">
                <text:p>50</text:p>
              </table:table-cell>
              <table:table-cell office:value-type="float" office:value="50.33333">
                <text:p>50.33333</text:p>
              </table:table-cell>
              <table:table-cell office:value-type="float" office:value="-0.1333328">
                <text:p>-0.1333328</text:p>
              </table:table-cell>
              <table:table-cell office:value-type="float" office:value="6.954853">
                <text:p>6.954853</text:p>
              </table:table-cell>
              <table:table-cell office:value-type="float" office:value="-0.0009205789">
                <text:p>-0.000920578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.92">
                <text:p>16.92</text:p>
              </table:table-cell>
              <table:table-cell office:value-type="float" office:value="50">
                <text:p>50</text:p>
              </table:table-cell>
              <table:table-cell office:value-type="float" office:value="49.43334">
                <text:p>49.43334</text:p>
              </table:table-cell>
              <table:table-cell office:value-type="float" office:value="0.2266663">
                <text:p>0.2266663</text:p>
              </table:table-cell>
              <table:table-cell office:value-type="float" office:value="6.954825">
                <text:p>6.954825</text:p>
              </table:table-cell>
              <table:table-cell office:value-type="float" office:value="-0.01248768">
                <text:p>-0.012487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.928">
                <text:p>16.928</text:p>
              </table:table-cell>
              <table:table-cell office:value-type="float" office:value="50">
                <text:p>50</text:p>
              </table:table-cell>
              <table:table-cell office:value-type="float" office:value="49.76667">
                <text:p>49.76667</text:p>
              </table:table-cell>
              <table:table-cell office:value-type="float" office:value="0.09333344">
                <text:p>0.09333344</text:p>
              </table:table-cell>
              <table:table-cell office:value-type="float" office:value="6.954834">
                <text:p>6.954834</text:p>
              </table:table-cell>
              <table:table-cell office:value-type="float" office:value="-0.004091229">
                <text:p>-0.00409122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6.937">
                <text:p>16.937</text:p>
              </table:table-cell>
              <table:table-cell office:value-type="float" office:value="50">
                <text:p>50</text:p>
              </table:table-cell>
              <table:table-cell office:value-type="float" office:value="51.33333">
                <text:p>51.33333</text:p>
              </table:table-cell>
              <table:table-cell office:value-type="float" office:value="-0.5333328">
                <text:p>-0.5333328</text:p>
              </table:table-cell>
              <table:table-cell office:value-type="float" office:value="6.954684">
                <text:p>6.954684</text:p>
              </table:table-cell>
              <table:table-cell office:value-type="float" office:value="0.0178979">
                <text:p>0.017897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6.945">
                <text:p>16.945</text:p>
              </table:table-cell>
              <table:table-cell office:value-type="float" office:value="50">
                <text:p>50</text:p>
              </table:table-cell>
              <table:table-cell office:value-type="float" office:value="47.43333">
                <text:p>47.43333</text:p>
              </table:table-cell>
              <table:table-cell office:value-type="float" office:value="1.026666">
                <text:p>1.026666</text:p>
              </table:table-cell>
              <table:table-cell office:value-type="float" office:value="6.954916">
                <text:p>6.954916</text:p>
              </table:table-cell>
              <table:table-cell office:value-type="float" office:value="-0.03930899">
                <text:p>-0.039308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.953">
                <text:p>16.953</text:p>
              </table:table-cell>
              <table:table-cell office:value-type="float" office:value="50">
                <text:p>50</text:p>
              </table:table-cell>
              <table:table-cell office:value-type="float" office:value="48.53333">
                <text:p>48.53333</text:p>
              </table:table-cell>
              <table:table-cell office:value-type="float" office:value="0.5866669">
                <text:p>0.5866669</text:p>
              </table:table-cell>
              <table:table-cell office:value-type="float" office:value="6.955262">
                <text:p>6.955262</text:p>
              </table:table-cell>
              <table:table-cell office:value-type="float" office:value="-0.01142371">
                <text:p>-0.0114237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.961">
                <text:p>16.961</text:p>
              </table:table-cell>
              <table:table-cell office:value-type="float" office:value="50">
                <text:p>50</text:p>
              </table:table-cell>
              <table:table-cell office:value-type="float" office:value="51.5">
                <text:p>51.5</text:p>
              </table:table-cell>
              <table:table-cell office:value-type="float" office:value="-0.6">
                <text:p>-0.6</text:p>
              </table:table-cell>
              <table:table-cell office:value-type="float" office:value="6.955309">
                <text:p>6.955309</text:p>
              </table:table-cell>
              <table:table-cell office:value-type="float" office:value="0.03162035">
                <text:p>0.0316203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.969">
                <text:p>16.969</text:p>
              </table:table-cell>
              <table:table-cell office:value-type="float" office:value="50">
                <text:p>50</text:p>
              </table:table-cell>
              <table:table-cell office:value-type="float" office:value="50.86667">
                <text:p>50.86667</text:p>
              </table:table-cell>
              <table:table-cell office:value-type="float" office:value="-0.346666">
                <text:p>-0.346666</text:p>
              </table:table-cell>
              <table:table-cell office:value-type="float" office:value="6.95524">
                <text:p>6.95524</text:p>
              </table:table-cell>
              <table:table-cell office:value-type="float" office:value="0.01314241">
                <text:p>0.0131424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.977">
                <text:p>16.977</text:p>
              </table:table-cell>
              <table:table-cell office:value-type="float" office:value="50">
                <text:p>50</text:p>
              </table:table-cell>
              <table:table-cell office:value-type="float" office:value="48.13334">
                <text:p>48.13334</text:p>
              </table:table-cell>
              <table:table-cell office:value-type="float" office:value="0.746666">
                <text:p>0.746666</text:p>
              </table:table-cell>
              <table:table-cell office:value-type="float" office:value="6.95541">
                <text:p>6.95541</text:p>
              </table:table-cell>
              <table:table-cell office:value-type="float" office:value="-0.02714331">
                <text:p>-0.0271433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.985">
                <text:p>16.985</text:p>
              </table:table-cell>
              <table:table-cell office:value-type="float" office:value="50">
                <text:p>50</text:p>
              </table:table-cell>
              <table:table-cell office:value-type="float" office:value="48.06667">
                <text:p>48.06667</text:p>
              </table:table-cell>
              <table:table-cell office:value-type="float" office:value="0.7733337">
                <text:p>0.7733337</text:p>
              </table:table-cell>
              <table:table-cell office:value-type="float" office:value="6.955751">
                <text:p>6.955751</text:p>
              </table:table-cell>
              <table:table-cell office:value-type="float" office:value="-0.01933687">
                <text:p>-0.0193368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.994">
                <text:p>16.994</text:p>
              </table:table-cell>
              <table:table-cell office:value-type="float" office:value="50">
                <text:p>50</text:p>
              </table:table-cell>
              <table:table-cell office:value-type="float" office:value="50.2">
                <text:p>50.2</text:p>
              </table:table-cell>
              <table:table-cell office:value-type="float" office:value="-0.08000031">
                <text:p>-0.08000031</text:p>
              </table:table-cell>
              <table:table-cell office:value-type="float" office:value="6.955959">
                <text:p>6.955959</text:p>
              </table:table-cell>
              <table:table-cell office:value-type="float" office:value="0.01501045">
                <text:p>0.0150104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7.003">
                <text:p>17.003</text:p>
              </table:table-cell>
              <table:table-cell office:value-type="float" office:value="50">
                <text:p>50</text:p>
              </table:table-cell>
              <table:table-cell office:value-type="float" office:value="51.16667">
                <text:p>51.16667</text:p>
              </table:table-cell>
              <table:table-cell office:value-type="float" office:value="-0.4666672">
                <text:p>-0.4666672</text:p>
              </table:table-cell>
              <table:table-cell office:value-type="float" office:value="6.955952">
                <text:p>6.955952</text:p>
              </table:table-cell>
              <table:table-cell office:value-type="float" office:value="0.02296679">
                <text:p>0.0229667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7.011">
                <text:p>17.011</text:p>
              </table:table-cell>
              <table:table-cell office:value-type="float" office:value="50">
                <text:p>50</text:p>
              </table:table-cell>
              <table:table-cell office:value-type="float" office:value="49.8">
                <text:p>49.8</text:p>
              </table:table-cell>
              <table:table-cell office:value-type="float" office:value="0.08000031">
                <text:p>0.08000031</text:p>
              </table:table-cell>
              <table:table-cell office:value-type="float" office:value="6.955977">
                <text:p>6.955977</text:p>
              </table:table-cell>
              <table:table-cell office:value-type="float" office:value="-0.002881984">
                <text:p>-0.00288198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7.019">
                <text:p>17.019</text:p>
              </table:table-cell>
              <table:table-cell office:value-type="float" office:value="50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1.2">
                <text:p>1.2</text:p>
              </table:table-cell>
              <table:table-cell office:value-type="float" office:value="6.956387">
                <text:p>6.956387</text:p>
              </table:table-cell>
              <table:table-cell office:value-type="float" office:value="-0.03880441">
                <text:p>-0.0388044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7.022">
                <text:p>17.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8.80001">
                <text:p>-28.80001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7.027">
                <text:p>17.027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6.956649">
                <text:p>6.956649</text:p>
              </table:table-cell>
              <table:table-cell office:value-type="float" office:value="0.0139892">
                <text:p>0.013989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7.035">
                <text:p>17.035</text:p>
              </table:table-cell>
              <table:table-cell office:value-type="float" office:value="50">
                <text:p>50</text:p>
              </table:table-cell>
              <table:table-cell office:value-type="float" office:value="49.33333">
                <text:p>49.33333</text:p>
              </table:table-cell>
              <table:table-cell office:value-type="float" office:value="0.2666672">
                <text:p>0.2666672</text:p>
              </table:table-cell>
              <table:table-cell office:value-type="float" office:value="6.956904">
                <text:p>6.956904</text:p>
              </table:table-cell>
              <table:table-cell office:value-type="float" office:value="0.0007129478">
                <text:p>0.000712947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7.043">
                <text:p>17.043</text:p>
              </table:table-cell>
              <table:table-cell office:value-type="float" office:value="50">
                <text:p>50</text:p>
              </table:table-cell>
              <table:table-cell office:value-type="float" office:value="49.7">
                <text:p>49.7</text:p>
              </table:table-cell>
              <table:table-cell office:value-type="float" office:value="0.1199997">
                <text:p>0.1199997</text:p>
              </table:table-cell>
              <table:table-cell office:value-type="float" office:value="6.957113">
                <text:p>6.957113</text:p>
              </table:table-cell>
              <table:table-cell office:value-type="float" office:value="0.005324843">
                <text:p>0.00532484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7.052">
                <text:p>17.052</text:p>
              </table:table-cell>
              <table:table-cell office:value-type="float" office:value="50">
                <text:p>50</text:p>
              </table:table-cell>
              <table:table-cell office:value-type="float" office:value="47.8">
                <text:p>47.8</text:p>
              </table:table-cell>
              <table:table-cell office:value-type="float" office:value="0.8800003">
                <text:p>0.8800003</text:p>
              </table:table-cell>
              <table:table-cell office:value-type="float" office:value="6.957549">
                <text:p>6.957549</text:p>
              </table:table-cell>
              <table:table-cell office:value-type="float" office:value="-0.02145915">
                <text:p>-0.0214591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7.061">
                <text:p>17.061</text:p>
              </table:table-cell>
              <table:table-cell office:value-type="float" office:value="50">
                <text:p>50</text:p>
              </table:table-cell>
              <table:table-cell office:value-type="float" office:value="51.2">
                <text:p>51.2</text:p>
              </table:table-cell>
              <table:table-cell office:value-type="float" office:value="-0.4800003">
                <text:p>-0.4800003</text:p>
              </table:table-cell>
              <table:table-cell office:value-type="float" office:value="6.957678">
                <text:p>6.957678</text:p>
              </table:table-cell>
              <table:table-cell office:value-type="float" office:value="0.03071692">
                <text:p>0.0307169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7.07">
                <text:p>17.07</text:p>
              </table:table-cell>
              <table:table-cell office:value-type="float" office:value="50">
                <text:p>50</text:p>
              </table:table-cell>
              <table:table-cell office:value-type="float" office:value="51.5">
                <text:p>51.5</text:p>
              </table:table-cell>
              <table:table-cell office:value-type="float" office:value="-0.6">
                <text:p>-0.6</text:p>
              </table:table-cell>
              <table:table-cell office:value-type="float" office:value="6.957567">
                <text:p>6.957567</text:p>
              </table:table-cell>
              <table:table-cell office:value-type="float" office:value="0.02423308">
                <text:p>0.0242330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7.078">
                <text:p>17.078</text:p>
              </table:table-cell>
              <table:table-cell office:value-type="float" office:value="50">
                <text:p>50</text:p>
              </table:table-cell>
              <table:table-cell office:value-type="float" office:value="48.9">
                <text:p>48.9</text:p>
              </table:table-cell>
              <table:table-cell office:value-type="float" office:value="0.4399994">
                <text:p>0.4399994</text:p>
              </table:table-cell>
              <table:table-cell office:value-type="float" office:value="6.957653">
                <text:p>6.957653</text:p>
              </table:table-cell>
              <table:table-cell office:value-type="float" office:value="-0.0183253">
                <text:p>-0.018325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7.086">
                <text:p>17.086</text:p>
              </table:table-cell>
              <table:table-cell office:value-type="float" office:value="50">
                <text:p>50</text:p>
              </table:table-cell>
              <table:table-cell office:value-type="float" office:value="47.43333">
                <text:p>47.43333</text:p>
              </table:table-cell>
              <table:table-cell office:value-type="float" office:value="1.026666">
                <text:p>1.026666</text:p>
              </table:table-cell>
              <table:table-cell office:value-type="float" office:value="6.958044">
                <text:p>6.958044</text:p>
              </table:table-cell>
              <table:table-cell office:value-type="float" office:value="-0.03108835">
                <text:p>-0.0310883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7.095">
                <text:p>17.095</text:p>
              </table:table-cell>
              <table:table-cell office:value-type="float" office:value="50">
                <text:p>50</text:p>
              </table:table-cell>
              <table:table-cell office:value-type="float" office:value="49.7">
                <text:p>49.7</text:p>
              </table:table-cell>
              <table:table-cell office:value-type="float" office:value="0.1199997">
                <text:p>0.1199997</text:p>
              </table:table-cell>
              <table:table-cell office:value-type="float" office:value="6.958342">
                <text:p>6.958342</text:p>
              </table:table-cell>
              <table:table-cell office:value-type="float" office:value="0.009401871">
                <text:p>0.00940187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7.103">
                <text:p>17.103</text:p>
              </table:table-cell>
              <table:table-cell office:value-type="float" office:value="50">
                <text:p>50</text:p>
              </table:table-cell>
              <table:table-cell office:value-type="float" office:value="51.03333">
                <text:p>51.03333</text:p>
              </table:table-cell>
              <table:table-cell office:value-type="float" office:value="-0.4133331">
                <text:p>-0.4133331</text:p>
              </table:table-cell>
              <table:table-cell office:value-type="float" office:value="6.958402">
                <text:p>6.958402</text:p>
              </table:table-cell>
              <table:table-cell office:value-type="float" office:value="0.02380517">
                <text:p>0.0238051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7.111">
                <text:p>17.111</text:p>
              </table:table-cell>
              <table:table-cell office:value-type="float" office:value="50">
                <text:p>50</text:p>
              </table:table-cell>
              <table:table-cell office:value-type="float" office:value="47.9">
                <text:p>47.9</text:p>
              </table:table-cell>
              <table:table-cell office:value-type="float" office:value="0.8399994">
                <text:p>0.8399994</text:p>
              </table:table-cell>
              <table:table-cell office:value-type="float" office:value="6.958685">
                <text:p>6.958685</text:p>
              </table:table-cell>
              <table:table-cell office:value-type="float" office:value="-0.02564866">
                <text:p>-0.0256486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7.119">
                <text:p>17.119</text:p>
              </table:table-cell>
              <table:table-cell office:value-type="float" office:value="50">
                <text:p>50</text:p>
              </table:table-cell>
              <table:table-cell office:value-type="float" office:value="48.1">
                <text:p>48.1</text:p>
              </table:table-cell>
              <table:table-cell office:value-type="float" office:value="0.7600007">
                <text:p>0.7600007</text:p>
              </table:table-cell>
              <table:table-cell office:value-type="float" office:value="6.959099">
                <text:p>6.959099</text:p>
              </table:table-cell>
              <table:table-cell office:value-type="float" office:value="-0.01480071">
                <text:p>-0.0148007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7.128">
                <text:p>17.128</text:p>
              </table:table-cell>
              <table:table-cell office:value-type="float" office:value="50">
                <text:p>50</text:p>
              </table:table-cell>
              <table:table-cell office:value-type="float" office:value="50.9">
                <text:p>50.9</text:p>
              </table:table-cell>
              <table:table-cell office:value-type="float" office:value="-0.3600006">
                <text:p>-0.3600006</text:p>
              </table:table-cell>
              <table:table-cell office:value-type="float" office:value="6.959271">
                <text:p>6.959271</text:p>
              </table:table-cell>
              <table:table-cell office:value-type="float" office:value="0.02689574">
                <text:p>0.0268957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7.131">
                <text:p>17.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8.80001">
                <text:p>-28.80001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7.138">
                <text:p>17.138</text:p>
              </table:table-cell>
              <table:table-cell office:value-type="float" office:value="50">
                <text:p>50</text:p>
              </table:table-cell>
              <table:table-cell office:value-type="float" office:value="51.5">
                <text:p>51.5</text:p>
              </table:table-cell>
              <table:table-cell office:value-type="float" office:value="-0.6">
                <text:p>-0.6</text:p>
              </table:table-cell>
              <table:table-cell office:value-type="float" office:value="6.959167">
                <text:p>6.959167</text:p>
              </table:table-cell>
              <table:table-cell office:value-type="float" office:value="0.02567209">
                <text:p>0.0256720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7.146">
                <text:p>17.146</text:p>
              </table:table-cell>
              <table:table-cell office:value-type="float" office:value="50">
                <text:p>50</text:p>
              </table:table-cell>
              <table:table-cell office:value-type="float" office:value="48.13334">
                <text:p>48.13334</text:p>
              </table:table-cell>
              <table:table-cell office:value-type="float" office:value="0.746666">
                <text:p>0.746666</text:p>
              </table:table-cell>
              <table:table-cell office:value-type="float" office:value="6.959374">
                <text:p>6.959374</text:p>
              </table:table-cell>
              <table:table-cell office:value-type="float" office:value="-0.02800965">
                <text:p>-0.0280096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7.154">
                <text:p>17.154</text:p>
              </table:table-cell>
              <table:table-cell office:value-type="float" office:value="50">
                <text:p>50</text:p>
              </table:table-cell>
              <table:table-cell office:value-type="float" office:value="46.93334">
                <text:p>46.93334</text:p>
              </table:table-cell>
              <table:table-cell office:value-type="float" office:value="1.226666">
                <text:p>1.226666</text:p>
              </table:table-cell>
              <table:table-cell office:value-type="float" office:value="6.959907">
                <text:p>6.959907</text:p>
              </table:table-cell>
              <table:table-cell office:value-type="float" office:value="-0.03376537">
                <text:p>-0.0337653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7.162">
                <text:p>17.162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6.960248">
                <text:p>6.960248</text:p>
              </table:table-cell>
              <table:table-cell office:value-type="float" office:value="0.018195">
                <text:p>0.01819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7.171">
                <text:p>17.171</text:p>
              </table:table-cell>
              <table:table-cell office:value-type="float" office:value="50">
                <text:p>50</text:p>
              </table:table-cell>
              <table:table-cell office:value-type="float" office:value="52.5">
                <text:p>52.5</text:p>
              </table:table-cell>
              <table:table-cell office:value-type="float" office:value="-1">
                <text:p>-1</text:p>
              </table:table-cell>
              <table:table-cell office:value-type="float" office:value="6.960159">
                <text:p>6.960159</text:p>
              </table:table-cell>
              <table:table-cell office:value-type="float" office:value="0.04537302">
                <text:p>0.0453730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7.179">
                <text:p>17.179</text:p>
              </table:table-cell>
              <table:table-cell office:value-type="float" office:value="50">
                <text:p>50</text:p>
              </table:table-cell>
              <table:table-cell office:value-type="float" office:value="50.9">
                <text:p>50.9</text:p>
              </table:table-cell>
              <table:table-cell office:value-type="float" office:value="-0.3600006">
                <text:p>-0.3600006</text:p>
              </table:table-cell>
              <table:table-cell office:value-type="float" office:value="6.959981">
                <text:p>6.959981</text:p>
              </table:table-cell>
              <table:table-cell office:value-type="float" office:value="0.008826065">
                <text:p>0.00882606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7.19">
                <text:p>17.19</text:p>
              </table:table-cell>
              <table:table-cell office:value-type="float" office:value="50">
                <text:p>50</text:p>
              </table:table-cell>
              <table:table-cell office:value-type="float" office:value="49.53333">
                <text:p>49.53333</text:p>
              </table:table-cell>
              <table:table-cell office:value-type="float" office:value="0.1866669">
                <text:p>0.1866669</text:p>
              </table:table-cell>
              <table:table-cell office:value-type="float" office:value="6.959922">
                <text:p>6.959922</text:p>
              </table:table-cell>
              <table:table-cell office:value-type="float" office:value="-0.01221488">
                <text:p>-0.0122148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.199">
                <text:p>17.199</text:p>
              </table:table-cell>
              <table:table-cell office:value-type="float" office:value="50">
                <text:p>50</text:p>
              </table:table-cell>
              <table:table-cell office:value-type="float" office:value="52.66667">
                <text:p>52.66667</text:p>
              </table:table-cell>
              <table:table-cell office:value-type="float" office:value="-1.066667">
                <text:p>-1.066667</text:p>
              </table:table-cell>
              <table:table-cell office:value-type="float" office:value="6.959393">
                <text:p>6.959393</text:p>
              </table:table-cell>
              <table:table-cell office:value-type="float" office:value="0.03305362">
                <text:p>0.0330536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7.207">
                <text:p>17.207</text:p>
              </table:table-cell>
              <table:table-cell office:value-type="float" office:value="50">
                <text:p>50</text:p>
              </table:table-cell>
              <table:table-cell office:value-type="float" office:value="50.2">
                <text:p>50.2</text:p>
              </table:table-cell>
              <table:table-cell office:value-type="float" office:value="-0.08000031">
                <text:p>-0.08000031</text:p>
              </table:table-cell>
              <table:table-cell office:value-type="float" office:value="6.959039">
                <text:p>6.959039</text:p>
              </table:table-cell>
              <table:table-cell office:value-type="float" office:value="-0.01272819">
                <text:p>-0.0127281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.224">
                <text:p>17.224</text:p>
              </table:table-cell>
              <table:table-cell office:value-type="float" office:value="50">
                <text:p>50</text:p>
              </table:table-cell>
              <table:table-cell office:value-type="float" office:value="50.2">
                <text:p>50.2</text:p>
              </table:table-cell>
              <table:table-cell office:value-type="float" office:value="-0.08000031">
                <text:p>-0.08000031</text:p>
              </table:table-cell>
              <table:table-cell office:value-type="float" office:value="6.95864">
                <text:p>6.95864</text:p>
              </table:table-cell>
              <table:table-cell office:value-type="float" office:value="-0.005040228">
                <text:p>-0.00504022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.232">
                <text:p>17.232</text:p>
              </table:table-cell>
              <table:table-cell office:value-type="float" office:value="50">
                <text:p>50</text:p>
              </table:table-cell>
              <table:table-cell office:value-type="float" office:value="51.23333">
                <text:p>51.23333</text:p>
              </table:table-cell>
              <table:table-cell office:value-type="float" office:value="-0.4933334">
                <text:p>-0.4933334</text:p>
              </table:table-cell>
              <table:table-cell office:value-type="float" office:value="6.958385">
                <text:p>6.958385</text:p>
              </table:table-cell>
              <table:table-cell office:value-type="float" office:value="0.0103134">
                <text:p>0.010313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.24">
                <text:p>17.24</text:p>
              </table:table-cell>
              <table:table-cell office:value-type="float" office:value="50">
                <text:p>50</text:p>
              </table:table-cell>
              <table:table-cell office:value-type="float" office:value="49.26667">
                <text:p>49.26667</text:p>
              </table:table-cell>
              <table:table-cell office:value-type="float" office:value="0.2933334">
                <text:p>0.2933334</text:p>
              </table:table-cell>
              <table:table-cell office:value-type="float" office:value="6.958297">
                <text:p>6.958297</text:p>
              </table:table-cell>
              <table:table-cell office:value-type="float" office:value="-0.01894654">
                <text:p>-0.0189465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7.248">
                <text:p>17.248</text:p>
              </table:table-cell>
              <table:table-cell office:value-type="float" office:value="50">
                <text:p>50</text:p>
              </table:table-cell>
              <table:table-cell office:value-type="float" office:value="48.93333">
                <text:p>48.93333</text:p>
              </table:table-cell>
              <table:table-cell office:value-type="float" office:value="0.4266663">
                <text:p>0.4266663</text:p>
              </table:table-cell>
              <table:table-cell office:value-type="float" office:value="6.958361">
                <text:p>6.958361</text:p>
              </table:table-cell>
              <table:table-cell office:value-type="float" office:value="-0.01728352">
                <text:p>-0.0172835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7.27">
                <text:p>17.27</text:p>
              </table:table-cell>
              <table:table-cell office:value-type="float" office:value="50">
                <text:p>50</text:p>
              </table:table-cell>
              <table:table-cell office:value-type="float" office:value="48.93333">
                <text:p>48.93333</text:p>
              </table:table-cell>
              <table:table-cell office:value-type="float" office:value="0.4266663">
                <text:p>0.4266663</text:p>
              </table:table-cell>
              <table:table-cell office:value-type="float" office:value="6.95887">
                <text:p>6.95887</text:p>
              </table:table-cell>
              <table:table-cell office:value-type="float" office:value="-0.007991934">
                <text:p>-0.00799193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.278">
                <text:p>17.278</text:p>
              </table:table-cell>
              <table:table-cell office:value-type="float" office:value="50">
                <text:p>50</text:p>
              </table:table-cell>
              <table:table-cell office:value-type="float" office:value="50.03334">
                <text:p>50.03334</text:p>
              </table:table-cell>
              <table:table-cell office:value-type="float" office:value="-0.01333313">
                <text:p>-0.01333313</text:p>
              </table:table-cell>
              <table:table-cell office:value-type="float" office:value="6.959063">
                <text:p>6.959063</text:p>
              </table:table-cell>
              <table:table-cell office:value-type="float" office:value="0.009884722">
                <text:p>0.00988472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7.286">
                <text:p>17.286</text:p>
              </table:table-cell>
              <table:table-cell office:value-type="float" office:value="50">
                <text:p>50</text:p>
              </table:table-cell>
              <table:table-cell office:value-type="float" office:value="48.03333">
                <text:p>48.03333</text:p>
              </table:table-cell>
              <table:table-cell office:value-type="float" office:value="0.7866669">
                <text:p>0.7866669</text:p>
              </table:table-cell>
              <table:table-cell office:value-type="float" office:value="6.95942">
                <text:p>6.95942</text:p>
              </table:table-cell>
              <table:table-cell office:value-type="float" office:value="-0.02086483">
                <text:p>-0.0208648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7.294">
                <text:p>17.294</text:p>
              </table:table-cell>
              <table:table-cell office:value-type="float" office:value="50">
                <text:p>50</text:p>
              </table:table-cell>
              <table:table-cell office:value-type="float" office:value="48.5">
                <text:p>48.5</text:p>
              </table:table-cell>
              <table:table-cell office:value-type="float" office:value="0.6">
                <text:p>0.6</text:p>
              </table:table-cell>
              <table:table-cell office:value-type="float" office:value="6.959823">
                <text:p>6.959823</text:p>
              </table:table-cell>
              <table:table-cell office:value-type="float" office:value="-0.007610772">
                <text:p>-0.00761077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.302">
                <text:p>17.302</text:p>
              </table:table-cell>
              <table:table-cell office:value-type="float" office:value="50">
                <text:p>50</text:p>
              </table:table-cell>
              <table:table-cell office:value-type="float" office:value="51.06667">
                <text:p>51.06667</text:p>
              </table:table-cell>
              <table:table-cell office:value-type="float" office:value="-0.4266663">
                <text:p>-0.4266663</text:p>
              </table:table-cell>
              <table:table-cell office:value-type="float" office:value="6.959972">
                <text:p>6.959972</text:p>
              </table:table-cell>
              <table:table-cell office:value-type="float" office:value="0.02870453">
                <text:p>0.0287045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7.31">
                <text:p>17.31</text:p>
              </table:table-cell>
              <table:table-cell office:value-type="float" office:value="50">
                <text:p>50</text:p>
              </table:table-cell>
              <table:table-cell office:value-type="float" office:value="48.56667">
                <text:p>48.56667</text:p>
              </table:table-cell>
              <table:table-cell office:value-type="float" office:value="0.5733337">
                <text:p>0.5733337</text:p>
              </table:table-cell>
              <table:table-cell office:value-type="float" office:value="6.960241">
                <text:p>6.960241</text:p>
              </table:table-cell>
              <table:table-cell office:value-type="float" office:value="-0.01348134">
                <text:p>-0.0134813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7.318">
                <text:p>17.318</text:p>
              </table:table-cell>
              <table:table-cell office:value-type="float" office:value="50">
                <text:p>50</text:p>
              </table:table-cell>
              <table:table-cell office:value-type="float" office:value="49.26667">
                <text:p>49.26667</text:p>
              </table:table-cell>
              <table:table-cell office:value-type="float" office:value="0.2933334">
                <text:p>0.2933334</text:p>
              </table:table-cell>
              <table:table-cell office:value-type="float" office:value="6.960509">
                <text:p>6.960509</text:p>
              </table:table-cell>
              <table:table-cell office:value-type="float" office:value="0.00007286123">
                <text:p>0.0000728612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7.328">
                <text:p>17.328</text:p>
              </table:table-cell>
              <table:table-cell office:value-type="float" office:value="50">
                <text:p>50</text:p>
              </table:table-cell>
              <table:table-cell office:value-type="float" office:value="50.66667">
                <text:p>50.66667</text:p>
              </table:table-cell>
              <table:table-cell office:value-type="float" office:value="-0.2666672">
                <text:p>-0.2666672</text:p>
              </table:table-cell>
              <table:table-cell office:value-type="float" office:value="6.960614">
                <text:p>6.960614</text:p>
              </table:table-cell>
              <table:table-cell office:value-type="float" office:value="0.01852957">
                <text:p>0.0185295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7.337">
                <text:p>17.337</text:p>
              </table:table-cell>
              <table:table-cell office:value-type="float" office:value="50">
                <text:p>50</text:p>
              </table:table-cell>
              <table:table-cell office:value-type="float" office:value="50.1">
                <text:p>50.1</text:p>
              </table:table-cell>
              <table:table-cell office:value-type="float" office:value="-0.03999939">
                <text:p>-0.03999939</text:p>
              </table:table-cell>
              <table:table-cell office:value-type="float" office:value="6.960674">
                <text:p>6.960674</text:p>
              </table:table-cell>
              <table:table-cell office:value-type="float" office:value="0.005120542">
                <text:p>0.00512054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7.345">
                <text:p>17.345</text:p>
              </table:table-cell>
              <table:table-cell office:value-type="float" office:value="50">
                <text:p>50</text:p>
              </table:table-cell>
              <table:table-cell office:value-type="float" office:value="48.73333">
                <text:p>48.73333</text:p>
              </table:table-cell>
              <table:table-cell office:value-type="float" office:value="0.5066666">
                <text:p>0.5066666</text:p>
              </table:table-cell>
              <table:table-cell office:value-type="float" office:value="6.960922">
                <text:p>6.960922</text:p>
              </table:table-cell>
              <table:table-cell office:value-type="float" office:value="-0.01476288">
                <text:p>-0.0147628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.353">
                <text:p>17.353</text:p>
              </table:table-cell>
              <table:table-cell office:value-type="float" office:value="50">
                <text:p>50</text:p>
              </table:table-cell>
              <table:table-cell office:value-type="float" office:value="46.43333">
                <text:p>46.43333</text:p>
              </table:table-cell>
              <table:table-cell office:value-type="float" office:value="1.426666">
                <text:p>1.426666</text:p>
              </table:table-cell>
              <table:table-cell office:value-type="float" office:value="6.961536">
                <text:p>6.961536</text:p>
              </table:table-cell>
              <table:table-cell office:value-type="float" office:value="-0.03951262">
                <text:p>-0.0395126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7.361">
                <text:p>17.361</text:p>
              </table:table-cell>
              <table:table-cell office:value-type="float" office:value="50">
                <text:p>50</text:p>
              </table:table-cell>
              <table:table-cell office:value-type="float" office:value="50.03334">
                <text:p>50.03334</text:p>
              </table:table-cell>
              <table:table-cell office:value-type="float" office:value="-0.01333313">
                <text:p>-0.01333313</text:p>
              </table:table-cell>
              <table:table-cell office:value-type="float" office:value="6.961926">
                <text:p>6.961926</text:p>
              </table:table-cell>
              <table:table-cell office:value-type="float" office:value="0.02144178">
                <text:p>0.0214417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7.369">
                <text:p>17.369</text:p>
              </table:table-cell>
              <table:table-cell office:value-type="float" office:value="50">
                <text:p>50</text:p>
              </table:table-cell>
              <table:table-cell office:value-type="float" office:value="52.7">
                <text:p>52.7</text:p>
              </table:table-cell>
              <table:table-cell office:value-type="float" office:value="-1.08">
                <text:p>-1.08</text:p>
              </table:table-cell>
              <table:table-cell office:value-type="float" office:value="6.961877">
                <text:p>6.961877</text:p>
              </table:table-cell>
              <table:table-cell office:value-type="float" office:value="0.04978016">
                <text:p>0.0497801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7.377">
                <text:p>17.377</text:p>
              </table:table-cell>
              <table:table-cell office:value-type="float" office:value="50">
                <text:p>50</text:p>
              </table:table-cell>
              <table:table-cell office:value-type="float" office:value="49.43334">
                <text:p>49.43334</text:p>
              </table:table-cell>
              <table:table-cell office:value-type="float" office:value="0.2266663">
                <text:p>0.2266663</text:p>
              </table:table-cell>
              <table:table-cell office:value-type="float" office:value="6.961909">
                <text:p>6.961909</text:p>
              </table:table-cell>
              <table:table-cell office:value-type="float" office:value="-0.009270214">
                <text:p>-0.00927021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7.379">
                <text:p>17.3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8.80001">
                <text:p>-28.80001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7.385">
                <text:p>17.385</text:p>
              </table:table-cell>
              <table:table-cell office:value-type="float" office:value="50">
                <text:p>50</text:p>
              </table:table-cell>
              <table:table-cell office:value-type="float" office:value="48.2">
                <text:p>48.2</text:p>
              </table:table-cell>
              <table:table-cell office:value-type="float" office:value="0.7199997">
                <text:p>0.7199997</text:p>
              </table:table-cell>
              <table:table-cell office:value-type="float" office:value="6.962141">
                <text:p>6.962141</text:p>
              </table:table-cell>
              <table:table-cell office:value-type="float" office:value="-0.02258399">
                <text:p>-0.0225839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7.394">
                <text:p>17.394</text:p>
              </table:table-cell>
              <table:table-cell office:value-type="float" office:value="50">
                <text:p>50</text:p>
              </table:table-cell>
              <table:table-cell office:value-type="float" office:value="48.96667">
                <text:p>48.96667</text:p>
              </table:table-cell>
              <table:table-cell office:value-type="float" office:value="0.4133331">
                <text:p>0.4133331</text:p>
              </table:table-cell>
              <table:table-cell office:value-type="float" office:value="6.962418">
                <text:p>6.962418</text:p>
              </table:table-cell>
              <table:table-cell office:value-type="float" office:value="-0.005237673">
                <text:p>-0.00523767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7.404">
                <text:p>17.404</text:p>
              </table:table-cell>
              <table:table-cell office:value-type="float" office:value="50">
                <text:p>50</text:p>
              </table:table-cell>
              <table:table-cell office:value-type="float" office:value="51.33333">
                <text:p>51.33333</text:p>
              </table:table-cell>
              <table:table-cell office:value-type="float" office:value="-0.5333328">
                <text:p>-0.5333328</text:p>
              </table:table-cell>
              <table:table-cell office:value-type="float" office:value="6.962438">
                <text:p>6.962438</text:p>
              </table:table-cell>
              <table:table-cell office:value-type="float" office:value="0.02767838">
                <text:p>0.0276783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7.412">
                <text:p>17.412</text:p>
              </table:table-cell>
              <table:table-cell office:value-type="float" office:value="50">
                <text:p>50</text:p>
              </table:table-cell>
              <table:table-cell office:value-type="float" office:value="49.13333">
                <text:p>49.13333</text:p>
              </table:table-cell>
              <table:table-cell office:value-type="float" office:value="0.346666">
                <text:p>0.346666</text:p>
              </table:table-cell>
              <table:table-cell office:value-type="float" office:value="6.962594">
                <text:p>6.962594</text:p>
              </table:table-cell>
              <table:table-cell office:value-type="float" office:value="-0.01077229">
                <text:p>-0.0107722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7.42">
                <text:p>17.42</text:p>
              </table:table-cell>
              <table:table-cell office:value-type="float" office:value="50">
                <text:p>50</text:p>
              </table:table-cell>
              <table:table-cell office:value-type="float" office:value="48.7">
                <text:p>48.7</text:p>
              </table:table-cell>
              <table:table-cell office:value-type="float" office:value="0.5199997">
                <text:p>0.5199997</text:p>
              </table:table-cell>
              <table:table-cell office:value-type="float" office:value="6.96288">
                <text:p>6.96288</text:p>
              </table:table-cell>
              <table:table-cell office:value-type="float" office:value="-0.01239902">
                <text:p>-0.0123990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7.428">
                <text:p>17.428</text:p>
              </table:table-cell>
              <table:table-cell office:value-type="float" office:value="50">
                <text:p>50</text:p>
              </table:table-cell>
              <table:table-cell office:value-type="float" office:value="49.1">
                <text:p>49.1</text:p>
              </table:table-cell>
              <table:table-cell office:value-type="float" office:value="0.3600006">
                <text:p>0.3600006</text:p>
              </table:table-cell>
              <table:table-cell office:value-type="float" office:value="6.963157">
                <text:p>6.963157</text:p>
              </table:table-cell>
              <table:table-cell office:value-type="float" office:value="-0.002654948">
                <text:p>-0.00265494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7.436">
                <text:p>17.436</text:p>
              </table:table-cell>
              <table:table-cell office:value-type="float" office:value="50">
                <text:p>50</text:p>
              </table:table-cell>
              <table:table-cell office:value-type="float" office:value="51.83333">
                <text:p>51.83333</text:p>
              </table:table-cell>
              <table:table-cell office:value-type="float" office:value="-0.7333328">
                <text:p>-0.7333328</text:p>
              </table:table-cell>
              <table:table-cell office:value-type="float" office:value="6.963132">
                <text:p>6.963132</text:p>
              </table:table-cell>
              <table:table-cell office:value-type="float" office:value="0.03427467">
                <text:p>0.0342746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7.446">
                <text:p>17.446</text:p>
              </table:table-cell>
              <table:table-cell office:value-type="float" office:value="50">
                <text:p>50</text:p>
              </table:table-cell>
              <table:table-cell office:value-type="float" office:value="49.46667">
                <text:p>49.46667</text:p>
              </table:table-cell>
              <table:table-cell office:value-type="float" office:value="0.2133331">
                <text:p>0.2133331</text:p>
              </table:table-cell>
              <table:table-cell office:value-type="float" office:value="6.963193">
                <text:p>6.963193</text:p>
              </table:table-cell>
              <table:table-cell office:value-type="float" office:value="-0.007932587">
                <text:p>-0.00793258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7.461">
                <text:p>17.461</text:p>
              </table:table-cell>
              <table:table-cell office:value-type="float" office:value="50">
                <text:p>50</text:p>
              </table:table-cell>
              <table:table-cell office:value-type="float" office:value="50.46667">
                <text:p>50.46667</text:p>
              </table:table-cell>
              <table:table-cell office:value-type="float" office:value="-0.1866669">
                <text:p>-0.1866669</text:p>
              </table:table-cell>
              <table:table-cell office:value-type="float" office:value="6.963157">
                <text:p>6.963157</text:p>
              </table:table-cell>
              <table:table-cell office:value-type="float" office:value="0.00812326">
                <text:p>0.0081232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7.47">
                <text:p>17.47</text:p>
              </table:table-cell>
              <table:table-cell office:value-type="float" office:value="50">
                <text:p>50</text:p>
              </table:table-cell>
              <table:table-cell office:value-type="float" office:value="52.4">
                <text:p>52.4</text:p>
              </table:table-cell>
              <table:table-cell office:value-type="float" office:value="-0.9600006">
                <text:p>-0.9600006</text:p>
              </table:table-cell>
              <table:table-cell office:value-type="float" office:value="6.962555">
                <text:p>6.962555</text:p>
              </table:table-cell>
              <table:table-cell office:value-type="float" office:value="0.03055626">
                <text:p>0.0305562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7.478">
                <text:p>17.478</text:p>
              </table:table-cell>
              <table:table-cell office:value-type="float" office:value="50">
                <text:p>50</text:p>
              </table:table-cell>
              <table:table-cell office:value-type="float" office:value="48.46667">
                <text:p>48.46667</text:p>
              </table:table-cell>
              <table:table-cell office:value-type="float" office:value="0.6133332">
                <text:p>0.6133332</text:p>
              </table:table-cell>
              <table:table-cell office:value-type="float" office:value="6.962599">
                <text:p>6.962599</text:p>
              </table:table-cell>
              <table:table-cell office:value-type="float" office:value="-0.03542018">
                <text:p>-0.0354201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7.483">
                <text:p>17.4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8.80001">
                <text:p>-28.80001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7.486">
                <text:p>17.486</text:p>
              </table:table-cell>
              <table:table-cell office:value-type="float" office:value="50">
                <text:p>50</text:p>
              </table:table-cell>
              <table:table-cell office:value-type="float" office:value="47.1">
                <text:p>47.1</text:p>
              </table:table-cell>
              <table:table-cell office:value-type="float" office:value="1.160001">
                <text:p>1.160001</text:p>
              </table:table-cell>
              <table:table-cell office:value-type="float" office:value="6.963002">
                <text:p>6.963002</text:p>
              </table:table-cell>
              <table:table-cell office:value-type="float" office:value="-0.03716763">
                <text:p>-0.0371676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7.494">
                <text:p>17.494</text:p>
              </table:table-cell>
              <table:table-cell office:value-type="float" office:value="50">
                <text:p>50</text:p>
              </table:table-cell>
              <table:table-cell office:value-type="float" office:value="48.2">
                <text:p>48.2</text:p>
              </table:table-cell>
              <table:table-cell office:value-type="float" office:value="0.7199997">
                <text:p>0.7199997</text:p>
              </table:table-cell>
              <table:table-cell office:value-type="float" office:value="6.963469">
                <text:p>6.963469</text:p>
              </table:table-cell>
              <table:table-cell office:value-type="float" office:value="-0.01001054">
                <text:p>-0.0100105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7.503">
                <text:p>17.503</text:p>
              </table:table-cell>
              <table:table-cell office:value-type="float" office:value="50">
                <text:p>50</text:p>
              </table:table-cell>
              <table:table-cell office:value-type="float" office:value="52.8">
                <text:p>52.8</text:p>
              </table:table-cell>
              <table:table-cell office:value-type="float" office:value="-1.12">
                <text:p>-1.12</text:p>
              </table:table-cell>
              <table:table-cell office:value-type="float" office:value="6.963428">
                <text:p>6.963428</text:p>
              </table:table-cell>
              <table:table-cell office:value-type="float" office:value="0.05391293">
                <text:p>0.0539129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7.511">
                <text:p>17.511</text:p>
              </table:table-cell>
              <table:table-cell office:value-type="float" office:value="50">
                <text:p>50</text:p>
              </table:table-cell>
              <table:table-cell office:value-type="float" office:value="49.4">
                <text:p>49.4</text:p>
              </table:table-cell>
              <table:table-cell office:value-type="float" office:value="0.2399994">
                <text:p>0.2399994</text:p>
              </table:table-cell>
              <table:table-cell office:value-type="float" office:value="6.963481">
                <text:p>6.963481</text:p>
              </table:table-cell>
              <table:table-cell office:value-type="float" office:value="-0.009295536">
                <text:p>-0.00929553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7.519">
                <text:p>17.519</text:p>
              </table:table-cell>
              <table:table-cell office:value-type="float" office:value="50">
                <text:p>50</text:p>
              </table:table-cell>
              <table:table-cell office:value-type="float" office:value="48.5">
                <text:p>48.5</text:p>
              </table:table-cell>
              <table:table-cell office:value-type="float" office:value="0.6">
                <text:p>0.6</text:p>
              </table:table-cell>
              <table:table-cell office:value-type="float" office:value="6.963689">
                <text:p>6.963689</text:p>
              </table:table-cell>
              <table:table-cell office:value-type="float" office:value="-0.01801503">
                <text:p>-0.0180150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7.528">
                <text:p>17.528</text:p>
              </table:table-cell>
              <table:table-cell office:value-type="float" office:value="50">
                <text:p>50</text:p>
              </table:table-cell>
              <table:table-cell office:value-type="float" office:value="48.7">
                <text:p>48.7</text:p>
              </table:table-cell>
              <table:table-cell office:value-type="float" office:value="0.5199997">
                <text:p>0.5199997</text:p>
              </table:table-cell>
              <table:table-cell office:value-type="float" office:value="6.963982">
                <text:p>6.963982</text:p>
              </table:table-cell>
              <table:table-cell office:value-type="float" office:value="-0.009609971">
                <text:p>-0.00960997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7.537">
                <text:p>17.537</text:p>
              </table:table-cell>
              <table:table-cell office:value-type="float" office:value="50">
                <text:p>50</text:p>
              </table:table-cell>
              <table:table-cell office:value-type="float" office:value="50.96667">
                <text:p>50.96667</text:p>
              </table:table-cell>
              <table:table-cell office:value-type="float" office:value="-0.3866669">
                <text:p>-0.3866669</text:p>
              </table:table-cell>
              <table:table-cell office:value-type="float" office:value="6.96406">
                <text:p>6.96406</text:p>
              </table:table-cell>
              <table:table-cell office:value-type="float" office:value="0.02338501">
                <text:p>0.0233850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7.546">
                <text:p>17.546</text:p>
              </table:table-cell>
              <table:table-cell office:value-type="float" office:value="50">
                <text:p>50</text:p>
              </table:table-cell>
              <table:table-cell office:value-type="float" office:value="48.93333">
                <text:p>48.93333</text:p>
              </table:table-cell>
              <table:table-cell office:value-type="float" office:value="0.4266663">
                <text:p>0.4266663</text:p>
              </table:table-cell>
              <table:table-cell office:value-type="float" office:value="6.964289">
                <text:p>6.964289</text:p>
              </table:table-cell>
              <table:table-cell office:value-type="float" office:value="-0.0114059">
                <text:p>-0.011405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7.554">
                <text:p>17.554</text:p>
              </table:table-cell>
              <table:table-cell office:value-type="float" office:value="50">
                <text:p>50</text:p>
              </table:table-cell>
              <table:table-cell office:value-type="float" office:value="48.06667">
                <text:p>48.06667</text:p>
              </table:table-cell>
              <table:table-cell office:value-type="float" office:value="0.7733337">
                <text:p>0.7733337</text:p>
              </table:table-cell>
              <table:table-cell office:value-type="float" office:value="6.964713">
                <text:p>6.964713</text:p>
              </table:table-cell>
              <table:table-cell office:value-type="float" office:value="-0.01851161">
                <text:p>-0.0185116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7.562">
                <text:p>17.562</text:p>
              </table:table-cell>
              <table:table-cell office:value-type="float" office:value="50">
                <text:p>50</text:p>
              </table:table-cell>
              <table:table-cell office:value-type="float" office:value="50.23334">
                <text:p>50.23334</text:p>
              </table:table-cell>
              <table:table-cell office:value-type="float" office:value="-0.09333344">
                <text:p>-0.09333344</text:p>
              </table:table-cell>
              <table:table-cell office:value-type="float" office:value="6.964942">
                <text:p>6.964942</text:p>
              </table:table-cell>
              <table:table-cell office:value-type="float" office:value="0.01675257">
                <text:p>0.0167525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7.57">
                <text:p>17.57</text:p>
              </table:table-cell>
              <table:table-cell office:value-type="float" office:value="50">
                <text:p>50</text:p>
              </table:table-cell>
              <table:table-cell office:value-type="float" office:value="51.93334">
                <text:p>51.93334</text:p>
              </table:table-cell>
              <table:table-cell office:value-type="float" office:value="-0.7733337">
                <text:p>-0.7733337</text:p>
              </table:table-cell>
              <table:table-cell office:value-type="float" office:value="6.964873">
                <text:p>6.964873</text:p>
              </table:table-cell>
              <table:table-cell office:value-type="float" office:value="0.03383206">
                <text:p>0.0338320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7.579">
                <text:p>17.579</text:p>
              </table:table-cell>
              <table:table-cell office:value-type="float" office:value="50">
                <text:p>50</text:p>
              </table:table-cell>
              <table:table-cell office:value-type="float" office:value="47.46667">
                <text:p>47.46667</text:p>
              </table:table-cell>
              <table:table-cell office:value-type="float" office:value="1.013333">
                <text:p>1.013333</text:p>
              </table:table-cell>
              <table:table-cell office:value-type="float" office:value="6.965157">
                <text:p>6.965157</text:p>
              </table:table-cell>
              <table:table-cell office:value-type="float" office:value="-0.03595471">
                <text:p>-0.0359547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7.59">
                <text:p>17.59</text:p>
              </table:table-cell>
              <table:table-cell office:value-type="float" office:value="50">
                <text:p>50</text:p>
              </table:table-cell>
              <table:table-cell office:value-type="float" office:value="47.73334">
                <text:p>47.73334</text:p>
              </table:table-cell>
              <table:table-cell office:value-type="float" office:value="0.9066666">
                <text:p>0.9066666</text:p>
              </table:table-cell>
              <table:table-cell office:value-type="float" office:value="6.965642">
                <text:p>6.965642</text:p>
              </table:table-cell>
              <table:table-cell office:value-type="float" office:value="-0.02020993">
                <text:p>-0.0202099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7.599">
                <text:p>17.599</text:p>
              </table:table-cell>
              <table:table-cell office:value-type="float" office:value="50">
                <text:p>50</text:p>
              </table:table-cell>
              <table:table-cell office:value-type="float" office:value="49.13333">
                <text:p>49.13333</text:p>
              </table:table-cell>
              <table:table-cell office:value-type="float" office:value="0.346666">
                <text:p>0.346666</text:p>
              </table:table-cell>
              <table:table-cell office:value-type="float" office:value="6.966143">
                <text:p>6.966143</text:p>
              </table:table-cell>
              <table:table-cell office:value-type="float" office:value="0.00514153">
                <text:p>0.0051415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7.607">
                <text:p>17.607</text:p>
              </table:table-cell>
              <table:table-cell office:value-type="float" office:value="50">
                <text:p>50</text:p>
              </table:table-cell>
              <table:table-cell office:value-type="float" office:value="48.3">
                <text:p>48.3</text:p>
              </table:table-cell>
              <table:table-cell office:value-type="float" office:value="0.6800003">
                <text:p>0.6800003</text:p>
              </table:table-cell>
              <table:table-cell office:value-type="float" office:value="6.966752">
                <text:p>6.966752</text:p>
              </table:table-cell>
              <table:table-cell office:value-type="float" office:value="-0.00791509">
                <text:p>-0.0079150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7.615">
                <text:p>17.615</text:p>
              </table:table-cell>
              <table:table-cell office:value-type="float" office:value="50">
                <text:p>50</text:p>
              </table:table-cell>
              <table:table-cell office:value-type="float" office:value="50.03334">
                <text:p>50.03334</text:p>
              </table:table-cell>
              <table:table-cell office:value-type="float" office:value="-0.01333313">
                <text:p>-0.01333313</text:p>
              </table:table-cell>
              <table:table-cell office:value-type="float" office:value="6.967079">
                <text:p>6.967079</text:p>
              </table:table-cell>
              <table:table-cell office:value-type="float" office:value="0.01813068">
                <text:p>0.0181306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7.623">
                <text:p>17.623</text:p>
              </table:table-cell>
              <table:table-cell office:value-type="float" office:value="50">
                <text:p>50</text:p>
              </table:table-cell>
              <table:table-cell office:value-type="float" office:value="48.4">
                <text:p>48.4</text:p>
              </table:table-cell>
              <table:table-cell office:value-type="float" office:value="0.6399994">
                <text:p>0.6399994</text:p>
              </table:table-cell>
              <table:table-cell office:value-type="float" office:value="6.967488">
                <text:p>6.967488</text:p>
              </table:table-cell>
              <table:table-cell office:value-type="float" office:value="-0.009231346">
                <text:p>-0.00923134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7.631">
                <text:p>17.631</text:p>
              </table:table-cell>
              <table:table-cell office:value-type="float" office:value="50">
                <text:p>50</text:p>
              </table:table-cell>
              <table:table-cell office:value-type="float" office:value="48.1">
                <text:p>48.1</text:p>
              </table:table-cell>
              <table:table-cell office:value-type="float" office:value="0.7600007">
                <text:p>0.7600007</text:p>
              </table:table-cell>
              <table:table-cell office:value-type="float" office:value="6.967988">
                <text:p>6.967988</text:p>
              </table:table-cell>
              <table:table-cell office:value-type="float" office:value="-0.01023724">
                <text:p>-0.0102372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7.639">
                <text:p>17.639</text:p>
              </table:table-cell>
              <table:table-cell office:value-type="float" office:value="50">
                <text:p>50</text:p>
              </table:table-cell>
              <table:table-cell office:value-type="float" office:value="50.83333">
                <text:p>50.83333</text:p>
              </table:table-cell>
              <table:table-cell office:value-type="float" office:value="-0.3333328">
                <text:p>-0.3333328</text:p>
              </table:table-cell>
              <table:table-cell office:value-type="float" office:value="6.96823">
                <text:p>6.96823</text:p>
              </table:table-cell>
              <table:table-cell office:value-type="float" office:value="0.02911836">
                <text:p>0.0291183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7.647">
                <text:p>17.647</text:p>
              </table:table-cell>
              <table:table-cell office:value-type="float" office:value="50">
                <text:p>50</text:p>
              </table:table-cell>
              <table:table-cell office:value-type="float" office:value="49.4">
                <text:p>49.4</text:p>
              </table:table-cell>
              <table:table-cell office:value-type="float" office:value="0.2399994">
                <text:p>0.2399994</text:p>
              </table:table-cell>
              <table:table-cell office:value-type="float" office:value="6.968464">
                <text:p>6.968464</text:p>
              </table:table-cell>
              <table:table-cell office:value-type="float" office:value="0.0008800524">
                <text:p>0.000880052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7.661">
                <text:p>17.661</text:p>
              </table:table-cell>
              <table:table-cell office:value-type="float" office:value="50">
                <text:p>50</text:p>
              </table:table-cell>
              <table:table-cell office:value-type="float" office:value="49.3">
                <text:p>49.3</text:p>
              </table:table-cell>
              <table:table-cell office:value-type="float" office:value="0.2800003">
                <text:p>0.2800003</text:p>
              </table:table-cell>
              <table:table-cell office:value-type="float" office:value="6.968705">
                <text:p>6.968705</text:p>
              </table:table-cell>
              <table:table-cell office:value-type="float" office:value="-0.0007215308">
                <text:p>-0.000721530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7.67">
                <text:p>17.67</text:p>
              </table:table-cell>
              <table:table-cell office:value-type="float" office:value="50">
                <text:p>50</text:p>
              </table:table-cell>
              <table:table-cell office:value-type="float" office:value="50.66667">
                <text:p>50.66667</text:p>
              </table:table-cell>
              <table:table-cell office:value-type="float" office:value="-0.2666672">
                <text:p>-0.2666672</text:p>
              </table:table-cell>
              <table:table-cell office:value-type="float" office:value="6.968744">
                <text:p>6.968744</text:p>
              </table:table-cell>
              <table:table-cell office:value-type="float" office:value="0.01754945">
                <text:p>0.0175494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7.679">
                <text:p>17.679</text:p>
              </table:table-cell>
              <table:table-cell office:value-type="float" office:value="50">
                <text:p>50</text:p>
              </table:table-cell>
              <table:table-cell office:value-type="float" office:value="50.76667">
                <text:p>50.76667</text:p>
              </table:table-cell>
              <table:table-cell office:value-type="float" office:value="-0.3066666">
                <text:p>-0.3066666</text:p>
              </table:table-cell>
              <table:table-cell office:value-type="float" office:value="6.968565">
                <text:p>6.968565</text:p>
              </table:table-cell>
              <table:table-cell office:value-type="float" office:value="0.01114788">
                <text:p>0.0111478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7.687">
                <text:p>17.687</text:p>
              </table:table-cell>
              <table:table-cell office:value-type="float" office:value="50">
                <text:p>50</text:p>
              </table:table-cell>
              <table:table-cell office:value-type="float" office:value="49.73333">
                <text:p>49.73333</text:p>
              </table:table-cell>
              <table:table-cell office:value-type="float" office:value="0.1066666">
                <text:p>0.1066666</text:p>
              </table:table-cell>
              <table:table-cell office:value-type="float" office:value="6.968519">
                <text:p>6.968519</text:p>
              </table:table-cell>
              <table:table-cell office:value-type="float" office:value="-0.007843349">
                <text:p>-0.00784334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7.695">
                <text:p>17.695</text:p>
              </table:table-cell>
              <table:table-cell office:value-type="float" office:value="50">
                <text:p>50</text:p>
              </table:table-cell>
              <table:table-cell office:value-type="float" office:value="50.1">
                <text:p>50.1</text:p>
              </table:table-cell>
              <table:table-cell office:value-type="float" office:value="-0.03999939">
                <text:p>-0.03999939</text:p>
              </table:table-cell>
              <table:table-cell office:value-type="float" office:value="6.96848">
                <text:p>6.96848</text:p>
              </table:table-cell>
              <table:table-cell office:value-type="float" office:value="-0.0001796924">
                <text:p>-0.000179692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7.703">
                <text:p>17.703</text:p>
              </table:table-cell>
              <table:table-cell office:value-type="float" office:value="50">
                <text:p>50</text:p>
              </table:table-cell>
              <table:table-cell office:value-type="float" office:value="52.36667">
                <text:p>52.36667</text:p>
              </table:table-cell>
              <table:table-cell office:value-type="float" office:value="-0.946666">
                <text:p>-0.946666</text:p>
              </table:table-cell>
              <table:table-cell office:value-type="float" office:value="6.968177">
                <text:p>6.968177</text:p>
              </table:table-cell>
              <table:table-cell office:value-type="float" office:value="0.02979779">
                <text:p>0.0297977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7.711">
                <text:p>17.711</text:p>
              </table:table-cell>
              <table:table-cell office:value-type="float" office:value="50">
                <text:p>50</text:p>
              </table:table-cell>
              <table:table-cell office:value-type="float" office:value="49.53333">
                <text:p>49.53333</text:p>
              </table:table-cell>
              <table:table-cell office:value-type="float" office:value="0.1866669">
                <text:p>0.1866669</text:p>
              </table:table-cell>
              <table:table-cell office:value-type="float" office:value="6.968026">
                <text:p>6.968026</text:p>
              </table:table-cell>
              <table:table-cell office:value-type="float" office:value="-0.01713781">
                <text:p>-0.0171378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.719">
                <text:p>17.719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0.8">
                <text:p>0.8</text:p>
              </table:table-cell>
              <table:table-cell office:value-type="float" office:value="6.968156">
                <text:p>6.968156</text:p>
              </table:table-cell>
              <table:table-cell office:value-type="float" office:value="-0.03189415">
                <text:p>-0.0318941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.728">
                <text:p>17.728</text:p>
              </table:table-cell>
              <table:table-cell office:value-type="float" office:value="50">
                <text:p>50</text:p>
              </table:table-cell>
              <table:table-cell office:value-type="float" office:value="48.16667">
                <text:p>48.16667</text:p>
              </table:table-cell>
              <table:table-cell office:value-type="float" office:value="0.7333328">
                <text:p>0.7333328</text:p>
              </table:table-cell>
              <table:table-cell office:value-type="float" office:value="6.968488">
                <text:p>6.968488</text:p>
              </table:table-cell>
              <table:table-cell office:value-type="float" office:value="-0.01948751">
                <text:p>-0.0194875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.732">
                <text:p>17.7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8.80001">
                <text:p>-28.80001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.737">
                <text:p>17.737</text:p>
              </table:table-cell>
              <table:table-cell office:value-type="float" office:value="50">
                <text:p>50</text:p>
              </table:table-cell>
              <table:table-cell office:value-type="float" office:value="51.03333">
                <text:p>51.03333</text:p>
              </table:table-cell>
              <table:table-cell office:value-type="float" office:value="-0.4133331">
                <text:p>-0.4133331</text:p>
              </table:table-cell>
              <table:table-cell office:value-type="float" office:value="6.968571">
                <text:p>6.968571</text:p>
              </table:table-cell>
              <table:table-cell office:value-type="float" office:value="0.02497825">
                <text:p>0.024978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.745">
                <text:p>17.745</text:p>
              </table:table-cell>
              <table:table-cell office:value-type="float" office:value="50">
                <text:p>50</text:p>
              </table:table-cell>
              <table:table-cell office:value-type="float" office:value="49.33333">
                <text:p>49.33333</text:p>
              </table:table-cell>
              <table:table-cell office:value-type="float" office:value="0.2666672">
                <text:p>0.2666672</text:p>
              </table:table-cell>
              <table:table-cell office:value-type="float" office:value="6.968714">
                <text:p>6.968714</text:p>
              </table:table-cell>
              <table:table-cell office:value-type="float" office:value="-0.005954439">
                <text:p>-0.00595443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.753">
                <text:p>17.753</text:p>
              </table:table-cell>
              <table:table-cell office:value-type="float" office:value="50">
                <text:p>50</text:p>
              </table:table-cell>
              <table:table-cell office:value-type="float" office:value="50.43334">
                <text:p>50.43334</text:p>
              </table:table-cell>
              <table:table-cell office:value-type="float" office:value="-0.1733337">
                <text:p>-0.1733337</text:p>
              </table:table-cell>
              <table:table-cell office:value-type="float" office:value="6.968751">
                <text:p>6.968751</text:p>
              </table:table-cell>
              <table:table-cell office:value-type="float" office:value="0.01059007">
                <text:p>0.0105900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.762">
                <text:p>17.762</text:p>
              </table:table-cell>
              <table:table-cell office:value-type="float" office:value="50">
                <text:p>50</text:p>
              </table:table-cell>
              <table:table-cell office:value-type="float" office:value="49.1">
                <text:p>49.1</text:p>
              </table:table-cell>
              <table:table-cell office:value-type="float" office:value="0.3600006">
                <text:p>0.3600006</text:p>
              </table:table-cell>
              <table:table-cell office:value-type="float" office:value="6.968894">
                <text:p>6.968894</text:p>
              </table:table-cell>
              <table:table-cell office:value-type="float" office:value="-0.0106102">
                <text:p>-0.010610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.77">
                <text:p>17.77</text:p>
              </table:table-cell>
              <table:table-cell office:value-type="float" office:value="50">
                <text:p>50</text:p>
              </table:table-cell>
              <table:table-cell office:value-type="float" office:value="49.5">
                <text:p>49.5</text:p>
              </table:table-cell>
              <table:table-cell office:value-type="float" office:value="0.2">
                <text:p>0.2</text:p>
              </table:table-cell>
              <table:table-cell office:value-type="float" office:value="6.969053">
                <text:p>6.969053</text:p>
              </table:table-cell>
              <table:table-cell office:value-type="float" office:value="-0.001722679">
                <text:p>-0.00172267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.785">
                <text:p>17.785</text:p>
              </table:table-cell>
              <table:table-cell office:value-type="float" office:value="50">
                <text:p>50</text:p>
              </table:table-cell>
              <table:table-cell office:value-type="float" office:value="47.2">
                <text:p>47.2</text:p>
              </table:table-cell>
              <table:table-cell office:value-type="float" office:value="1.12">
                <text:p>1.12</text:p>
              </table:table-cell>
              <table:table-cell office:value-type="float" office:value="6.969481">
                <text:p>6.969481</text:p>
              </table:table-cell>
              <table:table-cell office:value-type="float" office:value="-0.031497">
                <text:p>-0.03149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.794">
                <text:p>17.794</text:p>
              </table:table-cell>
              <table:table-cell office:value-type="float" office:value="50">
                <text:p>50</text:p>
              </table:table-cell>
              <table:table-cell office:value-type="float" office:value="49.03333">
                <text:p>49.03333</text:p>
              </table:table-cell>
              <table:table-cell office:value-type="float" office:value="0.3866669">
                <text:p>0.3866669</text:p>
              </table:table-cell>
              <table:table-cell office:value-type="float" office:value="6.970047">
                <text:p>6.970047</text:p>
              </table:table-cell>
              <table:table-cell office:value-type="float" office:value="0.002782519">
                <text:p>0.00278251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.803">
                <text:p>17.803</text:p>
              </table:table-cell>
              <table:table-cell office:value-type="float" office:value="50">
                <text:p>50</text:p>
              </table:table-cell>
              <table:table-cell office:value-type="float" office:value="52.83333">
                <text:p>52.83333</text:p>
              </table:table-cell>
              <table:table-cell office:value-type="float" office:value="-1.133333">
                <text:p>-1.133333</text:p>
              </table:table-cell>
              <table:table-cell office:value-type="float" office:value="6.969611">
                <text:p>6.969611</text:p>
              </table:table-cell>
              <table:table-cell office:value-type="float" office:value="0.05166253">
                <text:p>0.0516625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.811">
                <text:p>17.811</text:p>
              </table:table-cell>
              <table:table-cell office:value-type="float" office:value="50">
                <text:p>50</text:p>
              </table:table-cell>
              <table:table-cell office:value-type="float" office:value="49.5">
                <text:p>49.5</text:p>
              </table:table-cell>
              <table:table-cell office:value-type="float" office:value="0.2">
                <text:p>0.2</text:p>
              </table:table-cell>
              <table:table-cell office:value-type="float" office:value="6.969476">
                <text:p>6.969476</text:p>
              </table:table-cell>
              <table:table-cell office:value-type="float" office:value="-0.01713566">
                <text:p>-0.0171356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.819">
                <text:p>17.819</text:p>
              </table:table-cell>
              <table:table-cell office:value-type="float" office:value="50">
                <text:p>50</text:p>
              </table:table-cell>
              <table:table-cell office:value-type="float" office:value="49.53333">
                <text:p>49.53333</text:p>
              </table:table-cell>
              <table:table-cell office:value-type="float" office:value="0.1866669">
                <text:p>0.1866669</text:p>
              </table:table-cell>
              <table:table-cell office:value-type="float" office:value="6.969453">
                <text:p>6.969453</text:p>
              </table:table-cell>
              <table:table-cell office:value-type="float" office:value="-0.01052682">
                <text:p>-0.0105268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.828">
                <text:p>17.828</text:p>
              </table:table-cell>
              <table:table-cell office:value-type="float" office:value="50">
                <text:p>50</text:p>
              </table:table-cell>
              <table:table-cell office:value-type="float" office:value="48.5">
                <text:p>48.5</text:p>
              </table:table-cell>
              <table:table-cell office:value-type="float" office:value="0.6">
                <text:p>0.6</text:p>
              </table:table-cell>
              <table:table-cell office:value-type="float" office:value="6.969635">
                <text:p>6.969635</text:p>
              </table:table-cell>
              <table:table-cell office:value-type="float" office:value="-0.02058818">
                <text:p>-0.0205881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.836">
                <text:p>17.836</text:p>
              </table:table-cell>
              <table:table-cell office:value-type="float" office:value="50">
                <text:p>50</text:p>
              </table:table-cell>
              <table:table-cell office:value-type="float" office:value="50.46667">
                <text:p>50.46667</text:p>
              </table:table-cell>
              <table:table-cell office:value-type="float" office:value="-0.1866669">
                <text:p>-0.1866669</text:p>
              </table:table-cell>
              <table:table-cell office:value-type="float" office:value="6.969693">
                <text:p>6.969693</text:p>
              </table:table-cell>
              <table:table-cell office:value-type="float" office:value="0.01237198">
                <text:p>0.0123719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.841">
                <text:p>17.8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8.80001">
                <text:p>-28.80001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.844">
                <text:p>17.844</text:p>
              </table:table-cell>
              <table:table-cell office:value-type="float" office:value="50">
                <text:p>50</text:p>
              </table:table-cell>
              <table:table-cell office:value-type="float" office:value="49.23334">
                <text:p>49.23334</text:p>
              </table:table-cell>
              <table:table-cell office:value-type="float" office:value="0.3066666">
                <text:p>0.3066666</text:p>
              </table:table-cell>
              <table:table-cell office:value-type="float" office:value="6.96982">
                <text:p>6.96982</text:p>
              </table:table-cell>
              <table:table-cell office:value-type="float" office:value="-0.008114639">
                <text:p>-0.00811463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.852">
                <text:p>17.852</text:p>
              </table:table-cell>
              <table:table-cell office:value-type="float" office:value="50">
                <text:p>50</text:p>
              </table:table-cell>
              <table:table-cell office:value-type="float" office:value="48.1">
                <text:p>48.1</text:p>
              </table:table-cell>
              <table:table-cell office:value-type="float" office:value="0.7600007">
                <text:p>0.7600007</text:p>
              </table:table-cell>
              <table:table-cell office:value-type="float" office:value="6.970128">
                <text:p>6.970128</text:p>
              </table:table-cell>
              <table:table-cell office:value-type="float" office:value="-0.02047786">
                <text:p>-0.0204778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.861">
                <text:p>17.861</text:p>
              </table:table-cell>
              <table:table-cell office:value-type="float" office:value="50">
                <text:p>50</text:p>
              </table:table-cell>
              <table:table-cell office:value-type="float" office:value="47.86666">
                <text:p>47.86666</text:p>
              </table:table-cell>
              <table:table-cell office:value-type="float" office:value="0.853334">
                <text:p>0.853334</text:p>
              </table:table-cell>
              <table:table-cell office:value-type="float" office:value="6.970623">
                <text:p>6.970623</text:p>
              </table:table-cell>
              <table:table-cell office:value-type="float" office:value="-0.01700464">
                <text:p>-0.0170046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7.871">
                <text:p>17.871</text:p>
              </table:table-cell>
              <table:table-cell office:value-type="float" office:value="50">
                <text:p>50</text:p>
              </table:table-cell>
              <table:table-cell office:value-type="float" office:value="51.03333">
                <text:p>51.03333</text:p>
              </table:table-cell>
              <table:table-cell office:value-type="float" office:value="-0.4133331">
                <text:p>-0.4133331</text:p>
              </table:table-cell>
              <table:table-cell office:value-type="float" office:value="6.970807">
                <text:p>6.970807</text:p>
              </table:table-cell>
              <table:table-cell office:value-type="float" office:value="0.03057694">
                <text:p>0.0305769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7.879">
                <text:p>17.879</text:p>
              </table:table-cell>
              <table:table-cell office:value-type="float" office:value="50">
                <text:p>50</text:p>
              </table:table-cell>
              <table:table-cell office:value-type="float" office:value="49.2">
                <text:p>49.2</text:p>
              </table:table-cell>
              <table:table-cell office:value-type="float" office:value="0.3199997">
                <text:p>0.3199997</text:p>
              </table:table-cell>
              <table:table-cell office:value-type="float" office:value="6.971043">
                <text:p>6.971043</text:p>
              </table:table-cell>
              <table:table-cell office:value-type="float" office:value="-0.00463042">
                <text:p>-0.0046304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7.887">
                <text:p>17.887</text:p>
              </table:table-cell>
              <table:table-cell office:value-type="float" office:value="50">
                <text:p>50</text:p>
              </table:table-cell>
              <table:table-cell office:value-type="float" office:value="48.1">
                <text:p>48.1</text:p>
              </table:table-cell>
              <table:table-cell office:value-type="float" office:value="0.7600007">
                <text:p>0.7600007</text:p>
              </table:table-cell>
              <table:table-cell office:value-type="float" office:value="6.971406">
                <text:p>6.971406</text:p>
              </table:table-cell>
              <table:table-cell office:value-type="float" office:value="-0.01748351">
                <text:p>-0.0174835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7.895">
                <text:p>17.895</text:p>
              </table:table-cell>
              <table:table-cell office:value-type="float" office:value="50">
                <text:p>50</text:p>
              </table:table-cell>
              <table:table-cell office:value-type="float" office:value="48.4">
                <text:p>48.4</text:p>
              </table:table-cell>
              <table:table-cell office:value-type="float" office:value="0.6399994">
                <text:p>0.6399994</text:p>
              </table:table-cell>
              <table:table-cell office:value-type="float" office:value="6.971839">
                <text:p>6.971839</text:p>
              </table:table-cell>
              <table:table-cell office:value-type="float" office:value="-0.007928497">
                <text:p>-0.00792849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7.904">
                <text:p>17.904</text:p>
              </table:table-cell>
              <table:table-cell office:value-type="float" office:value="50">
                <text:p>50</text:p>
              </table:table-cell>
              <table:table-cell office:value-type="float" office:value="52.43333">
                <text:p>52.43333</text:p>
              </table:table-cell>
              <table:table-cell office:value-type="float" office:value="-0.9733337">
                <text:p>-0.9733337</text:p>
              </table:table-cell>
              <table:table-cell office:value-type="float" office:value="6.971824">
                <text:p>6.971824</text:p>
              </table:table-cell>
              <table:table-cell office:value-type="float" office:value="0.04784848">
                <text:p>0.0478484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7.912">
                <text:p>17.912</text:p>
              </table:table-cell>
              <table:table-cell office:value-type="float" office:value="50">
                <text:p>50</text:p>
              </table:table-cell>
              <table:table-cell office:value-type="float" office:value="47.7">
                <text:p>47.7</text:p>
              </table:table-cell>
              <table:table-cell office:value-type="float" office:value="0.9199997">
                <text:p>0.9199997</text:p>
              </table:table-cell>
              <table:table-cell office:value-type="float" office:value="6.972116">
                <text:p>6.972116</text:p>
              </table:table-cell>
              <table:table-cell office:value-type="float" office:value="-0.03090026">
                <text:p>-0.0309002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7.92">
                <text:p>17.92</text:p>
              </table:table-cell>
              <table:table-cell office:value-type="float" office:value="50">
                <text:p>50</text:p>
              </table:table-cell>
              <table:table-cell office:value-type="float" office:value="50.4">
                <text:p>50.4</text:p>
              </table:table-cell>
              <table:table-cell office:value-type="float" office:value="-0.1600006">
                <text:p>-0.1600006</text:p>
              </table:table-cell>
              <table:table-cell office:value-type="float" office:value="6.972256">
                <text:p>6.972256</text:p>
              </table:table-cell>
              <table:table-cell office:value-type="float" office:value="0.01524601">
                <text:p>0.0152460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7.929">
                <text:p>17.929</text:p>
              </table:table-cell>
              <table:table-cell office:value-type="float" office:value="50">
                <text:p>50</text:p>
              </table:table-cell>
              <table:table-cell office:value-type="float" office:value="49.1">
                <text:p>49.1</text:p>
              </table:table-cell>
              <table:table-cell office:value-type="float" office:value="0.3600006">
                <text:p>0.3600006</text:p>
              </table:table-cell>
              <table:table-cell office:value-type="float" office:value="6.972456">
                <text:p>6.972456</text:p>
              </table:table-cell>
              <table:table-cell office:value-type="float" office:value="-0.00679291">
                <text:p>-0.0067929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7.938">
                <text:p>17.938</text:p>
              </table:table-cell>
              <table:table-cell office:value-type="float" office:value="50">
                <text:p>50</text:p>
              </table:table-cell>
              <table:table-cell office:value-type="float" office:value="49.2">
                <text:p>49.2</text:p>
              </table:table-cell>
              <table:table-cell office:value-type="float" office:value="0.3199997">
                <text:p>0.3199997</text:p>
              </table:table-cell>
              <table:table-cell office:value-type="float" office:value="6.972701">
                <text:p>6.972701</text:p>
              </table:table-cell>
              <table:table-cell office:value-type="float" office:value="-0.003299111">
                <text:p>-0.00329911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7.946">
                <text:p>17.946</text:p>
              </table:table-cell>
              <table:table-cell office:value-type="float" office:value="50">
                <text:p>50</text:p>
              </table:table-cell>
              <table:table-cell office:value-type="float" office:value="48.26667">
                <text:p>48.26667</text:p>
              </table:table-cell>
              <table:table-cell office:value-type="float" office:value="0.6933334">
                <text:p>0.6933334</text:p>
              </table:table-cell>
              <table:table-cell office:value-type="float" office:value="6.973122">
                <text:p>6.973122</text:p>
              </table:table-cell>
              <table:table-cell office:value-type="float" office:value="-0.01449748">
                <text:p>-0.0144974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7.954">
                <text:p>17.954</text:p>
              </table:table-cell>
              <table:table-cell office:value-type="float" office:value="50">
                <text:p>50</text:p>
              </table:table-cell>
              <table:table-cell office:value-type="float" office:value="47.56667">
                <text:p>47.56667</text:p>
              </table:table-cell>
              <table:table-cell office:value-type="float" office:value="0.9733337">
                <text:p>0.9733337</text:p>
              </table:table-cell>
              <table:table-cell office:value-type="float" office:value="6.973704">
                <text:p>6.973704</text:p>
              </table:table-cell>
              <table:table-cell office:value-type="float" office:value="-0.01851851">
                <text:p>-0.0185185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7.962">
                <text:p>17.962</text:p>
              </table:table-cell>
              <table:table-cell office:value-type="float" office:value="50">
                <text:p>50</text:p>
              </table:table-cell>
              <table:table-cell office:value-type="float" office:value="48.3">
                <text:p>48.3</text:p>
              </table:table-cell>
              <table:table-cell office:value-type="float" office:value="0.6800003">
                <text:p>0.6800003</text:p>
              </table:table-cell>
              <table:table-cell office:value-type="float" office:value="6.974275">
                <text:p>6.974275</text:p>
              </table:table-cell>
              <table:table-cell office:value-type="float" office:value="-0.002542286">
                <text:p>-0.00254228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7.97">
                <text:p>17.97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-0.8">
                <text:p>-0.8</text:p>
              </table:table-cell>
              <table:table-cell office:value-type="float" office:value="6.974431">
                <text:p>6.974431</text:p>
              </table:table-cell>
              <table:table-cell office:value-type="float" office:value="0.04711136">
                <text:p>0.0471113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7.978">
                <text:p>17.978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4">
                <text:p>0.4</text:p>
              </table:table-cell>
              <table:table-cell office:value-type="float" office:value="6.974652">
                <text:p>6.974652</text:p>
              </table:table-cell>
              <table:table-cell office:value-type="float" office:value="-0.007564978">
                <text:p>-0.00756497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7.986">
                <text:p>17.986</text:p>
              </table:table-cell>
              <table:table-cell office:value-type="float" office:value="50">
                <text:p>50</text:p>
              </table:table-cell>
              <table:table-cell office:value-type="float" office:value="49.16667">
                <text:p>49.16667</text:p>
              </table:table-cell>
              <table:table-cell office:value-type="float" office:value="0.3333328">
                <text:p>0.3333328</text:p>
              </table:table-cell>
              <table:table-cell office:value-type="float" office:value="6.9749">
                <text:p>6.9749</text:p>
              </table:table-cell>
              <table:table-cell office:value-type="float" office:value="-0.002944312">
                <text:p>-0.00294431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7.995">
                <text:p>17.995</text:p>
              </table:table-cell>
              <table:table-cell office:value-type="float" office:value="50">
                <text:p>50</text:p>
              </table:table-cell>
              <table:table-cell office:value-type="float" office:value="46.7">
                <text:p>46.7</text:p>
              </table:table-cell>
              <table:table-cell office:value-type="float" office:value="1.32">
                <text:p>1.32</text:p>
              </table:table-cell>
              <table:table-cell office:value-type="float" office:value="6.975453">
                <text:p>6.975453</text:p>
              </table:table-cell>
              <table:table-cell office:value-type="float" office:value="-0.03456216">
                <text:p>-0.0345621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8.004">
                <text:p>18.004</text:p>
              </table:table-cell>
              <table:table-cell office:value-type="float" office:value="50">
                <text:p>50</text:p>
              </table:table-cell>
              <table:table-cell office:value-type="float" office:value="51.93334">
                <text:p>51.93334</text:p>
              </table:table-cell>
              <table:table-cell office:value-type="float" office:value="-0.7733337">
                <text:p>-0.7733337</text:p>
              </table:table-cell>
              <table:table-cell office:value-type="float" office:value="6.975566">
                <text:p>6.975566</text:p>
              </table:table-cell>
              <table:table-cell office:value-type="float" office:value="0.04557839">
                <text:p>0.0455783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8.013">
                <text:p>18.013</text:p>
              </table:table-cell>
              <table:table-cell office:value-type="float" office:value="50">
                <text:p>50</text:p>
              </table:table-cell>
              <table:table-cell office:value-type="float" office:value="48.43334">
                <text:p>48.43334</text:p>
              </table:table-cell>
              <table:table-cell office:value-type="float" office:value="0.6266663">
                <text:p>0.6266663</text:p>
              </table:table-cell>
              <table:table-cell office:value-type="float" office:value="6.975897">
                <text:p>6.975897</text:p>
              </table:table-cell>
              <table:table-cell office:value-type="float" office:value="-0.0170296">
                <text:p>-0.017029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8.021">
                <text:p>18.021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6.976092">
                <text:p>6.976092</text:p>
              </table:table-cell>
              <table:table-cell office:value-type="float" office:value="0.01012133">
                <text:p>0.0101213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.029">
                <text:p>18.029</text:p>
              </table:table-cell>
              <table:table-cell office:value-type="float" office:value="50">
                <text:p>50</text:p>
              </table:table-cell>
              <table:table-cell office:value-type="float" office:value="49.8">
                <text:p>49.8</text:p>
              </table:table-cell>
              <table:table-cell office:value-type="float" office:value="0.08000031">
                <text:p>0.08000031</text:p>
              </table:table-cell>
              <table:table-cell office:value-type="float" office:value="6.976241">
                <text:p>6.976241</text:p>
              </table:table-cell>
              <table:table-cell office:value-type="float" office:value="0.004040091">
                <text:p>0.00404009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8.037">
                <text:p>18.037</text:p>
              </table:table-cell>
              <table:table-cell office:value-type="float" office:value="50">
                <text:p>50</text:p>
              </table:table-cell>
              <table:table-cell office:value-type="float" office:value="52.93334">
                <text:p>52.93334</text:p>
              </table:table-cell>
              <table:table-cell office:value-type="float" office:value="-1.173334">
                <text:p>-1.173334</text:p>
              </table:table-cell>
              <table:table-cell office:value-type="float" office:value="6.976">
                <text:p>6.976</text:p>
              </table:table-cell>
              <table:table-cell office:value-type="float" office:value="0.04410717">
                <text:p>0.0441071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8.045">
                <text:p>18.045</text:p>
              </table:table-cell>
              <table:table-cell office:value-type="float" office:value="50">
                <text:p>50</text:p>
              </table:table-cell>
              <table:table-cell office:value-type="float" office:value="49.33333">
                <text:p>49.33333</text:p>
              </table:table-cell>
              <table:table-cell office:value-type="float" office:value="0.2666672">
                <text:p>0.2666672</text:p>
              </table:table-cell>
              <table:table-cell office:value-type="float" office:value="6.975914">
                <text:p>6.975914</text:p>
              </table:table-cell>
              <table:table-cell office:value-type="float" office:value="-0.01752615">
                <text:p>-0.017526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8.053">
                <text:p>18.053</text:p>
              </table:table-cell>
              <table:table-cell office:value-type="float" office:value="50">
                <text:p>50</text:p>
              </table:table-cell>
              <table:table-cell office:value-type="float" office:value="47.96667">
                <text:p>47.96667</text:p>
              </table:table-cell>
              <table:table-cell office:value-type="float" office:value="0.8133331">
                <text:p>0.8133331</text:p>
              </table:table-cell>
              <table:table-cell office:value-type="float" office:value="6.976093">
                <text:p>6.976093</text:p>
              </table:table-cell>
              <table:table-cell office:value-type="float" office:value="-0.0299575">
                <text:p>-0.029957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8.061">
                <text:p>18.061</text:p>
              </table:table-cell>
              <table:table-cell office:value-type="float" office:value="50">
                <text:p>50</text:p>
              </table:table-cell>
              <table:table-cell office:value-type="float" office:value="48.23333">
                <text:p>48.23333</text:p>
              </table:table-cell>
              <table:table-cell office:value-type="float" office:value="0.7066666">
                <text:p>0.7066666</text:p>
              </table:table-cell>
              <table:table-cell office:value-type="float" office:value="6.976419">
                <text:p>6.976419</text:p>
              </table:table-cell>
              <table:table-cell office:value-type="float" office:value="-0.01685061">
                <text:p>-0.0168506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8.071">
                <text:p>18.071</text:p>
              </table:table-cell>
              <table:table-cell office:value-type="float" office:value="50">
                <text:p>50</text:p>
              </table:table-cell>
              <table:table-cell office:value-type="float" office:value="50.76667">
                <text:p>50.76667</text:p>
              </table:table-cell>
              <table:table-cell office:value-type="float" office:value="-0.3066666">
                <text:p>-0.3066666</text:p>
              </table:table-cell>
              <table:table-cell office:value-type="float" office:value="6.976548">
                <text:p>6.976548</text:p>
              </table:table-cell>
              <table:table-cell office:value-type="float" office:value="0.02198119">
                <text:p>0.0219811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8.079">
                <text:p>18.079</text:p>
              </table:table-cell>
              <table:table-cell office:value-type="float" office:value="50">
                <text:p>50</text:p>
              </table:table-cell>
              <table:table-cell office:value-type="float" office:value="47.83333">
                <text:p>47.83333</text:p>
              </table:table-cell>
              <table:table-cell office:value-type="float" office:value="0.8666672">
                <text:p>0.8666672</text:p>
              </table:table-cell>
              <table:table-cell office:value-type="float" office:value="6.976954">
                <text:p>6.976954</text:p>
              </table:table-cell>
              <table:table-cell office:value-type="float" office:value="-0.02421263">
                <text:p>-0.0242126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8.087">
                <text:p>18.087</text:p>
              </table:table-cell>
              <table:table-cell office:value-type="float" office:value="50">
                <text:p>50</text:p>
              </table:table-cell>
              <table:table-cell office:value-type="float" office:value="50.2">
                <text:p>50.2</text:p>
              </table:table-cell>
              <table:table-cell office:value-type="float" office:value="-0.08000031">
                <text:p>-0.08000031</text:p>
              </table:table-cell>
              <table:table-cell office:value-type="float" office:value="6.977176">
                <text:p>6.977176</text:p>
              </table:table-cell>
              <table:table-cell office:value-type="float" office:value="0.01574386">
                <text:p>0.0157438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8.09">
                <text:p>18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8.80001">
                <text:p>-28.80001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8.095">
                <text:p>18.095</text:p>
              </table:table-cell>
              <table:table-cell office:value-type="float" office:value="50">
                <text:p>50</text:p>
              </table:table-cell>
              <table:table-cell office:value-type="float" office:value="48.4">
                <text:p>48.4</text:p>
              </table:table-cell>
              <table:table-cell office:value-type="float" office:value="0.6399994">
                <text:p>0.6399994</text:p>
              </table:table-cell>
              <table:table-cell office:value-type="float" office:value="6.977513">
                <text:p>6.977513</text:p>
              </table:table-cell>
              <table:table-cell office:value-type="float" office:value="-0.01305445">
                <text:p>-0.0130544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8.103">
                <text:p>18.103</text:p>
              </table:table-cell>
              <table:table-cell office:value-type="float" office:value="50">
                <text:p>50</text:p>
              </table:table-cell>
              <table:table-cell office:value-type="float" office:value="51.56667">
                <text:p>51.56667</text:p>
              </table:table-cell>
              <table:table-cell office:value-type="float" office:value="-0.6266663">
                <text:p>-0.6266663</text:p>
              </table:table-cell>
              <table:table-cell office:value-type="float" office:value="6.977561">
                <text:p>6.977561</text:p>
              </table:table-cell>
              <table:table-cell office:value-type="float" office:value="0.0329232">
                <text:p>0.032923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8.111">
                <text:p>18.111</text:p>
              </table:table-cell>
              <table:table-cell office:value-type="float" office:value="50">
                <text:p>50</text:p>
              </table:table-cell>
              <table:table-cell office:value-type="float" office:value="50.83333">
                <text:p>50.83333</text:p>
              </table:table-cell>
              <table:table-cell office:value-type="float" office:value="-0.3333328">
                <text:p>-0.3333328</text:p>
              </table:table-cell>
              <table:table-cell office:value-type="float" office:value="6.977496">
                <text:p>6.977496</text:p>
              </table:table-cell>
              <table:table-cell office:value-type="float" office:value="0.01270844">
                <text:p>0.0127084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8.12">
                <text:p>18.12</text:p>
              </table:table-cell>
              <table:table-cell office:value-type="float" office:value="50">
                <text:p>50</text:p>
              </table:table-cell>
              <table:table-cell office:value-type="float" office:value="48.6">
                <text:p>48.6</text:p>
              </table:table-cell>
              <table:table-cell office:value-type="float" office:value="0.5600006">
                <text:p>0.5600006</text:p>
              </table:table-cell>
              <table:table-cell office:value-type="float" office:value="6.977634">
                <text:p>6.977634</text:p>
              </table:table-cell>
              <table:table-cell office:value-type="float" office:value="-0.02083831">
                <text:p>-0.0208383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8.128">
                <text:p>18.128</text:p>
              </table:table-cell>
              <table:table-cell office:value-type="float" office:value="50">
                <text:p>50</text:p>
              </table:table-cell>
              <table:table-cell office:value-type="float" office:value="49.3">
                <text:p>49.3</text:p>
              </table:table-cell>
              <table:table-cell office:value-type="float" office:value="0.2800003">
                <text:p>0.2800003</text:p>
              </table:table-cell>
              <table:table-cell office:value-type="float" office:value="6.977817">
                <text:p>6.977817</text:p>
              </table:table-cell>
              <table:table-cell office:value-type="float" office:value="-0.004513209">
                <text:p>-0.00451320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8.138">
                <text:p>18.138</text:p>
              </table:table-cell>
              <table:table-cell office:value-type="float" office:value="50">
                <text:p>50</text:p>
              </table:table-cell>
              <table:table-cell office:value-type="float" office:value="51.86666">
                <text:p>51.86666</text:p>
              </table:table-cell>
              <table:table-cell office:value-type="float" office:value="-0.746666">
                <text:p>-0.746666</text:p>
              </table:table-cell>
              <table:table-cell office:value-type="float" office:value="6.977717">
                <text:p>6.977717</text:p>
              </table:table-cell>
              <table:table-cell office:value-type="float" office:value="0.03090096">
                <text:p>0.0309009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8.146">
                <text:p>18.146</text:p>
              </table:table-cell>
              <table:table-cell office:value-type="float" office:value="50">
                <text:p>50</text:p>
              </table:table-cell>
              <table:table-cell office:value-type="float" office:value="49.26667">
                <text:p>49.26667</text:p>
              </table:table-cell>
              <table:table-cell office:value-type="float" office:value="0.2933334">
                <text:p>0.2933334</text:p>
              </table:table-cell>
              <table:table-cell office:value-type="float" office:value="6.977753">
                <text:p>6.977753</text:p>
              </table:table-cell>
              <table:table-cell office:value-type="float" office:value="-0.01330769">
                <text:p>-0.0133076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8.154">
                <text:p>18.154</text:p>
              </table:table-cell>
              <table:table-cell office:value-type="float" office:value="50">
                <text:p>50</text:p>
              </table:table-cell>
              <table:table-cell office:value-type="float" office:value="49.73333">
                <text:p>49.73333</text:p>
              </table:table-cell>
              <table:table-cell office:value-type="float" office:value="0.1066666">
                <text:p>0.1066666</text:p>
              </table:table-cell>
              <table:table-cell office:value-type="float" office:value="6.977816">
                <text:p>6.977816</text:p>
              </table:table-cell>
              <table:table-cell office:value-type="float" office:value="-0.002356613">
                <text:p>-0.00235661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8.162">
                <text:p>18.162</text:p>
              </table:table-cell>
              <table:table-cell office:value-type="float" office:value="50">
                <text:p>50</text:p>
              </table:table-cell>
              <table:table-cell office:value-type="float" office:value="47.06666">
                <text:p>47.06666</text:p>
              </table:table-cell>
              <table:table-cell office:value-type="float" office:value="1.173334">
                <text:p>1.173334</text:p>
              </table:table-cell>
              <table:table-cell office:value-type="float" office:value="6.978195">
                <text:p>6.978195</text:p>
              </table:table-cell>
              <table:table-cell office:value-type="float" office:value="-0.03670821">
                <text:p>-0.0367082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8.17">
                <text:p>18.17</text:p>
              </table:table-cell>
              <table:table-cell office:value-type="float" office:value="50">
                <text:p>50</text:p>
              </table:table-cell>
              <table:table-cell office:value-type="float" office:value="50.16667">
                <text:p>50.16667</text:p>
              </table:table-cell>
              <table:table-cell office:value-type="float" office:value="-0.06666718">
                <text:p>-0.06666718</text:p>
              </table:table-cell>
              <table:table-cell office:value-type="float" office:value="6.978433">
                <text:p>6.978433</text:p>
              </table:table-cell>
              <table:table-cell office:value-type="float" office:value="0.0159577">
                <text:p>0.015957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8.179">
                <text:p>18.179</text:p>
              </table:table-cell>
              <table:table-cell office:value-type="float" office:value="50">
                <text:p>50</text:p>
              </table:table-cell>
              <table:table-cell office:value-type="float" office:value="48.06667">
                <text:p>48.06667</text:p>
              </table:table-cell>
              <table:table-cell office:value-type="float" office:value="0.7733337">
                <text:p>0.7733337</text:p>
              </table:table-cell>
              <table:table-cell office:value-type="float" office:value="6.978854">
                <text:p>6.978854</text:p>
              </table:table-cell>
              <table:table-cell office:value-type="float" office:value="-0.01686913">
                <text:p>-0.0168691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8.19">
                <text:p>18.19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6.979132">
                <text:p>6.979132</text:p>
              </table:table-cell>
              <table:table-cell office:value-type="float" office:value="0.01438655">
                <text:p>0.0143865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8.194">
                <text:p>18.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8.80001">
                <text:p>-28.80001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8.2">
                <text:p>18.2</text:p>
              </table:table-cell>
              <table:table-cell office:value-type="float" office:value="50">
                <text:p>50</text:p>
              </table:table-cell>
              <table:table-cell office:value-type="float" office:value="48.76667">
                <text:p>48.76667</text:p>
              </table:table-cell>
              <table:table-cell office:value-type="float" office:value="0.4933334">
                <text:p>0.4933334</text:p>
              </table:table-cell>
              <table:table-cell office:value-type="float" office:value="6.979578">
                <text:p>6.979578</text:p>
              </table:table-cell>
              <table:table-cell office:value-type="float" office:value="-0.006784392">
                <text:p>-0.00678439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8.208">
                <text:p>18.208</text:p>
              </table:table-cell>
              <table:table-cell office:value-type="float" office:value="50">
                <text:p>50</text:p>
              </table:table-cell>
              <table:table-cell office:value-type="float" office:value="51.36667">
                <text:p>51.36667</text:p>
              </table:table-cell>
              <table:table-cell office:value-type="float" office:value="-0.546666">
                <text:p>-0.546666</text:p>
              </table:table-cell>
              <table:table-cell office:value-type="float" office:value="6.979563">
                <text:p>6.979563</text:p>
              </table:table-cell>
              <table:table-cell office:value-type="float" office:value="0.03038493">
                <text:p>0.0303849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8.216">
                <text:p>18.216</text:p>
              </table:table-cell>
              <table:table-cell office:value-type="float" office:value="50">
                <text:p>50</text:p>
              </table:table-cell>
              <table:table-cell office:value-type="float" office:value="49.3">
                <text:p>49.3</text:p>
              </table:table-cell>
              <table:table-cell office:value-type="float" office:value="0.2800003">
                <text:p>0.2800003</text:p>
              </table:table-cell>
              <table:table-cell office:value-type="float" office:value="6.979637">
                <text:p>6.979637</text:p>
              </table:table-cell>
              <table:table-cell office:value-type="float" office:value="-0.009656659">
                <text:p>-0.00965665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8.224">
                <text:p>18.224</text:p>
              </table:table-cell>
              <table:table-cell office:value-type="float" office:value="50">
                <text:p>50</text:p>
              </table:table-cell>
              <table:table-cell office:value-type="float" office:value="48.33333">
                <text:p>48.33333</text:p>
              </table:table-cell>
              <table:table-cell office:value-type="float" office:value="0.6666672">
                <text:p>0.6666672</text:p>
              </table:table-cell>
              <table:table-cell office:value-type="float" office:value="6.979881">
                <text:p>6.979881</text:p>
              </table:table-cell>
              <table:table-cell office:value-type="float" office:value="-0.01932638">
                <text:p>-0.0193263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8.232">
                <text:p>18.232</text:p>
              </table:table-cell>
              <table:table-cell office:value-type="float" office:value="50">
                <text:p>50</text:p>
              </table:table-cell>
              <table:table-cell office:value-type="float" office:value="47.76667">
                <text:p>47.76667</text:p>
              </table:table-cell>
              <table:table-cell office:value-type="float" office:value="0.8933334">
                <text:p>0.8933334</text:p>
              </table:table-cell>
              <table:table-cell office:value-type="float" office:value="6.980307">
                <text:p>6.980307</text:p>
              </table:table-cell>
              <table:table-cell office:value-type="float" office:value="-0.02062161">
                <text:p>-0.0206216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8.24">
                <text:p>18.24</text:p>
              </table:table-cell>
              <table:table-cell office:value-type="float" office:value="50">
                <text:p>50</text:p>
              </table:table-cell>
              <table:table-cell office:value-type="float" office:value="52.13334">
                <text:p>52.13334</text:p>
              </table:table-cell>
              <table:table-cell office:value-type="float" office:value="-0.853334">
                <text:p>-0.853334</text:p>
              </table:table-cell>
              <table:table-cell office:value-type="float" office:value="6.980348">
                <text:p>6.980348</text:p>
              </table:table-cell>
              <table:table-cell office:value-type="float" office:value="0.04361696">
                <text:p>0.0436169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8.248">
                <text:p>18.248</text:p>
              </table:table-cell>
              <table:table-cell office:value-type="float" office:value="50">
                <text:p>50</text:p>
              </table:table-cell>
              <table:table-cell office:value-type="float" office:value="47.33333">
                <text:p>47.33333</text:p>
              </table:table-cell>
              <table:table-cell office:value-type="float" office:value="1.066667">
                <text:p>1.066667</text:p>
              </table:table-cell>
              <table:table-cell office:value-type="float" office:value="6.980687">
                <text:p>6.980687</text:p>
              </table:table-cell>
              <table:table-cell office:value-type="float" office:value="-0.0337013">
                <text:p>-0.033701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8.261">
                <text:p>18.261</text:p>
              </table:table-cell>
              <table:table-cell office:value-type="float" office:value="50">
                <text:p>50</text:p>
              </table:table-cell>
              <table:table-cell office:value-type="float" office:value="50.83333">
                <text:p>50.83333</text:p>
              </table:table-cell>
              <table:table-cell office:value-type="float" office:value="-0.3333328">
                <text:p>-0.3333328</text:p>
              </table:table-cell>
              <table:table-cell office:value-type="float" office:value="6.980814">
                <text:p>6.980814</text:p>
              </table:table-cell>
              <table:table-cell office:value-type="float" office:value="0.02328372">
                <text:p>0.0232837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8.27">
                <text:p>18.27</text:p>
              </table:table-cell>
              <table:table-cell office:value-type="float" office:value="50">
                <text:p>50</text:p>
              </table:table-cell>
              <table:table-cell office:value-type="float" office:value="50.5">
                <text:p>50.5</text:p>
              </table:table-cell>
              <table:table-cell office:value-type="float" office:value="-0.2">
                <text:p>-0.2</text:p>
              </table:table-cell>
              <table:table-cell office:value-type="float" office:value="6.980806">
                <text:p>6.980806</text:p>
              </table:table-cell>
              <table:table-cell office:value-type="float" office:value="0.01096715">
                <text:p>0.0109671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8.279">
                <text:p>18.279</text:p>
              </table:table-cell>
              <table:table-cell office:value-type="float" office:value="50">
                <text:p>50</text:p>
              </table:table-cell>
              <table:table-cell office:value-type="float" office:value="52.06666">
                <text:p>52.06666</text:p>
              </table:table-cell>
              <table:table-cell office:value-type="float" office:value="-0.8266663">
                <text:p>-0.8266663</text:p>
              </table:table-cell>
              <table:table-cell office:value-type="float" office:value="6.980346">
                <text:p>6.980346</text:p>
              </table:table-cell>
              <table:table-cell office:value-type="float" office:value="0.02704089">
                <text:p>0.0270408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8.287">
                <text:p>18.287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6.980105">
                <text:p>6.980105</text:p>
              </table:table-cell>
              <table:table-cell office:value-type="float" office:value="-0.01213667">
                <text:p>-0.0121366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8.295">
                <text:p>18.295</text:p>
              </table:table-cell>
              <table:table-cell office:value-type="float" office:value="50">
                <text:p>50</text:p>
              </table:table-cell>
              <table:table-cell office:value-type="float" office:value="48.6">
                <text:p>48.6</text:p>
              </table:table-cell>
              <table:table-cell office:value-type="float" office:value="0.5600006">
                <text:p>0.5600006</text:p>
              </table:table-cell>
              <table:table-cell office:value-type="float" office:value="6.980123">
                <text:p>6.980123</text:p>
              </table:table-cell>
              <table:table-cell office:value-type="float" office:value="-0.02624769">
                <text:p>-0.0262476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8.303">
                <text:p>18.303</text:p>
              </table:table-cell>
              <table:table-cell office:value-type="float" office:value="50">
                <text:p>50</text:p>
              </table:table-cell>
              <table:table-cell office:value-type="float" office:value="49.96667">
                <text:p>49.96667</text:p>
              </table:table-cell>
              <table:table-cell office:value-type="float" office:value="0.01333313">
                <text:p>0.01333313</text:p>
              </table:table-cell>
              <table:table-cell office:value-type="float" office:value="6.980139">
                <text:p>6.980139</text:p>
              </table:table-cell>
              <table:table-cell office:value-type="float" office:value="0.000192123">
                <text:p>0.00019212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8.311">
                <text:p>18.311</text:p>
              </table:table-cell>
              <table:table-cell office:value-type="float" office:value="50">
                <text:p>50</text:p>
              </table:table-cell>
              <table:table-cell office:value-type="float" office:value="50.3">
                <text:p>50.3</text:p>
              </table:table-cell>
              <table:table-cell office:value-type="float" office:value="-0.1199997">
                <text:p>-0.1199997</text:p>
              </table:table-cell>
              <table:table-cell office:value-type="float" office:value="6.980114">
                <text:p>6.980114</text:p>
              </table:table-cell>
              <table:table-cell office:value-type="float" office:value="0.004530615">
                <text:p>0.00453061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8.319">
                <text:p>18.319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4">
                <text:p>0.4</text:p>
              </table:table-cell>
              <table:table-cell office:value-type="float" office:value="6.980214">
                <text:p>6.980214</text:p>
              </table:table-cell>
              <table:table-cell office:value-type="float" office:value="-0.01407906">
                <text:p>-0.0140790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8.328">
                <text:p>18.328</text:p>
              </table:table-cell>
              <table:table-cell office:value-type="float" office:value="50">
                <text:p>50</text:p>
              </table:table-cell>
              <table:table-cell office:value-type="float" office:value="47.8">
                <text:p>47.8</text:p>
              </table:table-cell>
              <table:table-cell office:value-type="float" office:value="0.8800003">
                <text:p>0.8800003</text:p>
              </table:table-cell>
              <table:table-cell office:value-type="float" office:value="6.980538">
                <text:p>6.980538</text:p>
              </table:table-cell>
              <table:table-cell office:value-type="float" office:value="-0.02541421">
                <text:p>-0.0254142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8.337">
                <text:p>18.337</text:p>
              </table:table-cell>
              <table:table-cell office:value-type="float" office:value="50">
                <text:p>50</text:p>
              </table:table-cell>
              <table:table-cell office:value-type="float" office:value="50.83333">
                <text:p>50.83333</text:p>
              </table:table-cell>
              <table:table-cell office:value-type="float" office:value="-0.3333328">
                <text:p>-0.3333328</text:p>
              </table:table-cell>
              <table:table-cell office:value-type="float" office:value="6.980656">
                <text:p>6.980656</text:p>
              </table:table-cell>
              <table:table-cell office:value-type="float" office:value="0.02275871">
                <text:p>0.0227587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8.345">
                <text:p>18.345</text:p>
              </table:table-cell>
              <table:table-cell office:value-type="float" office:value="50">
                <text:p>50</text:p>
              </table:table-cell>
              <table:table-cell office:value-type="float" office:value="51.16667">
                <text:p>51.16667</text:p>
              </table:table-cell>
              <table:table-cell office:value-type="float" office:value="-0.4666672">
                <text:p>-0.4666672</text:p>
              </table:table-cell>
              <table:table-cell office:value-type="float" office:value="6.980564">
                <text:p>6.980564</text:p>
              </table:table-cell>
              <table:table-cell office:value-type="float" office:value="0.01942066">
                <text:p>0.0194206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8.353">
                <text:p>18.353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0.8">
                <text:p>0.8</text:p>
              </table:table-cell>
              <table:table-cell office:value-type="float" office:value="6.980769">
                <text:p>6.980769</text:p>
              </table:table-cell>
              <table:table-cell office:value-type="float" office:value="-0.02937056">
                <text:p>-0.0293705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8.361">
                <text:p>18.361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0.8">
                <text:p>0.8</text:p>
              </table:table-cell>
              <table:table-cell office:value-type="float" office:value="6.981133">
                <text:p>6.981133</text:p>
              </table:table-cell>
              <table:table-cell office:value-type="float" office:value="-0.01938444">
                <text:p>-0.0193844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8.369">
                <text:p>18.369</text:p>
              </table:table-cell>
              <table:table-cell office:value-type="float" office:value="50">
                <text:p>50</text:p>
              </table:table-cell>
              <table:table-cell office:value-type="float" office:value="49.3">
                <text:p>49.3</text:p>
              </table:table-cell>
              <table:table-cell office:value-type="float" office:value="0.2800003">
                <text:p>0.2800003</text:p>
              </table:table-cell>
              <table:table-cell office:value-type="float" office:value="6.981462">
                <text:p>6.981462</text:p>
              </table:table-cell>
              <table:table-cell office:value-type="float" office:value="0.003978882">
                <text:p>0.00397888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8.377">
                <text:p>18.377</text:p>
              </table:table-cell>
              <table:table-cell office:value-type="float" office:value="50">
                <text:p>50</text:p>
              </table:table-cell>
              <table:table-cell office:value-type="float" office:value="51.13334">
                <text:p>51.13334</text:p>
              </table:table-cell>
              <table:table-cell office:value-type="float" office:value="-0.453334">
                <text:p>-0.453334</text:p>
              </table:table-cell>
              <table:table-cell office:value-type="float" office:value="6.981555">
                <text:p>6.981555</text:p>
              </table:table-cell>
              <table:table-cell office:value-type="float" office:value="0.02690547">
                <text:p>0.0269054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8.385">
                <text:p>18.385</text:p>
              </table:table-cell>
              <table:table-cell office:value-type="float" office:value="50">
                <text:p>50</text:p>
              </table:table-cell>
              <table:table-cell office:value-type="float" office:value="49.26667">
                <text:p>49.26667</text:p>
              </table:table-cell>
              <table:table-cell office:value-type="float" office:value="0.2933334">
                <text:p>0.2933334</text:p>
              </table:table-cell>
              <table:table-cell office:value-type="float" office:value="6.981702">
                <text:p>6.981702</text:p>
              </table:table-cell>
              <table:table-cell office:value-type="float" office:value="-0.006343648">
                <text:p>-0.00634364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8.394">
                <text:p>18.394</text:p>
              </table:table-cell>
              <table:table-cell office:value-type="float" office:value="50">
                <text:p>50</text:p>
              </table:table-cell>
              <table:table-cell office:value-type="float" office:value="48.56667">
                <text:p>48.56667</text:p>
              </table:table-cell>
              <table:table-cell office:value-type="float" office:value="0.5733337">
                <text:p>0.5733337</text:p>
              </table:table-cell>
              <table:table-cell office:value-type="float" office:value="6.98197">
                <text:p>6.98197</text:p>
              </table:table-cell>
              <table:table-cell office:value-type="float" office:value="-0.01355372">
                <text:p>-0.0135537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8.403">
                <text:p>18.403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-0.4">
                <text:p>-0.4</text:p>
              </table:table-cell>
              <table:table-cell office:value-type="float" office:value="6.982026">
                <text:p>6.982026</text:p>
              </table:table-cell>
              <table:table-cell office:value-type="float" office:value="0.02290355">
                <text:p>0.0229035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8.411">
                <text:p>18.411</text:p>
              </table:table-cell>
              <table:table-cell office:value-type="float" office:value="50">
                <text:p>50</text:p>
              </table:table-cell>
              <table:table-cell office:value-type="float" office:value="50.26667">
                <text:p>50.26667</text:p>
              </table:table-cell>
              <table:table-cell office:value-type="float" office:value="-0.1066666">
                <text:p>-0.1066666</text:p>
              </table:table-cell>
              <table:table-cell office:value-type="float" office:value="6.982025">
                <text:p>6.982025</text:p>
              </table:table-cell>
              <table:table-cell office:value-type="float" office:value="0.00543638">
                <text:p>0.0054363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8.419">
                <text:p>18.419</text:p>
              </table:table-cell>
              <table:table-cell office:value-type="float" office:value="50">
                <text:p>50</text:p>
              </table:table-cell>
              <table:table-cell office:value-type="float" office:value="48.46667">
                <text:p>48.46667</text:p>
              </table:table-cell>
              <table:table-cell office:value-type="float" office:value="0.6133332">
                <text:p>0.6133332</text:p>
              </table:table-cell>
              <table:table-cell office:value-type="float" office:value="6.982225">
                <text:p>6.982225</text:p>
              </table:table-cell>
              <table:table-cell office:value-type="float" office:value="-0.02028073">
                <text:p>-0.0202807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8.427">
                <text:p>18.427</text:p>
              </table:table-cell>
              <table:table-cell office:value-type="float" office:value="50">
                <text:p>50</text:p>
              </table:table-cell>
              <table:table-cell office:value-type="float" office:value="46.5">
                <text:p>46.5</text:p>
              </table:table-cell>
              <table:table-cell office:value-type="float" office:value="1.4">
                <text:p>1.4</text:p>
              </table:table-cell>
              <table:table-cell office:value-type="float" office:value="6.982761">
                <text:p>6.982761</text:p>
              </table:table-cell>
              <table:table-cell office:value-type="float" office:value="-0.03934525">
                <text:p>-0.0393452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8.435">
                <text:p>18.435</text:p>
              </table:table-cell>
              <table:table-cell office:value-type="float" office:value="50">
                <text:p>50</text:p>
              </table:table-cell>
              <table:table-cell office:value-type="float" office:value="49.93333">
                <text:p>49.93333</text:p>
              </table:table-cell>
              <table:table-cell office:value-type="float" office:value="0.02666626">
                <text:p>0.02666626</text:p>
              </table:table-cell>
              <table:table-cell office:value-type="float" office:value="6.983133">
                <text:p>6.983133</text:p>
              </table:table-cell>
              <table:table-cell office:value-type="float" office:value="0.01856575">
                <text:p>0.0185657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8.443">
                <text:p>18.443</text:p>
              </table:table-cell>
              <table:table-cell office:value-type="float" office:value="50">
                <text:p>50</text:p>
              </table:table-cell>
              <table:table-cell office:value-type="float" office:value="53.83333">
                <text:p>53.83333</text:p>
              </table:table-cell>
              <table:table-cell office:value-type="float" office:value="-1.533333">
                <text:p>-1.533333</text:p>
              </table:table-cell>
              <table:table-cell office:value-type="float" office:value="6.98294">
                <text:p>6.98294</text:p>
              </table:table-cell>
              <table:table-cell office:value-type="float" office:value="0.0641045">
                <text:p>0.064104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8.444">
                <text:p>18.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8.80001">
                <text:p>-28.80001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8.452">
                <text:p>18.452</text:p>
              </table:table-cell>
              <table:table-cell office:value-type="float" office:value="50">
                <text:p>50</text:p>
              </table:table-cell>
              <table:table-cell office:value-type="float" office:value="50.3">
                <text:p>50.3</text:p>
              </table:table-cell>
              <table:table-cell office:value-type="float" office:value="-0.1199997">
                <text:p>-0.1199997</text:p>
              </table:table-cell>
              <table:table-cell office:value-type="float" office:value="6.982765">
                <text:p>6.982765</text:p>
              </table:table-cell>
              <table:table-cell office:value-type="float" office:value="-0.003047418">
                <text:p>-0.00304741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8.461">
                <text:p>18.461</text:p>
              </table:table-cell>
              <table:table-cell office:value-type="float" office:value="50">
                <text:p>50</text:p>
              </table:table-cell>
              <table:table-cell office:value-type="float" office:value="48.16667">
                <text:p>48.16667</text:p>
              </table:table-cell>
              <table:table-cell office:value-type="float" office:value="0.7333328">
                <text:p>0.7333328</text:p>
              </table:table-cell>
              <table:table-cell office:value-type="float" office:value="6.98289">
                <text:p>6.98289</text:p>
              </table:table-cell>
              <table:table-cell office:value-type="float" office:value="-0.03017132">
                <text:p>-0.0301713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8.47">
                <text:p>18.47</text:p>
              </table:table-cell>
              <table:table-cell office:value-type="float" office:value="50">
                <text:p>50</text:p>
              </table:table-cell>
              <table:table-cell office:value-type="float" office:value="48.86667">
                <text:p>48.86667</text:p>
              </table:table-cell>
              <table:table-cell office:value-type="float" office:value="0.453334">
                <text:p>0.453334</text:p>
              </table:table-cell>
              <table:table-cell office:value-type="float" office:value="6.983122">
                <text:p>6.983122</text:p>
              </table:table-cell>
              <table:table-cell office:value-type="float" office:value="-0.01067285">
                <text:p>-0.0106728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8.479">
                <text:p>18.479</text:p>
              </table:table-cell>
              <table:table-cell office:value-type="float" office:value="50">
                <text:p>50</text:p>
              </table:table-cell>
              <table:table-cell office:value-type="float" office:value="51.1">
                <text:p>51.1</text:p>
              </table:table-cell>
              <table:table-cell office:value-type="float" office:value="-0.4399994">
                <text:p>-0.4399994</text:p>
              </table:table-cell>
              <table:table-cell office:value-type="float" office:value="6.983102">
                <text:p>6.983102</text:p>
              </table:table-cell>
              <table:table-cell office:value-type="float" office:value="0.02243589">
                <text:p>0.0224358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8.488">
                <text:p>18.488</text:p>
              </table:table-cell>
              <table:table-cell office:value-type="float" office:value="50">
                <text:p>50</text:p>
              </table:table-cell>
              <table:table-cell office:value-type="float" office:value="48.26667">
                <text:p>48.26667</text:p>
              </table:table-cell>
              <table:table-cell office:value-type="float" office:value="0.6933334">
                <text:p>0.6933334</text:p>
              </table:table-cell>
              <table:table-cell office:value-type="float" office:value="6.983374">
                <text:p>6.983374</text:p>
              </table:table-cell>
              <table:table-cell office:value-type="float" office:value="-0.02349019">
                <text:p>-0.0234901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8.496">
                <text:p>18.496</text:p>
              </table:table-cell>
              <table:table-cell office:value-type="float" office:value="50">
                <text:p>50</text:p>
              </table:table-cell>
              <table:table-cell office:value-type="float" office:value="47.96667">
                <text:p>47.96667</text:p>
              </table:table-cell>
              <table:table-cell office:value-type="float" office:value="0.8133331">
                <text:p>0.8133331</text:p>
              </table:table-cell>
              <table:table-cell office:value-type="float" office:value="6.983801">
                <text:p>6.983801</text:p>
              </table:table-cell>
              <table:table-cell office:value-type="float" office:value="-0.01852444">
                <text:p>-0.0185244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8.504">
                <text:p>18.504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6.984075">
                <text:p>6.984075</text:p>
              </table:table-cell>
              <table:table-cell office:value-type="float" office:value="0.01461331">
                <text:p>0.0146133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8.512">
                <text:p>18.512</text:p>
              </table:table-cell>
              <table:table-cell office:value-type="float" office:value="50">
                <text:p>50</text:p>
              </table:table-cell>
              <table:table-cell office:value-type="float" office:value="52.5">
                <text:p>52.5</text:p>
              </table:table-cell>
              <table:table-cell office:value-type="float" office:value="-1">
                <text:p>-1</text:p>
              </table:table-cell>
              <table:table-cell office:value-type="float" office:value="6.98397">
                <text:p>6.98397</text:p>
              </table:table-cell>
              <table:table-cell office:value-type="float" office:value="0.0429369">
                <text:p>0.042936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8.524">
                <text:p>18.524</text:p>
              </table:table-cell>
              <table:table-cell office:value-type="float" office:value="50">
                <text:p>50</text:p>
              </table:table-cell>
              <table:table-cell office:value-type="float" office:value="50.36666">
                <text:p>50.36666</text:p>
              </table:table-cell>
              <table:table-cell office:value-type="float" office:value="-0.146666">
                <text:p>-0.146666</text:p>
              </table:table-cell>
              <table:table-cell office:value-type="float" office:value="6.983849">
                <text:p>6.983849</text:p>
              </table:table-cell>
              <table:table-cell office:value-type="float" office:value="0.001036392">
                <text:p>0.00103639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8.534">
                <text:p>18.534</text:p>
              </table:table-cell>
              <table:table-cell office:value-type="float" office:value="50">
                <text:p>50</text:p>
              </table:table-cell>
              <table:table-cell office:value-type="float" office:value="49.46667">
                <text:p>49.46667</text:p>
              </table:table-cell>
              <table:table-cell office:value-type="float" office:value="0.2133331">
                <text:p>0.2133331</text:p>
              </table:table-cell>
              <table:table-cell office:value-type="float" office:value="6.983878">
                <text:p>6.983878</text:p>
              </table:table-cell>
              <table:table-cell office:value-type="float" office:value="-0.01119597">
                <text:p>-0.0111959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8.542">
                <text:p>18.542</text:p>
              </table:table-cell>
              <table:table-cell office:value-type="float" office:value="50">
                <text:p>50</text:p>
              </table:table-cell>
              <table:table-cell office:value-type="float" office:value="53.33333">
                <text:p>53.33333</text:p>
              </table:table-cell>
              <table:table-cell office:value-type="float" office:value="-1.333333">
                <text:p>-1.333333</text:p>
              </table:table-cell>
              <table:table-cell office:value-type="float" office:value="6.983226">
                <text:p>6.983226</text:p>
              </table:table-cell>
              <table:table-cell office:value-type="float" office:value="0.04477018">
                <text:p>0.0447701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8.549">
                <text:p>18.5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8.80001">
                <text:p>-28.80001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8.551">
                <text:p>18.551</text:p>
              </table:table-cell>
              <table:table-cell office:value-type="float" office:value="50">
                <text:p>50</text:p>
              </table:table-cell>
              <table:table-cell office:value-type="float" office:value="49.73333">
                <text:p>49.73333</text:p>
              </table:table-cell>
              <table:table-cell office:value-type="float" office:value="0.1066666">
                <text:p>0.1066666</text:p>
              </table:table-cell>
              <table:table-cell office:value-type="float" office:value="6.982913">
                <text:p>6.982913</text:p>
              </table:table-cell>
              <table:table-cell office:value-type="float" office:value="-0.02155334">
                <text:p>-0.0215533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8.559">
                <text:p>18.559</text:p>
              </table:table-cell>
              <table:table-cell office:value-type="float" office:value="50">
                <text:p>50</text:p>
              </table:table-cell>
              <table:table-cell office:value-type="float" office:value="48.53333">
                <text:p>48.53333</text:p>
              </table:table-cell>
              <table:table-cell office:value-type="float" office:value="0.5866669">
                <text:p>0.5866669</text:p>
              </table:table-cell>
              <table:table-cell office:value-type="float" office:value="6.982898">
                <text:p>6.982898</text:p>
              </table:table-cell>
              <table:table-cell office:value-type="float" office:value="-0.03006499">
                <text:p>-0.0300649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8.568">
                <text:p>18.568</text:p>
              </table:table-cell>
              <table:table-cell office:value-type="float" office:value="50">
                <text:p>50</text:p>
              </table:table-cell>
              <table:table-cell office:value-type="float" office:value="48.93333">
                <text:p>48.93333</text:p>
              </table:table-cell>
              <table:table-cell office:value-type="float" office:value="0.4266663">
                <text:p>0.4266663</text:p>
              </table:table-cell>
              <table:table-cell office:value-type="float" office:value="6.983029">
                <text:p>6.983029</text:p>
              </table:table-cell>
              <table:table-cell office:value-type="float" office:value="-0.0145628">
                <text:p>-0.014562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8.576">
                <text:p>18.576</text:p>
              </table:table-cell>
              <table:table-cell office:value-type="float" office:value="50">
                <text:p>50</text:p>
              </table:table-cell>
              <table:table-cell office:value-type="float" office:value="51.1">
                <text:p>51.1</text:p>
              </table:table-cell>
              <table:table-cell office:value-type="float" office:value="-0.4399994">
                <text:p>-0.4399994</text:p>
              </table:table-cell>
              <table:table-cell office:value-type="float" office:value="6.982971">
                <text:p>6.982971</text:p>
              </table:table-cell>
              <table:table-cell office:value-type="float" office:value="0.01898862">
                <text:p>0.0189886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8.584">
                <text:p>18.584</text:p>
              </table:table-cell>
              <table:table-cell office:value-type="float" office:value="50">
                <text:p>50</text:p>
              </table:table-cell>
              <table:table-cell office:value-type="float" office:value="47.86666">
                <text:p>47.86666</text:p>
              </table:table-cell>
              <table:table-cell office:value-type="float" office:value="0.853334">
                <text:p>0.853334</text:p>
              </table:table-cell>
              <table:table-cell office:value-type="float" office:value="6.983182">
                <text:p>6.983182</text:p>
              </table:table-cell>
              <table:table-cell office:value-type="float" office:value="-0.03014695">
                <text:p>-0.0301469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8.594">
                <text:p>18.594</text:p>
              </table:table-cell>
              <table:table-cell office:value-type="float" office:value="50">
                <text:p>50</text:p>
              </table:table-cell>
              <table:table-cell office:value-type="float" office:value="50.63334">
                <text:p>50.63334</text:p>
              </table:table-cell>
              <table:table-cell office:value-type="float" office:value="-0.253334">
                <text:p>-0.253334</text:p>
              </table:table-cell>
              <table:table-cell office:value-type="float" office:value="6.983252">
                <text:p>6.983252</text:p>
              </table:table-cell>
              <table:table-cell office:value-type="float" office:value="0.01602063">
                <text:p>0.0160206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8.604">
                <text:p>18.604</text:p>
              </table:table-cell>
              <table:table-cell office:value-type="float" office:value="50">
                <text:p>50</text:p>
              </table:table-cell>
              <table:table-cell office:value-type="float" office:value="49.96667">
                <text:p>49.96667</text:p>
              </table:table-cell>
              <table:table-cell office:value-type="float" office:value="0.01333313">
                <text:p>0.01333313</text:p>
              </table:table-cell>
              <table:table-cell office:value-type="float" office:value="6.983307">
                <text:p>6.983307</text:p>
              </table:table-cell>
              <table:table-cell office:value-type="float" office:value="0.002093648">
                <text:p>0.00209364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8.612">
                <text:p>18.612</text:p>
              </table:table-cell>
              <table:table-cell office:value-type="float" office:value="50">
                <text:p>50</text:p>
              </table:table-cell>
              <table:table-cell office:value-type="float" office:value="52.26667">
                <text:p>52.26667</text:p>
              </table:table-cell>
              <table:table-cell office:value-type="float" office:value="-0.9066666">
                <text:p>-0.9066666</text:p>
              </table:table-cell>
              <table:table-cell office:value-type="float" office:value="6.982932">
                <text:p>6.982932</text:p>
              </table:table-cell>
              <table:table-cell office:value-type="float" office:value="0.03170002">
                <text:p>0.0317000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8.62">
                <text:p>18.62</text:p>
              </table:table-cell>
              <table:table-cell office:value-type="float" office:value="50">
                <text:p>50</text:p>
              </table:table-cell>
              <table:table-cell office:value-type="float" office:value="48.56667">
                <text:p>48.56667</text:p>
              </table:table-cell>
              <table:table-cell office:value-type="float" office:value="0.5733337">
                <text:p>0.5733337</text:p>
              </table:table-cell>
              <table:table-cell office:value-type="float" office:value="6.982926">
                <text:p>6.982926</text:p>
              </table:table-cell>
              <table:table-cell office:value-type="float" office:value="-0.02982036">
                <text:p>-0.0298203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8.628">
                <text:p>18.628</text:p>
              </table:table-cell>
              <table:table-cell office:value-type="float" office:value="50">
                <text:p>50</text:p>
              </table:table-cell>
              <table:table-cell office:value-type="float" office:value="46.73334">
                <text:p>46.73334</text:p>
              </table:table-cell>
              <table:table-cell office:value-type="float" office:value="1.306667">
                <text:p>1.306667</text:p>
              </table:table-cell>
              <table:table-cell office:value-type="float" office:value="6.983304">
                <text:p>6.983304</text:p>
              </table:table-cell>
              <table:table-cell office:value-type="float" office:value="-0.04328523">
                <text:p>-0.0432852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8.636">
                <text:p>18.636</text:p>
              </table:table-cell>
              <table:table-cell office:value-type="float" office:value="50">
                <text:p>50</text:p>
              </table:table-cell>
              <table:table-cell office:value-type="float" office:value="50.33333">
                <text:p>50.33333</text:p>
              </table:table-cell>
              <table:table-cell office:value-type="float" office:value="-0.1333328">
                <text:p>-0.1333328</text:p>
              </table:table-cell>
              <table:table-cell office:value-type="float" office:value="6.983521">
                <text:p>6.983521</text:p>
              </table:table-cell>
              <table:table-cell office:value-type="float" office:value="0.01808505">
                <text:p>0.0180850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8.644">
                <text:p>18.644</text:p>
              </table:table-cell>
              <table:table-cell office:value-type="float" office:value="50">
                <text:p>50</text:p>
              </table:table-cell>
              <table:table-cell office:value-type="float" office:value="52.33333">
                <text:p>52.33333</text:p>
              </table:table-cell>
              <table:table-cell office:value-type="float" office:value="-0.9333328">
                <text:p>-0.9333328</text:p>
              </table:table-cell>
              <table:table-cell office:value-type="float" office:value="6.983397">
                <text:p>6.983397</text:p>
              </table:table-cell>
              <table:table-cell office:value-type="float" office:value="0.0386976">
                <text:p>0.038697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8.652">
                <text:p>18.652</text:p>
              </table:table-cell>
              <table:table-cell office:value-type="float" office:value="50">
                <text:p>50</text:p>
              </table:table-cell>
              <table:table-cell office:value-type="float" office:value="48.16667">
                <text:p>48.16667</text:p>
              </table:table-cell>
              <table:table-cell office:value-type="float" office:value="0.7333328">
                <text:p>0.7333328</text:p>
              </table:table-cell>
              <table:table-cell office:value-type="float" office:value="6.983527">
                <text:p>6.983527</text:p>
              </table:table-cell>
              <table:table-cell office:value-type="float" office:value="-0.02868624">
                <text:p>-0.0286862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8.661">
                <text:p>18.661</text:p>
              </table:table-cell>
              <table:table-cell office:value-type="float" office:value="50">
                <text:p>50</text:p>
              </table:table-cell>
              <table:table-cell office:value-type="float" office:value="48.93333">
                <text:p>48.93333</text:p>
              </table:table-cell>
              <table:table-cell office:value-type="float" office:value="0.4266663">
                <text:p>0.4266663</text:p>
              </table:table-cell>
              <table:table-cell office:value-type="float" office:value="6.983739">
                <text:p>6.983739</text:p>
              </table:table-cell>
              <table:table-cell office:value-type="float" office:value="-0.009387278">
                <text:p>-0.00938727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8.67">
                <text:p>18.67</text:p>
              </table:table-cell>
              <table:table-cell office:value-type="float" office:value="50">
                <text:p>50</text:p>
              </table:table-cell>
              <table:table-cell office:value-type="float" office:value="48.73333">
                <text:p>48.73333</text:p>
              </table:table-cell>
              <table:table-cell office:value-type="float" office:value="0.5066666">
                <text:p>0.5066666</text:p>
              </table:table-cell>
              <table:table-cell office:value-type="float" office:value="6.984054">
                <text:p>6.984054</text:p>
              </table:table-cell>
              <table:table-cell office:value-type="float" office:value="-0.009023184">
                <text:p>-0.00902318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8.678">
                <text:p>18.678</text:p>
              </table:table-cell>
              <table:table-cell office:value-type="float" office:value="50">
                <text:p>50</text:p>
              </table:table-cell>
              <table:table-cell office:value-type="float" office:value="53.03333">
                <text:p>53.03333</text:p>
              </table:table-cell>
              <table:table-cell office:value-type="float" office:value="-1.213333">
                <text:p>-1.213333</text:p>
              </table:table-cell>
              <table:table-cell office:value-type="float" office:value="6.983821">
                <text:p>6.983821</text:p>
              </table:table-cell>
              <table:table-cell office:value-type="float" office:value="0.05080468">
                <text:p>0.0508046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8.686">
                <text:p>18.686</text:p>
              </table:table-cell>
              <table:table-cell office:value-type="float" office:value="50">
                <text:p>50</text:p>
              </table:table-cell>
              <table:table-cell office:value-type="float" office:value="49.73333">
                <text:p>49.73333</text:p>
              </table:table-cell>
              <table:table-cell office:value-type="float" office:value="0.1066666">
                <text:p>0.1066666</text:p>
              </table:table-cell>
              <table:table-cell office:value-type="float" office:value="6.983711">
                <text:p>6.983711</text:p>
              </table:table-cell>
              <table:table-cell office:value-type="float" office:value="-0.01104458">
                <text:p>-0.0110445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8.694">
                <text:p>18.694</text:p>
              </table:table-cell>
              <table:table-cell office:value-type="float" office:value="50">
                <text:p>50</text:p>
              </table:table-cell>
              <table:table-cell office:value-type="float" office:value="48.8">
                <text:p>48.8</text:p>
              </table:table-cell>
              <table:table-cell office:value-type="float" office:value="0.4800003">
                <text:p>0.4800003</text:p>
              </table:table-cell>
              <table:table-cell office:value-type="float" office:value="6.98378">
                <text:p>6.98378</text:p>
              </table:table-cell>
              <table:table-cell office:value-type="float" office:value="-0.01960943">
                <text:p>-0.0196094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8.702">
                <text:p>18.702</text:p>
              </table:table-cell>
              <table:table-cell office:value-type="float" office:value="50">
                <text:p>50</text:p>
              </table:table-cell>
              <table:table-cell office:value-type="float" office:value="48.96667">
                <text:p>48.96667</text:p>
              </table:table-cell>
              <table:table-cell office:value-type="float" office:value="0.4133331">
                <text:p>0.4133331</text:p>
              </table:table-cell>
              <table:table-cell office:value-type="float" office:value="6.983947">
                <text:p>6.983947</text:p>
              </table:table-cell>
              <table:table-cell office:value-type="float" office:value="-0.01113479">
                <text:p>-0.0111347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8.71">
                <text:p>18.71</text:p>
              </table:table-cell>
              <table:table-cell office:value-type="float" office:value="50">
                <text:p>50</text:p>
              </table:table-cell>
              <table:table-cell office:value-type="float" office:value="51.66667">
                <text:p>51.66667</text:p>
              </table:table-cell>
              <table:table-cell office:value-type="float" office:value="-0.6666672">
                <text:p>-0.6666672</text:p>
              </table:table-cell>
              <table:table-cell office:value-type="float" office:value="6.983867">
                <text:p>6.983867</text:p>
              </table:table-cell>
              <table:table-cell office:value-type="float" office:value="0.02806853">
                <text:p>0.0280685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8.718">
                <text:p>18.718</text:p>
              </table:table-cell>
              <table:table-cell office:value-type="float" office:value="50">
                <text:p>50</text:p>
              </table:table-cell>
              <table:table-cell office:value-type="float" office:value="49.43334">
                <text:p>49.43334</text:p>
              </table:table-cell>
              <table:table-cell office:value-type="float" office:value="0.2266663">
                <text:p>0.2266663</text:p>
              </table:table-cell>
              <table:table-cell office:value-type="float" office:value="6.983879">
                <text:p>6.983879</text:p>
              </table:table-cell>
              <table:table-cell office:value-type="float" office:value="-0.01039382">
                <text:p>-0.0103938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8.728">
                <text:p>18.728</text:p>
              </table:table-cell>
              <table:table-cell office:value-type="float" office:value="50">
                <text:p>50</text:p>
              </table:table-cell>
              <table:table-cell office:value-type="float" office:value="48.03333">
                <text:p>48.03333</text:p>
              </table:table-cell>
              <table:table-cell office:value-type="float" office:value="0.7866669">
                <text:p>0.7866669</text:p>
              </table:table-cell>
              <table:table-cell office:value-type="float" office:value="6.984115">
                <text:p>6.984115</text:p>
              </table:table-cell>
              <table:table-cell office:value-type="float" office:value="-0.02554811">
                <text:p>-0.0255481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8.737">
                <text:p>18.737</text:p>
              </table:table-cell>
              <table:table-cell office:value-type="float" office:value="50">
                <text:p>50</text:p>
              </table:table-cell>
              <table:table-cell office:value-type="float" office:value="51.23333">
                <text:p>51.23333</text:p>
              </table:table-cell>
              <table:table-cell office:value-type="float" office:value="-0.4933334">
                <text:p>-0.4933334</text:p>
              </table:table-cell>
              <table:table-cell office:value-type="float" office:value="6.984104">
                <text:p>6.984104</text:p>
              </table:table-cell>
              <table:table-cell office:value-type="float" office:value="0.02486769">
                <text:p>0.0248676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8.746">
                <text:p>18.746</text:p>
              </table:table-cell>
              <table:table-cell office:value-type="float" office:value="50">
                <text:p>50</text:p>
              </table:table-cell>
              <table:table-cell office:value-type="float" office:value="51.03333">
                <text:p>51.03333</text:p>
              </table:table-cell>
              <table:table-cell office:value-type="float" office:value="-0.4133331">
                <text:p>-0.4133331</text:p>
              </table:table-cell>
              <table:table-cell office:value-type="float" office:value="6.983908">
                <text:p>6.983908</text:p>
              </table:table-cell>
              <table:table-cell office:value-type="float" office:value="0.01327453">
                <text:p>0.0132745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8.754">
                <text:p>18.754</text:p>
              </table:table-cell>
              <table:table-cell office:value-type="float" office:value="50">
                <text:p>50</text:p>
              </table:table-cell>
              <table:table-cell office:value-type="float" office:value="47.93334">
                <text:p>47.93334</text:p>
              </table:table-cell>
              <table:table-cell office:value-type="float" office:value="0.8266663">
                <text:p>0.8266663</text:p>
              </table:table-cell>
              <table:table-cell office:value-type="float" office:value="6.9841">
                <text:p>6.9841</text:p>
              </table:table-cell>
              <table:table-cell office:value-type="float" office:value="-0.03295482">
                <text:p>-0.0329548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8.762">
                <text:p>18.762</text:p>
              </table:table-cell>
              <table:table-cell office:value-type="float" office:value="50">
                <text:p>50</text:p>
              </table:table-cell>
              <table:table-cell office:value-type="float" office:value="47.1">
                <text:p>47.1</text:p>
              </table:table-cell>
              <table:table-cell office:value-type="float" office:value="1.160001">
                <text:p>1.160001</text:p>
              </table:table-cell>
              <table:table-cell office:value-type="float" office:value="6.984553">
                <text:p>6.984553</text:p>
              </table:table-cell>
              <table:table-cell office:value-type="float" office:value="-0.03209146">
                <text:p>-0.0320914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8.77">
                <text:p>18.77</text:p>
              </table:table-cell>
              <table:table-cell office:value-type="float" office:value="50">
                <text:p>50</text:p>
              </table:table-cell>
              <table:table-cell office:value-type="float" office:value="49.53333">
                <text:p>49.53333</text:p>
              </table:table-cell>
              <table:table-cell office:value-type="float" office:value="0.1866669">
                <text:p>0.1866669</text:p>
              </table:table-cell>
              <table:table-cell office:value-type="float" office:value="6.984916">
                <text:p>6.984916</text:p>
              </table:table-cell>
              <table:table-cell office:value-type="float" office:value="0.0102983">
                <text:p>0.010298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8.778">
                <text:p>18.778</text:p>
              </table:table-cell>
              <table:table-cell office:value-type="float" office:value="50">
                <text:p>50</text:p>
              </table:table-cell>
              <table:table-cell office:value-type="float" office:value="53.06667">
                <text:p>53.06667</text:p>
              </table:table-cell>
              <table:table-cell office:value-type="float" office:value="-1.226666">
                <text:p>-1.226666</text:p>
              </table:table-cell>
              <table:table-cell office:value-type="float" office:value="6.984806">
                <text:p>6.984806</text:p>
              </table:table-cell>
              <table:table-cell office:value-type="float" office:value="0.05364307">
                <text:p>0.0536430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8.786">
                <text:p>18.786</text:p>
              </table:table-cell>
              <table:table-cell office:value-type="float" office:value="50">
                <text:p>50</text:p>
              </table:table-cell>
              <table:table-cell office:value-type="float" office:value="49.76667">
                <text:p>49.76667</text:p>
              </table:table-cell>
              <table:table-cell office:value-type="float" office:value="0.09333344">
                <text:p>0.09333344</text:p>
              </table:table-cell>
              <table:table-cell office:value-type="float" office:value="6.984758">
                <text:p>6.984758</text:p>
              </table:table-cell>
              <table:table-cell office:value-type="float" office:value="-0.007083375">
                <text:p>-0.00708337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8.794">
                <text:p>18.794</text:p>
              </table:table-cell>
              <table:table-cell office:value-type="float" office:value="50">
                <text:p>50</text:p>
              </table:table-cell>
              <table:table-cell office:value-type="float" office:value="47.16667">
                <text:p>47.16667</text:p>
              </table:table-cell>
              <table:table-cell office:value-type="float" office:value="1.133333">
                <text:p>1.133333</text:p>
              </table:table-cell>
              <table:table-cell office:value-type="float" office:value="6.985055">
                <text:p>6.985055</text:p>
              </table:table-cell>
              <table:table-cell office:value-type="float" office:value="-0.03913671">
                <text:p>-0.0391367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8.799">
                <text:p>18.7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8.80001">
                <text:p>-28.80001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8.804">
                <text:p>18.804</text:p>
              </table:table-cell>
              <table:table-cell office:value-type="float" office:value="50">
                <text:p>50</text:p>
              </table:table-cell>
              <table:table-cell office:value-type="float" office:value="49.1">
                <text:p>49.1</text:p>
              </table:table-cell>
              <table:table-cell office:value-type="float" office:value="0.3600006">
                <text:p>0.3600006</text:p>
              </table:table-cell>
              <table:table-cell office:value-type="float" office:value="6.985382">
                <text:p>6.985382</text:p>
              </table:table-cell>
              <table:table-cell office:value-type="float" office:value="-0.001093854">
                <text:p>-0.00109385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8.812">
                <text:p>18.812</text:p>
              </table:table-cell>
              <table:table-cell office:value-type="float" office:value="50">
                <text:p>50</text:p>
              </table:table-cell>
              <table:table-cell office:value-type="float" office:value="51.33333">
                <text:p>51.33333</text:p>
              </table:table-cell>
              <table:table-cell office:value-type="float" office:value="-0.5333328">
                <text:p>-0.5333328</text:p>
              </table:table-cell>
              <table:table-cell office:value-type="float" office:value="6.985406">
                <text:p>6.985406</text:p>
              </table:table-cell>
              <table:table-cell office:value-type="float" office:value="0.02875815">
                <text:p>0.0287581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8.821">
                <text:p>18.821</text:p>
              </table:table-cell>
              <table:table-cell office:value-type="float" office:value="50">
                <text:p>50</text:p>
              </table:table-cell>
              <table:table-cell office:value-type="float" office:value="47.86666">
                <text:p>47.86666</text:p>
              </table:table-cell>
              <table:table-cell office:value-type="float" office:value="0.853334">
                <text:p>0.853334</text:p>
              </table:table-cell>
              <table:table-cell office:value-type="float" office:value="6.985736">
                <text:p>6.985736</text:p>
              </table:table-cell>
              <table:table-cell office:value-type="float" office:value="-0.02735478">
                <text:p>-0.0273547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8.829">
                <text:p>18.829</text:p>
              </table:table-cell>
              <table:table-cell office:value-type="float" office:value="50">
                <text:p>50</text:p>
              </table:table-cell>
              <table:table-cell office:value-type="float" office:value="49.9">
                <text:p>49.9</text:p>
              </table:table-cell>
              <table:table-cell office:value-type="float" office:value="0.03999939">
                <text:p>0.03999939</text:p>
              </table:table-cell>
              <table:table-cell office:value-type="float" office:value="6.985955">
                <text:p>6.985955</text:p>
              </table:table-cell>
              <table:table-cell office:value-type="float" office:value="0.009332857">
                <text:p>0.00933285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8.837">
                <text:p>18.837</text:p>
              </table:table-cell>
              <table:table-cell office:value-type="float" office:value="50">
                <text:p>50</text:p>
              </table:table-cell>
              <table:table-cell office:value-type="float" office:value="49.96667">
                <text:p>49.96667</text:p>
              </table:table-cell>
              <table:table-cell office:value-type="float" office:value="0.01333313">
                <text:p>0.01333313</text:p>
              </table:table-cell>
              <table:table-cell office:value-type="float" office:value="6.986099">
                <text:p>6.986099</text:p>
              </table:table-cell>
              <table:table-cell office:value-type="float" office:value="0.00703979">
                <text:p>0.0070397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8.845">
                <text:p>18.845</text:p>
              </table:table-cell>
              <table:table-cell office:value-type="float" office:value="50">
                <text:p>50</text:p>
              </table:table-cell>
              <table:table-cell office:value-type="float" office:value="52.53334">
                <text:p>52.53334</text:p>
              </table:table-cell>
              <table:table-cell office:value-type="float" office:value="-1.013333">
                <text:p>-1.013333</text:p>
              </table:table-cell>
              <table:table-cell office:value-type="float" office:value="6.985902">
                <text:p>6.985902</text:p>
              </table:table-cell>
              <table:table-cell office:value-type="float" office:value="0.03866692">
                <text:p>0.0386669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8.853">
                <text:p>18.853</text:p>
              </table:table-cell>
              <table:table-cell office:value-type="float" office:value="50">
                <text:p>50</text:p>
              </table:table-cell>
              <table:table-cell office:value-type="float" office:value="47.36667">
                <text:p>47.36667</text:p>
              </table:table-cell>
              <table:table-cell office:value-type="float" office:value="1.053334">
                <text:p>1.053334</text:p>
              </table:table-cell>
              <table:table-cell office:value-type="float" office:value="6.986075">
                <text:p>6.986075</text:p>
              </table:table-cell>
              <table:table-cell office:value-type="float" office:value="-0.04190716">
                <text:p>-0.0419071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8.862">
                <text:p>18.862</text:p>
              </table:table-cell>
              <table:table-cell office:value-type="float" office:value="50">
                <text:p>50</text:p>
              </table:table-cell>
              <table:table-cell office:value-type="float" office:value="47.2">
                <text:p>47.2</text:p>
              </table:table-cell>
              <table:table-cell office:value-type="float" office:value="1.12">
                <text:p>1.12</text:p>
              </table:table-cell>
              <table:table-cell office:value-type="float" office:value="6.986564">
                <text:p>6.986564</text:p>
              </table:table-cell>
              <table:table-cell office:value-type="float" office:value="-0.03069781">
                <text:p>-0.0306978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8.871">
                <text:p>18.871</text:p>
              </table:table-cell>
              <table:table-cell office:value-type="float" office:value="50">
                <text:p>50</text:p>
              </table:table-cell>
              <table:table-cell office:value-type="float" office:value="49.2">
                <text:p>49.2</text:p>
              </table:table-cell>
              <table:table-cell office:value-type="float" office:value="0.3199997">
                <text:p>0.3199997</text:p>
              </table:table-cell>
              <table:table-cell office:value-type="float" office:value="6.987013">
                <text:p>6.987013</text:p>
              </table:table-cell>
              <table:table-cell office:value-type="float" office:value="0.006139531">
                <text:p>0.00613953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8.879">
                <text:p>18.879</text:p>
              </table:table-cell>
              <table:table-cell office:value-type="float" office:value="50">
                <text:p>50</text:p>
              </table:table-cell>
              <table:table-cell office:value-type="float" office:value="52.1">
                <text:p>52.1</text:p>
              </table:table-cell>
              <table:table-cell office:value-type="float" office:value="-0.8399994">
                <text:p>-0.8399994</text:p>
              </table:table-cell>
              <table:table-cell office:value-type="float" office:value="6.987017">
                <text:p>6.987017</text:p>
              </table:table-cell>
              <table:table-cell office:value-type="float" office:value="0.04220934">
                <text:p>0.0422093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8.887">
                <text:p>18.887</text:p>
              </table:table-cell>
              <table:table-cell office:value-type="float" office:value="50">
                <text:p>50</text:p>
              </table:table-cell>
              <table:table-cell office:value-type="float" office:value="49.06667">
                <text:p>49.06667</text:p>
              </table:table-cell>
              <table:table-cell office:value-type="float" office:value="0.3733337">
                <text:p>0.3733337</text:p>
              </table:table-cell>
              <table:table-cell office:value-type="float" office:value="6.987128">
                <text:p>6.987128</text:p>
              </table:table-cell>
              <table:table-cell office:value-type="float" office:value="-0.01218211">
                <text:p>-0.0121821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8.895">
                <text:p>18.895</text:p>
              </table:table-cell>
              <table:table-cell office:value-type="float" office:value="50">
                <text:p>50</text:p>
              </table:table-cell>
              <table:table-cell office:value-type="float" office:value="48.73333">
                <text:p>48.73333</text:p>
              </table:table-cell>
              <table:table-cell office:value-type="float" office:value="0.5066666">
                <text:p>0.5066666</text:p>
              </table:table-cell>
              <table:table-cell office:value-type="float" office:value="6.987351">
                <text:p>6.987351</text:p>
              </table:table-cell>
              <table:table-cell office:value-type="float" office:value="-0.01268352">
                <text:p>-0.0126835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8.903">
                <text:p>18.903</text:p>
              </table:table-cell>
              <table:table-cell office:value-type="float" office:value="50">
                <text:p>50</text:p>
              </table:table-cell>
              <table:table-cell office:value-type="float" office:value="48.9">
                <text:p>48.9</text:p>
              </table:table-cell>
              <table:table-cell office:value-type="float" office:value="0.4399994">
                <text:p>0.4399994</text:p>
              </table:table-cell>
              <table:table-cell office:value-type="float" office:value="6.98763">
                <text:p>6.98763</text:p>
              </table:table-cell>
              <table:table-cell office:value-type="float" office:value="-0.006425027">
                <text:p>-0.00642502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8.908">
                <text:p>18.9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8.80001">
                <text:p>-28.80001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8.911">
                <text:p>18.911</text:p>
              </table:table-cell>
              <table:table-cell office:value-type="float" office:value="50">
                <text:p>50</text:p>
              </table:table-cell>
              <table:table-cell office:value-type="float" office:value="50.96667">
                <text:p>50.96667</text:p>
              </table:table-cell>
              <table:table-cell office:value-type="float" office:value="-0.3866669">
                <text:p>-0.3866669</text:p>
              </table:table-cell>
              <table:table-cell office:value-type="float" office:value="6.987708">
                <text:p>6.987708</text:p>
              </table:table-cell>
              <table:table-cell office:value-type="float" office:value="0.0229111">
                <text:p>0.022911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8.919">
                <text:p>18.919</text:p>
              </table:table-cell>
              <table:table-cell office:value-type="float" office:value="50">
                <text:p>50</text:p>
              </table:table-cell>
              <table:table-cell office:value-type="float" office:value="48.46667">
                <text:p>48.46667</text:p>
              </table:table-cell>
              <table:table-cell office:value-type="float" office:value="0.6133332">
                <text:p>0.6133332</text:p>
              </table:table-cell>
              <table:table-cell office:value-type="float" office:value="6.987939">
                <text:p>6.987939</text:p>
              </table:table-cell>
              <table:table-cell office:value-type="float" office:value="-0.01742091">
                <text:p>-0.0174209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8.928">
                <text:p>18.928</text:p>
              </table:table-cell>
              <table:table-cell office:value-type="float" office:value="50">
                <text:p>50</text:p>
              </table:table-cell>
              <table:table-cell office:value-type="float" office:value="47.76667">
                <text:p>47.76667</text:p>
              </table:table-cell>
              <table:table-cell office:value-type="float" office:value="0.8933334">
                <text:p>0.8933334</text:p>
              </table:table-cell>
              <table:table-cell office:value-type="float" office:value="6.988395">
                <text:p>6.988395</text:p>
              </table:table-cell>
              <table:table-cell office:value-type="float" office:value="-0.02108653">
                <text:p>-0.0210865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8.938">
                <text:p>18.938</text:p>
              </table:table-cell>
              <table:table-cell office:value-type="float" office:value="50">
                <text:p>50</text:p>
              </table:table-cell>
              <table:table-cell office:value-type="float" office:value="49.53333">
                <text:p>49.53333</text:p>
              </table:table-cell>
              <table:table-cell office:value-type="float" office:value="0.1866669">
                <text:p>0.1866669</text:p>
              </table:table-cell>
              <table:table-cell office:value-type="float" office:value="6.988772">
                <text:p>6.988772</text:p>
              </table:table-cell>
              <table:table-cell office:value-type="float" office:value="0.009402953">
                <text:p>0.00940295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8.946">
                <text:p>18.946</text:p>
              </table:table-cell>
              <table:table-cell office:value-type="float" office:value="50">
                <text:p>50</text:p>
              </table:table-cell>
              <table:table-cell office:value-type="float" office:value="51.6">
                <text:p>51.6</text:p>
              </table:table-cell>
              <table:table-cell office:value-type="float" office:value="-0.6399994">
                <text:p>-0.6399994</text:p>
              </table:table-cell>
              <table:table-cell office:value-type="float" office:value="6.988778">
                <text:p>6.988778</text:p>
              </table:table-cell>
              <table:table-cell office:value-type="float" office:value="0.03329793">
                <text:p>0.0332979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8.954">
                <text:p>18.954</text:p>
              </table:table-cell>
              <table:table-cell office:value-type="float" office:value="50">
                <text:p>50</text:p>
              </table:table-cell>
              <table:table-cell office:value-type="float" office:value="49.2">
                <text:p>49.2</text:p>
              </table:table-cell>
              <table:table-cell office:value-type="float" office:value="0.3199997">
                <text:p>0.3199997</text:p>
              </table:table-cell>
              <table:table-cell office:value-type="float" office:value="6.988886">
                <text:p>6.988886</text:p>
              </table:table-cell>
              <table:table-cell office:value-type="float" office:value="-0.0103691">
                <text:p>-0.010369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8.962">
                <text:p>18.962</text:p>
              </table:table-cell>
              <table:table-cell office:value-type="float" office:value="50">
                <text:p>50</text:p>
              </table:table-cell>
              <table:table-cell office:value-type="float" office:value="47.53334">
                <text:p>47.53334</text:p>
              </table:table-cell>
              <table:table-cell office:value-type="float" office:value="0.9866669">
                <text:p>0.9866669</text:p>
              </table:table-cell>
              <table:table-cell office:value-type="float" office:value="6.989243">
                <text:p>6.989243</text:p>
              </table:table-cell>
              <table:table-cell office:value-type="float" office:value="-0.02884363">
                <text:p>-0.0288436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8.971">
                <text:p>18.971</text:p>
              </table:table-cell>
              <table:table-cell office:value-type="float" office:value="50">
                <text:p>50</text:p>
              </table:table-cell>
              <table:table-cell office:value-type="float" office:value="48.53333">
                <text:p>48.53333</text:p>
              </table:table-cell>
              <table:table-cell office:value-type="float" office:value="0.5866669">
                <text:p>0.5866669</text:p>
              </table:table-cell>
              <table:table-cell office:value-type="float" office:value="6.989686">
                <text:p>6.989686</text:p>
              </table:table-cell>
              <table:table-cell office:value-type="float" office:value="-0.006413248">
                <text:p>-0.00641324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8.979">
                <text:p>18.979</text:p>
              </table:table-cell>
              <table:table-cell office:value-type="float" office:value="50">
                <text:p>50</text:p>
              </table:table-cell>
              <table:table-cell office:value-type="float" office:value="51.03333">
                <text:p>51.03333</text:p>
              </table:table-cell>
              <table:table-cell office:value-type="float" office:value="-0.4133331">
                <text:p>-0.4133331</text:p>
              </table:table-cell>
              <table:table-cell office:value-type="float" office:value="6.989842">
                <text:p>6.989842</text:p>
              </table:table-cell>
              <table:table-cell office:value-type="float" office:value="0.02876735">
                <text:p>0.0287673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8.99">
                <text:p>18.99</text:p>
              </table:table-cell>
              <table:table-cell office:value-type="float" office:value="50">
                <text:p>50</text:p>
              </table:table-cell>
              <table:table-cell office:value-type="float" office:value="48.46667">
                <text:p>48.46667</text:p>
              </table:table-cell>
              <table:table-cell office:value-type="float" office:value="0.6133332">
                <text:p>0.6133332</text:p>
              </table:table-cell>
              <table:table-cell office:value-type="float" office:value="6.990121">
                <text:p>6.990121</text:p>
              </table:table-cell>
              <table:table-cell office:value-type="float" office:value="-0.01489355">
                <text:p>-0.0148935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8.999">
                <text:p>18.999</text:p>
              </table:table-cell>
              <table:table-cell office:value-type="float" office:value="50">
                <text:p>50</text:p>
              </table:table-cell>
              <table:table-cell office:value-type="float" office:value="50.6">
                <text:p>50.6</text:p>
              </table:table-cell>
              <table:table-cell office:value-type="float" office:value="-0.2399994">
                <text:p>-0.2399994</text:p>
              </table:table-cell>
              <table:table-cell office:value-type="float" office:value="6.990221">
                <text:p>6.990221</text:p>
              </table:table-cell>
              <table:table-cell office:value-type="float" office:value="0.01803257">
                <text:p>0.0180325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9.007">
                <text:p>19.007</text:p>
              </table:table-cell>
              <table:table-cell office:value-type="float" office:value="50">
                <text:p>50</text:p>
              </table:table-cell>
              <table:table-cell office:value-type="float" office:value="49.2">
                <text:p>49.2</text:p>
              </table:table-cell>
              <table:table-cell office:value-type="float" office:value="0.3199997">
                <text:p>0.3199997</text:p>
              </table:table-cell>
              <table:table-cell office:value-type="float" office:value="6.990426">
                <text:p>6.990426</text:p>
              </table:table-cell>
              <table:table-cell office:value-type="float" office:value="-0.007659927">
                <text:p>-0.00765992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9.015">
                <text:p>19.015</text:p>
              </table:table-cell>
              <table:table-cell office:value-type="float" office:value="50">
                <text:p>50</text:p>
              </table:table-cell>
              <table:table-cell office:value-type="float" office:value="52.03333">
                <text:p>52.03333</text:p>
              </table:table-cell>
              <table:table-cell office:value-type="float" office:value="-0.8133331">
                <text:p>-0.8133331</text:p>
              </table:table-cell>
              <table:table-cell office:value-type="float" office:value="6.990301">
                <text:p>6.990301</text:p>
              </table:table-cell>
              <table:table-cell office:value-type="float" office:value="0.0328041">
                <text:p>0.032804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9.023">
                <text:p>19.023</text:p>
              </table:table-cell>
              <table:table-cell office:value-type="float" office:value="50">
                <text:p>50</text:p>
              </table:table-cell>
              <table:table-cell office:value-type="float" office:value="51.26667">
                <text:p>51.26667</text:p>
              </table:table-cell>
              <table:table-cell office:value-type="float" office:value="-0.5066666">
                <text:p>-0.5066666</text:p>
              </table:table-cell>
              <table:table-cell office:value-type="float" office:value="6.990069">
                <text:p>6.990069</text:p>
              </table:table-cell>
              <table:table-cell office:value-type="float" office:value="0.01218624">
                <text:p>0.0121862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9.031">
                <text:p>19.031</text:p>
              </table:table-cell>
              <table:table-cell office:value-type="float" office:value="50">
                <text:p>50</text:p>
              </table:table-cell>
              <table:table-cell office:value-type="float" office:value="47.43333">
                <text:p>47.43333</text:p>
              </table:table-cell>
              <table:table-cell office:value-type="float" office:value="1.026666">
                <text:p>1.026666</text:p>
              </table:table-cell>
              <table:table-cell office:value-type="float" office:value="6.99021">
                <text:p>6.99021</text:p>
              </table:table-cell>
              <table:table-cell office:value-type="float" office:value="-0.04231301">
                <text:p>-0.0423130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9.039">
                <text:p>19.039</text:p>
              </table:table-cell>
              <table:table-cell office:value-type="float" office:value="50">
                <text:p>50</text:p>
              </table:table-cell>
              <table:table-cell office:value-type="float" office:value="49.06667">
                <text:p>49.06667</text:p>
              </table:table-cell>
              <table:table-cell office:value-type="float" office:value="0.3733337">
                <text:p>0.3733337</text:p>
              </table:table-cell>
              <table:table-cell office:value-type="float" office:value="6.990414">
                <text:p>6.990414</text:p>
              </table:table-cell>
              <table:table-cell office:value-type="float" office:value="-0.007212244">
                <text:p>-0.00721224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9.047">
                <text:p>19.047</text:p>
              </table:table-cell>
              <table:table-cell office:value-type="float" office:value="50">
                <text:p>50</text:p>
              </table:table-cell>
              <table:table-cell office:value-type="float" office:value="52.76667">
                <text:p>52.76667</text:p>
              </table:table-cell>
              <table:table-cell office:value-type="float" office:value="-1.106667">
                <text:p>-1.106667</text:p>
              </table:table-cell>
              <table:table-cell office:value-type="float" office:value="6.990231">
                <text:p>6.990231</text:p>
              </table:table-cell>
              <table:table-cell office:value-type="float" office:value="0.04393579">
                <text:p>0.0439357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9.061">
                <text:p>19.061</text:p>
              </table:table-cell>
              <table:table-cell office:value-type="float" office:value="50">
                <text:p>50</text:p>
              </table:table-cell>
              <table:table-cell office:value-type="float" office:value="50.1">
                <text:p>50.1</text:p>
              </table:table-cell>
              <table:table-cell office:value-type="float" office:value="-0.03999939">
                <text:p>-0.03999939</text:p>
              </table:table-cell>
              <table:table-cell office:value-type="float" office:value="6.990095">
                <text:p>6.990095</text:p>
              </table:table-cell>
              <table:table-cell office:value-type="float" office:value="-0.005322647">
                <text:p>-0.00532264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9.07">
                <text:p>19.07</text:p>
              </table:table-cell>
              <table:table-cell office:value-type="float" office:value="50">
                <text:p>50</text:p>
              </table:table-cell>
              <table:table-cell office:value-type="float" office:value="48.16667">
                <text:p>48.16667</text:p>
              </table:table-cell>
              <table:table-cell office:value-type="float" office:value="0.7333328">
                <text:p>0.7333328</text:p>
              </table:table-cell>
              <table:table-cell office:value-type="float" office:value="6.990393">
                <text:p>6.990393</text:p>
              </table:table-cell>
              <table:table-cell office:value-type="float" office:value="-0.02913956">
                <text:p>-0.0291395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9.078">
                <text:p>19.078</text:p>
              </table:table-cell>
              <table:table-cell office:value-type="float" office:value="50">
                <text:p>50</text:p>
              </table:table-cell>
              <table:table-cell office:value-type="float" office:value="51.63333">
                <text:p>51.63333</text:p>
              </table:table-cell>
              <table:table-cell office:value-type="float" office:value="-0.6533341">
                <text:p>-0.6533341</text:p>
              </table:table-cell>
              <table:table-cell office:value-type="float" office:value="6.990169">
                <text:p>6.990169</text:p>
              </table:table-cell>
              <table:table-cell office:value-type="float" office:value="0.0294415">
                <text:p>0.029441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9.093">
                <text:p>19.093</text:p>
              </table:table-cell>
              <table:table-cell office:value-type="float" office:value="50">
                <text:p>50</text:p>
              </table:table-cell>
              <table:table-cell office:value-type="float" office:value="49.5">
                <text:p>49.5</text:p>
              </table:table-cell>
              <table:table-cell office:value-type="float" office:value="0.2">
                <text:p>0.2</text:p>
              </table:table-cell>
              <table:table-cell office:value-type="float" office:value="6.990125">
                <text:p>6.990125</text:p>
              </table:table-cell>
              <table:table-cell office:value-type="float" office:value="-0.01226209">
                <text:p>-0.0122620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9.102">
                <text:p>19.102</text:p>
              </table:table-cell>
              <table:table-cell office:value-type="float" office:value="50">
                <text:p>50</text:p>
              </table:table-cell>
              <table:table-cell office:value-type="float" office:value="47.06666">
                <text:p>47.06666</text:p>
              </table:table-cell>
              <table:table-cell office:value-type="float" office:value="1.173334">
                <text:p>1.173334</text:p>
              </table:table-cell>
              <table:table-cell office:value-type="float" office:value="6.990861">
                <text:p>6.990861</text:p>
              </table:table-cell>
              <table:table-cell office:value-type="float" office:value="-0.04021284">
                <text:p>-0.0402128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9.11">
                <text:p>19.11</text:p>
              </table:table-cell>
              <table:table-cell office:value-type="float" office:value="50">
                <text:p>50</text:p>
              </table:table-cell>
              <table:table-cell office:value-type="float" office:value="48.5">
                <text:p>48.5</text:p>
              </table:table-cell>
              <table:table-cell office:value-type="float" office:value="0.6">
                <text:p>0.6</text:p>
              </table:table-cell>
              <table:table-cell office:value-type="float" office:value="6.991636">
                <text:p>6.991636</text:p>
              </table:table-cell>
              <table:table-cell office:value-type="float" office:value="-0.001990647">
                <text:p>-0.00199064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9.118">
                <text:p>19.118</text:p>
              </table:table-cell>
              <table:table-cell office:value-type="float" office:value="50">
                <text:p>50</text:p>
              </table:table-cell>
              <table:table-cell office:value-type="float" office:value="52.6">
                <text:p>52.6</text:p>
              </table:table-cell>
              <table:table-cell office:value-type="float" office:value="-1.039999">
                <text:p>-1.039999</text:p>
              </table:table-cell>
              <table:table-cell office:value-type="float" office:value="6.991685">
                <text:p>6.991685</text:p>
              </table:table-cell>
              <table:table-cell office:value-type="float" office:value="0.05308496">
                <text:p>0.0530849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9.128">
                <text:p>19.128</text:p>
              </table:table-cell>
              <table:table-cell office:value-type="float" office:value="50">
                <text:p>50</text:p>
              </table:table-cell>
              <table:table-cell office:value-type="float" office:value="48.63334">
                <text:p>48.63334</text:p>
              </table:table-cell>
              <table:table-cell office:value-type="float" office:value="0.546666">
                <text:p>0.546666</text:p>
              </table:table-cell>
              <table:table-cell office:value-type="float" office:value="6.991878">
                <text:p>6.991878</text:p>
              </table:table-cell>
              <table:table-cell office:value-type="float" office:value="-0.01626311">
                <text:p>-0.0162631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9.137">
                <text:p>19.137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4">
                <text:p>0.4</text:p>
              </table:table-cell>
              <table:table-cell office:value-type="float" office:value="6.992163">
                <text:p>6.992163</text:p>
              </table:table-cell>
              <table:table-cell office:value-type="float" office:value="-0.00621856">
                <text:p>-0.0062185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9.145">
                <text:p>19.145</text:p>
              </table:table-cell>
              <table:table-cell office:value-type="float" office:value="50">
                <text:p>50</text:p>
              </table:table-cell>
              <table:table-cell office:value-type="float" office:value="52.33333">
                <text:p>52.33333</text:p>
              </table:table-cell>
              <table:table-cell office:value-type="float" office:value="-0.9333328">
                <text:p>-0.9333328</text:p>
              </table:table-cell>
              <table:table-cell office:value-type="float" office:value="6.991967">
                <text:p>6.991967</text:p>
              </table:table-cell>
              <table:table-cell office:value-type="float" office:value="0.04001995">
                <text:p>0.0400199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9.153">
                <text:p>19.153</text:p>
              </table:table-cell>
              <table:table-cell office:value-type="float" office:value="50">
                <text:p>50</text:p>
              </table:table-cell>
              <table:table-cell office:value-type="float" office:value="49.66667">
                <text:p>49.66667</text:p>
              </table:table-cell>
              <table:table-cell office:value-type="float" office:value="0.1333328">
                <text:p>0.1333328</text:p>
              </table:table-cell>
              <table:table-cell office:value-type="float" office:value="6.991895">
                <text:p>6.991895</text:p>
              </table:table-cell>
              <table:table-cell office:value-type="float" office:value="-0.01038687">
                <text:p>-0.0103868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9.156">
                <text:p>19.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8.80001">
                <text:p>-28.80001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9.161">
                <text:p>19.161</text:p>
              </table:table-cell>
              <table:table-cell office:value-type="float" office:value="50">
                <text:p>50</text:p>
              </table:table-cell>
              <table:table-cell office:value-type="float" office:value="49.83333">
                <text:p>49.83333</text:p>
              </table:table-cell>
              <table:table-cell office:value-type="float" office:value="0.06666718">
                <text:p>0.06666718</text:p>
              </table:table-cell>
              <table:table-cell office:value-type="float" office:value="6.991868">
                <text:p>6.991868</text:p>
              </table:table-cell>
              <table:table-cell office:value-type="float" office:value="-0.004655324">
                <text:p>-0.00465532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9.169">
                <text:p>19.169</text:p>
              </table:table-cell>
              <table:table-cell office:value-type="float" office:value="50">
                <text:p>50</text:p>
              </table:table-cell>
              <table:table-cell office:value-type="float" office:value="48.16667">
                <text:p>48.16667</text:p>
              </table:table-cell>
              <table:table-cell office:value-type="float" office:value="0.7333328">
                <text:p>0.7333328</text:p>
              </table:table-cell>
              <table:table-cell office:value-type="float" office:value="6.992064">
                <text:p>6.992064</text:p>
              </table:table-cell>
              <table:table-cell office:value-type="float" office:value="-0.02516545">
                <text:p>-0.0251654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9.177">
                <text:p>19.177</text:p>
              </table:table-cell>
              <table:table-cell office:value-type="float" office:value="50">
                <text:p>50</text:p>
              </table:table-cell>
              <table:table-cell office:value-type="float" office:value="50.03334">
                <text:p>50.03334</text:p>
              </table:table-cell>
              <table:table-cell office:value-type="float" office:value="-0.01333313">
                <text:p>-0.01333313</text:p>
              </table:table-cell>
              <table:table-cell office:value-type="float" office:value="6.992192">
                <text:p>6.992192</text:p>
              </table:table-cell>
              <table:table-cell office:value-type="float" office:value="0.007526784">
                <text:p>0.00752678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9.186">
                <text:p>19.186</text:p>
              </table:table-cell>
              <table:table-cell office:value-type="float" office:value="50">
                <text:p>50</text:p>
              </table:table-cell>
              <table:table-cell office:value-type="float" office:value="48.03333">
                <text:p>48.03333</text:p>
              </table:table-cell>
              <table:table-cell office:value-type="float" office:value="0.7866669">
                <text:p>0.7866669</text:p>
              </table:table-cell>
              <table:table-cell office:value-type="float" office:value="6.992541">
                <text:p>6.992541</text:p>
              </table:table-cell>
              <table:table-cell office:value-type="float" office:value="-0.02128187">
                <text:p>-0.0212818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9.194">
                <text:p>19.194</text:p>
              </table:table-cell>
              <table:table-cell office:value-type="float" office:value="50">
                <text:p>50</text:p>
              </table:table-cell>
              <table:table-cell office:value-type="float" office:value="48.96667">
                <text:p>48.96667</text:p>
              </table:table-cell>
              <table:table-cell office:value-type="float" office:value="0.4133331">
                <text:p>0.4133331</text:p>
              </table:table-cell>
              <table:table-cell office:value-type="float" office:value="6.992907">
                <text:p>6.992907</text:p>
              </table:table-cell>
              <table:table-cell office:value-type="float" office:value="-0.001725983">
                <text:p>-0.00172598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9.204">
                <text:p>19.204</text:p>
              </table:table-cell>
              <table:table-cell office:value-type="float" office:value="50">
                <text:p>50</text:p>
              </table:table-cell>
              <table:table-cell office:value-type="float" office:value="47.83333">
                <text:p>47.83333</text:p>
              </table:table-cell>
              <table:table-cell office:value-type="float" office:value="0.8666672">
                <text:p>0.8666672</text:p>
              </table:table-cell>
              <table:table-cell office:value-type="float" office:value="6.993393">
                <text:p>6.993393</text:p>
              </table:table-cell>
              <table:table-cell office:value-type="float" office:value="-0.01609915">
                <text:p>-0.0160991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9.212">
                <text:p>19.212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-0.4">
                <text:p>-0.4</text:p>
              </table:table-cell>
              <table:table-cell office:value-type="float" office:value="6.993596">
                <text:p>6.993596</text:p>
              </table:table-cell>
              <table:table-cell office:value-type="float" office:value="0.03085286">
                <text:p>0.0308528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9.22">
                <text:p>19.22</text:p>
              </table:table-cell>
              <table:table-cell office:value-type="float" office:value="50">
                <text:p>50</text:p>
              </table:table-cell>
              <table:table-cell office:value-type="float" office:value="49.33333">
                <text:p>49.33333</text:p>
              </table:table-cell>
              <table:table-cell office:value-type="float" office:value="0.2666672">
                <text:p>0.2666672</text:p>
              </table:table-cell>
              <table:table-cell office:value-type="float" office:value="6.993824">
                <text:p>6.993824</text:p>
              </table:table-cell>
              <table:table-cell office:value-type="float" office:value="-0.002255204">
                <text:p>-0.00225520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9.228">
                <text:p>19.228</text:p>
              </table:table-cell>
              <table:table-cell office:value-type="float" office:value="50">
                <text:p>50</text:p>
              </table:table-cell>
              <table:table-cell office:value-type="float" office:value="49.06667">
                <text:p>49.06667</text:p>
              </table:table-cell>
              <table:table-cell office:value-type="float" office:value="0.3733337">
                <text:p>0.3733337</text:p>
              </table:table-cell>
              <table:table-cell office:value-type="float" office:value="6.99407">
                <text:p>6.99407</text:p>
              </table:table-cell>
              <table:table-cell office:value-type="float" office:value="-0.004963219">
                <text:p>-0.00496321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9.236">
                <text:p>19.236</text:p>
              </table:table-cell>
              <table:table-cell office:value-type="float" office:value="50">
                <text:p>50</text:p>
              </table:table-cell>
              <table:table-cell office:value-type="float" office:value="47.56667">
                <text:p>47.56667</text:p>
              </table:table-cell>
              <table:table-cell office:value-type="float" office:value="0.9733337">
                <text:p>0.9733337</text:p>
              </table:table-cell>
              <table:table-cell office:value-type="float" office:value="6.994521">
                <text:p>6.994521</text:p>
              </table:table-cell>
              <table:table-cell office:value-type="float" office:value="-0.02317513">
                <text:p>-0.0231751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9.244">
                <text:p>19.244</text:p>
              </table:table-cell>
              <table:table-cell office:value-type="float" office:value="50">
                <text:p>50</text:p>
              </table:table-cell>
              <table:table-cell office:value-type="float" office:value="51.43333">
                <text:p>51.43333</text:p>
              </table:table-cell>
              <table:table-cell office:value-type="float" office:value="-0.5733337">
                <text:p>-0.5733337</text:p>
              </table:table-cell>
              <table:table-cell office:value-type="float" office:value="6.99466">
                <text:p>6.99466</text:p>
              </table:table-cell>
              <table:table-cell office:value-type="float" office:value="0.0352814">
                <text:p>0.035281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9.252">
                <text:p>19.252</text:p>
              </table:table-cell>
              <table:table-cell office:value-type="float" office:value="50">
                <text:p>50</text:p>
              </table:table-cell>
              <table:table-cell office:value-type="float" office:value="50.53333">
                <text:p>50.53333</text:p>
              </table:table-cell>
              <table:table-cell office:value-type="float" office:value="-0.2133331">
                <text:p>-0.2133331</text:p>
              </table:table-cell>
              <table:table-cell office:value-type="float" office:value="6.994693">
                <text:p>6.994693</text:p>
              </table:table-cell>
              <table:table-cell office:value-type="float" office:value="0.0121107">
                <text:p>0.012110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9.261">
                <text:p>19.261</text:p>
              </table:table-cell>
              <table:table-cell office:value-type="float" office:value="50">
                <text:p>50</text:p>
              </table:table-cell>
              <table:table-cell office:value-type="float" office:value="50.33333">
                <text:p>50.33333</text:p>
              </table:table-cell>
              <table:table-cell office:value-type="float" office:value="-0.1333328">
                <text:p>-0.1333328</text:p>
              </table:table-cell>
              <table:table-cell office:value-type="float" office:value="6.994677">
                <text:p>6.994677</text:p>
              </table:table-cell>
              <table:table-cell office:value-type="float" office:value="0.005595522">
                <text:p>0.00559552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9.262">
                <text:p>19.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8.80001">
                <text:p>-28.80001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9.27">
                <text:p>19.27</text:p>
              </table:table-cell>
              <table:table-cell office:value-type="float" office:value="50">
                <text:p>50</text:p>
              </table:table-cell>
              <table:table-cell office:value-type="float" office:value="47.06666">
                <text:p>47.06666</text:p>
              </table:table-cell>
              <table:table-cell office:value-type="float" office:value="1.173334">
                <text:p>1.173334</text:p>
              </table:table-cell>
              <table:table-cell office:value-type="float" office:value="6.995051">
                <text:p>6.995051</text:p>
              </table:table-cell>
              <table:table-cell office:value-type="float" office:value="-0.03931491">
                <text:p>-0.0393149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9.278">
                <text:p>19.278</text:p>
              </table:table-cell>
              <table:table-cell office:value-type="float" office:value="50">
                <text:p>50</text:p>
              </table:table-cell>
              <table:table-cell office:value-type="float" office:value="48.76667">
                <text:p>48.76667</text:p>
              </table:table-cell>
              <table:table-cell office:value-type="float" office:value="0.4933334">
                <text:p>0.4933334</text:p>
              </table:table-cell>
              <table:table-cell office:value-type="float" office:value="6.995486">
                <text:p>6.995486</text:p>
              </table:table-cell>
              <table:table-cell office:value-type="float" office:value="-0.003507692">
                <text:p>-0.00350769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9.286">
                <text:p>19.286</text:p>
              </table:table-cell>
              <table:table-cell office:value-type="float" office:value="50">
                <text:p>50</text:p>
              </table:table-cell>
              <table:table-cell office:value-type="float" office:value="48.86667">
                <text:p>48.86667</text:p>
              </table:table-cell>
              <table:table-cell office:value-type="float" office:value="0.453334">
                <text:p>0.453334</text:p>
              </table:table-cell>
              <table:table-cell office:value-type="float" office:value="6.995906">
                <text:p>6.995906</text:p>
              </table:table-cell>
              <table:table-cell office:value-type="float" office:value="-0.0009248737">
                <text:p>-0.000924873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9.294">
                <text:p>19.294</text:p>
              </table:table-cell>
              <table:table-cell office:value-type="float" office:value="50">
                <text:p>50</text:p>
              </table:table-cell>
              <table:table-cell office:value-type="float" office:value="50.06667">
                <text:p>50.06667</text:p>
              </table:table-cell>
              <table:table-cell office:value-type="float" office:value="-0.02666626">
                <text:p>-0.02666626</text:p>
              </table:table-cell>
              <table:table-cell office:value-type="float" office:value="6.996167">
                <text:p>6.996167</text:p>
              </table:table-cell>
              <table:table-cell office:value-type="float" office:value="0.01522957">
                <text:p>0.0152295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9.303">
                <text:p>19.303</text:p>
              </table:table-cell>
              <table:table-cell office:value-type="float" office:value="50">
                <text:p>50</text:p>
              </table:table-cell>
              <table:table-cell office:value-type="float" office:value="48.83333">
                <text:p>48.83333</text:p>
              </table:table-cell>
              <table:table-cell office:value-type="float" office:value="0.4666672">
                <text:p>0.4666672</text:p>
              </table:table-cell>
              <table:table-cell office:value-type="float" office:value="6.996503">
                <text:p>6.996503</text:p>
              </table:table-cell>
              <table:table-cell office:value-type="float" office:value="-0.005923487">
                <text:p>-0.00592348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9.311">
                <text:p>19.311</text:p>
              </table:table-cell>
              <table:table-cell office:value-type="float" office:value="50">
                <text:p>50</text:p>
              </table:table-cell>
              <table:table-cell office:value-type="float" office:value="51.86666">
                <text:p>51.86666</text:p>
              </table:table-cell>
              <table:table-cell office:value-type="float" office:value="-0.746666">
                <text:p>-0.746666</text:p>
              </table:table-cell>
              <table:table-cell office:value-type="float" office:value="6.99648">
                <text:p>6.99648</text:p>
              </table:table-cell>
              <table:table-cell office:value-type="float" office:value="0.0361305">
                <text:p>0.036130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9.319">
                <text:p>19.319</text:p>
              </table:table-cell>
              <table:table-cell office:value-type="float" office:value="50">
                <text:p>50</text:p>
              </table:table-cell>
              <table:table-cell office:value-type="float" office:value="50.83333">
                <text:p>50.83333</text:p>
              </table:table-cell>
              <table:table-cell office:value-type="float" office:value="-0.3333328">
                <text:p>-0.3333328</text:p>
              </table:table-cell>
              <table:table-cell office:value-type="float" office:value="6.996367">
                <text:p>6.996367</text:p>
              </table:table-cell>
              <table:table-cell office:value-type="float" office:value="0.01020608">
                <text:p>0.0102060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9.328">
                <text:p>19.328</text:p>
              </table:table-cell>
              <table:table-cell office:value-type="float" office:value="50">
                <text:p>50</text:p>
              </table:table-cell>
              <table:table-cell office:value-type="float" office:value="48.83333">
                <text:p>48.83333</text:p>
              </table:table-cell>
              <table:table-cell office:value-type="float" office:value="0.4666672">
                <text:p>0.4666672</text:p>
              </table:table-cell>
              <table:table-cell office:value-type="float" office:value="6.996427">
                <text:p>6.996427</text:p>
              </table:table-cell>
              <table:table-cell office:value-type="float" office:value="-0.01945981">
                <text:p>-0.0194598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9.337">
                <text:p>19.337</text:p>
              </table:table-cell>
              <table:table-cell office:value-type="float" office:value="50">
                <text:p>50</text:p>
              </table:table-cell>
              <table:table-cell office:value-type="float" office:value="46.33333">
                <text:p>46.33333</text:p>
              </table:table-cell>
              <table:table-cell office:value-type="float" office:value="1.466667">
                <text:p>1.466667</text:p>
              </table:table-cell>
              <table:table-cell office:value-type="float" office:value="6.996951">
                <text:p>6.996951</text:p>
              </table:table-cell>
              <table:table-cell office:value-type="float" office:value="-0.04623228">
                <text:p>-0.0462322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9.346">
                <text:p>19.346</text:p>
              </table:table-cell>
              <table:table-cell office:value-type="float" office:value="50">
                <text:p>50</text:p>
              </table:table-cell>
              <table:table-cell office:value-type="float" office:value="50.2">
                <text:p>50.2</text:p>
              </table:table-cell>
              <table:table-cell office:value-type="float" office:value="-0.08000031">
                <text:p>-0.08000031</text:p>
              </table:table-cell>
              <table:table-cell office:value-type="float" office:value="6.997281">
                <text:p>6.997281</text:p>
              </table:table-cell>
              <table:table-cell office:value-type="float" office:value="0.02052699">
                <text:p>0.0205269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9.354">
                <text:p>19.354</text:p>
              </table:table-cell>
              <table:table-cell office:value-type="float" office:value="50">
                <text:p>50</text:p>
              </table:table-cell>
              <table:table-cell office:value-type="float" office:value="52.1">
                <text:p>52.1</text:p>
              </table:table-cell>
              <table:table-cell office:value-type="float" office:value="-0.8399994">
                <text:p>-0.8399994</text:p>
              </table:table-cell>
              <table:table-cell office:value-type="float" office:value="6.997171">
                <text:p>6.997171</text:p>
              </table:table-cell>
              <table:table-cell office:value-type="float" office:value="0.03780699">
                <text:p>0.0378069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9.362">
                <text:p>19.362</text:p>
              </table:table-cell>
              <table:table-cell office:value-type="float" office:value="50">
                <text:p>50</text:p>
              </table:table-cell>
              <table:table-cell office:value-type="float" office:value="50.5">
                <text:p>50.5</text:p>
              </table:table-cell>
              <table:table-cell office:value-type="float" office:value="-0.2">
                <text:p>-0.2</text:p>
              </table:table-cell>
              <table:table-cell office:value-type="float" office:value="6.997047">
                <text:p>6.997047</text:p>
              </table:table-cell>
              <table:table-cell office:value-type="float" office:value="0.003075384">
                <text:p>0.00307538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9.371">
                <text:p>19.371</text:p>
              </table:table-cell>
              <table:table-cell office:value-type="float" office:value="50">
                <text:p>50</text:p>
              </table:table-cell>
              <table:table-cell office:value-type="float" office:value="49.56666">
                <text:p>49.56666</text:p>
              </table:table-cell>
              <table:table-cell office:value-type="float" office:value="0.1733337">
                <text:p>0.1733337</text:p>
              </table:table-cell>
              <table:table-cell office:value-type="float" office:value="6.997017">
                <text:p>6.997017</text:p>
              </table:table-cell>
              <table:table-cell office:value-type="float" office:value="-0.01022896">
                <text:p>-0.0102289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9.379">
                <text:p>19.379</text:p>
              </table:table-cell>
              <table:table-cell office:value-type="float" office:value="50">
                <text:p>50</text:p>
              </table:table-cell>
              <table:table-cell office:value-type="float" office:value="49.9">
                <text:p>49.9</text:p>
              </table:table-cell>
              <table:table-cell office:value-type="float" office:value="0.03999939">
                <text:p>0.03999939</text:p>
              </table:table-cell>
              <table:table-cell office:value-type="float" office:value="6.99701">
                <text:p>6.99701</text:p>
              </table:table-cell>
              <table:table-cell office:value-type="float" office:value="-0.002351357">
                <text:p>-0.00235135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9.39">
                <text:p>19.39</text:p>
              </table:table-cell>
              <table:table-cell office:value-type="float" office:value="50">
                <text:p>50</text:p>
              </table:table-cell>
              <table:table-cell office:value-type="float" office:value="49.73333">
                <text:p>49.73333</text:p>
              </table:table-cell>
              <table:table-cell office:value-type="float" office:value="0.1066666">
                <text:p>0.1066666</text:p>
              </table:table-cell>
              <table:table-cell office:value-type="float" office:value="6.997037">
                <text:p>6.997037</text:p>
              </table:table-cell>
              <table:table-cell office:value-type="float" office:value="-0.003751985">
                <text:p>-0.00375198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9.399">
                <text:p>19.399</text:p>
              </table:table-cell>
              <table:table-cell office:value-type="float" office:value="50">
                <text:p>50</text:p>
              </table:table-cell>
              <table:table-cell office:value-type="float" office:value="48.06667">
                <text:p>48.06667</text:p>
              </table:table-cell>
              <table:table-cell office:value-type="float" office:value="0.7733337">
                <text:p>0.7733337</text:p>
              </table:table-cell>
              <table:table-cell office:value-type="float" office:value="6.997408">
                <text:p>6.997408</text:p>
              </table:table-cell>
              <table:table-cell office:value-type="float" office:value="-0.02455112">
                <text:p>-0.0245511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9.407">
                <text:p>19.407</text:p>
              </table:table-cell>
              <table:table-cell office:value-type="float" office:value="50">
                <text:p>50</text:p>
              </table:table-cell>
              <table:table-cell office:value-type="float" office:value="48.3">
                <text:p>48.3</text:p>
              </table:table-cell>
              <table:table-cell office:value-type="float" office:value="0.6800003">
                <text:p>0.6800003</text:p>
              </table:table-cell>
              <table:table-cell office:value-type="float" office:value="6.997941">
                <text:p>6.997941</text:p>
              </table:table-cell>
              <table:table-cell office:value-type="float" office:value="-0.0116514">
                <text:p>-0.011651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9.415">
                <text:p>19.415</text:p>
              </table:table-cell>
              <table:table-cell office:value-type="float" office:value="50">
                <text:p>50</text:p>
              </table:table-cell>
              <table:table-cell office:value-type="float" office:value="50.53333">
                <text:p>50.53333</text:p>
              </table:table-cell>
              <table:table-cell office:value-type="float" office:value="-0.2133331">
                <text:p>-0.2133331</text:p>
              </table:table-cell>
              <table:table-cell office:value-type="float" office:value="6.998168">
                <text:p>6.998168</text:p>
              </table:table-cell>
              <table:table-cell office:value-type="float" office:value="0.02248925">
                <text:p>0.0224892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9.423">
                <text:p>19.423</text:p>
              </table:table-cell>
              <table:table-cell office:value-type="float" office:value="50">
                <text:p>50</text:p>
              </table:table-cell>
              <table:table-cell office:value-type="float" office:value="48.6">
                <text:p>48.6</text:p>
              </table:table-cell>
              <table:table-cell office:value-type="float" office:value="0.5600006">
                <text:p>0.5600006</text:p>
              </table:table-cell>
              <table:table-cell office:value-type="float" office:value="6.998486">
                <text:p>6.998486</text:p>
              </table:table-cell>
              <table:table-cell office:value-type="float" office:value="-0.01022764">
                <text:p>-0.0102276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9.431">
                <text:p>19.431</text:p>
              </table:table-cell>
              <table:table-cell office:value-type="float" office:value="50">
                <text:p>50</text:p>
              </table:table-cell>
              <table:table-cell office:value-type="float" office:value="48.46667">
                <text:p>48.46667</text:p>
              </table:table-cell>
              <table:table-cell office:value-type="float" office:value="0.6133332">
                <text:p>0.6133332</text:p>
              </table:table-cell>
              <table:table-cell office:value-type="float" office:value="6.99888">
                <text:p>6.99888</text:p>
              </table:table-cell>
              <table:table-cell office:value-type="float" office:value="-0.008715083">
                <text:p>-0.00871508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9.439">
                <text:p>19.439</text:p>
              </table:table-cell>
              <table:table-cell office:value-type="float" office:value="50">
                <text:p>50</text:p>
              </table:table-cell>
              <table:table-cell office:value-type="float" office:value="48.5">
                <text:p>48.5</text:p>
              </table:table-cell>
              <table:table-cell office:value-type="float" office:value="0.6">
                <text:p>0.6</text:p>
              </table:table-cell>
              <table:table-cell office:value-type="float" office:value="6.999322">
                <text:p>6.999322</text:p>
              </table:table-cell>
              <table:table-cell office:value-type="float" office:value="-0.005486126">
                <text:p>-0.00548612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9.447">
                <text:p>19.447</text:p>
              </table:table-cell>
              <table:table-cell office:value-type="float" office:value="50">
                <text:p>50</text:p>
              </table:table-cell>
              <table:table-cell office:value-type="float" office:value="51.63333">
                <text:p>51.63333</text:p>
              </table:table-cell>
              <table:table-cell office:value-type="float" office:value="-0.6533341">
                <text:p>-0.6533341</text:p>
              </table:table-cell>
              <table:table-cell office:value-type="float" office:value="6.999434">
                <text:p>6.999434</text:p>
              </table:table-cell>
              <table:table-cell office:value-type="float" office:value="0.0376296">
                <text:p>0.037629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9.461">
                <text:p>19.461</text:p>
              </table:table-cell>
              <table:table-cell office:value-type="float" office:value="50">
                <text:p>50</text:p>
              </table:table-cell>
              <table:table-cell office:value-type="float" office:value="51.3">
                <text:p>51.3</text:p>
              </table:table-cell>
              <table:table-cell office:value-type="float" office:value="-0.5199997">
                <text:p>-0.5199997</text:p>
              </table:table-cell>
              <table:table-cell office:value-type="float" office:value="6.999358">
                <text:p>6.999358</text:p>
              </table:table-cell>
              <table:table-cell office:value-type="float" office:value="0.02118892">
                <text:p>0.0211889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9.47">
                <text:p>19.47</text:p>
              </table:table-cell>
              <table:table-cell office:value-type="float" office:value="50">
                <text:p>50</text:p>
              </table:table-cell>
              <table:table-cell office:value-type="float" office:value="48.76667">
                <text:p>48.76667</text:p>
              </table:table-cell>
              <table:table-cell office:value-type="float" office:value="0.4933334">
                <text:p>0.4933334</text:p>
              </table:table-cell>
              <table:table-cell office:value-type="float" office:value="6.999571">
                <text:p>6.999571</text:p>
              </table:table-cell>
              <table:table-cell office:value-type="float" office:value="-0.0190318">
                <text:p>-0.019031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9.478">
                <text:p>19.478</text:p>
              </table:table-cell>
              <table:table-cell office:value-type="float" office:value="50">
                <text:p>50</text:p>
              </table:table-cell>
              <table:table-cell office:value-type="float" office:value="50.63334">
                <text:p>50.63334</text:p>
              </table:table-cell>
              <table:table-cell office:value-type="float" office:value="-0.253334">
                <text:p>-0.253334</text:p>
              </table:table-cell>
              <table:table-cell office:value-type="float" office:value="6.999539">
                <text:p>6.999539</text:p>
              </table:table-cell>
              <table:table-cell office:value-type="float" office:value="0.01398272">
                <text:p>0.0139827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9.486">
                <text:p>19.486</text:p>
              </table:table-cell>
              <table:table-cell office:value-type="float" office:value="50">
                <text:p>50</text:p>
              </table:table-cell>
              <table:table-cell office:value-type="float" office:value="49.43334">
                <text:p>49.43334</text:p>
              </table:table-cell>
              <table:table-cell office:value-type="float" office:value="0.2266663">
                <text:p>0.2266663</text:p>
              </table:table-cell>
              <table:table-cell office:value-type="float" office:value="6.999598">
                <text:p>6.999598</text:p>
              </table:table-cell>
              <table:table-cell office:value-type="float" office:value="-0.008289061">
                <text:p>-0.00828906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9.494">
                <text:p>19.494</text:p>
              </table:table-cell>
              <table:table-cell office:value-type="float" office:value="50">
                <text:p>50</text:p>
              </table:table-cell>
              <table:table-cell office:value-type="float" office:value="48.96667">
                <text:p>48.96667</text:p>
              </table:table-cell>
              <table:table-cell office:value-type="float" office:value="0.4133331">
                <text:p>0.4133331</text:p>
              </table:table-cell>
              <table:table-cell office:value-type="float" office:value="6.999755">
                <text:p>6.999755</text:p>
              </table:table-cell>
              <table:table-cell office:value-type="float" office:value="-0.01163076">
                <text:p>-0.0116307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9.502">
                <text:p>19.502</text:p>
              </table:table-cell>
              <table:table-cell office:value-type="float" office:value="50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1.2">
                <text:p>1.2</text:p>
              </table:table-cell>
              <table:table-cell office:value-type="float" office:value="7.000212">
                <text:p>7.000212</text:p>
              </table:table-cell>
              <table:table-cell office:value-type="float" office:value="-0.03386883">
                <text:p>-0.0338688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9.51">
                <text:p>19.51</text:p>
              </table:table-cell>
              <table:table-cell office:value-type="float" office:value="50">
                <text:p>50</text:p>
              </table:table-cell>
              <table:table-cell office:value-type="float" office:value="50.23334">
                <text:p>50.23334</text:p>
              </table:table-cell>
              <table:table-cell office:value-type="float" office:value="-0.09333344">
                <text:p>-0.09333344</text:p>
              </table:table-cell>
              <table:table-cell office:value-type="float" office:value="7.000495">
                <text:p>7.000495</text:p>
              </table:table-cell>
              <table:table-cell office:value-type="float" office:value="0.01964846">
                <text:p>0.0196484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9.511">
                <text:p>19.5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8.80001">
                <text:p>-28.80001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9.519">
                <text:p>19.519</text:p>
              </table:table-cell>
              <table:table-cell office:value-type="float" office:value="50">
                <text:p>50</text:p>
              </table:table-cell>
              <table:table-cell office:value-type="float" office:value="52.43333">
                <text:p>52.43333</text:p>
              </table:table-cell>
              <table:table-cell office:value-type="float" office:value="-0.9733337">
                <text:p>-0.9733337</text:p>
              </table:table-cell>
              <table:table-cell office:value-type="float" office:value="7.000374">
                <text:p>7.000374</text:p>
              </table:table-cell>
              <table:table-cell office:value-type="float" office:value="0.04240142">
                <text:p>0.0424014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9.528">
                <text:p>19.528</text:p>
              </table:table-cell>
              <table:table-cell office:value-type="float" office:value="50">
                <text:p>50</text:p>
              </table:table-cell>
              <table:table-cell office:value-type="float" office:value="50.36666">
                <text:p>50.36666</text:p>
              </table:table-cell>
              <table:table-cell office:value-type="float" office:value="-0.146666">
                <text:p>-0.146666</text:p>
              </table:table-cell>
              <table:table-cell office:value-type="float" office:value="7.000246">
                <text:p>7.000246</text:p>
              </table:table-cell>
              <table:table-cell office:value-type="float" office:value="0.0007047997">
                <text:p>0.000704799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9.537">
                <text:p>19.537</text:p>
              </table:table-cell>
              <table:table-cell office:value-type="float" office:value="50">
                <text:p>50</text:p>
              </table:table-cell>
              <table:table-cell office:value-type="float" office:value="48.03333">
                <text:p>48.03333</text:p>
              </table:table-cell>
              <table:table-cell office:value-type="float" office:value="0.7866669">
                <text:p>0.7866669</text:p>
              </table:table-cell>
              <table:table-cell office:value-type="float" office:value="7.00042">
                <text:p>7.00042</text:p>
              </table:table-cell>
              <table:table-cell office:value-type="float" office:value="-0.03033482">
                <text:p>-0.0303348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9.545">
                <text:p>19.545</text:p>
              </table:table-cell>
              <table:table-cell office:value-type="float" office:value="50">
                <text:p>50</text:p>
              </table:table-cell>
              <table:table-cell office:value-type="float" office:value="51.1">
                <text:p>51.1</text:p>
              </table:table-cell>
              <table:table-cell office:value-type="float" office:value="-0.4399994">
                <text:p>-0.4399994</text:p>
              </table:table-cell>
              <table:table-cell office:value-type="float" office:value="7.000375">
                <text:p>7.000375</text:p>
              </table:table-cell>
              <table:table-cell office:value-type="float" office:value="0.02045916">
                <text:p>0.0204591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9.554">
                <text:p>19.554</text:p>
              </table:table-cell>
              <table:table-cell office:value-type="float" office:value="50">
                <text:p>50</text:p>
              </table:table-cell>
              <table:table-cell office:value-type="float" office:value="50.9">
                <text:p>50.9</text:p>
              </table:table-cell>
              <table:table-cell office:value-type="float" office:value="-0.3600006">
                <text:p>-0.3600006</text:p>
              </table:table-cell>
              <table:table-cell office:value-type="float" office:value="7.000215">
                <text:p>7.000215</text:p>
              </table:table-cell>
              <table:table-cell office:value-type="float" office:value="0.01045313">
                <text:p>0.0104531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9.562">
                <text:p>19.562</text:p>
              </table:table-cell>
              <table:table-cell office:value-type="float" office:value="50">
                <text:p>50</text:p>
              </table:table-cell>
              <table:table-cell office:value-type="float" office:value="48.2">
                <text:p>48.2</text:p>
              </table:table-cell>
              <table:table-cell office:value-type="float" office:value="0.7199997">
                <text:p>0.7199997</text:p>
              </table:table-cell>
              <table:table-cell office:value-type="float" office:value="7.000351">
                <text:p>7.000351</text:p>
              </table:table-cell>
              <table:table-cell office:value-type="float" office:value="-0.02894994">
                <text:p>-0.0289499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9.57">
                <text:p>19.57</text:p>
              </table:table-cell>
              <table:table-cell office:value-type="float" office:value="50">
                <text:p>50</text:p>
              </table:table-cell>
              <table:table-cell office:value-type="float" office:value="48.73333">
                <text:p>48.73333</text:p>
              </table:table-cell>
              <table:table-cell office:value-type="float" office:value="0.5066666">
                <text:p>0.5066666</text:p>
              </table:table-cell>
              <table:table-cell office:value-type="float" office:value="7.000586">
                <text:p>7.000586</text:p>
              </table:table-cell>
              <table:table-cell office:value-type="float" office:value="-0.01206787">
                <text:p>-0.0120678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9.578">
                <text:p>19.578</text:p>
              </table:table-cell>
              <table:table-cell office:value-type="float" office:value="50">
                <text:p>50</text:p>
              </table:table-cell>
              <table:table-cell office:value-type="float" office:value="51.16667">
                <text:p>51.16667</text:p>
              </table:table-cell>
              <table:table-cell office:value-type="float" office:value="-0.4666672">
                <text:p>-0.4666672</text:p>
              </table:table-cell>
              <table:table-cell office:value-type="float" office:value="7.000609">
                <text:p>7.000609</text:p>
              </table:table-cell>
              <table:table-cell office:value-type="float" office:value="0.02391405">
                <text:p>0.0239140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9.59">
                <text:p>19.59</text:p>
              </table:table-cell>
              <table:table-cell office:value-type="float" office:value="50">
                <text:p>50</text:p>
              </table:table-cell>
              <table:table-cell office:value-type="float" office:value="49.7">
                <text:p>49.7</text:p>
              </table:table-cell>
              <table:table-cell office:value-type="float" office:value="0.1199997">
                <text:p>0.1199997</text:p>
              </table:table-cell>
              <table:table-cell office:value-type="float" office:value="7.000666">
                <text:p>7.000666</text:p>
              </table:table-cell>
              <table:table-cell office:value-type="float" office:value="-0.003098808">
                <text:p>-0.00309880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9.6">
                <text:p>19.6</text:p>
              </table:table-cell>
              <table:table-cell office:value-type="float" office:value="50">
                <text:p>50</text:p>
              </table:table-cell>
              <table:table-cell office:value-type="float" office:value="50.23334">
                <text:p>50.23334</text:p>
              </table:table-cell>
              <table:table-cell office:value-type="float" office:value="-0.09333344">
                <text:p>-0.09333344</text:p>
              </table:table-cell>
              <table:table-cell office:value-type="float" office:value="7.000655">
                <text:p>7.000655</text:p>
              </table:table-cell>
              <table:table-cell office:value-type="float" office:value="0.004994804">
                <text:p>0.00499480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9.608">
                <text:p>19.608</text:p>
              </table:table-cell>
              <table:table-cell office:value-type="float" office:value="50">
                <text:p>50</text:p>
              </table:table-cell>
              <table:table-cell office:value-type="float" office:value="49.66667">
                <text:p>49.66667</text:p>
              </table:table-cell>
              <table:table-cell office:value-type="float" office:value="0.1333328">
                <text:p>0.1333328</text:p>
              </table:table-cell>
              <table:table-cell office:value-type="float" office:value="7.000716">
                <text:p>7.000716</text:p>
              </table:table-cell>
              <table:table-cell office:value-type="float" office:value="-0.004682942">
                <text:p>-0.00468294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9.615">
                <text:p>19.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8.80001">
                <text:p>-28.80001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9.616">
                <text:p>19.616</text:p>
              </table:table-cell>
              <table:table-cell office:value-type="float" office:value="50">
                <text:p>50</text:p>
              </table:table-cell>
              <table:table-cell office:value-type="float" office:value="53.46667">
                <text:p>53.46667</text:p>
              </table:table-cell>
              <table:table-cell office:value-type="float" office:value="-1.386667">
                <text:p>-1.386667</text:p>
              </table:table-cell>
              <table:table-cell office:value-type="float" office:value="7.000344">
                <text:p>7.000344</text:p>
              </table:table-cell>
              <table:table-cell office:value-type="float" office:value="0.04744384">
                <text:p>0.0474438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9.624">
                <text:p>19.624</text:p>
              </table:table-cell>
              <table:table-cell office:value-type="float" office:value="50">
                <text:p>50</text:p>
              </table:table-cell>
              <table:table-cell office:value-type="float" office:value="49.23334">
                <text:p>49.23334</text:p>
              </table:table-cell>
              <table:table-cell office:value-type="float" office:value="0.3066666">
                <text:p>0.3066666</text:p>
              </table:table-cell>
              <table:table-cell office:value-type="float" office:value="7.000181">
                <text:p>7.000181</text:p>
              </table:table-cell>
              <table:table-cell office:value-type="float" office:value="-0.02361884">
                <text:p>-0.0236188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9.632">
                <text:p>19.632</text:p>
              </table:table-cell>
              <table:table-cell office:value-type="float" office:value="50">
                <text:p>50</text:p>
              </table:table-cell>
              <table:table-cell office:value-type="float" office:value="47.66667">
                <text:p>47.66667</text:p>
              </table:table-cell>
              <table:table-cell office:value-type="float" office:value="0.9333328">
                <text:p>0.9333328</text:p>
              </table:table-cell>
              <table:table-cell office:value-type="float" office:value="7.000341">
                <text:p>7.000341</text:p>
              </table:table-cell>
              <table:table-cell office:value-type="float" office:value="-0.03674128">
                <text:p>-0.0367412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9.64">
                <text:p>19.64</text:p>
              </table:table-cell>
              <table:table-cell office:value-type="float" office:value="50">
                <text:p>50</text:p>
              </table:table-cell>
              <table:table-cell office:value-type="float" office:value="48.46667">
                <text:p>48.46667</text:p>
              </table:table-cell>
              <table:table-cell office:value-type="float" office:value="0.6133332">
                <text:p>0.6133332</text:p>
              </table:table-cell>
              <table:table-cell office:value-type="float" office:value="7.000628">
                <text:p>7.000628</text:p>
              </table:table-cell>
              <table:table-cell office:value-type="float" office:value="-0.01442354">
                <text:p>-0.0144235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9.649">
                <text:p>19.649</text:p>
              </table:table-cell>
              <table:table-cell office:value-type="float" office:value="50">
                <text:p>50</text:p>
              </table:table-cell>
              <table:table-cell office:value-type="float" office:value="51.63333">
                <text:p>51.63333</text:p>
              </table:table-cell>
              <table:table-cell office:value-type="float" office:value="-0.6533341">
                <text:p>-0.6533341</text:p>
              </table:table-cell>
              <table:table-cell office:value-type="float" office:value="7.000616">
                <text:p>7.000616</text:p>
              </table:table-cell>
              <table:table-cell office:value-type="float" office:value="0.03199223">
                <text:p>0.0319922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9.661">
                <text:p>19.661</text:p>
              </table:table-cell>
              <table:table-cell office:value-type="float" office:value="50">
                <text:p>50</text:p>
              </table:table-cell>
              <table:table-cell office:value-type="float" office:value="48.93333">
                <text:p>48.93333</text:p>
              </table:table-cell>
              <table:table-cell office:value-type="float" office:value="0.4266663">
                <text:p>0.4266663</text:p>
              </table:table-cell>
              <table:table-cell office:value-type="float" office:value="7.000747">
                <text:p>7.000747</text:p>
              </table:table-cell>
              <table:table-cell office:value-type="float" office:value="-0.014524">
                <text:p>-0.01452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9.671">
                <text:p>19.671</text:p>
              </table:table-cell>
              <table:table-cell office:value-type="float" office:value="50">
                <text:p>50</text:p>
              </table:table-cell>
              <table:table-cell office:value-type="float" office:value="48.56667">
                <text:p>48.56667</text:p>
              </table:table-cell>
              <table:table-cell office:value-type="float" office:value="0.5733337">
                <text:p>0.5733337</text:p>
              </table:table-cell>
              <table:table-cell office:value-type="float" office:value="7.001101">
                <text:p>7.001101</text:p>
              </table:table-cell>
              <table:table-cell office:value-type="float" office:value="-0.01442597">
                <text:p>-0.0144259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9.679">
                <text:p>19.679</text:p>
              </table:table-cell>
              <table:table-cell office:value-type="float" office:value="50">
                <text:p>50</text:p>
              </table:table-cell>
              <table:table-cell office:value-type="float" office:value="50.73333">
                <text:p>50.73333</text:p>
              </table:table-cell>
              <table:table-cell office:value-type="float" office:value="-0.2933334">
                <text:p>-0.2933334</text:p>
              </table:table-cell>
              <table:table-cell office:value-type="float" office:value="7.001157">
                <text:p>7.001157</text:p>
              </table:table-cell>
              <table:table-cell office:value-type="float" office:value="0.01994466">
                <text:p>0.0199446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9.687">
                <text:p>19.687</text:p>
              </table:table-cell>
              <table:table-cell office:value-type="float" office:value="50">
                <text:p>50</text:p>
              </table:table-cell>
              <table:table-cell office:value-type="float" office:value="51.36667">
                <text:p>51.36667</text:p>
              </table:table-cell>
              <table:table-cell office:value-type="float" office:value="-0.546666">
                <text:p>-0.546666</text:p>
              </table:table-cell>
              <table:table-cell office:value-type="float" office:value="7.000985">
                <text:p>7.000985</text:p>
              </table:table-cell>
              <table:table-cell office:value-type="float" office:value="0.0195292">
                <text:p>0.019529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9.695">
                <text:p>19.695</text:p>
              </table:table-cell>
              <table:table-cell office:value-type="float" office:value="50">
                <text:p>50</text:p>
              </table:table-cell>
              <table:table-cell office:value-type="float" office:value="48.2">
                <text:p>48.2</text:p>
              </table:table-cell>
              <table:table-cell office:value-type="float" office:value="0.7199997">
                <text:p>0.7199997</text:p>
              </table:table-cell>
              <table:table-cell office:value-type="float" office:value="7.001091">
                <text:p>7.001091</text:p>
              </table:table-cell>
              <table:table-cell office:value-type="float" office:value="-0.02930104">
                <text:p>-0.0293010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9.703">
                <text:p>19.703</text:p>
              </table:table-cell>
              <table:table-cell office:value-type="float" office:value="50">
                <text:p>50</text:p>
              </table:table-cell>
              <table:table-cell office:value-type="float" office:value="46.66667">
                <text:p>46.66667</text:p>
              </table:table-cell>
              <table:table-cell office:value-type="float" office:value="1.333333">
                <text:p>1.333333</text:p>
              </table:table-cell>
              <table:table-cell office:value-type="float" office:value="7.001551">
                <text:p>7.001551</text:p>
              </table:table-cell>
              <table:table-cell office:value-type="float" office:value="-0.04016425">
                <text:p>-0.0401642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9.712">
                <text:p>19.712</text:p>
              </table:table-cell>
              <table:table-cell office:value-type="float" office:value="50">
                <text:p>50</text:p>
              </table:table-cell>
              <table:table-cell office:value-type="float" office:value="49.73333">
                <text:p>49.73333</text:p>
              </table:table-cell>
              <table:table-cell office:value-type="float" office:value="0.1066666">
                <text:p>0.1066666</text:p>
              </table:table-cell>
              <table:table-cell office:value-type="float" office:value="7.001908">
                <text:p>7.001908</text:p>
              </table:table-cell>
              <table:table-cell office:value-type="float" office:value="0.0131689">
                <text:p>0.013168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9.72">
                <text:p>19.72</text:p>
              </table:table-cell>
              <table:table-cell office:value-type="float" office:value="50">
                <text:p>50</text:p>
              </table:table-cell>
              <table:table-cell office:value-type="float" office:value="52.76667">
                <text:p>52.76667</text:p>
              </table:table-cell>
              <table:table-cell office:value-type="float" office:value="-1.106667">
                <text:p>-1.106667</text:p>
              </table:table-cell>
              <table:table-cell office:value-type="float" office:value="7.001781">
                <text:p>7.001781</text:p>
              </table:table-cell>
              <table:table-cell office:value-type="float" office:value="0.04873129">
                <text:p>0.0487312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9.728">
                <text:p>19.728</text:p>
              </table:table-cell>
              <table:table-cell office:value-type="float" office:value="50">
                <text:p>50</text:p>
              </table:table-cell>
              <table:table-cell office:value-type="float" office:value="49.43334">
                <text:p>49.43334</text:p>
              </table:table-cell>
              <table:table-cell office:value-type="float" office:value="0.2266663">
                <text:p>0.2266663</text:p>
              </table:table-cell>
              <table:table-cell office:value-type="float" office:value="7.001765">
                <text:p>7.001765</text:p>
              </table:table-cell>
              <table:table-cell office:value-type="float" office:value="-0.01183751">
                <text:p>-0.0118375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9.737">
                <text:p>19.737</text:p>
              </table:table-cell>
              <table:table-cell office:value-type="float" office:value="50">
                <text:p>50</text:p>
              </table:table-cell>
              <table:table-cell office:value-type="float" office:value="48.16667">
                <text:p>48.16667</text:p>
              </table:table-cell>
              <table:table-cell office:value-type="float" office:value="0.7333328">
                <text:p>0.7333328</text:p>
              </table:table-cell>
              <table:table-cell office:value-type="float" office:value="7.001968">
                <text:p>7.001968</text:p>
              </table:table-cell>
              <table:table-cell office:value-type="float" office:value="-0.02476971">
                <text:p>-0.0247697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9.745">
                <text:p>19.745</text:p>
              </table:table-cell>
              <table:table-cell office:value-type="float" office:value="50">
                <text:p>50</text:p>
              </table:table-cell>
              <table:table-cell office:value-type="float" office:value="48.83333">
                <text:p>48.83333</text:p>
              </table:table-cell>
              <table:table-cell office:value-type="float" office:value="0.4666672">
                <text:p>0.4666672</text:p>
              </table:table-cell>
              <table:table-cell office:value-type="float" office:value="7.002263">
                <text:p>7.002263</text:p>
              </table:table-cell>
              <table:table-cell office:value-type="float" office:value="-0.008043069">
                <text:p>-0.00804306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9.753">
                <text:p>19.753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-0.8">
                <text:p>-0.8</text:p>
              </table:table-cell>
              <table:table-cell office:value-type="float" office:value="7.002195">
                <text:p>7.002195</text:p>
              </table:table-cell>
              <table:table-cell office:value-type="float" office:value="0.03649166">
                <text:p>0.0364916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9.761">
                <text:p>19.761</text:p>
              </table:table-cell>
              <table:table-cell office:value-type="float" office:value="50">
                <text:p>50</text:p>
              </table:table-cell>
              <table:table-cell office:value-type="float" office:value="48.33333">
                <text:p>48.33333</text:p>
              </table:table-cell>
              <table:table-cell office:value-type="float" office:value="0.6666672">
                <text:p>0.6666672</text:p>
              </table:table-cell>
              <table:table-cell office:value-type="float" office:value="7.002346">
                <text:p>7.002346</text:p>
              </table:table-cell>
              <table:table-cell office:value-type="float" office:value="-0.02431434">
                <text:p>-0.0243143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9.769">
                <text:p>19.769</text:p>
              </table:table-cell>
              <table:table-cell office:value-type="float" office:value="50">
                <text:p>50</text:p>
              </table:table-cell>
              <table:table-cell office:value-type="float" office:value="49.2">
                <text:p>49.2</text:p>
              </table:table-cell>
              <table:table-cell office:value-type="float" office:value="0.3199997">
                <text:p>0.3199997</text:p>
              </table:table-cell>
              <table:table-cell office:value-type="float" office:value="7.002542">
                <text:p>7.002542</text:p>
              </table:table-cell>
              <table:table-cell office:value-type="float" office:value="-0.005093384">
                <text:p>-0.00509338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9.777">
                <text:p>19.777</text:p>
              </table:table-cell>
              <table:table-cell office:value-type="float" office:value="50">
                <text:p>50</text:p>
              </table:table-cell>
              <table:table-cell office:value-type="float" office:value="49.53333">
                <text:p>49.53333</text:p>
              </table:table-cell>
              <table:table-cell office:value-type="float" office:value="0.1866669">
                <text:p>0.1866669</text:p>
              </table:table-cell>
              <table:table-cell office:value-type="float" office:value="7.002729">
                <text:p>7.002729</text:p>
              </table:table-cell>
              <table:table-cell office:value-type="float" office:value="0.0009366523">
                <text:p>0.000936652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9.785">
                <text:p>19.785</text:p>
              </table:table-cell>
              <table:table-cell office:value-type="float" office:value="50">
                <text:p>50</text:p>
              </table:table-cell>
              <table:table-cell office:value-type="float" office:value="50.3">
                <text:p>50.3</text:p>
              </table:table-cell>
              <table:table-cell office:value-type="float" office:value="-0.1199997">
                <text:p>-0.1199997</text:p>
              </table:table-cell>
              <table:table-cell office:value-type="float" office:value="7.002821">
                <text:p>7.002821</text:p>
              </table:table-cell>
              <table:table-cell office:value-type="float" office:value="0.01075684">
                <text:p>0.0107568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9.794">
                <text:p>19.794</text:p>
              </table:table-cell>
              <table:table-cell office:value-type="float" office:value="50">
                <text:p>50</text:p>
              </table:table-cell>
              <table:table-cell office:value-type="float" office:value="48.63334">
                <text:p>48.63334</text:p>
              </table:table-cell>
              <table:table-cell office:value-type="float" office:value="0.546666">
                <text:p>0.546666</text:p>
              </table:table-cell>
              <table:table-cell office:value-type="float" office:value="7.003043">
                <text:p>7.003043</text:p>
              </table:table-cell>
              <table:table-cell office:value-type="float" office:value="-0.01468553">
                <text:p>-0.0146855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9.804">
                <text:p>19.804</text:p>
              </table:table-cell>
              <table:table-cell office:value-type="float" office:value="50">
                <text:p>50</text:p>
              </table:table-cell>
              <table:table-cell office:value-type="float" office:value="47.43333">
                <text:p>47.43333</text:p>
              </table:table-cell>
              <table:table-cell office:value-type="float" office:value="1.026666">
                <text:p>1.026666</text:p>
              </table:table-cell>
              <table:table-cell office:value-type="float" office:value="7.003536">
                <text:p>7.003536</text:p>
              </table:table-cell>
              <table:table-cell office:value-type="float" office:value="-0.02582582">
                <text:p>-0.0258258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9.812">
                <text:p>19.812</text:p>
              </table:table-cell>
              <table:table-cell office:value-type="float" office:value="50">
                <text:p>50</text:p>
              </table:table-cell>
              <table:table-cell office:value-type="float" office:value="50.06667">
                <text:p>50.06667</text:p>
              </table:table-cell>
              <table:table-cell office:value-type="float" office:value="-0.02666626">
                <text:p>-0.02666626</text:p>
              </table:table-cell>
              <table:table-cell office:value-type="float" office:value="7.003866">
                <text:p>7.003866</text:p>
              </table:table-cell>
              <table:table-cell office:value-type="float" office:value="0.01771498">
                <text:p>0.0177149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9.82">
                <text:p>19.82</text:p>
              </table:table-cell>
              <table:table-cell office:value-type="float" office:value="50">
                <text:p>50</text:p>
              </table:table-cell>
              <table:table-cell office:value-type="float" office:value="52.46667">
                <text:p>52.46667</text:p>
              </table:table-cell>
              <table:table-cell office:value-type="float" office:value="-0.9866669">
                <text:p>-0.9866669</text:p>
              </table:table-cell>
              <table:table-cell office:value-type="float" office:value="7.003703">
                <text:p>7.003703</text:p>
              </table:table-cell>
              <table:table-cell office:value-type="float" office:value="0.04266368">
                <text:p>0.0426636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9.828">
                <text:p>19.828</text:p>
              </table:table-cell>
              <table:table-cell office:value-type="float" office:value="50">
                <text:p>50</text:p>
              </table:table-cell>
              <table:table-cell office:value-type="float" office:value="48.43334">
                <text:p>48.43334</text:p>
              </table:table-cell>
              <table:table-cell office:value-type="float" office:value="0.6266663">
                <text:p>0.6266663</text:p>
              </table:table-cell>
              <table:table-cell office:value-type="float" office:value="7.003787">
                <text:p>7.003787</text:p>
              </table:table-cell>
              <table:table-cell office:value-type="float" office:value="-0.02593503">
                <text:p>-0.0259350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9.836">
                <text:p>19.836</text:p>
              </table:table-cell>
              <table:table-cell office:value-type="float" office:value="50">
                <text:p>50</text:p>
              </table:table-cell>
              <table:table-cell office:value-type="float" office:value="48.13334">
                <text:p>48.13334</text:p>
              </table:table-cell>
              <table:table-cell office:value-type="float" office:value="0.746666">
                <text:p>0.746666</text:p>
              </table:table-cell>
              <table:table-cell office:value-type="float" office:value="7.004061">
                <text:p>7.004061</text:p>
              </table:table-cell>
              <table:table-cell office:value-type="float" office:value="-0.02159541">
                <text:p>-0.0215954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9.844">
                <text:p>19.844</text:p>
              </table:table-cell>
              <table:table-cell office:value-type="float" office:value="50">
                <text:p>50</text:p>
              </table:table-cell>
              <table:table-cell office:value-type="float" office:value="48.33333">
                <text:p>48.33333</text:p>
              </table:table-cell>
              <table:table-cell office:value-type="float" office:value="0.6666672">
                <text:p>0.6666672</text:p>
              </table:table-cell>
              <table:table-cell office:value-type="float" office:value="7.004442">
                <text:p>7.004442</text:p>
              </table:table-cell>
              <table:table-cell office:value-type="float" office:value="-0.01204537">
                <text:p>-0.0120453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9.852">
                <text:p>19.852</text:p>
              </table:table-cell>
              <table:table-cell office:value-type="float" office:value="50">
                <text:p>50</text:p>
              </table:table-cell>
              <table:table-cell office:value-type="float" office:value="52.63334">
                <text:p>52.63334</text:p>
              </table:table-cell>
              <table:table-cell office:value-type="float" office:value="-1.053334">
                <text:p>-1.053334</text:p>
              </table:table-cell>
              <table:table-cell office:value-type="float" office:value="7.004394">
                <text:p>7.004394</text:p>
              </table:table-cell>
              <table:table-cell office:value-type="float" office:value="0.04856936">
                <text:p>0.0485693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9.861">
                <text:p>19.861</text:p>
              </table:table-cell>
              <table:table-cell office:value-type="float" office:value="50">
                <text:p>50</text:p>
              </table:table-cell>
              <table:table-cell office:value-type="float" office:value="49.86667">
                <text:p>49.86667</text:p>
              </table:table-cell>
              <table:table-cell office:value-type="float" office:value="0.05333405">
                <text:p>0.05333405</text:p>
              </table:table-cell>
              <table:table-cell office:value-type="float" office:value="7.004377">
                <text:p>7.004377</text:p>
              </table:table-cell>
              <table:table-cell office:value-type="float" office:value="-0.003493562">
                <text:p>-0.00349356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9.865">
                <text:p>19.8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8.80001">
                <text:p>-28.80001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9.87">
                <text:p>19.87</text:p>
              </table:table-cell>
              <table:table-cell office:value-type="float" office:value="50">
                <text:p>50</text:p>
              </table:table-cell>
              <table:table-cell office:value-type="float" office:value="47.83333">
                <text:p>47.83333</text:p>
              </table:table-cell>
              <table:table-cell office:value-type="float" office:value="0.8666672">
                <text:p>0.8666672</text:p>
              </table:table-cell>
              <table:table-cell office:value-type="float" office:value="7.00465">
                <text:p>7.00465</text:p>
              </table:table-cell>
              <table:table-cell office:value-type="float" office:value="-0.02921579">
                <text:p>-0.0292157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9.878">
                <text:p>19.878</text:p>
              </table:table-cell>
              <table:table-cell office:value-type="float" office:value="50">
                <text:p>50</text:p>
              </table:table-cell>
              <table:table-cell office:value-type="float" office:value="49.86667">
                <text:p>49.86667</text:p>
              </table:table-cell>
              <table:table-cell office:value-type="float" office:value="0.05333405">
                <text:p>0.05333405</text:p>
              </table:table-cell>
              <table:table-cell office:value-type="float" office:value="7.004854">
                <text:p>7.004854</text:p>
              </table:table-cell>
              <table:table-cell office:value-type="float" office:value="0.007557723">
                <text:p>0.00755772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9.886">
                <text:p>19.886</text:p>
              </table:table-cell>
              <table:table-cell office:value-type="float" office:value="50">
                <text:p>50</text:p>
              </table:table-cell>
              <table:table-cell office:value-type="float" office:value="51.9">
                <text:p>51.9</text:p>
              </table:table-cell>
              <table:table-cell office:value-type="float" office:value="-0.7600007">
                <text:p>-0.7600007</text:p>
              </table:table-cell>
              <table:table-cell office:value-type="float" office:value="7.004732">
                <text:p>7.004732</text:p>
              </table:table-cell>
              <table:table-cell office:value-type="float" office:value="0.03167704">
                <text:p>0.0316770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9.895">
                <text:p>19.895</text:p>
              </table:table-cell>
              <table:table-cell office:value-type="float" office:value="50">
                <text:p>50</text:p>
              </table:table-cell>
              <table:table-cell office:value-type="float" office:value="48.73333">
                <text:p>48.73333</text:p>
              </table:table-cell>
              <table:table-cell office:value-type="float" office:value="0.5066666">
                <text:p>0.5066666</text:p>
              </table:table-cell>
              <table:table-cell office:value-type="float" office:value="7.004818">
                <text:p>7.004818</text:p>
              </table:table-cell>
              <table:table-cell office:value-type="float" office:value="-0.02089326">
                <text:p>-0.0208932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9.903">
                <text:p>19.903</text:p>
              </table:table-cell>
              <table:table-cell office:value-type="float" office:value="50">
                <text:p>50</text:p>
              </table:table-cell>
              <table:table-cell office:value-type="float" office:value="48.43334">
                <text:p>48.43334</text:p>
              </table:table-cell>
              <table:table-cell office:value-type="float" office:value="0.6266663">
                <text:p>0.6266663</text:p>
              </table:table-cell>
              <table:table-cell office:value-type="float" office:value="7.00508">
                <text:p>7.00508</text:p>
              </table:table-cell>
              <table:table-cell office:value-type="float" office:value="-0.01774943">
                <text:p>-0.0177494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9.911">
                <text:p>19.911</text:p>
              </table:table-cell>
              <table:table-cell office:value-type="float" office:value="50">
                <text:p>50</text:p>
              </table:table-cell>
              <table:table-cell office:value-type="float" office:value="49.96667">
                <text:p>49.96667</text:p>
              </table:table-cell>
              <table:table-cell office:value-type="float" office:value="0.01333313">
                <text:p>0.01333313</text:p>
              </table:table-cell>
              <table:table-cell office:value-type="float" office:value="7.005252">
                <text:p>7.005252</text:p>
              </table:table-cell>
              <table:table-cell office:value-type="float" office:value="0.008525477">
                <text:p>0.00852547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9.92">
                <text:p>19.92</text:p>
              </table:table-cell>
              <table:table-cell office:value-type="float" office:value="50">
                <text:p>50</text:p>
              </table:table-cell>
              <table:table-cell office:value-type="float" office:value="50.83333">
                <text:p>50.83333</text:p>
              </table:table-cell>
              <table:table-cell office:value-type="float" office:value="-0.3333328">
                <text:p>-0.3333328</text:p>
              </table:table-cell>
              <table:table-cell office:value-type="float" office:value="7.005263">
                <text:p>7.005263</text:p>
              </table:table-cell>
              <table:table-cell office:value-type="float" office:value="0.01723716">
                <text:p>0.0172371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9.928">
                <text:p>19.928</text:p>
              </table:table-cell>
              <table:table-cell office:value-type="float" office:value="50">
                <text:p>50</text:p>
              </table:table-cell>
              <table:table-cell office:value-type="float" office:value="47.6">
                <text:p>47.6</text:p>
              </table:table-cell>
              <table:table-cell office:value-type="float" office:value="0.9600006">
                <text:p>0.9600006</text:p>
              </table:table-cell>
              <table:table-cell office:value-type="float" office:value="7.005585">
                <text:p>7.005585</text:p>
              </table:table-cell>
              <table:table-cell office:value-type="float" office:value="-0.03130353">
                <text:p>-0.0313035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9.938">
                <text:p>19.938</text:p>
              </table:table-cell>
              <table:table-cell office:value-type="float" office:value="50">
                <text:p>50</text:p>
              </table:table-cell>
              <table:table-cell office:value-type="float" office:value="47.86666">
                <text:p>47.86666</text:p>
              </table:table-cell>
              <table:table-cell office:value-type="float" office:value="0.853334">
                <text:p>0.853334</text:p>
              </table:table-cell>
              <table:table-cell office:value-type="float" office:value="7.006078">
                <text:p>7.006078</text:p>
              </table:table-cell>
              <table:table-cell office:value-type="float" office:value="-0.0171403">
                <text:p>-0.017140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9.946">
                <text:p>19.946</text:p>
              </table:table-cell>
              <table:table-cell office:value-type="float" office:value="50">
                <text:p>50</text:p>
              </table:table-cell>
              <table:table-cell office:value-type="float" office:value="49.66667">
                <text:p>49.66667</text:p>
              </table:table-cell>
              <table:table-cell office:value-type="float" office:value="0.1333328">
                <text:p>0.1333328</text:p>
              </table:table-cell>
              <table:table-cell office:value-type="float" office:value="7.006462">
                <text:p>7.006462</text:p>
              </table:table-cell>
              <table:table-cell office:value-type="float" office:value="0.01244691">
                <text:p>0.0124469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9.954">
                <text:p>19.954</text:p>
              </table:table-cell>
              <table:table-cell office:value-type="float" office:value="50">
                <text:p>50</text:p>
              </table:table-cell>
              <table:table-cell office:value-type="float" office:value="52.5">
                <text:p>52.5</text:p>
              </table:table-cell>
              <table:table-cell office:value-type="float" office:value="-1">
                <text:p>-1</text:p>
              </table:table-cell>
              <table:table-cell office:value-type="float" office:value="7.006372">
                <text:p>7.006372</text:p>
              </table:table-cell>
              <table:table-cell office:value-type="float" office:value="0.04536605">
                <text:p>0.0453660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9.962">
                <text:p>19.962</text:p>
              </table:table-cell>
              <table:table-cell office:value-type="float" office:value="50">
                <text:p>50</text:p>
              </table:table-cell>
              <table:table-cell office:value-type="float" office:value="49.96667">
                <text:p>49.96667</text:p>
              </table:table-cell>
              <table:table-cell office:value-type="float" office:value="0.01333313">
                <text:p>0.01333313</text:p>
              </table:table-cell>
              <table:table-cell office:value-type="float" office:value="7.006319">
                <text:p>7.006319</text:p>
              </table:table-cell>
              <table:table-cell office:value-type="float" office:value="-0.003498496">
                <text:p>-0.00349849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9.971">
                <text:p>19.971</text:p>
              </table:table-cell>
              <table:table-cell office:value-type="float" office:value="50">
                <text:p>50</text:p>
              </table:table-cell>
              <table:table-cell office:value-type="float" office:value="47.4">
                <text:p>47.4</text:p>
              </table:table-cell>
              <table:table-cell office:value-type="float" office:value="1.039999">
                <text:p>1.039999</text:p>
              </table:table-cell>
              <table:table-cell office:value-type="float" office:value="7.006623">
                <text:p>7.006623</text:p>
              </table:table-cell>
              <table:table-cell office:value-type="float" office:value="-0.03625905">
                <text:p>-0.0362590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9.974">
                <text:p>19.9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8.80001">
                <text:p>-28.80001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9.979">
                <text:p>19.979</text:p>
              </table:table-cell>
              <table:table-cell office:value-type="float" office:value="50">
                <text:p>50</text:p>
              </table:table-cell>
              <table:table-cell office:value-type="float" office:value="48.26667">
                <text:p>48.26667</text:p>
              </table:table-cell>
              <table:table-cell office:value-type="float" office:value="0.6933334">
                <text:p>0.6933334</text:p>
              </table:table-cell>
              <table:table-cell office:value-type="float" office:value="7.007051">
                <text:p>7.007051</text:p>
              </table:table-cell>
              <table:table-cell office:value-type="float" office:value="-0.01249076">
                <text:p>-0.0124907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9.99">
                <text:p>19.99</text:p>
              </table:table-cell>
              <table:table-cell office:value-type="float" office:value="50">
                <text:p>50</text:p>
              </table:table-cell>
              <table:table-cell office:value-type="float" office:value="51.7">
                <text:p>51.7</text:p>
              </table:table-cell>
              <table:table-cell office:value-type="float" office:value="-0.6800003">
                <text:p>-0.6800003</text:p>
              </table:table-cell>
              <table:table-cell office:value-type="float" office:value="7.007127">
                <text:p>7.007127</text:p>
              </table:table-cell>
              <table:table-cell office:value-type="float" office:value="0.03707612">
                <text:p>0.0370761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9.999">
                <text:p>19.999</text:p>
              </table:table-cell>
              <table:table-cell office:value-type="float" office:value="50">
                <text:p>50</text:p>
              </table:table-cell>
              <table:table-cell office:value-type="float" office:value="48.63334">
                <text:p>48.63334</text:p>
              </table:table-cell>
              <table:table-cell office:value-type="float" office:value="0.546666">
                <text:p>0.546666</text:p>
              </table:table-cell>
              <table:table-cell office:value-type="float" office:value="7.007433">
                <text:p>7.007433</text:p>
              </table:table-cell>
              <table:table-cell office:value-type="float" office:value="-0.01526882">
                <text:p>-0.0152688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0.007">
                <text:p>20.007</text:p>
              </table:table-cell>
              <table:table-cell office:value-type="float" office:value="50">
                <text:p>50</text:p>
              </table:table-cell>
              <table:table-cell office:value-type="float" office:value="46.63333">
                <text:p>46.63333</text:p>
              </table:table-cell>
              <table:table-cell office:value-type="float" office:value="1.346666">
                <text:p>1.346666</text:p>
              </table:table-cell>
              <table:table-cell office:value-type="float" office:value="7.008228">
                <text:p>7.008228</text:p>
              </table:table-cell>
              <table:table-cell office:value-type="float" office:value="-0.0355617">
                <text:p>-0.035561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0.015">
                <text:p>20.015</text:p>
              </table:table-cell>
              <table:table-cell office:value-type="float" office:value="50">
                <text:p>50</text:p>
              </table:table-cell>
              <table:table-cell office:value-type="float" office:value="49.73333">
                <text:p>49.73333</text:p>
              </table:table-cell>
              <table:table-cell office:value-type="float" office:value="0.1066666">
                <text:p>0.1066666</text:p>
              </table:table-cell>
              <table:table-cell office:value-type="float" office:value="7.008692">
                <text:p>7.008692</text:p>
              </table:table-cell>
              <table:table-cell office:value-type="float" office:value="0.01958317">
                <text:p>0.0195831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0.023">
                <text:p>20.023</text:p>
              </table:table-cell>
              <table:table-cell office:value-type="float" office:value="50">
                <text:p>50</text:p>
              </table:table-cell>
              <table:table-cell office:value-type="float" office:value="53.03333">
                <text:p>53.03333</text:p>
              </table:table-cell>
              <table:table-cell office:value-type="float" office:value="-1.213333">
                <text:p>-1.213333</text:p>
              </table:table-cell>
              <table:table-cell office:value-type="float" office:value="7.008655">
                <text:p>7.008655</text:p>
              </table:table-cell>
              <table:table-cell office:value-type="float" office:value="0.05687629">
                <text:p>0.0568762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0.031">
                <text:p>20.031</text:p>
              </table:table-cell>
              <table:table-cell office:value-type="float" office:value="50">
                <text:p>50</text:p>
              </table:table-cell>
              <table:table-cell office:value-type="float" office:value="50.53333">
                <text:p>50.53333</text:p>
              </table:table-cell>
              <table:table-cell office:value-type="float" office:value="-0.2133331">
                <text:p>-0.2133331</text:p>
              </table:table-cell>
              <table:table-cell office:value-type="float" office:value="7.008567">
                <text:p>7.008567</text:p>
              </table:table-cell>
              <table:table-cell office:value-type="float" office:value="0.005677305">
                <text:p>0.00567730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0.039">
                <text:p>20.039</text:p>
              </table:table-cell>
              <table:table-cell office:value-type="float" office:value="50">
                <text:p>50</text:p>
              </table:table-cell>
              <table:table-cell office:value-type="float" office:value="47.46667">
                <text:p>47.46667</text:p>
              </table:table-cell>
              <table:table-cell office:value-type="float" office:value="1.013333">
                <text:p>1.013333</text:p>
              </table:table-cell>
              <table:table-cell office:value-type="float" office:value="7.008802">
                <text:p>7.008802</text:p>
              </table:table-cell>
              <table:table-cell office:value-type="float" office:value="-0.03661949">
                <text:p>-0.0366194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0.048">
                <text:p>20.048</text:p>
              </table:table-cell>
              <table:table-cell office:value-type="float" office:value="50">
                <text:p>50</text:p>
              </table:table-cell>
              <table:table-cell office:value-type="float" office:value="48.86667">
                <text:p>48.86667</text:p>
              </table:table-cell>
              <table:table-cell office:value-type="float" office:value="0.453334">
                <text:p>0.453334</text:p>
              </table:table-cell>
              <table:table-cell office:value-type="float" office:value="7.009116">
                <text:p>7.009116</text:p>
              </table:table-cell>
              <table:table-cell office:value-type="float" office:value="-0.00642078">
                <text:p>-0.0064207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0.061">
                <text:p>20.061</text:p>
              </table:table-cell>
              <table:table-cell office:value-type="float" office:value="50">
                <text:p>50</text:p>
              </table:table-cell>
              <table:table-cell office:value-type="float" office:value="51.1">
                <text:p>51.1</text:p>
              </table:table-cell>
              <table:table-cell office:value-type="float" office:value="-0.4399994">
                <text:p>-0.4399994</text:p>
              </table:table-cell>
              <table:table-cell office:value-type="float" office:value="7.009178">
                <text:p>7.009178</text:p>
              </table:table-cell>
              <table:table-cell office:value-type="float" office:value="0.02524202">
                <text:p>0.0252420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0.071">
                <text:p>20.071</text:p>
              </table:table-cell>
              <table:table-cell office:value-type="float" office:value="50">
                <text:p>50</text:p>
              </table:table-cell>
              <table:table-cell office:value-type="float" office:value="48.36667">
                <text:p>48.36667</text:p>
              </table:table-cell>
              <table:table-cell office:value-type="float" office:value="0.6533341">
                <text:p>0.6533341</text:p>
              </table:table-cell>
              <table:table-cell office:value-type="float" office:value="7.009583">
                <text:p>7.009583</text:p>
              </table:table-cell>
              <table:table-cell office:value-type="float" office:value="-0.0194203">
                <text:p>-0.019420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0.079">
                <text:p>20.079</text:p>
              </table:table-cell>
              <table:table-cell office:value-type="float" office:value="50">
                <text:p>50</text:p>
              </table:table-cell>
              <table:table-cell office:value-type="float" office:value="47.96667">
                <text:p>47.96667</text:p>
              </table:table-cell>
              <table:table-cell office:value-type="float" office:value="0.8133331">
                <text:p>0.8133331</text:p>
              </table:table-cell>
              <table:table-cell office:value-type="float" office:value="7.0103">
                <text:p>7.0103</text:p>
              </table:table-cell>
              <table:table-cell office:value-type="float" office:value="-0.01615484">
                <text:p>-0.0161548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0.087">
                <text:p>20.087</text:p>
              </table:table-cell>
              <table:table-cell office:value-type="float" office:value="50">
                <text:p>50</text:p>
              </table:table-cell>
              <table:table-cell office:value-type="float" office:value="51.9">
                <text:p>51.9</text:p>
              </table:table-cell>
              <table:table-cell office:value-type="float" office:value="-0.7600007">
                <text:p>-0.7600007</text:p>
              </table:table-cell>
              <table:table-cell office:value-type="float" office:value="7.010418">
                <text:p>7.010418</text:p>
              </table:table-cell>
              <table:table-cell office:value-type="float" office:value="0.04319589">
                <text:p>0.0431958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0.095">
                <text:p>20.095</text:p>
              </table:table-cell>
              <table:table-cell office:value-type="float" office:value="50">
                <text:p>50</text:p>
              </table:table-cell>
              <table:table-cell office:value-type="float" office:value="47.6">
                <text:p>47.6</text:p>
              </table:table-cell>
              <table:table-cell office:value-type="float" office:value="0.9600006">
                <text:p>0.9600006</text:p>
              </table:table-cell>
              <table:table-cell office:value-type="float" office:value="7.010778">
                <text:p>7.010778</text:p>
              </table:table-cell>
              <table:table-cell office:value-type="float" office:value="-0.02738736">
                <text:p>-0.0273873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0.103">
                <text:p>20.103</text:p>
              </table:table-cell>
              <table:table-cell office:value-type="float" office:value="50">
                <text:p>50</text:p>
              </table:table-cell>
              <table:table-cell office:value-type="float" office:value="50.66667">
                <text:p>50.66667</text:p>
              </table:table-cell>
              <table:table-cell office:value-type="float" office:value="-0.2666672">
                <text:p>-0.2666672</text:p>
              </table:table-cell>
              <table:table-cell office:value-type="float" office:value="7.010945">
                <text:p>7.010945</text:p>
              </table:table-cell>
              <table:table-cell office:value-type="float" office:value="0.02185695">
                <text:p>0.0218569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0.111">
                <text:p>20.111</text:p>
              </table:table-cell>
              <table:table-cell office:value-type="float" office:value="50">
                <text:p>50</text:p>
              </table:table-cell>
              <table:table-cell office:value-type="float" office:value="49.1">
                <text:p>49.1</text:p>
              </table:table-cell>
              <table:table-cell office:value-type="float" office:value="0.3600006">
                <text:p>0.3600006</text:p>
              </table:table-cell>
              <table:table-cell office:value-type="float" office:value="7.011163">
                <text:p>7.011163</text:p>
              </table:table-cell>
              <table:table-cell office:value-type="float" office:value="-0.005816717">
                <text:p>-0.00581671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0.119">
                <text:p>20.119</text:p>
              </table:table-cell>
              <table:table-cell office:value-type="float" office:value="50">
                <text:p>50</text:p>
              </table:table-cell>
              <table:table-cell office:value-type="float" office:value="49.83333">
                <text:p>49.83333</text:p>
              </table:table-cell>
              <table:table-cell office:value-type="float" office:value="0.06666718">
                <text:p>0.06666718</text:p>
              </table:table-cell>
              <table:table-cell office:value-type="float" office:value="7.011331">
                <text:p>7.011331</text:p>
              </table:table-cell>
              <table:table-cell office:value-type="float" office:value="0.005724668">
                <text:p>0.00572466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0.129">
                <text:p>20.129</text:p>
              </table:table-cell>
              <table:table-cell office:value-type="float" office:value="50">
                <text:p>50</text:p>
              </table:table-cell>
              <table:table-cell office:value-type="float" office:value="48.16667">
                <text:p>48.16667</text:p>
              </table:table-cell>
              <table:table-cell office:value-type="float" office:value="0.7333328">
                <text:p>0.7333328</text:p>
              </table:table-cell>
              <table:table-cell office:value-type="float" office:value="7.011659">
                <text:p>7.011659</text:p>
              </table:table-cell>
              <table:table-cell office:value-type="float" office:value="-0.01810719">
                <text:p>-0.0181071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0.138">
                <text:p>20.138</text:p>
              </table:table-cell>
              <table:table-cell office:value-type="float" office:value="50">
                <text:p>50</text:p>
              </table:table-cell>
              <table:table-cell office:value-type="float" office:value="46.73334">
                <text:p>46.73334</text:p>
              </table:table-cell>
              <table:table-cell office:value-type="float" office:value="1.306667">
                <text:p>1.306667</text:p>
              </table:table-cell>
              <table:table-cell office:value-type="float" office:value="7.012375">
                <text:p>7.012375</text:p>
              </table:table-cell>
              <table:table-cell office:value-type="float" office:value="-0.03123338">
                <text:p>-0.0312333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0.146">
                <text:p>20.146</text:p>
              </table:table-cell>
              <table:table-cell office:value-type="float" office:value="50">
                <text:p>50</text:p>
              </table:table-cell>
              <table:table-cell office:value-type="float" office:value="50.2">
                <text:p>50.2</text:p>
              </table:table-cell>
              <table:table-cell office:value-type="float" office:value="-0.08000031">
                <text:p>-0.08000031</text:p>
              </table:table-cell>
              <table:table-cell office:value-type="float" office:value="7.012812">
                <text:p>7.012812</text:p>
              </table:table-cell>
              <table:table-cell office:value-type="float" office:value="0.02577034">
                <text:p>0.0257703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0.154">
                <text:p>20.154</text:p>
              </table:table-cell>
              <table:table-cell office:value-type="float" office:value="50">
                <text:p>50</text:p>
              </table:table-cell>
              <table:table-cell office:value-type="float" office:value="52.23333">
                <text:p>52.23333</text:p>
              </table:table-cell>
              <table:table-cell office:value-type="float" office:value="-0.8933334">
                <text:p>-0.8933334</text:p>
              </table:table-cell>
              <table:table-cell office:value-type="float" office:value="7.012776">
                <text:p>7.012776</text:p>
              </table:table-cell>
              <table:table-cell office:value-type="float" office:value="0.04281714">
                <text:p>0.0428171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0.162">
                <text:p>20.162</text:p>
              </table:table-cell>
              <table:table-cell office:value-type="float" office:value="50">
                <text:p>50</text:p>
              </table:table-cell>
              <table:table-cell office:value-type="float" office:value="49.56666">
                <text:p>49.56666</text:p>
              </table:table-cell>
              <table:table-cell office:value-type="float" office:value="0.1733337">
                <text:p>0.1733337</text:p>
              </table:table-cell>
              <table:table-cell office:value-type="float" office:value="7.012804">
                <text:p>7.012804</text:p>
              </table:table-cell>
              <table:table-cell office:value-type="float" office:value="-0.006940858">
                <text:p>-0.00694085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0.17">
                <text:p>20.17</text:p>
              </table:table-cell>
              <table:table-cell office:value-type="float" office:value="50">
                <text:p>50</text:p>
              </table:table-cell>
              <table:table-cell office:value-type="float" office:value="49.1">
                <text:p>49.1</text:p>
              </table:table-cell>
              <table:table-cell office:value-type="float" office:value="0.3600006">
                <text:p>0.3600006</text:p>
              </table:table-cell>
              <table:table-cell office:value-type="float" office:value="7.012927">
                <text:p>7.012927</text:p>
              </table:table-cell>
              <table:table-cell office:value-type="float" office:value="-0.01087989">
                <text:p>-0.0108798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0.178">
                <text:p>20.178</text:p>
              </table:table-cell>
              <table:table-cell office:value-type="float" office:value="50">
                <text:p>50</text:p>
              </table:table-cell>
              <table:table-cell office:value-type="float" office:value="47.9">
                <text:p>47.9</text:p>
              </table:table-cell>
              <table:table-cell office:value-type="float" office:value="0.8399994">
                <text:p>0.8399994</text:p>
              </table:table-cell>
              <table:table-cell office:value-type="float" office:value="7.013256">
                <text:p>7.013256</text:p>
              </table:table-cell>
              <table:table-cell office:value-type="float" office:value="-0.02323823">
                <text:p>-0.0232382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0.186">
                <text:p>20.186</text:p>
              </table:table-cell>
              <table:table-cell office:value-type="float" office:value="50">
                <text:p>50</text:p>
              </table:table-cell>
              <table:table-cell office:value-type="float" office:value="51.73334">
                <text:p>51.73334</text:p>
              </table:table-cell>
              <table:table-cell office:value-type="float" office:value="-0.6933334">
                <text:p>-0.6933334</text:p>
              </table:table-cell>
              <table:table-cell office:value-type="float" office:value="7.013277">
                <text:p>7.013277</text:p>
              </table:table-cell>
              <table:table-cell office:value-type="float" office:value="0.0347984">
                <text:p>0.034798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0.195">
                <text:p>20.195</text:p>
              </table:table-cell>
              <table:table-cell office:value-type="float" office:value="50">
                <text:p>50</text:p>
              </table:table-cell>
              <table:table-cell office:value-type="float" office:value="50.33333">
                <text:p>50.33333</text:p>
              </table:table-cell>
              <table:table-cell office:value-type="float" office:value="-0.1333328">
                <text:p>-0.1333328</text:p>
              </table:table-cell>
              <table:table-cell office:value-type="float" office:value="7.013248">
                <text:p>7.013248</text:p>
              </table:table-cell>
              <table:table-cell office:value-type="float" office:value="0.005183736">
                <text:p>0.00518373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0.204">
                <text:p>20.204</text:p>
              </table:table-cell>
              <table:table-cell office:value-type="float" office:value="50">
                <text:p>50</text:p>
              </table:table-cell>
              <table:table-cell office:value-type="float" office:value="49.43334">
                <text:p>49.43334</text:p>
              </table:table-cell>
              <table:table-cell office:value-type="float" office:value="0.2266663">
                <text:p>0.2266663</text:p>
              </table:table-cell>
              <table:table-cell office:value-type="float" office:value="7.013304">
                <text:p>7.013304</text:p>
              </table:table-cell>
              <table:table-cell office:value-type="float" office:value="-0.008458781">
                <text:p>-0.00845878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0.22">
                <text:p>20.22</text:p>
              </table:table-cell>
              <table:table-cell office:value-type="float" office:value="50">
                <text:p>50</text:p>
              </table:table-cell>
              <table:table-cell office:value-type="float" office:value="49.43334">
                <text:p>49.43334</text:p>
              </table:table-cell>
              <table:table-cell office:value-type="float" office:value="0.2266663">
                <text:p>0.2266663</text:p>
              </table:table-cell>
              <table:table-cell office:value-type="float" office:value="7.013563">
                <text:p>7.013563</text:p>
              </table:table-cell>
              <table:table-cell office:value-type="float" office:value="-0.003684685">
                <text:p>-0.00368468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0.222">
                <text:p>20.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8.80001">
                <text:p>-28.80001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0.228">
                <text:p>20.228</text:p>
              </table:table-cell>
              <table:table-cell office:value-type="float" office:value="50">
                <text:p>50</text:p>
              </table:table-cell>
              <table:table-cell office:value-type="float" office:value="49.03333">
                <text:p>49.03333</text:p>
              </table:table-cell>
              <table:table-cell office:value-type="float" office:value="0.3866669">
                <text:p>0.3866669</text:p>
              </table:table-cell>
              <table:table-cell office:value-type="float" office:value="7.01377">
                <text:p>7.01377</text:p>
              </table:table-cell>
              <table:table-cell office:value-type="float" office:value="-0.007711802">
                <text:p>-0.00771180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0.236">
                <text:p>20.236</text:p>
              </table:table-cell>
              <table:table-cell office:value-type="float" office:value="50">
                <text:p>50</text:p>
              </table:table-cell>
              <table:table-cell office:value-type="float" office:value="49.33333">
                <text:p>49.33333</text:p>
              </table:table-cell>
              <table:table-cell office:value-type="float" office:value="0.2666672">
                <text:p>0.2666672</text:p>
              </table:table-cell>
              <table:table-cell office:value-type="float" office:value="7.013988">
                <text:p>7.013988</text:p>
              </table:table-cell>
              <table:table-cell office:value-type="float" office:value="-0.001284282">
                <text:p>-0.00128428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0.244">
                <text:p>20.244</text:p>
              </table:table-cell>
              <table:table-cell office:value-type="float" office:value="50">
                <text:p>50</text:p>
              </table:table-cell>
              <table:table-cell office:value-type="float" office:value="47.3">
                <text:p>47.3</text:p>
              </table:table-cell>
              <table:table-cell office:value-type="float" office:value="1.08">
                <text:p>1.08</text:p>
              </table:table-cell>
              <table:table-cell office:value-type="float" office:value="7.014451">
                <text:p>7.014451</text:p>
              </table:table-cell>
              <table:table-cell office:value-type="float" office:value="-0.02771323">
                <text:p>-0.0277132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0.261">
                <text:p>20.261</text:p>
              </table:table-cell>
              <table:table-cell office:value-type="float" office:value="50">
                <text:p>50</text:p>
              </table:table-cell>
              <table:table-cell office:value-type="float" office:value="47.3">
                <text:p>47.3</text:p>
              </table:table-cell>
              <table:table-cell office:value-type="float" office:value="1.08">
                <text:p>1.08</text:p>
              </table:table-cell>
              <table:table-cell office:value-type="float" office:value="7.015933">
                <text:p>7.015933</text:p>
              </table:table-cell>
              <table:table-cell office:value-type="float" office:value="-0.01243818">
                <text:p>-0.0124381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0.27">
                <text:p>20.27</text:p>
              </table:table-cell>
              <table:table-cell office:value-type="float" office:value="50">
                <text:p>50</text:p>
              </table:table-cell>
              <table:table-cell office:value-type="float" office:value="47.43333">
                <text:p>47.43333</text:p>
              </table:table-cell>
              <table:table-cell office:value-type="float" office:value="1.026666">
                <text:p>1.026666</text:p>
              </table:table-cell>
              <table:table-cell office:value-type="float" office:value="7.016745">
                <text:p>7.016745</text:p>
              </table:table-cell>
              <table:table-cell office:value-type="float" office:value="-0.006449102">
                <text:p>-0.00644910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0.279">
                <text:p>20.279</text:p>
              </table:table-cell>
              <table:table-cell office:value-type="float" office:value="50">
                <text:p>50</text:p>
              </table:table-cell>
              <table:table-cell office:value-type="float" office:value="48.3">
                <text:p>48.3</text:p>
              </table:table-cell>
              <table:table-cell office:value-type="float" office:value="0.6800003">
                <text:p>0.6800003</text:p>
              </table:table-cell>
              <table:table-cell office:value-type="float" office:value="7.017581">
                <text:p>7.017581</text:p>
              </table:table-cell>
              <table:table-cell office:value-type="float" office:value="0.007054733">
                <text:p>0.00705473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0.288">
                <text:p>20.288</text:p>
              </table:table-cell>
              <table:table-cell office:value-type="float" office:value="50">
                <text:p>50</text:p>
              </table:table-cell>
              <table:table-cell office:value-type="float" office:value="51.93334">
                <text:p>51.93334</text:p>
              </table:table-cell>
              <table:table-cell office:value-type="float" office:value="-0.7733337">
                <text:p>-0.7733337</text:p>
              </table:table-cell>
              <table:table-cell office:value-type="float" office:value="7.01781">
                <text:p>7.01781</text:p>
              </table:table-cell>
              <table:table-cell office:value-type="float" office:value="0.0524751">
                <text:p>0.052475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0.296">
                <text:p>20.296</text:p>
              </table:table-cell>
              <table:table-cell office:value-type="float" office:value="50">
                <text:p>50</text:p>
              </table:table-cell>
              <table:table-cell office:value-type="float" office:value="51.13334">
                <text:p>51.13334</text:p>
              </table:table-cell>
              <table:table-cell office:value-type="float" office:value="-0.453334">
                <text:p>-0.453334</text:p>
              </table:table-cell>
              <table:table-cell office:value-type="float" office:value="7.017797">
                <text:p>7.017797</text:p>
              </table:table-cell>
              <table:table-cell office:value-type="float" office:value="0.02197349">
                <text:p>0.0219734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0.304">
                <text:p>20.304</text:p>
              </table:table-cell>
              <table:table-cell office:value-type="float" office:value="50">
                <text:p>50</text:p>
              </table:table-cell>
              <table:table-cell office:value-type="float" office:value="47.1">
                <text:p>47.1</text:p>
              </table:table-cell>
              <table:table-cell office:value-type="float" office:value="1.160001">
                <text:p>1.160001</text:p>
              </table:table-cell>
              <table:table-cell office:value-type="float" office:value="7.018126">
                <text:p>7.018126</text:p>
              </table:table-cell>
              <table:table-cell office:value-type="float" office:value="-0.03873763">
                <text:p>-0.0387376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0.312">
                <text:p>20.312</text:p>
              </table:table-cell>
              <table:table-cell office:value-type="float" office:value="50">
                <text:p>50</text:p>
              </table:table-cell>
              <table:table-cell office:value-type="float" office:value="49.7">
                <text:p>49.7</text:p>
              </table:table-cell>
              <table:table-cell office:value-type="float" office:value="0.1199997">
                <text:p>0.1199997</text:p>
              </table:table-cell>
              <table:table-cell office:value-type="float" office:value="7.018384">
                <text:p>7.018384</text:p>
              </table:table-cell>
              <table:table-cell office:value-type="float" office:value="0.007977596">
                <text:p>0.00797759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0.324">
                <text:p>20.324</text:p>
              </table:table-cell>
              <table:table-cell office:value-type="float" office:value="50">
                <text:p>50</text:p>
              </table:table-cell>
              <table:table-cell office:value-type="float" office:value="50.06667">
                <text:p>50.06667</text:p>
              </table:table-cell>
              <table:table-cell office:value-type="float" office:value="-0.02666626">
                <text:p>-0.02666626</text:p>
              </table:table-cell>
              <table:table-cell office:value-type="float" office:value="7.018557">
                <text:p>7.018557</text:p>
              </table:table-cell>
              <table:table-cell office:value-type="float" office:value="0.01026499">
                <text:p>0.0102649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0.326">
                <text:p>20.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8.80001">
                <text:p>-28.80001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0.334">
                <text:p>20.334</text:p>
              </table:table-cell>
              <table:table-cell office:value-type="float" office:value="50">
                <text:p>50</text:p>
              </table:table-cell>
              <table:table-cell office:value-type="float" office:value="48.4">
                <text:p>48.4</text:p>
              </table:table-cell>
              <table:table-cell office:value-type="float" office:value="0.6399994">
                <text:p>0.6399994</text:p>
              </table:table-cell>
              <table:table-cell office:value-type="float" office:value="7.019034">
                <text:p>7.019034</text:p>
              </table:table-cell>
              <table:table-cell office:value-type="float" office:value="-0.01522514">
                <text:p>-0.0152251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0.342">
                <text:p>20.342</text:p>
              </table:table-cell>
              <table:table-cell office:value-type="float" office:value="50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1.2">
                <text:p>1.2</text:p>
              </table:table-cell>
              <table:table-cell office:value-type="float" office:value="7.019899">
                <text:p>7.019899</text:p>
              </table:table-cell>
              <table:table-cell office:value-type="float" office:value="-0.02700569">
                <text:p>-0.0270056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0.35">
                <text:p>20.35</text:p>
              </table:table-cell>
              <table:table-cell office:value-type="float" office:value="50">
                <text:p>50</text:p>
              </table:table-cell>
              <table:table-cell office:value-type="float" office:value="50.6">
                <text:p>50.6</text:p>
              </table:table-cell>
              <table:table-cell office:value-type="float" office:value="-0.2399994">
                <text:p>-0.2399994</text:p>
              </table:table-cell>
              <table:table-cell office:value-type="float" office:value="7.020278">
                <text:p>7.020278</text:p>
              </table:table-cell>
              <table:table-cell office:value-type="float" office:value="0.03185656">
                <text:p>0.0318565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0.358">
                <text:p>20.358</text:p>
              </table:table-cell>
              <table:table-cell office:value-type="float" office:value="50">
                <text:p>50</text:p>
              </table:table-cell>
              <table:table-cell office:value-type="float" office:value="52.7">
                <text:p>52.7</text:p>
              </table:table-cell>
              <table:table-cell office:value-type="float" office:value="-1.08">
                <text:p>-1.08</text:p>
              </table:table-cell>
              <table:table-cell office:value-type="float" office:value="7.020221">
                <text:p>7.020221</text:p>
              </table:table-cell>
              <table:table-cell office:value-type="float" office:value="0.04938317">
                <text:p>0.0493831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0.366">
                <text:p>20.366</text:p>
              </table:table-cell>
              <table:table-cell office:value-type="float" office:value="50">
                <text:p>50</text:p>
              </table:table-cell>
              <table:table-cell office:value-type="float" office:value="51.26667">
                <text:p>51.26667</text:p>
              </table:table-cell>
              <table:table-cell office:value-type="float" office:value="-0.5066666">
                <text:p>-0.5066666</text:p>
              </table:table-cell>
              <table:table-cell office:value-type="float" office:value="7.020035">
                <text:p>7.020035</text:p>
              </table:table-cell>
              <table:table-cell office:value-type="float" office:value="0.01465973">
                <text:p>0.0146597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0.374">
                <text:p>20.374</text:p>
              </table:table-cell>
              <table:table-cell office:value-type="float" office:value="50">
                <text:p>50</text:p>
              </table:table-cell>
              <table:table-cell office:value-type="float" office:value="47.76667">
                <text:p>47.76667</text:p>
              </table:table-cell>
              <table:table-cell office:value-type="float" office:value="0.8933334">
                <text:p>0.8933334</text:p>
              </table:table-cell>
              <table:table-cell office:value-type="float" office:value="7.020169">
                <text:p>7.020169</text:p>
              </table:table-cell>
              <table:table-cell office:value-type="float" office:value="-0.03623139">
                <text:p>-0.0362313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0.382">
                <text:p>20.382</text:p>
              </table:table-cell>
              <table:table-cell office:value-type="float" office:value="50">
                <text:p>50</text:p>
              </table:table-cell>
              <table:table-cell office:value-type="float" office:value="49.2">
                <text:p>49.2</text:p>
              </table:table-cell>
              <table:table-cell office:value-type="float" office:value="0.3199997">
                <text:p>0.3199997</text:p>
              </table:table-cell>
              <table:table-cell office:value-type="float" office:value="7.020352">
                <text:p>7.020352</text:p>
              </table:table-cell>
              <table:table-cell office:value-type="float" office:value="-0.005718216">
                <text:p>-0.00571821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0.401">
                <text:p>20.401</text:p>
              </table:table-cell>
              <table:table-cell office:value-type="float" office:value="50">
                <text:p>50</text:p>
              </table:table-cell>
              <table:table-cell office:value-type="float" office:value="48.16667">
                <text:p>48.16667</text:p>
              </table:table-cell>
              <table:table-cell office:value-type="float" office:value="0.7333328">
                <text:p>0.7333328</text:p>
              </table:table-cell>
              <table:table-cell office:value-type="float" office:value="7.020691">
                <text:p>7.020691</text:p>
              </table:table-cell>
              <table:table-cell office:value-type="float" office:value="-0.01752835">
                <text:p>-0.0175283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0.409">
                <text:p>20.409</text:p>
              </table:table-cell>
              <table:table-cell office:value-type="float" office:value="50">
                <text:p>50</text:p>
              </table:table-cell>
              <table:table-cell office:value-type="float" office:value="48.1">
                <text:p>48.1</text:p>
              </table:table-cell>
              <table:table-cell office:value-type="float" office:value="0.7600007">
                <text:p>0.7600007</text:p>
              </table:table-cell>
              <table:table-cell office:value-type="float" office:value="7.021583">
                <text:p>7.021583</text:p>
              </table:table-cell>
              <table:table-cell office:value-type="float" office:value="-0.01279901">
                <text:p>-0.0127990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0.417">
                <text:p>20.417</text:p>
              </table:table-cell>
              <table:table-cell office:value-type="float" office:value="50">
                <text:p>50</text:p>
              </table:table-cell>
              <table:table-cell office:value-type="float" office:value="51.86666">
                <text:p>51.86666</text:p>
              </table:table-cell>
              <table:table-cell office:value-type="float" office:value="-0.746666">
                <text:p>-0.746666</text:p>
              </table:table-cell>
              <table:table-cell office:value-type="float" office:value="7.021375">
                <text:p>7.021375</text:p>
              </table:table-cell>
              <table:table-cell office:value-type="float" office:value="0.043832">
                <text:p>0.04383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0.425">
                <text:p>20.425</text:p>
              </table:table-cell>
              <table:table-cell office:value-type="float" office:value="50">
                <text:p>50</text:p>
              </table:table-cell>
              <table:table-cell office:value-type="float" office:value="51.76667">
                <text:p>51.76667</text:p>
              </table:table-cell>
              <table:table-cell office:value-type="float" office:value="-0.7066666">
                <text:p>-0.7066666</text:p>
              </table:table-cell>
              <table:table-cell office:value-type="float" office:value="7.021085">
                <text:p>7.021085</text:p>
              </table:table-cell>
              <table:table-cell office:value-type="float" office:value="0.01884253">
                <text:p>0.0188425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0.433">
                <text:p>20.433</text:p>
              </table:table-cell>
              <table:table-cell office:value-type="float" office:value="50">
                <text:p>50</text:p>
              </table:table-cell>
              <table:table-cell office:value-type="float" office:value="50.4">
                <text:p>50.4</text:p>
              </table:table-cell>
              <table:table-cell office:value-type="float" office:value="-0.1600006">
                <text:p>-0.1600006</text:p>
              </table:table-cell>
              <table:table-cell office:value-type="float" office:value="7.020842">
                <text:p>7.020842</text:p>
              </table:table-cell>
              <table:table-cell office:value-type="float" office:value="-0.005227439">
                <text:p>-0.00522743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0.441">
                <text:p>20.441</text:p>
              </table:table-cell>
              <table:table-cell office:value-type="float" office:value="50">
                <text:p>50</text:p>
              </table:table-cell>
              <table:table-cell office:value-type="float" office:value="49.63334">
                <text:p>49.63334</text:p>
              </table:table-cell>
              <table:table-cell office:value-type="float" office:value="0.146666">
                <text:p>0.146666</text:p>
              </table:table-cell>
              <table:table-cell office:value-type="float" office:value="7.020719">
                <text:p>7.020719</text:p>
              </table:table-cell>
              <table:table-cell office:value-type="float" office:value="-0.01367488">
                <text:p>-0.0136748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0.449">
                <text:p>20.449</text:p>
              </table:table-cell>
              <table:table-cell office:value-type="float" office:value="50">
                <text:p>50</text:p>
              </table:table-cell>
              <table:table-cell office:value-type="float" office:value="49.9">
                <text:p>49.9</text:p>
              </table:table-cell>
              <table:table-cell office:value-type="float" office:value="0.03999939">
                <text:p>0.03999939</text:p>
              </table:table-cell>
              <table:table-cell office:value-type="float" office:value="7.020647">
                <text:p>7.020647</text:p>
              </table:table-cell>
              <table:table-cell office:value-type="float" office:value="-0.005778638">
                <text:p>-0.00577863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0.461">
                <text:p>20.461</text:p>
              </table:table-cell>
              <table:table-cell office:value-type="float" office:value="50">
                <text:p>50</text:p>
              </table:table-cell>
              <table:table-cell office:value-type="float" office:value="51.1">
                <text:p>51.1</text:p>
              </table:table-cell>
              <table:table-cell office:value-type="float" office:value="-0.4399994">
                <text:p>-0.4399994</text:p>
              </table:table-cell>
              <table:table-cell office:value-type="float" office:value="7.02047">
                <text:p>7.02047</text:p>
              </table:table-cell>
              <table:table-cell office:value-type="float" office:value="0.01191053">
                <text:p>0.0119105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0.47">
                <text:p>20.47</text:p>
              </table:table-cell>
              <table:table-cell office:value-type="float" office:value="50">
                <text:p>50</text:p>
              </table:table-cell>
              <table:table-cell office:value-type="float" office:value="48.7">
                <text:p>48.7</text:p>
              </table:table-cell>
              <table:table-cell office:value-type="float" office:value="0.5199997">
                <text:p>0.5199997</text:p>
              </table:table-cell>
              <table:table-cell office:value-type="float" office:value="7.020574">
                <text:p>7.020574</text:p>
              </table:table-cell>
              <table:table-cell office:value-type="float" office:value="-0.02358049">
                <text:p>-0.0235804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0.479">
                <text:p>20.479</text:p>
              </table:table-cell>
              <table:table-cell office:value-type="float" office:value="50">
                <text:p>50</text:p>
              </table:table-cell>
              <table:table-cell office:value-type="float" office:value="49.73333">
                <text:p>49.73333</text:p>
              </table:table-cell>
              <table:table-cell office:value-type="float" office:value="0.1066666">
                <text:p>0.1066666</text:p>
              </table:table-cell>
              <table:table-cell office:value-type="float" office:value="7.020697">
                <text:p>7.020697</text:p>
              </table:table-cell>
              <table:table-cell office:value-type="float" office:value="-0.0005080884">
                <text:p>-0.000508088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0.487">
                <text:p>20.487</text:p>
              </table:table-cell>
              <table:table-cell office:value-type="float" office:value="50">
                <text:p>50</text:p>
              </table:table-cell>
              <table:table-cell office:value-type="float" office:value="52.43333">
                <text:p>52.43333</text:p>
              </table:table-cell>
              <table:table-cell office:value-type="float" office:value="-0.9733337">
                <text:p>-0.9733337</text:p>
              </table:table-cell>
              <table:table-cell office:value-type="float" office:value="7.020402">
                <text:p>7.020402</text:p>
              </table:table-cell>
              <table:table-cell office:value-type="float" office:value="0.03535549">
                <text:p>0.0353554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0.495">
                <text:p>20.495</text:p>
              </table:table-cell>
              <table:table-cell office:value-type="float" office:value="50">
                <text:p>50</text:p>
              </table:table-cell>
              <table:table-cell office:value-type="float" office:value="49.66667">
                <text:p>49.66667</text:p>
              </table:table-cell>
              <table:table-cell office:value-type="float" office:value="0.1333328">
                <text:p>0.1333328</text:p>
              </table:table-cell>
              <table:table-cell office:value-type="float" office:value="7.020263">
                <text:p>7.020263</text:p>
              </table:table-cell>
              <table:table-cell office:value-type="float" office:value="-0.01389226">
                <text:p>-0.0138922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0.503">
                <text:p>20.503</text:p>
              </table:table-cell>
              <table:table-cell office:value-type="float" office:value="50">
                <text:p>50</text:p>
              </table:table-cell>
              <table:table-cell office:value-type="float" office:value="49.86667">
                <text:p>49.86667</text:p>
              </table:table-cell>
              <table:table-cell office:value-type="float" office:value="0.05333405">
                <text:p>0.05333405</text:p>
              </table:table-cell>
              <table:table-cell office:value-type="float" office:value="7.020184">
                <text:p>7.020184</text:p>
              </table:table-cell>
              <table:table-cell office:value-type="float" office:value="-0.006807096">
                <text:p>-0.00680709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0.511">
                <text:p>20.511</text:p>
              </table:table-cell>
              <table:table-cell office:value-type="float" office:value="50">
                <text:p>50</text:p>
              </table:table-cell>
              <table:table-cell office:value-type="float" office:value="48.26667">
                <text:p>48.26667</text:p>
              </table:table-cell>
              <table:table-cell office:value-type="float" office:value="0.6933334">
                <text:p>0.6933334</text:p>
              </table:table-cell>
              <table:table-cell office:value-type="float" office:value="7.020332">
                <text:p>7.020332</text:p>
              </table:table-cell>
              <table:table-cell office:value-type="float" office:value="-0.02574889">
                <text:p>-0.0257488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0.519">
                <text:p>20.519</text:p>
              </table:table-cell>
              <table:table-cell office:value-type="float" office:value="50">
                <text:p>50</text:p>
              </table:table-cell>
              <table:table-cell office:value-type="float" office:value="50.56667">
                <text:p>50.56667</text:p>
              </table:table-cell>
              <table:table-cell office:value-type="float" office:value="-0.2266663">
                <text:p>-0.2266663</text:p>
              </table:table-cell>
              <table:table-cell office:value-type="float" office:value="7.020367">
                <text:p>7.020367</text:p>
              </table:table-cell>
              <table:table-cell office:value-type="float" office:value="0.01285116">
                <text:p>0.0128511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0.528">
                <text:p>20.528</text:p>
              </table:table-cell>
              <table:table-cell office:value-type="float" office:value="50">
                <text:p>50</text:p>
              </table:table-cell>
              <table:table-cell office:value-type="float" office:value="48.26667">
                <text:p>48.26667</text:p>
              </table:table-cell>
              <table:table-cell office:value-type="float" office:value="0.6933334">
                <text:p>0.6933334</text:p>
              </table:table-cell>
              <table:table-cell office:value-type="float" office:value="7.020592">
                <text:p>7.020592</text:p>
              </table:table-cell>
              <table:table-cell office:value-type="float" office:value="-0.02162137">
                <text:p>-0.0216213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0.537">
                <text:p>20.537</text:p>
              </table:table-cell>
              <table:table-cell office:value-type="float" office:value="50">
                <text:p>50</text:p>
              </table:table-cell>
              <table:table-cell office:value-type="float" office:value="50.63334">
                <text:p>50.63334</text:p>
              </table:table-cell>
              <table:table-cell office:value-type="float" office:value="-0.253334">
                <text:p>-0.253334</text:p>
              </table:table-cell>
              <table:table-cell office:value-type="float" office:value="7.020667">
                <text:p>7.020667</text:p>
              </table:table-cell>
              <table:table-cell office:value-type="float" office:value="0.01653695">
                <text:p>0.0165369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0.545">
                <text:p>20.545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7.020717">
                <text:p>7.020717</text:p>
              </table:table-cell>
              <table:table-cell office:value-type="float" office:value="0.002554265">
                <text:p>0.00255426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0.553">
                <text:p>20.553</text:p>
              </table:table-cell>
              <table:table-cell office:value-type="float" office:value="50">
                <text:p>50</text:p>
              </table:table-cell>
              <table:table-cell office:value-type="float" office:value="53.03333">
                <text:p>53.03333</text:p>
              </table:table-cell>
              <table:table-cell office:value-type="float" office:value="-1.213333">
                <text:p>-1.213333</text:p>
              </table:table-cell>
              <table:table-cell office:value-type="float" office:value="7.02035">
                <text:p>7.02035</text:p>
              </table:table-cell>
              <table:table-cell office:value-type="float" office:value="0.0416747">
                <text:p>0.041674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0.561">
                <text:p>20.561</text:p>
              </table:table-cell>
              <table:table-cell office:value-type="float" office:value="50">
                <text:p>50</text:p>
              </table:table-cell>
              <table:table-cell office:value-type="float" office:value="50.4">
                <text:p>50.4</text:p>
              </table:table-cell>
              <table:table-cell office:value-type="float" office:value="-0.1600006">
                <text:p>-0.1600006</text:p>
              </table:table-cell>
              <table:table-cell office:value-type="float" office:value="7.020069">
                <text:p>7.020069</text:p>
              </table:table-cell>
              <table:table-cell office:value-type="float" office:value="-0.007254963">
                <text:p>-0.00725496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0.569">
                <text:p>20.569</text:p>
              </table:table-cell>
              <table:table-cell office:value-type="float" office:value="50">
                <text:p>50</text:p>
              </table:table-cell>
              <table:table-cell office:value-type="float" office:value="48.53333">
                <text:p>48.53333</text:p>
              </table:table-cell>
              <table:table-cell office:value-type="float" office:value="0.5866669">
                <text:p>0.5866669</text:p>
              </table:table-cell>
              <table:table-cell office:value-type="float" office:value="7.020049">
                <text:p>7.020049</text:p>
              </table:table-cell>
              <table:table-cell office:value-type="float" office:value="-0.02957347">
                <text:p>-0.0295734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0.577">
                <text:p>20.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8.80001">
                <text:p>-28.80001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0.577">
                <text:p>20.577</text:p>
              </table:table-cell>
              <table:table-cell office:value-type="float" office:value="50">
                <text:p>50</text:p>
              </table:table-cell>
              <table:table-cell office:value-type="float" office:value="48.06667">
                <text:p>48.06667</text:p>
              </table:table-cell>
              <table:table-cell office:value-type="float" office:value="0.7733337">
                <text:p>0.7733337</text:p>
              </table:table-cell>
              <table:table-cell office:value-type="float" office:value="7.020259">
                <text:p>7.020259</text:p>
              </table:table-cell>
              <table:table-cell office:value-type="float" office:value="-0.02627066">
                <text:p>-0.0262706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0.585">
                <text:p>20.585</text:p>
              </table:table-cell>
              <table:table-cell office:value-type="float" office:value="50">
                <text:p>50</text:p>
              </table:table-cell>
              <table:table-cell office:value-type="float" office:value="51.53333">
                <text:p>51.53333</text:p>
              </table:table-cell>
              <table:table-cell office:value-type="float" office:value="-0.6133332">
                <text:p>-0.6133332</text:p>
              </table:table-cell>
              <table:table-cell office:value-type="float" office:value="7.020225">
                <text:p>7.020225</text:p>
              </table:table-cell>
              <table:table-cell office:value-type="float" office:value="0.02789639">
                <text:p>0.0278963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0.594">
                <text:p>20.594</text:p>
              </table:table-cell>
              <table:table-cell office:value-type="float" office:value="50">
                <text:p>50</text:p>
              </table:table-cell>
              <table:table-cell office:value-type="float" office:value="49.46667">
                <text:p>49.46667</text:p>
              </table:table-cell>
              <table:table-cell office:value-type="float" office:value="0.2133331">
                <text:p>0.2133331</text:p>
              </table:table-cell>
              <table:table-cell office:value-type="float" office:value="7.020263">
                <text:p>7.020263</text:p>
              </table:table-cell>
              <table:table-cell office:value-type="float" office:value="-0.008310901">
                <text:p>-0.00831090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0.603">
                <text:p>20.603</text:p>
              </table:table-cell>
              <table:table-cell office:value-type="float" office:value="50">
                <text:p>50</text:p>
              </table:table-cell>
              <table:table-cell office:value-type="float" office:value="50.2">
                <text:p>50.2</text:p>
              </table:table-cell>
              <table:table-cell office:value-type="float" office:value="-0.08000031">
                <text:p>-0.08000031</text:p>
              </table:table-cell>
              <table:table-cell office:value-type="float" office:value="7.020263">
                <text:p>7.020263</text:p>
              </table:table-cell>
              <table:table-cell office:value-type="float" office:value="0.004028421">
                <text:p>0.00402842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0.612">
                <text:p>20.612</text:p>
              </table:table-cell>
              <table:table-cell office:value-type="float" office:value="50">
                <text:p>50</text:p>
              </table:table-cell>
              <table:table-cell office:value-type="float" office:value="47.33333">
                <text:p>47.33333</text:p>
              </table:table-cell>
              <table:table-cell office:value-type="float" office:value="1.066667">
                <text:p>1.066667</text:p>
              </table:table-cell>
              <table:table-cell office:value-type="float" office:value="7.020701">
                <text:p>7.020701</text:p>
              </table:table-cell>
              <table:table-cell office:value-type="float" office:value="-0.0351814">
                <text:p>-0.035181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0.62">
                <text:p>20.62</text:p>
              </table:table-cell>
              <table:table-cell office:value-type="float" office:value="50">
                <text:p>50</text:p>
              </table:table-cell>
              <table:table-cell office:value-type="float" office:value="49.56666">
                <text:p>49.56666</text:p>
              </table:table-cell>
              <table:table-cell office:value-type="float" office:value="0.1733337">
                <text:p>0.1733337</text:p>
              </table:table-cell>
              <table:table-cell office:value-type="float" office:value="7.021031">
                <text:p>7.021031</text:p>
              </table:table-cell>
              <table:table-cell office:value-type="float" office:value="0.007668224">
                <text:p>0.00766822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0.629">
                <text:p>20.629</text:p>
              </table:table-cell>
              <table:table-cell office:value-type="float" office:value="50">
                <text:p>50</text:p>
              </table:table-cell>
              <table:table-cell office:value-type="float" office:value="49.2">
                <text:p>49.2</text:p>
              </table:table-cell>
              <table:table-cell office:value-type="float" office:value="0.3199997">
                <text:p>0.3199997</text:p>
              </table:table-cell>
              <table:table-cell office:value-type="float" office:value="7.021341">
                <text:p>7.021341</text:p>
              </table:table-cell>
              <table:table-cell office:value-type="float" office:value="0.00006782901">
                <text:p>0.0000678290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0.637">
                <text:p>20.637</text:p>
              </table:table-cell>
              <table:table-cell office:value-type="float" office:value="50">
                <text:p>50</text:p>
              </table:table-cell>
              <table:table-cell office:value-type="float" office:value="47.1">
                <text:p>47.1</text:p>
              </table:table-cell>
              <table:table-cell office:value-type="float" office:value="1.160001">
                <text:p>1.160001</text:p>
              </table:table-cell>
              <table:table-cell office:value-type="float" office:value="7.021927">
                <text:p>7.021927</text:p>
              </table:table-cell>
              <table:table-cell office:value-type="float" office:value="-0.02767527">
                <text:p>-0.0276752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0.645">
                <text:p>20.645</text:p>
              </table:table-cell>
              <table:table-cell office:value-type="float" office:value="50">
                <text:p>50</text:p>
              </table:table-cell>
              <table:table-cell office:value-type="float" office:value="49.76667">
                <text:p>49.76667</text:p>
              </table:table-cell>
              <table:table-cell office:value-type="float" office:value="0.09333344">
                <text:p>0.09333344</text:p>
              </table:table-cell>
              <table:table-cell office:value-type="float" office:value="7.022329">
                <text:p>7.022329</text:p>
              </table:table-cell>
              <table:table-cell office:value-type="float" office:value="0.01693449">
                <text:p>0.0169344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0.653">
                <text:p>20.653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-1.2">
                <text:p>-1.2</text:p>
              </table:table-cell>
              <table:table-cell office:value-type="float" office:value="7.022254">
                <text:p>7.022254</text:p>
              </table:table-cell>
              <table:table-cell office:value-type="float" office:value="0.05419584">
                <text:p>0.0541958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0.661">
                <text:p>20.661</text:p>
              </table:table-cell>
              <table:table-cell office:value-type="float" office:value="50">
                <text:p>50</text:p>
              </table:table-cell>
              <table:table-cell office:value-type="float" office:value="50.86667">
                <text:p>50.86667</text:p>
              </table:table-cell>
              <table:table-cell office:value-type="float" office:value="-0.346666">
                <text:p>-0.346666</text:p>
              </table:table-cell>
              <table:table-cell office:value-type="float" office:value="7.022101">
                <text:p>7.022101</text:p>
              </table:table-cell>
              <table:table-cell office:value-type="float" office:value="0.008692425">
                <text:p>0.00869242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0.671">
                <text:p>20.671</text:p>
              </table:table-cell>
              <table:table-cell office:value-type="float" office:value="50">
                <text:p>50</text:p>
              </table:table-cell>
              <table:table-cell office:value-type="float" office:value="49.46667">
                <text:p>49.46667</text:p>
              </table:table-cell>
              <table:table-cell office:value-type="float" office:value="0.2133331">
                <text:p>0.2133331</text:p>
              </table:table-cell>
              <table:table-cell office:value-type="float" office:value="7.022065">
                <text:p>7.022065</text:p>
              </table:table-cell>
              <table:table-cell office:value-type="float" office:value="-0.0125694">
                <text:p>-0.012569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0.679">
                <text:p>20.679</text:p>
              </table:table-cell>
              <table:table-cell office:value-type="float" office:value="50">
                <text:p>50</text:p>
              </table:table-cell>
              <table:table-cell office:value-type="float" office:value="48.63334">
                <text:p>48.63334</text:p>
              </table:table-cell>
              <table:table-cell office:value-type="float" office:value="0.546666">
                <text:p>0.546666</text:p>
              </table:table-cell>
              <table:table-cell office:value-type="float" office:value="7.022241">
                <text:p>7.022241</text:p>
              </table:table-cell>
              <table:table-cell office:value-type="float" office:value="-0.01929575">
                <text:p>-0.0192957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0.686">
                <text:p>20.6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8.80001">
                <text:p>-28.80001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0.687">
                <text:p>20.687</text:p>
              </table:table-cell>
              <table:table-cell office:value-type="float" office:value="50">
                <text:p>50</text:p>
              </table:table-cell>
              <table:table-cell office:value-type="float" office:value="53.9">
                <text:p>53.9</text:p>
              </table:table-cell>
              <table:table-cell office:value-type="float" office:value="-1.560001">
                <text:p>-1.560001</text:p>
              </table:table-cell>
              <table:table-cell office:value-type="float" office:value="7.021894">
                <text:p>7.021894</text:p>
              </table:table-cell>
              <table:table-cell office:value-type="float" office:value="0.05717056">
                <text:p>0.0571705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0.695">
                <text:p>20.695</text:p>
              </table:table-cell>
              <table:table-cell office:value-type="float" office:value="50">
                <text:p>50</text:p>
              </table:table-cell>
              <table:table-cell office:value-type="float" office:value="49.86667">
                <text:p>49.86667</text:p>
              </table:table-cell>
              <table:table-cell office:value-type="float" office:value="0.05333405">
                <text:p>0.05333405</text:p>
              </table:table-cell>
              <table:table-cell office:value-type="float" office:value="7.021673">
                <text:p>7.021673</text:p>
              </table:table-cell>
              <table:table-cell office:value-type="float" office:value="-0.01436265">
                <text:p>-0.0143626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0.704">
                <text:p>20.704</text:p>
              </table:table-cell>
              <table:table-cell office:value-type="float" office:value="50">
                <text:p>50</text:p>
              </table:table-cell>
              <table:table-cell office:value-type="float" office:value="48.56667">
                <text:p>48.56667</text:p>
              </table:table-cell>
              <table:table-cell office:value-type="float" office:value="0.5733337">
                <text:p>0.5733337</text:p>
              </table:table-cell>
              <table:table-cell office:value-type="float" office:value="7.021707">
                <text:p>7.021707</text:p>
              </table:table-cell>
              <table:table-cell office:value-type="float" office:value="-0.02692634">
                <text:p>-0.0269263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0.712">
                <text:p>20.712</text:p>
              </table:table-cell>
              <table:table-cell office:value-type="float" office:value="50">
                <text:p>50</text:p>
              </table:table-cell>
              <table:table-cell office:value-type="float" office:value="48.93333">
                <text:p>48.93333</text:p>
              </table:table-cell>
              <table:table-cell office:value-type="float" office:value="0.4266663">
                <text:p>0.4266663</text:p>
              </table:table-cell>
              <table:table-cell office:value-type="float" office:value="7.021869">
                <text:p>7.021869</text:p>
              </table:table-cell>
              <table:table-cell office:value-type="float" office:value="-0.01293135">
                <text:p>-0.0129313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0.72">
                <text:p>20.72</text:p>
              </table:table-cell>
              <table:table-cell office:value-type="float" office:value="50">
                <text:p>50</text:p>
              </table:table-cell>
              <table:table-cell office:value-type="float" office:value="51.43333">
                <text:p>51.43333</text:p>
              </table:table-cell>
              <table:table-cell office:value-type="float" office:value="-0.5733337">
                <text:p>-0.5733337</text:p>
              </table:table-cell>
              <table:table-cell office:value-type="float" office:value="7.021806">
                <text:p>7.021806</text:p>
              </table:table-cell>
              <table:table-cell office:value-type="float" office:value="0.02446555">
                <text:p>0.0244655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0.729">
                <text:p>20.729</text:p>
              </table:table-cell>
              <table:table-cell office:value-type="float" office:value="50">
                <text:p>50</text:p>
              </table:table-cell>
              <table:table-cell office:value-type="float" office:value="50.1">
                <text:p>50.1</text:p>
              </table:table-cell>
              <table:table-cell office:value-type="float" office:value="-0.03999939">
                <text:p>-0.03999939</text:p>
              </table:table-cell>
              <table:table-cell office:value-type="float" office:value="7.021752">
                <text:p>7.021752</text:p>
              </table:table-cell>
              <table:table-cell office:value-type="float" office:value="-0.0009640343">
                <text:p>-0.000964034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0.738">
                <text:p>20.738</text:p>
              </table:table-cell>
              <table:table-cell office:value-type="float" office:value="50">
                <text:p>50</text:p>
              </table:table-cell>
              <table:table-cell office:value-type="float" office:value="48.2">
                <text:p>48.2</text:p>
              </table:table-cell>
              <table:table-cell office:value-type="float" office:value="0.7199997">
                <text:p>0.7199997</text:p>
              </table:table-cell>
              <table:table-cell office:value-type="float" office:value="7.02195">
                <text:p>7.02195</text:p>
              </table:table-cell>
              <table:table-cell office:value-type="float" office:value="-0.02573548">
                <text:p>-0.0257354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0.747">
                <text:p>20.747</text:p>
              </table:table-cell>
              <table:table-cell office:value-type="float" office:value="50">
                <text:p>50</text:p>
              </table:table-cell>
              <table:table-cell office:value-type="float" office:value="47.86666">
                <text:p>47.86666</text:p>
              </table:table-cell>
              <table:table-cell office:value-type="float" office:value="0.853334">
                <text:p>0.853334</text:p>
              </table:table-cell>
              <table:table-cell office:value-type="float" office:value="7.022438">
                <text:p>7.022438</text:p>
              </table:table-cell>
              <table:table-cell office:value-type="float" office:value="-0.0213854">
                <text:p>-0.021385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0.755">
                <text:p>20.755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-0.8">
                <text:p>-0.8</text:p>
              </table:table-cell>
              <table:table-cell office:value-type="float" office:value="7.022439">
                <text:p>7.022439</text:p>
              </table:table-cell>
              <table:table-cell office:value-type="float" office:value="0.04130157">
                <text:p>0.0413015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0.763">
                <text:p>20.763</text:p>
              </table:table-cell>
              <table:table-cell office:value-type="float" office:value="50">
                <text:p>50</text:p>
              </table:table-cell>
              <table:table-cell office:value-type="float" office:value="48.3">
                <text:p>48.3</text:p>
              </table:table-cell>
              <table:table-cell office:value-type="float" office:value="0.6800003">
                <text:p>0.6800003</text:p>
              </table:table-cell>
              <table:table-cell office:value-type="float" office:value="7.022637">
                <text:p>7.022637</text:p>
              </table:table-cell>
              <table:table-cell office:value-type="float" office:value="-0.02240664">
                <text:p>-0.0224066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0.771">
                <text:p>20.771</text:p>
              </table:table-cell>
              <table:table-cell office:value-type="float" office:value="50">
                <text:p>50</text:p>
              </table:table-cell>
              <table:table-cell office:value-type="float" office:value="50.5">
                <text:p>50.5</text:p>
              </table:table-cell>
              <table:table-cell office:value-type="float" office:value="-0.2">
                <text:p>-0.2</text:p>
              </table:table-cell>
              <table:table-cell office:value-type="float" office:value="7.022714">
                <text:p>7.022714</text:p>
              </table:table-cell>
              <table:table-cell office:value-type="float" office:value="0.01380296">
                <text:p>0.0138029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0.779">
                <text:p>20.779</text:p>
              </table:table-cell>
              <table:table-cell office:value-type="float" office:value="50">
                <text:p>50</text:p>
              </table:table-cell>
              <table:table-cell office:value-type="float" office:value="49.86667">
                <text:p>49.86667</text:p>
              </table:table-cell>
              <table:table-cell office:value-type="float" office:value="0.05333405">
                <text:p>0.05333405</text:p>
              </table:table-cell>
              <table:table-cell office:value-type="float" office:value="7.022781">
                <text:p>7.022781</text:p>
              </table:table-cell>
              <table:table-cell office:value-type="float" office:value="0.001025758">
                <text:p>0.00102575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0.79">
                <text:p>20.79</text:p>
              </table:table-cell>
              <table:table-cell office:value-type="float" office:value="50">
                <text:p>50</text:p>
              </table:table-cell>
              <table:table-cell office:value-type="float" office:value="49.33333">
                <text:p>49.33333</text:p>
              </table:table-cell>
              <table:table-cell office:value-type="float" office:value="0.2666672">
                <text:p>0.2666672</text:p>
              </table:table-cell>
              <table:table-cell office:value-type="float" office:value="7.022905">
                <text:p>7.022905</text:p>
              </table:table-cell>
              <table:table-cell office:value-type="float" office:value="-0.006342546">
                <text:p>-0.00634254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0.799">
                <text:p>20.799</text:p>
              </table:table-cell>
              <table:table-cell office:value-type="float" office:value="50">
                <text:p>50</text:p>
              </table:table-cell>
              <table:table-cell office:value-type="float" office:value="49.96667">
                <text:p>49.96667</text:p>
              </table:table-cell>
              <table:table-cell office:value-type="float" office:value="0.01333313">
                <text:p>0.01333313</text:p>
              </table:table-cell>
              <table:table-cell office:value-type="float" office:value="7.023004">
                <text:p>7.023004</text:p>
              </table:table-cell>
              <table:table-cell office:value-type="float" office:value="0.004046858">
                <text:p>0.00404685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0.807">
                <text:p>20.807</text:p>
              </table:table-cell>
              <table:table-cell office:value-type="float" office:value="50">
                <text:p>50</text:p>
              </table:table-cell>
              <table:table-cell office:value-type="float" office:value="47.93334">
                <text:p>47.93334</text:p>
              </table:table-cell>
              <table:table-cell office:value-type="float" office:value="0.8266663">
                <text:p>0.8266663</text:p>
              </table:table-cell>
              <table:table-cell office:value-type="float" office:value="7.023438">
                <text:p>7.023438</text:p>
              </table:table-cell>
              <table:table-cell office:value-type="float" office:value="-0.02441182">
                <text:p>-0.0244118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0.815">
                <text:p>20.815</text:p>
              </table:table-cell>
              <table:table-cell office:value-type="float" office:value="50">
                <text:p>50</text:p>
              </table:table-cell>
              <table:table-cell office:value-type="float" office:value="49.36666">
                <text:p>49.36666</text:p>
              </table:table-cell>
              <table:table-cell office:value-type="float" office:value="0.253334">
                <text:p>0.253334</text:p>
              </table:table-cell>
              <table:table-cell office:value-type="float" office:value="7.023749">
                <text:p>7.023749</text:p>
              </table:table-cell>
              <table:table-cell office:value-type="float" office:value="0.004273161">
                <text:p>0.00427316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0.823">
                <text:p>20.823</text:p>
              </table:table-cell>
              <table:table-cell office:value-type="float" office:value="50">
                <text:p>50</text:p>
              </table:table-cell>
              <table:table-cell office:value-type="float" office:value="51.6">
                <text:p>51.6</text:p>
              </table:table-cell>
              <table:table-cell office:value-type="float" office:value="-0.6399994">
                <text:p>-0.6399994</text:p>
              </table:table-cell>
              <table:table-cell office:value-type="float" office:value="7.023774">
                <text:p>7.023774</text:p>
              </table:table-cell>
              <table:table-cell office:value-type="float" office:value="0.03238587">
                <text:p>0.0323858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0.831">
                <text:p>20.831</text:p>
              </table:table-cell>
              <table:table-cell office:value-type="float" office:value="50">
                <text:p>50</text:p>
              </table:table-cell>
              <table:table-cell office:value-type="float" office:value="48.76667">
                <text:p>48.76667</text:p>
              </table:table-cell>
              <table:table-cell office:value-type="float" office:value="0.4933334">
                <text:p>0.4933334</text:p>
              </table:table-cell>
              <table:table-cell office:value-type="float" office:value="7.023934">
                <text:p>7.023934</text:p>
              </table:table-cell>
              <table:table-cell office:value-type="float" office:value="-0.01537818">
                <text:p>-0.0153781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0.839">
                <text:p>20.839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7.024043">
                <text:p>7.024043</text:p>
              </table:table-cell>
              <table:table-cell office:value-type="float" office:value="0.005823075">
                <text:p>0.00582307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0.847">
                <text:p>20.847</text:p>
              </table:table-cell>
              <table:table-cell office:value-type="float" office:value="50">
                <text:p>50</text:p>
              </table:table-cell>
              <table:table-cell office:value-type="float" office:value="48.46667">
                <text:p>48.46667</text:p>
              </table:table-cell>
              <table:table-cell office:value-type="float" office:value="0.6133332">
                <text:p>0.6133332</text:p>
              </table:table-cell>
              <table:table-cell office:value-type="float" office:value="7.024296">
                <text:p>7.024296</text:p>
              </table:table-cell>
              <table:table-cell office:value-type="float" office:value="-0.0162801">
                <text:p>-0.016280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0.861">
                <text:p>20.861</text:p>
              </table:table-cell>
              <table:table-cell office:value-type="float" office:value="50">
                <text:p>50</text:p>
              </table:table-cell>
              <table:table-cell office:value-type="float" office:value="51.16667">
                <text:p>51.16667</text:p>
              </table:table-cell>
              <table:table-cell office:value-type="float" office:value="-0.4666672">
                <text:p>-0.4666672</text:p>
              </table:table-cell>
              <table:table-cell office:value-type="float" office:value="7.024332">
                <text:p>7.024332</text:p>
              </table:table-cell>
              <table:table-cell office:value-type="float" office:value="0.02456971">
                <text:p>0.0245697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0.87">
                <text:p>20.87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4">
                <text:p>0.4</text:p>
              </table:table-cell>
              <table:table-cell office:value-type="float" office:value="7.02458">
                <text:p>7.02458</text:p>
              </table:table-cell>
              <table:table-cell office:value-type="float" office:value="-0.01189293">
                <text:p>-0.0118929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0.878">
                <text:p>20.878</text:p>
              </table:table-cell>
              <table:table-cell office:value-type="float" office:value="50">
                <text:p>50</text:p>
              </table:table-cell>
              <table:table-cell office:value-type="float" office:value="46.83333">
                <text:p>46.83333</text:p>
              </table:table-cell>
              <table:table-cell office:value-type="float" office:value="1.266667">
                <text:p>1.266667</text:p>
              </table:table-cell>
              <table:table-cell office:value-type="float" office:value="7.025481">
                <text:p>7.025481</text:p>
              </table:table-cell>
              <table:table-cell office:value-type="float" office:value="-0.03526025">
                <text:p>-0.0352602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0.886">
                <text:p>20.886</text:p>
              </table:table-cell>
              <table:table-cell office:value-type="float" office:value="50">
                <text:p>50</text:p>
              </table:table-cell>
              <table:table-cell office:value-type="float" office:value="50.53333">
                <text:p>50.53333</text:p>
              </table:table-cell>
              <table:table-cell office:value-type="float" office:value="-0.2133331">
                <text:p>-0.2133331</text:p>
              </table:table-cell>
              <table:table-cell office:value-type="float" office:value="7.02585">
                <text:p>7.02585</text:p>
              </table:table-cell>
              <table:table-cell office:value-type="float" office:value="0.0297987">
                <text:p>0.029798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0.894">
                <text:p>20.894</text:p>
              </table:table-cell>
              <table:table-cell office:value-type="float" office:value="50">
                <text:p>50</text:p>
              </table:table-cell>
              <table:table-cell office:value-type="float" office:value="49.06667">
                <text:p>49.06667</text:p>
              </table:table-cell>
              <table:table-cell office:value-type="float" office:value="0.3733337">
                <text:p>0.3733337</text:p>
              </table:table-cell>
              <table:table-cell office:value-type="float" office:value="7.026196">
                <text:p>7.026196</text:p>
              </table:table-cell>
              <table:table-cell office:value-type="float" office:value="0.0003068304">
                <text:p>0.000306830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0.902">
                <text:p>20.902</text:p>
              </table:table-cell>
              <table:table-cell office:value-type="float" office:value="50">
                <text:p>50</text:p>
              </table:table-cell>
              <table:table-cell office:value-type="float" office:value="49.6">
                <text:p>49.6</text:p>
              </table:table-cell>
              <table:table-cell office:value-type="float" office:value="0.1600006">
                <text:p>0.1600006</text:p>
              </table:table-cell>
              <table:table-cell office:value-type="float" office:value="7.026477">
                <text:p>7.026477</text:p>
              </table:table-cell>
              <table:table-cell office:value-type="float" office:value="0.007248827">
                <text:p>0.00724882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0.91">
                <text:p>20.91</text:p>
              </table:table-cell>
              <table:table-cell office:value-type="float" office:value="50">
                <text:p>50</text:p>
              </table:table-cell>
              <table:table-cell office:value-type="float" office:value="47.26667">
                <text:p>47.26667</text:p>
              </table:table-cell>
              <table:table-cell office:value-type="float" office:value="1.093333">
                <text:p>1.093333</text:p>
              </table:table-cell>
              <table:table-cell office:value-type="float" office:value="7.026986">
                <text:p>7.026986</text:p>
              </table:table-cell>
              <table:table-cell office:value-type="float" office:value="-0.02587068">
                <text:p>-0.0258706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0.918">
                <text:p>20.918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-0.4">
                <text:p>-0.4</text:p>
              </table:table-cell>
              <table:table-cell office:value-type="float" office:value="7.027216">
                <text:p>7.027216</text:p>
              </table:table-cell>
              <table:table-cell office:value-type="float" office:value="0.03168833">
                <text:p>0.0316883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0.928">
                <text:p>20.928</text:p>
              </table:table-cell>
              <table:table-cell office:value-type="float" office:value="50">
                <text:p>50</text:p>
              </table:table-cell>
              <table:table-cell office:value-type="float" office:value="51.6">
                <text:p>51.6</text:p>
              </table:table-cell>
              <table:table-cell office:value-type="float" office:value="-0.6399994">
                <text:p>-0.6399994</text:p>
              </table:table-cell>
              <table:table-cell office:value-type="float" office:value="7.027186">
                <text:p>7.027186</text:p>
              </table:table-cell>
              <table:table-cell office:value-type="float" office:value="0.02946756">
                <text:p>0.0294675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0.934">
                <text:p>20.9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8.80001">
                <text:p>-28.80001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0.937">
                <text:p>20.937</text:p>
              </table:table-cell>
              <table:table-cell office:value-type="float" office:value="50">
                <text:p>50</text:p>
              </table:table-cell>
              <table:table-cell office:value-type="float" office:value="50.23334">
                <text:p>50.23334</text:p>
              </table:table-cell>
              <table:table-cell office:value-type="float" office:value="-0.09333344">
                <text:p>-0.09333344</text:p>
              </table:table-cell>
              <table:table-cell office:value-type="float" office:value="7.027131">
                <text:p>7.027131</text:p>
              </table:table-cell>
              <table:table-cell office:value-type="float" office:value="0.001998673">
                <text:p>0.00199867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0.945">
                <text:p>20.945</text:p>
              </table:table-cell>
              <table:table-cell office:value-type="float" office:value="50">
                <text:p>50</text:p>
              </table:table-cell>
              <table:table-cell office:value-type="float" office:value="50.33333">
                <text:p>50.33333</text:p>
              </table:table-cell>
              <table:table-cell office:value-type="float" office:value="-0.1333328">
                <text:p>-0.1333328</text:p>
              </table:table-cell>
              <table:table-cell office:value-type="float" office:value="7.02704">
                <text:p>7.02704</text:p>
              </table:table-cell>
              <table:table-cell office:value-type="float" office:value="0.002599189">
                <text:p>0.00259918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0.953">
                <text:p>20.953</text:p>
              </table:table-cell>
              <table:table-cell office:value-type="float" office:value="50">
                <text:p>50</text:p>
              </table:table-cell>
              <table:table-cell office:value-type="float" office:value="53.03333">
                <text:p>53.03333</text:p>
              </table:table-cell>
              <table:table-cell office:value-type="float" office:value="-1.213333">
                <text:p>-1.213333</text:p>
              </table:table-cell>
              <table:table-cell office:value-type="float" office:value="7.026587">
                <text:p>7.026587</text:p>
              </table:table-cell>
              <table:table-cell office:value-type="float" office:value="0.03725145">
                <text:p>0.0372514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0.961">
                <text:p>20.961</text:p>
              </table:table-cell>
              <table:table-cell office:value-type="float" office:value="50">
                <text:p>50</text:p>
              </table:table-cell>
              <table:table-cell office:value-type="float" office:value="50.56667">
                <text:p>50.56667</text:p>
              </table:table-cell>
              <table:table-cell office:value-type="float" office:value="-0.2266663">
                <text:p>-0.2266663</text:p>
              </table:table-cell>
              <table:table-cell office:value-type="float" office:value="7.026232">
                <text:p>7.026232</text:p>
              </table:table-cell>
              <table:table-cell office:value-type="float" office:value="-0.007974292">
                <text:p>-0.00797429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0.969">
                <text:p>20.969</text:p>
              </table:table-cell>
              <table:table-cell office:value-type="float" office:value="50">
                <text:p>50</text:p>
              </table:table-cell>
              <table:table-cell office:value-type="float" office:value="47.9">
                <text:p>47.9</text:p>
              </table:table-cell>
              <table:table-cell office:value-type="float" office:value="0.8399994">
                <text:p>0.8399994</text:p>
              </table:table-cell>
              <table:table-cell office:value-type="float" office:value="7.026235">
                <text:p>7.026235</text:p>
              </table:table-cell>
              <table:table-cell office:value-type="float" office:value="-0.04062261">
                <text:p>-0.0406226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0.977">
                <text:p>20.977</text:p>
              </table:table-cell>
              <table:table-cell office:value-type="float" office:value="50">
                <text:p>50</text:p>
              </table:table-cell>
              <table:table-cell office:value-type="float" office:value="48.2">
                <text:p>48.2</text:p>
              </table:table-cell>
              <table:table-cell office:value-type="float" office:value="0.7199997">
                <text:p>0.7199997</text:p>
              </table:table-cell>
              <table:table-cell office:value-type="float" office:value="7.026446">
                <text:p>7.026446</text:p>
              </table:table-cell>
              <table:table-cell office:value-type="float" office:value="-0.02366276">
                <text:p>-0.0236627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0.986">
                <text:p>20.986</text:p>
              </table:table-cell>
              <table:table-cell office:value-type="float" office:value="50">
                <text:p>50</text:p>
              </table:table-cell>
              <table:table-cell office:value-type="float" office:value="51.93334">
                <text:p>51.93334</text:p>
              </table:table-cell>
              <table:table-cell office:value-type="float" office:value="-0.7733337">
                <text:p>-0.7733337</text:p>
              </table:table-cell>
              <table:table-cell office:value-type="float" office:value="7.02634">
                <text:p>7.02634</text:p>
              </table:table-cell>
              <table:table-cell office:value-type="float" office:value="0.03318956">
                <text:p>0.0331895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0.994">
                <text:p>20.994</text:p>
              </table:table-cell>
              <table:table-cell office:value-type="float" office:value="50">
                <text:p>50</text:p>
              </table:table-cell>
              <table:table-cell office:value-type="float" office:value="48.8">
                <text:p>48.8</text:p>
              </table:table-cell>
              <table:table-cell office:value-type="float" office:value="0.4800003">
                <text:p>0.4800003</text:p>
              </table:table-cell>
              <table:table-cell office:value-type="float" office:value="7.026428">
                <text:p>7.026428</text:p>
              </table:table-cell>
              <table:table-cell office:value-type="float" office:value="-0.01945493">
                <text:p>-0.0194549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1.004">
                <text:p>21.004</text:p>
              </table:table-cell>
              <table:table-cell office:value-type="float" office:value="50">
                <text:p>50</text:p>
              </table:table-cell>
              <table:table-cell office:value-type="float" office:value="48.16667">
                <text:p>48.16667</text:p>
              </table:table-cell>
              <table:table-cell office:value-type="float" office:value="0.7333328">
                <text:p>0.7333328</text:p>
              </table:table-cell>
              <table:table-cell office:value-type="float" office:value="7.026697">
                <text:p>7.026697</text:p>
              </table:table-cell>
              <table:table-cell office:value-type="float" office:value="-0.02120026">
                <text:p>-0.0212002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1.012">
                <text:p>21.012</text:p>
              </table:table-cell>
              <table:table-cell office:value-type="float" office:value="50">
                <text:p>50</text:p>
              </table:table-cell>
              <table:table-cell office:value-type="float" office:value="47.13334">
                <text:p>47.13334</text:p>
              </table:table-cell>
              <table:table-cell office:value-type="float" office:value="1.146666">
                <text:p>1.146666</text:p>
              </table:table-cell>
              <table:table-cell office:value-type="float" office:value="7.027313">
                <text:p>7.027313</text:p>
              </table:table-cell>
              <table:table-cell office:value-type="float" office:value="-0.02805654">
                <text:p>-0.0280565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1.022">
                <text:p>21.022</text:p>
              </table:table-cell>
              <table:table-cell office:value-type="float" office:value="50">
                <text:p>50</text:p>
              </table:table-cell>
              <table:table-cell office:value-type="float" office:value="50.26667">
                <text:p>50.26667</text:p>
              </table:table-cell>
              <table:table-cell office:value-type="float" office:value="-0.1066666">
                <text:p>-0.1066666</text:p>
              </table:table-cell>
              <table:table-cell office:value-type="float" office:value="7.027676">
                <text:p>7.027676</text:p>
              </table:table-cell>
              <table:table-cell office:value-type="float" office:value="0.0234035">
                <text:p>0.023403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1.03">
                <text:p>21.03</text:p>
              </table:table-cell>
              <table:table-cell office:value-type="float" office:value="50">
                <text:p>50</text:p>
              </table:table-cell>
              <table:table-cell office:value-type="float" office:value="48.9">
                <text:p>48.9</text:p>
              </table:table-cell>
              <table:table-cell office:value-type="float" office:value="0.4399994">
                <text:p>0.4399994</text:p>
              </table:table-cell>
              <table:table-cell office:value-type="float" office:value="7.028046">
                <text:p>7.028046</text:p>
              </table:table-cell>
              <table:table-cell office:value-type="float" office:value="-0.003998046">
                <text:p>-0.00399804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1.035">
                <text:p>21.0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8.80001">
                <text:p>-28.80001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1.038">
                <text:p>21.038</text:p>
              </table:table-cell>
              <table:table-cell office:value-type="float" office:value="50">
                <text:p>50</text:p>
              </table:table-cell>
              <table:table-cell office:value-type="float" office:value="49.76667">
                <text:p>49.76667</text:p>
              </table:table-cell>
              <table:table-cell office:value-type="float" office:value="0.09333344">
                <text:p>0.09333344</text:p>
              </table:table-cell>
              <table:table-cell office:value-type="float" office:value="7.028297">
                <text:p>7.028297</text:p>
              </table:table-cell>
              <table:table-cell office:value-type="float" office:value="0.008881244">
                <text:p>0.00888124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1.046">
                <text:p>21.046</text:p>
              </table:table-cell>
              <table:table-cell office:value-type="float" office:value="50">
                <text:p>50</text:p>
              </table:table-cell>
              <table:table-cell office:value-type="float" office:value="49.56666">
                <text:p>49.56666</text:p>
              </table:table-cell>
              <table:table-cell office:value-type="float" office:value="0.1733337">
                <text:p>0.1733337</text:p>
              </table:table-cell>
              <table:table-cell office:value-type="float" office:value="7.028519">
                <text:p>7.028519</text:p>
              </table:table-cell>
              <table:table-cell office:value-type="float" office:value="0.003398894">
                <text:p>0.00339889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1.057">
                <text:p>21.057</text:p>
              </table:table-cell>
              <table:table-cell office:value-type="float" office:value="50">
                <text:p>50</text:p>
              </table:table-cell>
              <table:table-cell office:value-type="float" office:value="53.13334">
                <text:p>53.13334</text:p>
              </table:table-cell>
              <table:table-cell office:value-type="float" office:value="-1.253334">
                <text:p>-1.253334</text:p>
              </table:table-cell>
              <table:table-cell office:value-type="float" office:value="7.028305">
                <text:p>7.028305</text:p>
              </table:table-cell>
              <table:table-cell office:value-type="float" office:value="0.04939141">
                <text:p>0.0493914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1.067">
                <text:p>21.067</text:p>
              </table:table-cell>
              <table:table-cell office:value-type="float" office:value="50">
                <text:p>50</text:p>
              </table:table-cell>
              <table:table-cell office:value-type="float" office:value="50.2">
                <text:p>50.2</text:p>
              </table:table-cell>
              <table:table-cell office:value-type="float" office:value="-0.08000031">
                <text:p>-0.08000031</text:p>
              </table:table-cell>
              <table:table-cell office:value-type="float" office:value="7.028101">
                <text:p>7.028101</text:p>
              </table:table-cell>
              <table:table-cell office:value-type="float" office:value="-0.005132773">
                <text:p>-0.00513277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1.075">
                <text:p>21.075</text:p>
              </table:table-cell>
              <table:table-cell office:value-type="float" office:value="50">
                <text:p>50</text:p>
              </table:table-cell>
              <table:table-cell office:value-type="float" office:value="47.63334">
                <text:p>47.63334</text:p>
              </table:table-cell>
              <table:table-cell office:value-type="float" office:value="0.946666">
                <text:p>0.946666</text:p>
              </table:table-cell>
              <table:table-cell office:value-type="float" office:value="7.028458">
                <text:p>7.028458</text:p>
              </table:table-cell>
              <table:table-cell office:value-type="float" office:value="-0.03685701">
                <text:p>-0.0368570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1.083">
                <text:p>21.083</text:p>
              </table:table-cell>
              <table:table-cell office:value-type="float" office:value="50">
                <text:p>50</text:p>
              </table:table-cell>
              <table:table-cell office:value-type="float" office:value="49.13333">
                <text:p>49.13333</text:p>
              </table:table-cell>
              <table:table-cell office:value-type="float" office:value="0.346666">
                <text:p>0.346666</text:p>
              </table:table-cell>
              <table:table-cell office:value-type="float" office:value="7.028744">
                <text:p>7.028744</text:p>
              </table:table-cell>
              <table:table-cell office:value-type="float" office:value="-0.001577139">
                <text:p>-0.00157713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1.091">
                <text:p>21.091</text:p>
              </table:table-cell>
              <table:table-cell office:value-type="float" office:value="50">
                <text:p>50</text:p>
              </table:table-cell>
              <table:table-cell office:value-type="float" office:value="51.8">
                <text:p>51.8</text:p>
              </table:table-cell>
              <table:table-cell office:value-type="float" office:value="-0.7199997">
                <text:p>-0.7199997</text:p>
              </table:table-cell>
              <table:table-cell office:value-type="float" office:value="7.028728">
                <text:p>7.028728</text:p>
              </table:table-cell>
              <table:table-cell office:value-type="float" office:value="0.03412756">
                <text:p>0.0341275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1.099">
                <text:p>21.099</text:p>
              </table:table-cell>
              <table:table-cell office:value-type="float" office:value="50">
                <text:p>50</text:p>
              </table:table-cell>
              <table:table-cell office:value-type="float" office:value="50.23334">
                <text:p>50.23334</text:p>
              </table:table-cell>
              <table:table-cell office:value-type="float" office:value="-0.09333344">
                <text:p>-0.09333344</text:p>
              </table:table-cell>
              <table:table-cell office:value-type="float" office:value="7.028691">
                <text:p>7.028691</text:p>
              </table:table-cell>
              <table:table-cell office:value-type="float" office:value="0.002526079">
                <text:p>0.00252607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1.107">
                <text:p>21.107</text:p>
              </table:table-cell>
              <table:table-cell office:value-type="float" office:value="50">
                <text:p>50</text:p>
              </table:table-cell>
              <table:table-cell office:value-type="float" office:value="48.7">
                <text:p>48.7</text:p>
              </table:table-cell>
              <table:table-cell office:value-type="float" office:value="0.5199997">
                <text:p>0.5199997</text:p>
              </table:table-cell>
              <table:table-cell office:value-type="float" office:value="7.028817">
                <text:p>7.028817</text:p>
              </table:table-cell>
              <table:table-cell office:value-type="float" office:value="-0.01852217">
                <text:p>-0.0185221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1.115">
                <text:p>21.115</text:p>
              </table:table-cell>
              <table:table-cell office:value-type="float" office:value="50">
                <text:p>50</text:p>
              </table:table-cell>
              <table:table-cell office:value-type="float" office:value="49.76667">
                <text:p>49.76667</text:p>
              </table:table-cell>
              <table:table-cell office:value-type="float" office:value="0.09333344">
                <text:p>0.09333344</text:p>
              </table:table-cell>
              <table:table-cell office:value-type="float" office:value="7.028929">
                <text:p>7.028929</text:p>
              </table:table-cell>
              <table:table-cell office:value-type="float" office:value="0.001484587">
                <text:p>0.00148458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1.128">
                <text:p>21.128</text:p>
              </table:table-cell>
              <table:table-cell office:value-type="float" office:value="50">
                <text:p>50</text:p>
              </table:table-cell>
              <table:table-cell office:value-type="float" office:value="51.3">
                <text:p>51.3</text:p>
              </table:table-cell>
              <table:table-cell office:value-type="float" office:value="-0.5199997">
                <text:p>-0.5199997</text:p>
              </table:table-cell>
              <table:table-cell office:value-type="float" office:value="7.028838">
                <text:p>7.028838</text:p>
              </table:table-cell>
              <table:table-cell office:value-type="float" office:value="0.02124943">
                <text:p>0.0212494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1.138">
                <text:p>21.138</text:p>
              </table:table-cell>
              <table:table-cell office:value-type="float" office:value="50">
                <text:p>50</text:p>
              </table:table-cell>
              <table:table-cell office:value-type="float" office:value="47.56667">
                <text:p>47.56667</text:p>
              </table:table-cell>
              <table:table-cell office:value-type="float" office:value="0.9733337">
                <text:p>0.9733337</text:p>
              </table:table-cell>
              <table:table-cell office:value-type="float" office:value="7.029306">
                <text:p>7.029306</text:p>
              </table:table-cell>
              <table:table-cell office:value-type="float" office:value="-0.03525558">
                <text:p>-0.0352555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1.146">
                <text:p>21.146</text:p>
              </table:table-cell>
              <table:table-cell office:value-type="float" office:value="50">
                <text:p>50</text:p>
              </table:table-cell>
              <table:table-cell office:value-type="float" office:value="49.43334">
                <text:p>49.43334</text:p>
              </table:table-cell>
              <table:table-cell office:value-type="float" office:value="0.2266663">
                <text:p>0.2266663</text:p>
              </table:table-cell>
              <table:table-cell office:value-type="float" office:value="7.029694">
                <text:p>7.029694</text:p>
              </table:table-cell>
              <table:table-cell office:value-type="float" office:value="0.004896531">
                <text:p>0.00489653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1.154">
                <text:p>21.154</text:p>
              </table:table-cell>
              <table:table-cell office:value-type="float" office:value="50">
                <text:p>50</text:p>
              </table:table-cell>
              <table:table-cell office:value-type="float" office:value="52.6">
                <text:p>52.6</text:p>
              </table:table-cell>
              <table:table-cell office:value-type="float" office:value="-1.039999">
                <text:p>-1.039999</text:p>
              </table:table-cell>
              <table:table-cell office:value-type="float" office:value="7.02955">
                <text:p>7.02955</text:p>
              </table:table-cell>
              <table:table-cell office:value-type="float" office:value="0.04454189">
                <text:p>0.0445418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1.162">
                <text:p>21.162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7.029458">
                <text:p>7.029458</text:p>
              </table:table-cell>
              <table:table-cell office:value-type="float" office:value="-0.004922461">
                <text:p>-0.00492246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1.17">
                <text:p>21.17</text:p>
              </table:table-cell>
              <table:table-cell office:value-type="float" office:value="50">
                <text:p>50</text:p>
              </table:table-cell>
              <table:table-cell office:value-type="float" office:value="50.1">
                <text:p>50.1</text:p>
              </table:table-cell>
              <table:table-cell office:value-type="float" office:value="-0.03999939">
                <text:p>-0.03999939</text:p>
              </table:table-cell>
              <table:table-cell office:value-type="float" office:value="7.029383">
                <text:p>7.029383</text:p>
              </table:table-cell>
              <table:table-cell office:value-type="float" office:value="-0.002027441">
                <text:p>-0.00202744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1.178">
                <text:p>21.178</text:p>
              </table:table-cell>
              <table:table-cell office:value-type="float" office:value="50">
                <text:p>50</text:p>
              </table:table-cell>
              <table:table-cell office:value-type="float" office:value="46.7">
                <text:p>46.7</text:p>
              </table:table-cell>
              <table:table-cell office:value-type="float" office:value="1.32">
                <text:p>1.32</text:p>
              </table:table-cell>
              <table:table-cell office:value-type="float" office:value="7.029716">
                <text:p>7.029716</text:p>
              </table:table-cell>
              <table:table-cell office:value-type="float" office:value="-0.04625869">
                <text:p>-0.0462586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1.186">
                <text:p>21.186</text:p>
              </table:table-cell>
              <table:table-cell office:value-type="float" office:value="50">
                <text:p>50</text:p>
              </table:table-cell>
              <table:table-cell office:value-type="float" office:value="50.26667">
                <text:p>50.26667</text:p>
              </table:table-cell>
              <table:table-cell office:value-type="float" office:value="-0.1066666">
                <text:p>-0.1066666</text:p>
              </table:table-cell>
              <table:table-cell office:value-type="float" office:value="7.029912">
                <text:p>7.029912</text:p>
              </table:table-cell>
              <table:table-cell office:value-type="float" office:value="0.01562488">
                <text:p>0.0156248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1.194">
                <text:p>21.194</text:p>
              </table:table-cell>
              <table:table-cell office:value-type="float" office:value="50">
                <text:p>50</text:p>
              </table:table-cell>
              <table:table-cell office:value-type="float" office:value="52.5">
                <text:p>52.5</text:p>
              </table:table-cell>
              <table:table-cell office:value-type="float" office:value="-1">
                <text:p>-1</text:p>
              </table:table-cell>
              <table:table-cell office:value-type="float" office:value="7.029754">
                <text:p>7.029754</text:p>
              </table:table-cell>
              <table:table-cell office:value-type="float" office:value="0.0401053">
                <text:p>0.040105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1.203">
                <text:p>21.203</text:p>
              </table:table-cell>
              <table:table-cell office:value-type="float" office:value="50">
                <text:p>50</text:p>
              </table:table-cell>
              <table:table-cell office:value-type="float" office:value="50.93334">
                <text:p>50.93334</text:p>
              </table:table-cell>
              <table:table-cell office:value-type="float" office:value="-0.3733337">
                <text:p>-0.3733337</text:p>
              </table:table-cell>
              <table:table-cell office:value-type="float" office:value="7.029538">
                <text:p>7.029538</text:p>
              </table:table-cell>
              <table:table-cell office:value-type="float" office:value="0.006592446">
                <text:p>0.00659244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1.211">
                <text:p>21.211</text:p>
              </table:table-cell>
              <table:table-cell office:value-type="float" office:value="50">
                <text:p>50</text:p>
              </table:table-cell>
              <table:table-cell office:value-type="float" office:value="49.8">
                <text:p>49.8</text:p>
              </table:table-cell>
              <table:table-cell office:value-type="float" office:value="0.08000031">
                <text:p>0.08000031</text:p>
              </table:table-cell>
              <table:table-cell office:value-type="float" office:value="7.029413">
                <text:p>7.029413</text:p>
              </table:table-cell>
              <table:table-cell office:value-type="float" office:value="-0.01047721">
                <text:p>-0.0104772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1.219">
                <text:p>21.219</text:p>
              </table:table-cell>
              <table:table-cell office:value-type="float" office:value="50">
                <text:p>50</text:p>
              </table:table-cell>
              <table:table-cell office:value-type="float" office:value="50.26667">
                <text:p>50.26667</text:p>
              </table:table-cell>
              <table:table-cell office:value-type="float" office:value="-0.1066666">
                <text:p>-0.1066666</text:p>
              </table:table-cell>
              <table:table-cell office:value-type="float" office:value="7.029295">
                <text:p>7.029295</text:p>
              </table:table-cell>
              <table:table-cell office:value-type="float" office:value="-0.000754857">
                <text:p>-0.00075485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1.227">
                <text:p>21.227</text:p>
              </table:table-cell>
              <table:table-cell office:value-type="float" office:value="50">
                <text:p>50</text:p>
              </table:table-cell>
              <table:table-cell office:value-type="float" office:value="50.5">
                <text:p>50.5</text:p>
              </table:table-cell>
              <table:table-cell office:value-type="float" office:value="-0.2">
                <text:p>-0.2</text:p>
              </table:table-cell>
              <table:table-cell office:value-type="float" office:value="7.029162">
                <text:p>7.029162</text:p>
              </table:table-cell>
              <table:table-cell office:value-type="float" office:value="0.00258178">
                <text:p>0.0025817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1.235">
                <text:p>21.235</text:p>
              </table:table-cell>
              <table:table-cell office:value-type="float" office:value="50">
                <text:p>50</text:p>
              </table:table-cell>
              <table:table-cell office:value-type="float" office:value="48.2">
                <text:p>48.2</text:p>
              </table:table-cell>
              <table:table-cell office:value-type="float" office:value="0.7199997">
                <text:p>0.7199997</text:p>
              </table:table-cell>
              <table:table-cell office:value-type="float" office:value="7.029281">
                <text:p>7.029281</text:p>
              </table:table-cell>
              <table:table-cell office:value-type="float" office:value="-0.02860441">
                <text:p>-0.0286044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1.243">
                <text:p>21.243</text:p>
              </table:table-cell>
              <table:table-cell office:value-type="float" office:value="50">
                <text:p>50</text:p>
              </table:table-cell>
              <table:table-cell office:value-type="float" office:value="47.9">
                <text:p>47.9</text:p>
              </table:table-cell>
              <table:table-cell office:value-type="float" office:value="0.8399994">
                <text:p>0.8399994</text:p>
              </table:table-cell>
              <table:table-cell office:value-type="float" office:value="7.029606">
                <text:p>7.029606</text:p>
              </table:table-cell>
              <table:table-cell office:value-type="float" office:value="-0.02341179">
                <text:p>-0.0234117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1.251">
                <text:p>21.251</text:p>
              </table:table-cell>
              <table:table-cell office:value-type="float" office:value="50">
                <text:p>50</text:p>
              </table:table-cell>
              <table:table-cell office:value-type="float" office:value="51.56667">
                <text:p>51.56667</text:p>
              </table:table-cell>
              <table:table-cell office:value-type="float" office:value="-0.6266663">
                <text:p>-0.6266663</text:p>
              </table:table-cell>
              <table:table-cell office:value-type="float" office:value="7.029644">
                <text:p>7.029644</text:p>
              </table:table-cell>
              <table:table-cell office:value-type="float" office:value="0.03248043">
                <text:p>0.0324804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1.261">
                <text:p>21.261</text:p>
              </table:table-cell>
              <table:table-cell office:value-type="float" office:value="50">
                <text:p>50</text:p>
              </table:table-cell>
              <table:table-cell office:value-type="float" office:value="51.8">
                <text:p>51.8</text:p>
              </table:table-cell>
              <table:table-cell office:value-type="float" office:value="-0.7199997">
                <text:p>-0.7199997</text:p>
              </table:table-cell>
              <table:table-cell office:value-type="float" office:value="7.029461">
                <text:p>7.029461</text:p>
              </table:table-cell>
              <table:table-cell office:value-type="float" office:value="0.02516624">
                <text:p>0.0251662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1.27">
                <text:p>21.27</text:p>
              </table:table-cell>
              <table:table-cell office:value-type="float" office:value="50">
                <text:p>50</text:p>
              </table:table-cell>
              <table:table-cell office:value-type="float" office:value="48.76667">
                <text:p>48.76667</text:p>
              </table:table-cell>
              <table:table-cell office:value-type="float" office:value="0.4933334">
                <text:p>0.4933334</text:p>
              </table:table-cell>
              <table:table-cell office:value-type="float" office:value="7.029511">
                <text:p>7.029511</text:p>
              </table:table-cell>
              <table:table-cell office:value-type="float" office:value="-0.02292634">
                <text:p>-0.0229263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1.278">
                <text:p>21.278</text:p>
              </table:table-cell>
              <table:table-cell office:value-type="float" office:value="50">
                <text:p>50</text:p>
              </table:table-cell>
              <table:table-cell office:value-type="float" office:value="48.56667">
                <text:p>48.56667</text:p>
              </table:table-cell>
              <table:table-cell office:value-type="float" office:value="0.5733337">
                <text:p>0.5733337</text:p>
              </table:table-cell>
              <table:table-cell office:value-type="float" office:value="7.029779">
                <text:p>7.029779</text:p>
              </table:table-cell>
              <table:table-cell office:value-type="float" office:value="-0.01731317">
                <text:p>-0.0173131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1.286">
                <text:p>21.286</text:p>
              </table:table-cell>
              <table:table-cell office:value-type="float" office:value="50">
                <text:p>50</text:p>
              </table:table-cell>
              <table:table-cell office:value-type="float" office:value="51.06667">
                <text:p>51.06667</text:p>
              </table:table-cell>
              <table:table-cell office:value-type="float" office:value="-0.4266663">
                <text:p>-0.4266663</text:p>
              </table:table-cell>
              <table:table-cell office:value-type="float" office:value="7.029797">
                <text:p>7.029797</text:p>
              </table:table-cell>
              <table:table-cell office:value-type="float" office:value="0.02226628">
                <text:p>0.0222662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1.289">
                <text:p>21.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8.80001">
                <text:p>-28.80001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1.295">
                <text:p>21.295</text:p>
              </table:table-cell>
              <table:table-cell office:value-type="float" office:value="50">
                <text:p>50</text:p>
              </table:table-cell>
              <table:table-cell office:value-type="float" office:value="50.83333">
                <text:p>50.83333</text:p>
              </table:table-cell>
              <table:table-cell office:value-type="float" office:value="-0.3333328">
                <text:p>-0.3333328</text:p>
              </table:table-cell>
              <table:table-cell office:value-type="float" office:value="7.029699">
                <text:p>7.029699</text:p>
              </table:table-cell>
              <table:table-cell office:value-type="float" office:value="0.01161564">
                <text:p>0.0116156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1.303">
                <text:p>21.303</text:p>
              </table:table-cell>
              <table:table-cell office:value-type="float" office:value="50">
                <text:p>50</text:p>
              </table:table-cell>
              <table:table-cell office:value-type="float" office:value="48.2">
                <text:p>48.2</text:p>
              </table:table-cell>
              <table:table-cell office:value-type="float" office:value="0.7199997">
                <text:p>0.7199997</text:p>
              </table:table-cell>
              <table:table-cell office:value-type="float" office:value="7.029871">
                <text:p>7.029871</text:p>
              </table:table-cell>
              <table:table-cell office:value-type="float" office:value="-0.02709369">
                <text:p>-0.0270936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1.311">
                <text:p>21.311</text:p>
              </table:table-cell>
              <table:table-cell office:value-type="float" office:value="50">
                <text:p>50</text:p>
              </table:table-cell>
              <table:table-cell office:value-type="float" office:value="48.43334">
                <text:p>48.43334</text:p>
              </table:table-cell>
              <table:table-cell office:value-type="float" office:value="0.6266663">
                <text:p>0.6266663</text:p>
              </table:table-cell>
              <table:table-cell office:value-type="float" office:value="7.030164">
                <text:p>7.030164</text:p>
              </table:table-cell>
              <table:table-cell office:value-type="float" office:value="-0.01480185">
                <text:p>-0.0148018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1.319">
                <text:p>21.319</text:p>
              </table:table-cell>
              <table:table-cell office:value-type="float" office:value="50">
                <text:p>50</text:p>
              </table:table-cell>
              <table:table-cell office:value-type="float" office:value="51.86666">
                <text:p>51.86666</text:p>
              </table:table-cell>
              <table:table-cell office:value-type="float" office:value="-0.746666">
                <text:p>-0.746666</text:p>
              </table:table-cell>
              <table:table-cell office:value-type="float" office:value="7.030146">
                <text:p>7.030146</text:p>
              </table:table-cell>
              <table:table-cell office:value-type="float" office:value="0.03525445">
                <text:p>0.0352544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1.328">
                <text:p>21.328</text:p>
              </table:table-cell>
              <table:table-cell office:value-type="float" office:value="50">
                <text:p>50</text:p>
              </table:table-cell>
              <table:table-cell office:value-type="float" office:value="49.53333">
                <text:p>49.53333</text:p>
              </table:table-cell>
              <table:table-cell office:value-type="float" office:value="0.1866669">
                <text:p>0.1866669</text:p>
              </table:table-cell>
              <table:table-cell office:value-type="float" office:value="7.030188">
                <text:p>7.030188</text:p>
              </table:table-cell>
              <table:table-cell office:value-type="float" office:value="-0.00682611">
                <text:p>-0.0068261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1.337">
                <text:p>21.337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7.030217">
                <text:p>7.030217</text:p>
              </table:table-cell>
              <table:table-cell office:value-type="float" office:value="0.001518303">
                <text:p>0.00151830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1.346">
                <text:p>21.346</text:p>
              </table:table-cell>
              <table:table-cell office:value-type="float" office:value="50">
                <text:p>50</text:p>
              </table:table-cell>
              <table:table-cell office:value-type="float" office:value="50.66667">
                <text:p>50.66667</text:p>
              </table:table-cell>
              <table:table-cell office:value-type="float" office:value="-0.2666672">
                <text:p>-0.2666672</text:p>
              </table:table-cell>
              <table:table-cell office:value-type="float" office:value="7.030128">
                <text:p>7.030128</text:p>
              </table:table-cell>
              <table:table-cell office:value-type="float" office:value="0.009802135">
                <text:p>0.00980213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1.355">
                <text:p>21.355</text:p>
              </table:table-cell>
              <table:table-cell office:value-type="float" office:value="50">
                <text:p>50</text:p>
              </table:table-cell>
              <table:table-cell office:value-type="float" office:value="50.43334">
                <text:p>50.43334</text:p>
              </table:table-cell>
              <table:table-cell office:value-type="float" office:value="-0.1733337">
                <text:p>-0.1733337</text:p>
              </table:table-cell>
              <table:table-cell office:value-type="float" office:value="7.030002">
                <text:p>7.030002</text:p>
              </table:table-cell>
              <table:table-cell office:value-type="float" office:value="0.002997494">
                <text:p>0.00299749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1.363">
                <text:p>21.363</text:p>
              </table:table-cell>
              <table:table-cell office:value-type="float" office:value="50">
                <text:p>50</text:p>
              </table:table-cell>
              <table:table-cell office:value-type="float" office:value="48.23333">
                <text:p>48.23333</text:p>
              </table:table-cell>
              <table:table-cell office:value-type="float" office:value="0.7066666">
                <text:p>0.7066666</text:p>
              </table:table-cell>
              <table:table-cell office:value-type="float" office:value="7.030159">
                <text:p>7.030159</text:p>
              </table:table-cell>
              <table:table-cell office:value-type="float" office:value="-0.02718166">
                <text:p>-0.0271816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1.371">
                <text:p>21.371</text:p>
              </table:table-cell>
              <table:table-cell office:value-type="float" office:value="50">
                <text:p>50</text:p>
              </table:table-cell>
              <table:table-cell office:value-type="float" office:value="46.03333">
                <text:p>46.03333</text:p>
              </table:table-cell>
              <table:table-cell office:value-type="float" office:value="1.586667">
                <text:p>1.586667</text:p>
              </table:table-cell>
              <table:table-cell office:value-type="float" office:value="7.030721">
                <text:p>7.030721</text:p>
              </table:table-cell>
              <table:table-cell office:value-type="float" office:value="-0.04697975">
                <text:p>-0.0469797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1.379">
                <text:p>21.379</text:p>
              </table:table-cell>
              <table:table-cell office:value-type="float" office:value="50">
                <text:p>50</text:p>
              </table:table-cell>
              <table:table-cell office:value-type="float" office:value="50.16667">
                <text:p>50.16667</text:p>
              </table:table-cell>
              <table:table-cell office:value-type="float" office:value="-0.06666718">
                <text:p>-0.06666718</text:p>
              </table:table-cell>
              <table:table-cell office:value-type="float" office:value="7.031084">
                <text:p>7.031084</text:p>
              </table:table-cell>
              <table:table-cell office:value-type="float" office:value="0.02261277">
                <text:p>0.0226127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1.393">
                <text:p>21.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8.80001">
                <text:p>-28.80001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1.394">
                <text:p>21.394</text:p>
              </table:table-cell>
              <table:table-cell office:value-type="float" office:value="50">
                <text:p>50</text:p>
              </table:table-cell>
              <table:table-cell office:value-type="float" office:value="53.46667">
                <text:p>53.46667</text:p>
              </table:table-cell>
              <table:table-cell office:value-type="float" office:value="-1.386667">
                <text:p>-1.386667</text:p>
              </table:table-cell>
              <table:table-cell office:value-type="float" office:value="7.030883">
                <text:p>7.030883</text:p>
              </table:table-cell>
              <table:table-cell office:value-type="float" office:value="0.05893631">
                <text:p>0.0589363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1.403">
                <text:p>21.403</text:p>
              </table:table-cell>
              <table:table-cell office:value-type="float" office:value="50">
                <text:p>50</text:p>
              </table:table-cell>
              <table:table-cell office:value-type="float" office:value="49.93333">
                <text:p>49.93333</text:p>
              </table:table-cell>
              <table:table-cell office:value-type="float" office:value="0.02666626">
                <text:p>0.02666626</text:p>
              </table:table-cell>
              <table:table-cell office:value-type="float" office:value="7.030753">
                <text:p>7.030753</text:p>
              </table:table-cell>
              <table:table-cell office:value-type="float" office:value="-0.007742328">
                <text:p>-0.00774232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1.412">
                <text:p>21.412</text:p>
              </table:table-cell>
              <table:table-cell office:value-type="float" office:value="50">
                <text:p>50</text:p>
              </table:table-cell>
              <table:table-cell office:value-type="float" office:value="48.3">
                <text:p>48.3</text:p>
              </table:table-cell>
              <table:table-cell office:value-type="float" office:value="0.6800003">
                <text:p>0.6800003</text:p>
              </table:table-cell>
              <table:table-cell office:value-type="float" office:value="7.031127">
                <text:p>7.031127</text:p>
              </table:table-cell>
              <table:table-cell office:value-type="float" office:value="-0.0257411">
                <text:p>-0.025741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1.42">
                <text:p>21.42</text:p>
              </table:table-cell>
              <table:table-cell office:value-type="float" office:value="50">
                <text:p>50</text:p>
              </table:table-cell>
              <table:table-cell office:value-type="float" office:value="50.93334">
                <text:p>50.93334</text:p>
              </table:table-cell>
              <table:table-cell office:value-type="float" office:value="-0.3733337">
                <text:p>-0.3733337</text:p>
              </table:table-cell>
              <table:table-cell office:value-type="float" office:value="7.031169">
                <text:p>7.031169</text:p>
              </table:table-cell>
              <table:table-cell office:value-type="float" office:value="0.02137482">
                <text:p>0.0213748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1.428">
                <text:p>21.428</text:p>
              </table:table-cell>
              <table:table-cell office:value-type="float" office:value="50">
                <text:p>50</text:p>
              </table:table-cell>
              <table:table-cell office:value-type="float" office:value="50.5">
                <text:p>50.5</text:p>
              </table:table-cell>
              <table:table-cell office:value-type="float" office:value="-0.2">
                <text:p>-0.2</text:p>
              </table:table-cell>
              <table:table-cell office:value-type="float" office:value="7.031136">
                <text:p>7.031136</text:p>
              </table:table-cell>
              <table:table-cell office:value-type="float" office:value="0.00795918">
                <text:p>0.0079591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1.436">
                <text:p>21.436</text:p>
              </table:table-cell>
              <table:table-cell office:value-type="float" office:value="50">
                <text:p>50</text:p>
              </table:table-cell>
              <table:table-cell office:value-type="float" office:value="50.36666">
                <text:p>50.36666</text:p>
              </table:table-cell>
              <table:table-cell office:value-type="float" office:value="-0.146666">
                <text:p>-0.146666</text:p>
              </table:table-cell>
              <table:table-cell office:value-type="float" office:value="7.031071">
                <text:p>7.031071</text:p>
              </table:table-cell>
              <table:table-cell office:value-type="float" office:value="0.003652031">
                <text:p>0.00365203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1.444">
                <text:p>21.444</text:p>
              </table:table-cell>
              <table:table-cell office:value-type="float" office:value="50">
                <text:p>50</text:p>
              </table:table-cell>
              <table:table-cell office:value-type="float" office:value="48.03333">
                <text:p>48.03333</text:p>
              </table:table-cell>
              <table:table-cell office:value-type="float" office:value="0.7866669">
                <text:p>0.7866669</text:p>
              </table:table-cell>
              <table:table-cell office:value-type="float" office:value="7.031256">
                <text:p>7.031256</text:p>
              </table:table-cell>
              <table:table-cell office:value-type="float" office:value="-0.02831642">
                <text:p>-0.0283164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1.452">
                <text:p>21.452</text:p>
              </table:table-cell>
              <table:table-cell office:value-type="float" office:value="50">
                <text:p>50</text:p>
              </table:table-cell>
              <table:table-cell office:value-type="float" office:value="49.43334">
                <text:p>49.43334</text:p>
              </table:table-cell>
              <table:table-cell office:value-type="float" office:value="0.2266663">
                <text:p>0.2266663</text:p>
              </table:table-cell>
              <table:table-cell office:value-type="float" office:value="7.031447">
                <text:p>7.031447</text:p>
              </table:table-cell>
              <table:table-cell office:value-type="float" office:value="-0.0007757301">
                <text:p>-0.000775730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1.461">
                <text:p>21.461</text:p>
              </table:table-cell>
              <table:table-cell office:value-type="float" office:value="50">
                <text:p>50</text:p>
              </table:table-cell>
              <table:table-cell office:value-type="float" office:value="51.96667">
                <text:p>51.96667</text:p>
              </table:table-cell>
              <table:table-cell office:value-type="float" office:value="-0.7866669">
                <text:p>-0.7866669</text:p>
              </table:table-cell>
              <table:table-cell office:value-type="float" office:value="7.031349">
                <text:p>7.031349</text:p>
              </table:table-cell>
              <table:table-cell office:value-type="float" office:value="0.03291235">
                <text:p>0.0329123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1.471">
                <text:p>21.471</text:p>
              </table:table-cell>
              <table:table-cell office:value-type="float" office:value="50">
                <text:p>50</text:p>
              </table:table-cell>
              <table:table-cell office:value-type="float" office:value="49.3">
                <text:p>49.3</text:p>
              </table:table-cell>
              <table:table-cell office:value-type="float" office:value="0.2800003">
                <text:p>0.2800003</text:p>
              </table:table-cell>
              <table:table-cell office:value-type="float" office:value="7.031372">
                <text:p>7.031372</text:p>
              </table:table-cell>
              <table:table-cell office:value-type="float" office:value="-0.01282013">
                <text:p>-0.0128201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1.479">
                <text:p>21.479</text:p>
              </table:table-cell>
              <table:table-cell office:value-type="float" office:value="50">
                <text:p>50</text:p>
              </table:table-cell>
              <table:table-cell office:value-type="float" office:value="48.93333">
                <text:p>48.93333</text:p>
              </table:table-cell>
              <table:table-cell office:value-type="float" office:value="0.4266663">
                <text:p>0.4266663</text:p>
              </table:table-cell>
              <table:table-cell office:value-type="float" office:value="7.031562">
                <text:p>7.031562</text:p>
              </table:table-cell>
              <table:table-cell office:value-type="float" office:value="-0.0133011">
                <text:p>-0.013301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1.487">
                <text:p>21.487</text:p>
              </table:table-cell>
              <table:table-cell office:value-type="float" office:value="50">
                <text:p>50</text:p>
              </table:table-cell>
              <table:table-cell office:value-type="float" office:value="52.93334">
                <text:p>52.93334</text:p>
              </table:table-cell>
              <table:table-cell office:value-type="float" office:value="-1.173334">
                <text:p>-1.173334</text:p>
              </table:table-cell>
              <table:table-cell office:value-type="float" office:value="7.031246">
                <text:p>7.031246</text:p>
              </table:table-cell>
              <table:table-cell office:value-type="float" office:value="0.04455353">
                <text:p>0.0445535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1.495">
                <text:p>21.495</text:p>
              </table:table-cell>
              <table:table-cell office:value-type="float" office:value="50">
                <text:p>50</text:p>
              </table:table-cell>
              <table:table-cell office:value-type="float" office:value="49.8">
                <text:p>49.8</text:p>
              </table:table-cell>
              <table:table-cell office:value-type="float" office:value="0.08000031">
                <text:p>0.08000031</text:p>
              </table:table-cell>
              <table:table-cell office:value-type="float" office:value="7.031078">
                <text:p>7.031078</text:p>
              </table:table-cell>
              <table:table-cell office:value-type="float" office:value="-0.01284545">
                <text:p>-0.0128454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1.503">
                <text:p>21.503</text:p>
              </table:table-cell>
              <table:table-cell office:value-type="float" office:value="50">
                <text:p>50</text:p>
              </table:table-cell>
              <table:table-cell office:value-type="float" office:value="50.06667">
                <text:p>50.06667</text:p>
              </table:table-cell>
              <table:table-cell office:value-type="float" office:value="-0.02666626">
                <text:p>-0.02666626</text:p>
              </table:table-cell>
              <table:table-cell office:value-type="float" office:value="7.030956">
                <text:p>7.030956</text:p>
              </table:table-cell>
              <table:table-cell office:value-type="float" office:value="-0.005215164">
                <text:p>-0.00521516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1.511">
                <text:p>21.511</text:p>
              </table:table-cell>
              <table:table-cell office:value-type="float" office:value="50">
                <text:p>50</text:p>
              </table:table-cell>
              <table:table-cell office:value-type="float" office:value="47.3">
                <text:p>47.3</text:p>
              </table:table-cell>
              <table:table-cell office:value-type="float" office:value="1.08">
                <text:p>1.08</text:p>
              </table:table-cell>
              <table:table-cell office:value-type="float" office:value="7.031188">
                <text:p>7.031188</text:p>
              </table:table-cell>
              <table:table-cell office:value-type="float" office:value="-0.04006654">
                <text:p>-0.0400665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1.519">
                <text:p>21.519</text:p>
              </table:table-cell>
              <table:table-cell office:value-type="float" office:value="50">
                <text:p>50</text:p>
              </table:table-cell>
              <table:table-cell office:value-type="float" office:value="50.36666">
                <text:p>50.36666</text:p>
              </table:table-cell>
              <table:table-cell office:value-type="float" office:value="-0.146666">
                <text:p>-0.146666</text:p>
              </table:table-cell>
              <table:table-cell office:value-type="float" office:value="7.031302">
                <text:p>7.031302</text:p>
              </table:table-cell>
              <table:table-cell office:value-type="float" office:value="0.01323524">
                <text:p>0.0132352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1.528">
                <text:p>21.528</text:p>
              </table:table-cell>
              <table:table-cell office:value-type="float" office:value="50">
                <text:p>50</text:p>
              </table:table-cell>
              <table:table-cell office:value-type="float" office:value="48.6">
                <text:p>48.6</text:p>
              </table:table-cell>
              <table:table-cell office:value-type="float" office:value="0.5600006">
                <text:p>0.5600006</text:p>
              </table:table-cell>
              <table:table-cell office:value-type="float" office:value="7.031543">
                <text:p>7.031543</text:p>
              </table:table-cell>
              <table:table-cell office:value-type="float" office:value="-0.01431998">
                <text:p>-0.0143199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1.537">
                <text:p>21.537</text:p>
              </table:table-cell>
              <table:table-cell office:value-type="float" office:value="50">
                <text:p>50</text:p>
              </table:table-cell>
              <table:table-cell office:value-type="float" office:value="51.06667">
                <text:p>51.06667</text:p>
              </table:table-cell>
              <table:table-cell office:value-type="float" office:value="-0.4266663">
                <text:p>-0.4266663</text:p>
              </table:table-cell>
              <table:table-cell office:value-type="float" office:value="7.031571">
                <text:p>7.031571</text:p>
              </table:table-cell>
              <table:table-cell office:value-type="float" office:value="0.02282195">
                <text:p>0.0228219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1.545">
                <text:p>21.545</text:p>
              </table:table-cell>
              <table:table-cell office:value-type="float" office:value="50">
                <text:p>50</text:p>
              </table:table-cell>
              <table:table-cell office:value-type="float" office:value="48.3">
                <text:p>48.3</text:p>
              </table:table-cell>
              <table:table-cell office:value-type="float" office:value="0.6800003">
                <text:p>0.6800003</text:p>
              </table:table-cell>
              <table:table-cell office:value-type="float" office:value="7.031841">
                <text:p>7.031841</text:p>
              </table:table-cell>
              <table:table-cell office:value-type="float" office:value="-0.02145748">
                <text:p>-0.0214574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1.553">
                <text:p>21.553</text:p>
              </table:table-cell>
              <table:table-cell office:value-type="float" office:value="50">
                <text:p>50</text:p>
              </table:table-cell>
              <table:table-cell office:value-type="float" office:value="51.43333">
                <text:p>51.43333</text:p>
              </table:table-cell>
              <table:table-cell office:value-type="float" office:value="-0.5733337">
                <text:p>-0.5733337</text:p>
              </table:table-cell>
              <table:table-cell office:value-type="float" office:value="7.031821">
                <text:p>7.031821</text:p>
              </table:table-cell>
              <table:table-cell office:value-type="float" office:value="0.02762788">
                <text:p>0.0276278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1.561">
                <text:p>21.561</text:p>
              </table:table-cell>
              <table:table-cell office:value-type="float" office:value="50">
                <text:p>50</text:p>
              </table:table-cell>
              <table:table-cell office:value-type="float" office:value="51.26667">
                <text:p>51.26667</text:p>
              </table:table-cell>
              <table:table-cell office:value-type="float" office:value="-0.5066666">
                <text:p>-0.5066666</text:p>
              </table:table-cell>
              <table:table-cell office:value-type="float" office:value="7.031661">
                <text:p>7.031661</text:p>
              </table:table-cell>
              <table:table-cell office:value-type="float" office:value="0.01603419">
                <text:p>0.0160341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1.57">
                <text:p>21.57</text:p>
              </table:table-cell>
              <table:table-cell office:value-type="float" office:value="50">
                <text:p>50</text:p>
              </table:table-cell>
              <table:table-cell office:value-type="float" office:value="48.06667">
                <text:p>48.06667</text:p>
              </table:table-cell>
              <table:table-cell office:value-type="float" office:value="0.7733337">
                <text:p>0.7733337</text:p>
              </table:table-cell>
              <table:table-cell office:value-type="float" office:value="7.031803">
                <text:p>7.031803</text:p>
              </table:table-cell>
              <table:table-cell office:value-type="float" office:value="-0.03133641">
                <text:p>-0.0313364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1.578">
                <text:p>21.578</text:p>
              </table:table-cell>
              <table:table-cell office:value-type="float" office:value="50">
                <text:p>50</text:p>
              </table:table-cell>
              <table:table-cell office:value-type="float" office:value="48.46667">
                <text:p>48.46667</text:p>
              </table:table-cell>
              <table:table-cell office:value-type="float" office:value="0.6133332">
                <text:p>0.6133332</text:p>
              </table:table-cell>
              <table:table-cell office:value-type="float" office:value="7.032097">
                <text:p>7.032097</text:p>
              </table:table-cell>
              <table:table-cell office:value-type="float" office:value="-0.01540178">
                <text:p>-0.0154017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1.586">
                <text:p>21.586</text:p>
              </table:table-cell>
              <table:table-cell office:value-type="float" office:value="50">
                <text:p>50</text:p>
              </table:table-cell>
              <table:table-cell office:value-type="float" office:value="51.16667">
                <text:p>51.16667</text:p>
              </table:table-cell>
              <table:table-cell office:value-type="float" office:value="-0.4666672">
                <text:p>-0.4666672</text:p>
              </table:table-cell>
              <table:table-cell office:value-type="float" office:value="7.03215">
                <text:p>7.03215</text:p>
              </table:table-cell>
              <table:table-cell office:value-type="float" office:value="0.02547483">
                <text:p>0.0254748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1.594">
                <text:p>21.594</text:p>
              </table:table-cell>
              <table:table-cell office:value-type="float" office:value="50">
                <text:p>50</text:p>
              </table:table-cell>
              <table:table-cell office:value-type="float" office:value="51.23333">
                <text:p>51.23333</text:p>
              </table:table-cell>
              <table:table-cell office:value-type="float" office:value="-0.4933334">
                <text:p>-0.4933334</text:p>
              </table:table-cell>
              <table:table-cell office:value-type="float" office:value="7.032043">
                <text:p>7.032043</text:p>
              </table:table-cell>
              <table:table-cell office:value-type="float" office:value="0.01820354">
                <text:p>0.0182035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1.603">
                <text:p>21.603</text:p>
              </table:table-cell>
              <table:table-cell office:value-type="float" office:value="50">
                <text:p>50</text:p>
              </table:table-cell>
              <table:table-cell office:value-type="float" office:value="50.7">
                <text:p>50.7</text:p>
              </table:table-cell>
              <table:table-cell office:value-type="float" office:value="-0.2800003">
                <text:p>-0.2800003</text:p>
              </table:table-cell>
              <table:table-cell office:value-type="float" office:value="7.031888">
                <text:p>7.031888</text:p>
              </table:table-cell>
              <table:table-cell office:value-type="float" office:value="0.005338061">
                <text:p>0.00533806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1.611">
                <text:p>21.611</text:p>
              </table:table-cell>
              <table:table-cell office:value-type="float" office:value="50">
                <text:p>50</text:p>
              </table:table-cell>
              <table:table-cell office:value-type="float" office:value="47.76667">
                <text:p>47.76667</text:p>
              </table:table-cell>
              <table:table-cell office:value-type="float" office:value="0.8933334">
                <text:p>0.8933334</text:p>
              </table:table-cell>
              <table:table-cell office:value-type="float" office:value="7.032073">
                <text:p>7.032073</text:p>
              </table:table-cell>
              <table:table-cell office:value-type="float" office:value="-0.03509026">
                <text:p>-0.0350902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1.619">
                <text:p>21.619</text:p>
              </table:table-cell>
              <table:table-cell office:value-type="float" office:value="50">
                <text:p>50</text:p>
              </table:table-cell>
              <table:table-cell office:value-type="float" office:value="49.83333">
                <text:p>49.83333</text:p>
              </table:table-cell>
              <table:table-cell office:value-type="float" office:value="0.06666718">
                <text:p>0.06666718</text:p>
              </table:table-cell>
              <table:table-cell office:value-type="float" office:value="7.032218">
                <text:p>7.032218</text:p>
              </table:table-cell>
              <table:table-cell office:value-type="float" office:value="0.004120686">
                <text:p>0.00412068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1.627">
                <text:p>21.627</text:p>
              </table:table-cell>
              <table:table-cell office:value-type="float" office:value="50">
                <text:p>50</text:p>
              </table:table-cell>
              <table:table-cell office:value-type="float" office:value="52.06666">
                <text:p>52.06666</text:p>
              </table:table-cell>
              <table:table-cell office:value-type="float" office:value="-0.8266663">
                <text:p>-0.8266663</text:p>
              </table:table-cell>
              <table:table-cell office:value-type="float" office:value="7.032069">
                <text:p>7.032069</text:p>
              </table:table-cell>
              <table:table-cell office:value-type="float" office:value="0.03219962">
                <text:p>0.0321996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1.635">
                <text:p>21.635</text:p>
              </table:table-cell>
              <table:table-cell office:value-type="float" office:value="50">
                <text:p>50</text:p>
              </table:table-cell>
              <table:table-cell office:value-type="float" office:value="50.16667">
                <text:p>50.16667</text:p>
              </table:table-cell>
              <table:table-cell office:value-type="float" office:value="-0.06666718">
                <text:p>-0.06666718</text:p>
              </table:table-cell>
              <table:table-cell office:value-type="float" office:value="7.031949">
                <text:p>7.031949</text:p>
              </table:table-cell>
              <table:table-cell office:value-type="float" office:value="-0.003183547">
                <text:p>-0.00318354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1.643">
                <text:p>21.6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8.80001">
                <text:p>-28.80001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1.643">
                <text:p>21.643</text:p>
              </table:table-cell>
              <table:table-cell office:value-type="float" office:value="50">
                <text:p>50</text:p>
              </table:table-cell>
              <table:table-cell office:value-type="float" office:value="48.6">
                <text:p>48.6</text:p>
              </table:table-cell>
              <table:table-cell office:value-type="float" office:value="0.5600006">
                <text:p>0.5600006</text:p>
              </table:table-cell>
              <table:table-cell office:value-type="float" office:value="7.03203">
                <text:p>7.03203</text:p>
              </table:table-cell>
              <table:table-cell office:value-type="float" office:value="-0.02284486">
                <text:p>-0.0228448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1.652">
                <text:p>21.652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7.032087">
                <text:p>7.032087</text:p>
              </table:table-cell>
              <table:table-cell office:value-type="float" office:value="0.002945823">
                <text:p>0.00294582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1.661">
                <text:p>21.661</text:p>
              </table:table-cell>
              <table:table-cell office:value-type="float" office:value="50">
                <text:p>50</text:p>
              </table:table-cell>
              <table:table-cell office:value-type="float" office:value="50.43334">
                <text:p>50.43334</text:p>
              </table:table-cell>
              <table:table-cell office:value-type="float" office:value="-0.1733337">
                <text:p>-0.1733337</text:p>
              </table:table-cell>
              <table:table-cell office:value-type="float" office:value="7.032067">
                <text:p>7.032067</text:p>
              </table:table-cell>
              <table:table-cell office:value-type="float" office:value="0.007664234">
                <text:p>0.00766423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1.67">
                <text:p>21.67</text:p>
              </table:table-cell>
              <table:table-cell office:value-type="float" office:value="50">
                <text:p>50</text:p>
              </table:table-cell>
              <table:table-cell office:value-type="float" office:value="49.63334">
                <text:p>49.63334</text:p>
              </table:table-cell>
              <table:table-cell office:value-type="float" office:value="0.146666">
                <text:p>0.146666</text:p>
              </table:table-cell>
              <table:table-cell office:value-type="float" office:value="7.032103">
                <text:p>7.032103</text:p>
              </table:table-cell>
              <table:table-cell office:value-type="float" office:value="-0.005501703">
                <text:p>-0.00550170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1.679">
                <text:p>21.679</text:p>
              </table:table-cell>
              <table:table-cell office:value-type="float" office:value="50">
                <text:p>50</text:p>
              </table:table-cell>
              <table:table-cell office:value-type="float" office:value="48.2">
                <text:p>48.2</text:p>
              </table:table-cell>
              <table:table-cell office:value-type="float" office:value="0.7199997">
                <text:p>0.7199997</text:p>
              </table:table-cell>
              <table:table-cell office:value-type="float" office:value="7.032423">
                <text:p>7.032423</text:p>
              </table:table-cell>
              <table:table-cell office:value-type="float" office:value="-0.02255105">
                <text:p>-0.0225510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1.687">
                <text:p>21.687</text:p>
              </table:table-cell>
              <table:table-cell office:value-type="float" office:value="50">
                <text:p>50</text:p>
              </table:table-cell>
              <table:table-cell office:value-type="float" office:value="52.2">
                <text:p>52.2</text:p>
              </table:table-cell>
              <table:table-cell office:value-type="float" office:value="-0.8800003">
                <text:p>-0.8800003</text:p>
              </table:table-cell>
              <table:table-cell office:value-type="float" office:value="7.032292">
                <text:p>7.032292</text:p>
              </table:table-cell>
              <table:table-cell office:value-type="float" office:value="0.03881796">
                <text:p>0.0388179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1.696">
                <text:p>21.696</text:p>
              </table:table-cell>
              <table:table-cell office:value-type="float" office:value="50">
                <text:p>50</text:p>
              </table:table-cell>
              <table:table-cell office:value-type="float" office:value="50.16667">
                <text:p>50.16667</text:p>
              </table:table-cell>
              <table:table-cell office:value-type="float" office:value="-0.06666718">
                <text:p>-0.06666718</text:p>
              </table:table-cell>
              <table:table-cell office:value-type="float" office:value="7.032189">
                <text:p>7.032189</text:p>
              </table:table-cell>
              <table:table-cell office:value-type="float" office:value="-0.001996217">
                <text:p>-0.00199621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1.704">
                <text:p>21.704</text:p>
              </table:table-cell>
              <table:table-cell office:value-type="float" office:value="50">
                <text:p>50</text:p>
              </table:table-cell>
              <table:table-cell office:value-type="float" office:value="48.9">
                <text:p>48.9</text:p>
              </table:table-cell>
              <table:table-cell office:value-type="float" office:value="0.4399994">
                <text:p>0.4399994</text:p>
              </table:table-cell>
              <table:table-cell office:value-type="float" office:value="7.032266">
                <text:p>7.032266</text:p>
              </table:table-cell>
              <table:table-cell office:value-type="float" office:value="-0.01803748">
                <text:p>-0.0180374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1.719">
                <text:p>21.719</text:p>
              </table:table-cell>
              <table:table-cell office:value-type="float" office:value="50">
                <text:p>50</text:p>
              </table:table-cell>
              <table:table-cell office:value-type="float" office:value="52.13334">
                <text:p>52.13334</text:p>
              </table:table-cell>
              <table:table-cell office:value-type="float" office:value="-0.853334">
                <text:p>-0.853334</text:p>
              </table:table-cell>
              <table:table-cell office:value-type="float" office:value="7.032067">
                <text:p>7.032067</text:p>
              </table:table-cell>
              <table:table-cell office:value-type="float" office:value="0.03077524">
                <text:p>0.0307752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1.728">
                <text:p>21.728</text:p>
              </table:table-cell>
              <table:table-cell office:value-type="float" office:value="50">
                <text:p>50</text:p>
              </table:table-cell>
              <table:table-cell office:value-type="float" office:value="49.9">
                <text:p>49.9</text:p>
              </table:table-cell>
              <table:table-cell office:value-type="float" office:value="0.03999939">
                <text:p>0.03999939</text:p>
              </table:table-cell>
              <table:table-cell office:value-type="float" office:value="7.031936">
                <text:p>7.031936</text:p>
              </table:table-cell>
              <table:table-cell office:value-type="float" office:value="-0.008553236">
                <text:p>-0.00855323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1.737">
                <text:p>21.737</text:p>
              </table:table-cell>
              <table:table-cell office:value-type="float" office:value="50">
                <text:p>50</text:p>
              </table:table-cell>
              <table:table-cell office:value-type="float" office:value="48.73333">
                <text:p>48.73333</text:p>
              </table:table-cell>
              <table:table-cell office:value-type="float" office:value="0.5066666">
                <text:p>0.5066666</text:p>
              </table:table-cell>
              <table:table-cell office:value-type="float" office:value="7.032197">
                <text:p>7.032197</text:p>
              </table:table-cell>
              <table:table-cell office:value-type="float" office:value="-0.02001862">
                <text:p>-0.0200186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1.745">
                <text:p>21.745</text:p>
              </table:table-cell>
              <table:table-cell office:value-type="float" office:value="50">
                <text:p>50</text:p>
              </table:table-cell>
              <table:table-cell office:value-type="float" office:value="47.43333">
                <text:p>47.43333</text:p>
              </table:table-cell>
              <table:table-cell office:value-type="float" office:value="1.026666">
                <text:p>1.026666</text:p>
              </table:table-cell>
              <table:table-cell office:value-type="float" office:value="7.0327">
                <text:p>7.0327</text:p>
              </table:table-cell>
              <table:table-cell office:value-type="float" office:value="-0.02756963">
                <text:p>-0.0275696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1.753">
                <text:p>21.7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8.80001">
                <text:p>-28.80001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1.753">
                <text:p>21.753</text:p>
              </table:table-cell>
              <table:table-cell office:value-type="float" office:value="50">
                <text:p>50</text:p>
              </table:table-cell>
              <table:table-cell office:value-type="float" office:value="50.83333">
                <text:p>50.83333</text:p>
              </table:table-cell>
              <table:table-cell office:value-type="float" office:value="-0.3333328">
                <text:p>-0.3333328</text:p>
              </table:table-cell>
              <table:table-cell office:value-type="float" office:value="7.032904">
                <text:p>7.032904</text:p>
              </table:table-cell>
              <table:table-cell office:value-type="float" office:value="0.02723507">
                <text:p>0.0272350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1.762">
                <text:p>21.762</text:p>
              </table:table-cell>
              <table:table-cell office:value-type="float" office:value="50">
                <text:p>50</text:p>
              </table:table-cell>
              <table:table-cell office:value-type="float" office:value="51.6">
                <text:p>51.6</text:p>
              </table:table-cell>
              <table:table-cell office:value-type="float" office:value="-0.6399994">
                <text:p>-0.6399994</text:p>
              </table:table-cell>
              <table:table-cell office:value-type="float" office:value="7.032829">
                <text:p>7.032829</text:p>
              </table:table-cell>
              <table:table-cell office:value-type="float" office:value="0.02809632">
                <text:p>0.0280963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1.77">
                <text:p>21.77</text:p>
              </table:table-cell>
              <table:table-cell office:value-type="float" office:value="50">
                <text:p>50</text:p>
              </table:table-cell>
              <table:table-cell office:value-type="float" office:value="50.16667">
                <text:p>50.16667</text:p>
              </table:table-cell>
              <table:table-cell office:value-type="float" office:value="-0.06666718">
                <text:p>-0.06666718</text:p>
              </table:table-cell>
              <table:table-cell office:value-type="float" office:value="7.032757">
                <text:p>7.032757</text:p>
              </table:table-cell>
              <table:table-cell office:value-type="float" office:value="-0.0003766139">
                <text:p>-0.000376613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1.778">
                <text:p>21.778</text:p>
              </table:table-cell>
              <table:table-cell office:value-type="float" office:value="50">
                <text:p>50</text:p>
              </table:table-cell>
              <table:table-cell office:value-type="float" office:value="49.1">
                <text:p>49.1</text:p>
              </table:table-cell>
              <table:table-cell office:value-type="float" office:value="0.3600006">
                <text:p>0.3600006</text:p>
              </table:table-cell>
              <table:table-cell office:value-type="float" office:value="7.032816">
                <text:p>7.032816</text:p>
              </table:table-cell>
              <table:table-cell office:value-type="float" office:value="-0.01432851">
                <text:p>-0.0143285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1.786">
                <text:p>21.786</text:p>
              </table:table-cell>
              <table:table-cell office:value-type="float" office:value="50">
                <text:p>50</text:p>
              </table:table-cell>
              <table:table-cell office:value-type="float" office:value="49.43334">
                <text:p>49.43334</text:p>
              </table:table-cell>
              <table:table-cell office:value-type="float" office:value="0.2266663">
                <text:p>0.2266663</text:p>
              </table:table-cell>
              <table:table-cell office:value-type="float" office:value="7.032922">
                <text:p>7.032922</text:p>
              </table:table-cell>
              <table:table-cell office:value-type="float" office:value="-0.005343097">
                <text:p>-0.00534309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1.795">
                <text:p>21.795</text:p>
              </table:table-cell>
              <table:table-cell office:value-type="float" office:value="50">
                <text:p>50</text:p>
              </table:table-cell>
              <table:table-cell office:value-type="float" office:value="49.76667">
                <text:p>49.76667</text:p>
              </table:table-cell>
              <table:table-cell office:value-type="float" office:value="0.09333344">
                <text:p>0.09333344</text:p>
              </table:table-cell>
              <table:table-cell office:value-type="float" office:value="7.033027">
                <text:p>7.033027</text:p>
              </table:table-cell>
              <table:table-cell office:value-type="float" office:value="0.0007667048">
                <text:p>0.000766704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1.804">
                <text:p>21.804</text:p>
              </table:table-cell>
              <table:table-cell office:value-type="float" office:value="50">
                <text:p>50</text:p>
              </table:table-cell>
              <table:table-cell office:value-type="float" office:value="50.4">
                <text:p>50.4</text:p>
              </table:table-cell>
              <table:table-cell office:value-type="float" office:value="-0.1600006">
                <text:p>-0.1600006</text:p>
              </table:table-cell>
              <table:table-cell office:value-type="float" office:value="7.033039">
                <text:p>7.033039</text:p>
              </table:table-cell>
              <table:table-cell office:value-type="float" office:value="0.008865974">
                <text:p>0.00886597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1.813">
                <text:p>21.813</text:p>
              </table:table-cell>
              <table:table-cell office:value-type="float" office:value="50">
                <text:p>50</text:p>
              </table:table-cell>
              <table:table-cell office:value-type="float" office:value="48.26667">
                <text:p>48.26667</text:p>
              </table:table-cell>
              <table:table-cell office:value-type="float" office:value="0.6933334">
                <text:p>0.6933334</text:p>
              </table:table-cell>
              <table:table-cell office:value-type="float" office:value="7.033302">
                <text:p>7.033302</text:p>
              </table:table-cell>
              <table:table-cell office:value-type="float" office:value="-0.02248574">
                <text:p>-0.0224857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1.821">
                <text:p>21.821</text:p>
              </table:table-cell>
              <table:table-cell office:value-type="float" office:value="50">
                <text:p>50</text:p>
              </table:table-cell>
              <table:table-cell office:value-type="float" office:value="51.66667">
                <text:p>51.66667</text:p>
              </table:table-cell>
              <table:table-cell office:value-type="float" office:value="-0.6666672">
                <text:p>-0.6666672</text:p>
              </table:table-cell>
              <table:table-cell office:value-type="float" office:value="7.033247">
                <text:p>7.033247</text:p>
              </table:table-cell>
              <table:table-cell office:value-type="float" office:value="0.03048899">
                <text:p>0.0304889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1.829">
                <text:p>21.829</text:p>
              </table:table-cell>
              <table:table-cell office:value-type="float" office:value="50">
                <text:p>50</text:p>
              </table:table-cell>
              <table:table-cell office:value-type="float" office:value="49.23334">
                <text:p>49.23334</text:p>
              </table:table-cell>
              <table:table-cell office:value-type="float" office:value="0.3066666">
                <text:p>0.3066666</text:p>
              </table:table-cell>
              <table:table-cell office:value-type="float" office:value="7.033301">
                <text:p>7.033301</text:p>
              </table:table-cell>
              <table:table-cell office:value-type="float" office:value="-0.0119974">
                <text:p>-0.011997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1.838">
                <text:p>21.838</text:p>
              </table:table-cell>
              <table:table-cell office:value-type="float" office:value="50">
                <text:p>50</text:p>
              </table:table-cell>
              <table:table-cell office:value-type="float" office:value="48.63334">
                <text:p>48.63334</text:p>
              </table:table-cell>
              <table:table-cell office:value-type="float" office:value="0.546666">
                <text:p>0.546666</text:p>
              </table:table-cell>
              <table:table-cell office:value-type="float" office:value="7.033519">
                <text:p>7.033519</text:p>
              </table:table-cell>
              <table:table-cell office:value-type="float" office:value="-0.01607844">
                <text:p>-0.0160784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1.847">
                <text:p>21.847</text:p>
              </table:table-cell>
              <table:table-cell office:value-type="float" office:value="50">
                <text:p>50</text:p>
              </table:table-cell>
              <table:table-cell office:value-type="float" office:value="47.53334">
                <text:p>47.53334</text:p>
              </table:table-cell>
              <table:table-cell office:value-type="float" office:value="0.9866669">
                <text:p>0.9866669</text:p>
              </table:table-cell>
              <table:table-cell office:value-type="float" office:value="7.034029">
                <text:p>7.034029</text:p>
              </table:table-cell>
              <table:table-cell office:value-type="float" office:value="-0.02513175">
                <text:p>-0.0251317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1.861">
                <text:p>21.861</text:p>
              </table:table-cell>
              <table:table-cell office:value-type="float" office:value="50">
                <text:p>50</text:p>
              </table:table-cell>
              <table:table-cell office:value-type="float" office:value="51.13334">
                <text:p>51.13334</text:p>
              </table:table-cell>
              <table:table-cell office:value-type="float" office:value="-0.453334">
                <text:p>-0.453334</text:p>
              </table:table-cell>
              <table:table-cell office:value-type="float" office:value="7.034199">
                <text:p>7.034199</text:p>
              </table:table-cell>
              <table:table-cell office:value-type="float" office:value="0.03143638">
                <text:p>0.0314363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1.87">
                <text:p>21.87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0.8">
                <text:p>0.8</text:p>
              </table:table-cell>
              <table:table-cell office:value-type="float" office:value="7.034761">
                <text:p>7.034761</text:p>
              </table:table-cell>
              <table:table-cell office:value-type="float" office:value="-0.02061198">
                <text:p>-0.0206119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1.878">
                <text:p>21.878</text:p>
              </table:table-cell>
              <table:table-cell office:value-type="float" office:value="50">
                <text:p>50</text:p>
              </table:table-cell>
              <table:table-cell office:value-type="float" office:value="47.03333">
                <text:p>47.03333</text:p>
              </table:table-cell>
              <table:table-cell office:value-type="float" office:value="1.186667">
                <text:p>1.186667</text:p>
              </table:table-cell>
              <table:table-cell office:value-type="float" office:value="7.035792">
                <text:p>7.035792</text:p>
              </table:table-cell>
              <table:table-cell office:value-type="float" office:value="-0.02430297">
                <text:p>-0.0243029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1.886">
                <text:p>21.886</text:p>
              </table:table-cell>
              <table:table-cell office:value-type="float" office:value="50">
                <text:p>50</text:p>
              </table:table-cell>
              <table:table-cell office:value-type="float" office:value="49.73333">
                <text:p>49.73333</text:p>
              </table:table-cell>
              <table:table-cell office:value-type="float" office:value="0.1066666">
                <text:p>0.1066666</text:p>
              </table:table-cell>
              <table:table-cell office:value-type="float" office:value="7.03633">
                <text:p>7.03633</text:p>
              </table:table-cell>
              <table:table-cell office:value-type="float" office:value="0.02251568">
                <text:p>0.0225156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1.894">
                <text:p>21.894</text:p>
              </table:table-cell>
              <table:table-cell office:value-type="float" office:value="50">
                <text:p>50</text:p>
              </table:table-cell>
              <table:table-cell office:value-type="float" office:value="52.36667">
                <text:p>52.36667</text:p>
              </table:table-cell>
              <table:table-cell office:value-type="float" office:value="-0.946666">
                <text:p>-0.946666</text:p>
              </table:table-cell>
              <table:table-cell office:value-type="float" office:value="7.036399">
                <text:p>7.036399</text:p>
              </table:table-cell>
              <table:table-cell office:value-type="float" office:value="0.04962029">
                <text:p>0.0496202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1.902">
                <text:p>21.902</text:p>
              </table:table-cell>
              <table:table-cell office:value-type="float" office:value="50">
                <text:p>50</text:p>
              </table:table-cell>
              <table:table-cell office:value-type="float" office:value="49.2">
                <text:p>49.2</text:p>
              </table:table-cell>
              <table:table-cell office:value-type="float" office:value="0.3199997">
                <text:p>0.3199997</text:p>
              </table:table-cell>
              <table:table-cell office:value-type="float" office:value="7.036539">
                <text:p>7.036539</text:p>
              </table:table-cell>
              <table:table-cell office:value-type="float" office:value="-0.008058956">
                <text:p>-0.00805895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1.91">
                <text:p>21.91</text:p>
              </table:table-cell>
              <table:table-cell office:value-type="float" office:value="50">
                <text:p>50</text:p>
              </table:table-cell>
              <table:table-cell office:value-type="float" office:value="47.3">
                <text:p>47.3</text:p>
              </table:table-cell>
              <table:table-cell office:value-type="float" office:value="1.08">
                <text:p>1.08</text:p>
              </table:table-cell>
              <table:table-cell office:value-type="float" office:value="7.036949">
                <text:p>7.036949</text:p>
              </table:table-cell>
              <table:table-cell office:value-type="float" office:value="-0.0305603">
                <text:p>-0.030560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1.918">
                <text:p>21.918</text:p>
              </table:table-cell>
              <table:table-cell office:value-type="float" office:value="50">
                <text:p>50</text:p>
              </table:table-cell>
              <table:table-cell office:value-type="float" office:value="49.86667">
                <text:p>49.86667</text:p>
              </table:table-cell>
              <table:table-cell office:value-type="float" office:value="0.05333405">
                <text:p>0.05333405</text:p>
              </table:table-cell>
              <table:table-cell office:value-type="float" office:value="7.037242">
                <text:p>7.037242</text:p>
              </table:table-cell>
              <table:table-cell office:value-type="float" office:value="0.01309945">
                <text:p>0.0130994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1.928">
                <text:p>21.928</text:p>
              </table:table-cell>
              <table:table-cell office:value-type="float" office:value="50">
                <text:p>50</text:p>
              </table:table-cell>
              <table:table-cell office:value-type="float" office:value="51.23333">
                <text:p>51.23333</text:p>
              </table:table-cell>
              <table:table-cell office:value-type="float" office:value="-0.4933334">
                <text:p>-0.4933334</text:p>
              </table:table-cell>
              <table:table-cell office:value-type="float" office:value="7.037299">
                <text:p>7.037299</text:p>
              </table:table-cell>
              <table:table-cell office:value-type="float" office:value="0.02694748">
                <text:p>0.0269474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1.937">
                <text:p>21.937</text:p>
              </table:table-cell>
              <table:table-cell office:value-type="float" office:value="50">
                <text:p>50</text:p>
              </table:table-cell>
              <table:table-cell office:value-type="float" office:value="50.4">
                <text:p>50.4</text:p>
              </table:table-cell>
              <table:table-cell office:value-type="float" office:value="-0.1600006">
                <text:p>-0.1600006</text:p>
              </table:table-cell>
              <table:table-cell office:value-type="float" office:value="7.037281">
                <text:p>7.037281</text:p>
              </table:table-cell>
              <table:table-cell office:value-type="float" office:value="0.007324831">
                <text:p>0.00732483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1.945">
                <text:p>21.945</text:p>
              </table:table-cell>
              <table:table-cell office:value-type="float" office:value="50">
                <text:p>50</text:p>
              </table:table-cell>
              <table:table-cell office:value-type="float" office:value="49.13333">
                <text:p>49.13333</text:p>
              </table:table-cell>
              <table:table-cell office:value-type="float" office:value="0.346666">
                <text:p>0.346666</text:p>
              </table:table-cell>
              <table:table-cell office:value-type="float" office:value="7.037411">
                <text:p>7.037411</text:p>
              </table:table-cell>
              <table:table-cell office:value-type="float" office:value="-0.01203185">
                <text:p>-0.0120318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1.953">
                <text:p>21.953</text:p>
              </table:table-cell>
              <table:table-cell office:value-type="float" office:value="50">
                <text:p>50</text:p>
              </table:table-cell>
              <table:table-cell office:value-type="float" office:value="49.33333">
                <text:p>49.33333</text:p>
              </table:table-cell>
              <table:table-cell office:value-type="float" office:value="0.2666672">
                <text:p>0.2666672</text:p>
              </table:table-cell>
              <table:table-cell office:value-type="float" office:value="7.037575">
                <text:p>7.037575</text:p>
              </table:table-cell>
              <table:table-cell office:value-type="float" office:value="-0.004819562">
                <text:p>-0.00481956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1.961">
                <text:p>21.961</text:p>
              </table:table-cell>
              <table:table-cell office:value-type="float" office:value="50">
                <text:p>50</text:p>
              </table:table-cell>
              <table:table-cell office:value-type="float" office:value="50.63334">
                <text:p>50.63334</text:p>
              </table:table-cell>
              <table:table-cell office:value-type="float" office:value="-0.253334">
                <text:p>-0.253334</text:p>
              </table:table-cell>
              <table:table-cell office:value-type="float" office:value="7.037607">
                <text:p>7.037607</text:p>
              </table:table-cell>
              <table:table-cell office:value-type="float" office:value="0.01397913">
                <text:p>0.0139791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1.969">
                <text:p>21.969</text:p>
              </table:table-cell>
              <table:table-cell office:value-type="float" office:value="50">
                <text:p>50</text:p>
              </table:table-cell>
              <table:table-cell office:value-type="float" office:value="50.66667">
                <text:p>50.66667</text:p>
              </table:table-cell>
              <table:table-cell office:value-type="float" office:value="-0.2666672">
                <text:p>-0.2666672</text:p>
              </table:table-cell>
              <table:table-cell office:value-type="float" office:value="7.03755">
                <text:p>7.03755</text:p>
              </table:table-cell>
              <table:table-cell office:value-type="float" office:value="0.009946181">
                <text:p>0.00994618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1.977">
                <text:p>21.977</text:p>
              </table:table-cell>
              <table:table-cell office:value-type="float" office:value="50">
                <text:p>50</text:p>
              </table:table-cell>
              <table:table-cell office:value-type="float" office:value="47.76667">
                <text:p>47.76667</text:p>
              </table:table-cell>
              <table:table-cell office:value-type="float" office:value="0.8933334">
                <text:p>0.8933334</text:p>
              </table:table-cell>
              <table:table-cell office:value-type="float" office:value="7.037772">
                <text:p>7.037772</text:p>
              </table:table-cell>
              <table:table-cell office:value-type="float" office:value="-0.03151683">
                <text:p>-0.0315168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1.985">
                <text:p>21.985</text:p>
              </table:table-cell>
              <table:table-cell office:value-type="float" office:value="50">
                <text:p>50</text:p>
              </table:table-cell>
              <table:table-cell office:value-type="float" office:value="51.93334">
                <text:p>51.93334</text:p>
              </table:table-cell>
              <table:table-cell office:value-type="float" office:value="-0.7733337">
                <text:p>-0.7733337</text:p>
              </table:table-cell>
              <table:table-cell office:value-type="float" office:value="7.037698">
                <text:p>7.037698</text:p>
              </table:table-cell>
              <table:table-cell office:value-type="float" office:value="0.03356904">
                <text:p>0.0335690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1.994">
                <text:p>21.994</text:p>
              </table:table-cell>
              <table:table-cell office:value-type="float" office:value="50">
                <text:p>50</text:p>
              </table:table-cell>
              <table:table-cell office:value-type="float" office:value="51.8">
                <text:p>51.8</text:p>
              </table:table-cell>
              <table:table-cell office:value-type="float" office:value="-0.7199997">
                <text:p>-0.7199997</text:p>
              </table:table-cell>
              <table:table-cell office:value-type="float" office:value="7.037438">
                <text:p>7.037438</text:p>
              </table:table-cell>
              <table:table-cell office:value-type="float" office:value="0.0210676">
                <text:p>0.021067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2.002">
                <text:p>22.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8.80001">
                <text:p>-28.80001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2.004">
                <text:p>22.004</text:p>
              </table:table-cell>
              <table:table-cell office:value-type="float" office:value="50">
                <text:p>50</text:p>
              </table:table-cell>
              <table:table-cell office:value-type="float" office:value="48.36667">
                <text:p>48.36667</text:p>
              </table:table-cell>
              <table:table-cell office:value-type="float" office:value="0.6533341">
                <text:p>0.6533341</text:p>
              </table:table-cell>
              <table:table-cell office:value-type="float" office:value="7.03747">
                <text:p>7.03747</text:p>
              </table:table-cell>
              <table:table-cell office:value-type="float" office:value="-0.0309943">
                <text:p>-0.030994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2.012">
                <text:p>22.012</text:p>
              </table:table-cell>
              <table:table-cell office:value-type="float" office:value="50">
                <text:p>50</text:p>
              </table:table-cell>
              <table:table-cell office:value-type="float" office:value="46.96667">
                <text:p>46.96667</text:p>
              </table:table-cell>
              <table:table-cell office:value-type="float" office:value="1.213333">
                <text:p>1.213333</text:p>
              </table:table-cell>
              <table:table-cell office:value-type="float" office:value="7.037991">
                <text:p>7.037991</text:p>
              </table:table-cell>
              <table:table-cell office:value-type="float" office:value="-0.03893609">
                <text:p>-0.0389360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2.021">
                <text:p>22.021</text:p>
              </table:table-cell>
              <table:table-cell office:value-type="float" office:value="50">
                <text:p>50</text:p>
              </table:table-cell>
              <table:table-cell office:value-type="float" office:value="50.03334">
                <text:p>50.03334</text:p>
              </table:table-cell>
              <table:table-cell office:value-type="float" office:value="-0.01333313">
                <text:p>-0.01333313</text:p>
              </table:table-cell>
              <table:table-cell office:value-type="float" office:value="7.038308">
                <text:p>7.038308</text:p>
              </table:table-cell>
              <table:table-cell office:value-type="float" office:value="0.01633887">
                <text:p>0.0163388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2.029">
                <text:p>22.029</text:p>
              </table:table-cell>
              <table:table-cell office:value-type="float" office:value="50">
                <text:p>50</text:p>
              </table:table-cell>
              <table:table-cell office:value-type="float" office:value="53.73333">
                <text:p>53.73333</text:p>
              </table:table-cell>
              <table:table-cell office:value-type="float" office:value="-1.493333">
                <text:p>-1.493333</text:p>
              </table:table-cell>
              <table:table-cell office:value-type="float" office:value="7.038004">
                <text:p>7.038004</text:p>
              </table:table-cell>
              <table:table-cell office:value-type="float" office:value="0.05896977">
                <text:p>0.0589697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2.037">
                <text:p>22.037</text:p>
              </table:table-cell>
              <table:table-cell office:value-type="float" office:value="50">
                <text:p>50</text:p>
              </table:table-cell>
              <table:table-cell office:value-type="float" office:value="50.73333">
                <text:p>50.73333</text:p>
              </table:table-cell>
              <table:table-cell office:value-type="float" office:value="-0.2933334">
                <text:p>-0.2933334</text:p>
              </table:table-cell>
              <table:table-cell office:value-type="float" office:value="7.037725">
                <text:p>7.037725</text:p>
              </table:table-cell>
              <table:table-cell office:value-type="float" office:value="-0.000680143">
                <text:p>-0.00068014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2.045">
                <text:p>22.045</text:p>
              </table:table-cell>
              <table:table-cell office:value-type="float" office:value="50">
                <text:p>50</text:p>
              </table:table-cell>
              <table:table-cell office:value-type="float" office:value="48.33333">
                <text:p>48.33333</text:p>
              </table:table-cell>
              <table:table-cell office:value-type="float" office:value="0.6666672">
                <text:p>0.6666672</text:p>
              </table:table-cell>
              <table:table-cell office:value-type="float" office:value="7.037729">
                <text:p>7.037729</text:p>
              </table:table-cell>
              <table:table-cell office:value-type="float" office:value="-0.03214261">
                <text:p>-0.0321426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2.057">
                <text:p>22.057</text:p>
              </table:table-cell>
              <table:table-cell office:value-type="float" office:value="50">
                <text:p>50</text:p>
              </table:table-cell>
              <table:table-cell office:value-type="float" office:value="48.96667">
                <text:p>48.96667</text:p>
              </table:table-cell>
              <table:table-cell office:value-type="float" office:value="0.4133331">
                <text:p>0.4133331</text:p>
              </table:table-cell>
              <table:table-cell office:value-type="float" office:value="7.037867">
                <text:p>7.037867</text:p>
              </table:table-cell>
              <table:table-cell office:value-type="float" office:value="-0.01349634">
                <text:p>-0.0134963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2.067">
                <text:p>22.067</text:p>
              </table:table-cell>
              <table:table-cell office:value-type="float" office:value="50">
                <text:p>50</text:p>
              </table:table-cell>
              <table:table-cell office:value-type="float" office:value="49.56666">
                <text:p>49.56666</text:p>
              </table:table-cell>
              <table:table-cell office:value-type="float" office:value="0.1733337">
                <text:p>0.1733337</text:p>
              </table:table-cell>
              <table:table-cell office:value-type="float" office:value="7.038063">
                <text:p>7.038063</text:p>
              </table:table-cell>
              <table:table-cell office:value-type="float" office:value="-0.0009875394">
                <text:p>-0.000987539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2.075">
                <text:p>22.075</text:p>
              </table:table-cell>
              <table:table-cell office:value-type="float" office:value="50">
                <text:p>50</text:p>
              </table:table-cell>
              <table:table-cell office:value-type="float" office:value="48.6">
                <text:p>48.6</text:p>
              </table:table-cell>
              <table:table-cell office:value-type="float" office:value="0.5600006">
                <text:p>0.5600006</text:p>
              </table:table-cell>
              <table:table-cell office:value-type="float" office:value="7.038452">
                <text:p>7.038452</text:p>
              </table:table-cell>
              <table:table-cell office:value-type="float" office:value="-0.01331306">
                <text:p>-0.0133130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2.083">
                <text:p>22.083</text:p>
              </table:table-cell>
              <table:table-cell office:value-type="float" office:value="50">
                <text:p>50</text:p>
              </table:table-cell>
              <table:table-cell office:value-type="float" office:value="47.7">
                <text:p>47.7</text:p>
              </table:table-cell>
              <table:table-cell office:value-type="float" office:value="0.9199997">
                <text:p>0.9199997</text:p>
              </table:table-cell>
              <table:table-cell office:value-type="float" office:value="7.038921">
                <text:p>7.038921</text:p>
              </table:table-cell>
              <table:table-cell office:value-type="float" office:value="-0.01960156">
                <text:p>-0.0196015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2.091">
                <text:p>22.091</text:p>
              </table:table-cell>
              <table:table-cell office:value-type="float" office:value="50">
                <text:p>50</text:p>
              </table:table-cell>
              <table:table-cell office:value-type="float" office:value="52.2">
                <text:p>52.2</text:p>
              </table:table-cell>
              <table:table-cell office:value-type="float" office:value="-0.8800003">
                <text:p>-0.8800003</text:p>
              </table:table-cell>
              <table:table-cell office:value-type="float" office:value="7.038984">
                <text:p>7.038984</text:p>
              </table:table-cell>
              <table:table-cell office:value-type="float" office:value="0.0460705">
                <text:p>0.046070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2.099">
                <text:p>22.099</text:p>
              </table:table-cell>
              <table:table-cell office:value-type="float" office:value="50">
                <text:p>50</text:p>
              </table:table-cell>
              <table:table-cell office:value-type="float" office:value="47.83333">
                <text:p>47.83333</text:p>
              </table:table-cell>
              <table:table-cell office:value-type="float" office:value="0.8666672">
                <text:p>0.8666672</text:p>
              </table:table-cell>
              <table:table-cell office:value-type="float" office:value="7.039279">
                <text:p>7.039279</text:p>
              </table:table-cell>
              <table:table-cell office:value-type="float" office:value="-0.02631283">
                <text:p>-0.0263128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2.104">
                <text:p>22.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8.80001">
                <text:p>-28.80001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2.107">
                <text:p>22.107</text:p>
              </table:table-cell>
              <table:table-cell office:value-type="float" office:value="50">
                <text:p>50</text:p>
              </table:table-cell>
              <table:table-cell office:value-type="float" office:value="50.33333">
                <text:p>50.33333</text:p>
              </table:table-cell>
              <table:table-cell office:value-type="float" office:value="-0.1333328">
                <text:p>-0.1333328</text:p>
              </table:table-cell>
              <table:table-cell office:value-type="float" office:value="7.039441">
                <text:p>7.039441</text:p>
              </table:table-cell>
              <table:table-cell office:value-type="float" office:value="0.01510761">
                <text:p>0.0151076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2.115">
                <text:p>22.115</text:p>
              </table:table-cell>
              <table:table-cell office:value-type="float" office:value="50">
                <text:p>50</text:p>
              </table:table-cell>
              <table:table-cell office:value-type="float" office:value="49.7">
                <text:p>49.7</text:p>
              </table:table-cell>
              <table:table-cell office:value-type="float" office:value="0.1199997">
                <text:p>0.1199997</text:p>
              </table:table-cell>
              <table:table-cell office:value-type="float" office:value="7.039586">
                <text:p>7.039586</text:p>
              </table:table-cell>
              <table:table-cell office:value-type="float" office:value="0.00191352">
                <text:p>0.0019135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2.128">
                <text:p>22.128</text:p>
              </table:table-cell>
              <table:table-cell office:value-type="float" office:value="50">
                <text:p>50</text:p>
              </table:table-cell>
              <table:table-cell office:value-type="float" office:value="50.3">
                <text:p>50.3</text:p>
              </table:table-cell>
              <table:table-cell office:value-type="float" office:value="-0.1199997">
                <text:p>-0.1199997</text:p>
              </table:table-cell>
              <table:table-cell office:value-type="float" office:value="7.039648">
                <text:p>7.039648</text:p>
              </table:table-cell>
              <table:table-cell office:value-type="float" office:value="0.009221191">
                <text:p>0.00922119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2.137">
                <text:p>22.137</text:p>
              </table:table-cell>
              <table:table-cell office:value-type="float" office:value="50">
                <text:p>50</text:p>
              </table:table-cell>
              <table:table-cell office:value-type="float" office:value="48.16667">
                <text:p>48.16667</text:p>
              </table:table-cell>
              <table:table-cell office:value-type="float" office:value="0.7333328">
                <text:p>0.7333328</text:p>
              </table:table-cell>
              <table:table-cell office:value-type="float" office:value="7.04006">
                <text:p>7.04006</text:p>
              </table:table-cell>
              <table:table-cell office:value-type="float" office:value="-0.02207397">
                <text:p>-0.0220739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2.146">
                <text:p>22.146</text:p>
              </table:table-cell>
              <table:table-cell office:value-type="float" office:value="50">
                <text:p>50</text:p>
              </table:table-cell>
              <table:table-cell office:value-type="float" office:value="46.9">
                <text:p>46.9</text:p>
              </table:table-cell>
              <table:table-cell office:value-type="float" office:value="1.239999">
                <text:p>1.239999</text:p>
              </table:table-cell>
              <table:table-cell office:value-type="float" office:value="7.040984">
                <text:p>7.040984</text:p>
              </table:table-cell>
              <table:table-cell office:value-type="float" office:value="-0.02952291">
                <text:p>-0.0295229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2.154">
                <text:p>22.154</text:p>
              </table:table-cell>
              <table:table-cell office:value-type="float" office:value="50">
                <text:p>50</text:p>
              </table:table-cell>
              <table:table-cell office:value-type="float" office:value="50.23334">
                <text:p>50.23334</text:p>
              </table:table-cell>
              <table:table-cell office:value-type="float" office:value="-0.09333344">
                <text:p>-0.09333344</text:p>
              </table:table-cell>
              <table:table-cell office:value-type="float" office:value="7.041433">
                <text:p>7.041433</text:p>
              </table:table-cell>
              <table:table-cell office:value-type="float" office:value="0.0274678">
                <text:p>0.027467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2.162">
                <text:p>22.162</text:p>
              </table:table-cell>
              <table:table-cell office:value-type="float" office:value="50">
                <text:p>50</text:p>
              </table:table-cell>
              <table:table-cell office:value-type="float" office:value="50.3">
                <text:p>50.3</text:p>
              </table:table-cell>
              <table:table-cell office:value-type="float" office:value="-0.1199997">
                <text:p>-0.1199997</text:p>
              </table:table-cell>
              <table:table-cell office:value-type="float" office:value="7.041669">
                <text:p>7.041669</text:p>
              </table:table-cell>
              <table:table-cell office:value-type="float" office:value="0.0184597">
                <text:p>0.018459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2.17">
                <text:p>22.17</text:p>
              </table:table-cell>
              <table:table-cell office:value-type="float" office:value="50">
                <text:p>50</text:p>
              </table:table-cell>
              <table:table-cell office:value-type="float" office:value="49.03333">
                <text:p>49.03333</text:p>
              </table:table-cell>
              <table:table-cell office:value-type="float" office:value="0.3866669">
                <text:p>0.3866669</text:p>
              </table:table-cell>
              <table:table-cell office:value-type="float" office:value="7.041943">
                <text:p>7.041943</text:p>
              </table:table-cell>
              <table:table-cell office:value-type="float" office:value="-0.004167071">
                <text:p>-0.00416707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2.179">
                <text:p>22.179</text:p>
              </table:table-cell>
              <table:table-cell office:value-type="float" office:value="50">
                <text:p>50</text:p>
              </table:table-cell>
              <table:table-cell office:value-type="float" office:value="47.9">
                <text:p>47.9</text:p>
              </table:table-cell>
              <table:table-cell office:value-type="float" office:value="0.8399994">
                <text:p>0.8399994</text:p>
              </table:table-cell>
              <table:table-cell office:value-type="float" office:value="7.042411">
                <text:p>7.042411</text:p>
              </table:table-cell>
              <table:table-cell office:value-type="float" office:value="-0.01779356">
                <text:p>-0.0177935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2.19">
                <text:p>22.19</text:p>
              </table:table-cell>
              <table:table-cell office:value-type="float" office:value="50">
                <text:p>50</text:p>
              </table:table-cell>
              <table:table-cell office:value-type="float" office:value="50.5">
                <text:p>50.5</text:p>
              </table:table-cell>
              <table:table-cell office:value-type="float" office:value="-0.2">
                <text:p>-0.2</text:p>
              </table:table-cell>
              <table:table-cell office:value-type="float" office:value="7.042654">
                <text:p>7.042654</text:p>
              </table:table-cell>
              <table:table-cell office:value-type="float" office:value="0.02257641">
                <text:p>0.0225764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2.199">
                <text:p>22.199</text:p>
              </table:table-cell>
              <table:table-cell office:value-type="float" office:value="50">
                <text:p>50</text:p>
              </table:table-cell>
              <table:table-cell office:value-type="float" office:value="48.83333">
                <text:p>48.83333</text:p>
              </table:table-cell>
              <table:table-cell office:value-type="float" office:value="0.4666672">
                <text:p>0.4666672</text:p>
              </table:table-cell>
              <table:table-cell office:value-type="float" office:value="7.043038">
                <text:p>7.043038</text:p>
              </table:table-cell>
              <table:table-cell office:value-type="float" office:value="-0.007098871">
                <text:p>-0.00709887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2.207">
                <text:p>22.207</text:p>
              </table:table-cell>
              <table:table-cell office:value-type="float" office:value="50">
                <text:p>50</text:p>
              </table:table-cell>
              <table:table-cell office:value-type="float" office:value="47.9">
                <text:p>47.9</text:p>
              </table:table-cell>
              <table:table-cell office:value-type="float" office:value="0.8399994">
                <text:p>0.8399994</text:p>
              </table:table-cell>
              <table:table-cell office:value-type="float" office:value="7.04365">
                <text:p>7.04365</text:p>
              </table:table-cell>
              <table:table-cell office:value-type="float" office:value="-0.0165793">
                <text:p>-0.016579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2.215">
                <text:p>22.215</text:p>
              </table:table-cell>
              <table:table-cell office:value-type="float" office:value="50">
                <text:p>50</text:p>
              </table:table-cell>
              <table:table-cell office:value-type="float" office:value="49.73333">
                <text:p>49.73333</text:p>
              </table:table-cell>
              <table:table-cell office:value-type="float" office:value="0.1066666">
                <text:p>0.1066666</text:p>
              </table:table-cell>
              <table:table-cell office:value-type="float" office:value="7.044014">
                <text:p>7.044014</text:p>
              </table:table-cell>
              <table:table-cell office:value-type="float" office:value="0.01425266">
                <text:p>0.0142526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2.223">
                <text:p>22.223</text:p>
              </table:table-cell>
              <table:table-cell office:value-type="float" office:value="50">
                <text:p>50</text:p>
              </table:table-cell>
              <table:table-cell office:value-type="float" office:value="52.56667">
                <text:p>52.56667</text:p>
              </table:table-cell>
              <table:table-cell office:value-type="float" office:value="-1.026666">
                <text:p>-1.026666</text:p>
              </table:table-cell>
              <table:table-cell office:value-type="float" office:value="7.043962">
                <text:p>7.043962</text:p>
              </table:table-cell>
              <table:table-cell office:value-type="float" office:value="0.04709169">
                <text:p>0.0470916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2.231">
                <text:p>22.231</text:p>
              </table:table-cell>
              <table:table-cell office:value-type="float" office:value="50">
                <text:p>50</text:p>
              </table:table-cell>
              <table:table-cell office:value-type="float" office:value="50.33333">
                <text:p>50.33333</text:p>
              </table:table-cell>
              <table:table-cell office:value-type="float" office:value="-0.1333328">
                <text:p>-0.1333328</text:p>
              </table:table-cell>
              <table:table-cell office:value-type="float" office:value="7.043889">
                <text:p>7.043889</text:p>
              </table:table-cell>
              <table:table-cell office:value-type="float" office:value="0.002541488">
                <text:p>0.00254148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2.239">
                <text:p>22.239</text:p>
              </table:table-cell>
              <table:table-cell office:value-type="float" office:value="50">
                <text:p>50</text:p>
              </table:table-cell>
              <table:table-cell office:value-type="float" office:value="48.23333">
                <text:p>48.23333</text:p>
              </table:table-cell>
              <table:table-cell office:value-type="float" office:value="0.7066666">
                <text:p>0.7066666</text:p>
              </table:table-cell>
              <table:table-cell office:value-type="float" office:value="7.044044">
                <text:p>7.044044</text:p>
              </table:table-cell>
              <table:table-cell office:value-type="float" office:value="-0.02599163">
                <text:p>-0.0259916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2.247">
                <text:p>22.247</text:p>
              </table:table-cell>
              <table:table-cell office:value-type="float" office:value="50">
                <text:p>50</text:p>
              </table:table-cell>
              <table:table-cell office:value-type="float" office:value="48.16667">
                <text:p>48.16667</text:p>
              </table:table-cell>
              <table:table-cell office:value-type="float" office:value="0.7333328">
                <text:p>0.7333328</text:p>
              </table:table-cell>
              <table:table-cell office:value-type="float" office:value="7.044363">
                <text:p>7.044363</text:p>
              </table:table-cell>
              <table:table-cell office:value-type="float" office:value="-0.0185549">
                <text:p>-0.018554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2.258">
                <text:p>22.258</text:p>
              </table:table-cell>
              <table:table-cell office:value-type="float" office:value="50">
                <text:p>50</text:p>
              </table:table-cell>
              <table:table-cell office:value-type="float" office:value="51.9">
                <text:p>51.9</text:p>
              </table:table-cell>
              <table:table-cell office:value-type="float" office:value="-0.7600007">
                <text:p>-0.7600007</text:p>
              </table:table-cell>
              <table:table-cell office:value-type="float" office:value="7.044359">
                <text:p>7.044359</text:p>
              </table:table-cell>
              <table:table-cell office:value-type="float" office:value="0.03666292">
                <text:p>0.0366629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2.267">
                <text:p>22.267</text:p>
              </table:table-cell>
              <table:table-cell office:value-type="float" office:value="50">
                <text:p>50</text:p>
              </table:table-cell>
              <table:table-cell office:value-type="float" office:value="49.43334">
                <text:p>49.43334</text:p>
              </table:table-cell>
              <table:table-cell office:value-type="float" office:value="0.2266663">
                <text:p>0.2266663</text:p>
              </table:table-cell>
              <table:table-cell office:value-type="float" office:value="7.044459">
                <text:p>7.044459</text:p>
              </table:table-cell>
              <table:table-cell office:value-type="float" office:value="-0.007629814">
                <text:p>-0.00762981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2.275">
                <text:p>22.275</text:p>
              </table:table-cell>
              <table:table-cell office:value-type="float" office:value="50">
                <text:p>50</text:p>
              </table:table-cell>
              <table:table-cell office:value-type="float" office:value="50.46667">
                <text:p>50.46667</text:p>
              </table:table-cell>
              <table:table-cell office:value-type="float" office:value="-0.1866669">
                <text:p>-0.1866669</text:p>
              </table:table-cell>
              <table:table-cell office:value-type="float" office:value="7.044435">
                <text:p>7.044435</text:p>
              </table:table-cell>
              <table:table-cell office:value-type="float" office:value="0.009061876">
                <text:p>0.00906187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2.283">
                <text:p>22.283</text:p>
              </table:table-cell>
              <table:table-cell office:value-type="float" office:value="50">
                <text:p>50</text:p>
              </table:table-cell>
              <table:table-cell office:value-type="float" office:value="50.26667">
                <text:p>50.26667</text:p>
              </table:table-cell>
              <table:table-cell office:value-type="float" office:value="-0.1066666">
                <text:p>-0.1066666</text:p>
              </table:table-cell>
              <table:table-cell office:value-type="float" office:value="7.04439">
                <text:p>7.04439</text:p>
              </table:table-cell>
              <table:table-cell office:value-type="float" office:value="0.002797191">
                <text:p>0.00279719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2.291">
                <text:p>22.291</text:p>
              </table:table-cell>
              <table:table-cell office:value-type="float" office:value="50">
                <text:p>50</text:p>
              </table:table-cell>
              <table:table-cell office:value-type="float" office:value="49.96667">
                <text:p>49.96667</text:p>
              </table:table-cell>
              <table:table-cell office:value-type="float" office:value="0.01333313">
                <text:p>0.01333313</text:p>
              </table:table-cell>
              <table:table-cell office:value-type="float" office:value="7.044364">
                <text:p>7.044364</text:p>
              </table:table-cell>
              <table:table-cell office:value-type="float" office:value="-0.002058054">
                <text:p>-0.00205805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2.299">
                <text:p>22.299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4">
                <text:p>0.4</text:p>
              </table:table-cell>
              <table:table-cell office:value-type="float" office:value="7.044462">
                <text:p>7.044462</text:p>
              </table:table-cell>
              <table:table-cell office:value-type="float" office:value="-0.01415951">
                <text:p>-0.0141595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2.307">
                <text:p>22.307</text:p>
              </table:table-cell>
              <table:table-cell office:value-type="float" office:value="50">
                <text:p>50</text:p>
              </table:table-cell>
              <table:table-cell office:value-type="float" office:value="46.96667">
                <text:p>46.96667</text:p>
              </table:table-cell>
              <table:table-cell office:value-type="float" office:value="1.213333">
                <text:p>1.213333</text:p>
              </table:table-cell>
              <table:table-cell office:value-type="float" office:value="7.044882">
                <text:p>7.044882</text:p>
              </table:table-cell>
              <table:table-cell office:value-type="float" office:value="-0.03646828">
                <text:p>-0.0364682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2.315">
                <text:p>22.315</text:p>
              </table:table-cell>
              <table:table-cell office:value-type="float" office:value="50">
                <text:p>50</text:p>
              </table:table-cell>
              <table:table-cell office:value-type="float" office:value="48.73333">
                <text:p>48.73333</text:p>
              </table:table-cell>
              <table:table-cell office:value-type="float" office:value="0.5066666">
                <text:p>0.5066666</text:p>
              </table:table-cell>
              <table:table-cell office:value-type="float" office:value="7.045315">
                <text:p>7.045315</text:p>
              </table:table-cell>
              <table:table-cell office:value-type="float" office:value="-0.00147784">
                <text:p>-0.0014778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2.328">
                <text:p>22.328</text:p>
              </table:table-cell>
              <table:table-cell office:value-type="float" office:value="50">
                <text:p>50</text:p>
              </table:table-cell>
              <table:table-cell office:value-type="float" office:value="52.1">
                <text:p>52.1</text:p>
              </table:table-cell>
              <table:table-cell office:value-type="float" office:value="-0.8399994">
                <text:p>-0.8399994</text:p>
              </table:table-cell>
              <table:table-cell office:value-type="float" office:value="7.045365">
                <text:p>7.045365</text:p>
              </table:table-cell>
              <table:table-cell office:value-type="float" office:value="0.04343491">
                <text:p>0.0434349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2.337">
                <text:p>22.337</text:p>
              </table:table-cell>
              <table:table-cell office:value-type="float" office:value="50">
                <text:p>50</text:p>
              </table:table-cell>
              <table:table-cell office:value-type="float" office:value="49.13333">
                <text:p>49.13333</text:p>
              </table:table-cell>
              <table:table-cell office:value-type="float" office:value="0.346666">
                <text:p>0.346666</text:p>
              </table:table-cell>
              <table:table-cell office:value-type="float" office:value="7.045577">
                <text:p>7.045577</text:p>
              </table:table-cell>
              <table:table-cell office:value-type="float" office:value="-0.00962485">
                <text:p>-0.0096248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2.345">
                <text:p>22.345</text:p>
              </table:table-cell>
              <table:table-cell office:value-type="float" office:value="50">
                <text:p>50</text:p>
              </table:table-cell>
              <table:table-cell office:value-type="float" office:value="48.86667">
                <text:p>48.86667</text:p>
              </table:table-cell>
              <table:table-cell office:value-type="float" office:value="0.453334">
                <text:p>0.453334</text:p>
              </table:table-cell>
              <table:table-cell office:value-type="float" office:value="7.04595">
                <text:p>7.04595</text:p>
              </table:table-cell>
              <table:table-cell office:value-type="float" office:value="-0.009102438">
                <text:p>-0.00910243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2.353">
                <text:p>22.353</text:p>
              </table:table-cell>
              <table:table-cell office:value-type="float" office:value="50">
                <text:p>50</text:p>
              </table:table-cell>
              <table:table-cell office:value-type="float" office:value="50.5">
                <text:p>50.5</text:p>
              </table:table-cell>
              <table:table-cell office:value-type="float" office:value="-0.2">
                <text:p>-0.2</text:p>
              </table:table-cell>
              <table:table-cell office:value-type="float" office:value="7.046075">
                <text:p>7.046075</text:p>
              </table:table-cell>
              <table:table-cell office:value-type="float" office:value="0.0164626">
                <text:p>0.016462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2.355">
                <text:p>22.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8.80001">
                <text:p>-28.80001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2.361">
                <text:p>22.361</text:p>
              </table:table-cell>
              <table:table-cell office:value-type="float" office:value="50">
                <text:p>50</text:p>
              </table:table-cell>
              <table:table-cell office:value-type="float" office:value="52.26667">
                <text:p>52.26667</text:p>
              </table:table-cell>
              <table:table-cell office:value-type="float" office:value="-0.9066666">
                <text:p>-0.9066666</text:p>
              </table:table-cell>
              <table:table-cell office:value-type="float" office:value="7.045891">
                <text:p>7.045891</text:p>
              </table:table-cell>
              <table:table-cell office:value-type="float" office:value="0.03418531">
                <text:p>0.0341853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2.369">
                <text:p>22.369</text:p>
              </table:table-cell>
              <table:table-cell office:value-type="float" office:value="50">
                <text:p>50</text:p>
              </table:table-cell>
              <table:table-cell office:value-type="float" office:value="49.03333">
                <text:p>49.03333</text:p>
              </table:table-cell>
              <table:table-cell office:value-type="float" office:value="0.3866669">
                <text:p>0.3866669</text:p>
              </table:table-cell>
              <table:table-cell office:value-type="float" office:value="7.045879">
                <text:p>7.045879</text:p>
              </table:table-cell>
              <table:table-cell office:value-type="float" office:value="-0.01943463">
                <text:p>-0.0194346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2.377">
                <text:p>22.377</text:p>
              </table:table-cell>
              <table:table-cell office:value-type="float" office:value="50">
                <text:p>50</text:p>
              </table:table-cell>
              <table:table-cell office:value-type="float" office:value="47.5">
                <text:p>47.5</text:p>
              </table:table-cell>
              <table:table-cell office:value-type="float" office:value="1">
                <text:p>1</text:p>
              </table:table-cell>
              <table:table-cell office:value-type="float" office:value="7.046161">
                <text:p>7.046161</text:p>
              </table:table-cell>
              <table:table-cell office:value-type="float" office:value="-0.03345526">
                <text:p>-0.0334552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2.385">
                <text:p>22.385</text:p>
              </table:table-cell>
              <table:table-cell office:value-type="float" office:value="50">
                <text:p>50</text:p>
              </table:table-cell>
              <table:table-cell office:value-type="float" office:value="49.6">
                <text:p>49.6</text:p>
              </table:table-cell>
              <table:table-cell office:value-type="float" office:value="0.1600006">
                <text:p>0.1600006</text:p>
              </table:table-cell>
              <table:table-cell office:value-type="float" office:value="7.0464">
                <text:p>7.0464</text:p>
              </table:table-cell>
              <table:table-cell office:value-type="float" office:value="0.00496967">
                <text:p>0.0049696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2.394">
                <text:p>22.394</text:p>
              </table:table-cell>
              <table:table-cell office:value-type="float" office:value="50">
                <text:p>50</text:p>
              </table:table-cell>
              <table:table-cell office:value-type="float" office:value="51.4">
                <text:p>51.4</text:p>
              </table:table-cell>
              <table:table-cell office:value-type="float" office:value="-0.5600006">
                <text:p>-0.5600006</text:p>
              </table:table-cell>
              <table:table-cell office:value-type="float" office:value="7.046399">
                <text:p>7.046399</text:p>
              </table:table-cell>
              <table:table-cell office:value-type="float" office:value="0.02713954">
                <text:p>0.0271395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2.404">
                <text:p>22.404</text:p>
              </table:table-cell>
              <table:table-cell office:value-type="float" office:value="50">
                <text:p>50</text:p>
              </table:table-cell>
              <table:table-cell office:value-type="float" office:value="49.3">
                <text:p>49.3</text:p>
              </table:table-cell>
              <table:table-cell office:value-type="float" office:value="0.2800003">
                <text:p>0.2800003</text:p>
              </table:table-cell>
              <table:table-cell office:value-type="float" office:value="7.046502">
                <text:p>7.046502</text:p>
              </table:table-cell>
              <table:table-cell office:value-type="float" office:value="-0.009265594">
                <text:p>-0.00926559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2.412">
                <text:p>22.412</text:p>
              </table:table-cell>
              <table:table-cell office:value-type="float" office:value="50">
                <text:p>50</text:p>
              </table:table-cell>
              <table:table-cell office:value-type="float" office:value="48.63334">
                <text:p>48.63334</text:p>
              </table:table-cell>
              <table:table-cell office:value-type="float" office:value="0.546666">
                <text:p>0.546666</text:p>
              </table:table-cell>
              <table:table-cell office:value-type="float" office:value="7.046793">
                <text:p>7.046793</text:p>
              </table:table-cell>
              <table:table-cell office:value-type="float" office:value="-0.01472964">
                <text:p>-0.0147296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2.421">
                <text:p>22.421</text:p>
              </table:table-cell>
              <table:table-cell office:value-type="float" office:value="50">
                <text:p>50</text:p>
              </table:table-cell>
              <table:table-cell office:value-type="float" office:value="50.7">
                <text:p>50.7</text:p>
              </table:table-cell>
              <table:table-cell office:value-type="float" office:value="-0.2800003">
                <text:p>-0.2800003</text:p>
              </table:table-cell>
              <table:table-cell office:value-type="float" office:value="7.046866">
                <text:p>7.046866</text:p>
              </table:table-cell>
              <table:table-cell office:value-type="float" office:value="0.01814738">
                <text:p>0.0181473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2.429">
                <text:p>22.429</text:p>
              </table:table-cell>
              <table:table-cell office:value-type="float" office:value="50">
                <text:p>50</text:p>
              </table:table-cell>
              <table:table-cell office:value-type="float" office:value="50.93334">
                <text:p>50.93334</text:p>
              </table:table-cell>
              <table:table-cell office:value-type="float" office:value="-0.3733337">
                <text:p>-0.3733337</text:p>
              </table:table-cell>
              <table:table-cell office:value-type="float" office:value="7.04679">
                <text:p>7.04679</text:p>
              </table:table-cell>
              <table:table-cell office:value-type="float" office:value="0.01469446">
                <text:p>0.0146944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2.437">
                <text:p>22.437</text:p>
              </table:table-cell>
              <table:table-cell office:value-type="float" office:value="50">
                <text:p>50</text:p>
              </table:table-cell>
              <table:table-cell office:value-type="float" office:value="50.6">
                <text:p>50.6</text:p>
              </table:table-cell>
              <table:table-cell office:value-type="float" office:value="-0.2399994">
                <text:p>-0.2399994</text:p>
              </table:table-cell>
              <table:table-cell office:value-type="float" office:value="7.046671">
                <text:p>7.046671</text:p>
              </table:table-cell>
              <table:table-cell office:value-type="float" office:value="0.005298254">
                <text:p>0.00529825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2.445">
                <text:p>22.445</text:p>
              </table:table-cell>
              <table:table-cell office:value-type="float" office:value="50">
                <text:p>50</text:p>
              </table:table-cell>
              <table:table-cell office:value-type="float" office:value="47.63334">
                <text:p>47.63334</text:p>
              </table:table-cell>
              <table:table-cell office:value-type="float" office:value="0.946666">
                <text:p>0.946666</text:p>
              </table:table-cell>
              <table:table-cell office:value-type="float" office:value="7.046865">
                <text:p>7.046865</text:p>
              </table:table-cell>
              <table:table-cell office:value-type="float" office:value="-0.03555692">
                <text:p>-0.0355569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2.457">
                <text:p>22.457</text:p>
              </table:table-cell>
              <table:table-cell office:value-type="float" office:value="50">
                <text:p>50</text:p>
              </table:table-cell>
              <table:table-cell office:value-type="float" office:value="49.93333">
                <text:p>49.93333</text:p>
              </table:table-cell>
              <table:table-cell office:value-type="float" office:value="0.02666626">
                <text:p>0.02666626</text:p>
              </table:table-cell>
              <table:table-cell office:value-type="float" office:value="7.04701">
                <text:p>7.04701</text:p>
              </table:table-cell>
              <table:table-cell office:value-type="float" office:value="0.006181622">
                <text:p>0.00618162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2.459">
                <text:p>22.4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8.80001">
                <text:p>-28.80001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2.467">
                <text:p>22.467</text:p>
              </table:table-cell>
              <table:table-cell office:value-type="float" office:value="50">
                <text:p>50</text:p>
              </table:table-cell>
              <table:table-cell office:value-type="float" office:value="50.13334">
                <text:p>50.13334</text:p>
              </table:table-cell>
              <table:table-cell office:value-type="float" office:value="-0.05333405">
                <text:p>-0.05333405</text:p>
              </table:table-cell>
              <table:table-cell office:value-type="float" office:value="7.047086">
                <text:p>7.047086</text:p>
              </table:table-cell>
              <table:table-cell office:value-type="float" office:value="0.006719937">
                <text:p>0.00671993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2.475">
                <text:p>22.475</text:p>
              </table:table-cell>
              <table:table-cell office:value-type="float" office:value="50">
                <text:p>50</text:p>
              </table:table-cell>
              <table:table-cell office:value-type="float" office:value="47.2">
                <text:p>47.2</text:p>
              </table:table-cell>
              <table:table-cell office:value-type="float" office:value="1.12">
                <text:p>1.12</text:p>
              </table:table-cell>
              <table:table-cell office:value-type="float" office:value="7.047689">
                <text:p>7.047689</text:p>
              </table:table-cell>
              <table:table-cell office:value-type="float" office:value="-0.03495686">
                <text:p>-0.0349568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2.483">
                <text:p>22.483</text:p>
              </table:table-cell>
              <table:table-cell office:value-type="float" office:value="50">
                <text:p>50</text:p>
              </table:table-cell>
              <table:table-cell office:value-type="float" office:value="48.83333">
                <text:p>48.83333</text:p>
              </table:table-cell>
              <table:table-cell office:value-type="float" office:value="0.4666672">
                <text:p>0.4666672</text:p>
              </table:table-cell>
              <table:table-cell office:value-type="float" office:value="7.048138">
                <text:p>7.048138</text:p>
              </table:table-cell>
              <table:table-cell office:value-type="float" office:value="0.001284911">
                <text:p>0.00128491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2.491">
                <text:p>22.491</text:p>
              </table:table-cell>
              <table:table-cell office:value-type="float" office:value="50">
                <text:p>50</text:p>
              </table:table-cell>
              <table:table-cell office:value-type="float" office:value="52.03333">
                <text:p>52.03333</text:p>
              </table:table-cell>
              <table:table-cell office:value-type="float" office:value="-0.8133331">
                <text:p>-0.8133331</text:p>
              </table:table-cell>
              <table:table-cell office:value-type="float" office:value="7.048206">
                <text:p>7.048206</text:p>
              </table:table-cell>
              <table:table-cell office:value-type="float" office:value="0.04311391">
                <text:p>0.0431139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2.499">
                <text:p>22.499</text:p>
              </table:table-cell>
              <table:table-cell office:value-type="float" office:value="50">
                <text:p>50</text:p>
              </table:table-cell>
              <table:table-cell office:value-type="float" office:value="48.86667">
                <text:p>48.86667</text:p>
              </table:table-cell>
              <table:table-cell office:value-type="float" office:value="0.453334">
                <text:p>0.453334</text:p>
              </table:table-cell>
              <table:table-cell office:value-type="float" office:value="7.048384">
                <text:p>7.048384</text:p>
              </table:table-cell>
              <table:table-cell office:value-type="float" office:value="-0.01248335">
                <text:p>-0.0124833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2.507">
                <text:p>22.507</text:p>
              </table:table-cell>
              <table:table-cell office:value-type="float" office:value="50">
                <text:p>50</text:p>
              </table:table-cell>
              <table:table-cell office:value-type="float" office:value="50.06667">
                <text:p>50.06667</text:p>
              </table:table-cell>
              <table:table-cell office:value-type="float" office:value="-0.02666626">
                <text:p>-0.02666626</text:p>
              </table:table-cell>
              <table:table-cell office:value-type="float" office:value="7.048498">
                <text:p>7.048498</text:p>
              </table:table-cell>
              <table:table-cell office:value-type="float" office:value="0.007351026">
                <text:p>0.00735102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2.515">
                <text:p>22.515</text:p>
              </table:table-cell>
              <table:table-cell office:value-type="float" office:value="50">
                <text:p>50</text:p>
              </table:table-cell>
              <table:table-cell office:value-type="float" office:value="48.26667">
                <text:p>48.26667</text:p>
              </table:table-cell>
              <table:table-cell office:value-type="float" office:value="0.6933334">
                <text:p>0.6933334</text:p>
              </table:table-cell>
              <table:table-cell office:value-type="float" office:value="7.048777">
                <text:p>7.048777</text:p>
              </table:table-cell>
              <table:table-cell office:value-type="float" office:value="-0.01876134">
                <text:p>-0.0187613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2.528">
                <text:p>22.528</text:p>
              </table:table-cell>
              <table:table-cell office:value-type="float" office:value="50">
                <text:p>50</text:p>
              </table:table-cell>
              <table:table-cell office:value-type="float" office:value="50.8">
                <text:p>50.8</text:p>
              </table:table-cell>
              <table:table-cell office:value-type="float" office:value="-0.3199997">
                <text:p>-0.3199997</text:p>
              </table:table-cell>
              <table:table-cell office:value-type="float" office:value="7.048867">
                <text:p>7.048867</text:p>
              </table:table-cell>
              <table:table-cell office:value-type="float" office:value="0.02068262">
                <text:p>0.0206826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2.537">
                <text:p>22.537</text:p>
              </table:table-cell>
              <table:table-cell office:value-type="float" office:value="50">
                <text:p>50</text:p>
              </table:table-cell>
              <table:table-cell office:value-type="float" office:value="48.56667">
                <text:p>48.56667</text:p>
              </table:table-cell>
              <table:table-cell office:value-type="float" office:value="0.5733337">
                <text:p>0.5733337</text:p>
              </table:table-cell>
              <table:table-cell office:value-type="float" office:value="7.049219">
                <text:p>7.049219</text:p>
              </table:table-cell>
              <table:table-cell office:value-type="float" office:value="-0.01582885">
                <text:p>-0.0158288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2.545">
                <text:p>22.545</text:p>
              </table:table-cell>
              <table:table-cell office:value-type="float" office:value="50">
                <text:p>50</text:p>
              </table:table-cell>
              <table:table-cell office:value-type="float" office:value="47.06666">
                <text:p>47.06666</text:p>
              </table:table-cell>
              <table:table-cell office:value-type="float" office:value="1.173334">
                <text:p>1.173334</text:p>
              </table:table-cell>
              <table:table-cell office:value-type="float" office:value="7.050012">
                <text:p>7.050012</text:p>
              </table:table-cell>
              <table:table-cell office:value-type="float" office:value="-0.02898078">
                <text:p>-0.0289807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2.553">
                <text:p>22.553</text:p>
              </table:table-cell>
              <table:table-cell office:value-type="float" office:value="50">
                <text:p>50</text:p>
              </table:table-cell>
              <table:table-cell office:value-type="float" office:value="50.03334">
                <text:p>50.03334</text:p>
              </table:table-cell>
              <table:table-cell office:value-type="float" office:value="-0.01333313">
                <text:p>-0.01333313</text:p>
              </table:table-cell>
              <table:table-cell office:value-type="float" office:value="7.050431">
                <text:p>7.050431</text:p>
              </table:table-cell>
              <table:table-cell office:value-type="float" office:value="0.02235218">
                <text:p>0.0223521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2.561">
                <text:p>22.561</text:p>
              </table:table-cell>
              <table:table-cell office:value-type="float" office:value="50">
                <text:p>50</text:p>
              </table:table-cell>
              <table:table-cell office:value-type="float" office:value="53.76667">
                <text:p>53.76667</text:p>
              </table:table-cell>
              <table:table-cell office:value-type="float" office:value="-1.506667">
                <text:p>-1.506667</text:p>
              </table:table-cell>
              <table:table-cell office:value-type="float" office:value="7.050261">
                <text:p>7.050261</text:p>
              </table:table-cell>
              <table:table-cell office:value-type="float" office:value="0.06403243">
                <text:p>0.0640324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2.569">
                <text:p>22.569</text:p>
              </table:table-cell>
              <table:table-cell office:value-type="float" office:value="50">
                <text:p>50</text:p>
              </table:table-cell>
              <table:table-cell office:value-type="float" office:value="50.56667">
                <text:p>50.56667</text:p>
              </table:table-cell>
              <table:table-cell office:value-type="float" office:value="-0.2266663">
                <text:p>-0.2266663</text:p>
              </table:table-cell>
              <table:table-cell office:value-type="float" office:value="7.050079">
                <text:p>7.050079</text:p>
              </table:table-cell>
              <table:table-cell office:value-type="float" office:value="0.001303476">
                <text:p>0.00130347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2.577">
                <text:p>22.577</text:p>
              </table:table-cell>
              <table:table-cell office:value-type="float" office:value="50">
                <text:p>50</text:p>
              </table:table-cell>
              <table:table-cell office:value-type="float" office:value="47.63334">
                <text:p>47.63334</text:p>
              </table:table-cell>
              <table:table-cell office:value-type="float" office:value="0.946666">
                <text:p>0.946666</text:p>
              </table:table-cell>
              <table:table-cell office:value-type="float" office:value="7.050231">
                <text:p>7.050231</text:p>
              </table:table-cell>
              <table:table-cell office:value-type="float" office:value="-0.0378336">
                <text:p>-0.037833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2.585">
                <text:p>22.585</text:p>
              </table:table-cell>
              <table:table-cell office:value-type="float" office:value="50">
                <text:p>50</text:p>
              </table:table-cell>
              <table:table-cell office:value-type="float" office:value="49.36666">
                <text:p>49.36666</text:p>
              </table:table-cell>
              <table:table-cell office:value-type="float" office:value="0.253334">
                <text:p>0.253334</text:p>
              </table:table-cell>
              <table:table-cell office:value-type="float" office:value="7.050408">
                <text:p>7.050408</text:p>
              </table:table-cell>
              <table:table-cell office:value-type="float" office:value="-0.002846127">
                <text:p>-0.00284612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2.594">
                <text:p>22.594</text:p>
              </table:table-cell>
              <table:table-cell office:value-type="float" office:value="50">
                <text:p>50</text:p>
              </table:table-cell>
              <table:table-cell office:value-type="float" office:value="52.16667">
                <text:p>52.16667</text:p>
              </table:table-cell>
              <table:table-cell office:value-type="float" office:value="-0.8666672">
                <text:p>-0.8666672</text:p>
              </table:table-cell>
              <table:table-cell office:value-type="float" office:value="7.050276">
                <text:p>7.050276</text:p>
              </table:table-cell>
              <table:table-cell office:value-type="float" office:value="0.03502454">
                <text:p>0.0350245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2.603">
                <text:p>22.603</text:p>
              </table:table-cell>
              <table:table-cell office:value-type="float" office:value="50">
                <text:p>50</text:p>
              </table:table-cell>
              <table:table-cell office:value-type="float" office:value="50.53333">
                <text:p>50.53333</text:p>
              </table:table-cell>
              <table:table-cell office:value-type="float" office:value="-0.2133331">
                <text:p>-0.2133331</text:p>
              </table:table-cell>
              <table:table-cell office:value-type="float" office:value="7.050114">
                <text:p>7.050114</text:p>
              </table:table-cell>
              <table:table-cell office:value-type="float" office:value="0.002257462">
                <text:p>0.00225746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2.611">
                <text:p>22.611</text:p>
              </table:table-cell>
              <table:table-cell office:value-type="float" office:value="50">
                <text:p>50</text:p>
              </table:table-cell>
              <table:table-cell office:value-type="float" office:value="48.76667">
                <text:p>48.76667</text:p>
              </table:table-cell>
              <table:table-cell office:value-type="float" office:value="0.4933334">
                <text:p>0.4933334</text:p>
              </table:table-cell>
              <table:table-cell office:value-type="float" office:value="7.050185">
                <text:p>7.050185</text:p>
              </table:table-cell>
              <table:table-cell office:value-type="float" office:value="-0.02183007">
                <text:p>-0.0218300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2.619">
                <text:p>22.619</text:p>
              </table:table-cell>
              <table:table-cell office:value-type="float" office:value="50">
                <text:p>50</text:p>
              </table:table-cell>
              <table:table-cell office:value-type="float" office:value="50.26667">
                <text:p>50.26667</text:p>
              </table:table-cell>
              <table:table-cell office:value-type="float" office:value="-0.1066666">
                <text:p>-0.1066666</text:p>
              </table:table-cell>
              <table:table-cell office:value-type="float" office:value="7.050195">
                <text:p>7.050195</text:p>
              </table:table-cell>
              <table:table-cell office:value-type="float" office:value="0.005829444">
                <text:p>0.00582944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2.627">
                <text:p>22.627</text:p>
              </table:table-cell>
              <table:table-cell office:value-type="float" office:value="50">
                <text:p>50</text:p>
              </table:table-cell>
              <table:table-cell office:value-type="float" office:value="51.6">
                <text:p>51.6</text:p>
              </table:table-cell>
              <table:table-cell office:value-type="float" office:value="-0.6399994">
                <text:p>-0.6399994</text:p>
              </table:table-cell>
              <table:table-cell office:value-type="float" office:value="7.050014">
                <text:p>7.050014</text:p>
              </table:table-cell>
              <table:table-cell office:value-type="float" office:value="0.02144748">
                <text:p>0.0214474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2.635">
                <text:p>22.635</text:p>
              </table:table-cell>
              <table:table-cell office:value-type="float" office:value="50">
                <text:p>50</text:p>
              </table:table-cell>
              <table:table-cell office:value-type="float" office:value="50.03334">
                <text:p>50.03334</text:p>
              </table:table-cell>
              <table:table-cell office:value-type="float" office:value="-0.01333313">
                <text:p>-0.01333313</text:p>
              </table:table-cell>
              <table:table-cell office:value-type="float" office:value="7.049888">
                <text:p>7.049888</text:p>
              </table:table-cell>
              <table:table-cell office:value-type="float" office:value="-0.006095321">
                <text:p>-0.00609532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2.643">
                <text:p>22.643</text:p>
              </table:table-cell>
              <table:table-cell office:value-type="float" office:value="50">
                <text:p>50</text:p>
              </table:table-cell>
              <table:table-cell office:value-type="float" office:value="47.16667">
                <text:p>47.16667</text:p>
              </table:table-cell>
              <table:table-cell office:value-type="float" office:value="1.133333">
                <text:p>1.133333</text:p>
              </table:table-cell>
              <table:table-cell office:value-type="float" office:value="7.050132">
                <text:p>7.050132</text:p>
              </table:table-cell>
              <table:table-cell office:value-type="float" office:value="-0.04198478">
                <text:p>-0.0419847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2.651">
                <text:p>22.651</text:p>
              </table:table-cell>
              <table:table-cell office:value-type="float" office:value="50">
                <text:p>50</text:p>
              </table:table-cell>
              <table:table-cell office:value-type="float" office:value="49.83333">
                <text:p>49.83333</text:p>
              </table:table-cell>
              <table:table-cell office:value-type="float" office:value="0.06666718">
                <text:p>0.06666718</text:p>
              </table:table-cell>
              <table:table-cell office:value-type="float" office:value="7.050317">
                <text:p>7.050317</text:p>
              </table:table-cell>
              <table:table-cell office:value-type="float" office:value="0.006650824">
                <text:p>0.00665082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2.661">
                <text:p>22.661</text:p>
              </table:table-cell>
              <table:table-cell office:value-type="float" office:value="50">
                <text:p>50</text:p>
              </table:table-cell>
              <table:table-cell office:value-type="float" office:value="53.16667">
                <text:p>53.16667</text:p>
              </table:table-cell>
              <table:table-cell office:value-type="float" office:value="-1.266667">
                <text:p>-1.266667</text:p>
              </table:table-cell>
              <table:table-cell office:value-type="float" office:value="7.050074">
                <text:p>7.050074</text:p>
              </table:table-cell>
              <table:table-cell office:value-type="float" office:value="0.04852259">
                <text:p>0.0485225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2.67">
                <text:p>22.67</text:p>
              </table:table-cell>
              <table:table-cell office:value-type="float" office:value="50">
                <text:p>50</text:p>
              </table:table-cell>
              <table:table-cell office:value-type="float" office:value="48.43334">
                <text:p>48.43334</text:p>
              </table:table-cell>
              <table:table-cell office:value-type="float" office:value="0.6266663">
                <text:p>0.6266663</text:p>
              </table:table-cell>
              <table:table-cell office:value-type="float" office:value="7.05013">
                <text:p>7.05013</text:p>
              </table:table-cell>
              <table:table-cell office:value-type="float" office:value="-0.02948354">
                <text:p>-0.0294835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2.679">
                <text:p>22.679</text:p>
              </table:table-cell>
              <table:table-cell office:value-type="float" office:value="50">
                <text:p>50</text:p>
              </table:table-cell>
              <table:table-cell office:value-type="float" office:value="48.43334">
                <text:p>48.43334</text:p>
              </table:table-cell>
              <table:table-cell office:value-type="float" office:value="0.6266663">
                <text:p>0.6266663</text:p>
              </table:table-cell>
              <table:table-cell office:value-type="float" office:value="7.050453">
                <text:p>7.050453</text:p>
              </table:table-cell>
              <table:table-cell office:value-type="float" office:value="-0.01886973">
                <text:p>-0.0188697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2.687">
                <text:p>22.687</text:p>
              </table:table-cell>
              <table:table-cell office:value-type="float" office:value="50">
                <text:p>50</text:p>
              </table:table-cell>
              <table:table-cell office:value-type="float" office:value="49.93333">
                <text:p>49.93333</text:p>
              </table:table-cell>
              <table:table-cell office:value-type="float" office:value="0.02666626">
                <text:p>0.02666626</text:p>
              </table:table-cell>
              <table:table-cell office:value-type="float" office:value="7.050648">
                <text:p>7.050648</text:p>
              </table:table-cell>
              <table:table-cell office:value-type="float" office:value="0.00847838">
                <text:p>0.0084783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2.695">
                <text:p>22.695</text:p>
              </table:table-cell>
              <table:table-cell office:value-type="float" office:value="50">
                <text:p>50</text:p>
              </table:table-cell>
              <table:table-cell office:value-type="float" office:value="53.66667">
                <text:p>53.66667</text:p>
              </table:table-cell>
              <table:table-cell office:value-type="float" office:value="-1.466667">
                <text:p>-1.466667</text:p>
              </table:table-cell>
              <table:table-cell office:value-type="float" office:value="7.05034">
                <text:p>7.05034</text:p>
              </table:table-cell>
              <table:table-cell office:value-type="float" office:value="0.05470628">
                <text:p>0.0547062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2.703">
                <text:p>22.703</text:p>
              </table:table-cell>
              <table:table-cell office:value-type="float" office:value="50">
                <text:p>50</text:p>
              </table:table-cell>
              <table:table-cell office:value-type="float" office:value="50.76667">
                <text:p>50.76667</text:p>
              </table:table-cell>
              <table:table-cell office:value-type="float" office:value="-0.3066666">
                <text:p>-0.3066666</text:p>
              </table:table-cell>
              <table:table-cell office:value-type="float" office:value="7.050041">
                <text:p>7.050041</text:p>
              </table:table-cell>
              <table:table-cell office:value-type="float" office:value="-0.001080672">
                <text:p>-0.00108067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2.711">
                <text:p>22.7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8.80001">
                <text:p>-28.80001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2.711">
                <text:p>22.711</text:p>
              </table:table-cell>
              <table:table-cell office:value-type="float" office:value="50">
                <text:p>50</text:p>
              </table:table-cell>
              <table:table-cell office:value-type="float" office:value="47.86666">
                <text:p>47.86666</text:p>
              </table:table-cell>
              <table:table-cell office:value-type="float" office:value="0.853334">
                <text:p>0.853334</text:p>
              </table:table-cell>
              <table:table-cell office:value-type="float" office:value="7.050086">
                <text:p>7.050086</text:p>
              </table:table-cell>
              <table:table-cell office:value-type="float" office:value="-0.03901475">
                <text:p>-0.0390147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2.72">
                <text:p>22.72</text:p>
              </table:table-cell>
              <table:table-cell office:value-type="float" office:value="50">
                <text:p>50</text:p>
              </table:table-cell>
              <table:table-cell office:value-type="float" office:value="49.36666">
                <text:p>49.36666</text:p>
              </table:table-cell>
              <table:table-cell office:value-type="float" office:value="0.253334">
                <text:p>0.253334</text:p>
              </table:table-cell>
              <table:table-cell office:value-type="float" office:value="7.0502">
                <text:p>7.0502</text:p>
              </table:table-cell>
              <table:table-cell office:value-type="float" office:value="-0.006731066">
                <text:p>-0.00673106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2.728">
                <text:p>22.728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-0.4">
                <text:p>-0.4</text:p>
              </table:table-cell>
              <table:table-cell office:value-type="float" office:value="7.050144">
                <text:p>7.050144</text:p>
              </table:table-cell>
              <table:table-cell office:value-type="float" office:value="0.01711764">
                <text:p>0.0171176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2.738">
                <text:p>22.738</text:p>
              </table:table-cell>
              <table:table-cell office:value-type="float" office:value="50">
                <text:p>50</text:p>
              </table:table-cell>
              <table:table-cell office:value-type="float" office:value="50.1">
                <text:p>50.1</text:p>
              </table:table-cell>
              <table:table-cell office:value-type="float" office:value="-0.03999939">
                <text:p>-0.03999939</text:p>
              </table:table-cell>
              <table:table-cell office:value-type="float" office:value="7.050097">
                <text:p>7.050097</text:p>
              </table:table-cell>
              <table:table-cell office:value-type="float" office:value="-0.0005825056">
                <text:p>-0.000582505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2.746">
                <text:p>22.746</text:p>
              </table:table-cell>
              <table:table-cell office:value-type="float" office:value="50">
                <text:p>50</text:p>
              </table:table-cell>
              <table:table-cell office:value-type="float" office:value="48.5">
                <text:p>48.5</text:p>
              </table:table-cell>
              <table:table-cell office:value-type="float" office:value="0.6">
                <text:p>0.6</text:p>
              </table:table-cell>
              <table:table-cell office:value-type="float" office:value="7.050284">
                <text:p>7.050284</text:p>
              </table:table-cell>
              <table:table-cell office:value-type="float" office:value="-0.02151612">
                <text:p>-0.0215161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2.754">
                <text:p>22.754</text:p>
              </table:table-cell>
              <table:table-cell office:value-type="float" office:value="50">
                <text:p>50</text:p>
              </table:table-cell>
              <table:table-cell office:value-type="float" office:value="52.43333">
                <text:p>52.43333</text:p>
              </table:table-cell>
              <table:table-cell office:value-type="float" office:value="-0.9733337">
                <text:p>-0.9733337</text:p>
              </table:table-cell>
              <table:table-cell office:value-type="float" office:value="7.050045">
                <text:p>7.050045</text:p>
              </table:table-cell>
              <table:table-cell office:value-type="float" office:value="0.03814963">
                <text:p>0.0381496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2.762">
                <text:p>22.762</text:p>
              </table:table-cell>
              <table:table-cell office:value-type="float" office:value="50">
                <text:p>50</text:p>
              </table:table-cell>
              <table:table-cell office:value-type="float" office:value="49.13333">
                <text:p>49.13333</text:p>
              </table:table-cell>
              <table:table-cell office:value-type="float" office:value="0.346666">
                <text:p>0.346666</text:p>
              </table:table-cell>
              <table:table-cell office:value-type="float" office:value="7.050002">
                <text:p>7.050002</text:p>
              </table:table-cell>
              <table:table-cell office:value-type="float" office:value="-0.01914386">
                <text:p>-0.0191438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2.77">
                <text:p>22.77</text:p>
              </table:table-cell>
              <table:table-cell office:value-type="float" office:value="50">
                <text:p>50</text:p>
              </table:table-cell>
              <table:table-cell office:value-type="float" office:value="48.1">
                <text:p>48.1</text:p>
              </table:table-cell>
              <table:table-cell office:value-type="float" office:value="0.7600007">
                <text:p>0.7600007</text:p>
              </table:table-cell>
              <table:table-cell office:value-type="float" office:value="7.050193">
                <text:p>7.050193</text:p>
              </table:table-cell>
              <table:table-cell office:value-type="float" office:value="-0.02665777">
                <text:p>-0.0266577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2.779">
                <text:p>22.779</text:p>
              </table:table-cell>
              <table:table-cell office:value-type="float" office:value="50">
                <text:p>50</text:p>
              </table:table-cell>
              <table:table-cell office:value-type="float" office:value="47.63334">
                <text:p>47.63334</text:p>
              </table:table-cell>
              <table:table-cell office:value-type="float" office:value="0.946666">
                <text:p>0.946666</text:p>
              </table:table-cell>
              <table:table-cell office:value-type="float" office:value="7.050639">
                <text:p>7.050639</text:p>
              </table:table-cell>
              <table:table-cell office:value-type="float" office:value="-0.02428782">
                <text:p>-0.0242878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2.79">
                <text:p>22.79</text:p>
              </table:table-cell>
              <table:table-cell office:value-type="float" office:value="50">
                <text:p>50</text:p>
              </table:table-cell>
              <table:table-cell office:value-type="float" office:value="49.83333">
                <text:p>49.83333</text:p>
              </table:table-cell>
              <table:table-cell office:value-type="float" office:value="0.06666718">
                <text:p>0.06666718</text:p>
              </table:table-cell>
              <table:table-cell office:value-type="float" office:value="7.050954">
                <text:p>7.050954</text:p>
              </table:table-cell>
              <table:table-cell office:value-type="float" office:value="0.01301014">
                <text:p>0.0130101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2.8">
                <text:p>22.8</text:p>
              </table:table-cell>
              <table:table-cell office:value-type="float" office:value="50">
                <text:p>50</text:p>
              </table:table-cell>
              <table:table-cell office:value-type="float" office:value="48.63334">
                <text:p>48.63334</text:p>
              </table:table-cell>
              <table:table-cell office:value-type="float" office:value="0.546666">
                <text:p>0.546666</text:p>
              </table:table-cell>
              <table:table-cell office:value-type="float" office:value="7.051455">
                <text:p>7.051455</text:p>
              </table:table-cell>
              <table:table-cell office:value-type="float" office:value="-0.007253406">
                <text:p>-0.00725340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2.808">
                <text:p>22.808</text:p>
              </table:table-cell>
              <table:table-cell office:value-type="float" office:value="50">
                <text:p>50</text:p>
              </table:table-cell>
              <table:table-cell office:value-type="float" office:value="47.36667">
                <text:p>47.36667</text:p>
              </table:table-cell>
              <table:table-cell office:value-type="float" office:value="1.053334">
                <text:p>1.053334</text:p>
              </table:table-cell>
              <table:table-cell office:value-type="float" office:value="7.052272">
                <text:p>7.052272</text:p>
              </table:table-cell>
              <table:table-cell office:value-type="float" office:value="-0.02092697">
                <text:p>-0.0209269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2.816">
                <text:p>22.8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8.80001">
                <text:p>-28.80001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2.816">
                <text:p>22.816</text:p>
              </table:table-cell>
              <table:table-cell office:value-type="float" office:value="50">
                <text:p>50</text:p>
              </table:table-cell>
              <table:table-cell office:value-type="float" office:value="49.43334">
                <text:p>49.43334</text:p>
              </table:table-cell>
              <table:table-cell office:value-type="float" office:value="0.2266663">
                <text:p>0.2266663</text:p>
              </table:table-cell>
              <table:table-cell office:value-type="float" office:value="7.052762">
                <text:p>7.052762</text:p>
              </table:table-cell>
              <table:table-cell office:value-type="float" office:value="0.01514231">
                <text:p>0.0151423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2.825">
                <text:p>22.825</text:p>
              </table:table-cell>
              <table:table-cell office:value-type="float" office:value="50">
                <text:p>50</text:p>
              </table:table-cell>
              <table:table-cell office:value-type="float" office:value="52.9">
                <text:p>52.9</text:p>
              </table:table-cell>
              <table:table-cell office:value-type="float" office:value="-1.160001">
                <text:p>-1.160001</text:p>
              </table:table-cell>
              <table:table-cell office:value-type="float" office:value="7.052724">
                <text:p>7.052724</text:p>
              </table:table-cell>
              <table:table-cell office:value-type="float" office:value="0.05605653">
                <text:p>0.0560565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2.833">
                <text:p>22.833</text:p>
              </table:table-cell>
              <table:table-cell office:value-type="float" office:value="50">
                <text:p>50</text:p>
              </table:table-cell>
              <table:table-cell office:value-type="float" office:value="48.7">
                <text:p>48.7</text:p>
              </table:table-cell>
              <table:table-cell office:value-type="float" office:value="0.5199997">
                <text:p>0.5199997</text:p>
              </table:table-cell>
              <table:table-cell office:value-type="float" office:value="7.05287">
                <text:p>7.05287</text:p>
              </table:table-cell>
              <table:table-cell office:value-type="float" office:value="-0.01844282">
                <text:p>-0.0184428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2.841">
                <text:p>22.841</text:p>
              </table:table-cell>
              <table:table-cell office:value-type="float" office:value="50">
                <text:p>50</text:p>
              </table:table-cell>
              <table:table-cell office:value-type="float" office:value="49.86667">
                <text:p>49.86667</text:p>
              </table:table-cell>
              <table:table-cell office:value-type="float" office:value="0.05333405">
                <text:p>0.05333405</text:p>
              </table:table-cell>
              <table:table-cell office:value-type="float" office:value="7.052979">
                <text:p>7.052979</text:p>
              </table:table-cell>
              <table:table-cell office:value-type="float" office:value="0.003226911">
                <text:p>0.00322691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2.849">
                <text:p>22.849</text:p>
              </table:table-cell>
              <table:table-cell office:value-type="float" office:value="50">
                <text:p>50</text:p>
              </table:table-cell>
              <table:table-cell office:value-type="float" office:value="49.6">
                <text:p>49.6</text:p>
              </table:table-cell>
              <table:table-cell office:value-type="float" office:value="0.1600006">
                <text:p>0.1600006</text:p>
              </table:table-cell>
              <table:table-cell office:value-type="float" office:value="7.0531">
                <text:p>7.0531</text:p>
              </table:table-cell>
              <table:table-cell office:value-type="float" office:value="-0.001325665">
                <text:p>-0.00132566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2.861">
                <text:p>22.861</text:p>
              </table:table-cell>
              <table:table-cell office:value-type="float" office:value="50">
                <text:p>50</text:p>
              </table:table-cell>
              <table:table-cell office:value-type="float" office:value="53.23333">
                <text:p>53.23333</text:p>
              </table:table-cell>
              <table:table-cell office:value-type="float" office:value="-1.293333">
                <text:p>-1.293333</text:p>
              </table:table-cell>
              <table:table-cell office:value-type="float" office:value="7.05276">
                <text:p>7.05276</text:p>
              </table:table-cell>
              <table:table-cell office:value-type="float" office:value="0.04705867">
                <text:p>0.0470586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2.87">
                <text:p>22.87</text:p>
              </table:table-cell>
              <table:table-cell office:value-type="float" office:value="50">
                <text:p>50</text:p>
              </table:table-cell>
              <table:table-cell office:value-type="float" office:value="50.86667">
                <text:p>50.86667</text:p>
              </table:table-cell>
              <table:table-cell office:value-type="float" office:value="-0.346666">
                <text:p>-0.346666</text:p>
              </table:table-cell>
              <table:table-cell office:value-type="float" office:value="7.052362">
                <text:p>7.052362</text:p>
              </table:table-cell>
              <table:table-cell office:value-type="float" office:value="-0.000181522">
                <text:p>-0.00018152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2.879">
                <text:p>22.879</text:p>
              </table:table-cell>
              <table:table-cell office:value-type="float" office:value="50">
                <text:p>50</text:p>
              </table:table-cell>
              <table:table-cell office:value-type="float" office:value="48.7">
                <text:p>48.7</text:p>
              </table:table-cell>
              <table:table-cell office:value-type="float" office:value="0.5199997">
                <text:p>0.5199997</text:p>
              </table:table-cell>
              <table:table-cell office:value-type="float" office:value="7.052381">
                <text:p>7.052381</text:p>
              </table:table-cell>
              <table:table-cell office:value-type="float" office:value="-0.02870886">
                <text:p>-0.0287088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2.887">
                <text:p>22.887</text:p>
              </table:table-cell>
              <table:table-cell office:value-type="float" office:value="50">
                <text:p>50</text:p>
              </table:table-cell>
              <table:table-cell office:value-type="float" office:value="49.86667">
                <text:p>49.86667</text:p>
              </table:table-cell>
              <table:table-cell office:value-type="float" office:value="0.05333405">
                <text:p>0.05333405</text:p>
              </table:table-cell>
              <table:table-cell office:value-type="float" office:value="7.05241">
                <text:p>7.05241</text:p>
              </table:table-cell>
              <table:table-cell office:value-type="float" office:value="-0.001251321">
                <text:p>-0.00125132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2.895">
                <text:p>22.895</text:p>
              </table:table-cell>
              <table:table-cell office:value-type="float" office:value="50">
                <text:p>50</text:p>
              </table:table-cell>
              <table:table-cell office:value-type="float" office:value="50.5">
                <text:p>50.5</text:p>
              </table:table-cell>
              <table:table-cell office:value-type="float" office:value="-0.2">
                <text:p>-0.2</text:p>
              </table:table-cell>
              <table:table-cell office:value-type="float" office:value="7.05237">
                <text:p>7.05237</text:p>
              </table:table-cell>
              <table:table-cell office:value-type="float" office:value="0.007559313">
                <text:p>0.00755931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2.903">
                <text:p>22.903</text:p>
              </table:table-cell>
              <table:table-cell office:value-type="float" office:value="50">
                <text:p>50</text:p>
              </table:table-cell>
              <table:table-cell office:value-type="float" office:value="48.66667">
                <text:p>48.66667</text:p>
              </table:table-cell>
              <table:table-cell office:value-type="float" office:value="0.5333328">
                <text:p>0.5333328</text:p>
              </table:table-cell>
              <table:table-cell office:value-type="float" office:value="7.052498">
                <text:p>7.052498</text:p>
              </table:table-cell>
              <table:table-cell office:value-type="float" office:value="-0.01905951">
                <text:p>-0.0190595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2.911">
                <text:p>22.911</text:p>
              </table:table-cell>
              <table:table-cell office:value-type="float" office:value="50">
                <text:p>50</text:p>
              </table:table-cell>
              <table:table-cell office:value-type="float" office:value="48.23333">
                <text:p>48.23333</text:p>
              </table:table-cell>
              <table:table-cell office:value-type="float" office:value="0.7066666">
                <text:p>0.7066666</text:p>
              </table:table-cell>
              <table:table-cell office:value-type="float" office:value="7.05279">
                <text:p>7.05279</text:p>
              </table:table-cell>
              <table:table-cell office:value-type="float" office:value="-0.0186803">
                <text:p>-0.018680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2.919">
                <text:p>22.919</text:p>
              </table:table-cell>
              <table:table-cell office:value-type="float" office:value="50">
                <text:p>50</text:p>
              </table:table-cell>
              <table:table-cell office:value-type="float" office:value="51.53333">
                <text:p>51.53333</text:p>
              </table:table-cell>
              <table:table-cell office:value-type="float" office:value="-0.6133332">
                <text:p>-0.6133332</text:p>
              </table:table-cell>
              <table:table-cell office:value-type="float" office:value="7.052811">
                <text:p>7.052811</text:p>
              </table:table-cell>
              <table:table-cell office:value-type="float" office:value="0.03085775">
                <text:p>0.0308577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2.928">
                <text:p>22.928</text:p>
              </table:table-cell>
              <table:table-cell office:value-type="float" office:value="50">
                <text:p>50</text:p>
              </table:table-cell>
              <table:table-cell office:value-type="float" office:value="51.73334">
                <text:p>51.73334</text:p>
              </table:table-cell>
              <table:table-cell office:value-type="float" office:value="-0.6933334">
                <text:p>-0.6933334</text:p>
              </table:table-cell>
              <table:table-cell office:value-type="float" office:value="7.052623">
                <text:p>7.052623</text:p>
              </table:table-cell>
              <table:table-cell office:value-type="float" office:value="0.02362389">
                <text:p>0.0236238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2.937">
                <text:p>22.937</text:p>
              </table:table-cell>
              <table:table-cell office:value-type="float" office:value="50">
                <text:p>50</text:p>
              </table:table-cell>
              <table:table-cell office:value-type="float" office:value="48.13334">
                <text:p>48.13334</text:p>
              </table:table-cell>
              <table:table-cell office:value-type="float" office:value="0.746666">
                <text:p>0.746666</text:p>
              </table:table-cell>
              <table:table-cell office:value-type="float" office:value="7.052736">
                <text:p>7.052736</text:p>
              </table:table-cell>
              <table:table-cell office:value-type="float" office:value="-0.03145607">
                <text:p>-0.0314560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2.945">
                <text:p>22.945</text:p>
              </table:table-cell>
              <table:table-cell office:value-type="float" office:value="50">
                <text:p>50</text:p>
              </table:table-cell>
              <table:table-cell office:value-type="float" office:value="47.1">
                <text:p>47.1</text:p>
              </table:table-cell>
              <table:table-cell office:value-type="float" office:value="1.160001">
                <text:p>1.160001</text:p>
              </table:table-cell>
              <table:table-cell office:value-type="float" office:value="7.05324">
                <text:p>7.05324</text:p>
              </table:table-cell>
              <table:table-cell office:value-type="float" office:value="-0.03440085">
                <text:p>-0.0344008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2.954">
                <text:p>22.954</text:p>
              </table:table-cell>
              <table:table-cell office:value-type="float" office:value="50">
                <text:p>50</text:p>
              </table:table-cell>
              <table:table-cell office:value-type="float" office:value="49.56666">
                <text:p>49.56666</text:p>
              </table:table-cell>
              <table:table-cell office:value-type="float" office:value="0.1733337">
                <text:p>0.1733337</text:p>
              </table:table-cell>
              <table:table-cell office:value-type="float" office:value="7.053627">
                <text:p>7.053627</text:p>
              </table:table-cell>
              <table:table-cell office:value-type="float" office:value="0.01054321">
                <text:p>0.0105432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2.962">
                <text:p>22.962</text:p>
              </table:table-cell>
              <table:table-cell office:value-type="float" office:value="50">
                <text:p>50</text:p>
              </table:table-cell>
              <table:table-cell office:value-type="float" office:value="53.9">
                <text:p>53.9</text:p>
              </table:table-cell>
              <table:table-cell office:value-type="float" office:value="-1.560001">
                <text:p>-1.560001</text:p>
              </table:table-cell>
              <table:table-cell office:value-type="float" office:value="7.053355">
                <text:p>7.053355</text:p>
              </table:table-cell>
              <table:table-cell office:value-type="float" office:value="0.0639478">
                <text:p>0.063947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2.97">
                <text:p>22.97</text:p>
              </table:table-cell>
              <table:table-cell office:value-type="float" office:value="50">
                <text:p>50</text:p>
              </table:table-cell>
              <table:table-cell office:value-type="float" office:value="50.2">
                <text:p>50.2</text:p>
              </table:table-cell>
              <table:table-cell office:value-type="float" office:value="-0.08000031">
                <text:p>-0.08000031</text:p>
              </table:table-cell>
              <table:table-cell office:value-type="float" office:value="7.053158">
                <text:p>7.053158</text:p>
              </table:table-cell>
              <table:table-cell office:value-type="float" office:value="-0.006634774">
                <text:p>-0.00663477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2.978">
                <text:p>22.978</text:p>
              </table:table-cell>
              <table:table-cell office:value-type="float" office:value="50">
                <text:p>50</text:p>
              </table:table-cell>
              <table:table-cell office:value-type="float" office:value="47.73334">
                <text:p>47.73334</text:p>
              </table:table-cell>
              <table:table-cell office:value-type="float" office:value="0.9066666">
                <text:p>0.9066666</text:p>
              </table:table-cell>
              <table:table-cell office:value-type="float" office:value="7.053288">
                <text:p>7.053288</text:p>
              </table:table-cell>
              <table:table-cell office:value-type="float" office:value="-0.03707157">
                <text:p>-0.0370715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2.986">
                <text:p>22.986</text:p>
              </table:table-cell>
              <table:table-cell office:value-type="float" office:value="50">
                <text:p>50</text:p>
              </table:table-cell>
              <table:table-cell office:value-type="float" office:value="49.4">
                <text:p>49.4</text:p>
              </table:table-cell>
              <table:table-cell office:value-type="float" office:value="0.2399994">
                <text:p>0.2399994</text:p>
              </table:table-cell>
              <table:table-cell office:value-type="float" office:value="7.053446">
                <text:p>7.053446</text:p>
              </table:table-cell>
              <table:table-cell office:value-type="float" office:value="-0.003209445">
                <text:p>-0.00320944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2.994">
                <text:p>22.994</text:p>
              </table:table-cell>
              <table:table-cell office:value-type="float" office:value="50">
                <text:p>50</text:p>
              </table:table-cell>
              <table:table-cell office:value-type="float" office:value="51.56667">
                <text:p>51.56667</text:p>
              </table:table-cell>
              <table:table-cell office:value-type="float" office:value="-0.6266663">
                <text:p>-0.6266663</text:p>
              </table:table-cell>
              <table:table-cell office:value-type="float" office:value="7.053371">
                <text:p>7.053371</text:p>
              </table:table-cell>
              <table:table-cell office:value-type="float" office:value="0.02641747">
                <text:p>0.0264174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3.003">
                <text:p>23.003</text:p>
              </table:table-cell>
              <table:table-cell office:value-type="float" office:value="50">
                <text:p>50</text:p>
              </table:table-cell>
              <table:table-cell office:value-type="float" office:value="48.8">
                <text:p>48.8</text:p>
              </table:table-cell>
              <table:table-cell office:value-type="float" office:value="0.4800003">
                <text:p>0.4800003</text:p>
              </table:table-cell>
              <table:table-cell office:value-type="float" office:value="7.05346">
                <text:p>7.05346</text:p>
              </table:table-cell>
              <table:table-cell office:value-type="float" office:value="-0.01855632">
                <text:p>-0.0185563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3.011">
                <text:p>23.011</text:p>
              </table:table-cell>
              <table:table-cell office:value-type="float" office:value="50">
                <text:p>50</text:p>
              </table:table-cell>
              <table:table-cell office:value-type="float" office:value="49.03333">
                <text:p>49.03333</text:p>
              </table:table-cell>
              <table:table-cell office:value-type="float" office:value="0.3866669">
                <text:p>0.3866669</text:p>
              </table:table-cell>
              <table:table-cell office:value-type="float" office:value="7.053649">
                <text:p>7.053649</text:p>
              </table:table-cell>
              <table:table-cell office:value-type="float" office:value="-0.009538862">
                <text:p>-0.00953886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3.019">
                <text:p>23.019</text:p>
              </table:table-cell>
              <table:table-cell office:value-type="float" office:value="50">
                <text:p>50</text:p>
              </table:table-cell>
              <table:table-cell office:value-type="float" office:value="50.76667">
                <text:p>50.76667</text:p>
              </table:table-cell>
              <table:table-cell office:value-type="float" office:value="-0.3066666">
                <text:p>-0.3066666</text:p>
              </table:table-cell>
              <table:table-cell office:value-type="float" office:value="7.053673">
                <text:p>7.053673</text:p>
              </table:table-cell>
              <table:table-cell office:value-type="float" office:value="0.01658449">
                <text:p>0.0165844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3.027">
                <text:p>23.027</text:p>
              </table:table-cell>
              <table:table-cell office:value-type="float" office:value="50">
                <text:p>50</text:p>
              </table:table-cell>
              <table:table-cell office:value-type="float" office:value="52.46667">
                <text:p>52.46667</text:p>
              </table:table-cell>
              <table:table-cell office:value-type="float" office:value="-0.9866669">
                <text:p>-0.9866669</text:p>
              </table:table-cell>
              <table:table-cell office:value-type="float" office:value="7.053402">
                <text:p>7.053402</text:p>
              </table:table-cell>
              <table:table-cell office:value-type="float" office:value="0.03338571">
                <text:p>0.0333857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3.042">
                <text:p>23.042</text:p>
              </table:table-cell>
              <table:table-cell office:value-type="float" office:value="50">
                <text:p>50</text:p>
              </table:table-cell>
              <table:table-cell office:value-type="float" office:value="47.43333">
                <text:p>47.43333</text:p>
              </table:table-cell>
              <table:table-cell office:value-type="float" office:value="1.026666">
                <text:p>1.026666</text:p>
              </table:table-cell>
              <table:table-cell office:value-type="float" office:value="7.053516">
                <text:p>7.053516</text:p>
              </table:table-cell>
              <table:table-cell office:value-type="float" office:value="-0.04373702">
                <text:p>-0.0437370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3.05">
                <text:p>23.05</text:p>
              </table:table-cell>
              <table:table-cell office:value-type="float" office:value="50">
                <text:p>50</text:p>
              </table:table-cell>
              <table:table-cell office:value-type="float" office:value="50.16667">
                <text:p>50.16667</text:p>
              </table:table-cell>
              <table:table-cell office:value-type="float" office:value="-0.06666718">
                <text:p>-0.06666718</text:p>
              </table:table-cell>
              <table:table-cell office:value-type="float" office:value="7.053565">
                <text:p>7.053565</text:p>
              </table:table-cell>
              <table:table-cell office:value-type="float" office:value="0.006339589">
                <text:p>0.00633958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3.061">
                <text:p>23.061</text:p>
              </table:table-cell>
              <table:table-cell office:value-type="float" office:value="50">
                <text:p>50</text:p>
              </table:table-cell>
              <table:table-cell office:value-type="float" office:value="51.43333">
                <text:p>51.43333</text:p>
              </table:table-cell>
              <table:table-cell office:value-type="float" office:value="-0.5733337">
                <text:p>-0.5733337</text:p>
              </table:table-cell>
              <table:table-cell office:value-type="float" office:value="7.0534">
                <text:p>7.0534</text:p>
              </table:table-cell>
              <table:table-cell office:value-type="float" office:value="0.02014314">
                <text:p>0.0201431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3.066">
                <text:p>23.0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8.80001">
                <text:p>-28.80001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3.07">
                <text:p>23.07</text:p>
              </table:table-cell>
              <table:table-cell office:value-type="float" office:value="50">
                <text:p>50</text:p>
              </table:table-cell>
              <table:table-cell office:value-type="float" office:value="49.46667">
                <text:p>49.46667</text:p>
              </table:table-cell>
              <table:table-cell office:value-type="float" office:value="0.2133331">
                <text:p>0.2133331</text:p>
              </table:table-cell>
              <table:table-cell office:value-type="float" office:value="7.053373">
                <text:p>7.053373</text:p>
              </table:table-cell>
              <table:table-cell office:value-type="float" office:value="-0.01266556">
                <text:p>-0.0126655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3.079">
                <text:p>23.079</text:p>
              </table:table-cell>
              <table:table-cell office:value-type="float" office:value="50">
                <text:p>50</text:p>
              </table:table-cell>
              <table:table-cell office:value-type="float" office:value="48.46667">
                <text:p>48.46667</text:p>
              </table:table-cell>
              <table:table-cell office:value-type="float" office:value="0.6133332">
                <text:p>0.6133332</text:p>
              </table:table-cell>
              <table:table-cell office:value-type="float" office:value="7.053664">
                <text:p>7.053664</text:p>
              </table:table-cell>
              <table:table-cell office:value-type="float" office:value="-0.02105286">
                <text:p>-0.0210528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3.087">
                <text:p>23.087</text:p>
              </table:table-cell>
              <table:table-cell office:value-type="float" office:value="50">
                <text:p>50</text:p>
              </table:table-cell>
              <table:table-cell office:value-type="float" office:value="50.56667">
                <text:p>50.56667</text:p>
              </table:table-cell>
              <table:table-cell office:value-type="float" office:value="-0.2266663">
                <text:p>-0.2266663</text:p>
              </table:table-cell>
              <table:table-cell office:value-type="float" office:value="7.05374">
                <text:p>7.05374</text:p>
              </table:table-cell>
              <table:table-cell office:value-type="float" office:value="0.01550923">
                <text:p>0.0155092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3.096">
                <text:p>23.096</text:p>
              </table:table-cell>
              <table:table-cell office:value-type="float" office:value="50">
                <text:p>50</text:p>
              </table:table-cell>
              <table:table-cell office:value-type="float" office:value="52.26667">
                <text:p>52.26667</text:p>
              </table:table-cell>
              <table:table-cell office:value-type="float" office:value="-0.9066666">
                <text:p>-0.9066666</text:p>
              </table:table-cell>
              <table:table-cell office:value-type="float" office:value="7.053489">
                <text:p>7.053489</text:p>
              </table:table-cell>
              <table:table-cell office:value-type="float" office:value="0.03236554">
                <text:p>0.0323655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3.104">
                <text:p>23.104</text:p>
              </table:table-cell>
              <table:table-cell office:value-type="float" office:value="50">
                <text:p>50</text:p>
              </table:table-cell>
              <table:table-cell office:value-type="float" office:value="50.3">
                <text:p>50.3</text:p>
              </table:table-cell>
              <table:table-cell office:value-type="float" office:value="-0.1199997">
                <text:p>-0.1199997</text:p>
              </table:table-cell>
              <table:table-cell office:value-type="float" office:value="7.053285">
                <text:p>7.053285</text:p>
              </table:table-cell>
              <table:table-cell office:value-type="float" office:value="-0.004598896">
                <text:p>-0.00459889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3.112">
                <text:p>23.112</text:p>
              </table:table-cell>
              <table:table-cell office:value-type="float" office:value="50">
                <text:p>50</text:p>
              </table:table-cell>
              <table:table-cell office:value-type="float" office:value="47.43333">
                <text:p>47.43333</text:p>
              </table:table-cell>
              <table:table-cell office:value-type="float" office:value="1.026666">
                <text:p>1.026666</text:p>
              </table:table-cell>
              <table:table-cell office:value-type="float" office:value="7.053452">
                <text:p>7.053452</text:p>
              </table:table-cell>
              <table:table-cell office:value-type="float" office:value="-0.04087515">
                <text:p>-0.0408751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3.12">
                <text:p>23.12</text:p>
              </table:table-cell>
              <table:table-cell office:value-type="float" office:value="50">
                <text:p>50</text:p>
              </table:table-cell>
              <table:table-cell office:value-type="float" office:value="49.13333">
                <text:p>49.13333</text:p>
              </table:table-cell>
              <table:table-cell office:value-type="float" office:value="0.346666">
                <text:p>0.346666</text:p>
              </table:table-cell>
              <table:table-cell office:value-type="float" office:value="7.053668">
                <text:p>7.053668</text:p>
              </table:table-cell>
              <table:table-cell office:value-type="float" office:value="-0.005354592">
                <text:p>-0.00535459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3.129">
                <text:p>23.129</text:p>
              </table:table-cell>
              <table:table-cell office:value-type="float" office:value="50">
                <text:p>50</text:p>
              </table:table-cell>
              <table:table-cell office:value-type="float" office:value="50.33333">
                <text:p>50.33333</text:p>
              </table:table-cell>
              <table:table-cell office:value-type="float" office:value="-0.1333328">
                <text:p>-0.1333328</text:p>
              </table:table-cell>
              <table:table-cell office:value-type="float" office:value="7.053774">
                <text:p>7.053774</text:p>
              </table:table-cell>
              <table:table-cell office:value-type="float" office:value="0.01219871">
                <text:p>0.0121987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3.138">
                <text:p>23.138</text:p>
              </table:table-cell>
              <table:table-cell office:value-type="float" office:value="50">
                <text:p>50</text:p>
              </table:table-cell>
              <table:table-cell office:value-type="float" office:value="50.3">
                <text:p>50.3</text:p>
              </table:table-cell>
              <table:table-cell office:value-type="float" office:value="-0.1199997">
                <text:p>-0.1199997</text:p>
              </table:table-cell>
              <table:table-cell office:value-type="float" office:value="7.053802">
                <text:p>7.053802</text:p>
              </table:table-cell>
              <table:table-cell office:value-type="float" office:value="0.007611016">
                <text:p>0.00761101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3.146">
                <text:p>23.146</text:p>
              </table:table-cell>
              <table:table-cell office:value-type="float" office:value="50">
                <text:p>50</text:p>
              </table:table-cell>
              <table:table-cell office:value-type="float" office:value="48.66667">
                <text:p>48.66667</text:p>
              </table:table-cell>
              <table:table-cell office:value-type="float" office:value="0.5333328">
                <text:p>0.5333328</text:p>
              </table:table-cell>
              <table:table-cell office:value-type="float" office:value="7.053995">
                <text:p>7.053995</text:p>
              </table:table-cell>
              <table:table-cell office:value-type="float" office:value="-0.01668875">
                <text:p>-0.0166887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3.154">
                <text:p>23.154</text:p>
              </table:table-cell>
              <table:table-cell office:value-type="float" office:value="50">
                <text:p>50</text:p>
              </table:table-cell>
              <table:table-cell office:value-type="float" office:value="49.23334">
                <text:p>49.23334</text:p>
              </table:table-cell>
              <table:table-cell office:value-type="float" office:value="0.3066666">
                <text:p>0.3066666</text:p>
              </table:table-cell>
              <table:table-cell office:value-type="float" office:value="7.054208">
                <text:p>7.054208</text:p>
              </table:table-cell>
              <table:table-cell office:value-type="float" office:value="-0.003534528">
                <text:p>-0.00353452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3.162">
                <text:p>23.162</text:p>
              </table:table-cell>
              <table:table-cell office:value-type="float" office:value="50">
                <text:p>50</text:p>
              </table:table-cell>
              <table:table-cell office:value-type="float" office:value="51.16667">
                <text:p>51.16667</text:p>
              </table:table-cell>
              <table:table-cell office:value-type="float" office:value="-0.4666672">
                <text:p>-0.4666672</text:p>
              </table:table-cell>
              <table:table-cell office:value-type="float" office:value="7.054216">
                <text:p>7.054216</text:p>
              </table:table-cell>
              <table:table-cell office:value-type="float" office:value="0.02311652">
                <text:p>0.0231165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3.17">
                <text:p>23.17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4">
                <text:p>0.4</text:p>
              </table:table-cell>
              <table:table-cell office:value-type="float" office:value="7.054339">
                <text:p>7.054339</text:p>
              </table:table-cell>
              <table:table-cell office:value-type="float" office:value="-0.01288027">
                <text:p>-0.0128802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3.175">
                <text:p>23.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8.80001">
                <text:p>-28.80001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3.178">
                <text:p>23.178</text:p>
              </table:table-cell>
              <table:table-cell office:value-type="float" office:value="50">
                <text:p>50</text:p>
              </table:table-cell>
              <table:table-cell office:value-type="float" office:value="49.73333">
                <text:p>49.73333</text:p>
              </table:table-cell>
              <table:table-cell office:value-type="float" office:value="0.1066666">
                <text:p>0.1066666</text:p>
              </table:table-cell>
              <table:table-cell office:value-type="float" office:value="7.054453">
                <text:p>7.054453</text:p>
              </table:table-cell>
              <table:table-cell office:value-type="float" office:value="0.0009215925">
                <text:p>0.000921592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3.186">
                <text:p>23.186</text:p>
              </table:table-cell>
              <table:table-cell office:value-type="float" office:value="50">
                <text:p>50</text:p>
              </table:table-cell>
              <table:table-cell office:value-type="float" office:value="50.73333">
                <text:p>50.73333</text:p>
              </table:table-cell>
              <table:table-cell office:value-type="float" office:value="-0.2933334">
                <text:p>-0.2933334</text:p>
              </table:table-cell>
              <table:table-cell office:value-type="float" office:value="7.054446">
                <text:p>7.054446</text:p>
              </table:table-cell>
              <table:table-cell office:value-type="float" office:value="0.01382679">
                <text:p>0.01382679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3.194">
                <text:p>23.194</text:p>
              </table:table-cell>
              <table:table-cell office:value-type="float" office:value="50">
                <text:p>50</text:p>
              </table:table-cell>
              <table:table-cell office:value-type="float" office:value="51.76667">
                <text:p>51.76667</text:p>
              </table:table-cell>
              <table:table-cell office:value-type="float" office:value="-0.7066666">
                <text:p>-0.7066666</text:p>
              </table:table-cell>
              <table:table-cell office:value-type="float" office:value="7.054235">
                <text:p>7.054235</text:p>
              </table:table-cell>
              <table:table-cell office:value-type="float" office:value="0.02304256">
                <text:p>0.0230425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3.204">
                <text:p>23.204</text:p>
              </table:table-cell>
              <table:table-cell office:value-type="float" office:value="50">
                <text:p>50</text:p>
              </table:table-cell>
              <table:table-cell office:value-type="float" office:value="49.2">
                <text:p>49.2</text:p>
              </table:table-cell>
              <table:table-cell office:value-type="float" office:value="0.3199997">
                <text:p>0.3199997</text:p>
              </table:table-cell>
              <table:table-cell office:value-type="float" office:value="7.054192">
                <text:p>7.054192</text:p>
              </table:table-cell>
              <table:table-cell office:value-type="float" office:value="-0.01821061">
                <text:p>-0.0182106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3.22">
                <text:p>23.22</text:p>
              </table:table-cell>
              <table:table-cell office:value-type="float" office:value="50">
                <text:p>50</text:p>
              </table:table-cell>
              <table:table-cell office:value-type="float" office:value="49.2">
                <text:p>49.2</text:p>
              </table:table-cell>
              <table:table-cell office:value-type="float" office:value="0.3199997">
                <text:p>0.3199997</text:p>
              </table:table-cell>
              <table:table-cell office:value-type="float" office:value="7.054441">
                <text:p>7.054441</text:p>
              </table:table-cell>
              <table:table-cell office:value-type="float" office:value="-0.00769178">
                <text:p>-0.0076917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3.229">
                <text:p>23.229</text:p>
              </table:table-cell>
              <table:table-cell office:value-type="float" office:value="50">
                <text:p>50</text:p>
              </table:table-cell>
              <table:table-cell office:value-type="float" office:value="51.53333">
                <text:p>51.53333</text:p>
              </table:table-cell>
              <table:table-cell office:value-type="float" office:value="-0.6133332">
                <text:p>-0.6133332</text:p>
              </table:table-cell>
              <table:table-cell office:value-type="float" office:value="7.054346">
                <text:p>7.054346</text:p>
              </table:table-cell>
              <table:table-cell office:value-type="float" office:value="0.02572348">
                <text:p>0.0257234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3.238">
                <text:p>23.238</text:p>
              </table:table-cell>
              <table:table-cell office:value-type="float" office:value="50">
                <text:p>50</text:p>
              </table:table-cell>
              <table:table-cell office:value-type="float" office:value="48.26667">
                <text:p>48.26667</text:p>
              </table:table-cell>
              <table:table-cell office:value-type="float" office:value="0.6933334">
                <text:p>0.6933334</text:p>
              </table:table-cell>
              <table:table-cell office:value-type="float" office:value="7.054537">
                <text:p>7.054537</text:p>
              </table:table-cell>
              <table:table-cell office:value-type="float" office:value="-0.02614249">
                <text:p>-0.026142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